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27.11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81.95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nstructions: Load data into first 4 columns in a copy of this sheet then adjust parameters to match your settings. Adjust MOT_THST_EXPO until you minimise the difference between normalised thrust and corrected thrus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  <table:table-cell table:style-name="ce2" office:value-type="string" calcext:value-type="string">
            <text:p>Derived Valu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T_PWM_MIN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3"/>
          <table:table-cell table:style-name="ce1" office:value-type="string" calcext:value-type="string">
            <text:p>Data Rows</text:p>
          </table:table-cell>
          <table:table-cell table:style-name="ce7" table:formula="of:=COUNTA([.A12:.A1000])"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T_PWM_MAX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PWM at MOT_SPIN_MIN</text:p>
          </table:table-cell>
          <table:table-cell table:style-name="ce7" table:formula="of:=[.$B$4]+[.$B$8]*([.$B$5]-[.$B$4])" office:value-type="float" office:value="1050" calcext:value-type="float">
            <text:p>10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T_THST_EXPO</text:p>
          </table:table-cell>
          <table:table-cell table:style-name="ce1" office:value-type="float" office:value="0.63" calcext:value-type="float">
            <text:p>0.63</text:p>
          </table:table-cell>
          <table:table-cell table:number-columns-repeated="3"/>
          <table:table-cell table:style-name="ce1" office:value-type="string" calcext:value-type="string">
            <text:p>PWM at MOT_SPIN_MAX</text:p>
          </table:table-cell>
          <table:table-cell table:style-name="ce7" table:formula="of:=[.$B$4]+[.$B$9]*([.$B$5]-[.$B$4])" office:value-type="float" office:value="1950" calcext:value-type="float">
            <text:p>19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T_SPIN_ARM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3"/>
          <table:table-cell table:style-name="ce1" office:value-type="string" calcext:value-type="string">
            <text:p>Thrust at MOT_SPIN_MIN</text:p>
          </table:table-cell>
          <table:table-cell table:style-name="ce7" table:formula="of:=IFERROR(__xludf.dummyfunction(&quot;QUERY(A12:B1000,&quot;&quot;select B where A &gt;= &quot;&quot;&amp;G5&amp;&quot;&quot; order by B limit 1&quot;&quot;,0)&quot;);0.323030761406245)" office:value-type="float" office:value="0.3230307614" calcext:value-type="float">
            <text:p>0.32303076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T_SPIN_MIN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3"/>
          <table:table-cell table:style-name="ce1" office:value-type="string" calcext:value-type="string">
            <text:p>Thrust at MOT_SPIN_MAX</text:p>
          </table:table-cell>
          <table:table-cell table:style-name="ce7" table:formula="of:=AVERAGE([.H128:.H1000])" office:value-type="float" office:value="22.33320464" calcext:value-type="float">
            <text:p>22.333204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T_SPIN_MAX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ESC signal (µs)</text:p>
          </table:table-cell>
          <table:table-cell table:style-name="ce4" office:value-type="string" calcext:value-type="string">
            <text:p>Thrust (N)</text:p>
          </table:table-cell>
          <table:table-cell table:style-name="ce2" office:value-type="string" calcext:value-type="string">
            <text:p>Voltage (V)</text:p>
          </table:table-cell>
          <table:table-cell table:style-name="ce2" office:value-type="string" calcext:value-type="string">
            <text:p>Current (A)</text:p>
          </table:table-cell>
          <table:table-cell table:style-name="ce2" office:value-type="string" calcext:value-type="string">
            <text:p>Normalized Throttle</text:p>
          </table:table-cell>
          <table:table-cell table:style-name="ce2" office:value-type="string" calcext:value-type="string">
            <text:p>Normalized Thrust</text:p>
          </table:table-cell>
          <table:table-cell table:style-name="ce2" office:value-type="string" calcext:value-type="string">
            <text:p>Corrected Thrust</text:p>
          </table:table-cell>
          <table:table-cell table:style-name="ce2" office:value-type="string" calcext:value-type="string">
            <text:p>Rescaled Thrust</text:p>
          </table:table-cell>
          <table:table-cell table:number-columns-repeated="1016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221147899413225" calcext:value-type="float">
            <text:p>0.221147899413225</text:p>
          </table:table-cell>
          <table:table-cell table:style-name="ce3" office:value-type="float" office:value="16.0744410776479" calcext:value-type="float">
            <text:p>16.0744410776479</text:p>
          </table:table-cell>
          <table:table-cell table:style-name="ce3" office:value-type="float" office:value="-0.0269337366266358" calcext:value-type="float">
            <text:p>-0.026933736626636</text:p>
          </table:table-cell>
          <table:table-cell table:style-name="ce5" table:formula="of:=([.C12]/MAX([.$C$12:.$C$1000]))*MAX(0;([.A12]-[.$G$5])/([.$G$6]-[.$G$5]))" office:value-type="float" office:value="0" calcext:value-type="float">
            <text:p>0</text:p>
            <draw:frame table:end-cell-address="Sheet1.N39" table:end-x="7.26pt" table:end-y="2.98pt" draw:z-index="0" draw:name="Chart 1" draw:style-name="gr1" draw:text-style-name="P1" svg:width="748.46pt" svg:height="422.99pt" svg:x="8.25pt" svg:y="5.24pt">
              <draw:object draw:notify-on-update-of-ranges="Sheet1.E12:Sheet1.E1000 Sheet1.B11:Sheet1.B11 Sheet1.B12:Sheet1.B1000 Sheet1.G11:Sheet1.G11 Sheet1.G12:Sheet1.G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6" table:formula="of:=MAX((1-[.$B$6])*[.E12] + [.$B$6] * [.E12]*[.E12];0)" office:value-type="float" office:value="0" calcext:value-type="float">
            <text:p>0</text:p>
          </table:table-cell>
          <table:table-cell table:style-name="ce5" table:formula="of:=[.F12]*[.$G$8]+[.$G$7]" office:value-type="float" office:value="0.3230307614" calcext:value-type="float">
            <text:p>0.3230307614</text:p>
          </table:table-cell>
          <table:table-cell table:style-name="ce7" table:formula="of:=([.B12]-[.$G$7])/[.F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00.31067499996" calcext:value-type="float">
            <text:p>1000.31067499996</text:p>
          </table:table-cell>
          <table:table-cell table:style-name="ce3" office:value-type="float" office:value="0.221676559612036" calcext:value-type="float">
            <text:p>0.221676559612036</text:p>
          </table:table-cell>
          <table:table-cell table:style-name="ce3" office:value-type="float" office:value="16.0744379989619" calcext:value-type="float">
            <text:p>16.0744379989619</text:p>
          </table:table-cell>
          <table:table-cell table:style-name="ce3" office:value-type="float" office:value="-0.0271295626021141" calcext:value-type="float">
            <text:p>-0.027129562602114</text:p>
          </table:table-cell>
          <table:table-cell table:style-name="ce5" table:formula="of:=([.C13]/MAX([.$C$12:.$C$1000]))*MAX(0;([.A13]-[.$G$5])/([.$G$6]-[.$G$5]))" office:value-type="float" office:value="0" calcext:value-type="float">
            <text:p>0</text:p>
          </table:table-cell>
          <table:table-cell table:style-name="ce6" table:formula="of:=MAX((1-[.$B$6])*[.E13] + [.$B$6] * [.E13]*[.E13];0)" office:value-type="float" office:value="0" calcext:value-type="float">
            <text:p>0</text:p>
          </table:table-cell>
          <table:table-cell table:style-name="ce5" table:formula="of:=[.F13]*[.$G$8]+[.$G$7]" office:value-type="float" office:value="0.3230307614" calcext:value-type="float">
            <text:p>0.3230307614</text:p>
          </table:table-cell>
          <table:table-cell table:style-name="ce7" table:formula="of:=([.B13]-[.$G$7])/[.F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02.142" calcext:value-type="float">
            <text:p>1002.142</text:p>
          </table:table-cell>
          <table:table-cell table:style-name="ce3" office:value-type="float" office:value="0.22263606074107" calcext:value-type="float">
            <text:p>0.22263606074107</text:p>
          </table:table-cell>
          <table:table-cell table:style-name="ce3" office:value-type="float" office:value="16.0744365737504" calcext:value-type="float">
            <text:p>16.0744365737504</text:p>
          </table:table-cell>
          <table:table-cell table:style-name="ce3" office:value-type="float" office:value="-0.0269701768495567" calcext:value-type="float">
            <text:p>-0.026970176849557</text:p>
          </table:table-cell>
          <table:table-cell table:style-name="ce5" table:formula="of:=([.C14]/MAX([.$C$12:.$C$1000]))*MAX(0;([.A14]-[.$G$5])/([.$G$6]-[.$G$5]))" office:value-type="float" office:value="0" calcext:value-type="float">
            <text:p>0</text:p>
          </table:table-cell>
          <table:table-cell table:style-name="ce6" table:formula="of:=MAX((1-[.$B$6])*[.E14] + [.$B$6] * [.E14]*[.E14];0)" office:value-type="float" office:value="0" calcext:value-type="float">
            <text:p>0</text:p>
          </table:table-cell>
          <table:table-cell table:style-name="ce5" table:formula="of:=[.F14]*[.$G$8]+[.$G$7]" office:value-type="float" office:value="0.3230307614" calcext:value-type="float">
            <text:p>0.3230307614</text:p>
          </table:table-cell>
          <table:table-cell table:style-name="ce7" table:formula="of:=([.B14]-[.$G$7])/[.F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04.37197499995" calcext:value-type="float">
            <text:p>1004.37197499995</text:p>
          </table:table-cell>
          <table:table-cell table:style-name="ce3" office:value-type="float" office:value="0.223637215292099" calcext:value-type="float">
            <text:p>0.223637215292099</text:p>
          </table:table-cell>
          <table:table-cell table:style-name="ce3" office:value-type="float" office:value="16.0744096245487" calcext:value-type="float">
            <text:p>16.0744096245487</text:p>
          </table:table-cell>
          <table:table-cell table:style-name="ce3" office:value-type="float" office:value="-0.0270729558592502" calcext:value-type="float">
            <text:p>-0.02707295585925</text:p>
          </table:table-cell>
          <table:table-cell table:style-name="ce5" table:formula="of:=([.C15]/MAX([.$C$12:.$C$1000]))*MAX(0;([.A15]-[.$G$5])/([.$G$6]-[.$G$5]))" office:value-type="float" office:value="0" calcext:value-type="float">
            <text:p>0</text:p>
          </table:table-cell>
          <table:table-cell table:style-name="ce6" table:formula="of:=MAX((1-[.$B$6])*[.E15] + [.$B$6] * [.E15]*[.E15];0)" office:value-type="float" office:value="0" calcext:value-type="float">
            <text:p>0</text:p>
          </table:table-cell>
          <table:table-cell table:style-name="ce5" table:formula="of:=[.F15]*[.$G$8]+[.$G$7]" office:value-type="float" office:value="0.3230307614" calcext:value-type="float">
            <text:p>0.3230307614</text:p>
          </table:table-cell>
          <table:table-cell table:style-name="ce7" table:formula="of:=([.B15]-[.$G$7])/[.F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06.28914999999" calcext:value-type="float">
            <text:p>1006.28914999999</text:p>
          </table:table-cell>
          <table:table-cell table:style-name="ce3" office:value-type="float" office:value="0.226245408465188" calcext:value-type="float">
            <text:p>0.226245408465188</text:p>
          </table:table-cell>
          <table:table-cell table:style-name="ce3" office:value-type="float" office:value="16.074448165541" calcext:value-type="float">
            <text:p>16.074448165541</text:p>
          </table:table-cell>
          <table:table-cell table:style-name="ce3" office:value-type="float" office:value="-0.0266296805704325" calcext:value-type="float">
            <text:p>-0.026629680570433</text:p>
          </table:table-cell>
          <table:table-cell table:style-name="ce5" table:formula="of:=([.C16]/MAX([.$C$12:.$C$1000]))*MAX(0;([.A16]-[.$G$5])/([.$G$6]-[.$G$5]))" office:value-type="float" office:value="0" calcext:value-type="float">
            <text:p>0</text:p>
          </table:table-cell>
          <table:table-cell table:style-name="ce6" table:formula="of:=MAX((1-[.$B$6])*[.E16] + [.$B$6] * [.E16]*[.E16];0)" office:value-type="float" office:value="0" calcext:value-type="float">
            <text:p>0</text:p>
          </table:table-cell>
          <table:table-cell table:style-name="ce5" table:formula="of:=[.F16]*[.$G$8]+[.$G$7]" office:value-type="float" office:value="0.3230307614" calcext:value-type="float">
            <text:p>0.3230307614</text:p>
          </table:table-cell>
          <table:table-cell table:style-name="ce7" table:formula="of:=([.B16]-[.$G$7])/[.F1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08.62877499995" calcext:value-type="float">
            <text:p>1008.62877499995</text:p>
          </table:table-cell>
          <table:table-cell table:style-name="ce3" office:value-type="float" office:value="0.229298682605699" calcext:value-type="float">
            <text:p>0.229298682605699</text:p>
          </table:table-cell>
          <table:table-cell table:style-name="ce3" office:value-type="float" office:value="16.0744470036494" calcext:value-type="float">
            <text:p>16.0744470036494</text:p>
          </table:table-cell>
          <table:table-cell table:style-name="ce3" office:value-type="float" office:value="-0.0269832321441355" calcext:value-type="float">
            <text:p>-0.026983232144136</text:p>
          </table:table-cell>
          <table:table-cell table:style-name="ce5" table:formula="of:=([.C17]/MAX([.$C$12:.$C$1000]))*MAX(0;([.A17]-[.$G$5])/([.$G$6]-[.$G$5]))" office:value-type="float" office:value="0" calcext:value-type="float">
            <text:p>0</text:p>
          </table:table-cell>
          <table:table-cell table:style-name="ce6" table:formula="of:=MAX((1-[.$B$6])*[.E17] + [.$B$6] * [.E17]*[.E17];0)" office:value-type="float" office:value="0" calcext:value-type="float">
            <text:p>0</text:p>
          </table:table-cell>
          <table:table-cell table:style-name="ce5" table:formula="of:=[.F17]*[.$G$8]+[.$G$7]" office:value-type="float" office:value="0.3230307614" calcext:value-type="float">
            <text:p>0.3230307614</text:p>
          </table:table-cell>
          <table:table-cell table:style-name="ce7" table:formula="of:=([.B17]-[.$G$7])/[.F1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10.59695000001" calcext:value-type="float">
            <text:p>1010.59695000001</text:p>
          </table:table-cell>
          <table:table-cell table:style-name="ce3" office:value-type="float" office:value="0.232287025677642" calcext:value-type="float">
            <text:p>0.232287025677642</text:p>
          </table:table-cell>
          <table:table-cell table:style-name="ce3" office:value-type="float" office:value="16.0744480563105" calcext:value-type="float">
            <text:p>16.0744480563105</text:p>
          </table:table-cell>
          <table:table-cell table:style-name="ce3" office:value-type="float" office:value="-0.0268127153530045" calcext:value-type="float">
            <text:p>-0.026812715353005</text:p>
          </table:table-cell>
          <table:table-cell table:style-name="ce5" table:formula="of:=([.C18]/MAX([.$C$12:.$C$1000]))*MAX(0;([.A18]-[.$G$5])/([.$G$6]-[.$G$5]))" office:value-type="float" office:value="0" calcext:value-type="float">
            <text:p>0</text:p>
          </table:table-cell>
          <table:table-cell table:style-name="ce6" table:formula="of:=MAX((1-[.$B$6])*[.E18] + [.$B$6] * [.E18]*[.E18];0)" office:value-type="float" office:value="0" calcext:value-type="float">
            <text:p>0</text:p>
          </table:table-cell>
          <table:table-cell table:style-name="ce5" table:formula="of:=[.F18]*[.$G$8]+[.$G$7]" office:value-type="float" office:value="0.3230307614" calcext:value-type="float">
            <text:p>0.3230307614</text:p>
          </table:table-cell>
          <table:table-cell table:style-name="ce7" table:formula="of:=([.B18]-[.$G$7])/[.F1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13.01349999996" calcext:value-type="float">
            <text:p>1013.01349999996</text:p>
          </table:table-cell>
          <table:table-cell table:style-name="ce3" office:value-type="float" office:value="0.23561888542552" calcext:value-type="float">
            <text:p>0.23561888542552</text:p>
          </table:table-cell>
          <table:table-cell table:style-name="ce3" office:value-type="float" office:value="16.0744851902056" calcext:value-type="float">
            <text:p>16.0744851902056</text:p>
          </table:table-cell>
          <table:table-cell table:style-name="ce3" office:value-type="float" office:value="-0.026791448767842" calcext:value-type="float">
            <text:p>-0.026791448767842</text:p>
          </table:table-cell>
          <table:table-cell table:style-name="ce5" table:formula="of:=([.C19]/MAX([.$C$12:.$C$1000]))*MAX(0;([.A19]-[.$G$5])/([.$G$6]-[.$G$5]))" office:value-type="float" office:value="0" calcext:value-type="float">
            <text:p>0</text:p>
          </table:table-cell>
          <table:table-cell table:style-name="ce6" table:formula="of:=MAX((1-[.$B$6])*[.E19] + [.$B$6] * [.E19]*[.E19];0)" office:value-type="float" office:value="0" calcext:value-type="float">
            <text:p>0</text:p>
          </table:table-cell>
          <table:table-cell table:style-name="ce5" table:formula="of:=[.F19]*[.$G$8]+[.$G$7]" office:value-type="float" office:value="0.3230307614" calcext:value-type="float">
            <text:p>0.3230307614</text:p>
          </table:table-cell>
          <table:table-cell table:style-name="ce7" table:formula="of:=([.B19]-[.$G$7])/[.F1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15.1725" calcext:value-type="float">
            <text:p>1015.1725</text:p>
          </table:table-cell>
          <table:table-cell table:style-name="ce3" office:value-type="float" office:value="0.238410638701585" calcext:value-type="float">
            <text:p>0.238410638701585</text:p>
          </table:table-cell>
          <table:table-cell table:style-name="ce3" office:value-type="float" office:value="16.0744626394228" calcext:value-type="float">
            <text:p>16.0744626394228</text:p>
          </table:table-cell>
          <table:table-cell table:style-name="ce3" office:value-type="float" office:value="-0.0263249274834796" calcext:value-type="float">
            <text:p>-0.02632492748348</text:p>
          </table:table-cell>
          <table:table-cell table:style-name="ce5" table:formula="of:=([.C20]/MAX([.$C$12:.$C$1000]))*MAX(0;([.A20]-[.$G$5])/([.$G$6]-[.$G$5]))" office:value-type="float" office:value="0" calcext:value-type="float">
            <text:p>0</text:p>
          </table:table-cell>
          <table:table-cell table:style-name="ce6" table:formula="of:=MAX((1-[.$B$6])*[.E20] + [.$B$6] * [.E20]*[.E20];0)" office:value-type="float" office:value="0" calcext:value-type="float">
            <text:p>0</text:p>
          </table:table-cell>
          <table:table-cell table:style-name="ce5" table:formula="of:=[.F20]*[.$G$8]+[.$G$7]" office:value-type="float" office:value="0.3230307614" calcext:value-type="float">
            <text:p>0.3230307614</text:p>
          </table:table-cell>
          <table:table-cell table:style-name="ce7" table:formula="of:=([.B20]-[.$G$7])/[.F2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17.14959999999" calcext:value-type="float">
            <text:p>1017.14959999999</text:p>
          </table:table-cell>
          <table:table-cell table:style-name="ce3" office:value-type="float" office:value="0.241194777989468" calcext:value-type="float">
            <text:p>0.241194777989468</text:p>
          </table:table-cell>
          <table:table-cell table:style-name="ce3" office:value-type="float" office:value="16.0744473296052" calcext:value-type="float">
            <text:p>16.0744473296052</text:p>
          </table:table-cell>
          <table:table-cell table:style-name="ce3" office:value-type="float" office:value="-0.0262802906264535" calcext:value-type="float">
            <text:p>-0.026280290626454</text:p>
          </table:table-cell>
          <table:table-cell table:style-name="ce5" table:formula="of:=([.C21]/MAX([.$C$12:.$C$1000]))*MAX(0;([.A21]-[.$G$5])/([.$G$6]-[.$G$5]))" office:value-type="float" office:value="0" calcext:value-type="float">
            <text:p>0</text:p>
          </table:table-cell>
          <table:table-cell table:style-name="ce6" table:formula="of:=MAX((1-[.$B$6])*[.E21] + [.$B$6] * [.E21]*[.E21];0)" office:value-type="float" office:value="0" calcext:value-type="float">
            <text:p>0</text:p>
          </table:table-cell>
          <table:table-cell table:style-name="ce5" table:formula="of:=[.F21]*[.$G$8]+[.$G$7]" office:value-type="float" office:value="0.3230307614" calcext:value-type="float">
            <text:p>0.3230307614</text:p>
          </table:table-cell>
          <table:table-cell table:style-name="ce7" table:formula="of:=([.B21]-[.$G$7])/[.F2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19.23379999999" calcext:value-type="float">
            <text:p>1019.23379999999</text:p>
          </table:table-cell>
          <table:table-cell table:style-name="ce3" office:value-type="float" office:value="0.243776069224005" calcext:value-type="float">
            <text:p>0.243776069224005</text:p>
          </table:table-cell>
          <table:table-cell table:style-name="ce3" office:value-type="float" office:value="16.0743241101216" calcext:value-type="float">
            <text:p>16.0743241101216</text:p>
          </table:table-cell>
          <table:table-cell table:style-name="ce3" office:value-type="float" office:value="-0.00969559816961552" calcext:value-type="float">
            <text:p>-0.009695598169616</text:p>
          </table:table-cell>
          <table:table-cell table:style-name="ce5" table:formula="of:=([.C22]/MAX([.$C$12:.$C$1000]))*MAX(0;([.A22]-[.$G$5])/([.$G$6]-[.$G$5]))" office:value-type="float" office:value="0" calcext:value-type="float">
            <text:p>0</text:p>
          </table:table-cell>
          <table:table-cell table:style-name="ce6" table:formula="of:=MAX((1-[.$B$6])*[.E22] + [.$B$6] * [.E22]*[.E22];0)" office:value-type="float" office:value="0" calcext:value-type="float">
            <text:p>0</text:p>
          </table:table-cell>
          <table:table-cell table:style-name="ce5" table:formula="of:=[.F22]*[.$G$8]+[.$G$7]" office:value-type="float" office:value="0.3230307614" calcext:value-type="float">
            <text:p>0.3230307614</text:p>
          </table:table-cell>
          <table:table-cell table:style-name="ce7" table:formula="of:=([.B22]-[.$G$7])/[.F2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21.28697500007" calcext:value-type="float">
            <text:p>1021.28697500007</text:p>
          </table:table-cell>
          <table:table-cell table:style-name="ce3" office:value-type="float" office:value="0.245894584879656" calcext:value-type="float">
            <text:p>0.245894584879656</text:p>
          </table:table-cell>
          <table:table-cell table:style-name="ce3" office:value-type="float" office:value="16.0739448398819" calcext:value-type="float">
            <text:p>16.0739448398819</text:p>
          </table:table-cell>
          <table:table-cell table:style-name="ce3" office:value-type="float" office:value="0.069415844765271" calcext:value-type="float">
            <text:p>0.069415844765271</text:p>
          </table:table-cell>
          <table:table-cell table:style-name="ce5" table:formula="of:=([.C23]/MAX([.$C$12:.$C$1000]))*MAX(0;([.A23]-[.$G$5])/([.$G$6]-[.$G$5]))" office:value-type="float" office:value="0" calcext:value-type="float">
            <text:p>0</text:p>
          </table:table-cell>
          <table:table-cell table:style-name="ce6" table:formula="of:=MAX((1-[.$B$6])*[.E23] + [.$B$6] * [.E23]*[.E23];0)" office:value-type="float" office:value="0" calcext:value-type="float">
            <text:p>0</text:p>
          </table:table-cell>
          <table:table-cell table:style-name="ce5" table:formula="of:=[.F23]*[.$G$8]+[.$G$7]" office:value-type="float" office:value="0.3230307614" calcext:value-type="float">
            <text:p>0.3230307614</text:p>
          </table:table-cell>
          <table:table-cell table:style-name="ce7" table:formula="of:=([.B23]-[.$G$7])/[.F2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23.43152500001" calcext:value-type="float">
            <text:p>1023.43152500001</text:p>
          </table:table-cell>
          <table:table-cell table:style-name="ce3" office:value-type="float" office:value="0.248280458410596" calcext:value-type="float">
            <text:p>0.248280458410596</text:p>
          </table:table-cell>
          <table:table-cell table:style-name="ce3" office:value-type="float" office:value="16.0738184590778" calcext:value-type="float">
            <text:p>16.0738184590778</text:p>
          </table:table-cell>
          <table:table-cell table:style-name="ce3" office:value-type="float" office:value="0.133573499863105" calcext:value-type="float">
            <text:p>0.133573499863105</text:p>
          </table:table-cell>
          <table:table-cell table:style-name="ce5" table:formula="of:=([.C24]/MAX([.$C$12:.$C$1000]))*MAX(0;([.A24]-[.$G$5])/([.$G$6]-[.$G$5]))" office:value-type="float" office:value="0" calcext:value-type="float">
            <text:p>0</text:p>
          </table:table-cell>
          <table:table-cell table:style-name="ce6" table:formula="of:=MAX((1-[.$B$6])*[.E24] + [.$B$6] * [.E24]*[.E24];0)" office:value-type="float" office:value="0" calcext:value-type="float">
            <text:p>0</text:p>
          </table:table-cell>
          <table:table-cell table:style-name="ce5" table:formula="of:=[.F24]*[.$G$8]+[.$G$7]" office:value-type="float" office:value="0.3230307614" calcext:value-type="float">
            <text:p>0.3230307614</text:p>
          </table:table-cell>
          <table:table-cell table:style-name="ce7" table:formula="of:=([.B24]-[.$G$7])/[.F2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25.56672499995" calcext:value-type="float">
            <text:p>1025.56672499995</text:p>
          </table:table-cell>
          <table:table-cell table:style-name="ce3" office:value-type="float" office:value="0.250833180329009" calcext:value-type="float">
            <text:p>0.250833180329009</text:p>
          </table:table-cell>
          <table:table-cell table:style-name="ce3" office:value-type="float" office:value="16.0736831319482" calcext:value-type="float">
            <text:p>16.0736831319482</text:p>
          </table:table-cell>
          <table:table-cell table:style-name="ce3" office:value-type="float" office:value="0.170203084815418" calcext:value-type="float">
            <text:p>0.170203084815418</text:p>
          </table:table-cell>
          <table:table-cell table:style-name="ce5" table:formula="of:=([.C25]/MAX([.$C$12:.$C$1000]))*MAX(0;([.A25]-[.$G$5])/([.$G$6]-[.$G$5]))" office:value-type="float" office:value="0" calcext:value-type="float">
            <text:p>0</text:p>
          </table:table-cell>
          <table:table-cell table:style-name="ce6" table:formula="of:=MAX((1-[.$B$6])*[.E25] + [.$B$6] * [.E25]*[.E25];0)" office:value-type="float" office:value="0" calcext:value-type="float">
            <text:p>0</text:p>
          </table:table-cell>
          <table:table-cell table:style-name="ce5" table:formula="of:=[.F25]*[.$G$8]+[.$G$7]" office:value-type="float" office:value="0.3230307614" calcext:value-type="float">
            <text:p>0.3230307614</text:p>
          </table:table-cell>
          <table:table-cell table:style-name="ce7" table:formula="of:=([.B25]-[.$G$7])/[.F2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27.50684999995" calcext:value-type="float">
            <text:p>1027.50684999995</text:p>
          </table:table-cell>
          <table:table-cell table:style-name="ce3" office:value-type="float" office:value="0.253074359705151" calcext:value-type="float">
            <text:p>0.253074359705151</text:p>
          </table:table-cell>
          <table:table-cell table:style-name="ce3" office:value-type="float" office:value="16.0736151339257" calcext:value-type="float">
            <text:p>16.0736151339257</text:p>
          </table:table-cell>
          <table:table-cell table:style-name="ce3" office:value-type="float" office:value="0.18749053189477" calcext:value-type="float">
            <text:p>0.18749053189477</text:p>
          </table:table-cell>
          <table:table-cell table:style-name="ce5" table:formula="of:=([.C26]/MAX([.$C$12:.$C$1000]))*MAX(0;([.A26]-[.$G$5])/([.$G$6]-[.$G$5]))" office:value-type="float" office:value="0" calcext:value-type="float">
            <text:p>0</text:p>
          </table:table-cell>
          <table:table-cell table:style-name="ce6" table:formula="of:=MAX((1-[.$B$6])*[.E26] + [.$B$6] * [.E26]*[.E26];0)" office:value-type="float" office:value="0" calcext:value-type="float">
            <text:p>0</text:p>
          </table:table-cell>
          <table:table-cell table:style-name="ce5" table:formula="of:=[.F26]*[.$G$8]+[.$G$7]" office:value-type="float" office:value="0.3230307614" calcext:value-type="float">
            <text:p>0.3230307614</text:p>
          </table:table-cell>
          <table:table-cell table:style-name="ce7" table:formula="of:=([.B26]-[.$G$7])/[.F2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29.92510000001" calcext:value-type="float">
            <text:p>1029.92510000001</text:p>
          </table:table-cell>
          <table:table-cell table:style-name="ce3" office:value-type="float" office:value="0.256911823380255" calcext:value-type="float">
            <text:p>0.256911823380255</text:p>
          </table:table-cell>
          <table:table-cell table:style-name="ce3" office:value-type="float" office:value="16.0736443577876" calcext:value-type="float">
            <text:p>16.0736443577876</text:p>
          </table:table-cell>
          <table:table-cell table:style-name="ce3" office:value-type="float" office:value="0.185809571798168" calcext:value-type="float">
            <text:p>0.185809571798168</text:p>
          </table:table-cell>
          <table:table-cell table:style-name="ce5" table:formula="of:=([.C27]/MAX([.$C$12:.$C$1000]))*MAX(0;([.A27]-[.$G$5])/([.$G$6]-[.$G$5]))" office:value-type="float" office:value="0" calcext:value-type="float">
            <text:p>0</text:p>
          </table:table-cell>
          <table:table-cell table:style-name="ce6" table:formula="of:=MAX((1-[.$B$6])*[.E27] + [.$B$6] * [.E27]*[.E27];0)" office:value-type="float" office:value="0" calcext:value-type="float">
            <text:p>0</text:p>
          </table:table-cell>
          <table:table-cell table:style-name="ce5" table:formula="of:=[.F27]*[.$G$8]+[.$G$7]" office:value-type="float" office:value="0.3230307614" calcext:value-type="float">
            <text:p>0.3230307614</text:p>
          </table:table-cell>
          <table:table-cell table:style-name="ce7" table:formula="of:=([.B27]-[.$G$7])/[.F2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31.90815000001" calcext:value-type="float">
            <text:p>1031.90815000001</text:p>
          </table:table-cell>
          <table:table-cell table:style-name="ce3" office:value-type="float" office:value="0.261468180679929" calcext:value-type="float">
            <text:p>0.261468180679929</text:p>
          </table:table-cell>
          <table:table-cell table:style-name="ce3" office:value-type="float" office:value="16.0736965905751" calcext:value-type="float">
            <text:p>16.0736965905751</text:p>
          </table:table-cell>
          <table:table-cell table:style-name="ce3" office:value-type="float" office:value="0.180371458223836" calcext:value-type="float">
            <text:p>0.180371458223836</text:p>
          </table:table-cell>
          <table:table-cell table:style-name="ce5" table:formula="of:=([.C28]/MAX([.$C$12:.$C$1000]))*MAX(0;([.A28]-[.$G$5])/([.$G$6]-[.$G$5]))" office:value-type="float" office:value="0" calcext:value-type="float">
            <text:p>0</text:p>
          </table:table-cell>
          <table:table-cell table:style-name="ce6" table:formula="of:=MAX((1-[.$B$6])*[.E28] + [.$B$6] * [.E28]*[.E28];0)" office:value-type="float" office:value="0" calcext:value-type="float">
            <text:p>0</text:p>
          </table:table-cell>
          <table:table-cell table:style-name="ce5" table:formula="of:=[.F28]*[.$G$8]+[.$G$7]" office:value-type="float" office:value="0.3230307614" calcext:value-type="float">
            <text:p>0.3230307614</text:p>
          </table:table-cell>
          <table:table-cell table:style-name="ce7" table:formula="of:=([.B28]-[.$G$7])/[.F2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34.07862499999" calcext:value-type="float">
            <text:p>1034.07862499999</text:p>
          </table:table-cell>
          <table:table-cell table:style-name="ce3" office:value-type="float" office:value="0.265600544690936" calcext:value-type="float">
            <text:p>0.265600544690936</text:p>
          </table:table-cell>
          <table:table-cell table:style-name="ce3" office:value-type="float" office:value="16.0737577275911" calcext:value-type="float">
            <text:p>16.0737577275911</text:p>
          </table:table-cell>
          <table:table-cell table:style-name="ce3" office:value-type="float" office:value="0.170154059239281" calcext:value-type="float">
            <text:p>0.170154059239281</text:p>
          </table:table-cell>
          <table:table-cell table:style-name="ce5" table:formula="of:=([.C29]/MAX([.$C$12:.$C$1000]))*MAX(0;([.A29]-[.$G$5])/([.$G$6]-[.$G$5]))" office:value-type="float" office:value="0" calcext:value-type="float">
            <text:p>0</text:p>
          </table:table-cell>
          <table:table-cell table:style-name="ce6" table:formula="of:=MAX((1-[.$B$6])*[.E29] + [.$B$6] * [.E29]*[.E29];0)" office:value-type="float" office:value="0" calcext:value-type="float">
            <text:p>0</text:p>
          </table:table-cell>
          <table:table-cell table:style-name="ce5" table:formula="of:=[.F29]*[.$G$8]+[.$G$7]" office:value-type="float" office:value="0.3230307614" calcext:value-type="float">
            <text:p>0.3230307614</text:p>
          </table:table-cell>
          <table:table-cell table:style-name="ce7" table:formula="of:=([.B29]-[.$G$7])/[.F2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36.04679999998" calcext:value-type="float">
            <text:p>1036.04679999998</text:p>
          </table:table-cell>
          <table:table-cell table:style-name="ce3" office:value-type="float" office:value="0.27105525109093" calcext:value-type="float">
            <text:p>0.27105525109093</text:p>
          </table:table-cell>
          <table:table-cell table:style-name="ce3" office:value-type="float" office:value="16.0737502448828" calcext:value-type="float">
            <text:p>16.0737502448828</text:p>
          </table:table-cell>
          <table:table-cell table:style-name="ce3" office:value-type="float" office:value="0.157896826008554" calcext:value-type="float">
            <text:p>0.157896826008554</text:p>
          </table:table-cell>
          <table:table-cell table:style-name="ce5" table:formula="of:=([.C30]/MAX([.$C$12:.$C$1000]))*MAX(0;([.A30]-[.$G$5])/([.$G$6]-[.$G$5]))" office:value-type="float" office:value="0" calcext:value-type="float">
            <text:p>0</text:p>
          </table:table-cell>
          <table:table-cell table:style-name="ce6" table:formula="of:=MAX((1-[.$B$6])*[.E30] + [.$B$6] * [.E30]*[.E30];0)" office:value-type="float" office:value="0" calcext:value-type="float">
            <text:p>0</text:p>
          </table:table-cell>
          <table:table-cell table:style-name="ce5" table:formula="of:=[.F30]*[.$G$8]+[.$G$7]" office:value-type="float" office:value="0.3230307614" calcext:value-type="float">
            <text:p>0.3230307614</text:p>
          </table:table-cell>
          <table:table-cell table:style-name="ce7" table:formula="of:=([.B30]-[.$G$7])/[.F3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38.62399999997" calcext:value-type="float">
            <text:p>1038.62399999997</text:p>
          </table:table-cell>
          <table:table-cell table:style-name="ce3" office:value-type="float" office:value="0.276071938652588" calcext:value-type="float">
            <text:p>0.276071938652588</text:p>
          </table:table-cell>
          <table:table-cell table:style-name="ce3" office:value-type="float" office:value="16.0737995946857" calcext:value-type="float">
            <text:p>16.0737995946857</text:p>
          </table:table-cell>
          <table:table-cell table:style-name="ce3" office:value-type="float" office:value="0.155446571372189" calcext:value-type="float">
            <text:p>0.155446571372189</text:p>
          </table:table-cell>
          <table:table-cell table:style-name="ce5" table:formula="of:=([.C31]/MAX([.$C$12:.$C$1000]))*MAX(0;([.A31]-[.$G$5])/([.$G$6]-[.$G$5]))" office:value-type="float" office:value="0" calcext:value-type="float">
            <text:p>0</text:p>
          </table:table-cell>
          <table:table-cell table:style-name="ce6" table:formula="of:=MAX((1-[.$B$6])*[.E31] + [.$B$6] * [.E31]*[.E31];0)" office:value-type="float" office:value="0" calcext:value-type="float">
            <text:p>0</text:p>
          </table:table-cell>
          <table:table-cell table:style-name="ce5" table:formula="of:=[.F31]*[.$G$8]+[.$G$7]" office:value-type="float" office:value="0.3230307614" calcext:value-type="float">
            <text:p>0.3230307614</text:p>
          </table:table-cell>
          <table:table-cell table:style-name="ce7" table:formula="of:=([.B31]-[.$G$7])/[.F3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40.48719999998" calcext:value-type="float">
            <text:p>1040.48719999998</text:p>
          </table:table-cell>
          <table:table-cell table:style-name="ce3" office:value-type="float" office:value="0.281644137882665" calcext:value-type="float">
            <text:p>0.281644137882665</text:p>
          </table:table-cell>
          <table:table-cell table:style-name="ce3" office:value-type="float" office:value="16.0738569306304" calcext:value-type="float">
            <text:p>16.0738569306304</text:p>
          </table:table-cell>
          <table:table-cell table:style-name="ce3" office:value-type="float" office:value="0.14715173262047" calcext:value-type="float">
            <text:p>0.14715173262047</text:p>
          </table:table-cell>
          <table:table-cell table:style-name="ce5" table:formula="of:=([.C32]/MAX([.$C$12:.$C$1000]))*MAX(0;([.A32]-[.$G$5])/([.$G$6]-[.$G$5]))" office:value-type="float" office:value="0" calcext:value-type="float">
            <text:p>0</text:p>
          </table:table-cell>
          <table:table-cell table:style-name="ce6" table:formula="of:=MAX((1-[.$B$6])*[.E32] + [.$B$6] * [.E32]*[.E32];0)" office:value-type="float" office:value="0" calcext:value-type="float">
            <text:p>0</text:p>
          </table:table-cell>
          <table:table-cell table:style-name="ce5" table:formula="of:=[.F32]*[.$G$8]+[.$G$7]" office:value-type="float" office:value="0.3230307614" calcext:value-type="float">
            <text:p>0.3230307614</text:p>
          </table:table-cell>
          <table:table-cell table:style-name="ce7" table:formula="of:=([.B32]-[.$G$7])/[.F3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42.53399999999" calcext:value-type="float">
            <text:p>1042.53399999999</text:p>
          </table:table-cell>
          <table:table-cell table:style-name="ce3" office:value-type="float" office:value="0.288248355451152" calcext:value-type="float">
            <text:p>0.288248355451152</text:p>
          </table:table-cell>
          <table:table-cell table:style-name="ce3" office:value-type="float" office:value="16.0738319975732" calcext:value-type="float">
            <text:p>16.0738319975732</text:p>
          </table:table-cell>
          <table:table-cell table:style-name="ce3" office:value-type="float" office:value="0.143526469902939" calcext:value-type="float">
            <text:p>0.143526469902939</text:p>
          </table:table-cell>
          <table:table-cell table:style-name="ce5" table:formula="of:=([.C33]/MAX([.$C$12:.$C$1000]))*MAX(0;([.A33]-[.$G$5])/([.$G$6]-[.$G$5]))" office:value-type="float" office:value="0" calcext:value-type="float">
            <text:p>0</text:p>
          </table:table-cell>
          <table:table-cell table:style-name="ce6" table:formula="of:=MAX((1-[.$B$6])*[.E33] + [.$B$6] * [.E33]*[.E33];0)" office:value-type="float" office:value="0" calcext:value-type="float">
            <text:p>0</text:p>
          </table:table-cell>
          <table:table-cell table:style-name="ce5" table:formula="of:=[.F33]*[.$G$8]+[.$G$7]" office:value-type="float" office:value="0.3230307614" calcext:value-type="float">
            <text:p>0.3230307614</text:p>
          </table:table-cell>
          <table:table-cell table:style-name="ce7" table:formula="of:=([.B33]-[.$G$7])/[.F3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44.84047500001" calcext:value-type="float">
            <text:p>1044.84047500001</text:p>
          </table:table-cell>
          <table:table-cell table:style-name="ce3" office:value-type="float" office:value="0.295789728749763" calcext:value-type="float">
            <text:p>0.295789728749763</text:p>
          </table:table-cell>
          <table:table-cell table:style-name="ce3" office:value-type="float" office:value="16.0738090296132" calcext:value-type="float">
            <text:p>16.0738090296132</text:p>
          </table:table-cell>
          <table:table-cell table:style-name="ce3" office:value-type="float" office:value="0.141999333959697" calcext:value-type="float">
            <text:p>0.141999333959697</text:p>
          </table:table-cell>
          <table:table-cell table:style-name="ce5" table:formula="of:=([.C34]/MAX([.$C$12:.$C$1000]))*MAX(0;([.A34]-[.$G$5])/([.$G$6]-[.$G$5]))" office:value-type="float" office:value="0" calcext:value-type="float">
            <text:p>0</text:p>
          </table:table-cell>
          <table:table-cell table:style-name="ce6" table:formula="of:=MAX((1-[.$B$6])*[.E34] + [.$B$6] * [.E34]*[.E34];0)" office:value-type="float" office:value="0" calcext:value-type="float">
            <text:p>0</text:p>
          </table:table-cell>
          <table:table-cell table:style-name="ce5" table:formula="of:=[.F34]*[.$G$8]+[.$G$7]" office:value-type="float" office:value="0.3230307614" calcext:value-type="float">
            <text:p>0.3230307614</text:p>
          </table:table-cell>
          <table:table-cell table:style-name="ce7" table:formula="of:=([.B34]-[.$G$7])/[.F3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47.13377499998" calcext:value-type="float">
            <text:p>1047.13377499998</text:p>
          </table:table-cell>
          <table:table-cell table:style-name="ce3" office:value-type="float" office:value="0.302993227201635" calcext:value-type="float">
            <text:p>0.302993227201635</text:p>
          </table:table-cell>
          <table:table-cell table:style-name="ce3" office:value-type="float" office:value="16.0737866313562" calcext:value-type="float">
            <text:p>16.0737866313562</text:p>
          </table:table-cell>
          <table:table-cell table:style-name="ce3" office:value-type="float" office:value="0.14394006217153" calcext:value-type="float">
            <text:p>0.14394006217153</text:p>
          </table:table-cell>
          <table:table-cell table:style-name="ce5" table:formula="of:=([.C35]/MAX([.$C$12:.$C$1000]))*MAX(0;([.A35]-[.$G$5])/([.$G$6]-[.$G$5]))" office:value-type="float" office:value="0" calcext:value-type="float">
            <text:p>0</text:p>
          </table:table-cell>
          <table:table-cell table:style-name="ce6" table:formula="of:=MAX((1-[.$B$6])*[.E35] + [.$B$6] * [.E35]*[.E35];0)" office:value-type="float" office:value="0" calcext:value-type="float">
            <text:p>0</text:p>
          </table:table-cell>
          <table:table-cell table:style-name="ce5" table:formula="of:=[.F35]*[.$G$8]+[.$G$7]" office:value-type="float" office:value="0.3230307614" calcext:value-type="float">
            <text:p>0.3230307614</text:p>
          </table:table-cell>
          <table:table-cell table:style-name="ce7" table:formula="of:=([.B35]-[.$G$7])/[.F3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49.09217499999" calcext:value-type="float">
            <text:p>1049.09217499999</text:p>
          </table:table-cell>
          <table:table-cell table:style-name="ce3" office:value-type="float" office:value="0.313258698509419" calcext:value-type="float">
            <text:p>0.313258698509419</text:p>
          </table:table-cell>
          <table:table-cell table:style-name="ce3" office:value-type="float" office:value="16.0737744180359" calcext:value-type="float">
            <text:p>16.0737744180359</text:p>
          </table:table-cell>
          <table:table-cell table:style-name="ce3" office:value-type="float" office:value="0.148192623421441" calcext:value-type="float">
            <text:p>0.148192623421441</text:p>
          </table:table-cell>
          <table:table-cell table:style-name="ce5" table:formula="of:=([.C36]/MAX([.$C$12:.$C$1000]))*MAX(0;([.A36]-[.$G$5])/([.$G$6]-[.$G$5]))" office:value-type="float" office:value="0" calcext:value-type="float">
            <text:p>0</text:p>
          </table:table-cell>
          <table:table-cell table:style-name="ce6" table:formula="of:=MAX((1-[.$B$6])*[.E36] + [.$B$6] * [.E36]*[.E36];0)" office:value-type="float" office:value="0" calcext:value-type="float">
            <text:p>0</text:p>
          </table:table-cell>
          <table:table-cell table:style-name="ce5" table:formula="of:=[.F36]*[.$G$8]+[.$G$7]" office:value-type="float" office:value="0.3230307614" calcext:value-type="float">
            <text:p>0.3230307614</text:p>
          </table:table-cell>
          <table:table-cell table:style-name="ce7" table:formula="of:=([.B36]-[.$G$7])/[.F3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style-name="ce3" office:value-type="float" office:value="1051.154275" calcext:value-type="float">
            <text:p>1051.154275</text:p>
          </table:table-cell>
          <table:table-cell table:style-name="ce3" office:value-type="float" office:value="0.323030761406245" calcext:value-type="float">
            <text:p>0.323030761406245</text:p>
          </table:table-cell>
          <table:table-cell table:style-name="ce3" office:value-type="float" office:value="16.0737420825238" calcext:value-type="float">
            <text:p>16.0737420825238</text:p>
          </table:table-cell>
          <table:table-cell table:style-name="ce3" office:value-type="float" office:value="0.154213087346795" calcext:value-type="float">
            <text:p>0.154213087346795</text:p>
          </table:table-cell>
          <table:table-cell table:style-name="ce5" table:formula="of:=([.C37]/MAX([.$C$12:.$C$1000]))*MAX(0;([.A37]-[.$G$5])/([.$G$6]-[.$G$5]))" office:value-type="float" office:value="0.00128246848777684" calcext:value-type="float">
            <text:p>0.001282468487777</text:p>
          </table:table-cell>
          <table:table-cell table:style-name="ce6" table:formula="of:=MAX((1-[.$B$6])*[.E37] + [.$B$6] * [.E37]*[.E37];0)" office:value-type="float" office:value="0.000475549517493378" calcext:value-type="float">
            <text:p>0.000475549517493</text:p>
          </table:table-cell>
          <table:table-cell table:style-name="ce5" table:formula="of:=[.F37]*[.$G$8]+[.$G$7]" office:value-type="float" office:value="0.333651306090633" calcext:value-type="float">
            <text:p>0.333651306090633</text:p>
          </table:table-cell>
          <table:table-cell table:style-name="ce7" table:formula="of:=([.B37]-[.$G$7])/[.F37]" office:value-type="float" office:value="0.0000000131321855743518" calcext:value-type="float">
            <text:p>1.31321855743518E-08</text:p>
          </table:table-cell>
          <table:table-cell table:number-columns-repeated="1016"/>
        </table:table-row>
        <table:table-row table:style-name="ro1">
          <table:table-cell table:style-name="ce3" office:value-type="float" office:value="1053.16750000001" calcext:value-type="float">
            <text:p>1053.16750000001</text:p>
          </table:table-cell>
          <table:table-cell table:style-name="ce3" office:value-type="float" office:value="0.332851470380665" calcext:value-type="float">
            <text:p>0.332851470380665</text:p>
          </table:table-cell>
          <table:table-cell table:style-name="ce3" office:value-type="float" office:value="16.0736851450662" calcext:value-type="float">
            <text:p>16.0736851450662</text:p>
          </table:table-cell>
          <table:table-cell table:style-name="ce3" office:value-type="float" office:value="0.164392788476797" calcext:value-type="float">
            <text:p>0.164392788476797</text:p>
          </table:table-cell>
          <table:table-cell table:style-name="ce5" table:formula="of:=([.C38]/MAX([.$C$12:.$C$1000]))*MAX(0;([.A38]-[.$G$5])/([.$G$6]-[.$G$5]))" office:value-type="float" office:value="0.00351926927776204" calcext:value-type="float">
            <text:p>0.003519269277762</text:p>
          </table:table-cell>
          <table:table-cell table:style-name="ce6" table:formula="of:=MAX((1-[.$B$6])*[.E38] + [.$B$6] * [.E38]*[.E38];0)" office:value-type="float" office:value="0.00130993234420908" calcext:value-type="float">
            <text:p>0.001309932344209</text:p>
          </table:table-cell>
          <table:table-cell table:style-name="ce5" table:formula="of:=[.F38]*[.$G$8]+[.$G$7]" office:value-type="float" office:value="0.352285748507776" calcext:value-type="float">
            <text:p>0.352285748507776</text:p>
          </table:table-cell>
          <table:table-cell table:style-name="ce7" table:formula="of:=([.B38]-[.$G$7])/[.F38]" office:value-type="float" office:value="7.49711160586286" calcext:value-type="float">
            <text:p>7.49711160586286</text:p>
          </table:table-cell>
          <table:table-cell table:number-columns-repeated="1016"/>
        </table:table-row>
        <table:table-row table:style-name="ro1">
          <table:table-cell table:style-name="ce3" office:value-type="float" office:value="1055.38132499998" calcext:value-type="float">
            <text:p>1055.38132499998</text:p>
          </table:table-cell>
          <table:table-cell table:style-name="ce3" office:value-type="float" office:value="0.341969157925411" calcext:value-type="float">
            <text:p>0.341969157925411</text:p>
          </table:table-cell>
          <table:table-cell table:style-name="ce3" office:value-type="float" office:value="16.0736601962217" calcext:value-type="float">
            <text:p>16.0736601962217</text:p>
          </table:table-cell>
          <table:table-cell table:style-name="ce3" office:value-type="float" office:value="0.176369959378159" calcext:value-type="float">
            <text:p>0.176369959378159</text:p>
          </table:table-cell>
          <table:table-cell table:style-name="ce5" table:formula="of:=([.C39]/MAX([.$C$12:.$C$1000]))*MAX(0;([.A39]-[.$G$5])/([.$G$6]-[.$G$5]))" office:value-type="float" office:value="0.00597894312574704" calcext:value-type="float">
            <text:p>0.005978943125747</text:p>
          </table:table-cell>
          <table:table-cell table:style-name="ce6" table:formula="of:=MAX((1-[.$B$6])*[.E39] + [.$B$6] * [.E39]*[.E39];0)" office:value-type="float" office:value="0.00223473004589398" calcext:value-type="float">
            <text:p>0.002234730045894</text:p>
          </table:table-cell>
          <table:table-cell table:style-name="ce5" table:formula="of:=[.F39]*[.$G$8]+[.$G$7]" office:value-type="float" office:value="0.372939444830107" calcext:value-type="float">
            <text:p>0.372939444830107</text:p>
          </table:table-cell>
          <table:table-cell table:style-name="ce7" table:formula="of:=([.B39]-[.$G$7])/[.F39]" office:value-type="float" office:value="8.47457909299058" calcext:value-type="float">
            <text:p>8.47457909299058</text:p>
          </table:table-cell>
          <table:table-cell table:number-columns-repeated="1016"/>
        </table:table-row>
        <table:table-row table:style-name="ro1">
          <table:table-cell table:style-name="ce3" office:value-type="float" office:value="1057.33334999999" calcext:value-type="float">
            <text:p>1057.33334999999</text:p>
          </table:table-cell>
          <table:table-cell table:style-name="ce3" office:value-type="float" office:value="0.352451299861433" calcext:value-type="float">
            <text:p>0.352451299861433</text:p>
          </table:table-cell>
          <table:table-cell table:style-name="ce3" office:value-type="float" office:value="16.0736023897519" calcext:value-type="float">
            <text:p>16.0736023897519</text:p>
          </table:table-cell>
          <table:table-cell table:style-name="ce3" office:value-type="float" office:value="0.190911001543926" calcext:value-type="float">
            <text:p>0.190911001543926</text:p>
          </table:table-cell>
          <table:table-cell table:style-name="ce5" table:formula="of:=([.C40]/MAX([.$C$12:.$C$1000]))*MAX(0;([.A40]-[.$G$5])/([.$G$6]-[.$G$5]))" office:value-type="float" office:value="0.0081477191745497" calcext:value-type="float">
            <text:p>0.00814771917455</text:p>
          </table:table-cell>
          <table:table-cell table:style-name="ce6" table:formula="of:=MAX((1-[.$B$6])*[.E40] + [.$B$6] * [.E40]*[.E40];0)" office:value-type="float" office:value="0.0030564788510642" calcext:value-type="float">
            <text:p>0.003056478851064</text:p>
          </table:table-cell>
          <table:table-cell table:style-name="ce5" table:formula="of:=[.F40]*[.$G$8]+[.$G$7]" office:value-type="float" office:value="0.391291729058649" calcext:value-type="float">
            <text:p>0.391291729058649</text:p>
          </table:table-cell>
          <table:table-cell table:style-name="ce7" table:formula="of:=([.B40]-[.$G$7])/[.F40]" office:value-type="float" office:value="9.62563128849701" calcext:value-type="float">
            <text:p>9.62563128849701</text:p>
          </table:table-cell>
          <table:table-cell table:number-columns-repeated="1016"/>
        </table:table-row>
        <table:table-row table:style-name="ro1">
          <table:table-cell table:style-name="ce3" office:value-type="float" office:value="1059.62027499996" calcext:value-type="float">
            <text:p>1059.62027499996</text:p>
          </table:table-cell>
          <table:table-cell table:style-name="ce3" office:value-type="float" office:value="0.363606662523885" calcext:value-type="float">
            <text:p>0.363606662523885</text:p>
          </table:table-cell>
          <table:table-cell table:style-name="ce3" office:value-type="float" office:value="16.0734801077959" calcext:value-type="float">
            <text:p>16.0734801077959</text:p>
          </table:table-cell>
          <table:table-cell table:style-name="ce3" office:value-type="float" office:value="0.20668672789025" calcext:value-type="float">
            <text:p>0.20668672789025</text:p>
          </table:table-cell>
          <table:table-cell table:style-name="ce5" table:formula="of:=([.C41]/MAX([.$C$12:.$C$1000]))*MAX(0;([.A41]-[.$G$5])/([.$G$6]-[.$G$5]))" office:value-type="float" office:value="0.0106885260857445" calcext:value-type="float">
            <text:p>0.010688526085745</text:p>
          </table:table-cell>
          <table:table-cell table:style-name="ce6" table:formula="of:=MAX((1-[.$B$6])*[.E41] + [.$B$6] * [.E41]*[.E41];0)" office:value-type="float" office:value="0.0040267287433534" calcext:value-type="float">
            <text:p>0.004026728743353</text:p>
          </table:table-cell>
          <table:table-cell table:style-name="ce5" table:formula="of:=[.F41]*[.$G$8]+[.$G$7]" office:value-type="float" office:value="0.412960518455082" calcext:value-type="float">
            <text:p>0.412960518455082</text:p>
          </table:table-cell>
          <table:table-cell table:style-name="ce7" table:formula="of:=([.B41]-[.$G$7])/[.F41]" office:value-type="float" office:value="10.0766412912368" calcext:value-type="float">
            <text:p>10.0766412912368</text:p>
          </table:table-cell>
          <table:table-cell table:number-columns-repeated="1016"/>
        </table:table-row>
        <table:table-row table:style-name="ro1">
          <table:table-cell table:style-name="ce3" office:value-type="float" office:value="1061.78649999997" calcext:value-type="float">
            <text:p>1061.78649999997</text:p>
          </table:table-cell>
          <table:table-cell table:style-name="ce3" office:value-type="float" office:value="0.376583645493761" calcext:value-type="float">
            <text:p>0.376583645493761</text:p>
          </table:table-cell>
          <table:table-cell table:style-name="ce3" office:value-type="float" office:value="16.0733873889186" calcext:value-type="float">
            <text:p>16.0733873889186</text:p>
          </table:table-cell>
          <table:table-cell table:style-name="ce3" office:value-type="float" office:value="0.229318948330423" calcext:value-type="float">
            <text:p>0.229318948330423</text:p>
          </table:table-cell>
          <table:table-cell table:style-name="ce5" table:formula="of:=([.C42]/MAX([.$C$12:.$C$1000]))*MAX(0;([.A42]-[.$G$5])/([.$G$6]-[.$G$5]))" office:value-type="float" office:value="0.0130952167167962" calcext:value-type="float">
            <text:p>0.013095216716796</text:p>
          </table:table-cell>
          <table:table-cell table:style-name="ce6" table:formula="of:=MAX((1-[.$B$6])*[.E42] + [.$B$6] * [.E42]*[.E42];0)" office:value-type="float" office:value="0.00495326554675629" calcext:value-type="float">
            <text:p>0.004953265546756</text:p>
          </table:table-cell>
          <table:table-cell table:style-name="ce5" table:formula="of:=[.F42]*[.$G$8]+[.$G$7]" office:value-type="float" office:value="0.43365305449197" calcext:value-type="float">
            <text:p>0.43365305449197</text:p>
          </table:table-cell>
          <table:table-cell table:style-name="ce7" table:formula="of:=([.B42]-[.$G$7])/[.F42]" office:value-type="float" office:value="10.8116319604207" calcext:value-type="float">
            <text:p>10.8116319604207</text:p>
          </table:table-cell>
          <table:table-cell table:number-columns-repeated="1016"/>
        </table:table-row>
        <table:table-row table:style-name="ro1">
          <table:table-cell table:style-name="ce3" office:value-type="float" office:value="1064.05005" calcext:value-type="float">
            <text:p>1064.05005</text:p>
          </table:table-cell>
          <table:table-cell table:style-name="ce3" office:value-type="float" office:value="0.387556721120878" calcext:value-type="float">
            <text:p>0.387556721120878</text:p>
          </table:table-cell>
          <table:table-cell table:style-name="ce3" office:value-type="float" office:value="16.0733800329638" calcext:value-type="float">
            <text:p>16.0733800329638</text:p>
          </table:table-cell>
          <table:table-cell table:style-name="ce3" office:value-type="float" office:value="0.239216818133035" calcext:value-type="float">
            <text:p>0.239216818133035</text:p>
          </table:table-cell>
          <table:table-cell table:style-name="ce5" table:formula="of:=([.C43]/MAX([.$C$12:.$C$1000]))*MAX(0;([.A43]-[.$G$5])/([.$G$6]-[.$G$5]))" office:value-type="float" office:value="0.0156100933636222" calcext:value-type="float">
            <text:p>0.015610093363622</text:p>
          </table:table-cell>
          <table:table-cell table:style-name="ce6" table:formula="of:=MAX((1-[.$B$6])*[.E43] + [.$B$6] * [.E43]*[.E43];0)" office:value-type="float" office:value="0.00592924980387743" calcext:value-type="float">
            <text:p>0.005929249803877</text:p>
          </table:table-cell>
          <table:table-cell table:style-name="ce5" table:formula="of:=[.F43]*[.$G$8]+[.$G$7]" office:value-type="float" office:value="0.455449910631674" calcext:value-type="float">
            <text:p>0.455449910631674</text:p>
          </table:table-cell>
          <table:table-cell table:style-name="ce7" table:formula="of:=([.B43]-[.$G$7])/[.F43]" office:value-type="float" office:value="10.8826515756987" calcext:value-type="float">
            <text:p>10.8826515756987</text:p>
          </table:table-cell>
          <table:table-cell table:number-columns-repeated="1016"/>
        </table:table-row>
        <table:table-row table:style-name="ro1">
          <table:table-cell table:style-name="ce3" office:value-type="float" office:value="1065.82697499995" calcext:value-type="float">
            <text:p>1065.82697499995</text:p>
          </table:table-cell>
          <table:table-cell table:style-name="ce3" office:value-type="float" office:value="0.39878425752324" calcext:value-type="float">
            <text:p>0.39878425752324</text:p>
          </table:table-cell>
          <table:table-cell table:style-name="ce3" office:value-type="float" office:value="16.0733259753261" calcext:value-type="float">
            <text:p>16.0733259753261</text:p>
          </table:table-cell>
          <table:table-cell table:style-name="ce3" office:value-type="float" office:value="0.253595889268576" calcext:value-type="float">
            <text:p>0.253595889268576</text:p>
          </table:table-cell>
          <table:table-cell table:style-name="ce5" table:formula="of:=([.C44]/MAX([.$C$12:.$C$1000]))*MAX(0;([.A44]-[.$G$5])/([.$G$6]-[.$G$5]))" office:value-type="float" office:value="0.0175842595936887" calcext:value-type="float">
            <text:p>0.017584259593689</text:p>
          </table:table-cell>
          <table:table-cell table:style-name="ce6" table:formula="of:=MAX((1-[.$B$6])*[.E44] + [.$B$6] * [.E44]*[.E44];0)" office:value-type="float" office:value="0.00670097594650351" calcext:value-type="float">
            <text:p>0.006700975946504</text:p>
          </table:table-cell>
          <table:table-cell table:style-name="ce5" table:formula="of:=[.F44]*[.$G$8]+[.$G$7]" office:value-type="float" office:value="0.472685028500981" calcext:value-type="float">
            <text:p>0.472685028500981</text:p>
          </table:table-cell>
          <table:table-cell table:style-name="ce7" table:formula="of:=([.B44]-[.$G$7])/[.F44]" office:value-type="float" office:value="11.3048452535884" calcext:value-type="float">
            <text:p>11.3048452535884</text:p>
          </table:table-cell>
          <table:table-cell table:number-columns-repeated="1016"/>
        </table:table-row>
        <table:table-row table:style-name="ro1">
          <table:table-cell table:style-name="ce3" office:value-type="float" office:value="1068.10922500004" calcext:value-type="float">
            <text:p>1068.10922500004</text:p>
          </table:table-cell>
          <table:table-cell table:style-name="ce3" office:value-type="float" office:value="0.412171413111703" calcext:value-type="float">
            <text:p>0.412171413111703</text:p>
          </table:table-cell>
          <table:table-cell table:style-name="ce3" office:value-type="float" office:value="16.0732420155558" calcext:value-type="float">
            <text:p>16.0732420155558</text:p>
          </table:table-cell>
          <table:table-cell table:style-name="ce3" office:value-type="float" office:value="0.269144068400217" calcext:value-type="float">
            <text:p>0.269144068400217</text:p>
          </table:table-cell>
          <table:table-cell table:style-name="ce5" table:formula="of:=([.C45]/MAX([.$C$12:.$C$1000]))*MAX(0;([.A45]-[.$G$5])/([.$G$6]-[.$G$5]))" office:value-type="float" office:value="0.0201198049576764" calcext:value-type="float">
            <text:p>0.020119804957677</text:p>
          </table:table-cell>
          <table:table-cell table:style-name="ce6" table:formula="of:=MAX((1-[.$B$6])*[.E45] + [.$B$6] * [.E45]*[.E45];0)" office:value-type="float" office:value="0.00769935596180729" calcext:value-type="float">
            <text:p>0.007699355961807</text:p>
          </table:table-cell>
          <table:table-cell table:style-name="ce5" table:formula="of:=[.F45]*[.$G$8]+[.$G$7]" office:value-type="float" office:value="0.494982053691246" calcext:value-type="float">
            <text:p>0.494982053691246</text:p>
          </table:table-cell>
          <table:table-cell table:style-name="ce7" table:formula="of:=([.B45]-[.$G$7])/[.F45]" office:value-type="float" office:value="11.5776763866856" calcext:value-type="float">
            <text:p>11.5776763866856</text:p>
          </table:table-cell>
          <table:table-cell table:number-columns-repeated="1016"/>
        </table:table-row>
        <table:table-row table:style-name="ro1">
          <table:table-cell table:style-name="ce3" office:value-type="float" office:value="1070.02767499997" calcext:value-type="float">
            <text:p>1070.02767499997</text:p>
          </table:table-cell>
          <table:table-cell table:style-name="ce3" office:value-type="float" office:value="0.425218948659016" calcext:value-type="float">
            <text:p>0.425218948659016</text:p>
          </table:table-cell>
          <table:table-cell table:style-name="ce3" office:value-type="float" office:value="16.0731255220323" calcext:value-type="float">
            <text:p>16.0731255220323</text:p>
          </table:table-cell>
          <table:table-cell table:style-name="ce3" office:value-type="float" office:value="0.28360703682009" calcext:value-type="float">
            <text:p>0.28360703682009</text:p>
          </table:table-cell>
          <table:table-cell table:style-name="ce5" table:formula="of:=([.C46]/MAX([.$C$12:.$C$1000]))*MAX(0;([.A46]-[.$G$5])/([.$G$6]-[.$G$5]))" office:value-type="float" office:value="0.0222510899436752" calcext:value-type="float">
            <text:p>0.022251089943675</text:p>
          </table:table-cell>
          <table:table-cell table:style-name="ce6" table:formula="of:=MAX((1-[.$B$6])*[.E46] + [.$B$6] * [.E46]*[.E46];0)" office:value-type="float" office:value="0.0085448232114792" calcext:value-type="float">
            <text:p>0.008544823211479</text:p>
          </table:table-cell>
          <table:table-cell table:style-name="ce5" table:formula="of:=[.F46]*[.$G$8]+[.$G$7]" office:value-type="float" office:value="0.513864046794587" calcext:value-type="float">
            <text:p>0.513864046794587</text:p>
          </table:table-cell>
          <table:table-cell table:style-name="ce7" table:formula="of:=([.B46]-[.$G$7])/[.F46]" office:value-type="float" office:value="11.9590756566778" calcext:value-type="float">
            <text:p>11.9590756566778</text:p>
          </table:table-cell>
          <table:table-cell table:number-columns-repeated="1016"/>
        </table:table-row>
        <table:table-row table:style-name="ro1">
          <table:table-cell table:style-name="ce3" office:value-type="float" office:value="1072.33457499998" calcext:value-type="float">
            <text:p>1072.33457499998</text:p>
          </table:table-cell>
          <table:table-cell table:style-name="ce3" office:value-type="float" office:value="0.437998062026815" calcext:value-type="float">
            <text:p>0.437998062026815</text:p>
          </table:table-cell>
          <table:table-cell table:style-name="ce3" office:value-type="float" office:value="16.0731062786661" calcext:value-type="float">
            <text:p>16.0731062786661</text:p>
          </table:table-cell>
          <table:table-cell table:style-name="ce3" office:value-type="float" office:value="0.301490699205622" calcext:value-type="float">
            <text:p>0.301490699205622</text:p>
          </table:table-cell>
          <table:table-cell table:style-name="ce5" table:formula="of:=([.C47]/MAX([.$C$12:.$C$1000]))*MAX(0;([.A47]-[.$G$5])/([.$G$6]-[.$G$5]))" office:value-type="float" office:value="0.0248140656461136" calcext:value-type="float">
            <text:p>0.024814065646114</text:p>
          </table:table-cell>
          <table:table-cell table:style-name="ce6" table:formula="of:=MAX((1-[.$B$6])*[.E47] + [.$B$6] * [.E47]*[.E47];0)" office:value-type="float" office:value="0.00956911913701251" calcext:value-type="float">
            <text:p>0.009569119137013</text:p>
          </table:table-cell>
          <table:table-cell table:style-name="ce5" table:formula="of:=[.F47]*[.$G$8]+[.$G$7]" office:value-type="float" office:value="0.536739857311441" calcext:value-type="float">
            <text:p>0.536739857311441</text:p>
          </table:table-cell>
          <table:table-cell table:style-name="ce7" table:formula="of:=([.B47]-[.$G$7])/[.F47]" office:value-type="float" office:value="12.014407907425" calcext:value-type="float">
            <text:p>12.014407907425</text:p>
          </table:table-cell>
          <table:table-cell table:number-columns-repeated="1016"/>
        </table:table-row>
        <table:table-row table:style-name="ro1">
          <table:table-cell table:style-name="ce3" office:value-type="float" office:value="1074.36777499995" calcext:value-type="float">
            <text:p>1074.36777499995</text:p>
          </table:table-cell>
          <table:table-cell table:style-name="ce3" office:value-type="float" office:value="0.450812758287939" calcext:value-type="float">
            <text:p>0.450812758287939</text:p>
          </table:table-cell>
          <table:table-cell table:style-name="ce3" office:value-type="float" office:value="16.0730731123741" calcext:value-type="float">
            <text:p>16.0730731123741</text:p>
          </table:table-cell>
          <table:table-cell table:style-name="ce3" office:value-type="float" office:value="0.326104947935383" calcext:value-type="float">
            <text:p>0.326104947935383</text:p>
          </table:table-cell>
          <table:table-cell table:style-name="ce5" table:formula="of:=([.C48]/MAX([.$C$12:.$C$1000]))*MAX(0;([.A48]-[.$G$5])/([.$G$6]-[.$G$5]))" office:value-type="float" office:value="0.027072927100557" calcext:value-type="float">
            <text:p>0.027072927100557</text:p>
          </table:table-cell>
          <table:table-cell table:style-name="ce6" table:formula="of:=MAX((1-[.$B$6])*[.E48] + [.$B$6] * [.E48]*[.E48];0)" office:value-type="float" office:value="0.0104787373577351" calcext:value-type="float">
            <text:p>0.010478737357735</text:p>
          </table:table-cell>
          <table:table-cell table:style-name="ce5" table:formula="of:=[.F48]*[.$G$8]+[.$G$7]" office:value-type="float" office:value="0.55705454717911" calcext:value-type="float">
            <text:p>0.55705454717911</text:p>
          </table:table-cell>
          <table:table-cell table:style-name="ce7" table:formula="of:=([.B48]-[.$G$7])/[.F48]" office:value-type="float" office:value="12.1944078304066" calcext:value-type="float">
            <text:p>12.1944078304066</text:p>
          </table:table-cell>
          <table:table-cell table:number-columns-repeated="1016"/>
        </table:table-row>
        <table:table-row table:style-name="ro1">
          <table:table-cell table:style-name="ce3" office:value-type="float" office:value="1076.9148" calcext:value-type="float">
            <text:p>1076.9148</text:p>
          </table:table-cell>
          <table:table-cell table:style-name="ce3" office:value-type="float" office:value="0.463873875519609" calcext:value-type="float">
            <text:p>0.463873875519609</text:p>
          </table:table-cell>
          <table:table-cell table:style-name="ce3" office:value-type="float" office:value="16.0729792880441" calcext:value-type="float">
            <text:p>16.0729792880441</text:p>
          </table:table-cell>
          <table:table-cell table:style-name="ce3" office:value-type="float" office:value="0.351547312961367" calcext:value-type="float">
            <text:p>0.351547312961367</text:p>
          </table:table-cell>
          <table:table-cell table:style-name="ce5" table:formula="of:=([.C49]/MAX([.$C$12:.$C$1000]))*MAX(0;([.A49]-[.$G$5])/([.$G$6]-[.$G$5]))" office:value-type="float" office:value="0.0299025317191246" calcext:value-type="float">
            <text:p>0.029902531719125</text:p>
          </table:table-cell>
          <table:table-cell table:style-name="ce6" table:formula="of:=MAX((1-[.$B$6])*[.E49] + [.$B$6] * [.E49]*[.E49];0)" office:value-type="float" office:value="0.0116272584201005" calcext:value-type="float">
            <text:p>0.011627258420101</text:p>
          </table:table-cell>
          <table:table-cell table:style-name="ce5" table:formula="of:=[.F49]*[.$G$8]+[.$G$7]" office:value-type="float" office:value="0.582704703098267" calcext:value-type="float">
            <text:p>0.582704703098267</text:p>
          </table:table-cell>
          <table:table-cell table:style-name="ce7" table:formula="of:=([.B49]-[.$G$7])/[.F49]" office:value-type="float" office:value="12.1131834376476" calcext:value-type="float">
            <text:p>12.1131834376476</text:p>
          </table:table-cell>
          <table:table-cell table:number-columns-repeated="1016"/>
        </table:table-row>
        <table:table-row table:style-name="ro1">
          <table:table-cell table:style-name="ce3" office:value-type="float" office:value="1078.84174999995" calcext:value-type="float">
            <text:p>1078.84174999995</text:p>
          </table:table-cell>
          <table:table-cell table:style-name="ce3" office:value-type="float" office:value="0.481597239428805" calcext:value-type="float">
            <text:p>0.481597239428805</text:p>
          </table:table-cell>
          <table:table-cell table:style-name="ce3" office:value-type="float" office:value="16.0729566129807" calcext:value-type="float">
            <text:p>16.0729566129807</text:p>
          </table:table-cell>
          <table:table-cell table:style-name="ce3" office:value-type="float" office:value="0.36967792455565" calcext:value-type="float">
            <text:p>0.36967792455565</text:p>
          </table:table-cell>
          <table:table-cell table:style-name="ce5" table:formula="of:=([.C50]/MAX([.$C$12:.$C$1000]))*MAX(0;([.A50]-[.$G$5])/([.$G$6]-[.$G$5]))" office:value-type="float" office:value="0.0320433414892049" calcext:value-type="float">
            <text:p>0.032043341489205</text:p>
          </table:table-cell>
          <table:table-cell table:style-name="ce6" table:formula="of:=MAX((1-[.$B$6])*[.E50] + [.$B$6] * [.E50]*[.E50];0)" office:value-type="float" office:value="0.0125029050632959" calcext:value-type="float">
            <text:p>0.012502905063296</text:p>
          </table:table-cell>
          <table:table-cell table:style-name="ce5" table:formula="of:=[.F50]*[.$G$8]+[.$G$7]" office:value-type="float" office:value="0.60226069877308" calcext:value-type="float">
            <text:p>0.60226069877308</text:p>
          </table:table-cell>
          <table:table-cell table:style-name="ce7" table:formula="of:=([.B50]-[.$G$7])/[.F50]" office:value-type="float" office:value="12.6823707951122" calcext:value-type="float">
            <text:p>12.6823707951122</text:p>
          </table:table-cell>
          <table:table-cell table:number-columns-repeated="1016"/>
        </table:table-row>
        <table:table-row table:style-name="ro1">
          <table:table-cell table:style-name="ce3" office:value-type="float" office:value="1081.05515000001" calcext:value-type="float">
            <text:p>1081.05515000001</text:p>
          </table:table-cell>
          <table:table-cell table:style-name="ce3" office:value-type="float" office:value="0.497606251596043" calcext:value-type="float">
            <text:p>0.497606251596043</text:p>
          </table:table-cell>
          <table:table-cell table:style-name="ce3" office:value-type="float" office:value="16.0729301951272" calcext:value-type="float">
            <text:p>16.0729301951272</text:p>
          </table:table-cell>
          <table:table-cell table:style-name="ce3" office:value-type="float" office:value="0.389283286738578" calcext:value-type="float">
            <text:p>0.389283286738578</text:p>
          </table:table-cell>
          <table:table-cell table:style-name="ce5" table:formula="of:=([.C51]/MAX([.$C$12:.$C$1000]))*MAX(0;([.A51]-[.$G$5])/([.$G$6]-[.$G$5]))" office:value-type="float" office:value="0.0345023842473247" calcext:value-type="float">
            <text:p>0.034502384247325</text:p>
          </table:table-cell>
          <table:table-cell table:style-name="ce6" table:formula="of:=MAX((1-[.$B$6])*[.E51] + [.$B$6] * [.E51]*[.E51];0)" office:value-type="float" office:value="0.0135158433183227" calcext:value-type="float">
            <text:p>0.013515843318323</text:p>
          </table:table-cell>
          <table:table-cell table:style-name="ce5" table:formula="of:=[.F51]*[.$G$8]+[.$G$7]" office:value-type="float" office:value="0.624882856110277" calcext:value-type="float">
            <text:p>0.624882856110277</text:p>
          </table:table-cell>
          <table:table-cell table:style-name="ce7" table:formula="of:=([.B51]-[.$G$7])/[.F51]" office:value-type="float" office:value="12.916359422381" calcext:value-type="float">
            <text:p>12.916359422381</text:p>
          </table:table-cell>
          <table:table-cell table:number-columns-repeated="1016"/>
        </table:table-row>
        <table:table-row table:style-name="ro1">
          <table:table-cell table:style-name="ce3" office:value-type="float" office:value="1082.958725" calcext:value-type="float">
            <text:p>1082.958725</text:p>
          </table:table-cell>
          <table:table-cell table:style-name="ce3" office:value-type="float" office:value="0.511996548777905" calcext:value-type="float">
            <text:p>0.511996548777905</text:p>
          </table:table-cell>
          <table:table-cell table:style-name="ce3" office:value-type="float" office:value="16.0728977769563" calcext:value-type="float">
            <text:p>16.0728977769563</text:p>
          </table:table-cell>
          <table:table-cell table:style-name="ce3" office:value-type="float" office:value="0.411942519650604" calcext:value-type="float">
            <text:p>0.411942519650604</text:p>
          </table:table-cell>
          <table:table-cell table:style-name="ce5" table:formula="of:=([.C52]/MAX([.$C$12:.$C$1000]))*MAX(0;([.A52]-[.$G$5])/([.$G$6]-[.$G$5]))" office:value-type="float" office:value="0.0366171891192435" calcext:value-type="float">
            <text:p>0.036617189119244</text:p>
          </table:table-cell>
          <table:table-cell table:style-name="ce6" table:formula="of:=MAX((1-[.$B$6])*[.E52] + [.$B$6] * [.E52]*[.E52];0)" office:value-type="float" office:value="0.0143930756536866" calcext:value-type="float">
            <text:p>0.014393075653687</text:p>
          </table:table-cell>
          <table:table-cell table:style-name="ce5" table:formula="of:=[.F52]*[.$G$8]+[.$G$7]" office:value-type="float" office:value="0.644474265372784" calcext:value-type="float">
            <text:p>0.644474265372784</text:p>
          </table:table-cell>
          <table:table-cell table:style-name="ce7" table:formula="of:=([.B52]-[.$G$7])/[.F52]" office:value-type="float" office:value="13.1289372698812" calcext:value-type="float">
            <text:p>13.1289372698812</text:p>
          </table:table-cell>
          <table:table-cell table:number-columns-repeated="1016"/>
        </table:table-row>
        <table:table-row table:style-name="ro1">
          <table:table-cell table:style-name="ce3" office:value-type="float" office:value="1085.07777499997" calcext:value-type="float">
            <text:p>1085.07777499997</text:p>
          </table:table-cell>
          <table:table-cell table:style-name="ce3" office:value-type="float" office:value="0.526514107872534" calcext:value-type="float">
            <text:p>0.526514107872534</text:p>
          </table:table-cell>
          <table:table-cell table:style-name="ce3" office:value-type="float" office:value="16.0728483643321" calcext:value-type="float">
            <text:p>16.0728483643321</text:p>
          </table:table-cell>
          <table:table-cell table:style-name="ce3" office:value-type="float" office:value="0.433623954428759" calcext:value-type="float">
            <text:p>0.433623954428759</text:p>
          </table:table-cell>
          <table:table-cell table:style-name="ce5" table:formula="of:=([.C53]/MAX([.$C$12:.$C$1000]))*MAX(0;([.A53]-[.$G$5])/([.$G$6]-[.$G$5]))" office:value-type="float" office:value="0.0389713367946066" calcext:value-type="float">
            <text:p>0.038971336794607</text:p>
          </table:table-cell>
          <table:table-cell table:style-name="ce6" table:formula="of:=MAX((1-[.$B$6])*[.E53] + [.$B$6] * [.E53]*[.E53];0)" office:value-type="float" office:value="0.0153762166216864" calcext:value-type="float">
            <text:p>0.015376216621686</text:p>
          </table:table-cell>
          <table:table-cell table:style-name="ce5" table:formula="of:=[.F53]*[.$G$8]+[.$G$7]" office:value-type="float" office:value="0.666430953801092" calcext:value-type="float">
            <text:p>0.666430953801092</text:p>
          </table:table-cell>
          <table:table-cell table:style-name="ce7" table:formula="of:=([.B53]-[.$G$7])/[.F53]" office:value-type="float" office:value="13.2336420251484" calcext:value-type="float">
            <text:p>13.2336420251484</text:p>
          </table:table-cell>
          <table:table-cell table:number-columns-repeated="1016"/>
        </table:table-row>
        <table:table-row table:style-name="ro1">
          <table:table-cell table:style-name="ce3" office:value-type="float" office:value="1087.05615000001" calcext:value-type="float">
            <text:p>1087.05615000001</text:p>
          </table:table-cell>
          <table:table-cell table:style-name="ce3" office:value-type="float" office:value="0.543726504840939" calcext:value-type="float">
            <text:p>0.543726504840939</text:p>
          </table:table-cell>
          <table:table-cell table:style-name="ce3" office:value-type="float" office:value="16.0726867216126" calcext:value-type="float">
            <text:p>16.0726867216126</text:p>
          </table:table-cell>
          <table:table-cell table:style-name="ce3" office:value-type="float" office:value="0.456984658302868" calcext:value-type="float">
            <text:p>0.456984658302868</text:p>
          </table:table-cell>
          <table:table-cell table:style-name="ce5" table:formula="of:=([.C54]/MAX([.$C$12:.$C$1000]))*MAX(0;([.A54]-[.$G$5])/([.$G$6]-[.$G$5]))" office:value-type="float" office:value="0.0411688933674665" calcext:value-type="float">
            <text:p>0.041168893367467</text:p>
          </table:table-cell>
          <table:table-cell table:style-name="ce6" table:formula="of:=MAX((1-[.$B$6])*[.E54] + [.$B$6] * [.E54]*[.E54];0)" office:value-type="float" office:value="0.0163002635480567" calcext:value-type="float">
            <text:p>0.016300263548057</text:p>
          </table:table-cell>
          <table:table-cell table:style-name="ce5" table:formula="of:=[.F54]*[.$G$8]+[.$G$7]" office:value-type="float" office:value="0.687067882904684" calcext:value-type="float">
            <text:p>0.687067882904684</text:p>
          </table:table-cell>
          <table:table-cell table:style-name="ce7" table:formula="of:=([.B54]-[.$G$7])/[.F54]" office:value-type="float" office:value="13.5393972490248" calcext:value-type="float">
            <text:p>13.5393972490248</text:p>
          </table:table-cell>
          <table:table-cell table:number-columns-repeated="1016"/>
        </table:table-row>
        <table:table-row table:style-name="ro1">
          <table:table-cell table:style-name="ce3" office:value-type="float" office:value="1089.30312499999" calcext:value-type="float">
            <text:p>1089.30312499999</text:p>
          </table:table-cell>
          <table:table-cell table:style-name="ce3" office:value-type="float" office:value="0.561617589152414" calcext:value-type="float">
            <text:p>0.561617589152414</text:p>
          </table:table-cell>
          <table:table-cell table:style-name="ce3" office:value-type="float" office:value="16.072627439828" calcext:value-type="float">
            <text:p>16.072627439828</text:p>
          </table:table-cell>
          <table:table-cell table:style-name="ce3" office:value-type="float" office:value="0.47831577729053" calcext:value-type="float">
            <text:p>0.47831577729053</text:p>
          </table:table-cell>
          <table:table-cell table:style-name="ce5" table:formula="of:=([.C55]/MAX([.$C$12:.$C$1000]))*MAX(0;([.A55]-[.$G$5])/([.$G$6]-[.$G$5]))" office:value-type="float" office:value="0.0436650918708208" calcext:value-type="float">
            <text:p>0.043665091870821</text:p>
          </table:table-cell>
          <table:table-cell table:style-name="ce6" table:formula="of:=MAX((1-[.$B$6])*[.E55] + [.$B$6] * [.E55]*[.E55];0)" office:value-type="float" office:value="0.0173572673484986" calcext:value-type="float">
            <text:p>0.017357267348499</text:p>
          </table:table-cell>
          <table:table-cell table:style-name="ce5" table:formula="of:=[.F55]*[.$G$8]+[.$G$7]" office:value-type="float" office:value="0.71067416508521" calcext:value-type="float">
            <text:p>0.71067416508521</text:p>
          </table:table-cell>
          <table:table-cell table:style-name="ce7" table:formula="of:=([.B55]-[.$G$7])/[.F55]" office:value-type="float" office:value="13.7456445742337" calcext:value-type="float">
            <text:p>13.7456445742337</text:p>
          </table:table-cell>
          <table:table-cell table:number-columns-repeated="1016"/>
        </table:table-row>
        <table:table-row table:style-name="ro1">
          <table:table-cell table:style-name="ce3" office:value-type="float" office:value="1091.43492500002" calcext:value-type="float">
            <text:p>1091.43492500002</text:p>
          </table:table-cell>
          <table:table-cell table:style-name="ce3" office:value-type="float" office:value="0.576494643590046" calcext:value-type="float">
            <text:p>0.576494643590046</text:p>
          </table:table-cell>
          <table:table-cell table:style-name="ce3" office:value-type="float" office:value="16.0726095784375" calcext:value-type="float">
            <text:p>16.0726095784375</text:p>
          </table:table-cell>
          <table:table-cell table:style-name="ce3" office:value-type="float" office:value="0.505275890334443" calcext:value-type="float">
            <text:p>0.505275890334443</text:p>
          </table:table-cell>
          <table:table-cell table:style-name="ce5" table:formula="of:=([.C56]/MAX([.$C$12:.$C$1000]))*MAX(0;([.A56]-[.$G$5])/([.$G$6]-[.$G$5]))" office:value-type="float" office:value="0.0460334336307872" calcext:value-type="float">
            <text:p>0.046033433630787</text:p>
          </table:table-cell>
          <table:table-cell table:style-name="ce6" table:formula="of:=MAX((1-[.$B$6])*[.E56] + [.$B$6] * [.E56]*[.E56];0)" office:value-type="float" office:value="0.0183673889608505" calcext:value-type="float">
            <text:p>0.018367388960851</text:p>
          </table:table-cell>
          <table:table-cell table:style-name="ce5" table:formula="of:=[.F56]*[.$G$8]+[.$G$7]" office:value-type="float" office:value="0.733233417765152" calcext:value-type="float">
            <text:p>0.733233417765152</text:p>
          </table:table-cell>
          <table:table-cell table:style-name="ce7" table:formula="of:=([.B56]-[.$G$7])/[.F56]" office:value-type="float" office:value="13.7996686807415" calcext:value-type="float">
            <text:p>13.7996686807415</text:p>
          </table:table-cell>
          <table:table-cell table:number-columns-repeated="1016"/>
        </table:table-row>
        <table:table-row table:style-name="ro1">
          <table:table-cell table:style-name="ce3" office:value-type="float" office:value="1093.56672499997" calcext:value-type="float">
            <text:p>1093.56672499997</text:p>
          </table:table-cell>
          <table:table-cell table:style-name="ce3" office:value-type="float" office:value="0.594114837580763" calcext:value-type="float">
            <text:p>0.594114837580763</text:p>
          </table:table-cell>
          <table:table-cell table:style-name="ce3" office:value-type="float" office:value="16.0725590876951" calcext:value-type="float">
            <text:p>16.0725590876951</text:p>
          </table:table-cell>
          <table:table-cell table:style-name="ce3" office:value-type="float" office:value="0.534437047563809" calcext:value-type="float">
            <text:p>0.534437047563809</text:p>
          </table:table-cell>
          <table:table-cell table:style-name="ce5" table:formula="of:=([.C57]/MAX([.$C$12:.$C$1000]))*MAX(0;([.A57]-[.$G$5])/([.$G$6]-[.$G$5]))" office:value-type="float" office:value="0.0484016718651216" calcext:value-type="float">
            <text:p>0.048401671865122</text:p>
          </table:table-cell>
          <table:table-cell table:style-name="ce6" table:formula="of:=MAX((1-[.$B$6])*[.E57] + [.$B$6] * [.E57]*[.E57];0)" office:value-type="float" office:value="0.0193845333488785" calcext:value-type="float">
            <text:p>0.019384533348879</text:p>
          </table:table-cell>
          <table:table-cell table:style-name="ce5" table:formula="of:=[.F57]*[.$G$8]+[.$G$7]" office:value-type="float" office:value="0.755949511531408" calcext:value-type="float">
            <text:p>0.755949511531408</text:p>
          </table:table-cell>
          <table:table-cell table:style-name="ce7" table:formula="of:=([.B57]-[.$G$7])/[.F57]" office:value-type="float" office:value="13.9845551761217" calcext:value-type="float">
            <text:p>13.9845551761217</text:p>
          </table:table-cell>
          <table:table-cell table:number-columns-repeated="1016"/>
        </table:table-row>
        <table:table-row table:style-name="ro1">
          <table:table-cell table:style-name="ce3" office:value-type="float" office:value="1095.51959999996" calcext:value-type="float">
            <text:p>1095.51959999996</text:p>
          </table:table-cell>
          <table:table-cell table:style-name="ce3" office:value-type="float" office:value="0.612981962851995" calcext:value-type="float">
            <text:p>0.612981962851995</text:p>
          </table:table-cell>
          <table:table-cell table:style-name="ce3" office:value-type="float" office:value="16.0724814113332" calcext:value-type="float">
            <text:p>16.0724814113332</text:p>
          </table:table-cell>
          <table:table-cell table:style-name="ce3" office:value-type="float" office:value="0.562775219024986" calcext:value-type="float">
            <text:p>0.562775219024986</text:p>
          </table:table-cell>
          <table:table-cell table:style-name="ce5" table:formula="of:=([.C58]/MAX([.$C$12:.$C$1000]))*MAX(0;([.A58]-[.$G$5])/([.$G$6]-[.$G$5]))" office:value-type="float" office:value="0.0505710285720007" calcext:value-type="float">
            <text:p>0.050571028572001</text:p>
          </table:table-cell>
          <table:table-cell table:style-name="ce6" table:formula="of:=MAX((1-[.$B$6])*[.E58] + [.$B$6] * [.E58]*[.E58];0)" office:value-type="float" office:value="0.0203224607980632" calcext:value-type="float">
            <text:p>0.020322460798063</text:p>
          </table:table-cell>
          <table:table-cell table:style-name="ce5" table:formula="of:=[.F58]*[.$G$8]+[.$G$7]" office:value-type="float" office:value="0.776896437191524" calcext:value-type="float">
            <text:p>0.776896437191524</text:p>
          </table:table-cell>
          <table:table-cell table:style-name="ce7" table:formula="of:=([.B58]-[.$G$7])/[.F58]" office:value-type="float" office:value="14.2675242104356" calcext:value-type="float">
            <text:p>14.2675242104356</text:p>
          </table:table-cell>
          <table:table-cell table:number-columns-repeated="1016"/>
        </table:table-row>
        <table:table-row table:style-name="ro1">
          <table:table-cell table:style-name="ce3" office:value-type="float" office:value="1098.00797499995" calcext:value-type="float">
            <text:p>1098.00797499995</text:p>
          </table:table-cell>
          <table:table-cell table:style-name="ce3" office:value-type="float" office:value="0.631215390926669" calcext:value-type="float">
            <text:p>0.631215390926669</text:p>
          </table:table-cell>
          <table:table-cell table:style-name="ce3" office:value-type="float" office:value="16.0723092417731" calcext:value-type="float">
            <text:p>16.0723092417731</text:p>
          </table:table-cell>
          <table:table-cell table:style-name="ce3" office:value-type="float" office:value="0.609272163237539" calcext:value-type="float">
            <text:p>0.609272163237539</text:p>
          </table:table-cell>
          <table:table-cell table:style-name="ce5" table:formula="of:=([.C59]/MAX([.$C$12:.$C$1000]))*MAX(0;([.A59]-[.$G$5])/([.$G$6]-[.$G$5]))" office:value-type="float" office:value="0.0533349736928056" calcext:value-type="float">
            <text:p>0.053334973692806</text:p>
          </table:table-cell>
          <table:table-cell table:style-name="ce6" table:formula="of:=MAX((1-[.$B$6])*[.E59] + [.$B$6] * [.E59]*[.E59];0)" office:value-type="float" office:value="0.0215260505001898" calcext:value-type="float">
            <text:p>0.02152605050019</text:p>
          </table:table-cell>
          <table:table-cell table:style-name="ce5" table:formula="of:=[.F59]*[.$G$8]+[.$G$7]" office:value-type="float" office:value="0.803776452311713" calcext:value-type="float">
            <text:p>0.803776452311713</text:p>
          </table:table-cell>
          <table:table-cell table:style-name="ce7" table:formula="of:=([.B59]-[.$G$7])/[.F59]" office:value-type="float" office:value="14.3168218212603" calcext:value-type="float">
            <text:p>14.3168218212603</text:p>
          </table:table-cell>
          <table:table-cell table:number-columns-repeated="1016"/>
        </table:table-row>
        <table:table-row table:style-name="ro1">
          <table:table-cell table:style-name="ce3" office:value-type="float" office:value="1099.96339999995" calcext:value-type="float">
            <text:p>1099.96339999995</text:p>
          </table:table-cell>
          <table:table-cell table:style-name="ce3" office:value-type="float" office:value="0.647791970301571" calcext:value-type="float">
            <text:p>0.647791970301571</text:p>
          </table:table-cell>
          <table:table-cell table:style-name="ce3" office:value-type="float" office:value="16.0722592089312" calcext:value-type="float">
            <text:p>16.0722592089312</text:p>
          </table:table-cell>
          <table:table-cell table:style-name="ce3" office:value-type="float" office:value="0.625602730158929" calcext:value-type="float">
            <text:p>0.625602730158929</text:p>
          </table:table-cell>
          <table:table-cell table:style-name="ce5" table:formula="of:=([.C60]/MAX([.$C$12:.$C$1000]))*MAX(0;([.A60]-[.$G$5])/([.$G$6]-[.$G$5]))" office:value-type="float" office:value="0.0555072012334183" calcext:value-type="float">
            <text:p>0.055507201233418</text:p>
          </table:table-cell>
          <table:table-cell table:style-name="ce6" table:formula="of:=MAX((1-[.$B$6])*[.E60] + [.$B$6] * [.E60]*[.E60];0)" office:value-type="float" office:value="0.0224787255712881" calcext:value-type="float">
            <text:p>0.022478725571288</text:p>
          </table:table-cell>
          <table:table-cell table:style-name="ce5" table:formula="of:=[.F60]*[.$G$8]+[.$G$7]" office:value-type="float" office:value="0.825052739629979" calcext:value-type="float">
            <text:p>0.825052739629979</text:p>
          </table:table-cell>
          <table:table-cell table:style-name="ce7" table:formula="of:=([.B60]-[.$G$7])/[.F60]" office:value-type="float" office:value="14.4474920462744" calcext:value-type="float">
            <text:p>14.4474920462744</text:p>
          </table:table-cell>
          <table:table-cell table:number-columns-repeated="1016"/>
        </table:table-row>
        <table:table-row table:style-name="ro1">
          <table:table-cell table:style-name="ce3" office:value-type="float" office:value="1102.15512500001" calcext:value-type="float">
            <text:p>1102.15512500001</text:p>
          </table:table-cell>
          <table:table-cell table:style-name="ce3" office:value-type="float" office:value="0.663964085857128" calcext:value-type="float">
            <text:p>0.663964085857128</text:p>
          </table:table-cell>
          <table:table-cell table:style-name="ce3" office:value-type="float" office:value="16.0722223275028" calcext:value-type="float">
            <text:p>16.0722223275028</text:p>
          </table:table-cell>
          <table:table-cell table:style-name="ce3" office:value-type="float" office:value="0.63978093956593" calcext:value-type="float">
            <text:p>0.63978093956593</text:p>
          </table:table-cell>
          <table:table-cell table:style-name="ce5" table:formula="of:=([.C61]/MAX([.$C$12:.$C$1000]))*MAX(0;([.A61]-[.$G$5])/([.$G$6]-[.$G$5]))" office:value-type="float" office:value="0.0579419810408344" calcext:value-type="float">
            <text:p>0.057941981040835</text:p>
          </table:table-cell>
          <table:table-cell table:style-name="ce6" table:formula="of:=MAX((1-[.$B$6])*[.E61] + [.$B$6] * [.E61]*[.E61];0)" office:value-type="float" office:value="0.0235536150802787" calcext:value-type="float">
            <text:p>0.023553615080279</text:p>
          </table:table-cell>
          <table:table-cell table:style-name="ce5" table:formula="of:=[.F61]*[.$G$8]+[.$G$7]" office:value-type="float" office:value="0.849058466999654" calcext:value-type="float">
            <text:p>0.849058466999654</text:p>
          </table:table-cell>
          <table:table-cell table:style-name="ce7" table:formula="of:=([.B61]-[.$G$7])/[.F61]" office:value-type="float" office:value="14.4747769416759" calcext:value-type="float">
            <text:p>14.4747769416759</text:p>
          </table:table-cell>
          <table:table-cell table:number-columns-repeated="1016"/>
        </table:table-row>
        <table:table-row table:style-name="ro1">
          <table:table-cell table:style-name="ce3" office:value-type="float" office:value="1104.00514999997" calcext:value-type="float">
            <text:p>1104.00514999997</text:p>
          </table:table-cell>
          <table:table-cell table:style-name="ce3" office:value-type="float" office:value="0.682582809203193" calcext:value-type="float">
            <text:p>0.682582809203193</text:p>
          </table:table-cell>
          <table:table-cell table:style-name="ce3" office:value-type="float" office:value="16.07207655668" calcext:value-type="float">
            <text:p>16.07207655668</text:p>
          </table:table-cell>
          <table:table-cell table:style-name="ce3" office:value-type="float" office:value="0.655016933165443" calcext:value-type="float">
            <text:p>0.655016933165443</text:p>
          </table:table-cell>
          <table:table-cell table:style-name="ce5" table:formula="of:=([.C62]/MAX([.$C$12:.$C$1000]))*MAX(0;([.A62]-[.$G$5])/([.$G$6]-[.$G$5]))" office:value-type="float" office:value="0.0599967308428344" calcext:value-type="float">
            <text:p>0.059996730842834</text:p>
          </table:table-cell>
          <table:table-cell table:style-name="ce6" table:formula="of:=MAX((1-[.$B$6])*[.E62] + [.$B$6] * [.E62]*[.E62];0)" office:value-type="float" office:value="0.0244665432703001" calcext:value-type="float">
            <text:p>0.0244665432703</text:p>
          </table:table-cell>
          <table:table-cell table:style-name="ce5" table:formula="of:=[.F62]*[.$G$8]+[.$G$7]" office:value-type="float" office:value="0.869447079089026" calcext:value-type="float">
            <text:p>0.869447079089026</text:p>
          </table:table-cell>
          <table:table-cell table:style-name="ce7" table:formula="of:=([.B62]-[.$G$7])/[.F62]" office:value-type="float" office:value="14.6956619016816" calcext:value-type="float">
            <text:p>14.6956619016816</text:p>
          </table:table-cell>
          <table:table-cell table:number-columns-repeated="1016"/>
        </table:table-row>
        <table:table-row table:style-name="ro1">
          <table:table-cell table:style-name="ce3" office:value-type="float" office:value="1106.60699999995" calcext:value-type="float">
            <text:p>1106.60699999995</text:p>
          </table:table-cell>
          <table:table-cell table:style-name="ce3" office:value-type="float" office:value="0.701411296808198" calcext:value-type="float">
            <text:p>0.701411296808198</text:p>
          </table:table-cell>
          <table:table-cell table:style-name="ce3" office:value-type="float" office:value="16.0720520256494" calcext:value-type="float">
            <text:p>16.0720520256494</text:p>
          </table:table-cell>
          <table:table-cell table:style-name="ce3" office:value-type="float" office:value="0.679364705188926" calcext:value-type="float">
            <text:p>0.679364705188926</text:p>
          </table:table-cell>
          <table:table-cell table:style-name="ce5" table:formula="of:=([.C63]/MAX([.$C$12:.$C$1000]))*MAX(0;([.A63]-[.$G$5])/([.$G$6]-[.$G$5]))" office:value-type="float" office:value="0.0628871461166074" calcext:value-type="float">
            <text:p>0.062887146116607</text:p>
          </table:table-cell>
          <table:table-cell table:style-name="ce6" table:formula="of:=MAX((1-[.$B$6])*[.E63] + [.$B$6] * [.E63]*[.E63];0)" office:value-type="float" office:value="0.0257597637455604" calcext:value-type="float">
            <text:p>0.02575976374556</text:p>
          </table:table-cell>
          <table:table-cell table:style-name="ce5" table:formula="of:=[.F63]*[.$G$8]+[.$G$7]" office:value-type="float" office:value="0.898328836607653" calcext:value-type="float">
            <text:p>0.898328836607653</text:p>
          </table:table-cell>
          <table:table-cell table:style-name="ce7" table:formula="of:=([.B63]-[.$G$7])/[.F63]" office:value-type="float" office:value="14.6888200973276" calcext:value-type="float">
            <text:p>14.6888200973276</text:p>
          </table:table-cell>
          <table:table-cell table:number-columns-repeated="1016"/>
        </table:table-row>
        <table:table-row table:style-name="ro1">
          <table:table-cell table:style-name="ce3" office:value-type="float" office:value="1108.49739999997" calcext:value-type="float">
            <text:p>1108.49739999997</text:p>
          </table:table-cell>
          <table:table-cell table:style-name="ce3" office:value-type="float" office:value="0.724228503875031" calcext:value-type="float">
            <text:p>0.724228503875031</text:p>
          </table:table-cell>
          <table:table-cell table:style-name="ce3" office:value-type="float" office:value="16.0719574864954" calcext:value-type="float">
            <text:p>16.0719574864954</text:p>
          </table:table-cell>
          <table:table-cell table:style-name="ce3" office:value-type="float" office:value="0.719136759131311" calcext:value-type="float">
            <text:p>0.719136759131311</text:p>
          </table:table-cell>
          <table:table-cell table:style-name="ce5" table:formula="of:=([.C64]/MAX([.$C$12:.$C$1000]))*MAX(0;([.A64]-[.$G$5])/([.$G$6]-[.$G$5]))" office:value-type="float" office:value="0.0649868903520946" calcext:value-type="float">
            <text:p>0.064986890352095</text:p>
          </table:table-cell>
          <table:table-cell table:style-name="ce6" table:formula="of:=MAX((1-[.$B$6])*[.E64] + [.$B$6] * [.E64]*[.E64];0)" office:value-type="float" office:value="0.0267058258583851" calcext:value-type="float">
            <text:p>0.026705825858385</text:p>
          </table:table-cell>
          <table:table-cell table:style-name="ce5" table:formula="of:=[.F64]*[.$G$8]+[.$G$7]" office:value-type="float" office:value="0.919457435375519" calcext:value-type="float">
            <text:p>0.919457435375519</text:p>
          </table:table-cell>
          <table:table-cell table:style-name="ce7" table:formula="of:=([.B64]-[.$G$7])/[.F64]" office:value-type="float" office:value="15.022854735985" calcext:value-type="float">
            <text:p>15.022854735985</text:p>
          </table:table-cell>
          <table:table-cell table:number-columns-repeated="1016"/>
        </table:table-row>
        <table:table-row table:style-name="ro1">
          <table:table-cell table:style-name="ce3" office:value-type="float" office:value="1110.60752500001" calcext:value-type="float">
            <text:p>1110.60752500001</text:p>
          </table:table-cell>
          <table:table-cell table:style-name="ce3" office:value-type="float" office:value="0.744354164233497" calcext:value-type="float">
            <text:p>0.744354164233497</text:p>
          </table:table-cell>
          <table:table-cell table:style-name="ce3" office:value-type="float" office:value="16.071763141104" calcext:value-type="float">
            <text:p>16.071763141104</text:p>
          </table:table-cell>
          <table:table-cell table:style-name="ce3" office:value-type="float" office:value="0.752083519413036" calcext:value-type="float">
            <text:p>0.752083519413036</text:p>
          </table:table-cell>
          <table:table-cell table:style-name="ce5" table:formula="of:=([.C65]/MAX([.$C$12:.$C$1000]))*MAX(0;([.A65]-[.$G$5])/([.$G$6]-[.$G$5]))" office:value-type="float" office:value="0.0673302908195994" calcext:value-type="float">
            <text:p>0.067330290819599</text:p>
          </table:table-cell>
          <table:table-cell table:style-name="ce6" table:formula="of:=MAX((1-[.$B$6])*[.E65] + [.$B$6] * [.E65]*[.E65];0)" office:value-type="float" office:value="0.0277682294822184" calcext:value-type="float">
            <text:p>0.027768229482219</text:p>
          </table:table-cell>
          <table:table-cell table:style-name="ce5" table:formula="of:=[.F65]*[.$G$8]+[.$G$7]" office:value-type="float" office:value="0.943184312916866" calcext:value-type="float">
            <text:p>0.943184312916866</text:p>
          </table:table-cell>
          <table:table-cell table:style-name="ce7" table:formula="of:=([.B65]-[.$G$7])/[.F65]" office:value-type="float" office:value="15.1728579995817" calcext:value-type="float">
            <text:p>15.1728579995817</text:p>
          </table:table-cell>
          <table:table-cell table:number-columns-repeated="1016"/>
        </table:table-row>
        <table:table-row table:style-name="ro1">
          <table:table-cell table:style-name="ce3" office:value-type="float" office:value="1112.52767499997" calcext:value-type="float">
            <text:p>1112.52767499997</text:p>
          </table:table-cell>
          <table:table-cell table:style-name="ce3" office:value-type="float" office:value="0.763834257795562" calcext:value-type="float">
            <text:p>0.763834257795562</text:p>
          </table:table-cell>
          <table:table-cell table:style-name="ce3" office:value-type="float" office:value="16.0716533050542" calcext:value-type="float">
            <text:p>16.0716533050542</text:p>
          </table:table-cell>
          <table:table-cell table:style-name="ce3" office:value-type="float" office:value="0.791364270545482" calcext:value-type="float">
            <text:p>0.791364270545482</text:p>
          </table:table-cell>
          <table:table-cell table:style-name="ce5" table:formula="of:=([.C66]/MAX([.$C$12:.$C$1000]))*MAX(0;([.A66]-[.$G$5])/([.$G$6]-[.$G$5]))" office:value-type="float" office:value="0.069462954813144" calcext:value-type="float">
            <text:p>0.069462954813144</text:p>
          </table:table-cell>
          <table:table-cell table:style-name="ce6" table:formula="of:=MAX((1-[.$B$6])*[.E66] + [.$B$6] * [.E66]*[.E66];0)" office:value-type="float" office:value="0.0287411075984282" calcext:value-type="float">
            <text:p>0.028741107598428</text:p>
          </table:table-cell>
          <table:table-cell table:style-name="ce5" table:formula="of:=[.F66]*[.$G$8]+[.$G$7]" office:value-type="float" office:value="0.964911798975956" calcext:value-type="float">
            <text:p>0.964911798975956</text:p>
          </table:table-cell>
          <table:table-cell table:style-name="ce7" table:formula="of:=([.B66]-[.$G$7])/[.F66]" office:value-type="float" office:value="15.3370392872288" calcext:value-type="float">
            <text:p>15.3370392872288</text:p>
          </table:table-cell>
          <table:table-cell table:number-columns-repeated="1016"/>
        </table:table-row>
        <table:table-row table:style-name="ro1">
          <table:table-cell table:style-name="ce3" office:value-type="float" office:value="1114.83882499995" calcext:value-type="float">
            <text:p>1114.83882499995</text:p>
          </table:table-cell>
          <table:table-cell table:style-name="ce3" office:value-type="float" office:value="0.786012216866372" calcext:value-type="float">
            <text:p>0.786012216866372</text:p>
          </table:table-cell>
          <table:table-cell table:style-name="ce3" office:value-type="float" office:value="16.0716124206747" calcext:value-type="float">
            <text:p>16.0716124206747</text:p>
          </table:table-cell>
          <table:table-cell table:style-name="ce3" office:value-type="float" office:value="0.817418577789958" calcext:value-type="float">
            <text:p>0.817418577789958</text:p>
          </table:table-cell>
          <table:table-cell table:style-name="ce5" table:formula="of:=([.C67]/MAX([.$C$12:.$C$1000]))*MAX(0;([.A67]-[.$G$5])/([.$G$6]-[.$G$5]))" office:value-type="float" office:value="0.0720302636189966" calcext:value-type="float">
            <text:p>0.072030263618997</text:p>
          </table:table-cell>
          <table:table-cell table:style-name="ce6" table:formula="of:=MAX((1-[.$B$6])*[.E67] + [.$B$6] * [.E67]*[.E67];0)" office:value-type="float" office:value="0.0299198636315527" calcext:value-type="float">
            <text:p>0.029919863631553</text:p>
          </table:table-cell>
          <table:table-cell table:style-name="ce5" table:formula="of:=[.F67]*[.$G$8]+[.$G$7]" office:value-type="float" office:value="0.99123719868436" calcext:value-type="float">
            <text:p>0.99123719868436</text:p>
          </table:table-cell>
          <table:table-cell table:style-name="ce7" table:formula="of:=([.B67]-[.$G$7])/[.F67]" office:value-type="float" office:value="15.4740496536931" calcext:value-type="float">
            <text:p>15.4740496536931</text:p>
          </table:table-cell>
          <table:table-cell table:number-columns-repeated="1016"/>
        </table:table-row>
        <table:table-row table:style-name="ro1">
          <table:table-cell table:style-name="ce3" office:value-type="float" office:value="1116.96892499995" calcext:value-type="float">
            <text:p>1116.96892499995</text:p>
          </table:table-cell>
          <table:table-cell table:style-name="ce3" office:value-type="float" office:value="0.807569651577515" calcext:value-type="float">
            <text:p>0.807569651577515</text:p>
          </table:table-cell>
          <table:table-cell table:style-name="ce3" office:value-type="float" office:value="16.0715634946308" calcext:value-type="float">
            <text:p>16.0715634946308</text:p>
          </table:table-cell>
          <table:table-cell table:style-name="ce3" office:value-type="float" office:value="0.846229809601383" calcext:value-type="float">
            <text:p>0.846229809601383</text:p>
          </table:table-cell>
          <table:table-cell table:style-name="ce5" table:formula="of:=([.C68]/MAX([.$C$12:.$C$1000]))*MAX(0;([.A68]-[.$G$5])/([.$G$6]-[.$G$5]))" office:value-type="float" office:value="0.0743963919333664" calcext:value-type="float">
            <text:p>0.074396391933366</text:p>
          </table:table-cell>
          <table:table-cell table:style-name="ce6" table:formula="of:=MAX((1-[.$B$6])*[.E68] + [.$B$6] * [.E68]*[.E68];0)" office:value-type="float" office:value="0.0310136035889485" calcext:value-type="float">
            <text:p>0.031013603588949</text:p>
          </table:table-cell>
          <table:table-cell table:style-name="ce5" table:formula="of:=[.F68]*[.$G$8]+[.$G$7]" office:value-type="float" office:value="1.01566391697583" calcext:value-type="float">
            <text:p>1.01566391697583</text:p>
          </table:table-cell>
          <table:table-cell table:style-name="ce7" table:formula="of:=([.B68]-[.$G$7])/[.F68]" office:value-type="float" office:value="15.6234308208601" calcext:value-type="float">
            <text:p>15.6234308208601</text:p>
          </table:table-cell>
          <table:table-cell table:number-columns-repeated="1016"/>
        </table:table-row>
        <table:table-row table:style-name="ro1">
          <table:table-cell table:style-name="ce3" office:value-type="float" office:value="1119.11899999998" calcext:value-type="float">
            <text:p>1119.11899999998</text:p>
          </table:table-cell>
          <table:table-cell table:style-name="ce3" office:value-type="float" office:value="0.827806361138616" calcext:value-type="float">
            <text:p>0.827806361138616</text:p>
          </table:table-cell>
          <table:table-cell table:style-name="ce3" office:value-type="float" office:value="16.0713956922447" calcext:value-type="float">
            <text:p>16.0713956922447</text:p>
          </table:table-cell>
          <table:table-cell table:style-name="ce3" office:value-type="float" office:value="0.875275074652636" calcext:value-type="float">
            <text:p>0.875275074652636</text:p>
          </table:table-cell>
          <table:table-cell table:style-name="ce5" table:formula="of:=([.C69]/MAX([.$C$12:.$C$1000]))*MAX(0;([.A69]-[.$G$5])/([.$G$6]-[.$G$5]))" office:value-type="float" office:value="0.0767841282288632" calcext:value-type="float">
            <text:p>0.076784128228863</text:p>
          </table:table-cell>
          <table:table-cell table:style-name="ce6" table:formula="of:=MAX((1-[.$B$6])*[.E69] + [.$B$6] * [.E69]*[.E69];0)" office:value-type="float" office:value="0.0321244829238353" calcext:value-type="float">
            <text:p>0.032124482923835</text:p>
          </table:table-cell>
          <table:table-cell table:style-name="ce5" table:formula="of:=[.F69]*[.$G$8]+[.$G$7]" office:value-type="float" office:value="1.0404734124922" calcext:value-type="float">
            <text:p>1.0404734124922</text:p>
          </table:table-cell>
          <table:table-cell table:style-name="ce7" table:formula="of:=([.B69]-[.$G$7])/[.F69]" office:value-type="float" office:value="15.7131120502515" calcext:value-type="float">
            <text:p>15.7131120502515</text:p>
          </table:table-cell>
          <table:table-cell table:number-columns-repeated="1016"/>
        </table:table-row>
        <table:table-row table:style-name="ro1">
          <table:table-cell table:style-name="ce3" office:value-type="float" office:value="1121.18194999997" calcext:value-type="float">
            <text:p>1121.18194999997</text:p>
          </table:table-cell>
          <table:table-cell table:style-name="ce3" office:value-type="float" office:value="0.849794109849851" calcext:value-type="float">
            <text:p>0.849794109849851</text:p>
          </table:table-cell>
          <table:table-cell table:style-name="ce3" office:value-type="float" office:value="16.0712932509089" calcext:value-type="float">
            <text:p>16.0712932509089</text:p>
          </table:table-cell>
          <table:table-cell table:style-name="ce3" office:value-type="float" office:value="0.905662093539009" calcext:value-type="float">
            <text:p>0.905662093539009</text:p>
          </table:table-cell>
          <table:table-cell table:style-name="ce5" table:formula="of:=([.C70]/MAX([.$C$12:.$C$1000]))*MAX(0;([.A70]-[.$G$5])/([.$G$6]-[.$G$5]))" office:value-type="float" office:value="0.0790753503030516" calcext:value-type="float">
            <text:p>0.079075350303052</text:p>
          </table:table-cell>
          <table:table-cell table:style-name="ce6" table:formula="of:=MAX((1-[.$B$6])*[.E70] + [.$B$6] * [.E70]*[.E70];0)" office:value-type="float" office:value="0.0331972135582258" calcext:value-type="float">
            <text:p>0.033197213558226</text:p>
          </table:table-cell>
          <table:table-cell table:style-name="ce5" table:formula="of:=[.F70]*[.$G$8]+[.$G$7]" office:value-type="float" office:value="1.06443092527364" calcext:value-type="float">
            <text:p>1.06443092527364</text:p>
          </table:table-cell>
          <table:table-cell table:style-name="ce7" table:formula="of:=([.B70]-[.$G$7])/[.F70]" office:value-type="float" office:value="15.8676976766722" calcext:value-type="float">
            <text:p>15.8676976766722</text:p>
          </table:table-cell>
          <table:table-cell table:number-columns-repeated="1016"/>
        </table:table-row>
        <table:table-row table:style-name="ro1">
          <table:table-cell table:style-name="ce3" office:value-type="float" office:value="1123.39109999998" calcext:value-type="float">
            <text:p>1123.39109999998</text:p>
          </table:table-cell>
          <table:table-cell table:style-name="ce3" office:value-type="float" office:value="0.872805232316782" calcext:value-type="float">
            <text:p>0.872805232316782</text:p>
          </table:table-cell>
          <table:table-cell table:style-name="ce3" office:value-type="float" office:value="16.0712002772984" calcext:value-type="float">
            <text:p>16.0712002772984</text:p>
          </table:table-cell>
          <table:table-cell table:style-name="ce3" office:value-type="float" office:value="0.933640523005559" calcext:value-type="float">
            <text:p>0.933640523005559</text:p>
          </table:table-cell>
          <table:table-cell table:style-name="ce5" table:formula="of:=([.C71]/MAX([.$C$12:.$C$1000]))*MAX(0;([.A71]-[.$G$5])/([.$G$6]-[.$G$5]))" office:value-type="float" office:value="0.0815290023436637" calcext:value-type="float">
            <text:p>0.081529002343664</text:p>
          </table:table-cell>
          <table:table-cell table:style-name="ce6" table:formula="of:=MAX((1-[.$B$6])*[.E71] + [.$B$6] * [.E71]*[.E71];0)" office:value-type="float" office:value="0.034353327147742" calcext:value-type="float">
            <text:p>0.034353327147742</text:p>
          </table:table-cell>
          <table:table-cell table:style-name="ce5" table:formula="of:=[.F71]*[.$G$8]+[.$G$7]" office:value-type="float" office:value="1.09025064665539" calcext:value-type="float">
            <text:p>1.09025064665539</text:p>
          </table:table-cell>
          <table:table-cell table:style-name="ce7" table:formula="of:=([.B71]-[.$G$7])/[.F71]" office:value-type="float" office:value="16.0035291065808" calcext:value-type="float">
            <text:p>16.0035291065808</text:p>
          </table:table-cell>
          <table:table-cell table:number-columns-repeated="1016"/>
        </table:table-row>
        <table:table-row table:style-name="ro1">
          <table:table-cell table:style-name="ce3" office:value-type="float" office:value="1125.56540000001" calcext:value-type="float">
            <text:p>1125.56540000001</text:p>
          </table:table-cell>
          <table:table-cell table:style-name="ce3" office:value-type="float" office:value="0.895474003279584" calcext:value-type="float">
            <text:p>0.895474003279584</text:p>
          </table:table-cell>
          <table:table-cell table:style-name="ce3" office:value-type="float" office:value="16.0710896431622" calcext:value-type="float">
            <text:p>16.0710896431622</text:p>
          </table:table-cell>
          <table:table-cell table:style-name="ce3" office:value-type="float" office:value="0.968824952727776" calcext:value-type="float">
            <text:p>0.968824952727776</text:p>
          </table:table-cell>
          <table:table-cell table:style-name="ce5" table:formula="of:=([.C72]/MAX([.$C$12:.$C$1000]))*MAX(0;([.A72]-[.$G$5])/([.$G$6]-[.$G$5]))" office:value-type="float" office:value="0.083943819658687" calcext:value-type="float">
            <text:p>0.083943819658687</text:p>
          </table:table-cell>
          <table:table-cell table:style-name="ce6" table:formula="of:=MAX((1-[.$B$6])*[.E72] + [.$B$6] * [.E72]*[.E72];0)" office:value-type="float" office:value="0.035498549134815" calcext:value-type="float">
            <text:p>0.035498549134815</text:p>
          </table:table-cell>
          <table:table-cell table:style-name="ce5" table:formula="of:=[.F72]*[.$G$8]+[.$G$7]" office:value-type="float" office:value="1.11582712365092" calcext:value-type="float">
            <text:p>1.11582712365092</text:p>
          </table:table-cell>
          <table:table-cell table:style-name="ce7" table:formula="of:=([.B72]-[.$G$7])/[.F72]" office:value-type="float" office:value="16.1258207963819" calcext:value-type="float">
            <text:p>16.1258207963819</text:p>
          </table:table-cell>
          <table:table-cell table:number-columns-repeated="1016"/>
        </table:table-row>
        <table:table-row table:style-name="ro1">
          <table:table-cell table:style-name="ce3" office:value-type="float" office:value="1127.67722500001" calcext:value-type="float">
            <text:p>1127.67722500001</text:p>
          </table:table-cell>
          <table:table-cell table:style-name="ce3" office:value-type="float" office:value="0.918725108927128" calcext:value-type="float">
            <text:p>0.918725108927128</text:p>
          </table:table-cell>
          <table:table-cell table:style-name="ce3" office:value-type="float" office:value="16.0708641509471" calcext:value-type="float">
            <text:p>16.0708641509471</text:p>
          </table:table-cell>
          <table:table-cell table:style-name="ce3" office:value-type="float" office:value="1.00748559205366" calcext:value-type="float">
            <text:p>1.00748559205366</text:p>
          </table:table-cell>
          <table:table-cell table:style-name="ce5" table:formula="of:=([.C73]/MAX([.$C$12:.$C$1000]))*MAX(0;([.A73]-[.$G$5])/([.$G$6]-[.$G$5]))" office:value-type="float" office:value="0.0862885854906356" calcext:value-type="float">
            <text:p>0.086288585490636</text:p>
          </table:table-cell>
          <table:table-cell table:style-name="ce6" table:formula="of:=MAX((1-[.$B$6])*[.E73] + [.$B$6] * [.E73]*[.E73];0)" office:value-type="float" office:value="0.0366175802226993" calcext:value-type="float">
            <text:p>0.036617580222699</text:p>
          </table:table-cell>
          <table:table-cell table:style-name="ce5" table:formula="of:=[.F73]*[.$G$8]+[.$G$7]" office:value-type="float" office:value="1.14081867393516" calcext:value-type="float">
            <text:p>1.14081867393516</text:p>
          </table:table-cell>
          <table:table-cell table:style-name="ce7" table:formula="of:=([.B73]-[.$G$7])/[.F73]" office:value-type="float" office:value="16.267987778118" calcext:value-type="float">
            <text:p>16.267987778118</text:p>
          </table:table-cell>
          <table:table-cell table:number-columns-repeated="1016"/>
        </table:table-row>
        <table:table-row table:style-name="ro1">
          <table:table-cell table:style-name="ce3" office:value-type="float" office:value="1129.61224999998" calcext:value-type="float">
            <text:p>1129.61224999998</text:p>
          </table:table-cell>
          <table:table-cell table:style-name="ce3" office:value-type="float" office:value="0.941580745845196" calcext:value-type="float">
            <text:p>0.941580745845196</text:p>
          </table:table-cell>
          <table:table-cell table:style-name="ce3" office:value-type="float" office:value="16.0707661911068" calcext:value-type="float">
            <text:p>16.0707661911068</text:p>
          </table:table-cell>
          <table:table-cell table:style-name="ce3" office:value-type="float" office:value="1.04197551860668" calcext:value-type="float">
            <text:p>1.04197551860668</text:p>
          </table:table-cell>
          <table:table-cell table:style-name="ce5" table:formula="of:=([.C74]/MAX([.$C$12:.$C$1000]))*MAX(0;([.A74]-[.$G$5])/([.$G$6]-[.$G$5]))" office:value-type="float" office:value="0.0884375898656526" calcext:value-type="float">
            <text:p>0.088437589865653</text:p>
          </table:table-cell>
          <table:table-cell table:style-name="ce6" table:formula="of:=MAX((1-[.$B$6])*[.E74] + [.$B$6] * [.E74]*[.E74];0)" office:value-type="float" office:value="0.0376492688500761" calcext:value-type="float">
            <text:p>0.037649268850076</text:p>
          </table:table-cell>
          <table:table-cell table:style-name="ce5" table:formula="of:=[.F74]*[.$G$8]+[.$G$7]" office:value-type="float" office:value="1.16385958717513" calcext:value-type="float">
            <text:p>1.16385958717513</text:p>
          </table:table-cell>
          <table:table-cell table:style-name="ce7" table:formula="of:=([.B74]-[.$G$7])/[.F74]" office:value-type="float" office:value="16.4292695007793" calcext:value-type="float">
            <text:p>16.4292695007793</text:p>
          </table:table-cell>
          <table:table-cell table:number-columns-repeated="1016"/>
        </table:table-row>
        <table:table-row table:style-name="ro1">
          <table:table-cell table:style-name="ce3" office:value-type="float" office:value="1131.88939999997" calcext:value-type="float">
            <text:p>1131.88939999997</text:p>
          </table:table-cell>
          <table:table-cell table:style-name="ce3" office:value-type="float" office:value="0.966975392427132" calcext:value-type="float">
            <text:p>0.966975392427132</text:p>
          </table:table-cell>
          <table:table-cell table:style-name="ce3" office:value-type="float" office:value="16.0707097845692" calcext:value-type="float">
            <text:p>16.0707097845692</text:p>
          </table:table-cell>
          <table:table-cell table:style-name="ce3" office:value-type="float" office:value="1.07205969833873" calcext:value-type="float">
            <text:p>1.07205969833873</text:p>
          </table:table-cell>
          <table:table-cell table:style-name="ce5" table:formula="of:=([.C75]/MAX([.$C$12:.$C$1000]))*MAX(0;([.A75]-[.$G$5])/([.$G$6]-[.$G$5]))" office:value-type="float" office:value="0.0909668518676824" calcext:value-type="float">
            <text:p>0.090966851867683</text:p>
          </table:table-cell>
          <table:table-cell table:style-name="ce6" table:formula="of:=MAX((1-[.$B$6])*[.E75] + [.$B$6] * [.E75]*[.E75];0)" office:value-type="float" office:value="0.0388709651184341" calcext:value-type="float">
            <text:p>0.038870965118434</text:p>
          </table:table-cell>
          <table:table-cell table:style-name="ce5" table:formula="of:=[.F75]*[.$G$8]+[.$G$7]" office:value-type="float" office:value="1.19114397994429" calcext:value-type="float">
            <text:p>1.19114397994429</text:p>
          </table:table-cell>
          <table:table-cell table:style-name="ce7" table:formula="of:=([.B75]-[.$G$7])/[.F75]" office:value-type="float" office:value="16.5662115428605" calcext:value-type="float">
            <text:p>16.5662115428605</text:p>
          </table:table-cell>
          <table:table-cell table:number-columns-repeated="1016"/>
        </table:table-row>
        <table:table-row table:style-name="ro1">
          <table:table-cell table:style-name="ce3" office:value-type="float" office:value="1133.972325" calcext:value-type="float">
            <text:p>1133.972325</text:p>
          </table:table-cell>
          <table:table-cell table:style-name="ce5" office:value-type="float" office:value="0.990513946064938" calcext:value-type="float">
            <text:p>0.990513946064938</text:p>
          </table:table-cell>
          <table:table-cell table:style-name="ce3" office:value-type="float" office:value="16.0706336529327" calcext:value-type="float">
            <text:p>16.0706336529327</text:p>
          </table:table-cell>
          <table:table-cell table:style-name="ce3" office:value-type="float" office:value="1.11275738020507" calcext:value-type="float">
            <text:p>1.11275738020507</text:p>
          </table:table-cell>
          <table:table-cell table:style-name="ce5" table:formula="of:=([.C76]/MAX([.$C$12:.$C$1000]))*MAX(0;([.A76]-[.$G$5])/([.$G$6]-[.$G$5]))" office:value-type="float" office:value="0.0932802275083651" calcext:value-type="float">
            <text:p>0.093280227508365</text:p>
          </table:table-cell>
          <table:table-cell table:style-name="ce6" table:formula="of:=MAX((1-[.$B$6])*[.E76] + [.$B$6] * [.E76]*[.E76];0)" office:value-type="float" office:value="0.0399954407098229" calcext:value-type="float">
            <text:p>0.039995440709823</text:p>
          </table:table-cell>
          <table:table-cell table:style-name="ce5" table:formula="of:=[.F76]*[.$G$8]+[.$G$7]" office:value-type="float" office:value="1.21625712343946" calcext:value-type="float">
            <text:p>1.21625712343946</text:p>
          </table:table-cell>
          <table:table-cell table:style-name="ce7" table:formula="of:=([.B76]-[.$G$7])/[.F76]" office:value-type="float" office:value="16.6889818644005" calcext:value-type="float">
            <text:p>16.6889818644005</text:p>
          </table:table-cell>
          <table:table-cell table:number-columns-repeated="1016"/>
        </table:table-row>
        <table:table-row table:style-name="ro1">
          <table:table-cell table:style-name="ce3" office:value-type="float" office:value="1136.39099999997" calcext:value-type="float">
            <text:p>1136.39099999997</text:p>
          </table:table-cell>
          <table:table-cell table:style-name="ce5" office:value-type="float" office:value="1.01344082045557" calcext:value-type="float">
            <text:p>1.01344082045557</text:p>
          </table:table-cell>
          <table:table-cell table:style-name="ce3" office:value-type="float" office:value="16.0703483909731" calcext:value-type="float">
            <text:p>16.0703483909731</text:p>
          </table:table-cell>
          <table:table-cell table:style-name="ce3" office:value-type="float" office:value="1.1545345455002" calcext:value-type="float">
            <text:p>1.1545345455002</text:p>
          </table:table-cell>
          <table:table-cell table:style-name="ce5" table:formula="of:=([.C77]/MAX([.$C$12:.$C$1000]))*MAX(0;([.A77]-[.$G$5])/([.$G$6]-[.$G$5]))" office:value-type="float" office:value="0.09596529679152" calcext:value-type="float">
            <text:p>0.09596529679152</text:p>
          </table:table-cell>
          <table:table-cell table:style-name="ce6" table:formula="of:=MAX((1-[.$B$6])*[.E77] + [.$B$6] * [.E77]*[.E77];0)" office:value-type="float" office:value="0.0413090428714817" calcext:value-type="float">
            <text:p>0.041309042871482</text:p>
          </table:table-cell>
          <table:table-cell table:style-name="ce5" table:formula="of:=[.F77]*[.$G$8]+[.$G$7]" office:value-type="float" office:value="1.24559406933133" calcext:value-type="float">
            <text:p>1.24559406933133</text:p>
          </table:table-cell>
          <table:table-cell table:style-name="ce7" table:formula="of:=([.B77]-[.$G$7])/[.F77]" office:value-type="float" office:value="16.713291111671" calcext:value-type="float">
            <text:p>16.713291111671</text:p>
          </table:table-cell>
          <table:table-cell table:number-columns-repeated="1016"/>
        </table:table-row>
        <table:table-row table:style-name="ro1">
          <table:table-cell table:style-name="ce3" office:value-type="float" office:value="1138.13604999995" calcext:value-type="float">
            <text:p>1138.13604999995</text:p>
          </table:table-cell>
          <table:table-cell table:style-name="ce5" office:value-type="float" office:value="1.03995663431612" calcext:value-type="float">
            <text:p>1.03995663431612</text:p>
          </table:table-cell>
          <table:table-cell table:style-name="ce3" office:value-type="float" office:value="16.0702377017074" calcext:value-type="float">
            <text:p>16.0702377017074</text:p>
          </table:table-cell>
          <table:table-cell table:style-name="ce3" office:value-type="float" office:value="1.18773149295083" calcext:value-type="float">
            <text:p>1.18773149295083</text:p>
          </table:table-cell>
          <table:table-cell table:style-name="ce5" table:formula="of:=([.C78]/MAX([.$C$12:.$C$1000]))*MAX(0;([.A78]-[.$G$5])/([.$G$6]-[.$G$5]))" office:value-type="float" office:value="0.0979030679040054" calcext:value-type="float">
            <text:p>0.097903067904006</text:p>
          </table:table-cell>
          <table:table-cell table:style-name="ce6" table:formula="of:=MAX((1-[.$B$6])*[.E78] + [.$B$6] * [.E78]*[.E78];0)" office:value-type="float" office:value="0.0422626918686423" calcext:value-type="float">
            <text:p>0.042262691868642</text:p>
          </table:table-cell>
          <table:table-cell table:style-name="ce5" table:formula="of:=[.F78]*[.$G$8]+[.$G$7]" office:value-type="float" office:value="1.26689210753965" calcext:value-type="float">
            <text:p>1.26689210753965</text:p>
          </table:table-cell>
          <table:table-cell table:style-name="ce7" table:formula="of:=([.B78]-[.$G$7])/[.F78]" office:value-type="float" office:value="16.9635638719941" calcext:value-type="float">
            <text:p>16.9635638719941</text:p>
          </table:table-cell>
          <table:table-cell table:number-columns-repeated="1016"/>
        </table:table-row>
        <table:table-row table:style-name="ro1">
          <table:table-cell table:style-name="ce3" office:value-type="float" office:value="1140.37452499999" calcext:value-type="float">
            <text:p>1140.37452499999</text:p>
          </table:table-cell>
          <table:table-cell table:style-name="ce5" office:value-type="float" office:value="1.06573441189701" calcext:value-type="float">
            <text:p>1.06573441189701</text:p>
          </table:table-cell>
          <table:table-cell table:style-name="ce3" office:value-type="float" office:value="16.0700844430016" calcext:value-type="float">
            <text:p>16.0700844430016</text:p>
          </table:table-cell>
          <table:table-cell table:style-name="ce3" office:value-type="float" office:value="1.22228673223844" calcext:value-type="float">
            <text:p>1.22228673223844</text:p>
          </table:table-cell>
          <table:table-cell table:style-name="ce5" table:formula="of:=([.C79]/MAX([.$C$12:.$C$1000]))*MAX(0;([.A79]-[.$G$5])/([.$G$6]-[.$G$5]))" office:value-type="float" office:value="0.100388647741434" calcext:value-type="float">
            <text:p>0.100388647741434</text:p>
          </table:table-cell>
          <table:table-cell table:style-name="ce6" table:formula="of:=MAX((1-[.$B$6])*[.E79] + [.$B$6] * [.E79]*[.E79];0)" office:value-type="float" office:value="0.0434928644394032" calcext:value-type="float">
            <text:p>0.043492864439403</text:p>
          </table:table-cell>
          <table:table-cell table:style-name="ce5" table:formula="of:=[.F79]*[.$G$8]+[.$G$7]" office:value-type="float" office:value="1.29436580330497" calcext:value-type="float">
            <text:p>1.29436580330497</text:p>
          </table:table-cell>
          <table:table-cell table:style-name="ce7" table:formula="of:=([.B79]-[.$G$7])/[.F79]" office:value-type="float" office:value="17.0764482880126" calcext:value-type="float">
            <text:p>17.0764482880126</text:p>
          </table:table-cell>
          <table:table-cell table:number-columns-repeated="1016"/>
        </table:table-row>
        <table:table-row table:style-name="ro1">
          <table:table-cell table:style-name="ce3" office:value-type="float" office:value="1142.27342499995" calcext:value-type="float">
            <text:p>1142.27342499995</text:p>
          </table:table-cell>
          <table:table-cell table:style-name="ce5" office:value-type="float" office:value="1.09164892991018" calcext:value-type="float">
            <text:p>1.09164892991018</text:p>
          </table:table-cell>
          <table:table-cell table:style-name="ce3" office:value-type="float" office:value="16.0699830329031" calcext:value-type="float">
            <text:p>16.0699830329031</text:p>
          </table:table-cell>
          <table:table-cell table:style-name="ce3" office:value-type="float" office:value="1.27519463497172" calcext:value-type="float">
            <text:p>1.27519463497172</text:p>
          </table:table-cell>
          <table:table-cell table:style-name="ce5" table:formula="of:=([.C80]/MAX([.$C$12:.$C$1000]))*MAX(0;([.A80]-[.$G$5])/([.$G$6]-[.$G$5]))" office:value-type="float" office:value="0.102497312189062" calcext:value-type="float">
            <text:p>0.102497312189062</text:p>
          </table:table-cell>
          <table:table-cell table:style-name="ce6" table:formula="of:=MAX((1-[.$B$6])*[.E80] + [.$B$6] * [.E80]*[.E80];0)" office:value-type="float" office:value="0.0445425958837214" calcext:value-type="float">
            <text:p>0.044542595883721</text:p>
          </table:table-cell>
          <table:table-cell table:style-name="ce5" table:formula="of:=[.F80]*[.$G$8]+[.$G$7]" office:value-type="float" office:value="1.31780967046797" calcext:value-type="float">
            <text:p>1.31780967046797</text:p>
          </table:table-cell>
          <table:table-cell table:style-name="ce7" table:formula="of:=([.B80]-[.$G$7])/[.F80]" office:value-type="float" office:value="17.2558009532417" calcext:value-type="float">
            <text:p>17.2558009532417</text:p>
          </table:table-cell>
          <table:table-cell table:number-columns-repeated="1016"/>
        </table:table-row>
        <table:table-row table:style-name="ro1">
          <table:table-cell table:style-name="ce3" office:value-type="float" office:value="1144.67340000001" calcext:value-type="float">
            <text:p>1144.67340000001</text:p>
          </table:table-cell>
          <table:table-cell table:style-name="ce5" office:value-type="float" office:value="1.11555505462502" calcext:value-type="float">
            <text:p>1.11555505462502</text:p>
          </table:table-cell>
          <table:table-cell table:style-name="ce3" office:value-type="float" office:value="16.0698600207311" calcext:value-type="float">
            <text:p>16.0698600207311</text:p>
          </table:table-cell>
          <table:table-cell table:style-name="ce3" office:value-type="float" office:value="1.31083238992989" calcext:value-type="float">
            <text:p>1.31083238992989</text:p>
          </table:table-cell>
          <table:table-cell table:style-name="ce5" table:formula="of:=([.C81]/MAX([.$C$12:.$C$1000]))*MAX(0;([.A81]-[.$G$5])/([.$G$6]-[.$G$5]))" office:value-type="float" office:value="0.105162399202118" calcext:value-type="float">
            <text:p>0.105162399202118</text:p>
          </table:table-cell>
          <table:table-cell table:style-name="ce6" table:formula="of:=MAX((1-[.$B$6])*[.E81] + [.$B$6] * [.E81]*[.E81];0)" office:value-type="float" office:value="0.0458773397345295" calcext:value-type="float">
            <text:p>0.04587733973453</text:p>
          </table:table-cell>
          <table:table-cell table:style-name="ce5" table:formula="of:=[.F81]*[.$G$8]+[.$G$7]" office:value-type="float" office:value="1.34761877803005" calcext:value-type="float">
            <text:p>1.34761877803005</text:p>
          </table:table-cell>
          <table:table-cell table:style-name="ce7" table:formula="of:=([.B81]-[.$G$7])/[.F81]" office:value-type="float" office:value="17.2748528535217" calcext:value-type="float">
            <text:p>17.2748528535217</text:p>
          </table:table-cell>
          <table:table-cell table:number-columns-repeated="1016"/>
        </table:table-row>
        <table:table-row table:style-name="ro1">
          <table:table-cell table:style-name="ce3" office:value-type="float" office:value="1146.51704999998" calcext:value-type="float">
            <text:p>1146.51704999998</text:p>
          </table:table-cell>
          <table:table-cell table:style-name="ce5" office:value-type="float" office:value="1.13859309085859" calcext:value-type="float">
            <text:p>1.13859309085859</text:p>
          </table:table-cell>
          <table:table-cell table:style-name="ce3" office:value-type="float" office:value="16.0698034437338" calcext:value-type="float">
            <text:p>16.0698034437338</text:p>
          </table:table-cell>
          <table:table-cell table:style-name="ce3" office:value-type="float" office:value="1.35175139265292" calcext:value-type="float">
            <text:p>1.35175139265292</text:p>
          </table:table-cell>
          <table:table-cell table:style-name="ce5" table:formula="of:=([.C82]/MAX([.$C$12:.$C$1000]))*MAX(0;([.A82]-[.$G$5])/([.$G$6]-[.$G$5]))" office:value-type="float" office:value="0.10720993232553" calcext:value-type="float">
            <text:p>0.10720993232553</text:p>
          </table:table-cell>
          <table:table-cell table:style-name="ce6" table:formula="of:=MAX((1-[.$B$6])*[.E82] + [.$B$6] * [.E82]*[.E82];0)" office:value-type="float" office:value="0.0469088758016701" calcext:value-type="float">
            <text:p>0.04690887580167</text:p>
          </table:table-cell>
          <table:table-cell table:style-name="ce5" table:formula="of:=[.F82]*[.$G$8]+[.$G$7]" office:value-type="float" office:value="1.37065628411104" calcext:value-type="float">
            <text:p>1.37065628411104</text:p>
          </table:table-cell>
          <table:table-cell table:style-name="ce7" table:formula="of:=([.B82]-[.$G$7])/[.F82]" office:value-type="float" office:value="17.386098377347" calcext:value-type="float">
            <text:p>17.386098377347</text:p>
          </table:table-cell>
          <table:table-cell table:number-columns-repeated="1016"/>
        </table:table-row>
        <table:table-row table:style-name="ro1">
          <table:table-cell table:style-name="ce3" office:value-type="float" office:value="1148.90852500002" calcext:value-type="float">
            <text:p>1148.90852500002</text:p>
          </table:table-cell>
          <table:table-cell table:style-name="ce5" office:value-type="float" office:value="1.16498137418727" calcext:value-type="float">
            <text:p>1.16498137418727</text:p>
          </table:table-cell>
          <table:table-cell table:style-name="ce3" office:value-type="float" office:value="16.0696493081109" calcext:value-type="float">
            <text:p>16.0696493081109</text:p>
          </table:table-cell>
          <table:table-cell table:style-name="ce3" office:value-type="float" office:value="1.38719838759663" calcext:value-type="float">
            <text:p>1.38719838759663</text:p>
          </table:table-cell>
          <table:table-cell table:style-name="ce5" table:formula="of:=([.C83]/MAX([.$C$12:.$C$1000]))*MAX(0;([.A83]-[.$G$5])/([.$G$6]-[.$G$5]))" office:value-type="float" office:value="0.109865299055929" calcext:value-type="float">
            <text:p>0.109865299055929</text:p>
          </table:table-cell>
          <table:table-cell table:style-name="ce6" table:formula="of:=MAX((1-[.$B$6])*[.E83] + [.$B$6] * [.E83]*[.E83];0)" office:value-type="float" office:value="0.0482545025307826" calcext:value-type="float">
            <text:p>0.048254502530783</text:p>
          </table:table-cell>
          <table:table-cell table:style-name="ce5" table:formula="of:=[.F83]*[.$G$8]+[.$G$7]" office:value-type="float" office:value="1.40070844122137" calcext:value-type="float">
            <text:p>1.40070844122137</text:p>
          </table:table-cell>
          <table:table-cell table:style-name="ce7" table:formula="of:=([.B83]-[.$G$7])/[.F83]" office:value-type="float" office:value="17.4481254314076" calcext:value-type="float">
            <text:p>17.4481254314076</text:p>
          </table:table-cell>
          <table:table-cell table:number-columns-repeated="1016"/>
        </table:table-row>
        <table:table-row table:style-name="ro1">
          <table:table-cell table:style-name="ce3" office:value-type="float" office:value="1150.84057499999" calcext:value-type="float">
            <text:p>1150.84057499999</text:p>
          </table:table-cell>
          <table:table-cell table:style-name="ce5" office:value-type="float" office:value="1.18993395375223" calcext:value-type="float">
            <text:p>1.18993395375223</text:p>
          </table:table-cell>
          <table:table-cell table:style-name="ce3" office:value-type="float" office:value="16.0695724816245" calcext:value-type="float">
            <text:p>16.0695724816245</text:p>
          </table:table-cell>
          <table:table-cell table:style-name="ce3" office:value-type="float" office:value="1.43109511787803" calcext:value-type="float">
            <text:p>1.43109511787803</text:p>
          </table:table-cell>
          <table:table-cell table:style-name="ce5" table:formula="of:=([.C84]/MAX([.$C$12:.$C$1000]))*MAX(0;([.A84]-[.$G$5])/([.$G$6]-[.$G$5]))" office:value-type="float" office:value="0.112010839944756" calcext:value-type="float">
            <text:p>0.112010839944756</text:p>
          </table:table-cell>
          <table:table-cell table:style-name="ce6" table:formula="of:=MAX((1-[.$B$6])*[.E84] + [.$B$6] * [.E84]*[.E84];0)" office:value-type="float" office:value="0.0493482605865917" calcext:value-type="float">
            <text:p>0.049348260586592</text:p>
          </table:table-cell>
          <table:table-cell table:style-name="ce5" table:formula="of:=[.F84]*[.$G$8]+[.$G$7]" office:value-type="float" office:value="1.4251355637084" calcext:value-type="float">
            <text:p>1.4251355637084</text:p>
          </table:table-cell>
          <table:table-cell table:style-name="ce7" table:formula="of:=([.B84]-[.$G$7])/[.F84]" office:value-type="float" office:value="17.5670465797081" calcext:value-type="float">
            <text:p>17.5670465797081</text:p>
          </table:table-cell>
          <table:table-cell table:number-columns-repeated="1016"/>
        </table:table-row>
        <table:table-row table:style-name="ro1">
          <table:table-cell table:style-name="ce3" office:value-type="float" office:value="1153.13982499996" calcext:value-type="float">
            <text:p>1153.13982499996</text:p>
          </table:table-cell>
          <table:table-cell table:style-name="ce5" office:value-type="float" office:value="1.21517889885185" calcext:value-type="float">
            <text:p>1.21517889885185</text:p>
          </table:table-cell>
          <table:table-cell table:style-name="ce3" office:value-type="float" office:value="16.0694259709882" calcext:value-type="float">
            <text:p>16.0694259709882</text:p>
          </table:table-cell>
          <table:table-cell table:style-name="ce3" office:value-type="float" office:value="1.47993403821255" calcext:value-type="float">
            <text:p>1.47993403821255</text:p>
          </table:table-cell>
          <table:table-cell table:style-name="ce5" table:formula="of:=([.C85]/MAX([.$C$12:.$C$1000]))*MAX(0;([.A85]-[.$G$5])/([.$G$6]-[.$G$5]))" office:value-type="float" office:value="0.114563736870778" calcext:value-type="float">
            <text:p>0.114563736870778</text:p>
          </table:table-cell>
          <table:table-cell table:style-name="ce6" table:formula="of:=MAX((1-[.$B$6])*[.E85] + [.$B$6] * [.E85]*[.E85];0)" office:value-type="float" office:value="0.0506572380198397" calcext:value-type="float">
            <text:p>0.05065723801984</text:p>
          </table:table-cell>
          <table:table-cell table:style-name="ce5" table:formula="of:=[.F85]*[.$G$8]+[.$G$7]" office:value-type="float" office:value="1.45436922459427" calcext:value-type="float">
            <text:p>1.45436922459427</text:p>
          </table:table-cell>
          <table:table-cell table:style-name="ce7" table:formula="of:=([.B85]-[.$G$7])/[.F85]" office:value-type="float" office:value="17.6114642709585" calcext:value-type="float">
            <text:p>17.6114642709585</text:p>
          </table:table-cell>
          <table:table-cell table:number-columns-repeated="1016"/>
        </table:table-row>
        <table:table-row table:style-name="ro1">
          <table:table-cell table:style-name="ce3" office:value-type="float" office:value="1155.00472500001" calcext:value-type="float">
            <text:p>1155.00472500001</text:p>
          </table:table-cell>
          <table:table-cell table:style-name="ce5" office:value-type="float" office:value="1.24404870572887" calcext:value-type="float">
            <text:p>1.24404870572887</text:p>
          </table:table-cell>
          <table:table-cell table:style-name="ce3" office:value-type="float" office:value="16.0692199255763" calcext:value-type="float">
            <text:p>16.0692199255763</text:p>
          </table:table-cell>
          <table:table-cell table:style-name="ce3" office:value-type="float" office:value="1.53349505661621" calcext:value-type="float">
            <text:p>1.53349505661621</text:p>
          </table:table-cell>
          <table:table-cell table:style-name="ce5" table:formula="of:=([.C86]/MAX([.$C$12:.$C$1000]))*MAX(0;([.A86]-[.$G$5])/([.$G$6]-[.$G$5]))" office:value-type="float" office:value="0.116633700294036" calcext:value-type="float">
            <text:p>0.116633700294036</text:p>
          </table:table-cell>
          <table:table-cell table:style-name="ce6" table:formula="of:=MAX((1-[.$B$6])*[.E86] + [.$B$6] * [.E86]*[.E86];0)" office:value-type="float" office:value="0.051724623736689" calcext:value-type="float">
            <text:p>0.051724623736689</text:p>
          </table:table-cell>
          <table:table-cell table:style-name="ce5" table:formula="of:=[.F86]*[.$G$8]+[.$G$7]" office:value-type="float" office:value="1.47820736823848" calcext:value-type="float">
            <text:p>1.47820736823848</text:p>
          </table:table-cell>
          <table:table-cell table:style-name="ce7" table:formula="of:=([.B86]-[.$G$7])/[.F86]" office:value-type="float" office:value="17.8061796837312" calcext:value-type="float">
            <text:p>17.8061796837312</text:p>
          </table:table-cell>
          <table:table-cell table:number-columns-repeated="1016"/>
        </table:table-row>
        <table:table-row table:style-name="ro1">
          <table:table-cell table:style-name="ce3" office:value-type="float" office:value="1157.33117499999" calcext:value-type="float">
            <text:p>1157.33117499999</text:p>
          </table:table-cell>
          <table:table-cell table:style-name="ce5" office:value-type="float" office:value="1.26796719172664" calcext:value-type="float">
            <text:p>1.26796719172664</text:p>
          </table:table-cell>
          <table:table-cell table:style-name="ce3" office:value-type="float" office:value="16.0690879105026" calcext:value-type="float">
            <text:p>16.0690879105026</text:p>
          </table:table-cell>
          <table:table-cell table:style-name="ce3" office:value-type="float" office:value="1.56749318628865" calcext:value-type="float">
            <text:p>1.56749318628865</text:p>
          </table:table-cell>
          <table:table-cell table:style-name="ce5" table:formula="of:=([.C87]/MAX([.$C$12:.$C$1000]))*MAX(0;([.A87]-[.$G$5])/([.$G$6]-[.$G$5]))" office:value-type="float" office:value="0.1192168186072" calcext:value-type="float">
            <text:p>0.1192168186072</text:p>
          </table:table-cell>
          <table:table-cell table:style-name="ce6" table:formula="of:=MAX((1-[.$B$6])*[.E87] + [.$B$6] * [.E87]*[.E87];0)" office:value-type="float" office:value="0.0530641922831219" calcext:value-type="float">
            <text:p>0.053064192283122</text:p>
          </table:table-cell>
          <table:table-cell table:style-name="ce5" table:formula="of:=[.F87]*[.$G$8]+[.$G$7]" office:value-type="float" office:value="1.50812422671527" calcext:value-type="float">
            <text:p>1.50812422671527</text:p>
          </table:table-cell>
          <table:table-cell table:style-name="ce7" table:formula="of:=([.B87]-[.$G$7])/[.F87]" office:value-type="float" office:value="17.8074213451694" calcext:value-type="float">
            <text:p>17.8074213451694</text:p>
          </table:table-cell>
          <table:table-cell table:number-columns-repeated="1016"/>
        </table:table-row>
        <table:table-row table:style-name="ro1">
          <table:table-cell table:style-name="ce5" office:value-type="float" office:value="1159.31337500001" calcext:value-type="float">
            <text:p>1159.31337500001</text:p>
          </table:table-cell>
          <table:table-cell table:style-name="ce5" office:value-type="float" office:value="1.29504450660897" calcext:value-type="float">
            <text:p>1.29504450660897</text:p>
          </table:table-cell>
          <table:table-cell table:style-name="ce5" office:value-type="float" office:value="16.0688805780377" calcext:value-type="float">
            <text:p>16.0688805780377</text:p>
          </table:table-cell>
          <table:table-cell table:style-name="ce5" office:value-type="float" office:value="1.62734358849387" calcext:value-type="float">
            <text:p>1.62734358849387</text:p>
          </table:table-cell>
          <table:table-cell table:style-name="ce5" table:formula="of:=([.C88]/MAX([.$C$12:.$C$1000]))*MAX(0;([.A88]-[.$G$5])/([.$G$6]-[.$G$5]))" office:value-type="float" office:value="0.121416956933277" calcext:value-type="float">
            <text:p>0.121416956933277</text:p>
          </table:table-cell>
          <table:table-cell table:style-name="ce6" table:formula="of:=MAX((1-[.$B$6])*[.E88] + [.$B$6] * [.E88]*[.E88];0)" office:value-type="float" office:value="0.0542117828468029" calcext:value-type="float">
            <text:p>0.054211782846803</text:p>
          </table:table-cell>
          <table:table-cell table:style-name="ce5" table:formula="of:=[.F88]*[.$G$8]+[.$G$7]" office:value-type="float" office:value="1.53375360161689" calcext:value-type="float">
            <text:p>1.53375360161689</text:p>
          </table:table-cell>
          <table:table-cell table:style-name="ce7" table:formula="of:=([.B88]-[.$G$7])/[.F88]" office:value-type="float" office:value="17.9299350466998" calcext:value-type="float">
            <text:p>17.9299350466998</text:p>
          </table:table-cell>
          <table:table-cell table:number-columns-repeated="1016"/>
        </table:table-row>
        <table:table-row table:style-name="ro1">
          <table:table-cell table:style-name="ce5" office:value-type="float" office:value="1161.84977499995" calcext:value-type="float">
            <text:p>1161.84977499995</text:p>
          </table:table-cell>
          <table:table-cell table:style-name="ce5" office:value-type="float" office:value="1.32215160240727" calcext:value-type="float">
            <text:p>1.32215160240727</text:p>
          </table:table-cell>
          <table:table-cell table:style-name="ce5" office:value-type="float" office:value="16.0687200571009" calcext:value-type="float">
            <text:p>16.0687200571009</text:p>
          </table:table-cell>
          <table:table-cell table:style-name="ce5" office:value-type="float" office:value="1.67258064090259" calcext:value-type="float">
            <text:p>1.67258064090259</text:p>
          </table:table-cell>
          <table:table-cell table:style-name="ce5" table:formula="of:=([.C89]/MAX([.$C$12:.$C$1000]))*MAX(0;([.A89]-[.$G$5])/([.$G$6]-[.$G$5]))" office:value-type="float" office:value="0.124232955495557" calcext:value-type="float">
            <text:p>0.124232955495557</text:p>
          </table:table-cell>
          <table:table-cell table:style-name="ce6" table:formula="of:=MAX((1-[.$B$6])*[.E89] + [.$B$6] * [.E89]*[.E89];0)" office:value-type="float" office:value="0.0556895046889874" calcext:value-type="float">
            <text:p>0.055689504688987</text:p>
          </table:table-cell>
          <table:table-cell table:style-name="ce5" table:formula="of:=[.F89]*[.$G$8]+[.$G$7]" office:value-type="float" office:value="1.5667558659194" calcext:value-type="float">
            <text:p>1.5667558659194</text:p>
          </table:table-cell>
          <table:table-cell table:style-name="ce7" table:formula="of:=([.B89]-[.$G$7])/[.F89]" office:value-type="float" office:value="17.9409180704178" calcext:value-type="float">
            <text:p>17.9409180704178</text:p>
          </table:table-cell>
          <table:table-cell table:number-columns-repeated="1016"/>
        </table:table-row>
        <table:table-row table:style-name="ro1">
          <table:table-cell table:style-name="ce5" office:value-type="float" office:value="1163.56889999996" calcext:value-type="float">
            <text:p>1163.56889999996</text:p>
          </table:table-cell>
          <table:table-cell table:style-name="ce5" office:value-type="float" office:value="1.35109076511189" calcext:value-type="float">
            <text:p>1.35109076511189</text:p>
          </table:table-cell>
          <table:table-cell table:style-name="ce5" office:value-type="float" office:value="16.0685452492149" calcext:value-type="float">
            <text:p>16.0685452492149</text:p>
          </table:table-cell>
          <table:table-cell table:style-name="ce5" office:value-type="float" office:value="1.72104610497887" calcext:value-type="float">
            <text:p>1.72104610497887</text:p>
          </table:table-cell>
          <table:table-cell table:style-name="ce5" table:formula="of:=([.C90]/MAX([.$C$12:.$C$1000]))*MAX(0;([.A90]-[.$G$5])/([.$G$6]-[.$G$5]))" office:value-type="float" office:value="0.126141037036815" calcext:value-type="float">
            <text:p>0.126141037036815</text:p>
          </table:table-cell>
          <table:table-cell table:style-name="ce6" table:formula="of:=MAX((1-[.$B$6])*[.E90] + [.$B$6] * [.E90]*[.E90];0)" office:value-type="float" office:value="0.0566964672751973" calcext:value-type="float">
            <text:p>0.056696467275197</text:p>
          </table:table-cell>
          <table:table-cell table:style-name="ce5" table:formula="of:=[.F90]*[.$G$8]+[.$G$7]" office:value-type="float" office:value="1.58924456742205" calcext:value-type="float">
            <text:p>1.58924456742205</text:p>
          </table:table-cell>
          <table:table-cell table:style-name="ce7" table:formula="of:=([.B90]-[.$G$7])/[.F90]" office:value-type="float" office:value="18.1326994982213" calcext:value-type="float">
            <text:p>18.1326994982213</text:p>
          </table:table-cell>
          <table:table-cell table:number-columns-repeated="1016"/>
        </table:table-row>
        <table:table-row table:style-name="ro1">
          <table:table-cell table:style-name="ce5" office:value-type="float" office:value="1165.87707499994" calcext:value-type="float">
            <text:p>1165.87707499994</text:p>
          </table:table-cell>
          <table:table-cell table:style-name="ce5" office:value-type="float" office:value="1.38276609228095" calcext:value-type="float">
            <text:p>1.38276609228095</text:p>
          </table:table-cell>
          <table:table-cell table:style-name="ce5" office:value-type="float" office:value="16.0682998826019" calcext:value-type="float">
            <text:p>16.0682998826019</text:p>
          </table:table-cell>
          <table:table-cell table:style-name="ce5" office:value-type="float" office:value="1.77575616671523" calcext:value-type="float">
            <text:p>1.77575616671523</text:p>
          </table:table-cell>
          <table:table-cell table:style-name="ce5" table:formula="of:=([.C91]/MAX([.$C$12:.$C$1000]))*MAX(0;([.A91]-[.$G$5])/([.$G$6]-[.$G$5]))" office:value-type="float" office:value="0.128702762904193" calcext:value-type="float">
            <text:p>0.128702762904193</text:p>
          </table:table-cell>
          <table:table-cell table:style-name="ce6" table:formula="of:=MAX((1-[.$B$6])*[.E91] + [.$B$6] * [.E91]*[.E91];0)" office:value-type="float" office:value="0.0580555950174302" calcext:value-type="float">
            <text:p>0.05805559501743</text:p>
          </table:table-cell>
          <table:table-cell table:style-name="ce5" table:formula="of:=[.F91]*[.$G$8]+[.$G$7]" office:value-type="float" office:value="1.61959824542123" calcext:value-type="float">
            <text:p>1.61959824542123</text:p>
          </table:table-cell>
          <table:table-cell table:style-name="ce7" table:formula="of:=([.B91]-[.$G$7])/[.F91]" office:value-type="float" office:value="18.25380190424" calcext:value-type="float">
            <text:p>18.25380190424</text:p>
          </table:table-cell>
          <table:table-cell table:number-columns-repeated="1016"/>
        </table:table-row>
        <table:table-row table:style-name="ro1">
          <table:table-cell table:style-name="ce5" office:value-type="float" office:value="1167.99654999998" calcext:value-type="float">
            <text:p>1167.99654999998</text:p>
          </table:table-cell>
          <table:table-cell table:style-name="ce5" office:value-type="float" office:value="1.41087126464246" calcext:value-type="float">
            <text:p>1.41087126464246</text:p>
          </table:table-cell>
          <table:table-cell table:style-name="ce5" office:value-type="float" office:value="16.0681325351682" calcext:value-type="float">
            <text:p>16.0681325351682</text:p>
          </table:table-cell>
          <table:table-cell table:style-name="ce5" office:value-type="float" office:value="1.82600093649633" calcext:value-type="float">
            <text:p>1.82600093649633</text:p>
          </table:table-cell>
          <table:table-cell table:style-name="ce5" table:formula="of:=([.C92]/MAX([.$C$12:.$C$1000]))*MAX(0;([.A92]-[.$G$5])/([.$G$6]-[.$G$5]))" office:value-type="float" office:value="0.131055464030767" calcext:value-type="float">
            <text:p>0.131055464030767</text:p>
          </table:table-cell>
          <table:table-cell table:style-name="ce6" table:formula="of:=MAX((1-[.$B$6])*[.E92] + [.$B$6] * [.E92]*[.E92];0)" office:value-type="float" office:value="0.0593111085223453" calcext:value-type="float">
            <text:p>0.059311108522345</text:p>
          </table:table-cell>
          <table:table-cell table:style-name="ce5" table:formula="of:=[.F92]*[.$G$8]+[.$G$7]" office:value-type="float" office:value="1.64763788545479" calcext:value-type="float">
            <text:p>1.64763788545479</text:p>
          </table:table-cell>
          <table:table-cell table:style-name="ce7" table:formula="of:=([.B92]-[.$G$7])/[.F92]" office:value-type="float" office:value="18.3412606903582" calcext:value-type="float">
            <text:p>18.3412606903582</text:p>
          </table:table-cell>
          <table:table-cell table:number-columns-repeated="1016"/>
        </table:table-row>
        <table:table-row table:style-name="ro1">
          <table:table-cell table:style-name="ce5" office:value-type="float" office:value="1170.17680000002" calcext:value-type="float">
            <text:p>1170.17680000002</text:p>
          </table:table-cell>
          <table:table-cell table:style-name="ce5" office:value-type="float" office:value="1.4414809421118" calcext:value-type="float">
            <text:p>1.4414809421118</text:p>
          </table:table-cell>
          <table:table-cell table:style-name="ce5" office:value-type="float" office:value="16.0679297211818" calcext:value-type="float">
            <text:p>16.0679297211818</text:p>
          </table:table-cell>
          <table:table-cell table:style-name="ce5" office:value-type="float" office:value="1.87053646379454" calcext:value-type="float">
            <text:p>1.87053646379454</text:p>
          </table:table-cell>
          <table:table-cell table:style-name="ce5" table:formula="of:=([.C93]/MAX([.$C$12:.$C$1000]))*MAX(0;([.A93]-[.$G$5])/([.$G$6]-[.$G$5]))" office:value-type="float" office:value="0.133475321892487" calcext:value-type="float">
            <text:p>0.133475321892487</text:p>
          </table:table-cell>
          <table:table-cell table:style-name="ce6" table:formula="of:=MAX((1-[.$B$6])*[.E93] + [.$B$6] * [.E93]*[.E93];0)" office:value-type="float" office:value="0.0606097358794313" calcext:value-type="float">
            <text:p>0.060609735879431</text:p>
          </table:table-cell>
          <table:table-cell table:style-name="ce5" table:formula="of:=[.F93]*[.$G$8]+[.$G$7]" office:value-type="float" office:value="1.67664039597169" calcext:value-type="float">
            <text:p>1.67664039597169</text:p>
          </table:table-cell>
          <table:table-cell table:style-name="ce7" table:formula="of:=([.B93]-[.$G$7])/[.F93]" office:value-type="float" office:value="18.4533089359883" calcext:value-type="float">
            <text:p>18.4533089359883</text:p>
          </table:table-cell>
          <table:table-cell table:number-columns-repeated="1016"/>
        </table:table-row>
        <table:table-row table:style-name="ro1">
          <table:table-cell table:style-name="ce5" office:value-type="float" office:value="1172.28139999996" calcext:value-type="float">
            <text:p>1172.28139999996</text:p>
          </table:table-cell>
          <table:table-cell table:style-name="ce5" office:value-type="float" office:value="1.47479498643933" calcext:value-type="float">
            <text:p>1.47479498643933</text:p>
          </table:table-cell>
          <table:table-cell table:style-name="ce5" office:value-type="float" office:value="16.0677747207504" calcext:value-type="float">
            <text:p>16.0677747207504</text:p>
          </table:table-cell>
          <table:table-cell table:style-name="ce5" office:value-type="float" office:value="1.9105740242064" calcext:value-type="float">
            <text:p>1.9105740242064</text:p>
          </table:table-cell>
          <table:table-cell table:style-name="ce5" table:formula="of:=([.C94]/MAX([.$C$12:.$C$1000]))*MAX(0;([.A94]-[.$G$5])/([.$G$6]-[.$G$5]))" office:value-type="float" office:value="0.135811502548461" calcext:value-type="float">
            <text:p>0.135811502548461</text:p>
          </table:table-cell>
          <table:table-cell table:style-name="ce6" table:formula="of:=MAX((1-[.$B$6])*[.E94] + [.$B$6] * [.E94]*[.E94];0)" office:value-type="float" office:value="0.0618704574043471" calcext:value-type="float">
            <text:p>0.061870457404347</text:p>
          </table:table-cell>
          <table:table-cell table:style-name="ce5" table:formula="of:=[.F94]*[.$G$8]+[.$G$7]" office:value-type="float" office:value="1.70479634778169" calcext:value-type="float">
            <text:p>1.70479634778169</text:p>
          </table:table-cell>
          <table:table-cell table:style-name="ce7" table:formula="of:=([.B94]-[.$G$7])/[.F94]" office:value-type="float" office:value="18.6157380009673" calcext:value-type="float">
            <text:p>18.6157380009673</text:p>
          </table:table-cell>
          <table:table-cell table:number-columns-repeated="1016"/>
        </table:table-row>
        <table:table-row table:style-name="ro1">
          <table:table-cell table:style-name="ce5" office:value-type="float" office:value="1174.37580000001" calcext:value-type="float">
            <text:p>1174.37580000001</text:p>
          </table:table-cell>
          <table:table-cell table:style-name="ce5" office:value-type="float" office:value="1.50231896663445" calcext:value-type="float">
            <text:p>1.50231896663445</text:p>
          </table:table-cell>
          <table:table-cell table:style-name="ce5" office:value-type="float" office:value="16.0676282105" calcext:value-type="float">
            <text:p>16.0676282105</text:p>
          </table:table-cell>
          <table:table-cell table:style-name="ce5" office:value-type="float" office:value="1.96237011749163" calcext:value-type="float">
            <text:p>1.96237011749163</text:p>
          </table:table-cell>
          <table:table-cell table:style-name="ce5" table:formula="of:=([.C95]/MAX([.$C$12:.$C$1000]))*MAX(0;([.A95]-[.$G$5])/([.$G$6]-[.$G$5]))" office:value-type="float" office:value="0.138136382605849" calcext:value-type="float">
            <text:p>0.138136382605849</text:p>
          </table:table-cell>
          <table:table-cell table:style-name="ce6" table:formula="of:=MAX((1-[.$B$6])*[.E95] + [.$B$6] * [.E95]*[.E95];0)" office:value-type="float" office:value="0.0631319074898048" calcext:value-type="float">
            <text:p>0.063131907489805</text:p>
          </table:table-cell>
          <table:table-cell table:style-name="ce5" table:formula="of:=[.F95]*[.$G$8]+[.$G$7]" office:value-type="float" office:value="1.73296857068336" calcext:value-type="float">
            <text:p>1.73296857068336</text:p>
          </table:table-cell>
          <table:table-cell table:style-name="ce7" table:formula="of:=([.B95]-[.$G$7])/[.F95]" office:value-type="float" office:value="18.6797493078265" calcext:value-type="float">
            <text:p>18.6797493078265</text:p>
          </table:table-cell>
          <table:table-cell table:number-columns-repeated="1016"/>
        </table:table-row>
        <table:table-row table:style-name="ro1">
          <table:table-cell table:style-name="ce5" office:value-type="float" office:value="1176.41537499997" calcext:value-type="float">
            <text:p>1176.41537499997</text:p>
          </table:table-cell>
          <table:table-cell table:style-name="ce5" office:value-type="float" office:value="1.53115115817771" calcext:value-type="float">
            <text:p>1.53115115817771</text:p>
          </table:table-cell>
          <table:table-cell table:style-name="ce5" office:value-type="float" office:value="16.0674578803342" calcext:value-type="float">
            <text:p>16.0674578803342</text:p>
          </table:table-cell>
          <table:table-cell table:style-name="ce5" office:value-type="float" office:value="2.02464850990147" calcext:value-type="float">
            <text:p>2.02464850990147</text:p>
          </table:table-cell>
          <table:table-cell table:style-name="ce5" table:formula="of:=([.C96]/MAX([.$C$12:.$C$1000]))*MAX(0;([.A96]-[.$G$5])/([.$G$6]-[.$G$5]))" office:value-type="float" office:value="0.140400121974136" calcext:value-type="float">
            <text:p>0.140400121974136</text:p>
          </table:table-cell>
          <table:table-cell table:style-name="ce6" table:formula="of:=MAX((1-[.$B$6])*[.E96] + [.$B$6] * [.E96]*[.E96];0)" office:value-type="float" office:value="0.064366727508152" calcext:value-type="float">
            <text:p>0.064366727508152</text:p>
          </table:table-cell>
          <table:table-cell table:style-name="ce5" table:formula="of:=[.F96]*[.$G$8]+[.$G$7]" office:value-type="float" office:value="1.76054605884668" calcext:value-type="float">
            <text:p>1.76054605884668</text:p>
          </table:table-cell>
          <table:table-cell table:style-name="ce7" table:formula="of:=([.B96]-[.$G$7])/[.F96]" office:value-type="float" office:value="18.7693307326321" calcext:value-type="float">
            <text:p>18.7693307326321</text:p>
          </table:table-cell>
          <table:table-cell table:number-columns-repeated="1016"/>
        </table:table-row>
        <table:table-row table:style-name="ro1">
          <table:table-cell table:style-name="ce5" office:value-type="float" office:value="1178.63472499995" calcext:value-type="float">
            <text:p>1178.63472499995</text:p>
          </table:table-cell>
          <table:table-cell table:style-name="ce5" office:value-type="float" office:value="1.55983619283788" calcext:value-type="float">
            <text:p>1.55983619283788</text:p>
          </table:table-cell>
          <table:table-cell table:style-name="ce5" office:value-type="float" office:value="16.0670635013783" calcext:value-type="float">
            <text:p>16.0670635013783</text:p>
          </table:table-cell>
          <table:table-cell table:style-name="ce5" office:value-type="float" office:value="2.0964562692764" calcext:value-type="float">
            <text:p>2.0964562692764</text:p>
          </table:table-cell>
          <table:table-cell table:style-name="ce5" table:formula="of:=([.C97]/MAX([.$C$12:.$C$1000]))*MAX(0;([.A97]-[.$G$5])/([.$G$6]-[.$G$5]))" office:value-type="float" office:value="0.142861481727843" calcext:value-type="float">
            <text:p>0.142861481727843</text:p>
          </table:table-cell>
          <table:table-cell table:style-name="ce6" table:formula="of:=MAX((1-[.$B$6])*[.E97] + [.$B$6] * [.E97]*[.E97];0)" office:value-type="float" office:value="0.0657166721050309" calcext:value-type="float">
            <text:p>0.065716672105031</text:p>
          </table:table-cell>
          <table:table-cell table:style-name="ce5" table:formula="of:=[.F97]*[.$G$8]+[.$G$7]" office:value-type="float" office:value="1.79069464778144" calcext:value-type="float">
            <text:p>1.79069464778144</text:p>
          </table:table-cell>
          <table:table-cell table:style-name="ce7" table:formula="of:=([.B97]-[.$G$7])/[.F97]" office:value-type="float" office:value="18.8202687662146" calcext:value-type="float">
            <text:p>18.8202687662146</text:p>
          </table:table-cell>
          <table:table-cell table:number-columns-repeated="1016"/>
        </table:table-row>
        <table:table-row table:style-name="ro1">
          <table:table-cell table:style-name="ce5" office:value-type="float" office:value="1180.53447499997" calcext:value-type="float">
            <text:p>1180.53447499997</text:p>
          </table:table-cell>
          <table:table-cell table:style-name="ce5" office:value-type="float" office:value="1.58926980907341" calcext:value-type="float">
            <text:p>1.58926980907341</text:p>
          </table:table-cell>
          <table:table-cell table:style-name="ce5" office:value-type="float" office:value="16.0668601956702" calcext:value-type="float">
            <text:p>16.0668601956702</text:p>
          </table:table-cell>
          <table:table-cell table:style-name="ce5" office:value-type="float" office:value="2.21271306129109" calcext:value-type="float">
            <text:p>2.21271306129109</text:p>
          </table:table-cell>
          <table:table-cell table:style-name="ce5" table:formula="of:=([.C98]/MAX([.$C$12:.$C$1000]))*MAX(0;([.A98]-[.$G$5])/([.$G$6]-[.$G$5]))" office:value-type="float" office:value="0.144969506071483" calcext:value-type="float">
            <text:p>0.144969506071483</text:p>
          </table:table-cell>
          <table:table-cell table:style-name="ce6" table:formula="of:=MAX((1-[.$B$6])*[.E98] + [.$B$6] * [.E98]*[.E98];0)" office:value-type="float" office:value="0.0668788965915327" calcext:value-type="float">
            <text:p>0.066878896591533</text:p>
          </table:table-cell>
          <table:table-cell table:style-name="ce5" table:formula="of:=[.F98]*[.$G$8]+[.$G$7]" office:value-type="float" office:value="1.8166508450761" calcext:value-type="float">
            <text:p>1.8166508450761</text:p>
          </table:table-cell>
          <table:table-cell table:style-name="ce7" table:formula="of:=([.B98]-[.$G$7])/[.F98]" office:value-type="float" office:value="18.9333124828157" calcext:value-type="float">
            <text:p>18.9333124828157</text:p>
          </table:table-cell>
          <table:table-cell table:number-columns-repeated="1016"/>
        </table:table-row>
        <table:table-row table:style-name="ro1">
          <table:table-cell table:style-name="ce5" office:value-type="float" office:value="1182.85199999994" calcext:value-type="float">
            <text:p>1182.85199999994</text:p>
          </table:table-cell>
          <table:table-cell table:style-name="ce5" office:value-type="float" office:value="1.62018718044583" calcext:value-type="float">
            <text:p>1.62018718044583</text:p>
          </table:table-cell>
          <table:table-cell table:style-name="ce5" office:value-type="float" office:value="16.0668011169557" calcext:value-type="float">
            <text:p>16.0668011169557</text:p>
          </table:table-cell>
          <table:table-cell table:style-name="ce5" office:value-type="float" office:value="2.23790742490919" calcext:value-type="float">
            <text:p>2.23790742490919</text:p>
          </table:table-cell>
          <table:table-cell table:style-name="ce5" table:formula="of:=([.C99]/MAX([.$C$12:.$C$1000]))*MAX(0;([.A99]-[.$G$5])/([.$G$6]-[.$G$5]))" office:value-type="float" office:value="0.147542769850046" calcext:value-type="float">
            <text:p>0.147542769850046</text:p>
          </table:table-cell>
          <table:table-cell table:style-name="ce6" table:formula="of:=MAX((1-[.$B$6])*[.E99] + [.$B$6] * [.E99]*[.E99];0)" office:value-type="float" office:value="0.0683052122735821" calcext:value-type="float">
            <text:p>0.068305212273582</text:p>
          </table:table-cell>
          <table:table-cell table:style-name="ce5" table:formula="of:=[.F99]*[.$G$8]+[.$G$7]" office:value-type="float" office:value="1.84850504508455" calcext:value-type="float">
            <text:p>1.84850504508455</text:p>
          </table:table-cell>
          <table:table-cell table:style-name="ce7" table:formula="of:=([.B99]-[.$G$7])/[.F99]" office:value-type="float" office:value="18.9905920188103" calcext:value-type="float">
            <text:p>18.9905920188103</text:p>
          </table:table-cell>
          <table:table-cell table:number-columns-repeated="1016"/>
        </table:table-row>
        <table:table-row table:style-name="ro1">
          <table:table-cell table:style-name="ce5" office:value-type="float" office:value="1184.83419999996" calcext:value-type="float">
            <text:p>1184.83419999996</text:p>
          </table:table-cell>
          <table:table-cell table:style-name="ce5" office:value-type="float" office:value="1.64804715756873" calcext:value-type="float">
            <text:p>1.64804715756873</text:p>
          </table:table-cell>
          <table:table-cell table:style-name="ce5" office:value-type="float" office:value="16.0666821232188" calcext:value-type="float">
            <text:p>16.0666821232188</text:p>
          </table:table-cell>
          <table:table-cell table:style-name="ce5" office:value-type="float" office:value="2.28341106840166" calcext:value-type="float">
            <text:p>2.28341106840166</text:p>
          </table:table-cell>
          <table:table-cell table:style-name="ce5" table:formula="of:=([.C100]/MAX([.$C$12:.$C$1000]))*MAX(0;([.A100]-[.$G$5])/([.$G$6]-[.$G$5]))" office:value-type="float" office:value="0.14974305242847" calcext:value-type="float">
            <text:p>0.14974305242847</text:p>
          </table:table-cell>
          <table:table-cell table:style-name="ce6" table:formula="of:=MAX((1-[.$B$6])*[.E100] + [.$B$6] * [.E100]*[.E100];0)" office:value-type="float" office:value="0.0695314079014093" calcext:value-type="float">
            <text:p>0.069531407901409</text:p>
          </table:table-cell>
          <table:table-cell table:style-name="ce5" table:formula="of:=[.F100]*[.$G$8]+[.$G$7]" office:value-type="float" office:value="1.87588992296949" calcext:value-type="float">
            <text:p>1.87588992296949</text:p>
          </table:table-cell>
          <table:table-cell table:style-name="ce7" table:formula="of:=([.B100]-[.$G$7])/[.F100]" office:value-type="float" office:value="19.0563723094391" calcext:value-type="float">
            <text:p>19.0563723094391</text:p>
          </table:table-cell>
          <table:table-cell table:number-columns-repeated="1016"/>
        </table:table-row>
        <table:table-row table:style-name="ro1">
          <table:table-cell table:style-name="ce5" office:value-type="float" office:value="1187.17212499997" calcext:value-type="float">
            <text:p>1187.17212499997</text:p>
          </table:table-cell>
          <table:table-cell table:style-name="ce5" office:value-type="float" office:value="1.67819944141754" calcext:value-type="float">
            <text:p>1.67819944141754</text:p>
          </table:table-cell>
          <table:table-cell table:style-name="ce5" office:value-type="float" office:value="16.0664836461119" calcext:value-type="float">
            <text:p>16.0664836461119</text:p>
          </table:table-cell>
          <table:table-cell table:style-name="ce5" office:value-type="float" office:value="2.33717440099627" calcext:value-type="float">
            <text:p>2.33717440099627</text:p>
          </table:table-cell>
          <table:table-cell table:style-name="ce5" table:formula="of:=([.C101]/MAX([.$C$12:.$C$1000]))*MAX(0;([.A101]-[.$G$5])/([.$G$6]-[.$G$5]))" office:value-type="float" office:value="0.152337603968616" calcext:value-type="float">
            <text:p>0.152337603968616</text:p>
          </table:table-cell>
          <table:table-cell table:style-name="ce6" table:formula="of:=MAX((1-[.$B$6])*[.E101] + [.$B$6] * [.E101]*[.E101];0)" office:value-type="float" office:value="0.0709851631856144" calcext:value-type="float">
            <text:p>0.070985163185614</text:p>
          </table:table-cell>
          <table:table-cell table:style-name="ce5" table:formula="of:=[.F101]*[.$G$8]+[.$G$7]" office:value-type="float" office:value="1.90835693722812" calcext:value-type="float">
            <text:p>1.90835693722812</text:p>
          </table:table-cell>
          <table:table-cell table:style-name="ce7" table:formula="of:=([.B101]-[.$G$7])/[.F101]" office:value-type="float" office:value="19.0908722217627" calcext:value-type="float">
            <text:p>19.0908722217627</text:p>
          </table:table-cell>
          <table:table-cell table:number-columns-repeated="1016"/>
        </table:table-row>
        <table:table-row table:style-name="ro1">
          <table:table-cell table:style-name="ce5" office:value-type="float" office:value="1189.04382499999" calcext:value-type="float">
            <text:p>1189.04382499999</text:p>
          </table:table-cell>
          <table:table-cell table:style-name="ce5" office:value-type="float" office:value="1.70898508956864" calcext:value-type="float">
            <text:p>1.70898508956864</text:p>
          </table:table-cell>
          <table:table-cell table:style-name="ce5" office:value-type="float" office:value="16.0662677919773" calcext:value-type="float">
            <text:p>16.0662677919773</text:p>
          </table:table-cell>
          <table:table-cell table:style-name="ce5" office:value-type="float" office:value="2.38589775382246" calcext:value-type="float">
            <text:p>2.38589775382246</text:p>
          </table:table-cell>
          <table:table-cell table:style-name="ce5" table:formula="of:=([.C102]/MAX([.$C$12:.$C$1000]))*MAX(0;([.A102]-[.$G$5])/([.$G$6]-[.$G$5]))" office:value-type="float" office:value="0.154414160829502" calcext:value-type="float">
            <text:p>0.154414160829502</text:p>
          </table:table-cell>
          <table:table-cell table:style-name="ce6" table:formula="of:=MAX((1-[.$B$6])*[.E102] + [.$B$6] * [.E102]*[.E102];0)" office:value-type="float" office:value="0.0721547913376636" calcext:value-type="float">
            <text:p>0.072154791337664</text:p>
          </table:table-cell>
          <table:table-cell table:style-name="ce5" table:formula="of:=[.F102]*[.$G$8]+[.$G$7]" office:value-type="float" office:value="1.93447848210054" calcext:value-type="float">
            <text:p>1.93447848210054</text:p>
          </table:table-cell>
          <table:table-cell table:style-name="ce7" table:formula="of:=([.B102]-[.$G$7])/[.F102]" office:value-type="float" office:value="19.2080706280859" calcext:value-type="float">
            <text:p>19.2080706280859</text:p>
          </table:table-cell>
          <table:table-cell table:number-columns-repeated="1016"/>
        </table:table-row>
        <table:table-row table:style-name="ro1">
          <table:table-cell table:style-name="ce5" office:value-type="float" office:value="1191.482475" calcext:value-type="float">
            <text:p>1191.482475</text:p>
          </table:table-cell>
          <table:table-cell table:style-name="ce5" office:value-type="float" office:value="1.74129963211798" calcext:value-type="float">
            <text:p>1.74129963211798</text:p>
          </table:table-cell>
          <table:table-cell table:style-name="ce5" office:value-type="float" office:value="16.0659381713935" calcext:value-type="float">
            <text:p>16.0659381713935</text:p>
          </table:table-cell>
          <table:table-cell table:style-name="ce5" office:value-type="float" office:value="2.48142757210003" calcext:value-type="float">
            <text:p>2.48142757210003</text:p>
          </table:table-cell>
          <table:table-cell table:style-name="ce5" table:formula="of:=([.C103]/MAX([.$C$12:.$C$1000]))*MAX(0;([.A103]-[.$G$5])/([.$G$6]-[.$G$5]))" office:value-type="float" office:value="0.157119163194845" calcext:value-type="float">
            <text:p>0.157119163194845</text:p>
          </table:table-cell>
          <table:table-cell table:style-name="ce6" table:formula="of:=MAX((1-[.$B$6])*[.E103] + [.$B$6] * [.E103]*[.E103];0)" office:value-type="float" office:value="0.073686542191213" calcext:value-type="float">
            <text:p>0.073686542191213</text:p>
          </table:table-cell>
          <table:table-cell table:style-name="ce5" table:formula="of:=[.F103]*[.$G$8]+[.$G$7]" office:value-type="float" office:value="1.96868738737035" calcext:value-type="float">
            <text:p>1.96868738737035</text:p>
          </table:table-cell>
          <table:table-cell table:style-name="ce7" table:formula="of:=([.B103]-[.$G$7])/[.F103]" office:value-type="float" office:value="19.2473256112038" calcext:value-type="float">
            <text:p>19.2473256112038</text:p>
          </table:table-cell>
          <table:table-cell table:number-columns-repeated="1016"/>
        </table:table-row>
        <table:table-row table:style-name="ro1">
          <table:table-cell table:style-name="ce5" office:value-type="float" office:value="1193.45192499996" calcext:value-type="float">
            <text:p>1193.45192499996</text:p>
          </table:table-cell>
          <table:table-cell table:style-name="ce5" office:value-type="float" office:value="1.77389903475195" calcext:value-type="float">
            <text:p>1.77389903475195</text:p>
          </table:table-cell>
          <table:table-cell table:style-name="ce5" office:value-type="float" office:value="16.0657588957451" calcext:value-type="float">
            <text:p>16.0657588957451</text:p>
          </table:table-cell>
          <table:table-cell table:style-name="ce5" office:value-type="float" office:value="2.52371044201316" calcext:value-type="float">
            <text:p>2.52371044201316</text:p>
          </table:table-cell>
          <table:table-cell table:style-name="ce5" table:formula="of:=([.C104]/MAX([.$C$12:.$C$1000]))*MAX(0;([.A104]-[.$G$5])/([.$G$6]-[.$G$5]))" office:value-type="float" office:value="0.159304499778467" calcext:value-type="float">
            <text:p>0.159304499778467</text:p>
          </table:table-cell>
          <table:table-cell table:style-name="ce6" table:formula="of:=MAX((1-[.$B$6])*[.E104] + [.$B$6] * [.E104]*[.E104];0)" office:value-type="float" office:value="0.0749307568173232" calcext:value-type="float">
            <text:p>0.074930756817323</text:p>
          </table:table-cell>
          <table:table-cell table:style-name="ce5" table:formula="of:=[.F104]*[.$G$8]+[.$G$7]" office:value-type="float" office:value="1.99647468723135" calcext:value-type="float">
            <text:p>1.99647468723135</text:p>
          </table:table-cell>
          <table:table-cell table:style-name="ce7" table:formula="of:=([.B104]-[.$G$7])/[.F104]" office:value-type="float" office:value="19.3627868578597" calcext:value-type="float">
            <text:p>19.3627868578597</text:p>
          </table:table-cell>
          <table:table-cell table:number-columns-repeated="1016"/>
        </table:table-row>
        <table:table-row table:style-name="ro1">
          <table:table-cell table:style-name="ce5" office:value-type="float" office:value="1195.66787499995" calcext:value-type="float">
            <text:p>1195.66787499995</text:p>
          </table:table-cell>
          <table:table-cell table:style-name="ce5" office:value-type="float" office:value="1.80306353606918" calcext:value-type="float">
            <text:p>1.80306353606918</text:p>
          </table:table-cell>
          <table:table-cell table:style-name="ce5" office:value-type="float" office:value="16.0654458466415" calcext:value-type="float">
            <text:p>16.0654458466415</text:p>
          </table:table-cell>
          <table:table-cell table:style-name="ce5" office:value-type="float" office:value="2.58348740573752" calcext:value-type="float">
            <text:p>2.58348740573752</text:p>
          </table:table-cell>
          <table:table-cell table:style-name="ce5" table:formula="of:=([.C105]/MAX([.$C$12:.$C$1000]))*MAX(0;([.A105]-[.$G$5])/([.$G$6]-[.$G$5]))" office:value-type="float" office:value="0.161762177742192" calcext:value-type="float">
            <text:p>0.161762177742192</text:p>
          </table:table-cell>
          <table:table-cell table:style-name="ce6" table:formula="of:=MAX((1-[.$B$6])*[.E105] + [.$B$6] * [.E105]*[.E105];0)" office:value-type="float" office:value="0.0763372171177857" calcext:value-type="float">
            <text:p>0.076337217117786</text:p>
          </table:table-cell>
          <table:table-cell table:style-name="ce5" table:formula="of:=[.F105]*[.$G$8]+[.$G$7]" office:value-type="float" office:value="2.02788545293962" calcext:value-type="float">
            <text:p>2.02788545293962</text:p>
          </table:table-cell>
          <table:table-cell table:style-name="ce7" table:formula="of:=([.B105]-[.$G$7])/[.F105]" office:value-type="float" office:value="19.3880891988182" calcext:value-type="float">
            <text:p>19.3880891988182</text:p>
          </table:table-cell>
          <table:table-cell table:number-columns-repeated="1016"/>
        </table:table-row>
        <table:table-row table:style-name="ro1">
          <table:table-cell table:style-name="ce5" office:value-type="float" office:value="1197.59227499996" calcext:value-type="float">
            <text:p>1197.59227499996</text:p>
          </table:table-cell>
          <table:table-cell table:style-name="ce5" office:value-type="float" office:value="1.832793010333" calcext:value-type="float">
            <text:p>1.832793010333</text:p>
          </table:table-cell>
          <table:table-cell table:style-name="ce5" office:value-type="float" office:value="16.0651754935473" calcext:value-type="float">
            <text:p>16.0651754935473</text:p>
          </table:table-cell>
          <table:table-cell table:style-name="ce5" office:value-type="float" office:value="2.64742885422624" calcext:value-type="float">
            <text:p>2.64742885422624</text:p>
          </table:table-cell>
          <table:table-cell table:style-name="ce5" table:formula="of:=([.C106]/MAX([.$C$12:.$C$1000]))*MAX(0;([.A106]-[.$G$5])/([.$G$6]-[.$G$5]))" office:value-type="float" office:value="0.163896439420031" calcext:value-type="float">
            <text:p>0.163896439420031</text:p>
          </table:table-cell>
          <table:table-cell table:style-name="ce6" table:formula="of:=MAX((1-[.$B$6])*[.E106] + [.$B$6] * [.E106]*[.E106];0)" office:value-type="float" office:value="0.0775647695837869" calcext:value-type="float">
            <text:p>0.077564769583787</text:p>
          </table:table-cell>
          <table:table-cell table:style-name="ce5" table:formula="of:=[.F106]*[.$G$8]+[.$G$7]" office:value-type="float" office:value="2.05530063336916" calcext:value-type="float">
            <text:p>2.05530063336916</text:p>
          </table:table-cell>
          <table:table-cell table:style-name="ce7" table:formula="of:=([.B106]-[.$G$7])/[.F106]" office:value-type="float" office:value="19.4645359875933" calcext:value-type="float">
            <text:p>19.4645359875933</text:p>
          </table:table-cell>
          <table:table-cell table:number-columns-repeated="1016"/>
        </table:table-row>
        <table:table-row table:style-name="ro1">
          <table:table-cell table:style-name="ce5" office:value-type="float" office:value="1199.873675" calcext:value-type="float">
            <text:p>1199.873675</text:p>
          </table:table-cell>
          <table:table-cell table:style-name="ce5" office:value-type="float" office:value="1.86408197833804" calcext:value-type="float">
            <text:p>1.86408197833804</text:p>
          </table:table-cell>
          <table:table-cell table:style-name="ce5" office:value-type="float" office:value="16.0649947423201" calcext:value-type="float">
            <text:p>16.0649947423201</text:p>
          </table:table-cell>
          <table:table-cell table:style-name="ce5" office:value-type="float" office:value="2.69616379395326" calcext:value-type="float">
            <text:p>2.69616379395326</text:p>
          </table:table-cell>
          <table:table-cell table:style-name="ce5" table:formula="of:=([.C107]/MAX([.$C$12:.$C$1000]))*MAX(0;([.A107]-[.$G$5])/([.$G$6]-[.$G$5]))" office:value-type="float" office:value="0.166427987680629" calcext:value-type="float">
            <text:p>0.166427987680629</text:p>
          </table:table-cell>
          <table:table-cell table:style-name="ce6" table:formula="of:=MAX((1-[.$B$6])*[.E107] + [.$B$6] * [.E107]*[.E107];0)" office:value-type="float" office:value="0.0790282687443896" calcext:value-type="float">
            <text:p>0.07902826874439</text:p>
          </table:table-cell>
          <table:table-cell table:style-name="ce5" table:formula="of:=[.F107]*[.$G$8]+[.$G$7]" office:value-type="float" office:value="2.08798525961337" calcext:value-type="float">
            <text:p>2.08798525961337</text:p>
          </table:table-cell>
          <table:table-cell table:style-name="ce7" table:formula="of:=([.B107]-[.$G$7])/[.F107]" office:value-type="float" office:value="19.4999997016567" calcext:value-type="float">
            <text:p>19.4999997016567</text:p>
          </table:table-cell>
          <table:table-cell table:number-columns-repeated="1016"/>
        </table:table-row>
        <table:table-row table:style-name="ro1">
          <table:table-cell table:style-name="ce5" office:value-type="float" office:value="1201.7679" calcext:value-type="float">
            <text:p>1201.7679</text:p>
          </table:table-cell>
          <table:table-cell table:style-name="ce5" office:value-type="float" office:value="1.90542397109768" calcext:value-type="float">
            <text:p>1.90542397109768</text:p>
          </table:table-cell>
          <table:table-cell table:style-name="ce5" office:value-type="float" office:value="16.0648918383198" calcext:value-type="float">
            <text:p>16.0648918383198</text:p>
          </table:table-cell>
          <table:table-cell table:style-name="ce5" office:value-type="float" office:value="2.7446599007962" calcext:value-type="float">
            <text:p>2.7446599007962</text:p>
          </table:table-cell>
          <table:table-cell table:style-name="ce5" table:formula="of:=([.C108]/MAX([.$C$12:.$C$1000]))*MAX(0;([.A108]-[.$G$5])/([.$G$6]-[.$G$5]))" office:value-type="float" office:value="0.168530359979327" calcext:value-type="float">
            <text:p>0.168530359979327</text:p>
          </table:table-cell>
          <table:table-cell table:style-name="ce6" table:formula="of:=MAX((1-[.$B$6])*[.E108] + [.$B$6] * [.E108]*[.E108];0)" office:value-type="float" office:value="0.0802497970002506" calcext:value-type="float">
            <text:p>0.080249797000251</text:p>
          </table:table-cell>
          <table:table-cell table:style-name="ce5" table:formula="of:=[.F108]*[.$G$8]+[.$G$7]" office:value-type="float" office:value="2.11526590012506" calcext:value-type="float">
            <text:p>2.11526590012506</text:p>
          </table:table-cell>
          <table:table-cell table:style-name="ce7" table:formula="of:=([.B108]-[.$G$7])/[.F108]" office:value-type="float" office:value="19.7183453273126" calcext:value-type="float">
            <text:p>19.7183453273126</text:p>
          </table:table-cell>
          <table:table-cell table:number-columns-repeated="1016"/>
        </table:table-row>
        <table:table-row table:style-name="ro1">
          <table:table-cell table:style-name="ce5" office:value-type="float" office:value="1204.07225" calcext:value-type="float">
            <text:p>1204.07225</text:p>
          </table:table-cell>
          <table:table-cell table:style-name="ce5" office:value-type="float" office:value="1.93714439368134" calcext:value-type="float">
            <text:p>1.93714439368134</text:p>
          </table:table-cell>
          <table:table-cell table:style-name="ce5" office:value-type="float" office:value="16.0647387316128" calcext:value-type="float">
            <text:p>16.0647387316128</text:p>
          </table:table-cell>
          <table:table-cell table:style-name="ce5" office:value-type="float" office:value="2.80560275299737" calcext:value-type="float">
            <text:p>2.80560275299737</text:p>
          </table:table-cell>
          <table:table-cell table:style-name="ce5" table:formula="of:=([.C109]/MAX([.$C$12:.$C$1000]))*MAX(0;([.A109]-[.$G$5])/([.$G$6]-[.$G$5]))" office:value-type="float" office:value="0.1710875902438" calcext:value-type="float">
            <text:p>0.1710875902438</text:p>
          </table:table-cell>
          <table:table-cell table:style-name="ce6" table:formula="of:=MAX((1-[.$B$6])*[.E109] + [.$B$6] * [.E109]*[.E109];0)" office:value-type="float" office:value="0.0817431154175269" calcext:value-type="float">
            <text:p>0.081743115417527</text:p>
          </table:table-cell>
          <table:table-cell table:style-name="ce5" table:formula="of:=[.F109]*[.$G$8]+[.$G$7]" office:value-type="float" office:value="2.14861648593077" calcext:value-type="float">
            <text:p>2.14861648593077</text:p>
          </table:table-cell>
          <table:table-cell table:style-name="ce7" table:formula="of:=([.B109]-[.$G$7])/[.F109]" office:value-type="float" office:value="19.7461721887743" calcext:value-type="float">
            <text:p>19.7461721887743</text:p>
          </table:table-cell>
          <table:table-cell table:number-columns-repeated="1016"/>
        </table:table-row>
        <table:table-row table:style-name="ro1">
          <table:table-cell table:style-name="ce5" office:value-type="float" office:value="1206.09142500001" calcext:value-type="float">
            <text:p>1206.09142500001</text:p>
          </table:table-cell>
          <table:table-cell table:style-name="ce5" office:value-type="float" office:value="1.97004716525425" calcext:value-type="float">
            <text:p>1.97004716525425</text:p>
          </table:table-cell>
          <table:table-cell table:style-name="ce5" office:value-type="float" office:value="16.0644620359121" calcext:value-type="float">
            <text:p>16.0644620359121</text:p>
          </table:table-cell>
          <table:table-cell table:style-name="ce5" office:value-type="float" office:value="2.88909959057978" calcext:value-type="float">
            <text:p>2.88909959057978</text:p>
          </table:table-cell>
          <table:table-cell table:style-name="ce5" table:formula="of:=([.C110]/MAX([.$C$12:.$C$1000]))*MAX(0;([.A110]-[.$G$5])/([.$G$6]-[.$G$5]))" office:value-type="float" office:value="0.173326772305657" calcext:value-type="float">
            <text:p>0.173326772305657</text:p>
          </table:table-cell>
          <table:table-cell table:style-name="ce6" table:formula="of:=MAX((1-[.$B$6])*[.E110] + [.$B$6] * [.E110]*[.E110];0)" office:value-type="float" office:value="0.0830574728517684" calcext:value-type="float">
            <text:p>0.083057472851768</text:p>
          </table:table-cell>
          <table:table-cell table:style-name="ce5" table:formula="of:=[.F110]*[.$G$8]+[.$G$7]" office:value-type="float" office:value="2.17797029947979" calcext:value-type="float">
            <text:p>2.17797029947979</text:p>
          </table:table-cell>
          <table:table-cell table:style-name="ce7" table:formula="of:=([.B110]-[.$G$7])/[.F110]" office:value-type="float" office:value="19.8298400770471" calcext:value-type="float">
            <text:p>19.8298400770471</text:p>
          </table:table-cell>
          <table:table-cell table:number-columns-repeated="1016"/>
        </table:table-row>
        <table:table-row table:style-name="ro1">
          <table:table-cell table:style-name="ce5" office:value-type="float" office:value="1208.316725" calcext:value-type="float">
            <text:p>1208.316725</text:p>
          </table:table-cell>
          <table:table-cell table:style-name="ce5" office:value-type="float" office:value="2.00040230984918" calcext:value-type="float">
            <text:p>2.00040230984918</text:p>
          </table:table-cell>
          <table:table-cell table:style-name="ce5" office:value-type="float" office:value="16.0643025622212" calcext:value-type="float">
            <text:p>16.0643025622212</text:p>
          </table:table-cell>
          <table:table-cell table:style-name="ce5" office:value-type="float" office:value="2.94556577112574" calcext:value-type="float">
            <text:p>2.94556577112574</text:p>
          </table:table-cell>
          <table:table-cell table:style-name="ce5" table:formula="of:=([.C111]/MAX([.$C$12:.$C$1000]))*MAX(0;([.A111]-[.$G$5])/([.$G$6]-[.$G$5]))" office:value-type="float" office:value="0.175796040949113" calcext:value-type="float">
            <text:p>0.175796040949113</text:p>
          </table:table-cell>
          <table:table-cell table:style-name="ce6" table:formula="of:=MAX((1-[.$B$6])*[.E111] + [.$B$6] * [.E111]*[.E111];0)" office:value-type="float" office:value="0.0845142113996027" calcext:value-type="float">
            <text:p>0.084514211399603</text:p>
          </table:table-cell>
          <table:table-cell table:style-name="ce5" table:formula="of:=[.F111]*[.$G$8]+[.$G$7]" office:value-type="float" office:value="2.21050393957555" calcext:value-type="float">
            <text:p>2.21050393957555</text:p>
          </table:table-cell>
          <table:table-cell table:style-name="ce7" table:formula="of:=([.B111]-[.$G$7])/[.F111]" office:value-type="float" office:value="19.8472129204185" calcext:value-type="float">
            <text:p>19.8472129204185</text:p>
          </table:table-cell>
          <table:table-cell table:number-columns-repeated="1016"/>
        </table:table-row>
        <table:table-row table:style-name="ro1">
          <table:table-cell table:style-name="ce5" office:value-type="float" office:value="1210.29637500001" calcext:value-type="float">
            <text:p>1210.29637500001</text:p>
          </table:table-cell>
          <table:table-cell table:style-name="ce5" office:value-type="float" office:value="2.03320649337969" calcext:value-type="float">
            <text:p>2.03320649337969</text:p>
          </table:table-cell>
          <table:table-cell table:style-name="ce5" office:value-type="float" office:value="16.0640844056797" calcext:value-type="float">
            <text:p>16.0640844056797</text:p>
          </table:table-cell>
          <table:table-cell table:style-name="ce5" office:value-type="float" office:value="3.02313113427375" calcext:value-type="float">
            <text:p>3.02313113427375</text:p>
          </table:table-cell>
          <table:table-cell table:style-name="ce5" table:formula="of:=([.C112]/MAX([.$C$12:.$C$1000]))*MAX(0;([.A112]-[.$G$5])/([.$G$6]-[.$G$5]))" office:value-type="float" office:value="0.177991841484267" calcext:value-type="float">
            <text:p>0.177991841484267</text:p>
          </table:table-cell>
          <table:table-cell table:style-name="ce6" table:formula="of:=MAX((1-[.$B$6])*[.E112] + [.$B$6] * [.E112]*[.E112];0)" office:value-type="float" office:value="0.0858160715992038" calcext:value-type="float">
            <text:p>0.085816071599204</text:p>
          </table:table-cell>
          <table:table-cell table:style-name="ce5" table:formula="of:=[.F112]*[.$G$8]+[.$G$7]" office:value-type="float" office:value="2.23957864982591" calcext:value-type="float">
            <text:p>2.23957864982591</text:p>
          </table:table-cell>
          <table:table-cell table:style-name="ce7" table:formula="of:=([.B112]-[.$G$7])/[.F112]" office:value-type="float" office:value="19.928385209322" calcext:value-type="float">
            <text:p>19.928385209322</text:p>
          </table:table-cell>
          <table:table-cell table:number-columns-repeated="1016"/>
        </table:table-row>
        <table:table-row table:style-name="ro1">
          <table:table-cell table:style-name="ce5" office:value-type="float" office:value="1212.53315000001" calcext:value-type="float">
            <text:p>1212.53315000001</text:p>
          </table:table-cell>
          <table:table-cell table:style-name="ce5" office:value-type="float" office:value="2.06680861132227" calcext:value-type="float">
            <text:p>2.06680861132227</text:p>
          </table:table-cell>
          <table:table-cell table:style-name="ce5" office:value-type="float" office:value="16.0638817907772" calcext:value-type="float">
            <text:p>16.0638817907772</text:p>
          </table:table-cell>
          <table:table-cell table:style-name="ce5" office:value-type="float" office:value="3.08517857835554" calcext:value-type="float">
            <text:p>3.08517857835554</text:p>
          </table:table-cell>
          <table:table-cell table:style-name="ce5" table:formula="of:=([.C113]/MAX([.$C$12:.$C$1000]))*MAX(0;([.A113]-[.$G$5])/([.$G$6]-[.$G$5]))" office:value-type="float" office:value="0.180473262633194" calcext:value-type="float">
            <text:p>0.180473262633194</text:p>
          </table:table-cell>
          <table:table-cell table:style-name="ce6" table:formula="of:=MAX((1-[.$B$6])*[.E113] + [.$B$6] * [.E113]*[.E113];0)" office:value-type="float" office:value="0.0872945842453275" calcext:value-type="float">
            <text:p>0.087294584245328</text:p>
          </table:table-cell>
          <table:table-cell table:style-name="ce5" table:formula="of:=[.F113]*[.$G$8]+[.$G$7]" office:value-type="float" office:value="2.27259857531462" calcext:value-type="float">
            <text:p>2.27259857531462</text:p>
          </table:table-cell>
          <table:table-cell table:style-name="ce7" table:formula="of:=([.B113]-[.$G$7])/[.F113]" office:value-type="float" office:value="19.9757850386418" calcext:value-type="float">
            <text:p>19.9757850386418</text:p>
          </table:table-cell>
          <table:table-cell table:number-columns-repeated="1016"/>
        </table:table-row>
        <table:table-row table:style-name="ro1">
          <table:table-cell table:style-name="ce5" office:value-type="float" office:value="1214.50259999997" calcext:value-type="float">
            <text:p>1214.50259999997</text:p>
          </table:table-cell>
          <table:table-cell table:style-name="ce5" office:value-type="float" office:value="2.10098432145351" calcext:value-type="float">
            <text:p>2.10098432145351</text:p>
          </table:table-cell>
          <table:table-cell table:style-name="ce5" office:value-type="float" office:value="16.0635343728289" calcext:value-type="float">
            <text:p>16.0635343728289</text:p>
          </table:table-cell>
          <table:table-cell table:style-name="ce5" office:value-type="float" office:value="3.17135700547422" calcext:value-type="float">
            <text:p>3.17135700547422</text:p>
          </table:table-cell>
          <table:table-cell table:style-name="ce5" table:formula="of:=([.C114]/MAX([.$C$12:.$C$1000]))*MAX(0;([.A114]-[.$G$5])/([.$G$6]-[.$G$5]))" office:value-type="float" office:value="0.182656146492147" calcext:value-type="float">
            <text:p>0.182656146492147</text:p>
          </table:table-cell>
          <table:table-cell table:style-name="ce6" table:formula="of:=MAX((1-[.$B$6])*[.E114] + [.$B$6] * [.E114]*[.E114];0)" office:value-type="float" office:value="0.0886016329484518" calcext:value-type="float">
            <text:p>0.088601632948452</text:p>
          </table:table-cell>
          <table:table-cell table:style-name="ce5" table:formula="of:=[.F114]*[.$G$8]+[.$G$7]" office:value-type="float" office:value="2.30178916147594" calcext:value-type="float">
            <text:p>2.30178916147594</text:p>
          </table:table-cell>
          <table:table-cell table:style-name="ce7" table:formula="of:=([.B114]-[.$G$7])/[.F114]" office:value-type="float" office:value="20.0668260943669" calcext:value-type="float">
            <text:p>20.0668260943669</text:p>
          </table:table-cell>
          <table:table-cell table:number-columns-repeated="1016"/>
        </table:table-row>
        <table:table-row table:style-name="ro1">
          <table:table-cell table:style-name="ce5" office:value-type="float" office:value="1216.89662499994" calcext:value-type="float">
            <text:p>1216.89662499994</text:p>
          </table:table-cell>
          <table:table-cell table:style-name="ce5" office:value-type="float" office:value="2.13463416552406" calcext:value-type="float">
            <text:p>2.13463416552406</text:p>
          </table:table-cell>
          <table:table-cell table:style-name="ce5" office:value-type="float" office:value="16.0633256037387" calcext:value-type="float">
            <text:p>16.0633256037387</text:p>
          </table:table-cell>
          <table:table-cell table:style-name="ce5" office:value-type="float" office:value="3.23970650161989" calcext:value-type="float">
            <text:p>3.23970650161989</text:p>
          </table:table-cell>
          <table:table-cell table:style-name="ce5" table:formula="of:=([.C115]/MAX([.$C$12:.$C$1000]))*MAX(0;([.A115]-[.$G$5])/([.$G$6]-[.$G$5]))" office:value-type="float" office:value="0.185311953682876" calcext:value-type="float">
            <text:p>0.185311953682876</text:p>
          </table:table-cell>
          <table:table-cell table:style-name="ce6" table:formula="of:=MAX((1-[.$B$6])*[.E115] + [.$B$6] * [.E115]*[.E115];0)" office:value-type="float" office:value="0.0901999505746558" calcext:value-type="float">
            <text:p>0.090199950574656</text:p>
          </table:table-cell>
          <table:table-cell table:style-name="ce5" table:formula="of:=[.F115]*[.$G$8]+[.$G$7]" office:value-type="float" office:value="2.33748471610167" calcext:value-type="float">
            <text:p>2.33748471610167</text:p>
          </table:table-cell>
          <table:table-cell table:style-name="ce7" table:formula="of:=([.B115]-[.$G$7])/[.F115]" office:value-type="float" office:value="20.0843059511951" calcext:value-type="float">
            <text:p>20.0843059511951</text:p>
          </table:table-cell>
          <table:table-cell table:number-columns-repeated="1016"/>
        </table:table-row>
        <table:table-row table:style-name="ro1">
          <table:table-cell table:style-name="ce5" office:value-type="float" office:value="1218.88010000001" calcext:value-type="float">
            <text:p>1218.88010000001</text:p>
          </table:table-cell>
          <table:table-cell table:style-name="ce5" office:value-type="float" office:value="2.17149447810139" calcext:value-type="float">
            <text:p>2.17149447810139</text:p>
          </table:table-cell>
          <table:table-cell table:style-name="ce5" office:value-type="float" office:value="16.0631365833717" calcext:value-type="float">
            <text:p>16.0631365833717</text:p>
          </table:table-cell>
          <table:table-cell table:style-name="ce5" office:value-type="float" office:value="3.31379747629413" calcext:value-type="float">
            <text:p>3.31379747629413</text:p>
          </table:table-cell>
          <table:table-cell table:style-name="ce5" table:formula="of:=([.C116]/MAX([.$C$12:.$C$1000]))*MAX(0;([.A116]-[.$G$5])/([.$G$6]-[.$G$5]))" office:value-type="float" office:value="0.187512078262495" calcext:value-type="float">
            <text:p>0.187512078262495</text:p>
          </table:table-cell>
          <table:table-cell table:style-name="ce6" table:formula="of:=MAX((1-[.$B$6])*[.E116] + [.$B$6] * [.E116]*[.E116];0)" office:value-type="float" office:value="0.0915307600385447" calcext:value-type="float">
            <text:p>0.091530760038545</text:p>
          </table:table-cell>
          <table:table-cell table:style-name="ce5" table:formula="of:=[.F116]*[.$G$8]+[.$G$7]" office:value-type="float" office:value="2.36720595619555" calcext:value-type="float">
            <text:p>2.36720595619555</text:p>
          </table:table-cell>
          <table:table-cell table:style-name="ce7" table:formula="of:=([.B116]-[.$G$7])/[.F116]" office:value-type="float" office:value="20.1950001936287" calcext:value-type="float">
            <text:p>20.1950001936287</text:p>
          </table:table-cell>
          <table:table-cell table:number-columns-repeated="1016"/>
        </table:table-row>
        <table:table-row table:style-name="ro1">
          <table:table-cell table:style-name="ce5" office:value-type="float" office:value="1221.18827499999" calcext:value-type="float">
            <text:p>1221.18827499999</text:p>
          </table:table-cell>
          <table:table-cell table:style-name="ce5" office:value-type="float" office:value="2.20808636009097" calcext:value-type="float">
            <text:p>2.20808636009097</text:p>
          </table:table-cell>
          <table:table-cell table:style-name="ce5" office:value-type="float" office:value="16.0629558805465" calcext:value-type="float">
            <text:p>16.0629558805465</text:p>
          </table:table-cell>
          <table:table-cell table:style-name="ce5" office:value-type="float" office:value="3.38233772264673" calcext:value-type="float">
            <text:p>3.38233772264673</text:p>
          </table:table-cell>
          <table:table-cell table:style-name="ce5" table:formula="of:=([.C117]/MAX([.$C$12:.$C$1000]))*MAX(0;([.A117]-[.$G$5])/([.$G$6]-[.$G$5]))" office:value-type="float" office:value="0.190072768258661" calcext:value-type="float">
            <text:p>0.190072768258661</text:p>
          </table:table-cell>
          <table:table-cell table:style-name="ce6" table:formula="of:=MAX((1-[.$B$6])*[.E117] + [.$B$6] * [.E117]*[.E117];0)" office:value-type="float" office:value="0.0930873483128161" calcext:value-type="float">
            <text:p>0.093087348312816</text:p>
          </table:table-cell>
          <table:table-cell table:style-name="ce5" table:formula="of:=[.F117]*[.$G$8]+[.$G$7]" office:value-type="float" office:value="2.40196956066508" calcext:value-type="float">
            <text:p>2.40196956066508</text:p>
          </table:table-cell>
          <table:table-cell table:style-name="ce7" table:formula="of:=([.B117]-[.$G$7])/[.F117]" office:value-type="float" office:value="20.2503952777376" calcext:value-type="float">
            <text:p>20.2503952777376</text:p>
          </table:table-cell>
          <table:table-cell table:number-columns-repeated="1016"/>
        </table:table-row>
        <table:table-row table:style-name="ro1">
          <table:table-cell table:style-name="ce5" office:value-type="float" office:value="1223.22657499999" calcext:value-type="float">
            <text:p>1223.22657499999</text:p>
          </table:table-cell>
          <table:table-cell table:style-name="ce5" office:value-type="float" office:value="2.24543490753577" calcext:value-type="float">
            <text:p>2.24543490753577</text:p>
          </table:table-cell>
          <table:table-cell table:style-name="ce5" office:value-type="float" office:value="16.0626785646683" calcext:value-type="float">
            <text:p>16.0626785646683</text:p>
          </table:table-cell>
          <table:table-cell table:style-name="ce5" office:value-type="float" office:value="3.45707881286769" calcext:value-type="float">
            <text:p>3.45707881286769</text:p>
          </table:table-cell>
          <table:table-cell table:style-name="ce5" table:formula="of:=([.C118]/MAX([.$C$12:.$C$1000]))*MAX(0;([.A118]-[.$G$5])/([.$G$6]-[.$G$5]))" office:value-type="float" office:value="0.192332601093443" calcext:value-type="float">
            <text:p>0.192332601093443</text:p>
          </table:table-cell>
          <table:table-cell table:style-name="ce6" table:formula="of:=MAX((1-[.$B$6])*[.E118] + [.$B$6] * [.E118]*[.E118];0)" office:value-type="float" office:value="0.0944679149538967" calcext:value-type="float">
            <text:p>0.094467914953897</text:p>
          </table:table-cell>
          <table:table-cell table:style-name="ce5" table:formula="of:=[.F118]*[.$G$8]+[.$G$7]" office:value-type="float" office:value="2.43280203797949" calcext:value-type="float">
            <text:p>2.43280203797949</text:p>
          </table:table-cell>
          <table:table-cell table:style-name="ce7" table:formula="of:=([.B118]-[.$G$7])/[.F118]" office:value-type="float" office:value="20.3498102723445" calcext:value-type="float">
            <text:p>20.3498102723445</text:p>
          </table:table-cell>
          <table:table-cell table:number-columns-repeated="1016"/>
        </table:table-row>
        <table:table-row table:style-name="ro1">
          <table:table-cell table:style-name="ce5" office:value-type="float" office:value="1225.41234999997" calcext:value-type="float">
            <text:p>1225.41234999997</text:p>
          </table:table-cell>
          <table:table-cell table:style-name="ce5" office:value-type="float" office:value="2.27884165738742" calcext:value-type="float">
            <text:p>2.27884165738742</text:p>
          </table:table-cell>
          <table:table-cell table:style-name="ce5" office:value-type="float" office:value="16.0624665007886" calcext:value-type="float">
            <text:p>16.0624665007886</text:p>
          </table:table-cell>
          <table:table-cell table:style-name="ce5" office:value-type="float" office:value="3.51907493829386" calcext:value-type="float">
            <text:p>3.51907493829386</text:p>
          </table:table-cell>
          <table:table-cell table:style-name="ce5" table:formula="of:=([.C119]/MAX([.$C$12:.$C$1000]))*MAX(0;([.A119]-[.$G$5])/([.$G$6]-[.$G$5]))" office:value-type="float" office:value="0.194756884892055" calcext:value-type="float">
            <text:p>0.194756884892055</text:p>
          </table:table-cell>
          <table:table-cell table:style-name="ce6" table:formula="of:=MAX((1-[.$B$6])*[.E119] + [.$B$6] * [.E119]*[.E119];0)" office:value-type="float" office:value="0.0959561012641604" calcext:value-type="float">
            <text:p>0.09595610126416</text:p>
          </table:table-cell>
          <table:table-cell table:style-name="ce5" table:formula="of:=[.F119]*[.$G$8]+[.$G$7]" office:value-type="float" office:value="2.46603800738906" calcext:value-type="float">
            <text:p>2.46603800738906</text:p>
          </table:table-cell>
          <table:table-cell table:style-name="ce7" table:formula="of:=([.B119]-[.$G$7])/[.F119]" office:value-type="float" office:value="20.3823505772" calcext:value-type="float">
            <text:p>20.3823505772</text:p>
          </table:table-cell>
          <table:table-cell table:number-columns-repeated="1016"/>
        </table:table-row>
        <table:table-row table:style-name="ro1">
          <table:table-cell table:style-name="ce5" office:value-type="float" office:value="1227.32697499999" calcext:value-type="float">
            <text:p>1227.32697499999</text:p>
          </table:table-cell>
          <table:table-cell table:style-name="ce5" office:value-type="float" office:value="2.31277061231253" calcext:value-type="float">
            <text:p>2.31277061231253</text:p>
          </table:table-cell>
          <table:table-cell table:style-name="ce5" office:value-type="float" office:value="16.0621615587035" calcext:value-type="float">
            <text:p>16.0621615587035</text:p>
          </table:table-cell>
          <table:table-cell table:style-name="ce5" office:value-type="float" office:value="3.62269358209328" calcext:value-type="float">
            <text:p>3.62269358209328</text:p>
          </table:table-cell>
          <table:table-cell table:style-name="ce5" table:formula="of:=([.C120]/MAX([.$C$12:.$C$1000]))*MAX(0;([.A120]-[.$G$5])/([.$G$6]-[.$G$5]))" office:value-type="float" office:value="0.196878917632045" calcext:value-type="float">
            <text:p>0.196878917632045</text:p>
          </table:table-cell>
          <table:table-cell table:style-name="ce6" table:formula="of:=MAX((1-[.$B$6])*[.E120] + [.$B$6] * [.E120]*[.E120];0)" office:value-type="float" office:value="0.097264823694875" calcext:value-type="float">
            <text:p>0.097264823694875</text:p>
          </table:table-cell>
          <table:table-cell table:style-name="ce5" table:formula="of:=[.F120]*[.$G$8]+[.$G$7]" office:value-type="float" office:value="2.49526597325116" calcext:value-type="float">
            <text:p>2.49526597325116</text:p>
          </table:table-cell>
          <table:table-cell table:style-name="ce7" table:formula="of:=([.B120]-[.$G$7])/[.F120]" office:value-type="float" office:value="20.4569316565509" calcext:value-type="float">
            <text:p>20.4569316565509</text:p>
          </table:table-cell>
          <table:table-cell table:number-columns-repeated="1016"/>
        </table:table-row>
        <table:table-row table:style-name="ro1">
          <table:table-cell table:style-name="ce5" office:value-type="float" office:value="1229.96834999998" calcext:value-type="float">
            <text:p>1229.96834999998</text:p>
          </table:table-cell>
          <table:table-cell table:style-name="ce5" office:value-type="float" office:value="2.34992578631515" calcext:value-type="float">
            <text:p>2.34992578631515</text:p>
          </table:table-cell>
          <table:table-cell table:style-name="ce5" office:value-type="float" office:value="16.0618122072159" calcext:value-type="float">
            <text:p>16.0618122072159</text:p>
          </table:table-cell>
          <table:table-cell table:style-name="ce5" office:value-type="float" office:value="3.72213409286322" calcext:value-type="float">
            <text:p>3.72213409286322</text:p>
          </table:table-cell>
          <table:table-cell table:style-name="ce5" table:formula="of:=([.C121]/MAX([.$C$12:.$C$1000]))*MAX(0;([.A121]-[.$G$5])/([.$G$6]-[.$G$5]))" office:value-type="float" office:value="0.199807182814406" calcext:value-type="float">
            <text:p>0.199807182814406</text:p>
          </table:table-cell>
          <table:table-cell table:style-name="ce6" table:formula="of:=MAX((1-[.$B$6])*[.E121] + [.$B$6] * [.E121]*[.E121];0)" office:value-type="float" office:value="0.0990800911329948" calcext:value-type="float">
            <text:p>0.099080091132995</text:p>
          </table:table-cell>
          <table:table-cell table:style-name="ce5" table:formula="of:=[.F121]*[.$G$8]+[.$G$7]" office:value-type="float" office:value="2.53580671242302" calcext:value-type="float">
            <text:p>2.53580671242302</text:p>
          </table:table-cell>
          <table:table-cell table:style-name="ce7" table:formula="of:=([.B121]-[.$G$7])/[.F121]" office:value-type="float" office:value="20.4571372688228" calcext:value-type="float">
            <text:p>20.4571372688228</text:p>
          </table:table-cell>
          <table:table-cell table:number-columns-repeated="1016"/>
        </table:table-row>
        <table:table-row table:style-name="ro1">
          <table:table-cell table:style-name="ce5" office:value-type="float" office:value="1232.04659999997" calcext:value-type="float">
            <text:p>1232.04659999997</text:p>
          </table:table-cell>
          <table:table-cell table:style-name="ce5" office:value-type="float" office:value="2.389279585553" calcext:value-type="float">
            <text:p>2.389279585553</text:p>
          </table:table-cell>
          <table:table-cell table:style-name="ce5" office:value-type="float" office:value="16.0615803301114" calcext:value-type="float">
            <text:p>16.0615803301114</text:p>
          </table:table-cell>
          <table:table-cell table:style-name="ce5" office:value-type="float" office:value="3.80804153245377" calcext:value-type="float">
            <text:p>3.80804153245377</text:p>
          </table:table-cell>
          <table:table-cell table:style-name="ce5" table:formula="of:=([.C122]/MAX([.$C$12:.$C$1000]))*MAX(0;([.A122]-[.$G$5])/([.$G$6]-[.$G$5]))" office:value-type="float" office:value="0.202111611118469" calcext:value-type="float">
            <text:p>0.202111611118469</text:p>
          </table:table-cell>
          <table:table-cell table:style-name="ce6" table:formula="of:=MAX((1-[.$B$6])*[.E122] + [.$B$6] * [.E122]*[.E122];0)" office:value-type="float" office:value="0.100516231223642" calcext:value-type="float">
            <text:p>0.100516231223642</text:p>
          </table:table-cell>
          <table:table-cell table:style-name="ce5" table:formula="of:=[.F122]*[.$G$8]+[.$G$7]" office:value-type="float" office:value="2.56788032295916" calcext:value-type="float">
            <text:p>2.56788032295916</text:p>
          </table:table-cell>
          <table:table-cell table:style-name="ce7" table:formula="of:=([.B122]-[.$G$7])/[.F122]" office:value-type="float" office:value="20.5563698419584" calcext:value-type="float">
            <text:p>20.5563698419584</text:p>
          </table:table-cell>
          <table:table-cell table:number-columns-repeated="1016"/>
        </table:table-row>
        <table:table-row table:style-name="ro1">
          <table:table-cell table:style-name="ce5" office:value-type="float" office:value="1233.93572499995" calcext:value-type="float">
            <text:p>1233.93572499995</text:p>
          </table:table-cell>
          <table:table-cell table:style-name="ce5" office:value-type="float" office:value="2.42243298918806" calcext:value-type="float">
            <text:p>2.42243298918806</text:p>
          </table:table-cell>
          <table:table-cell table:style-name="ce5" office:value-type="float" office:value="16.0612988423424" calcext:value-type="float">
            <text:p>16.0612988423424</text:p>
          </table:table-cell>
          <table:table-cell table:style-name="ce5" office:value-type="float" office:value="3.86968866398571" calcext:value-type="float">
            <text:p>3.86968866398571</text:p>
          </table:table-cell>
          <table:table-cell table:style-name="ce5" table:formula="of:=([.C123]/MAX([.$C$12:.$C$1000]))*MAX(0;([.A123]-[.$G$5])/([.$G$6]-[.$G$5]))" office:value-type="float" office:value="0.204205374891409" calcext:value-type="float">
            <text:p>0.204205374891409</text:p>
          </table:table-cell>
          <table:table-cell table:style-name="ce6" table:formula="of:=MAX((1-[.$B$6])*[.E123] + [.$B$6] * [.E123]*[.E123];0)" office:value-type="float" office:value="0.101826884844582" calcext:value-type="float">
            <text:p>0.101826884844582</text:p>
          </table:table-cell>
          <table:table-cell table:style-name="ce5" table:formula="of:=[.F123]*[.$G$8]+[.$G$7]" office:value-type="float" office:value="2.59715141848777" calcext:value-type="float">
            <text:p>2.59715141848777</text:p>
          </table:table-cell>
          <table:table-cell table:style-name="ce7" table:formula="of:=([.B123]-[.$G$7])/[.F123]" office:value-type="float" office:value="20.617366729743" calcext:value-type="float">
            <text:p>20.617366729743</text:p>
          </table:table-cell>
          <table:table-cell table:number-columns-repeated="1016"/>
        </table:table-row>
        <table:table-row table:style-name="ro1">
          <table:table-cell table:style-name="ce5" office:value-type="float" office:value="1235.77809999994" calcext:value-type="float">
            <text:p>1235.77809999994</text:p>
          </table:table-cell>
          <table:table-cell table:style-name="ce5" office:value-type="float" office:value="2.4623668072475" calcext:value-type="float">
            <text:p>2.4623668072475</text:p>
          </table:table-cell>
          <table:table-cell table:style-name="ce5" office:value-type="float" office:value="16.0609726745732" calcext:value-type="float">
            <text:p>16.0609726745732</text:p>
          </table:table-cell>
          <table:table-cell table:style-name="ce5" office:value-type="float" office:value="3.95141136707821" calcext:value-type="float">
            <text:p>3.95141136707821</text:p>
          </table:table-cell>
          <table:table-cell table:style-name="ce5" table:formula="of:=([.C124]/MAX([.$C$12:.$C$1000]))*MAX(0;([.A124]-[.$G$5])/([.$G$6]-[.$G$5]))" office:value-type="float" office:value="0.206246590469778" calcext:value-type="float">
            <text:p>0.206246590469778</text:p>
          </table:table-cell>
          <table:table-cell table:style-name="ce6" table:formula="of:=MAX((1-[.$B$6])*[.E124] + [.$B$6] * [.E124]*[.E124];0)" office:value-type="float" office:value="0.103109961804475" calcext:value-type="float">
            <text:p>0.103109961804475</text:p>
          </table:table-cell>
          <table:table-cell table:style-name="ce5" table:formula="of:=[.F124]*[.$G$8]+[.$G$7]" office:value-type="float" office:value="2.62580663880193" calcext:value-type="float">
            <text:p>2.62580663880193</text:p>
          </table:table-cell>
          <table:table-cell table:style-name="ce7" table:formula="of:=([.B124]-[.$G$7])/[.F124]" office:value-type="float" office:value="20.7481023987214" calcext:value-type="float">
            <text:p>20.7481023987214</text:p>
          </table:table-cell>
          <table:table-cell table:number-columns-repeated="1016"/>
        </table:table-row>
        <table:table-row table:style-name="ro1">
          <table:table-cell table:style-name="ce5" office:value-type="float" office:value="1238.06842499999" calcext:value-type="float">
            <text:p>1238.06842499999</text:p>
          </table:table-cell>
          <table:table-cell table:style-name="ce5" office:value-type="float" office:value="2.49868038885428" calcext:value-type="float">
            <text:p>2.49868038885428</text:p>
          </table:table-cell>
          <table:table-cell table:style-name="ce5" office:value-type="float" office:value="16.0606965477465" calcext:value-type="float">
            <text:p>16.0606965477465</text:p>
          </table:table-cell>
          <table:table-cell table:style-name="ce5" office:value-type="float" office:value="4.03091198002859" calcext:value-type="float">
            <text:p>4.03091198002859</text:p>
          </table:table-cell>
          <table:table-cell table:style-name="ce5" table:formula="of:=([.C125]/MAX([.$C$12:.$C$1000]))*MAX(0;([.A125]-[.$G$5])/([.$G$6]-[.$G$5]))" office:value-type="float" office:value="0.20878566722331" calcext:value-type="float">
            <text:p>0.20878566722331</text:p>
          </table:table-cell>
          <table:table-cell table:style-name="ce6" table:formula="of:=MAX((1-[.$B$6])*[.E125] + [.$B$6] * [.E125]*[.E125];0)" office:value-type="float" office:value="0.104713313420491" calcext:value-type="float">
            <text:p>0.104713313420491</text:p>
          </table:table-cell>
          <table:table-cell table:style-name="ce5" table:formula="of:=[.F125]*[.$G$8]+[.$G$7]" office:value-type="float" office:value="2.66161461855228" calcext:value-type="float">
            <text:p>2.66161461855228</text:p>
          </table:table-cell>
          <table:table-cell table:style-name="ce7" table:formula="of:=([.B125]-[.$G$7])/[.F125]" office:value-type="float" office:value="20.7772016411863" calcext:value-type="float">
            <text:p>20.7772016411863</text:p>
          </table:table-cell>
          <table:table-cell table:number-columns-repeated="1016"/>
        </table:table-row>
        <table:table-row table:style-name="ro1">
          <table:table-cell table:style-name="ce5" office:value-type="float" office:value="1240.02767499997" calcext:value-type="float">
            <text:p>1240.02767499997</text:p>
          </table:table-cell>
          <table:table-cell table:style-name="ce5" office:value-type="float" office:value="2.53970781958752" calcext:value-type="float">
            <text:p>2.53970781958752</text:p>
          </table:table-cell>
          <table:table-cell table:style-name="ce5" office:value-type="float" office:value="16.0602826539303" calcext:value-type="float">
            <text:p>16.0602826539303</text:p>
          </table:table-cell>
          <table:table-cell table:style-name="ce5" office:value-type="float" office:value="4.12910734604467" calcext:value-type="float">
            <text:p>4.12910734604467</text:p>
          </table:table-cell>
          <table:table-cell table:style-name="ce5" table:formula="of:=([.C126]/MAX([.$C$12:.$C$1000]))*MAX(0;([.A126]-[.$G$5])/([.$G$6]-[.$G$5]))" office:value-type="float" office:value="0.210955307706338" calcext:value-type="float">
            <text:p>0.210955307706338</text:p>
          </table:table-cell>
          <table:table-cell table:style-name="ce6" table:formula="of:=MAX((1-[.$B$6])*[.E126] + [.$B$6] * [.E126]*[.E126];0)" office:value-type="float" office:value="0.106089813216515" calcext:value-type="float">
            <text:p>0.106089813216515</text:p>
          </table:table-cell>
          <table:table-cell table:style-name="ce5" table:formula="of:=[.F126]*[.$G$8]+[.$G$7]" office:value-type="float" office:value="2.69235627018381" calcext:value-type="float">
            <text:p>2.69235627018381</text:p>
          </table:table-cell>
          <table:table-cell table:style-name="ce7" table:formula="of:=([.B126]-[.$G$7])/[.F126]" office:value-type="float" office:value="20.894344056046" calcext:value-type="float">
            <text:p>20.894344056046</text:p>
          </table:table-cell>
          <table:table-cell table:number-columns-repeated="1016"/>
        </table:table-row>
        <table:table-row table:style-name="ro1">
          <table:table-cell table:style-name="ce5" office:value-type="float" office:value="1242.42467499995" calcext:value-type="float">
            <text:p>1242.42467499995</text:p>
          </table:table-cell>
          <table:table-cell table:style-name="ce5" office:value-type="float" office:value="2.57040559781578" calcext:value-type="float">
            <text:p>2.57040559781578</text:p>
          </table:table-cell>
          <table:table-cell table:style-name="ce5" office:value-type="float" office:value="16.0601189523581" calcext:value-type="float">
            <text:p>16.0601189523581</text:p>
          </table:table-cell>
          <table:table-cell table:style-name="ce5" office:value-type="float" office:value="4.19622458089056" calcext:value-type="float">
            <text:p>4.19622458089056</text:p>
          </table:table-cell>
          <table:table-cell table:style-name="ce5" table:formula="of:=([.C127]/MAX([.$C$12:.$C$1000]))*MAX(0;([.A127]-[.$G$5])/([.$G$6]-[.$G$5]))" office:value-type="float" office:value="0.213614110484929" calcext:value-type="float">
            <text:p>0.213614110484929</text:p>
          </table:table-cell>
          <table:table-cell table:style-name="ce6" table:formula="of:=MAX((1-[.$B$6])*[.E127] + [.$B$6] * [.E127]*[.E127];0)" office:value-type="float" office:value="0.107784743444332" calcext:value-type="float">
            <text:p>0.107784743444332</text:p>
          </table:table-cell>
          <table:table-cell table:style-name="ce5" table:formula="of:=[.F127]*[.$G$8]+[.$G$7]" office:value-type="float" office:value="2.73020949381217" calcext:value-type="float">
            <text:p>2.73020949381217</text:p>
          </table:table-cell>
          <table:table-cell table:style-name="ce7" table:formula="of:=([.B127]-[.$G$7])/[.F127]" office:value-type="float" office:value="20.8505839008327" calcext:value-type="float">
            <text:p>20.8505839008327</text:p>
          </table:table-cell>
          <table:table-cell table:number-columns-repeated="1016"/>
        </table:table-row>
        <table:table-row table:style-name="ro1">
          <table:table-cell table:style-name="ce5" office:value-type="float" office:value="1244.30445" calcext:value-type="float">
            <text:p>1244.30445</text:p>
          </table:table-cell>
          <table:table-cell table:style-name="ce5" office:value-type="float" office:value="2.60792819672589" calcext:value-type="float">
            <text:p>2.60792819672589</text:p>
          </table:table-cell>
          <table:table-cell table:style-name="ce5" office:value-type="float" office:value="16.059818690178" calcext:value-type="float">
            <text:p>16.059818690178</text:p>
          </table:table-cell>
          <table:table-cell table:style-name="ce5" office:value-type="float" office:value="4.28765584852862" calcext:value-type="float">
            <text:p>4.28765584852862</text:p>
          </table:table-cell>
          <table:table-cell table:style-name="ce5" table:formula="of:=([.C128]/MAX([.$C$12:.$C$1000]))*MAX(0;([.A128]-[.$G$5])/([.$G$6]-[.$G$5]))" office:value-type="float" office:value="0.215696849922974" calcext:value-type="float">
            <text:p>0.215696849922974</text:p>
          </table:table-cell>
          <table:table-cell table:style-name="ce6" table:formula="of:=MAX((1-[.$B$6])*[.E128] + [.$B$6] * [.E128]*[.E128];0)" office:value-type="float" office:value="0.109118667043517" calcext:value-type="float">
            <text:p>0.109118667043517</text:p>
          </table:table-cell>
          <table:table-cell table:style-name="ce5" table:formula="of:=[.F128]*[.$G$8]+[.$G$7]" office:value-type="float" office:value="2.7600002825269" calcext:value-type="float">
            <text:p>2.7600002825269</text:p>
          </table:table-cell>
          <table:table-cell table:style-name="ce7" table:formula="of:=([.B128]-[.$G$7])/[.F128]" office:value-type="float" office:value="20.9395651288029" calcext:value-type="float">
            <text:p>20.9395651288029</text:p>
          </table:table-cell>
          <table:table-cell table:number-columns-repeated="1016"/>
        </table:table-row>
        <table:table-row table:style-name="ro1">
          <table:table-cell table:style-name="ce5" office:value-type="float" office:value="1246.64832500001" calcext:value-type="float">
            <text:p>1246.64832500001</text:p>
          </table:table-cell>
          <table:table-cell table:style-name="ce5" office:value-type="float" office:value="2.64636704770739" calcext:value-type="float">
            <text:p>2.64636704770739</text:p>
          </table:table-cell>
          <table:table-cell table:style-name="ce5" office:value-type="float" office:value="16.0593939284865" calcext:value-type="float">
            <text:p>16.0593939284865</text:p>
          </table:table-cell>
          <table:table-cell table:style-name="ce5" office:value-type="float" office:value="4.39443159010369" calcext:value-type="float">
            <text:p>4.39443159010369</text:p>
          </table:table-cell>
          <table:table-cell table:style-name="ce5" table:formula="of:=([.C129]/MAX([.$C$12:.$C$1000]))*MAX(0;([.A129]-[.$G$5])/([.$G$6]-[.$G$5]))" office:value-type="float" office:value="0.218293005563627" calcext:value-type="float">
            <text:p>0.218293005563627</text:p>
          </table:table-cell>
          <table:table-cell table:style-name="ce6" table:formula="of:=MAX((1-[.$B$6])*[.E129] + [.$B$6] * [.E129]*[.E129];0)" office:value-type="float" office:value="0.110789068913683" calcext:value-type="float">
            <text:p>0.110789068913683</text:p>
          </table:table-cell>
          <table:table-cell table:style-name="ce5" table:formula="of:=[.F129]*[.$G$8]+[.$G$7]" office:value-type="float" office:value="2.79730570932435" calcext:value-type="float">
            <text:p>2.79730570932435</text:p>
          </table:table-cell>
          <table:table-cell table:style-name="ce7" table:formula="of:=([.B129]-[.$G$7])/[.F129]" office:value-type="float" office:value="20.970807942411" calcext:value-type="float">
            <text:p>20.970807942411</text:p>
          </table:table-cell>
          <table:table-cell table:number-columns-repeated="1016"/>
        </table:table-row>
        <table:table-row table:style-name="ro1">
          <table:table-cell table:style-name="ce5" office:value-type="float" office:value="1248.79287499995" calcext:value-type="float">
            <text:p>1248.79287499995</text:p>
          </table:table-cell>
          <table:table-cell table:style-name="ce5" office:value-type="float" office:value="2.68423726861718" calcext:value-type="float">
            <text:p>2.68423726861718</text:p>
          </table:table-cell>
          <table:table-cell table:style-name="ce5" office:value-type="float" office:value="16.0591677012431" calcext:value-type="float">
            <text:p>16.0591677012431</text:p>
          </table:table-cell>
          <table:table-cell table:style-name="ce5" office:value-type="float" office:value="4.47212496855247" calcext:value-type="float">
            <text:p>4.47212496855247</text:p>
          </table:table-cell>
          <table:table-cell table:style-name="ce5" table:formula="of:=([.C130]/MAX([.$C$12:.$C$1000]))*MAX(0;([.A130]-[.$G$5])/([.$G$6]-[.$G$5]))" office:value-type="float" office:value="0.220670493204394" calcext:value-type="float">
            <text:p>0.220670493204394</text:p>
          </table:table-cell>
          <table:table-cell table:style-name="ce6" table:formula="of:=MAX((1-[.$B$6])*[.E130] + [.$B$6] * [.E130]*[.E130];0)" office:value-type="float" office:value="0.1123262264254" calcext:value-type="float">
            <text:p>0.1123262264254</text:p>
          </table:table-cell>
          <table:table-cell table:style-name="ce5" table:formula="of:=[.F130]*[.$G$8]+[.$G$7]" office:value-type="float" office:value="2.83163536259744" calcext:value-type="float">
            <text:p>2.83163536259744</text:p>
          </table:table-cell>
          <table:table-cell table:style-name="ce7" table:formula="of:=([.B130]-[.$G$7])/[.F130]" office:value-type="float" office:value="21.0209724154255" calcext:value-type="float">
            <text:p>21.0209724154255</text:p>
          </table:table-cell>
          <table:table-cell table:number-columns-repeated="1016"/>
        </table:table-row>
        <table:table-row table:style-name="ro1">
          <table:table-cell table:style-name="ce5" office:value-type="float" office:value="1251.00669999999" calcext:value-type="float">
            <text:p>1251.00669999999</text:p>
          </table:table-cell>
          <table:table-cell table:style-name="ce5" office:value-type="float" office:value="2.715664879938" calcext:value-type="float">
            <text:p>2.715664879938</text:p>
          </table:table-cell>
          <table:table-cell table:style-name="ce5" office:value-type="float" office:value="16.0588764465242" calcext:value-type="float">
            <text:p>16.0588764465242</text:p>
          </table:table-cell>
          <table:table-cell table:style-name="ce5" office:value-type="float" office:value="4.54828641170088" calcext:value-type="float">
            <text:p>4.54828641170088</text:p>
          </table:table-cell>
          <table:table-cell table:style-name="ce5" table:formula="of:=([.C131]/MAX([.$C$12:.$C$1000]))*MAX(0;([.A131]-[.$G$5])/([.$G$6]-[.$G$5]))" office:value-type="float" office:value="0.223123908066999" calcext:value-type="float">
            <text:p>0.223123908066999</text:p>
          </table:table-cell>
          <table:table-cell table:style-name="ce6" table:formula="of:=MAX((1-[.$B$6])*[.E131] + [.$B$6] * [.E131]*[.E131];0)" office:value-type="float" office:value="0.113919941345977" calcext:value-type="float">
            <text:p>0.113919941345977</text:p>
          </table:table-cell>
          <table:table-cell table:style-name="ce5" table:formula="of:=[.F131]*[.$G$8]+[.$G$7]" office:value-type="float" office:value="2.86722812405649" calcext:value-type="float">
            <text:p>2.86722812405649</text:p>
          </table:table-cell>
          <table:table-cell table:style-name="ce7" table:formula="of:=([.B131]-[.$G$7])/[.F131]" office:value-type="float" office:value="21.0027681744633" calcext:value-type="float">
            <text:p>21.0027681744633</text:p>
          </table:table-cell>
          <table:table-cell table:number-columns-repeated="1016"/>
        </table:table-row>
        <table:table-row table:style-name="ro1">
          <table:table-cell table:style-name="ce5" office:value-type="float" office:value="1252.90347500001" calcext:value-type="float">
            <text:p>1252.90347500001</text:p>
          </table:table-cell>
          <table:table-cell table:style-name="ce5" office:value-type="float" office:value="2.7499107905239" calcext:value-type="float">
            <text:p>2.7499107905239</text:p>
          </table:table-cell>
          <table:table-cell table:style-name="ce5" office:value-type="float" office:value="16.0586777793031" calcext:value-type="float">
            <text:p>16.0586777793031</text:p>
          </table:table-cell>
          <table:table-cell table:style-name="ce5" office:value-type="float" office:value="4.62418208533655" calcext:value-type="float">
            <text:p>4.62418208533655</text:p>
          </table:table-cell>
          <table:table-cell table:style-name="ce5" table:formula="of:=([.C132]/MAX([.$C$12:.$C$1000]))*MAX(0;([.A132]-[.$G$5])/([.$G$6]-[.$G$5]))" office:value-type="float" office:value="0.225226603027553" calcext:value-type="float">
            <text:p>0.225226603027553</text:p>
          </table:table-cell>
          <table:table-cell table:style-name="ce6" table:formula="of:=MAX((1-[.$B$6])*[.E132] + [.$B$6] * [.E132]*[.E132];0)" office:value-type="float" office:value="0.115291867428333" calcext:value-type="float">
            <text:p>0.115291867428333</text:p>
          </table:table-cell>
          <table:table-cell table:style-name="ce5" table:formula="of:=[.F132]*[.$G$8]+[.$G$7]" office:value-type="float" office:value="2.89786763000471" calcext:value-type="float">
            <text:p>2.89786763000471</text:p>
          </table:table-cell>
          <table:table-cell table:style-name="ce7" table:formula="of:=([.B132]-[.$G$7])/[.F132]" office:value-type="float" office:value="21.0498804751556" calcext:value-type="float">
            <text:p>21.0498804751556</text:p>
          </table:table-cell>
          <table:table-cell table:number-columns-repeated="1016"/>
        </table:table-row>
        <table:table-row table:style-name="ro1">
          <table:table-cell table:style-name="ce5" office:value-type="float" office:value="1255.09307499997" calcext:value-type="float">
            <text:p>1255.09307499997</text:p>
          </table:table-cell>
          <table:table-cell table:style-name="ce5" office:value-type="float" office:value="2.78806095174311" calcext:value-type="float">
            <text:p>2.78806095174311</text:p>
          </table:table-cell>
          <table:table-cell table:style-name="ce5" office:value-type="float" office:value="16.0583945282509" calcext:value-type="float">
            <text:p>16.0583945282509</text:p>
          </table:table-cell>
          <table:table-cell table:style-name="ce5" office:value-type="float" office:value="4.72819235374203" calcext:value-type="float">
            <text:p>4.72819235374203</text:p>
          </table:table-cell>
          <table:table-cell table:style-name="ce5" table:formula="of:=([.C133]/MAX([.$C$12:.$C$1000]))*MAX(0;([.A133]-[.$G$5])/([.$G$6]-[.$G$5]))" office:value-type="float" office:value="0.227653083918802" calcext:value-type="float">
            <text:p>0.227653083918802</text:p>
          </table:table-cell>
          <table:table-cell table:style-name="ce6" table:formula="of:=MAX((1-[.$B$6])*[.E133] + [.$B$6] * [.E133]*[.E133];0)" office:value-type="float" office:value="0.116881974819133" calcext:value-type="float">
            <text:p>0.116881974819133</text:p>
          </table:table-cell>
          <table:table-cell table:style-name="ce5" table:formula="of:=[.F133]*[.$G$8]+[.$G$7]" office:value-type="float" office:value="2.93337982376303" calcext:value-type="float">
            <text:p>2.93337982376303</text:p>
          </table:table-cell>
          <table:table-cell table:style-name="ce7" table:formula="of:=([.B133]-[.$G$7])/[.F133]" office:value-type="float" office:value="21.0899088089294" calcext:value-type="float">
            <text:p>21.0899088089294</text:p>
          </table:table-cell>
          <table:table-cell table:number-columns-repeated="1016"/>
        </table:table-row>
        <table:table-row table:style-name="ro1">
          <table:table-cell table:style-name="ce5" office:value-type="float" office:value="1257.01917500001" calcext:value-type="float">
            <text:p>1257.01917500001</text:p>
          </table:table-cell>
          <table:table-cell table:style-name="ce5" office:value-type="float" office:value="2.8292431411996" calcext:value-type="float">
            <text:p>2.8292431411996</text:p>
          </table:table-cell>
          <table:table-cell table:style-name="ce5" office:value-type="float" office:value="16.0581120386256" calcext:value-type="float">
            <text:p>16.0581120386256</text:p>
          </table:table-cell>
          <table:table-cell table:style-name="ce5" office:value-type="float" office:value="4.80550817773257" calcext:value-type="float">
            <text:p>4.80550817773257</text:p>
          </table:table-cell>
          <table:table-cell table:style-name="ce5" table:formula="of:=([.C134]/MAX([.$C$12:.$C$1000]))*MAX(0;([.A134]-[.$G$5])/([.$G$6]-[.$G$5]))" office:value-type="float" office:value="0.229787010419024" calcext:value-type="float">
            <text:p>0.229787010419024</text:p>
          </table:table-cell>
          <table:table-cell table:style-name="ce6" table:formula="of:=MAX((1-[.$B$6])*[.E134] + [.$B$6] * [.E134]*[.E134];0)" office:value-type="float" office:value="0.118286498054146" calcext:value-type="float">
            <text:p>0.118286498054146</text:p>
          </table:table-cell>
          <table:table-cell table:style-name="ce5" table:formula="of:=[.F134]*[.$G$8]+[.$G$7]" office:value-type="float" office:value="2.9647473285922" calcext:value-type="float">
            <text:p>2.9647473285922</text:p>
          </table:table-cell>
          <table:table-cell table:style-name="ce7" table:formula="of:=([.B134]-[.$G$7])/[.F134]" office:value-type="float" office:value="21.1876454289176" calcext:value-type="float">
            <text:p>21.1876454289176</text:p>
          </table:table-cell>
          <table:table-cell table:number-columns-repeated="1016"/>
        </table:table-row>
        <table:table-row table:style-name="ro1">
          <table:table-cell table:style-name="ce5" office:value-type="float" office:value="1259.30227500001" calcext:value-type="float">
            <text:p>1259.30227500001</text:p>
          </table:table-cell>
          <table:table-cell table:style-name="ce5" office:value-type="float" office:value="2.86755800402385" calcext:value-type="float">
            <text:p>2.86755800402385</text:p>
          </table:table-cell>
          <table:table-cell table:style-name="ce5" office:value-type="float" office:value="16.057846661956" calcext:value-type="float">
            <text:p>16.057846661956</text:p>
          </table:table-cell>
          <table:table-cell table:style-name="ce5" office:value-type="float" office:value="4.88353344391839" calcext:value-type="float">
            <text:p>4.88353344391839</text:p>
          </table:table-cell>
          <table:table-cell table:style-name="ce5" table:formula="of:=([.C135]/MAX([.$C$12:.$C$1000]))*MAX(0;([.A135]-[.$G$5])/([.$G$6]-[.$G$5]))" office:value-type="float" office:value="0.232317364940598" calcext:value-type="float">
            <text:p>0.232317364940598</text:p>
          </table:table-cell>
          <table:table-cell table:style-name="ce6" table:formula="of:=MAX((1-[.$B$6])*[.E135] + [.$B$6] * [.E135]*[.E135];0)" office:value-type="float" office:value="0.119959380601375" calcext:value-type="float">
            <text:p>0.119959380601375</text:p>
          </table:table-cell>
          <table:table-cell table:style-name="ce5" table:formula="of:=[.F135]*[.$G$8]+[.$G$7]" office:value-type="float" office:value="3.00210815685816" calcext:value-type="float">
            <text:p>3.00210815685816</text:p>
          </table:table-cell>
          <table:table-cell table:style-name="ce7" table:formula="of:=([.B135]-[.$G$7])/[.F135]" office:value-type="float" office:value="21.2115736999285" calcext:value-type="float">
            <text:p>21.2115736999285</text:p>
          </table:table-cell>
          <table:table-cell table:number-columns-repeated="1016"/>
        </table:table-row>
        <table:table-row table:style-name="ro1">
          <table:table-cell table:style-name="ce5" office:value-type="float" office:value="1261.48125000001" calcext:value-type="float">
            <text:p>1261.48125000001</text:p>
          </table:table-cell>
          <table:table-cell table:style-name="ce5" office:value-type="float" office:value="2.90930526657703" calcext:value-type="float">
            <text:p>2.90930526657703</text:p>
          </table:table-cell>
          <table:table-cell table:style-name="ce5" office:value-type="float" office:value="16.0575669381764" calcext:value-type="float">
            <text:p>16.0575669381764</text:p>
          </table:table-cell>
          <table:table-cell table:style-name="ce5" office:value-type="float" office:value="4.99297765201146" calcext:value-type="float">
            <text:p>4.99297765201146</text:p>
          </table:table-cell>
          <table:table-cell table:style-name="ce5" table:formula="of:=([.C136]/MAX([.$C$12:.$C$1000]))*MAX(0;([.A136]-[.$G$5])/([.$G$6]-[.$G$5]))" office:value-type="float" office:value="0.234731853193416" calcext:value-type="float">
            <text:p>0.234731853193416</text:p>
          </table:table-cell>
          <table:table-cell table:style-name="ce6" table:formula="of:=MAX((1-[.$B$6])*[.E136] + [.$B$6] * [.E136]*[.E136];0)" office:value-type="float" office:value="0.121563182710842" calcext:value-type="float">
            <text:p>0.121563182710842</text:p>
          </table:table-cell>
          <table:table-cell table:style-name="ce5" table:formula="of:=[.F136]*[.$G$8]+[.$G$7]" office:value-type="float" office:value="3.03792619757094" calcext:value-type="float">
            <text:p>3.03792619757094</text:p>
          </table:table-cell>
          <table:table-cell table:style-name="ce7" table:formula="of:=([.B136]-[.$G$7])/[.F136]" office:value-type="float" office:value="21.2751463683615" calcext:value-type="float">
            <text:p>21.2751463683615</text:p>
          </table:table-cell>
          <table:table-cell table:number-columns-repeated="1016"/>
        </table:table-row>
        <table:table-row table:style-name="ro1">
          <table:table-cell table:style-name="ce5" office:value-type="float" office:value="1263.63939999999" calcext:value-type="float">
            <text:p>1263.63939999999</text:p>
          </table:table-cell>
          <table:table-cell table:style-name="ce5" office:value-type="float" office:value="2.95190126681045" calcext:value-type="float">
            <text:p>2.95190126681045</text:p>
          </table:table-cell>
          <table:table-cell table:style-name="ce5" office:value-type="float" office:value="16.0571045474298" calcext:value-type="float">
            <text:p>16.0571045474298</text:p>
          </table:table-cell>
          <table:table-cell table:style-name="ce5" office:value-type="float" office:value="5.10298866059734" calcext:value-type="float">
            <text:p>5.10298866059734</text:p>
          </table:table-cell>
          <table:table-cell table:style-name="ce5" table:formula="of:=([.C137]/MAX([.$C$12:.$C$1000]))*MAX(0;([.A137]-[.$G$5])/([.$G$6]-[.$G$5]))" office:value-type="float" office:value="0.237120445549338" calcext:value-type="float">
            <text:p>0.237120445549338</text:p>
          </table:table-cell>
          <table:table-cell table:style-name="ce6" table:formula="of:=MAX((1-[.$B$6])*[.E137] + [.$B$6] * [.E137]*[.E137];0)" office:value-type="float" office:value="0.123157011442691" calcext:value-type="float">
            <text:p>0.123157011442691</text:p>
          </table:table-cell>
          <table:table-cell table:style-name="ce5" table:formula="of:=[.F137]*[.$G$8]+[.$G$7]" office:value-type="float" office:value="3.07352150080043" calcext:value-type="float">
            <text:p>3.07352150080043</text:p>
          </table:table-cell>
          <table:table-cell table:style-name="ce7" table:formula="of:=([.B137]-[.$G$7])/[.F137]" office:value-type="float" office:value="21.3456828370162" calcext:value-type="float">
            <text:p>21.3456828370162</text:p>
          </table:table-cell>
          <table:table-cell table:number-columns-repeated="1016"/>
        </table:table-row>
        <table:table-row table:style-name="ro1">
          <table:table-cell table:style-name="ce5" office:value-type="float" office:value="1265.88254999999" calcext:value-type="float">
            <text:p>1265.88254999999</text:p>
          </table:table-cell>
          <table:table-cell table:style-name="ce5" office:value-type="float" office:value="2.99688617151547" calcext:value-type="float">
            <text:p>2.99688617151547</text:p>
          </table:table-cell>
          <table:table-cell table:style-name="ce5" office:value-type="float" office:value="16.0563887213626" calcext:value-type="float">
            <text:p>16.0563887213626</text:p>
          </table:table-cell>
          <table:table-cell table:style-name="ce5" office:value-type="float" office:value="5.27047614787849" calcext:value-type="float">
            <text:p>5.27047614787849</text:p>
          </table:table-cell>
          <table:table-cell table:style-name="ce5" table:formula="of:=([.C138]/MAX([.$C$12:.$C$1000]))*MAX(0;([.A138]-[.$G$5])/([.$G$6]-[.$G$5]))" office:value-type="float" office:value="0.239599457701167" calcext:value-type="float">
            <text:p>0.239599457701167</text:p>
          </table:table-cell>
          <table:table-cell table:style-name="ce6" table:formula="of:=MAX((1-[.$B$6])*[.E138] + [.$B$6] * [.E138]*[.E138];0)" office:value-type="float" office:value="0.124818776431769" calcext:value-type="float">
            <text:p>0.124818776431769</text:p>
          </table:table-cell>
          <table:table-cell table:style-name="ce5" table:formula="of:=[.F138]*[.$G$8]+[.$G$7]" office:value-type="float" office:value="3.1106340383651" calcext:value-type="float">
            <text:p>3.1106340383651</text:p>
          </table:table-cell>
          <table:table-cell table:style-name="ce7" table:formula="of:=([.B138]-[.$G$7])/[.F138]" office:value-type="float" office:value="21.421900506909" calcext:value-type="float">
            <text:p>21.421900506909</text:p>
          </table:table-cell>
          <table:table-cell table:number-columns-repeated="1016"/>
        </table:table-row>
        <table:table-row table:style-name="ro1">
          <table:table-cell table:style-name="ce5" office:value-type="float" office:value="1268.10742499998" calcext:value-type="float">
            <text:p>1268.10742499998</text:p>
          </table:table-cell>
          <table:table-cell table:style-name="ce5" office:value-type="float" office:value="3.03764861543697" calcext:value-type="float">
            <text:p>3.03764861543697</text:p>
          </table:table-cell>
          <table:table-cell table:style-name="ce5" office:value-type="float" office:value="16.0562919695328" calcext:value-type="float">
            <text:p>16.0562919695328</text:p>
          </table:table-cell>
          <table:table-cell table:style-name="ce5" office:value-type="float" office:value="5.30825046457293" calcext:value-type="float">
            <text:p>5.30825046457293</text:p>
          </table:table-cell>
          <table:table-cell table:style-name="ce5" table:formula="of:=([.C139]/MAX([.$C$12:.$C$1000]))*MAX(0;([.A139]-[.$G$5])/([.$G$6]-[.$G$5]))" office:value-type="float" office:value="0.242067299345264" calcext:value-type="float">
            <text:p>0.242067299345264</text:p>
          </table:table-cell>
          <table:table-cell table:style-name="ce6" table:formula="of:=MAX((1-[.$B$6])*[.E139] + [.$B$6] * [.E139]*[.E139];0)" office:value-type="float" office:value="0.126480744527502" calcext:value-type="float">
            <text:p>0.126480744527502</text:p>
          </table:table-cell>
          <table:table-cell table:style-name="ce5" table:formula="of:=[.F139]*[.$G$8]+[.$G$7]" office:value-type="float" office:value="3.14775111195227" calcext:value-type="float">
            <text:p>3.14775111195227</text:p>
          </table:table-cell>
          <table:table-cell table:style-name="ce7" table:formula="of:=([.B139]-[.$G$7])/[.F139]" office:value-type="float" office:value="21.4626966672124" calcext:value-type="float">
            <text:p>21.4626966672124</text:p>
          </table:table-cell>
          <table:table-cell table:number-columns-repeated="1016"/>
        </table:table-row>
        <table:table-row table:style-name="ro1">
          <table:table-cell table:style-name="ce5" office:value-type="float" office:value="1269.92599999996" calcext:value-type="float">
            <text:p>1269.92599999996</text:p>
          </table:table-cell>
          <table:table-cell table:style-name="ce5" office:value-type="float" office:value="3.07629424776688" calcext:value-type="float">
            <text:p>3.07629424776688</text:p>
          </table:table-cell>
          <table:table-cell table:style-name="ce5" office:value-type="float" office:value="16.0560482259418" calcext:value-type="float">
            <text:p>16.0560482259418</text:p>
          </table:table-cell>
          <table:table-cell table:style-name="ce5" office:value-type="float" office:value="5.39790802838143" calcext:value-type="float">
            <text:p>5.39790802838143</text:p>
          </table:table-cell>
          <table:table-cell table:style-name="ce5" table:formula="of:=([.C140]/MAX([.$C$12:.$C$1000]))*MAX(0;([.A140]-[.$G$5])/([.$G$6]-[.$G$5]))" office:value-type="float" office:value="0.244081945901958" calcext:value-type="float">
            <text:p>0.244081945901958</text:p>
          </table:table-cell>
          <table:table-cell table:style-name="ce6" table:formula="of:=MAX((1-[.$B$6])*[.E140] + [.$B$6] * [.E140]*[.E140];0)" office:value-type="float" office:value="0.127843197662355" calcext:value-type="float">
            <text:p>0.127843197662355</text:p>
          </table:table-cell>
          <table:table-cell table:style-name="ce5" table:formula="of:=[.F140]*[.$G$8]+[.$G$7]" office:value-type="float" office:value="3.17817905662534" calcext:value-type="float">
            <text:p>3.17817905662534</text:p>
          </table:table-cell>
          <table:table-cell table:style-name="ce7" table:formula="of:=([.B140]-[.$G$7])/[.F140]" office:value-type="float" office:value="21.5362532908359" calcext:value-type="float">
            <text:p>21.5362532908359</text:p>
          </table:table-cell>
          <table:table-cell table:number-columns-repeated="1016"/>
        </table:table-row>
        <table:table-row table:style-name="ro1">
          <table:table-cell table:style-name="ce5" office:value-type="float" office:value="1272.18657499999" calcext:value-type="float">
            <text:p>1272.18657499999</text:p>
          </table:table-cell>
          <table:table-cell table:style-name="ce5" office:value-type="float" office:value="3.12202350066285" calcext:value-type="float">
            <text:p>3.12202350066285</text:p>
          </table:table-cell>
          <table:table-cell table:style-name="ce5" office:value-type="float" office:value="16.0557414639947" calcext:value-type="float">
            <text:p>16.0557414639947</text:p>
          </table:table-cell>
          <table:table-cell table:style-name="ce5" office:value-type="float" office:value="5.48743398988028" calcext:value-type="float">
            <text:p>5.48743398988028</text:p>
          </table:table-cell>
          <table:table-cell table:style-name="ce5" table:formula="of:=([.C141]/MAX([.$C$12:.$C$1000]))*MAX(0;([.A141]-[.$G$5])/([.$G$6]-[.$G$5]))" office:value-type="float" office:value="0.246586103709523" calcext:value-type="float">
            <text:p>0.246586103709523</text:p>
          </table:table-cell>
          <table:table-cell table:style-name="ce6" table:formula="of:=MAX((1-[.$B$6])*[.E141] + [.$B$6] * [.E141]*[.E141];0)" office:value-type="float" office:value="0.129543823494389" calcext:value-type="float">
            <text:p>0.129543823494389</text:p>
          </table:table-cell>
          <table:table-cell table:style-name="ce5" table:formula="of:=[.F141]*[.$G$8]+[.$G$7]" office:value-type="float" office:value="3.21615948134823" calcext:value-type="float">
            <text:p>3.21615948134823</text:p>
          </table:table-cell>
          <table:table-cell table:style-name="ce7" table:formula="of:=([.B141]-[.$G$7])/[.F141]" office:value-type="float" office:value="21.606531780221" calcext:value-type="float">
            <text:p>21.606531780221</text:p>
          </table:table-cell>
          <table:table-cell table:number-columns-repeated="1016"/>
        </table:table-row>
        <table:table-row table:style-name="ro1">
          <table:table-cell table:style-name="ce5" office:value-type="float" office:value="1274.40125000001" calcext:value-type="float">
            <text:p>1274.40125000001</text:p>
          </table:table-cell>
          <table:table-cell table:style-name="ce5" office:value-type="float" office:value="3.1664216904591" calcext:value-type="float">
            <text:p>3.1664216904591</text:p>
          </table:table-cell>
          <table:table-cell table:style-name="ce5" office:value-type="float" office:value="16.0554292967115" calcext:value-type="float">
            <text:p>16.0554292967115</text:p>
          </table:table-cell>
          <table:table-cell table:style-name="ce5" office:value-type="float" office:value="5.58697513607299" calcext:value-type="float">
            <text:p>5.58697513607299</text:p>
          </table:table-cell>
          <table:table-cell table:style-name="ce5" table:formula="of:=([.C142]/MAX([.$C$12:.$C$1000]))*MAX(0;([.A142]-[.$G$5])/([.$G$6]-[.$G$5]))" office:value-type="float" office:value="0.249039142248453" calcext:value-type="float">
            <text:p>0.249039142248453</text:p>
          </table:table-cell>
          <table:table-cell table:style-name="ce6" table:formula="of:=MAX((1-[.$B$6])*[.E142] + [.$B$6] * [.E142]*[.E142];0)" office:value-type="float" office:value="0.13121739408619" calcext:value-type="float">
            <text:p>0.13121739408619</text:p>
          </table:table-cell>
          <table:table-cell table:style-name="ce5" table:formula="of:=[.F142]*[.$G$8]+[.$G$7]" office:value-type="float" office:value="3.25353567585441" calcext:value-type="float">
            <text:p>3.25353567585441</text:p>
          </table:table-cell>
          <table:table-cell table:style-name="ce7" table:formula="of:=([.B142]-[.$G$7])/[.F142]" office:value-type="float" office:value="21.6693141093125" calcext:value-type="float">
            <text:p>21.6693141093125</text:p>
          </table:table-cell>
          <table:table-cell table:number-columns-repeated="1016"/>
        </table:table-row>
        <table:table-row table:style-name="ro1">
          <table:table-cell table:style-name="ce5" office:value-type="float" office:value="1276.58489999997" calcext:value-type="float">
            <text:p>1276.58489999997</text:p>
          </table:table-cell>
          <table:table-cell table:style-name="ce5" office:value-type="float" office:value="3.21292317447071" calcext:value-type="float">
            <text:p>3.21292317447071</text:p>
          </table:table-cell>
          <table:table-cell table:style-name="ce5" office:value-type="float" office:value="16.0552204707988" calcext:value-type="float">
            <text:p>16.0552204707988</text:p>
          </table:table-cell>
          <table:table-cell table:style-name="ce5" office:value-type="float" office:value="5.66542013293159" calcext:value-type="float">
            <text:p>5.66542013293159</text:p>
          </table:table-cell>
          <table:table-cell table:style-name="ce5" table:formula="of:=([.C143]/MAX([.$C$12:.$C$1000]))*MAX(0;([.A143]-[.$G$5])/([.$G$6]-[.$G$5]))" office:value-type="float" office:value="0.251459273072778" calcext:value-type="float">
            <text:p>0.251459273072778</text:p>
          </table:table-cell>
          <table:table-cell table:style-name="ce6" table:formula="of:=MAX((1-[.$B$6])*[.E143] + [.$B$6] * [.E143]*[.E143];0)" office:value-type="float" office:value="0.132875943625931" calcext:value-type="float">
            <text:p>0.132875943625931</text:p>
          </table:table-cell>
          <table:table-cell table:style-name="ce5" table:formula="of:=[.F143]*[.$G$8]+[.$G$7]" office:value-type="float" office:value="3.29057640213102" calcext:value-type="float">
            <text:p>3.29057640213102</text:p>
          </table:table-cell>
          <table:table-cell table:style-name="ce7" table:formula="of:=([.B143]-[.$G$7])/[.F143]" office:value-type="float" office:value="21.7488006798752" calcext:value-type="float">
            <text:p>21.7488006798752</text:p>
          </table:table-cell>
          <table:table-cell table:number-columns-repeated="1016"/>
        </table:table-row>
        <table:table-row table:style-name="ro1">
          <table:table-cell table:style-name="ce5" office:value-type="float" office:value="1278.42174999995" calcext:value-type="float">
            <text:p>1278.42174999995</text:p>
          </table:table-cell>
          <table:table-cell table:style-name="ce5" office:value-type="float" office:value="3.25335061188024" calcext:value-type="float">
            <text:p>3.25335061188024</text:p>
          </table:table-cell>
          <table:table-cell table:style-name="ce5" office:value-type="float" office:value="16.0549185455582" calcext:value-type="float">
            <text:p>16.0549185455582</text:p>
          </table:table-cell>
          <table:table-cell table:style-name="ce5" office:value-type="float" office:value="5.76181709681501" calcext:value-type="float">
            <text:p>5.76181709681501</text:p>
          </table:table-cell>
          <table:table-cell table:style-name="ce5" table:formula="of:=([.C144]/MAX([.$C$12:.$C$1000]))*MAX(0;([.A144]-[.$G$5])/([.$G$6]-[.$G$5]))" office:value-type="float" office:value="0.253493004381986" calcext:value-type="float">
            <text:p>0.253493004381986</text:p>
          </table:table-cell>
          <table:table-cell table:style-name="ce6" table:formula="of:=MAX((1-[.$B$6])*[.E144] + [.$B$6] * [.E144]*[.E144];0)" office:value-type="float" office:value="0.134275394681816" calcext:value-type="float">
            <text:p>0.134275394681816</text:p>
          </table:table-cell>
          <table:table-cell table:style-name="ce5" table:formula="of:=[.F144]*[.$G$8]+[.$G$7]" office:value-type="float" office:value="3.32183062894577" calcext:value-type="float">
            <text:p>3.32183062894577</text:p>
          </table:table-cell>
          <table:table-cell table:style-name="ce7" table:formula="of:=([.B144]-[.$G$7])/[.F144]" office:value-type="float" office:value="21.8232078738181" calcext:value-type="float">
            <text:p>21.8232078738181</text:p>
          </table:table-cell>
          <table:table-cell table:number-columns-repeated="1016"/>
        </table:table-row>
        <table:table-row table:style-name="ro1">
          <table:table-cell table:style-name="ce5" office:value-type="float" office:value="1280.39290000002" calcext:value-type="float">
            <text:p>1280.39290000002</text:p>
          </table:table-cell>
          <table:table-cell table:style-name="ce5" office:value-type="float" office:value="3.29660408941598" calcext:value-type="float">
            <text:p>3.29660408941598</text:p>
          </table:table-cell>
          <table:table-cell table:style-name="ce5" office:value-type="float" office:value="16.054557729298" calcext:value-type="float">
            <text:p>16.054557729298</text:p>
          </table:table-cell>
          <table:table-cell table:style-name="ce5" office:value-type="float" office:value="5.87489048489494" calcext:value-type="float">
            <text:p>5.87489048489494</text:p>
          </table:table-cell>
          <table:table-cell table:style-name="ce5" table:formula="of:=([.C145]/MAX([.$C$12:.$C$1000]))*MAX(0;([.A145]-[.$G$5])/([.$G$6]-[.$G$5]))" office:value-type="float" office:value="0.255674758939262" calcext:value-type="float">
            <text:p>0.255674758939262</text:p>
          </table:table-cell>
          <table:table-cell table:style-name="ce6" table:formula="of:=MAX((1-[.$B$6])*[.E145] + [.$B$6] * [.E145]*[.E145];0)" office:value-type="float" office:value="0.135782497693477" calcext:value-type="float">
            <text:p>0.135782497693477</text:p>
          </table:table-cell>
          <table:table-cell table:style-name="ce5" table:formula="of:=[.F145]*[.$G$8]+[.$G$7]" office:value-type="float" office:value="3.35548906891874" calcext:value-type="float">
            <text:p>3.35548906891874</text:p>
          </table:table-cell>
          <table:table-cell table:style-name="ce7" table:formula="of:=([.B145]-[.$G$7])/[.F145]" office:value-type="float" office:value="21.8995332868946" calcext:value-type="float">
            <text:p>21.8995332868946</text:p>
          </table:table-cell>
          <table:table-cell table:number-columns-repeated="1016"/>
        </table:table-row>
        <table:table-row table:style-name="ro1">
          <table:table-cell table:style-name="ce5" office:value-type="float" office:value="1282.52045" calcext:value-type="float">
            <text:p>1282.52045</text:p>
          </table:table-cell>
          <table:table-cell table:style-name="ce5" office:value-type="float" office:value="3.33437323684035" calcext:value-type="float">
            <text:p>3.33437323684035</text:p>
          </table:table-cell>
          <table:table-cell table:style-name="ce5" office:value-type="float" office:value="16.0541828993615" calcext:value-type="float">
            <text:p>16.0541828993615</text:p>
          </table:table-cell>
          <table:table-cell table:style-name="ce5" office:value-type="float" office:value="5.98588208992155" calcext:value-type="float">
            <text:p>5.98588208992155</text:p>
          </table:table-cell>
          <table:table-cell table:style-name="ce5" table:formula="of:=([.C146]/MAX([.$C$12:.$C$1000]))*MAX(0;([.A146]-[.$G$5])/([.$G$6]-[.$G$5]))" office:value-type="float" office:value="0.258029748384958" calcext:value-type="float">
            <text:p>0.258029748384958</text:p>
          </table:table-cell>
          <table:table-cell table:style-name="ce6" table:formula="of:=MAX((1-[.$B$6])*[.E146] + [.$B$6] * [.E146]*[.E146];0)" office:value-type="float" office:value="0.137415998064946" calcext:value-type="float">
            <text:p>0.137415998064946</text:p>
          </table:table-cell>
          <table:table-cell table:style-name="ce5" table:formula="of:=[.F146]*[.$G$8]+[.$G$7]" office:value-type="float" office:value="3.39197036699427" calcext:value-type="float">
            <text:p>3.39197036699427</text:p>
          </table:table-cell>
          <table:table-cell table:style-name="ce7" table:formula="of:=([.B146]-[.$G$7])/[.F146]" office:value-type="float" office:value="21.9140603557464" calcext:value-type="float">
            <text:p>21.9140603557464</text:p>
          </table:table-cell>
          <table:table-cell table:number-columns-repeated="1016"/>
        </table:table-row>
        <table:table-row table:style-name="ro1">
          <table:table-cell table:style-name="ce5" office:value-type="float" office:value="1284.96717499996" calcext:value-type="float">
            <text:p>1284.96717499996</text:p>
          </table:table-cell>
          <table:table-cell table:style-name="ce5" office:value-type="float" office:value="3.37500412570925" calcext:value-type="float">
            <text:p>3.37500412570925</text:p>
          </table:table-cell>
          <table:table-cell table:style-name="ce5" office:value-type="float" office:value="16.0537259658531" calcext:value-type="float">
            <text:p>16.0537259658531</text:p>
          </table:table-cell>
          <table:table-cell table:style-name="ce5" office:value-type="float" office:value="6.10526094293232" calcext:value-type="float">
            <text:p>6.10526094293232</text:p>
          </table:table-cell>
          <table:table-cell table:style-name="ce5" table:formula="of:=([.C147]/MAX([.$C$12:.$C$1000]))*MAX(0;([.A147]-[.$G$5])/([.$G$6]-[.$G$5]))" office:value-type="float" office:value="0.260737476800148" calcext:value-type="float">
            <text:p>0.260737476800148</text:p>
          </table:table-cell>
          <table:table-cell table:style-name="ce6" table:formula="of:=MAX((1-[.$B$6])*[.E147] + [.$B$6] * [.E147]*[.E147];0)" office:value-type="float" office:value="0.139302806455163" calcext:value-type="float">
            <text:p>0.139302806455163</text:p>
          </table:table-cell>
          <table:table-cell table:style-name="ce5" table:formula="of:=[.F147]*[.$G$8]+[.$G$7]" office:value-type="float" office:value="3.43410884488947" calcext:value-type="float">
            <text:p>3.43410884488947</text:p>
          </table:table-cell>
          <table:table-cell table:style-name="ce7" table:formula="of:=([.B147]-[.$G$7])/[.F147]" office:value-type="float" office:value="21.9089151322416" calcext:value-type="float">
            <text:p>21.9089151322416</text:p>
          </table:table-cell>
          <table:table-cell table:number-columns-repeated="1016"/>
        </table:table-row>
        <table:table-row table:style-name="ro1">
          <table:table-cell table:style-name="ce5" office:value-type="float" office:value="1286.77767499998" calcext:value-type="float">
            <text:p>1286.77767499998</text:p>
          </table:table-cell>
          <table:table-cell table:style-name="ce5" office:value-type="float" office:value="3.4096516014895" calcext:value-type="float">
            <text:p>3.4096516014895</text:p>
          </table:table-cell>
          <table:table-cell table:style-name="ce5" office:value-type="float" office:value="16.0534373763486" calcext:value-type="float">
            <text:p>16.0534373763486</text:p>
          </table:table-cell>
          <table:table-cell table:style-name="ce5" office:value-type="float" office:value="6.19191768094587" calcext:value-type="float">
            <text:p>6.19191768094587</text:p>
          </table:table-cell>
          <table:table-cell table:style-name="ce5" table:formula="of:=([.C148]/MAX([.$C$12:.$C$1000]))*MAX(0;([.A148]-[.$G$5])/([.$G$6]-[.$G$5]))" office:value-type="float" office:value="0.262741822262779" calcext:value-type="float">
            <text:p>0.262741822262779</text:p>
          </table:table-cell>
          <table:table-cell table:style-name="ce6" table:formula="of:=MAX((1-[.$B$6])*[.E148] + [.$B$6] * [.E148]*[.E148];0)" office:value-type="float" office:value="0.140705431291786" calcext:value-type="float">
            <text:p>0.140705431291786</text:p>
          </table:table-cell>
          <table:table-cell table:style-name="ce5" table:formula="of:=[.F148]*[.$G$8]+[.$G$7]" office:value-type="float" office:value="3.46543395239893" calcext:value-type="float">
            <text:p>3.46543395239893</text:p>
          </table:table-cell>
          <table:table-cell table:style-name="ce7" table:formula="of:=([.B148]-[.$G$7])/[.F148]" office:value-type="float" office:value="21.936756895252" calcext:value-type="float">
            <text:p>21.936756895252</text:p>
          </table:table-cell>
          <table:table-cell table:number-columns-repeated="1016"/>
        </table:table-row>
        <table:table-row table:style-name="ro1">
          <table:table-cell table:style-name="ce5" office:value-type="float" office:value="1289.19209999999" calcext:value-type="float">
            <text:p>1289.19209999999</text:p>
          </table:table-cell>
          <table:table-cell table:style-name="ce5" office:value-type="float" office:value="3.44667552798632" calcext:value-type="float">
            <text:p>3.44667552798632</text:p>
          </table:table-cell>
          <table:table-cell table:style-name="ce5" office:value-type="float" office:value="16.0529438496116" calcext:value-type="float">
            <text:p>16.0529438496116</text:p>
          </table:table-cell>
          <table:table-cell table:style-name="ce5" office:value-type="float" office:value="6.31332528377896" calcext:value-type="float">
            <text:p>6.31332528377896</text:p>
          </table:table-cell>
          <table:table-cell table:style-name="ce5" table:formula="of:=([.C149]/MAX([.$C$12:.$C$1000]))*MAX(0;([.A149]-[.$G$5])/([.$G$6]-[.$G$5]))" office:value-type="float" office:value="0.265412844236331" calcext:value-type="float">
            <text:p>0.265412844236331</text:p>
          </table:table-cell>
          <table:table-cell table:style-name="ce6" table:formula="of:=MAX((1-[.$B$6])*[.E149] + [.$B$6] * [.E149]*[.E149];0)" office:value-type="float" office:value="0.142582458435382" calcext:value-type="float">
            <text:p>0.142582458435382</text:p>
          </table:table-cell>
          <table:table-cell table:style-name="ce5" table:formula="of:=[.F149]*[.$G$8]+[.$G$7]" office:value-type="float" office:value="3.50735398371169" calcext:value-type="float">
            <text:p>3.50735398371169</text:p>
          </table:table-cell>
          <table:table-cell table:style-name="ce7" table:formula="of:=([.B149]-[.$G$7])/[.F149]" office:value-type="float" office:value="21.9076371726466" calcext:value-type="float">
            <text:p>21.9076371726466</text:p>
          </table:table-cell>
          <table:table-cell table:number-columns-repeated="1016"/>
        </table:table-row>
        <table:table-row table:style-name="ro1">
          <table:table-cell table:style-name="ce5" office:value-type="float" office:value="1291.20490000001" calcext:value-type="float">
            <text:p>1291.20490000001</text:p>
          </table:table-cell>
          <table:table-cell table:style-name="ce5" office:value-type="float" office:value="3.48214483741753" calcext:value-type="float">
            <text:p>3.48214483741753</text:p>
          </table:table-cell>
          <table:table-cell table:style-name="ce5" office:value-type="float" office:value="16.0525333759376" calcext:value-type="float">
            <text:p>16.0525333759376</text:p>
          </table:table-cell>
          <table:table-cell table:style-name="ce5" office:value-type="float" office:value="6.42288121723346" calcext:value-type="float">
            <text:p>6.42288121723346</text:p>
          </table:table-cell>
          <table:table-cell table:style-name="ce5" table:formula="of:=([.C150]/MAX([.$C$12:.$C$1000]))*MAX(0;([.A150]-[.$G$5])/([.$G$6]-[.$G$5]))" office:value-type="float" office:value="0.267639447918306" calcext:value-type="float">
            <text:p>0.267639447918306</text:p>
          </table:table-cell>
          <table:table-cell table:style-name="ce6" table:formula="of:=MAX((1-[.$B$6])*[.E150] + [.$B$6] * [.E150]*[.E150];0)" office:value-type="float" office:value="0.144154046401443" calcext:value-type="float">
            <text:p>0.144154046401443</text:p>
          </table:table-cell>
          <table:table-cell table:style-name="ce5" table:formula="of:=[.F150]*[.$G$8]+[.$G$7]" office:value-type="float" office:value="3.54245257936748" calcext:value-type="float">
            <text:p>3.54245257936748</text:p>
          </table:table-cell>
          <table:table-cell table:style-name="ce7" table:formula="of:=([.B150]-[.$G$7])/[.F150]" office:value-type="float" office:value="21.9148484200018" calcext:value-type="float">
            <text:p>21.9148484200018</text:p>
          </table:table-cell>
          <table:table-cell table:number-columns-repeated="1016"/>
        </table:table-row>
        <table:table-row table:style-name="ro1">
          <table:table-cell table:style-name="ce5" office:value-type="float" office:value="1293.40937499998" calcext:value-type="float">
            <text:p>1293.40937499998</text:p>
          </table:table-cell>
          <table:table-cell table:style-name="ce5" office:value-type="float" office:value="3.51866674535275" calcext:value-type="float">
            <text:p>3.51866674535275</text:p>
          </table:table-cell>
          <table:table-cell table:style-name="ce5" office:value-type="float" office:value="16.0523016655647" calcext:value-type="float">
            <text:p>16.0523016655647</text:p>
          </table:table-cell>
          <table:table-cell table:style-name="ce5" office:value-type="float" office:value="6.49757005085437" calcext:value-type="float">
            <text:p>6.49757005085437</text:p>
          </table:table-cell>
          <table:table-cell table:style-name="ce5" table:formula="of:=([.C151]/MAX([.$C$12:.$C$1000]))*MAX(0;([.A151]-[.$G$5])/([.$G$6]-[.$G$5]))" office:value-type="float" office:value="0.270081621034986" calcext:value-type="float">
            <text:p>0.270081621034986</text:p>
          </table:table-cell>
          <table:table-cell table:style-name="ce6" table:formula="of:=MAX((1-[.$B$6])*[.E151] + [.$B$6] * [.E151]*[.E151];0)" office:value-type="float" office:value="0.145884971456103" calcext:value-type="float">
            <text:p>0.145884971456103</text:p>
          </table:table-cell>
          <table:table-cell table:style-name="ce5" table:formula="of:=[.F151]*[.$G$8]+[.$G$7]" office:value-type="float" office:value="3.5811096828297" calcext:value-type="float">
            <text:p>3.5811096828297</text:p>
          </table:table-cell>
          <table:table-cell table:style-name="ce7" table:formula="of:=([.B151]-[.$G$7])/[.F151]" office:value-type="float" office:value="21.905176057935" calcext:value-type="float">
            <text:p>21.905176057935</text:p>
          </table:table-cell>
          <table:table-cell table:number-columns-repeated="1016"/>
        </table:table-row>
        <table:table-row table:style-name="ro1">
          <table:table-cell table:style-name="ce5" office:value-type="float" office:value="1295.529275" calcext:value-type="float">
            <text:p>1295.529275</text:p>
          </table:table-cell>
          <table:table-cell table:style-name="ce5" office:value-type="float" office:value="3.55739820314465" calcext:value-type="float">
            <text:p>3.55739820314465</text:p>
          </table:table-cell>
          <table:table-cell table:style-name="ce5" office:value-type="float" office:value="16.0519848198027" calcext:value-type="float">
            <text:p>16.0519848198027</text:p>
          </table:table-cell>
          <table:table-cell table:style-name="ce5" office:value-type="float" office:value="6.59166550096885" calcext:value-type="float">
            <text:p>6.59166550096885</text:p>
          </table:table-cell>
          <table:table-cell table:style-name="ce5" table:formula="of:=([.C152]/MAX([.$C$12:.$C$1000]))*MAX(0;([.A152]-[.$G$5])/([.$G$6]-[.$G$5]))" office:value-type="float" office:value="0.272428437467583" calcext:value-type="float">
            <text:p>0.272428437467583</text:p>
          </table:table-cell>
          <table:table-cell table:style-name="ce6" table:formula="of:=MAX((1-[.$B$6])*[.E152] + [.$B$6] * [.E152]*[.E152];0)" office:value-type="float" office:value="0.147555391593854" calcext:value-type="float">
            <text:p>0.147555391593854</text:p>
          </table:table-cell>
          <table:table-cell table:style-name="ce5" table:formula="of:=[.F152]*[.$G$8]+[.$G$7]" office:value-type="float" office:value="3.61841551760088" calcext:value-type="float">
            <text:p>3.61841551760088</text:p>
          </table:table-cell>
          <table:table-cell table:style-name="ce7" table:formula="of:=([.B152]-[.$G$7])/[.F152]" office:value-type="float" office:value="21.9196832240956" calcext:value-type="float">
            <text:p>21.9196832240956</text:p>
          </table:table-cell>
          <table:table-cell table:number-columns-repeated="1016"/>
        </table:table-row>
        <table:table-row table:style-name="ro1">
          <table:table-cell table:style-name="ce5" office:value-type="float" office:value="1297.60667500001" calcext:value-type="float">
            <text:p>1297.60667500001</text:p>
          </table:table-cell>
          <table:table-cell table:style-name="ce5" office:value-type="float" office:value="3.5945433604387" calcext:value-type="float">
            <text:p>3.5945433604387</text:p>
          </table:table-cell>
          <table:table-cell table:style-name="ce5" office:value-type="float" office:value="16.0515676376213" calcext:value-type="float">
            <text:p>16.0515676376213</text:p>
          </table:table-cell>
          <table:table-cell table:style-name="ce5" office:value-type="float" office:value="6.71247283918515" calcext:value-type="float">
            <text:p>6.71247283918515</text:p>
          </table:table-cell>
          <table:table-cell table:style-name="ce5" table:formula="of:=([.C153]/MAX([.$C$12:.$C$1000]))*MAX(0;([.A153]-[.$G$5])/([.$G$6]-[.$G$5]))" office:value-type="float" office:value="0.274726288570582" calcext:value-type="float">
            <text:p>0.274726288570582</text:p>
          </table:table-cell>
          <table:table-cell table:style-name="ce6" table:formula="of:=MAX((1-[.$B$6])*[.E153] + [.$B$6] * [.E153]*[.E153];0)" office:value-type="float" office:value="0.149197682959128" calcext:value-type="float">
            <text:p>0.149197682959128</text:p>
          </table:table-cell>
          <table:table-cell table:style-name="ce5" table:formula="of:=[.F153]*[.$G$8]+[.$G$7]" office:value-type="float" office:value="3.65509314674006" calcext:value-type="float">
            <text:p>3.65509314674006</text:p>
          </table:table-cell>
          <table:table-cell table:style-name="ce7" table:formula="of:=([.B153]-[.$G$7])/[.F153]" office:value-type="float" office:value="21.9273686705638" calcext:value-type="float">
            <text:p>21.9273686705638</text:p>
          </table:table-cell>
          <table:table-cell table:number-columns-repeated="1016"/>
        </table:table-row>
        <table:table-row table:style-name="ro1">
          <table:table-cell table:style-name="ce5" office:value-type="float" office:value="1299.59737499997" calcext:value-type="float">
            <text:p>1299.59737499997</text:p>
          </table:table-cell>
          <table:table-cell table:style-name="ce5" office:value-type="float" office:value="3.63364114577009" calcext:value-type="float">
            <text:p>3.63364114577009</text:p>
          </table:table-cell>
          <table:table-cell table:style-name="ce5" office:value-type="float" office:value="16.0510253873177" calcext:value-type="float">
            <text:p>16.0510253873177</text:p>
          </table:table-cell>
          <table:table-cell table:style-name="ce5" office:value-type="float" office:value="6.86668143460865" calcext:value-type="float">
            <text:p>6.86668143460865</text:p>
          </table:table-cell>
          <table:table-cell table:style-name="ce5" table:formula="of:=([.C154]/MAX([.$C$12:.$C$1000]))*MAX(0;([.A154]-[.$G$5])/([.$G$6]-[.$G$5]))" office:value-type="float" office:value="0.276925668593346" calcext:value-type="float">
            <text:p>0.276925668593346</text:p>
          </table:table-cell>
          <table:table-cell table:style-name="ce6" table:formula="of:=MAX((1-[.$B$6])*[.E154] + [.$B$6] * [.E154]*[.E154];0)" office:value-type="float" office:value="0.150775827712837" calcext:value-type="float">
            <text:p>0.150775827712837</text:p>
          </table:table-cell>
          <table:table-cell table:style-name="ce5" table:formula="of:=[.F154]*[.$G$8]+[.$G$7]" office:value-type="float" office:value="3.69033817647618" calcext:value-type="float">
            <text:p>3.69033817647618</text:p>
          </table:table-cell>
          <table:table-cell table:style-name="ce7" table:formula="of:=([.B154]-[.$G$7])/[.F154]" office:value-type="float" office:value="21.9571693592382" calcext:value-type="float">
            <text:p>21.9571693592382</text:p>
          </table:table-cell>
          <table:table-cell table:number-columns-repeated="1016"/>
        </table:table-row>
        <table:table-row table:style-name="ro1">
          <table:table-cell table:style-name="ce5" office:value-type="float" office:value="1301.99054999997" calcext:value-type="float">
            <text:p>1301.99054999997</text:p>
          </table:table-cell>
          <table:table-cell table:style-name="ce5" office:value-type="float" office:value="3.67172606373969" calcext:value-type="float">
            <text:p>3.67172606373969</text:p>
          </table:table-cell>
          <table:table-cell table:style-name="ce5" office:value-type="float" office:value="16.0507204737376" calcext:value-type="float">
            <text:p>16.0507204737376</text:p>
          </table:table-cell>
          <table:table-cell table:style-name="ce5" office:value-type="float" office:value="6.97145700320159" calcext:value-type="float">
            <text:p>6.97145700320159</text:p>
          </table:table-cell>
          <table:table-cell table:style-name="ce5" table:formula="of:=([.C155]/MAX([.$C$12:.$C$1000]))*MAX(0;([.A155]-[.$G$5])/([.$G$6]-[.$G$5]))" office:value-type="float" office:value="0.279575560081967" calcext:value-type="float">
            <text:p>0.279575560081967</text:p>
          </table:table-cell>
          <table:table-cell table:style-name="ce6" table:formula="of:=MAX((1-[.$B$6])*[.E155] + [.$B$6] * [.E155]*[.E155];0)" office:value-type="float" office:value="0.15268532832127" calcext:value-type="float">
            <text:p>0.15268532832127</text:p>
          </table:table-cell>
          <table:table-cell table:style-name="ce5" table:formula="of:=[.F155]*[.$G$8]+[.$G$7]" office:value-type="float" office:value="3.7329834443245" calcext:value-type="float">
            <text:p>3.7329834443245</text:p>
          </table:table-cell>
          <table:table-cell table:style-name="ce7" table:formula="of:=([.B155]-[.$G$7])/[.F155]" office:value-type="float" office:value="21.9320044640674" calcext:value-type="float">
            <text:p>21.9320044640674</text:p>
          </table:table-cell>
          <table:table-cell table:number-columns-repeated="1016"/>
        </table:table-row>
        <table:table-row table:style-name="ro1">
          <table:table-cell table:style-name="ce5" office:value-type="float" office:value="1304.12490000001" calcext:value-type="float">
            <text:p>1304.12490000001</text:p>
          </table:table-cell>
          <table:table-cell table:style-name="ce5" office:value-type="float" office:value="3.70861606598282" calcext:value-type="float">
            <text:p>3.70861606598282</text:p>
          </table:table-cell>
          <table:table-cell table:style-name="ce5" office:value-type="float" office:value="16.0503451906947" calcext:value-type="float">
            <text:p>16.0503451906947</text:p>
          </table:table-cell>
          <table:table-cell table:style-name="ce5" office:value-type="float" office:value="7.07774257790808" calcext:value-type="float">
            <text:p>7.07774257790808</text:p>
          </table:table-cell>
          <table:table-cell table:style-name="ce5" table:formula="of:=([.C156]/MAX([.$C$12:.$C$1000]))*MAX(0;([.A156]-[.$G$5])/([.$G$6]-[.$G$5]))" office:value-type="float" office:value="0.281936961884871" calcext:value-type="float">
            <text:p>0.281936961884871</text:p>
          </table:table-cell>
          <table:table-cell table:style-name="ce6" table:formula="of:=MAX((1-[.$B$6])*[.E156] + [.$B$6] * [.E156]*[.E156];0)" office:value-type="float" office:value="0.154394399697831" calcext:value-type="float">
            <text:p>0.154394399697831</text:p>
          </table:table-cell>
          <table:table-cell table:style-name="ce5" table:formula="of:=[.F156]*[.$G$8]+[.$G$7]" office:value-type="float" office:value="3.77115248512162" calcext:value-type="float">
            <text:p>3.77115248512162</text:p>
          </table:table-cell>
          <table:table-cell table:style-name="ce7" table:formula="of:=([.B156]-[.$G$7])/[.F156]" office:value-type="float" office:value="21.9281613271519" calcext:value-type="float">
            <text:p>21.9281613271519</text:p>
          </table:table-cell>
          <table:table-cell table:number-columns-repeated="1016"/>
        </table:table-row>
        <table:table-row table:style-name="ro1">
          <table:table-cell table:style-name="ce5" office:value-type="float" office:value="1306.22652499987" calcext:value-type="float">
            <text:p>1306.22652499987</text:p>
          </table:table-cell>
          <table:table-cell table:style-name="ce5" office:value-type="float" office:value="3.75140802961456" calcext:value-type="float">
            <text:p>3.75140802961456</text:p>
          </table:table-cell>
          <table:table-cell table:style-name="ce5" office:value-type="float" office:value="16.0500186118191" calcext:value-type="float">
            <text:p>16.0500186118191</text:p>
          </table:table-cell>
          <table:table-cell table:style-name="ce5" office:value-type="float" office:value="7.18663514174319" calcext:value-type="float">
            <text:p>7.18663514174319</text:p>
          </table:table-cell>
          <table:table-cell table:style-name="ce5" table:formula="of:=([.C157]/MAX([.$C$12:.$C$1000]))*MAX(0;([.A157]-[.$G$5])/([.$G$6]-[.$G$5]))" office:value-type="float" office:value="0.284262809900846" calcext:value-type="float">
            <text:p>0.284262809900846</text:p>
          </table:table-cell>
          <table:table-cell table:style-name="ce6" table:formula="of:=MAX((1-[.$B$6])*[.E157] + [.$B$6] * [.E157]*[.E157];0)" office:value-type="float" office:value="0.15608460707173" calcext:value-type="float">
            <text:p>0.15608460707173</text:p>
          </table:table-cell>
          <table:table-cell table:style-name="ce5" table:formula="of:=[.F157]*[.$G$8]+[.$G$7]" office:value-type="float" office:value="3.80890023228693" calcext:value-type="float">
            <text:p>3.80890023228693</text:p>
          </table:table-cell>
          <table:table-cell table:style-name="ce7" table:formula="of:=([.B157]-[.$G$7])/[.F157]" office:value-type="float" office:value="21.9648646495873" calcext:value-type="float">
            <text:p>21.9648646495873</text:p>
          </table:table-cell>
          <table:table-cell table:number-columns-repeated="1016"/>
        </table:table-row>
        <table:table-row table:style-name="ro1">
          <table:table-cell table:style-name="ce5" office:value-type="float" office:value="1308.43950000002" calcext:value-type="float">
            <text:p>1308.43950000002</text:p>
          </table:table-cell>
          <table:table-cell table:style-name="ce5" office:value-type="float" office:value="3.78789145035837" calcext:value-type="float">
            <text:p>3.78789145035837</text:p>
          </table:table-cell>
          <table:table-cell table:style-name="ce5" office:value-type="float" office:value="16.0496808617099" calcext:value-type="float">
            <text:p>16.0496808617099</text:p>
          </table:table-cell>
          <table:table-cell table:style-name="ce5" office:value-type="float" office:value="7.2663135326761" calcext:value-type="float">
            <text:p>7.2663135326761</text:p>
          </table:table-cell>
          <table:table-cell table:style-name="ce5" table:formula="of:=([.C158]/MAX([.$C$12:.$C$1000]))*MAX(0;([.A158]-[.$G$5])/([.$G$6]-[.$G$5]))" office:value-type="float" office:value="0.286711894863845" calcext:value-type="float">
            <text:p>0.286711894863845</text:p>
          </table:table-cell>
          <table:table-cell table:style-name="ce6" table:formula="of:=MAX((1-[.$B$6])*[.E158] + [.$B$6] * [.E158]*[.E158];0)" office:value-type="float" office:value="0.157871738813165" calcext:value-type="float">
            <text:p>0.157871738813165</text:p>
          </table:table-cell>
          <table:table-cell table:style-name="ce5" table:formula="of:=[.F158]*[.$G$8]+[.$G$7]" office:value-type="float" office:value="3.84881261118705" calcext:value-type="float">
            <text:p>3.84881261118705</text:p>
          </table:table-cell>
          <table:table-cell table:style-name="ce7" table:formula="of:=([.B158]-[.$G$7])/[.F158]" office:value-type="float" office:value="21.9473144148928" calcext:value-type="float">
            <text:p>21.9473144148928</text:p>
          </table:table-cell>
          <table:table-cell table:number-columns-repeated="1016"/>
        </table:table-row>
        <table:table-row table:style-name="ro1">
          <table:table-cell table:style-name="ce5" office:value-type="float" office:value="1310.35624999999" calcext:value-type="float">
            <text:p>1310.35624999999</text:p>
          </table:table-cell>
          <table:table-cell table:style-name="ce5" office:value-type="float" office:value="3.8266926411451" calcext:value-type="float">
            <text:p>3.8266926411451</text:p>
          </table:table-cell>
          <table:table-cell table:style-name="ce5" office:value-type="float" office:value="16.0493505629092" calcext:value-type="float">
            <text:p>16.0493505629092</text:p>
          </table:table-cell>
          <table:table-cell table:style-name="ce5" office:value-type="float" office:value="7.39059134845874" calcext:value-type="float">
            <text:p>7.39059134845874</text:p>
          </table:table-cell>
          <table:table-cell table:style-name="ce5" table:formula="of:=([.C159]/MAX([.$C$12:.$C$1000]))*MAX(0;([.A159]-[.$G$5])/([.$G$6]-[.$G$5]))" office:value-type="float" office:value="0.28883238651195" calcext:value-type="float">
            <text:p>0.28883238651195</text:p>
          </table:table-cell>
          <table:table-cell table:style-name="ce6" table:formula="of:=MAX((1-[.$B$6])*[.E159] + [.$B$6] * [.E159]*[.E159];0)" office:value-type="float" office:value="0.15942519593328" calcext:value-type="float">
            <text:p>0.15942519593328</text:p>
          </table:table-cell>
          <table:table-cell table:style-name="ce5" table:formula="of:=[.F159]*[.$G$8]+[.$G$7]" office:value-type="float" office:value="3.88350628695004" calcext:value-type="float">
            <text:p>3.88350628695004</text:p>
          </table:table-cell>
          <table:table-cell table:style-name="ce7" table:formula="of:=([.B159]-[.$G$7])/[.F159]" office:value-type="float" office:value="21.9768391014642" calcext:value-type="float">
            <text:p>21.9768391014642</text:p>
          </table:table-cell>
          <table:table-cell table:number-columns-repeated="1016"/>
        </table:table-row>
        <table:table-row table:style-name="ro1">
          <table:table-cell table:style-name="ce5" office:value-type="float" office:value="1312.55477499996" calcext:value-type="float">
            <text:p>1312.55477499996</text:p>
          </table:table-cell>
          <table:table-cell table:style-name="ce5" office:value-type="float" office:value="3.86785652853703" calcext:value-type="float">
            <text:p>3.86785652853703</text:p>
          </table:table-cell>
          <table:table-cell table:style-name="ce5" office:value-type="float" office:value="16.0490706893863" calcext:value-type="float">
            <text:p>16.0490706893863</text:p>
          </table:table-cell>
          <table:table-cell table:style-name="ce5" office:value-type="float" office:value="7.49384954602788" calcext:value-type="float">
            <text:p>7.49384954602788</text:p>
          </table:table-cell>
          <table:table-cell table:style-name="ce5" table:formula="of:=([.C160]/MAX([.$C$12:.$C$1000]))*MAX(0;([.A160]-[.$G$5])/([.$G$6]-[.$G$5]))" office:value-type="float" office:value="0.291266293131274" calcext:value-type="float">
            <text:p>0.291266293131274</text:p>
          </table:table-cell>
          <table:table-cell table:style-name="ce6" table:formula="of:=MAX((1-[.$B$6])*[.E160] + [.$B$6] * [.E160]*[.E160];0)" office:value-type="float" office:value="0.161215242172664" calcext:value-type="float">
            <text:p>0.161215242172664</text:p>
          </table:table-cell>
          <table:table-cell table:style-name="ce5" table:formula="of:=[.F160]*[.$G$8]+[.$G$7]" office:value-type="float" office:value="3.92348375592927" calcext:value-type="float">
            <text:p>3.92348375592927</text:p>
          </table:table-cell>
          <table:table-cell table:style-name="ce7" table:formula="of:=([.B160]-[.$G$7])/[.F160]" office:value-type="float" office:value="21.9881552101659" calcext:value-type="float">
            <text:p>21.9881552101659</text:p>
          </table:table-cell>
          <table:table-cell table:number-columns-repeated="1016"/>
        </table:table-row>
        <table:table-row table:style-name="ro1">
          <table:table-cell table:style-name="ce5" office:value-type="float" office:value="1314.71930000001" calcext:value-type="float">
            <text:p>1314.71930000001</text:p>
          </table:table-cell>
          <table:table-cell table:style-name="ce5" office:value-type="float" office:value="3.90847917864174" calcext:value-type="float">
            <text:p>3.90847917864174</text:p>
          </table:table-cell>
          <table:table-cell table:style-name="ce5" office:value-type="float" office:value="16.0486254193267" calcext:value-type="float">
            <text:p>16.0486254193267</text:p>
          </table:table-cell>
          <table:table-cell table:style-name="ce5" office:value-type="float" office:value="7.60784036184253" calcext:value-type="float">
            <text:p>7.60784036184253</text:p>
          </table:table-cell>
          <table:table-cell table:style-name="ce5" table:formula="of:=([.C161]/MAX([.$C$12:.$C$1000]))*MAX(0;([.A161]-[.$G$5])/([.$G$6]-[.$G$5]))" office:value-type="float" office:value="0.293659370852935" calcext:value-type="float">
            <text:p>0.293659370852935</text:p>
          </table:table-cell>
          <table:table-cell table:style-name="ce6" table:formula="of:=MAX((1-[.$B$6])*[.E161] + [.$B$6] * [.E161]*[.E161];0)" office:value-type="float" office:value="0.162982537652123" calcext:value-type="float">
            <text:p>0.162982537652123</text:p>
          </table:table-cell>
          <table:table-cell table:style-name="ce5" table:formula="of:=[.F161]*[.$G$8]+[.$G$7]" office:value-type="float" office:value="3.96295312753136" calcext:value-type="float">
            <text:p>3.96295312753136</text:p>
          </table:table-cell>
          <table:table-cell table:style-name="ce7" table:formula="of:=([.B161]-[.$G$7])/[.F161]" office:value-type="float" office:value="21.9989728279644" calcext:value-type="float">
            <text:p>21.9989728279644</text:p>
          </table:table-cell>
          <table:table-cell table:number-columns-repeated="1016"/>
        </table:table-row>
        <table:table-row table:style-name="ro1">
          <table:table-cell table:style-name="ce5" office:value-type="float" office:value="1316.68534999998" calcext:value-type="float">
            <text:p>1316.68534999998</text:p>
          </table:table-cell>
          <table:table-cell table:style-name="ce5" office:value-type="float" office:value="3.94967696428509" calcext:value-type="float">
            <text:p>3.94967696428509</text:p>
          </table:table-cell>
          <table:table-cell table:style-name="ce5" office:value-type="float" office:value="16.0482977103" calcext:value-type="float">
            <text:p>16.0482977103</text:p>
          </table:table-cell>
          <table:table-cell table:style-name="ce5" office:value-type="float" office:value="7.72034469162801" calcext:value-type="float">
            <text:p>7.72034469162801</text:p>
          </table:table-cell>
          <table:table-cell table:style-name="ce5" table:formula="of:=([.C162]/MAX([.$C$12:.$C$1000]))*MAX(0;([.A162]-[.$G$5])/([.$G$6]-[.$G$5]))" office:value-type="float" office:value="0.295834315558188" calcext:value-type="float">
            <text:p>0.295834315558188</text:p>
          </table:table-cell>
          <table:table-cell table:style-name="ce6" table:formula="of:=MAX((1-[.$B$6])*[.E162] + [.$B$6] * [.E162]*[.E162];0)" office:value-type="float" office:value="0.164595000381452" calcext:value-type="float">
            <text:p>0.164595000381452</text:p>
          </table:table-cell>
          <table:table-cell table:style-name="ce5" table:formula="of:=[.F162]*[.$G$8]+[.$G$7]" office:value-type="float" office:value="3.99896458763984" calcext:value-type="float">
            <text:p>3.99896458763984</text:p>
          </table:table-cell>
          <table:table-cell table:style-name="ce7" table:formula="of:=([.B162]-[.$G$7])/[.F162]" office:value-type="float" office:value="22.0337567634513" calcext:value-type="float">
            <text:p>22.0337567634513</text:p>
          </table:table-cell>
          <table:table-cell table:number-columns-repeated="1016"/>
        </table:table-row>
        <table:table-row table:style-name="ro1">
          <table:table-cell table:style-name="ce5" office:value-type="float" office:value="1318.90384999998" calcext:value-type="float">
            <text:p>1318.90384999998</text:p>
          </table:table-cell>
          <table:table-cell table:style-name="ce5" office:value-type="float" office:value="3.99124523367411" calcext:value-type="float">
            <text:p>3.99124523367411</text:p>
          </table:table-cell>
          <table:table-cell table:style-name="ce5" office:value-type="float" office:value="16.0479755651709" calcext:value-type="float">
            <text:p>16.0479755651709</text:p>
          </table:table-cell>
          <table:table-cell table:style-name="ce5" office:value-type="float" office:value="7.82880840984272" calcext:value-type="float">
            <text:p>7.82880840984272</text:p>
          </table:table-cell>
          <table:table-cell table:style-name="ce5" table:formula="of:=([.C163]/MAX([.$C$12:.$C$1000]))*MAX(0;([.A163]-[.$G$5])/([.$G$6]-[.$G$5]))" office:value-type="float" office:value="0.298289311920751" calcext:value-type="float">
            <text:p>0.298289311920751</text:p>
          </table:table-cell>
          <table:table-cell table:style-name="ce6" table:formula="of:=MAX((1-[.$B$6])*[.E163] + [.$B$6] * [.E163]*[.E163];0)" office:value-type="float" office:value="0.166422248982556" calcext:value-type="float">
            <text:p>0.166422248982556</text:p>
          </table:table-cell>
          <table:table-cell table:style-name="ce5" table:formula="of:=[.F163]*[.$G$8]+[.$G$7]" office:value-type="float" office:value="4.03977290457645" calcext:value-type="float">
            <text:p>4.03977290457645</text:p>
          </table:table-cell>
          <table:table-cell table:style-name="ce7" table:formula="of:=([.B163]-[.$G$7])/[.F163]" office:value-type="float" office:value="22.0416109907192" calcext:value-type="float">
            <text:p>22.0416109907192</text:p>
          </table:table-cell>
          <table:table-cell table:number-columns-repeated="1016"/>
        </table:table-row>
        <table:table-row table:style-name="ro1">
          <table:table-cell table:style-name="ce5" office:value-type="float" office:value="1320.83844999996" calcext:value-type="float">
            <text:p>1320.83844999996</text:p>
          </table:table-cell>
          <table:table-cell table:style-name="ce5" office:value-type="float" office:value="4.02604714957948" calcext:value-type="float">
            <text:p>4.02604714957948</text:p>
          </table:table-cell>
          <table:table-cell table:style-name="ce5" office:value-type="float" office:value="16.0476853782248" calcext:value-type="float">
            <text:p>16.0476853782248</text:p>
          </table:table-cell>
          <table:table-cell table:style-name="ce5" office:value-type="float" office:value="7.92311078790468" calcext:value-type="float">
            <text:p>7.92311078790468</text:p>
          </table:table-cell>
          <table:table-cell table:style-name="ce5" table:formula="of:=([.C164]/MAX([.$C$12:.$C$1000]))*MAX(0;([.A164]-[.$G$5])/([.$G$6]-[.$G$5]))" office:value-type="float" office:value="0.300429889873874" calcext:value-type="float">
            <text:p>0.300429889873874</text:p>
          </table:table-cell>
          <table:table-cell table:style-name="ce6" table:formula="of:=MAX((1-[.$B$6])*[.E164] + [.$B$6] * [.E164]*[.E164];0)" office:value-type="float" office:value="0.168021674052999" calcext:value-type="float">
            <text:p>0.168021674052999</text:p>
          </table:table-cell>
          <table:table-cell table:style-name="ce5" table:formula="of:=[.F164]*[.$G$8]+[.$G$7]" office:value-type="float" office:value="4.07549319198101" calcext:value-type="float">
            <text:p>4.07549319198101</text:p>
          </table:table-cell>
          <table:table-cell table:style-name="ce7" table:formula="of:=([.B164]-[.$G$7])/[.F164]" office:value-type="float" office:value="22.0389209252339" calcext:value-type="float">
            <text:p>22.0389209252339</text:p>
          </table:table-cell>
          <table:table-cell table:number-columns-repeated="1016"/>
        </table:table-row>
        <table:table-row table:style-name="ro1">
          <table:table-cell table:style-name="ce5" office:value-type="float" office:value="1323.08202499995" calcext:value-type="float">
            <text:p>1323.08202499995</text:p>
          </table:table-cell>
          <table:table-cell table:style-name="ce5" office:value-type="float" office:value="4.06729137770123" calcext:value-type="float">
            <text:p>4.06729137770123</text:p>
          </table:table-cell>
          <table:table-cell table:style-name="ce5" office:value-type="float" office:value="16.0473628416122" calcext:value-type="float">
            <text:p>16.0473628416122</text:p>
          </table:table-cell>
          <table:table-cell table:style-name="ce5" office:value-type="float" office:value="8.03346367734895" calcext:value-type="float">
            <text:p>8.03346367734895</text:p>
          </table:table-cell>
          <table:table-cell table:style-name="ce5" table:formula="of:=([.C165]/MAX([.$C$12:.$C$1000]))*MAX(0;([.A165]-[.$G$5])/([.$G$6]-[.$G$5]))" office:value-type="float" office:value="0.302912506569146" calcext:value-type="float">
            <text:p>0.302912506569146</text:p>
          </table:table-cell>
          <table:table-cell table:style-name="ce6" table:formula="of:=MAX((1-[.$B$6])*[.E165] + [.$B$6] * [.E165]*[.E165];0)" office:value-type="float" office:value="0.169883899011266" calcext:value-type="float">
            <text:p>0.169883899011266</text:p>
          </table:table-cell>
          <table:table-cell table:style-name="ce5" table:formula="of:=[.F165]*[.$G$8]+[.$G$7]" office:value-type="float" office:value="4.11708264305969" calcext:value-type="float">
            <text:p>4.11708264305969</text:p>
          </table:table-cell>
          <table:table-cell table:style-name="ce7" table:formula="of:=([.B165]-[.$G$7])/[.F165]" office:value-type="float" office:value="22.0401146788663" calcext:value-type="float">
            <text:p>22.0401146788663</text:p>
          </table:table-cell>
          <table:table-cell table:number-columns-repeated="1016"/>
        </table:table-row>
        <table:table-row table:style-name="ro1">
          <table:table-cell table:style-name="ce5" office:value-type="float" office:value="1325.0111" calcext:value-type="float">
            <text:p>1325.0111</text:p>
          </table:table-cell>
          <table:table-cell table:style-name="ce5" office:value-type="float" office:value="4.10366819392947" calcext:value-type="float">
            <text:p>4.10366819392947</text:p>
          </table:table-cell>
          <table:table-cell table:style-name="ce5" office:value-type="float" office:value="16.046849488877" calcext:value-type="float">
            <text:p>16.046849488877</text:p>
          </table:table-cell>
          <table:table-cell table:style-name="ce5" office:value-type="float" office:value="8.16831479792407" calcext:value-type="float">
            <text:p>8.16831479792407</text:p>
          </table:table-cell>
          <table:table-cell table:style-name="ce5" table:formula="of:=([.C166]/MAX([.$C$12:.$C$1000]))*MAX(0;([.A166]-[.$G$5])/([.$G$6]-[.$G$5]))" office:value-type="float" office:value="0.305042548088669" calcext:value-type="float">
            <text:p>0.305042548088669</text:p>
          </table:table-cell>
          <table:table-cell table:style-name="ce6" table:formula="of:=MAX((1-[.$B$6])*[.E166] + [.$B$6] * [.E166]*[.E166];0)" office:value-type="float" office:value="0.171487845163797" calcext:value-type="float">
            <text:p>0.171487845163797</text:p>
          </table:table-cell>
          <table:table-cell table:style-name="ce5" table:formula="of:=[.F166]*[.$G$8]+[.$G$7]" office:value-type="float" office:value="4.15290390071572" calcext:value-type="float">
            <text:p>4.15290390071572</text:p>
          </table:table-cell>
          <table:table-cell table:style-name="ce7" table:formula="of:=([.B166]-[.$G$7])/[.F166]" office:value-type="float" office:value="22.0460956222197" calcext:value-type="float">
            <text:p>22.0460956222197</text:p>
          </table:table-cell>
          <table:table-cell table:number-columns-repeated="1016"/>
        </table:table-row>
        <table:table-row table:style-name="ro1">
          <table:table-cell table:style-name="ce5" office:value-type="float" office:value="1327.39067499996" calcext:value-type="float">
            <text:p>1327.39067499996</text:p>
          </table:table-cell>
          <table:table-cell table:style-name="ce5" office:value-type="float" office:value="4.14032758213974" calcext:value-type="float">
            <text:p>4.14032758213974</text:p>
          </table:table-cell>
          <table:table-cell table:style-name="ce5" office:value-type="float" office:value="16.0465556090297" calcext:value-type="float">
            <text:p>16.0465556090297</text:p>
          </table:table-cell>
          <table:table-cell table:style-name="ce5" office:value-type="float" office:value="8.26437526741251" calcext:value-type="float">
            <text:p>8.26437526741251</text:p>
          </table:table-cell>
          <table:table-cell table:style-name="ce5" table:formula="of:=([.C167]/MAX([.$C$12:.$C$1000]))*MAX(0;([.A167]-[.$G$5])/([.$G$6]-[.$G$5]))" office:value-type="float" office:value="0.307676339874" calcext:value-type="float">
            <text:p>0.307676339874</text:p>
          </table:table-cell>
          <table:table-cell table:style-name="ce6" table:formula="of:=MAX((1-[.$B$6])*[.E167] + [.$B$6] * [.E167]*[.E167];0)" office:value-type="float" office:value="0.173479025727884" calcext:value-type="float">
            <text:p>0.173479025727884</text:p>
          </table:table-cell>
          <table:table-cell table:style-name="ce5" table:formula="of:=[.F167]*[.$G$8]+[.$G$7]" office:value-type="float" office:value="4.19737334372866" calcext:value-type="float">
            <text:p>4.19737334372866</text:p>
          </table:table-cell>
          <table:table-cell table:style-name="ce7" table:formula="of:=([.B167]-[.$G$7])/[.F167]" office:value-type="float" office:value="22.0043708726349" calcext:value-type="float">
            <text:p>22.0043708726349</text:p>
          </table:table-cell>
          <table:table-cell table:number-columns-repeated="1016"/>
        </table:table-row>
        <table:table-row table:style-name="ro1">
          <table:table-cell table:style-name="ce5" office:value-type="float" office:value="1329.28744999997" calcext:value-type="float">
            <text:p>1329.28744999997</text:p>
          </table:table-cell>
          <table:table-cell table:style-name="ce5" office:value-type="float" office:value="4.17869716898261" calcext:value-type="float">
            <text:p>4.17869716898261</text:p>
          </table:table-cell>
          <table:table-cell table:style-name="ce5" office:value-type="float" office:value="16.0460993420333" calcext:value-type="float">
            <text:p>16.0460993420333</text:p>
          </table:table-cell>
          <table:table-cell table:style-name="ce5" office:value-type="float" office:value="8.39909544145622" calcext:value-type="float">
            <text:p>8.39909544145622</text:p>
          </table:table-cell>
          <table:table-cell table:style-name="ce5" table:formula="of:=([.C168]/MAX([.$C$12:.$C$1000]))*MAX(0;([.A168]-[.$G$5])/([.$G$6]-[.$G$5]))" office:value-type="float" office:value="0.309771397525295" calcext:value-type="float">
            <text:p>0.309771397525295</text:p>
          </table:table-cell>
          <table:table-cell table:style-name="ce6" table:formula="of:=MAX((1-[.$B$6])*[.E168] + [.$B$6] * [.E168]*[.E168];0)" office:value-type="float" office:value="0.175069157880967" calcext:value-type="float">
            <text:p>0.175069157880967</text:p>
          </table:table-cell>
          <table:table-cell table:style-name="ce5" table:formula="of:=[.F168]*[.$G$8]+[.$G$7]" office:value-type="float" office:value="4.2328860905081" calcext:value-type="float">
            <text:p>4.2328860905081</text:p>
          </table:table-cell>
          <table:table-cell table:style-name="ce7" table:formula="of:=([.B168]-[.$G$7])/[.F168]" office:value-type="float" office:value="22.023675981832" calcext:value-type="float">
            <text:p>22.023675981832</text:p>
          </table:table-cell>
          <table:table-cell table:number-columns-repeated="1016"/>
        </table:table-row>
        <table:table-row table:style-name="ro1">
          <table:table-cell table:style-name="ce5" office:value-type="float" office:value="1331.722275" calcext:value-type="float">
            <text:p>1331.722275</text:p>
          </table:table-cell>
          <table:table-cell table:style-name="ce5" office:value-type="float" office:value="4.2191780932594" calcext:value-type="float">
            <text:p>4.2191780932594</text:p>
          </table:table-cell>
          <table:table-cell table:style-name="ce5" office:value-type="float" office:value="16.0457371406845" calcext:value-type="float">
            <text:p>16.0457371406845</text:p>
          </table:table-cell>
          <table:table-cell table:style-name="ce5" office:value-type="float" office:value="8.51639881069107" calcext:value-type="float">
            <text:p>8.51639881069107</text:p>
          </table:table-cell>
          <table:table-cell table:style-name="ce5" table:formula="of:=([.C169]/MAX([.$C$12:.$C$1000]))*MAX(0;([.A169]-[.$G$5])/([.$G$6]-[.$G$5]))" office:value-type="float" office:value="0.312464927964778" calcext:value-type="float">
            <text:p>0.312464927964778</text:p>
          </table:table-cell>
          <table:table-cell table:style-name="ce6" table:formula="of:=MAX((1-[.$B$6])*[.E169] + [.$B$6] * [.E169]*[.E169];0)" office:value-type="float" office:value="0.177121652008029" calcext:value-type="float">
            <text:p>0.177121652008029</text:p>
          </table:table-cell>
          <table:table-cell table:style-name="ce5" table:formula="of:=[.F169]*[.$G$8]+[.$G$7]" office:value-type="float" office:value="4.27872486187018" calcext:value-type="float">
            <text:p>4.27872486187018</text:p>
          </table:table-cell>
          <table:table-cell table:style-name="ce7" table:formula="of:=([.B169]-[.$G$7])/[.F169]" office:value-type="float" office:value="21.9970132826154" calcext:value-type="float">
            <text:p>21.9970132826154</text:p>
          </table:table-cell>
          <table:table-cell table:number-columns-repeated="1016"/>
        </table:table-row>
        <table:table-row table:style-name="ro1">
          <table:table-cell table:style-name="ce5" office:value-type="float" office:value="1333.61310000001" calcext:value-type="float">
            <text:p>1333.61310000001</text:p>
          </table:table-cell>
          <table:table-cell table:style-name="ce5" office:value-type="float" office:value="4.26283495993597" calcext:value-type="float">
            <text:p>4.26283495993597</text:p>
          </table:table-cell>
          <table:table-cell table:style-name="ce5" office:value-type="float" office:value="16.0452594341096" calcext:value-type="float">
            <text:p>16.0452594341096</text:p>
          </table:table-cell>
          <table:table-cell table:style-name="ce5" office:value-type="float" office:value="8.65363392078212" calcext:value-type="float">
            <text:p>8.65363392078212</text:p>
          </table:table-cell>
          <table:table-cell table:style-name="ce5" table:formula="of:=([.C170]/MAX([.$C$12:.$C$1000]))*MAX(0;([.A170]-[.$G$5])/([.$G$6]-[.$G$5]))" office:value-type="float" office:value="0.314552722291501" calcext:value-type="float">
            <text:p>0.314552722291501</text:p>
          </table:table-cell>
          <table:table-cell table:style-name="ce6" table:formula="of:=MAX((1-[.$B$6])*[.E170] + [.$B$6] * [.E170]*[.E170];0)" office:value-type="float" office:value="0.178718858761482" calcext:value-type="float">
            <text:p>0.178718858761482</text:p>
          </table:table-cell>
          <table:table-cell table:style-name="ce5" table:formula="of:=[.F170]*[.$G$8]+[.$G$7]" office:value-type="float" office:value="4.31439560714743" calcext:value-type="float">
            <text:p>4.31439560714743</text:p>
          </table:table-cell>
          <table:table-cell table:style-name="ce7" table:formula="of:=([.B170]-[.$G$7])/[.F170]" office:value-type="float" office:value="22.0447032050156" calcext:value-type="float">
            <text:p>22.0447032050156</text:p>
          </table:table-cell>
          <table:table-cell table:number-columns-repeated="1016"/>
        </table:table-row>
        <table:table-row table:style-name="ro1">
          <table:table-cell table:style-name="ce5" office:value-type="float" office:value="1335.65522499998" calcext:value-type="float">
            <text:p>1335.65522499998</text:p>
          </table:table-cell>
          <table:table-cell table:style-name="ce5" office:value-type="float" office:value="4.30162920595115" calcext:value-type="float">
            <text:p>4.30162920595115</text:p>
          </table:table-cell>
          <table:table-cell table:style-name="ce5" office:value-type="float" office:value="16.0448054545018" calcext:value-type="float">
            <text:p>16.0448054545018</text:p>
          </table:table-cell>
          <table:table-cell table:style-name="ce5" office:value-type="float" office:value="8.79530251622037" calcext:value-type="float">
            <text:p>8.79530251622037</text:p>
          </table:table-cell>
          <table:table-cell table:style-name="ce5" table:formula="of:=([.C171]/MAX([.$C$12:.$C$1000]))*MAX(0;([.A171]-[.$G$5])/([.$G$6]-[.$G$5]))" office:value-type="float" office:value="0.316808660706269" calcext:value-type="float">
            <text:p>0.316808660706269</text:p>
          </table:table-cell>
          <table:table-cell table:style-name="ce6" table:formula="of:=MAX((1-[.$B$6])*[.E171] + [.$B$6] * [.E171]*[.E171];0)" office:value-type="float" office:value="0.180450872785375" calcext:value-type="float">
            <text:p>0.180450872785375</text:p>
          </table:table-cell>
          <table:table-cell table:style-name="ce5" table:formula="of:=[.F171]*[.$G$8]+[.$G$7]" office:value-type="float" office:value="4.35307703078238" calcext:value-type="float">
            <text:p>4.35307703078238</text:p>
          </table:table-cell>
          <table:table-cell table:style-name="ce7" table:formula="of:=([.B171]-[.$G$7])/[.F171]" office:value-type="float" office:value="22.0480975411143" calcext:value-type="float">
            <text:p>22.0480975411143</text:p>
          </table:table-cell>
          <table:table-cell table:number-columns-repeated="1016"/>
        </table:table-row>
        <table:table-row table:style-name="ro1">
          <table:table-cell table:style-name="ce5" office:value-type="float" office:value="1337.78362499994" calcext:value-type="float">
            <text:p>1337.78362499994</text:p>
          </table:table-cell>
          <table:table-cell table:style-name="ce5" office:value-type="float" office:value="4.34336191262284" calcext:value-type="float">
            <text:p>4.34336191262284</text:p>
          </table:table-cell>
          <table:table-cell table:style-name="ce5" office:value-type="float" office:value="16.0444578870759" calcext:value-type="float">
            <text:p>16.0444578870759</text:p>
          </table:table-cell>
          <table:table-cell table:style-name="ce5" office:value-type="float" office:value="8.90238506300157" calcext:value-type="float">
            <text:p>8.90238506300157</text:p>
          </table:table-cell>
          <table:table-cell table:style-name="ce5" table:formula="of:=([.C172]/MAX([.$C$12:.$C$1000]))*MAX(0;([.A172]-[.$G$5])/([.$G$6]-[.$G$5]))" office:value-type="float" office:value="0.319162269153449" calcext:value-type="float">
            <text:p>0.319162269153449</text:p>
          </table:table-cell>
          <table:table-cell table:style-name="ce6" table:formula="of:=MAX((1-[.$B$6])*[.E172] + [.$B$6] * [.E172]*[.E172];0)" office:value-type="float" office:value="0.182264708639019" calcext:value-type="float">
            <text:p>0.182264708639019</text:p>
          </table:table-cell>
          <table:table-cell table:style-name="ce5" table:formula="of:=[.F172]*[.$G$8]+[.$G$7]" office:value-type="float" office:value="4.39358579808518" calcext:value-type="float">
            <text:p>4.39358579808518</text:p>
          </table:table-cell>
          <table:table-cell table:style-name="ce7" table:formula="of:=([.B172]-[.$G$7])/[.F172]" office:value-type="float" office:value="22.057650003903" calcext:value-type="float">
            <text:p>22.057650003903</text:p>
          </table:table-cell>
          <table:table-cell table:number-columns-repeated="1016"/>
        </table:table-row>
        <table:table-row table:style-name="ro1">
          <table:table-cell table:style-name="ce5" office:value-type="float" office:value="1340.10455000006" calcext:value-type="float">
            <text:p>1340.10455000006</text:p>
          </table:table-cell>
          <table:table-cell table:style-name="ce5" office:value-type="float" office:value="4.38853922924709" calcext:value-type="float">
            <text:p>4.38853922924709</text:p>
          </table:table-cell>
          <table:table-cell table:style-name="ce5" office:value-type="float" office:value="16.0441172536273" calcext:value-type="float">
            <text:p>16.0441172536273</text:p>
          </table:table-cell>
          <table:table-cell table:style-name="ce5" office:value-type="float" office:value="9.0129401125539" calcext:value-type="float">
            <text:p>9.0129401125539</text:p>
          </table:table-cell>
          <table:table-cell table:style-name="ce5" table:formula="of:=([.C173]/MAX([.$C$12:.$C$1000]))*MAX(0;([.A173]-[.$G$5])/([.$G$6]-[.$G$5]))" office:value-type="float" office:value="0.321729426820516" calcext:value-type="float">
            <text:p>0.321729426820516</text:p>
          </table:table-cell>
          <table:table-cell table:style-name="ce6" table:formula="of:=MAX((1-[.$B$6])*[.E173] + [.$B$6] * [.E173]*[.E173];0)" office:value-type="float" office:value="0.184251077095413" calcext:value-type="float">
            <text:p>0.184251077095413</text:p>
          </table:table-cell>
          <table:table-cell table:style-name="ce5" table:formula="of:=[.F173]*[.$G$8]+[.$G$7]" office:value-type="float" office:value="4.43794777131228" calcext:value-type="float">
            <text:p>4.43794777131228</text:p>
          </table:table-cell>
          <table:table-cell table:style-name="ce7" table:formula="of:=([.B173]-[.$G$7])/[.F173]" office:value-type="float" office:value="22.0650458707592" calcext:value-type="float">
            <text:p>22.0650458707592</text:p>
          </table:table-cell>
          <table:table-cell table:number-columns-repeated="1016"/>
        </table:table-row>
        <table:table-row table:style-name="ro1">
          <table:table-cell table:style-name="ce5" office:value-type="float" office:value="1342.01492499997" calcext:value-type="float">
            <text:p>1342.01492499997</text:p>
          </table:table-cell>
          <table:table-cell table:style-name="ce5" office:value-type="float" office:value="4.42965615948564" calcext:value-type="float">
            <text:p>4.42965615948564</text:p>
          </table:table-cell>
          <table:table-cell table:style-name="ce5" office:value-type="float" office:value="16.0435306084878" calcext:value-type="float">
            <text:p>16.0435306084878</text:p>
          </table:table-cell>
          <table:table-cell table:style-name="ce5" office:value-type="float" office:value="9.17365620552688" calcext:value-type="float">
            <text:p>9.17365620552688</text:p>
          </table:table-cell>
          <table:table-cell table:style-name="ce5" table:formula="of:=([.C174]/MAX([.$C$12:.$C$1000]))*MAX(0;([.A174]-[.$G$5])/([.$G$6]-[.$G$5]))" office:value-type="float" office:value="0.32383621427487" calcext:value-type="float">
            <text:p>0.32383621427487</text:p>
          </table:table-cell>
          <table:table-cell table:style-name="ce6" table:formula="of:=MAX((1-[.$B$6])*[.E174] + [.$B$6] * [.E174]*[.E174];0)" office:value-type="float" office:value="0.185887432297506" calcext:value-type="float">
            <text:p>0.185887432297506</text:p>
          </table:table-cell>
          <table:table-cell table:style-name="ce5" table:formula="of:=[.F174]*[.$G$8]+[.$G$7]" office:value-type="float" office:value="4.47449282690435" calcext:value-type="float">
            <text:p>4.47449282690435</text:p>
          </table:table-cell>
          <table:table-cell table:style-name="ce7" table:formula="of:=([.B174]-[.$G$7])/[.F174]" office:value-type="float" office:value="22.0920013113804" calcext:value-type="float">
            <text:p>22.0920013113804</text:p>
          </table:table-cell>
          <table:table-cell table:number-columns-repeated="1016"/>
        </table:table-row>
        <table:table-row table:style-name="ro1">
          <table:table-cell table:style-name="ce5" office:value-type="float" office:value="1344.61549999998" calcext:value-type="float">
            <text:p>1344.61549999998</text:p>
          </table:table-cell>
          <table:table-cell table:style-name="ce5" office:value-type="float" office:value="4.47198247802213" calcext:value-type="float">
            <text:p>4.47198247802213</text:p>
          </table:table-cell>
          <table:table-cell table:style-name="ce5" office:value-type="float" office:value="16.0431891173772" calcext:value-type="float">
            <text:p>16.0431891173772</text:p>
          </table:table-cell>
          <table:table-cell table:style-name="ce5" office:value-type="float" office:value="9.27277357069639" calcext:value-type="float">
            <text:p>9.27277357069639</text:p>
          </table:table-cell>
          <table:table-cell table:style-name="ce5" table:formula="of:=([.C175]/MAX([.$C$12:.$C$1000]))*MAX(0;([.A175]-[.$G$5])/([.$G$6]-[.$G$5]))" office:value-type="float" office:value="0.326713223366922" calcext:value-type="float">
            <text:p>0.326713223366922</text:p>
          </table:table-cell>
          <table:table-cell table:style-name="ce6" table:formula="of:=MAX((1-[.$B$6])*[.E175] + [.$B$6] * [.E175]*[.E175];0)" office:value-type="float" office:value="0.188131056749127" calcext:value-type="float">
            <text:p>0.188131056749127</text:p>
          </table:table-cell>
          <table:table-cell table:style-name="ce5" table:formula="of:=[.F175]*[.$G$8]+[.$G$7]" office:value-type="float" office:value="4.52460015091772" calcext:value-type="float">
            <text:p>4.52460015091772</text:p>
          </table:table-cell>
          <table:table-cell table:style-name="ce7" table:formula="of:=([.B175]-[.$G$7])/[.F175]" office:value-type="float" office:value="22.0535183733898" calcext:value-type="float">
            <text:p>22.0535183733898</text:p>
          </table:table-cell>
          <table:table-cell table:number-columns-repeated="1016"/>
        </table:table-row>
        <table:table-row table:style-name="ro1">
          <table:table-cell table:style-name="ce5" office:value-type="float" office:value="1346.56539999989" calcext:value-type="float">
            <text:p>1346.56539999989</text:p>
          </table:table-cell>
          <table:table-cell table:style-name="ce5" office:value-type="float" office:value="4.51849271756392" calcext:value-type="float">
            <text:p>4.51849271756392</text:p>
          </table:table-cell>
          <table:table-cell table:style-name="ce5" office:value-type="float" office:value="16.0427891300524" calcext:value-type="float">
            <text:p>16.0427891300524</text:p>
          </table:table-cell>
          <table:table-cell table:style-name="ce5" office:value-type="float" office:value="9.40035111336797" calcext:value-type="float">
            <text:p>9.40035111336797</text:p>
          </table:table-cell>
          <table:table-cell table:style-name="ce5" table:formula="of:=([.C176]/MAX([.$C$12:.$C$1000]))*MAX(0;([.A176]-[.$G$5])/([.$G$6]-[.$G$5]))" office:value-type="float" office:value="0.328867361271308" calcext:value-type="float">
            <text:p>0.328867361271308</text:p>
          </table:table-cell>
          <table:table-cell table:style-name="ce6" table:formula="of:=MAX((1-[.$B$6])*[.E176] + [.$B$6] * [.E176]*[.E176];0)" office:value-type="float" office:value="0.189817780695403" calcext:value-type="float">
            <text:p>0.189817780695403</text:p>
          </table:table-cell>
          <table:table-cell table:style-name="ce5" table:formula="of:=[.F176]*[.$G$8]+[.$G$7]" office:value-type="float" office:value="4.56227010198107" calcext:value-type="float">
            <text:p>4.56227010198107</text:p>
          </table:table-cell>
          <table:table-cell table:style-name="ce7" table:formula="of:=([.B176]-[.$G$7])/[.F176]" office:value-type="float" office:value="22.1025761695966" calcext:value-type="float">
            <text:p>22.1025761695966</text:p>
          </table:table-cell>
          <table:table-cell table:number-columns-repeated="1016"/>
        </table:table-row>
        <table:table-row table:style-name="ro1">
          <table:table-cell table:style-name="ce5" office:value-type="float" office:value="1348.70315" calcext:value-type="float">
            <text:p>1348.70315</text:p>
          </table:table-cell>
          <table:table-cell table:style-name="ce5" office:value-type="float" office:value="4.56272854011572" calcext:value-type="float">
            <text:p>4.56272854011572</text:p>
          </table:table-cell>
          <table:table-cell table:style-name="ce5" office:value-type="float" office:value="16.0424496061912" calcext:value-type="float">
            <text:p>16.0424496061912</text:p>
          </table:table-cell>
          <table:table-cell table:style-name="ce5" office:value-type="float" office:value="9.500555869083" calcext:value-type="float">
            <text:p>9.500555869083</text:p>
          </table:table-cell>
          <table:table-cell table:style-name="ce5" table:formula="of:=([.C177]/MAX([.$C$12:.$C$1000]))*MAX(0;([.A177]-[.$G$5])/([.$G$6]-[.$G$5]))" office:value-type="float" office:value="0.331230945216996" calcext:value-type="float">
            <text:p>0.331230945216996</text:p>
          </table:table-cell>
          <table:table-cell table:style-name="ce6" table:formula="of:=MAX((1-[.$B$6])*[.E177] + [.$B$6] * [.E177]*[.E177];0)" office:value-type="float" office:value="0.191675231343976" calcext:value-type="float">
            <text:p>0.191675231343976</text:p>
          </table:table-cell>
          <table:table-cell table:style-name="ce5" table:formula="of:=[.F177]*[.$G$8]+[.$G$7]" office:value-type="float" office:value="4.60375292742436" calcext:value-type="float">
            <text:p>4.60375292742436</text:p>
          </table:table-cell>
          <table:table-cell table:style-name="ce7" table:formula="of:=([.B177]-[.$G$7])/[.F177]" office:value-type="float" office:value="22.1191739224107" calcext:value-type="float">
            <text:p>22.1191739224107</text:p>
          </table:table-cell>
          <table:table-cell table:number-columns-repeated="1016"/>
        </table:table-row>
        <table:table-row table:style-name="ro1">
          <table:table-cell table:style-name="ce5" office:value-type="float" office:value="1350.67854999996" calcext:value-type="float">
            <text:p>1350.67854999996</text:p>
          </table:table-cell>
          <table:table-cell table:style-name="ce5" office:value-type="float" office:value="4.6054970180035" calcext:value-type="float">
            <text:p>4.6054970180035</text:p>
          </table:table-cell>
          <table:table-cell table:style-name="ce5" office:value-type="float" office:value="16.0418782565438" calcext:value-type="float">
            <text:p>16.0418782565438</text:p>
          </table:table-cell>
          <table:table-cell table:style-name="ce5" office:value-type="float" office:value="9.67428548343181" calcext:value-type="float">
            <text:p>9.67428548343181</text:p>
          </table:table-cell>
          <table:table-cell table:style-name="ce5" table:formula="of:=([.C178]/MAX([.$C$12:.$C$1000]))*MAX(0;([.A178]-[.$G$5])/([.$G$6]-[.$G$5]))" office:value-type="float" office:value="0.333409585050728" calcext:value-type="float">
            <text:p>0.333409585050728</text:p>
          </table:table-cell>
          <table:table-cell table:style-name="ce6" table:formula="of:=MAX((1-[.$B$6])*[.E178] + [.$B$6] * [.E178]*[.E178];0)" office:value-type="float" office:value="0.1933935758531" calcext:value-type="float">
            <text:p>0.1933935758531</text:p>
          </table:table-cell>
          <table:table-cell table:style-name="ce5" table:formula="of:=[.F178]*[.$G$8]+[.$G$7]" office:value-type="float" office:value="4.64212906698864" calcext:value-type="float">
            <text:p>4.64212906698864</text:p>
          </table:table-cell>
          <table:table-cell table:style-name="ce7" table:formula="of:=([.B178]-[.$G$7])/[.F178]" office:value-type="float" office:value="22.1437875467819" calcext:value-type="float">
            <text:p>22.1437875467819</text:p>
          </table:table-cell>
          <table:table-cell table:number-columns-repeated="1016"/>
        </table:table-row>
        <table:table-row table:style-name="ro1">
          <table:table-cell table:style-name="ce5" office:value-type="float" office:value="1352.97014999997" calcext:value-type="float">
            <text:p>1352.97014999997</text:p>
          </table:table-cell>
          <table:table-cell table:style-name="ce5" office:value-type="float" office:value="4.65428497689039" calcext:value-type="float">
            <text:p>4.65428497689039</text:p>
          </table:table-cell>
          <table:table-cell table:style-name="ce5" office:value-type="float" office:value="16.0414951909296" calcext:value-type="float">
            <text:p>16.0414951909296</text:p>
          </table:table-cell>
          <table:table-cell table:style-name="ce5" office:value-type="float" office:value="9.779679203122" calcext:value-type="float">
            <text:p>9.779679203122</text:p>
          </table:table-cell>
          <table:table-cell table:style-name="ce5" table:formula="of:=([.C179]/MAX([.$C$12:.$C$1000]))*MAX(0;([.A179]-[.$G$5])/([.$G$6]-[.$G$5]))" office:value-type="float" office:value="0.335942620087493" calcext:value-type="float">
            <text:p>0.335942620087493</text:p>
          </table:table-cell>
          <table:table-cell table:style-name="ce6" table:formula="of:=MAX((1-[.$B$6])*[.E179] + [.$B$6] * [.E179]*[.E179];0)" office:value-type="float" office:value="0.195398959146859" calcext:value-type="float">
            <text:p>0.195398959146859</text:p>
          </table:table-cell>
          <table:table-cell table:style-name="ce5" table:formula="of:=[.F179]*[.$G$8]+[.$G$7]" office:value-type="float" office:value="4.68691570246981" calcext:value-type="float">
            <text:p>4.68691570246981</text:p>
          </table:table-cell>
          <table:table-cell table:style-name="ce7" table:formula="of:=([.B179]-[.$G$7])/[.F179]" office:value-type="float" office:value="22.166209249022" calcext:value-type="float">
            <text:p>22.166209249022</text:p>
          </table:table-cell>
          <table:table-cell table:number-columns-repeated="1016"/>
        </table:table-row>
        <table:table-row table:style-name="ro1">
          <table:table-cell table:style-name="ce5" office:value-type="float" office:value="1354.82569999995" calcext:value-type="float">
            <text:p>1354.82569999995</text:p>
          </table:table-cell>
          <table:table-cell table:style-name="ce5" office:value-type="float" office:value="4.69940179131715" calcext:value-type="float">
            <text:p>4.69940179131715</text:p>
          </table:table-cell>
          <table:table-cell table:style-name="ce5" office:value-type="float" office:value="16.0410699204595" calcext:value-type="float">
            <text:p>16.0410699204595</text:p>
          </table:table-cell>
          <table:table-cell table:style-name="ce5" office:value-type="float" office:value="9.92553593497523" calcext:value-type="float">
            <text:p>9.92553593497523</text:p>
          </table:table-cell>
          <table:table-cell table:style-name="ce5" table:formula="of:=([.C180]/MAX([.$C$12:.$C$1000]))*MAX(0;([.A180]-[.$G$5])/([.$G$6]-[.$G$5]))" office:value-type="float" office:value="0.337991150391663" calcext:value-type="float">
            <text:p>0.337991150391663</text:p>
          </table:table-cell>
          <table:table-cell table:style-name="ce6" table:formula="of:=MAX((1-[.$B$6])*[.E180] + [.$B$6] * [.E180]*[.E180];0)" office:value-type="float" office:value="0.197026676823056" calcext:value-type="float">
            <text:p>0.197026676823056</text:p>
          </table:table-cell>
          <table:table-cell table:style-name="ce5" table:formula="of:=[.F180]*[.$G$8]+[.$G$7]" office:value-type="float" office:value="4.72326785442845" calcext:value-type="float">
            <text:p>4.72326785442845</text:p>
          </table:table-cell>
          <table:table-cell table:style-name="ce7" table:formula="of:=([.B180]-[.$G$7])/[.F180]" office:value-type="float" office:value="22.2120735145295" calcext:value-type="float">
            <text:p>22.2120735145295</text:p>
          </table:table-cell>
          <table:table-cell table:number-columns-repeated="1016"/>
        </table:table-row>
        <table:table-row table:style-name="ro1">
          <table:table-cell table:style-name="ce5" office:value-type="float" office:value="1357.16957499995" calcext:value-type="float">
            <text:p>1357.16957499995</text:p>
          </table:table-cell>
          <table:table-cell table:style-name="ce5" office:value-type="float" office:value="4.74805586400273" calcext:value-type="float">
            <text:p>4.74805586400273</text:p>
          </table:table-cell>
          <table:table-cell table:style-name="ce5" office:value-type="float" office:value="16.040529816785" calcext:value-type="float">
            <text:p>16.040529816785</text:p>
          </table:table-cell>
          <table:table-cell table:style-name="ce5" office:value-type="float" office:value="10.0664005802523" calcext:value-type="float">
            <text:p>10.0664005802523</text:p>
          </table:table-cell>
          <table:table-cell table:style-name="ce5" table:formula="of:=([.C181]/MAX([.$C$12:.$C$1000]))*MAX(0;([.A181]-[.$G$5])/([.$G$6]-[.$G$5]))" office:value-type="float" office:value="0.340578574492013" calcext:value-type="float">
            <text:p>0.340578574492013</text:p>
          </table:table-cell>
          <table:table-cell table:style-name="ce6" table:formula="of:=MAX((1-[.$B$6])*[.E181] + [.$B$6] * [.E181]*[.E181];0)" office:value-type="float" office:value="0.199090144765942" calcext:value-type="float">
            <text:p>0.199090144765942</text:p>
          </table:table-cell>
          <table:table-cell table:style-name="ce5" table:formula="of:=[.F181]*[.$G$8]+[.$G$7]" office:value-type="float" office:value="4.76935170626501" calcext:value-type="float">
            <text:p>4.76935170626501</text:p>
          </table:table-cell>
          <table:table-cell table:style-name="ce7" table:formula="of:=([.B181]-[.$G$7])/[.F181]" office:value-type="float" office:value="22.2262388115944" calcext:value-type="float">
            <text:p>22.2262388115944</text:p>
          </table:table-cell>
          <table:table-cell table:number-columns-repeated="1016"/>
        </table:table-row>
        <table:table-row table:style-name="ro1">
          <table:table-cell table:style-name="ce5" office:value-type="float" office:value="1359.25334999996" calcext:value-type="float">
            <text:p>1359.25334999996</text:p>
          </table:table-cell>
          <table:table-cell table:style-name="ce5" office:value-type="float" office:value="4.78851426294617" calcext:value-type="float">
            <text:p>4.78851426294617</text:p>
          </table:table-cell>
          <table:table-cell table:style-name="ce5" office:value-type="float" office:value="16.0400345788963" calcext:value-type="float">
            <text:p>16.0400345788963</text:p>
          </table:table-cell>
          <table:table-cell table:style-name="ce5" office:value-type="float" office:value="10.2047347542458" calcext:value-type="float">
            <text:p>10.2047347542458</text:p>
          </table:table-cell>
          <table:table-cell table:style-name="ce5" table:formula="of:=([.C182]/MAX([.$C$12:.$C$1000]))*MAX(0;([.A182]-[.$G$5])/([.$G$6]-[.$G$5]))" office:value-type="float" office:value="0.342878402839671" calcext:value-type="float">
            <text:p>0.342878402839671</text:p>
          </table:table-cell>
          <table:table-cell table:style-name="ce6" table:formula="of:=MAX((1-[.$B$6])*[.E182] + [.$B$6] * [.E182]*[.E182];0)" office:value-type="float" office:value="0.200931336505025" calcext:value-type="float">
            <text:p>0.200931336505025</text:p>
          </table:table-cell>
          <table:table-cell table:style-name="ce5" table:formula="of:=[.F182]*[.$G$8]+[.$G$7]" office:value-type="float" office:value="4.81047141815543" calcext:value-type="float">
            <text:p>4.81047141815543</text:p>
          </table:table-cell>
          <table:table-cell table:style-name="ce7" table:formula="of:=([.B182]-[.$G$7])/[.F182]" office:value-type="float" office:value="22.2239277318224" calcext:value-type="float">
            <text:p>22.2239277318224</text:p>
          </table:table-cell>
          <table:table-cell table:number-columns-repeated="1016"/>
        </table:table-row>
        <table:table-row table:style-name="ro1">
          <table:table-cell table:style-name="ce5" office:value-type="float" office:value="1361.38430000001" calcext:value-type="float">
            <text:p>1361.38430000001</text:p>
          </table:table-cell>
          <table:table-cell table:style-name="ce5" office:value-type="float" office:value="4.83236793959696" calcext:value-type="float">
            <text:p>4.83236793959696</text:p>
          </table:table-cell>
          <table:table-cell table:style-name="ce5" office:value-type="float" office:value="16.039582717264" calcext:value-type="float">
            <text:p>16.039582717264</text:p>
          </table:table-cell>
          <table:table-cell table:style-name="ce5" office:value-type="float" office:value="10.3124435936806" calcext:value-type="float">
            <text:p>10.3124435936806</text:p>
          </table:table-cell>
          <table:table-cell table:style-name="ce5" table:formula="of:=([.C183]/MAX([.$C$12:.$C$1000]))*MAX(0;([.A183]-[.$G$5])/([.$G$6]-[.$G$5]))" office:value-type="float" office:value="0.3452313248542" calcext:value-type="float">
            <text:p>0.3452313248542</text:p>
          </table:table-cell>
          <table:table-cell table:style-name="ce6" table:formula="of:=MAX((1-[.$B$6])*[.E183] + [.$B$6] * [.E183]*[.E183];0)" office:value-type="float" office:value="0.202821930822223" calcext:value-type="float">
            <text:p>0.202821930822223</text:p>
          </table:table-cell>
          <table:table-cell table:style-name="ce5" table:formula="of:=[.F183]*[.$G$8]+[.$G$7]" office:value-type="float" office:value="4.85269444793264" calcext:value-type="float">
            <text:p>4.85269444793264</text:p>
          </table:table-cell>
          <table:table-cell table:style-name="ce7" table:formula="of:=([.B183]-[.$G$7])/[.F183]" office:value-type="float" office:value="22.232986146599" calcext:value-type="float">
            <text:p>22.232986146599</text:p>
          </table:table-cell>
          <table:table-cell table:number-columns-repeated="1016"/>
        </table:table-row>
        <table:table-row table:style-name="ro1">
          <table:table-cell table:style-name="ce5" office:value-type="float" office:value="1363.28234999999" calcext:value-type="float">
            <text:p>1363.28234999999</text:p>
          </table:table-cell>
          <table:table-cell table:style-name="ce5" office:value-type="float" office:value="4.88454657335692" calcext:value-type="float">
            <text:p>4.88454657335692</text:p>
          </table:table-cell>
          <table:table-cell table:style-name="ce5" office:value-type="float" office:value="16.0390961291175" calcext:value-type="float">
            <text:p>16.0390961291175</text:p>
          </table:table-cell>
          <table:table-cell table:style-name="ce5" office:value-type="float" office:value="10.4691117734022" calcext:value-type="float">
            <text:p>10.4691117734022</text:p>
          </table:table-cell>
          <table:table-cell table:style-name="ce5" table:formula="of:=([.C184]/MAX([.$C$12:.$C$1000]))*MAX(0;([.A184]-[.$G$5])/([.$G$6]-[.$G$5]))" office:value-type="float" office:value="0.347325153133387" calcext:value-type="float">
            <text:p>0.347325153133387</text:p>
          </table:table-cell>
          <table:table-cell table:style-name="ce6" table:formula="of:=MAX((1-[.$B$6])*[.E184] + [.$B$6] * [.E184]*[.E184];0)" office:value-type="float" office:value="0.204510206718806" calcext:value-type="float">
            <text:p>0.204510206718806</text:p>
          </table:table-cell>
          <table:table-cell table:style-name="ce5" table:formula="of:=[.F184]*[.$G$8]+[.$G$7]" office:value-type="float" office:value="4.89039905901979" calcext:value-type="float">
            <text:p>4.89039905901979</text:p>
          </table:table-cell>
          <table:table-cell table:style-name="ce7" table:formula="of:=([.B184]-[.$G$7])/[.F184]" office:value-type="float" office:value="22.3045875564971" calcext:value-type="float">
            <text:p>22.3045875564971</text:p>
          </table:table-cell>
          <table:table-cell table:number-columns-repeated="1016"/>
        </table:table-row>
        <table:table-row table:style-name="ro1">
          <table:table-cell table:style-name="ce5" office:value-type="float" office:value="1365.63770000002" calcext:value-type="float">
            <text:p>1365.63770000002</text:p>
          </table:table-cell>
          <table:table-cell table:style-name="ce5" office:value-type="float" office:value="4.92754064656392" calcext:value-type="float">
            <text:p>4.92754064656392</text:p>
          </table:table-cell>
          <table:table-cell table:style-name="ce5" office:value-type="float" office:value="16.038558701078" calcext:value-type="float">
            <text:p>16.038558701078</text:p>
          </table:table-cell>
          <table:table-cell table:style-name="ce5" office:value-type="float" office:value="10.615584145602" calcext:value-type="float">
            <text:p>10.615584145602</text:p>
          </table:table-cell>
          <table:table-cell table:style-name="ce5" table:formula="of:=([.C185]/MAX([.$C$12:.$C$1000]))*MAX(0;([.A185]-[.$G$5])/([.$G$6]-[.$G$5]))" office:value-type="float" office:value="0.349924721612591" calcext:value-type="float">
            <text:p>0.349924721612591</text:p>
          </table:table-cell>
          <table:table-cell table:style-name="ce6" table:formula="of:=MAX((1-[.$B$6])*[.E185] + [.$B$6] * [.E185]*[.E185];0)" office:value-type="float" office:value="0.206613952797918" calcext:value-type="float">
            <text:p>0.206613952797918</text:p>
          </table:table-cell>
          <table:table-cell table:style-name="ce5" table:formula="of:=[.F185]*[.$G$8]+[.$G$7]" office:value-type="float" office:value="4.9373824507152" calcext:value-type="float">
            <text:p>4.9373824507152</text:p>
          </table:table-cell>
          <table:table-cell table:style-name="ce7" table:formula="of:=([.B185]-[.$G$7])/[.F185]" office:value-type="float" office:value="22.2855708571988" calcext:value-type="float">
            <text:p>22.2855708571988</text:p>
          </table:table-cell>
          <table:table-cell table:number-columns-repeated="1016"/>
        </table:table-row>
        <table:table-row table:style-name="ro1">
          <table:table-cell table:style-name="ce5" office:value-type="float" office:value="1367.67345" calcext:value-type="float">
            <text:p>1367.67345</text:p>
          </table:table-cell>
          <table:table-cell table:style-name="ce5" office:value-type="float" office:value="4.96655560033287" calcext:value-type="float">
            <text:p>4.96655560033287</text:p>
          </table:table-cell>
          <table:table-cell table:style-name="ce5" office:value-type="float" office:value="16.038165815376" calcext:value-type="float">
            <text:p>16.038165815376</text:p>
          </table:table-cell>
          <table:table-cell table:style-name="ce5" office:value-type="float" office:value="10.7437898516648" calcext:value-type="float">
            <text:p>10.7437898516648</text:p>
          </table:table-cell>
          <table:table-cell table:style-name="ce5" table:formula="of:=([.C186]/MAX([.$C$12:.$C$1000]))*MAX(0;([.A186]-[.$G$5])/([.$G$6]-[.$G$5]))" office:value-type="float" office:value="0.352172983454891" calcext:value-type="float">
            <text:p>0.352172983454891</text:p>
          </table:table-cell>
          <table:table-cell table:style-name="ce6" table:formula="of:=MAX((1-[.$B$6])*[.E186] + [.$B$6] * [.E186]*[.E186];0)" office:value-type="float" office:value="0.208440264351887" calcext:value-type="float">
            <text:p>0.208440264351887</text:p>
          </table:table-cell>
          <table:table-cell table:style-name="ce5" table:formula="of:=[.F186]*[.$G$8]+[.$G$7]" office:value-type="float" office:value="4.97816984038639" calcext:value-type="float">
            <text:p>4.97816984038639</text:p>
          </table:table-cell>
          <table:table-cell table:style-name="ce7" table:formula="of:=([.B186]-[.$G$7])/[.F186]" office:value-type="float" office:value="22.2774848869588" calcext:value-type="float">
            <text:p>22.2774848869588</text:p>
          </table:table-cell>
          <table:table-cell table:number-columns-repeated="1016"/>
        </table:table-row>
        <table:table-row table:style-name="ro1">
          <table:table-cell table:style-name="ce5" office:value-type="float" office:value="1369.62632499999" calcext:value-type="float">
            <text:p>1369.62632499999</text:p>
          </table:table-cell>
          <table:table-cell table:style-name="ce5" office:value-type="float" office:value="5.01497196565046" calcext:value-type="float">
            <text:p>5.01497196565046</text:p>
          </table:table-cell>
          <table:table-cell table:style-name="ce5" office:value-type="float" office:value="16.0374897279222" calcext:value-type="float">
            <text:p>16.0374897279222</text:p>
          </table:table-cell>
          <table:table-cell table:style-name="ce5" office:value-type="float" office:value="10.9551533900386" calcext:value-type="float">
            <text:p>10.9551533900386</text:p>
          </table:table-cell>
          <table:table-cell table:style-name="ce5" table:formula="of:=([.C187]/MAX([.$C$12:.$C$1000]))*MAX(0;([.A187]-[.$G$5])/([.$G$6]-[.$G$5]))" office:value-type="float" office:value="0.35432300480517" calcext:value-type="float">
            <text:p>0.35432300480517</text:p>
          </table:table-cell>
          <table:table-cell table:style-name="ce6" table:formula="of:=MAX((1-[.$B$6])*[.E187] + [.$B$6] * [.E187]*[.E187];0)" office:value-type="float" office:value="0.210192730570436" calcext:value-type="float">
            <text:p>0.210192730570436</text:p>
          </table:table-cell>
          <table:table-cell table:style-name="ce5" table:formula="of:=[.F187]*[.$G$8]+[.$G$7]" office:value-type="float" office:value="5.01730802706994" calcext:value-type="float">
            <text:p>5.01730802706994</text:p>
          </table:table-cell>
          <table:table-cell table:style-name="ce7" table:formula="of:=([.B187]-[.$G$7])/[.F187]" office:value-type="float" office:value="22.3220907379486" calcext:value-type="float">
            <text:p>22.3220907379486</text:p>
          </table:table-cell>
          <table:table-cell table:number-columns-repeated="1016"/>
        </table:table-row>
        <table:table-row table:style-name="ro1">
          <table:table-cell table:style-name="ce5" office:value-type="float" office:value="1371.78149999997" calcext:value-type="float">
            <text:p>1371.78149999997</text:p>
          </table:table-cell>
          <table:table-cell table:style-name="ce5" office:value-type="float" office:value="5.06264152489974" calcext:value-type="float">
            <text:p>5.06264152489974</text:p>
          </table:table-cell>
          <table:table-cell table:style-name="ce5" office:value-type="float" office:value="16.0370701110554" calcext:value-type="float">
            <text:p>16.0370701110554</text:p>
          </table:table-cell>
          <table:table-cell table:style-name="ce5" office:value-type="float" office:value="11.0674808908274" calcext:value-type="float">
            <text:p>11.0674808908274</text:p>
          </table:table-cell>
          <table:table-cell table:style-name="ce5" table:formula="of:=([.C188]/MAX([.$C$12:.$C$1000]))*MAX(0;([.A188]-[.$G$5])/([.$G$6]-[.$G$5]))" office:value-type="float" office:value="0.356702799144656" calcext:value-type="float">
            <text:p>0.356702799144656</text:p>
          </table:table-cell>
          <table:table-cell table:style-name="ce6" table:formula="of:=MAX((1-[.$B$6])*[.E188] + [.$B$6] * [.E188]*[.E188];0)" office:value-type="float" office:value="0.212139274441631" calcext:value-type="float">
            <text:p>0.212139274441631</text:p>
          </table:table-cell>
          <table:table-cell table:style-name="ce5" table:formula="of:=[.F188]*[.$G$8]+[.$G$7]" office:value-type="float" office:value="5.06078058968608" calcext:value-type="float">
            <text:p>5.06078058968608</text:p>
          </table:table-cell>
          <table:table-cell table:style-name="ce7" table:formula="of:=([.B188]-[.$G$7])/[.F188]" office:value-type="float" office:value="22.3419768733291" calcext:value-type="float">
            <text:p>22.3419768733291</text:p>
          </table:table-cell>
          <table:table-cell table:number-columns-repeated="1016"/>
        </table:table-row>
        <table:table-row table:style-name="ro1">
          <table:table-cell table:style-name="ce5" office:value-type="float" office:value="1374.23927499995" calcext:value-type="float">
            <text:p>1374.23927499995</text:p>
          </table:table-cell>
          <table:table-cell table:style-name="ce5" office:value-type="float" office:value="5.11383304976712" calcext:value-type="float">
            <text:p>5.11383304976712</text:p>
          </table:table-cell>
          <table:table-cell table:style-name="ce5" office:value-type="float" office:value="16.0364096275744" calcext:value-type="float">
            <text:p>16.0364096275744</text:p>
          </table:table-cell>
          <table:table-cell table:style-name="ce5" office:value-type="float" office:value="11.2387801919735" calcext:value-type="float">
            <text:p>11.2387801919735</text:p>
          </table:table-cell>
          <table:table-cell table:style-name="ce5" table:formula="of:=([.C189]/MAX([.$C$12:.$C$1000]))*MAX(0;([.A189]-[.$G$5])/([.$G$6]-[.$G$5]))" office:value-type="float" office:value="0.359412500944537" calcext:value-type="float">
            <text:p>0.359412500944537</text:p>
          </table:table-cell>
          <table:table-cell table:style-name="ce6" table:formula="of:=MAX((1-[.$B$6])*[.E189] + [.$B$6] * [.E189]*[.E189];0)" office:value-type="float" office:value="0.214364353225659" calcext:value-type="float">
            <text:p>0.214364353225659</text:p>
          </table:table-cell>
          <table:table-cell table:style-name="ce5" table:formula="of:=[.F189]*[.$G$8]+[.$G$7]" office:value-type="float" office:value="5.11047372950989" calcext:value-type="float">
            <text:p>5.11047372950989</text:p>
          </table:table-cell>
          <table:table-cell table:style-name="ce7" table:formula="of:=([.B189]-[.$G$7])/[.F189]" office:value-type="float" office:value="22.3488757168684" calcext:value-type="float">
            <text:p>22.3488757168684</text:p>
          </table:table-cell>
          <table:table-cell table:number-columns-repeated="1016"/>
        </table:table-row>
        <table:table-row table:style-name="ro1">
          <table:table-cell table:style-name="ce5" office:value-type="float" office:value="1376.13562499998" calcext:value-type="float">
            <text:p>1376.13562499998</text:p>
          </table:table-cell>
          <table:table-cell table:style-name="ce5" office:value-type="float" office:value="5.1600034062191" calcext:value-type="float">
            <text:p>5.1600034062191</text:p>
          </table:table-cell>
          <table:table-cell table:style-name="ce5" office:value-type="float" office:value="16.0359724614299" calcext:value-type="float">
            <text:p>16.0359724614299</text:p>
          </table:table-cell>
          <table:table-cell table:style-name="ce5" office:value-type="float" office:value="11.3695561235072" calcext:value-type="float">
            <text:p>11.3695561235072</text:p>
          </table:table-cell>
          <table:table-cell table:style-name="ce5" table:formula="of:=([.C190]/MAX([.$C$12:.$C$1000]))*MAX(0;([.A190]-[.$G$5])/([.$G$6]-[.$G$5]))" office:value-type="float" office:value="0.361504710332811" calcext:value-type="float">
            <text:p>0.361504710332811</text:p>
          </table:table-cell>
          <table:table-cell table:style-name="ce6" table:formula="of:=MAX((1-[.$B$6])*[.E190] + [.$B$6] * [.E190]*[.E190];0)" office:value-type="float" office:value="0.216088705846611" calcext:value-type="float">
            <text:p>0.216088705846611</text:p>
          </table:table-cell>
          <table:table-cell table:style-name="ce5" table:formula="of:=[.F190]*[.$G$8]+[.$G$7]" office:value-type="float" office:value="5.14898404946512" calcext:value-type="float">
            <text:p>5.14898404946512</text:p>
          </table:table-cell>
          <table:table-cell table:style-name="ce7" table:formula="of:=([.B190]-[.$G$7])/[.F190]" office:value-type="float" office:value="22.38419923831" calcext:value-type="float">
            <text:p>22.38419923831</text:p>
          </table:table-cell>
          <table:table-cell table:number-columns-repeated="1016"/>
        </table:table-row>
        <table:table-row table:style-name="ro1">
          <table:table-cell table:style-name="ce5" office:value-type="float" office:value="1378.19347499994" calcext:value-type="float">
            <text:p>1378.19347499994</text:p>
          </table:table-cell>
          <table:table-cell table:style-name="ce5" office:value-type="float" office:value="5.20401002144164" calcext:value-type="float">
            <text:p>5.20401002144164</text:p>
          </table:table-cell>
          <table:table-cell table:style-name="ce5" office:value-type="float" office:value="16.0356458426779" calcext:value-type="float">
            <text:p>16.0356458426779</text:p>
          </table:table-cell>
          <table:table-cell table:style-name="ce5" office:value-type="float" office:value="11.4710844704034" calcext:value-type="float">
            <text:p>11.4710844704034</text:p>
          </table:table-cell>
          <table:table-cell table:style-name="ce5" table:formula="of:=([.C191]/MAX([.$C$12:.$C$1000]))*MAX(0;([.A191]-[.$G$5])/([.$G$6]-[.$G$5]))" office:value-type="float" office:value="0.363778322582057" calcext:value-type="float">
            <text:p>0.363778322582057</text:p>
          </table:table-cell>
          <table:table-cell table:style-name="ce6" table:formula="of:=MAX((1-[.$B$6])*[.E191] + [.$B$6] * [.E191]*[.E191];0)" office:value-type="float" office:value="0.217968820183149" calcext:value-type="float">
            <text:p>0.217968820183149</text:p>
          </table:table-cell>
          <table:table-cell table:style-name="ce5" table:formula="of:=[.F191]*[.$G$8]+[.$G$7]" office:value-type="float" office:value="5.19097302768962" calcext:value-type="float">
            <text:p>5.19097302768962</text:p>
          </table:table-cell>
          <table:table-cell table:style-name="ce7" table:formula="of:=([.B191]-[.$G$7])/[.F191]" office:value-type="float" office:value="22.3930159182418" calcext:value-type="float">
            <text:p>22.3930159182418</text:p>
          </table:table-cell>
          <table:table-cell table:number-columns-repeated="1016"/>
        </table:table-row>
        <table:table-row table:style-name="ro1">
          <table:table-cell table:style-name="ce5" office:value-type="float" office:value="1380.34652499998" calcext:value-type="float">
            <text:p>1380.34652499998</text:p>
          </table:table-cell>
          <table:table-cell table:style-name="ce5" office:value-type="float" office:value="5.25602685670352" calcext:value-type="float">
            <text:p>5.25602685670352</text:p>
          </table:table-cell>
          <table:table-cell table:style-name="ce5" office:value-type="float" office:value="16.0351356796665" calcext:value-type="float">
            <text:p>16.0351356796665</text:p>
          </table:table-cell>
          <table:table-cell table:style-name="ce5" office:value-type="float" office:value="11.6552703494849" calcext:value-type="float">
            <text:p>11.6552703494849</text:p>
          </table:table-cell>
          <table:table-cell table:style-name="ce5" table:formula="of:=([.C192]/MAX([.$C$12:.$C$1000]))*MAX(0;([.A192]-[.$G$5])/([.$G$6]-[.$G$5]))" office:value-type="float" office:value="0.36615317083088" calcext:value-type="float">
            <text:p>0.36615317083088</text:p>
          </table:table-cell>
          <table:table-cell table:style-name="ce6" table:formula="of:=MAX((1-[.$B$6])*[.E192] + [.$B$6] * [.E192]*[.E192];0)" office:value-type="float" office:value="0.219939604248415" calcext:value-type="float">
            <text:p>0.219939604248415</text:p>
          </table:table-cell>
          <table:table-cell table:style-name="ce5" table:formula="of:=[.F192]*[.$G$8]+[.$G$7]" office:value-type="float" office:value="5.23498695152047" calcext:value-type="float">
            <text:p>5.23498695152047</text:p>
          </table:table-cell>
          <table:table-cell table:style-name="ce7" table:formula="of:=([.B192]-[.$G$7])/[.F192]" office:value-type="float" office:value="22.4288668344235" calcext:value-type="float">
            <text:p>22.4288668344235</text:p>
          </table:table-cell>
          <table:table-cell table:number-columns-repeated="1016"/>
        </table:table-row>
        <table:table-row table:style-name="ro1">
          <table:table-cell table:style-name="ce5" office:value-type="float" office:value="1382.67467499999" calcext:value-type="float">
            <text:p>1382.67467499999</text:p>
          </table:table-cell>
          <table:table-cell table:style-name="ce5" office:value-type="float" office:value="5.30210113853543" calcext:value-type="float">
            <text:p>5.30210113853543</text:p>
          </table:table-cell>
          <table:table-cell table:style-name="ce5" office:value-type="float" office:value="16.0345539725321" calcext:value-type="float">
            <text:p>16.0345539725321</text:p>
          </table:table-cell>
          <table:table-cell table:style-name="ce5" office:value-type="float" office:value="11.8129786688464" calcext:value-type="float">
            <text:p>11.8129786688464</text:p>
          </table:table-cell>
          <table:table-cell table:style-name="ce5" table:formula="of:=([.C193]/MAX([.$C$12:.$C$1000]))*MAX(0;([.A193]-[.$G$5])/([.$G$6]-[.$G$5]))" office:value-type="float" office:value="0.368720295166361" calcext:value-type="float">
            <text:p>0.368720295166361</text:p>
          </table:table-cell>
          <table:table-cell table:style-name="ce6" table:formula="of:=MAX((1-[.$B$6])*[.E193] + [.$B$6] * [.E193]*[.E193];0)" office:value-type="float" office:value="0.222077942534121" calcext:value-type="float">
            <text:p>0.222077942534121</text:p>
          </table:table-cell>
          <table:table-cell table:style-name="ce5" table:formula="of:=[.F193]*[.$G$8]+[.$G$7]" office:value-type="float" office:value="5.2827428980447" calcext:value-type="float">
            <text:p>5.2827428980447</text:p>
          </table:table-cell>
          <table:table-cell table:style-name="ce7" table:formula="of:=([.B193]-[.$G$7])/[.F193]" office:value-type="float" office:value="22.4203733172213" calcext:value-type="float">
            <text:p>22.4203733172213</text:p>
          </table:table-cell>
          <table:table-cell table:number-columns-repeated="1016"/>
        </table:table-row>
        <table:table-row table:style-name="ro1">
          <table:table-cell table:style-name="ce5" office:value-type="float" office:value="1384.77842499996" calcext:value-type="float">
            <text:p>1384.77842499996</text:p>
          </table:table-cell>
          <table:table-cell table:style-name="ce5" office:value-type="float" office:value="5.3523592903782" calcext:value-type="float">
            <text:p>5.3523592903782</text:p>
          </table:table-cell>
          <table:table-cell table:style-name="ce5" office:value-type="float" office:value="16.0340538015533" calcext:value-type="float">
            <text:p>16.0340538015533</text:p>
          </table:table-cell>
          <table:table-cell table:style-name="ce5" office:value-type="float" office:value="11.9769020671713" calcext:value-type="float">
            <text:p>11.9769020671713</text:p>
          </table:table-cell>
          <table:table-cell table:style-name="ce5" table:formula="of:=([.C194]/MAX([.$C$12:.$C$1000]))*MAX(0;([.A194]-[.$G$5])/([.$G$6]-[.$G$5]))" office:value-type="float" office:value="0.37104041415338" calcext:value-type="float">
            <text:p>0.37104041415338</text:p>
          </table:table-cell>
          <table:table-cell table:style-name="ce6" table:formula="of:=MAX((1-[.$B$6])*[.E194] + [.$B$6] * [.E194]*[.E194];0)" office:value-type="float" office:value="0.224017676265871" calcext:value-type="float">
            <text:p>0.224017676265871</text:p>
          </table:table-cell>
          <table:table-cell table:style-name="ce5" table:formula="of:=[.F194]*[.$G$8]+[.$G$7]" office:value-type="float" office:value="5.32606336842297" calcext:value-type="float">
            <text:p>5.32606336842297</text:p>
          </table:table-cell>
          <table:table-cell table:style-name="ce7" table:formula="of:=([.B194]-[.$G$7])/[.F194]" office:value-type="float" office:value="22.4505878857936" calcext:value-type="float">
            <text:p>22.4505878857936</text:p>
          </table:table-cell>
          <table:table-cell table:number-columns-repeated="1016"/>
        </table:table-row>
        <table:table-row table:style-name="ro1">
          <table:table-cell table:style-name="ce5" office:value-type="float" office:value="1386.62760000002" calcext:value-type="float">
            <text:p>1386.62760000002</text:p>
          </table:table-cell>
          <table:table-cell table:style-name="ce5" office:value-type="float" office:value="5.40566747456877" calcext:value-type="float">
            <text:p>5.40566747456877</text:p>
          </table:table-cell>
          <table:table-cell table:style-name="ce5" office:value-type="float" office:value="16.0334419659956" calcext:value-type="float">
            <text:p>16.0334419659956</text:p>
          </table:table-cell>
          <table:table-cell table:style-name="ce5" office:value-type="float" office:value="12.1600122188189" calcext:value-type="float">
            <text:p>12.1600122188189</text:p>
          </table:table-cell>
          <table:table-cell table:style-name="ce5" table:formula="of:=([.C195]/MAX([.$C$12:.$C$1000]))*MAX(0;([.A195]-[.$G$5])/([.$G$6]-[.$G$5]))" office:value-type="float" office:value="0.373075648553713" calcext:value-type="float">
            <text:p>0.373075648553713</text:p>
          </table:table-cell>
          <table:table-cell table:style-name="ce6" table:formula="of:=MAX((1-[.$B$6])*[.E195] + [.$B$6] * [.E195]*[.E195];0)" office:value-type="float" office:value="0.225724816877451" calcext:value-type="float">
            <text:p>0.225724816877451</text:p>
          </table:table-cell>
          <table:table-cell table:style-name="ce5" table:formula="of:=[.F195]*[.$G$8]+[.$G$7]" office:value-type="float" office:value="5.36418928905063" calcext:value-type="float">
            <text:p>5.36418928905063</text:p>
          </table:table-cell>
          <table:table-cell table:style-name="ce7" table:formula="of:=([.B195]-[.$G$7])/[.F195]" office:value-type="float" office:value="22.5169601795633" calcext:value-type="float">
            <text:p>22.5169601795633</text:p>
          </table:table-cell>
          <table:table-cell table:number-columns-repeated="1016"/>
        </table:table-row>
        <table:table-row table:style-name="ro1">
          <table:table-cell table:style-name="ce5" office:value-type="float" office:value="1388.85459999996" calcext:value-type="float">
            <text:p>1388.85459999996</text:p>
          </table:table-cell>
          <table:table-cell table:style-name="ce5" office:value-type="float" office:value="5.45949955827311" calcext:value-type="float">
            <text:p>5.45949955827311</text:p>
          </table:table-cell>
          <table:table-cell table:style-name="ce5" office:value-type="float" office:value="16.0330754800367" calcext:value-type="float">
            <text:p>16.0330754800367</text:p>
          </table:table-cell>
          <table:table-cell table:style-name="ce5" office:value-type="float" office:value="12.3062573222724" calcext:value-type="float">
            <text:p>12.3062573222724</text:p>
          </table:table-cell>
          <table:table-cell table:style-name="ce5" table:formula="of:=([.C196]/MAX([.$C$12:.$C$1000]))*MAX(0;([.A196]-[.$G$5])/([.$G$6]-[.$G$5]))" office:value-type="float" office:value="0.375535190933609" calcext:value-type="float">
            <text:p>0.375535190933609</text:p>
          </table:table-cell>
          <table:table-cell table:style-name="ce6" table:formula="of:=MAX((1-[.$B$6])*[.E196] + [.$B$6] * [.E196]*[.E196];0)" office:value-type="float" office:value="0.227794828812047" calcext:value-type="float">
            <text:p>0.227794828812047</text:p>
          </table:table-cell>
          <table:table-cell table:style-name="ce5" table:formula="of:=[.F196]*[.$G$8]+[.$G$7]" office:value-type="float" office:value="5.41041928919322" calcext:value-type="float">
            <text:p>5.41041928919322</text:p>
          </table:table-cell>
          <table:table-cell table:style-name="ce7" table:formula="of:=([.B196]-[.$G$7])/[.F196]" office:value-type="float" office:value="22.5486628632434" calcext:value-type="float">
            <text:p>22.5486628632434</text:p>
          </table:table-cell>
          <table:table-cell table:number-columns-repeated="1016"/>
        </table:table-row>
        <table:table-row table:style-name="ro1">
          <table:table-cell table:style-name="ce5" office:value-type="float" office:value="1391.144925" calcext:value-type="float">
            <text:p>1391.144925</text:p>
          </table:table-cell>
          <table:table-cell table:style-name="ce5" office:value-type="float" office:value="5.504673307043" calcext:value-type="float">
            <text:p>5.504673307043</text:p>
          </table:table-cell>
          <table:table-cell table:style-name="ce5" office:value-type="float" office:value="16.0322721893324" calcext:value-type="float">
            <text:p>16.0322721893324</text:p>
          </table:table-cell>
          <table:table-cell table:style-name="ce5" office:value-type="float" office:value="12.5272412564339" calcext:value-type="float">
            <text:p>12.5272412564339</text:p>
          </table:table-cell>
          <table:table-cell table:style-name="ce5" table:formula="of:=([.C197]/MAX([.$C$12:.$C$1000]))*MAX(0;([.A197]-[.$G$5])/([.$G$6]-[.$G$5]))" office:value-type="float" office:value="0.378054498507149" calcext:value-type="float">
            <text:p>0.378054498507149</text:p>
          </table:table-cell>
          <table:table-cell table:style-name="ce6" table:formula="of:=MAX((1-[.$B$6])*[.E197] + [.$B$6] * [.E197]*[.E197];0)" office:value-type="float" office:value="0.229923042867785" calcext:value-type="float">
            <text:p>0.229923042867785</text:p>
          </table:table-cell>
          <table:table-cell table:style-name="ce5" table:formula="of:=[.F197]*[.$G$8]+[.$G$7]" office:value-type="float" office:value="5.45794912921773" calcext:value-type="float">
            <text:p>5.45794912921773</text:p>
          </table:table-cell>
          <table:table-cell table:style-name="ce7" table:formula="of:=([.B197]-[.$G$7])/[.F197]" office:value-type="float" office:value="22.5364212347462" calcext:value-type="float">
            <text:p>22.5364212347462</text:p>
          </table:table-cell>
          <table:table-cell table:number-columns-repeated="1016"/>
        </table:table-row>
        <table:table-row table:style-name="ro1">
          <table:table-cell table:style-name="ce5" office:value-type="float" office:value="1393.26142499996" calcext:value-type="float">
            <text:p>1393.26142499996</text:p>
          </table:table-cell>
          <table:table-cell table:style-name="ce5" office:value-type="float" office:value="5.54804432297947" calcext:value-type="float">
            <text:p>5.54804432297947</text:p>
          </table:table-cell>
          <table:table-cell table:style-name="ce5" office:value-type="float" office:value="16.0318379583766" calcext:value-type="float">
            <text:p>16.0318379583766</text:p>
          </table:table-cell>
          <table:table-cell table:style-name="ce5" office:value-type="float" office:value="12.6515259498191" calcext:value-type="float">
            <text:p>12.6515259498191</text:p>
          </table:table-cell>
          <table:table-cell table:style-name="ce5" table:formula="of:=([.C198]/MAX([.$C$12:.$C$1000]))*MAX(0;([.A198]-[.$G$5])/([.$G$6]-[.$G$5]))" office:value-type="float" office:value="0.380389686432586" calcext:value-type="float">
            <text:p>0.380389686432586</text:p>
          </table:table-cell>
          <table:table-cell table:style-name="ce6" table:formula="of:=MAX((1-[.$B$6])*[.E198] + [.$B$6] * [.E198]*[.E198];0)" office:value-type="float" office:value="0.231902861512954" calcext:value-type="float">
            <text:p>0.231902861512954</text:p>
          </table:table-cell>
          <table:table-cell table:style-name="ce5" table:formula="of:=[.F198]*[.$G$8]+[.$G$7]" office:value-type="float" office:value="5.50216482417038" calcext:value-type="float">
            <text:p>5.50216482417038</text:p>
          </table:table-cell>
          <table:table-cell table:style-name="ce7" table:formula="of:=([.B198]-[.$G$7])/[.F198]" office:value-type="float" office:value="22.5310439357714" calcext:value-type="float">
            <text:p>22.5310439357714</text:p>
          </table:table-cell>
          <table:table-cell table:number-columns-repeated="1016"/>
        </table:table-row>
        <table:table-row table:style-name="ro1">
          <table:table-cell table:style-name="ce5" office:value-type="float" office:value="1395.12037499992" calcext:value-type="float">
            <text:p>1395.12037499992</text:p>
          </table:table-cell>
          <table:table-cell table:style-name="ce5" office:value-type="float" office:value="5.60122852195154" calcext:value-type="float">
            <text:p>5.60122852195154</text:p>
          </table:table-cell>
          <table:table-cell table:style-name="ce5" office:value-type="float" office:value="16.0312003566346" calcext:value-type="float">
            <text:p>16.0312003566346</text:p>
          </table:table-cell>
          <table:table-cell table:style-name="ce5" office:value-type="float" office:value="12.8398511587572" calcext:value-type="float">
            <text:p>12.8398511587572</text:p>
          </table:table-cell>
          <table:table-cell table:style-name="ce5" table:formula="of:=([.C199]/MAX([.$C$12:.$C$1000]))*MAX(0;([.A199]-[.$G$5])/([.$G$6]-[.$G$5]))" office:value-type="float" office:value="0.382434496056847" calcext:value-type="float">
            <text:p>0.382434496056847</text:p>
          </table:table-cell>
          <table:table-cell table:style-name="ce6" table:formula="of:=MAX((1-[.$B$6])*[.E199] + [.$B$6] * [.E199]*[.E199];0)" office:value-type="float" office:value="0.233642134118814" calcext:value-type="float">
            <text:p>0.233642134118814</text:p>
          </table:table-cell>
          <table:table-cell table:style-name="ce5" table:formula="of:=[.F199]*[.$G$8]+[.$G$7]" office:value-type="float" office:value="5.5410083552018" calcext:value-type="float">
            <text:p>5.5410083552018</text:p>
          </table:table-cell>
          <table:table-cell table:style-name="ce7" table:formula="of:=([.B199]-[.$G$7])/[.F199]" office:value-type="float" office:value="22.5909499605384" calcext:value-type="float">
            <text:p>22.5909499605384</text:p>
          </table:table-cell>
          <table:table-cell table:number-columns-repeated="1016"/>
        </table:table-row>
        <table:table-row table:style-name="ro1">
          <table:table-cell table:style-name="ce5" office:value-type="float" office:value="1397.33462499995" calcext:value-type="float">
            <text:p>1397.33462499995</text:p>
          </table:table-cell>
          <table:table-cell table:style-name="ce5" office:value-type="float" office:value="5.65137999417787" calcext:value-type="float">
            <text:p>5.65137999417787</text:p>
          </table:table-cell>
          <table:table-cell table:style-name="ce5" office:value-type="float" office:value="16.0304791631073" calcext:value-type="float">
            <text:p>16.0304791631073</text:p>
          </table:table-cell>
          <table:table-cell table:style-name="ce5" office:value-type="float" office:value="13.0681006829651" calcext:value-type="float">
            <text:p>13.0681006829651</text:p>
          </table:table-cell>
          <table:table-cell table:style-name="ce5" table:formula="of:=([.C200]/MAX([.$C$12:.$C$1000]))*MAX(0;([.A200]-[.$G$5])/([.$G$6]-[.$G$5]))" office:value-type="float" office:value="0.384870833968191" calcext:value-type="float">
            <text:p>0.384870833968191</text:p>
          </table:table-cell>
          <table:table-cell table:style-name="ce6" table:formula="of:=MAX((1-[.$B$6])*[.E200] + [.$B$6] * [.E200]*[.E200];0)" office:value-type="float" office:value="0.235721310637034" calcext:value-type="float">
            <text:p>0.235721310637034</text:p>
          </table:table-cell>
          <table:table-cell table:style-name="ce5" table:formula="of:=[.F200]*[.$G$8]+[.$G$7]" office:value-type="float" office:value="5.58744302986589" calcext:value-type="float">
            <text:p>5.58744302986589</text:p>
          </table:table-cell>
          <table:table-cell table:style-name="ce7" table:formula="of:=([.B200]-[.$G$7])/[.F200]" office:value-type="float" office:value="22.6044442837097" calcext:value-type="float">
            <text:p>22.6044442837097</text:p>
          </table:table-cell>
          <table:table-cell table:number-columns-repeated="1016"/>
        </table:table-row>
        <table:table-row table:style-name="ro1">
          <table:table-cell table:style-name="ce5" office:value-type="float" office:value="1399.65767499994" calcext:value-type="float">
            <text:p>1399.65767499994</text:p>
          </table:table-cell>
          <table:table-cell table:style-name="ce5" office:value-type="float" office:value="5.70459086952164" calcext:value-type="float">
            <text:p>5.70459086952164</text:p>
          </table:table-cell>
          <table:table-cell table:style-name="ce5" office:value-type="float" office:value="16.0298454637463" calcext:value-type="float">
            <text:p>16.0298454637463</text:p>
          </table:table-cell>
          <table:table-cell table:style-name="ce5" office:value-type="float" office:value="13.2538508087711" calcext:value-type="float">
            <text:p>13.2538508087711</text:p>
          </table:table-cell>
          <table:table-cell table:style-name="ce5" table:formula="of:=([.C201]/MAX([.$C$12:.$C$1000]))*MAX(0;([.A201]-[.$G$5])/([.$G$6]-[.$G$5]))" office:value-type="float" office:value="0.387429618300867" calcext:value-type="float">
            <text:p>0.387429618300867</text:p>
          </table:table-cell>
          <table:table-cell table:style-name="ce6" table:formula="of:=MAX((1-[.$B$6])*[.E201] + [.$B$6] * [.E201]*[.E201];0)" office:value-type="float" office:value="0.237913035527477" calcext:value-type="float">
            <text:p>0.237913035527477</text:p>
          </table:table-cell>
          <table:table-cell table:style-name="ce5" table:formula="of:=[.F201]*[.$G$8]+[.$G$7]" office:value-type="float" office:value="5.63639127035873" calcext:value-type="float">
            <text:p>5.63639127035873</text:p>
          </table:table-cell>
          <table:table-cell table:style-name="ce7" table:formula="of:=([.B201]-[.$G$7])/[.F201]" office:value-type="float" office:value="22.6198623214999" calcext:value-type="float">
            <text:p>22.6198623214999</text:p>
          </table:table-cell>
          <table:table-cell table:number-columns-repeated="1016"/>
        </table:table-row>
        <table:table-row table:style-name="ro1">
          <table:table-cell table:style-name="ce5" office:value-type="float" office:value="1401.93525" calcext:value-type="float">
            <text:p>1401.93525</text:p>
          </table:table-cell>
          <table:table-cell table:style-name="ce5" office:value-type="float" office:value="5.75902193770498" calcext:value-type="float">
            <text:p>5.75902193770498</text:p>
          </table:table-cell>
          <table:table-cell table:style-name="ce5" office:value-type="float" office:value="16.0293885621232" calcext:value-type="float">
            <text:p>16.0293885621232</text:p>
          </table:table-cell>
          <table:table-cell table:style-name="ce5" office:value-type="float" office:value="13.4019655800878" calcext:value-type="float">
            <text:p>13.4019655800878</text:p>
          </table:table-cell>
          <table:table-cell table:style-name="ce5" table:formula="of:=([.C202]/MAX([.$C$12:.$C$1000]))*MAX(0;([.A202]-[.$G$5])/([.$G$6]-[.$G$5]))" office:value-type="float" office:value="0.389942114558549" calcext:value-type="float">
            <text:p>0.389942114558549</text:p>
          </table:table-cell>
          <table:table-cell table:style-name="ce6" table:formula="of:=MAX((1-[.$B$6])*[.E202] + [.$B$6] * [.E202]*[.E202];0)" office:value-type="float" office:value="0.240073139591691" calcext:value-type="float">
            <text:p>0.240073139591691</text:p>
          </table:table-cell>
          <table:table-cell table:style-name="ce5" table:formula="of:=[.F202]*[.$G$8]+[.$G$7]" office:value-type="float" office:value="5.68463331646851" calcext:value-type="float">
            <text:p>5.68463331646851</text:p>
          </table:table-cell>
          <table:table-cell table:style-name="ce7" table:formula="of:=([.B202]-[.$G$7])/[.F202]" office:value-type="float" office:value="22.6430627997383" calcext:value-type="float">
            <text:p>22.6430627997383</text:p>
          </table:table-cell>
          <table:table-cell table:number-columns-repeated="1016"/>
        </table:table-row>
        <table:table-row table:style-name="ro1">
          <table:table-cell table:style-name="ce5" office:value-type="float" office:value="1403.96887499996" calcext:value-type="float">
            <text:p>1403.96887499996</text:p>
          </table:table-cell>
          <table:table-cell table:style-name="ce5" office:value-type="float" office:value="5.80877423028306" calcext:value-type="float">
            <text:p>5.80877423028306</text:p>
          </table:table-cell>
          <table:table-cell table:style-name="ce5" office:value-type="float" office:value="16.0289402287834" calcext:value-type="float">
            <text:p>16.0289402287834</text:p>
          </table:table-cell>
          <table:table-cell table:style-name="ce5" office:value-type="float" office:value="13.544460666893" calcext:value-type="float">
            <text:p>13.544460666893</text:p>
          </table:table-cell>
          <table:table-cell table:style-name="ce5" table:formula="of:=([.C203]/MAX([.$C$12:.$C$1000]))*MAX(0;([.A203]-[.$G$5])/([.$G$6]-[.$G$5]))" office:value-type="float" office:value="0.392184389186269" calcext:value-type="float">
            <text:p>0.392184389186269</text:p>
          </table:table-cell>
          <table:table-cell table:style-name="ce6" table:formula="of:=MAX((1-[.$B$6])*[.E203] + [.$B$6] * [.E203]*[.E203];0)" office:value-type="float" office:value="0.242007638925406" calcext:value-type="float">
            <text:p>0.242007638925406</text:p>
          </table:table-cell>
          <table:table-cell table:style-name="ce5" table:formula="of:=[.F203]*[.$G$8]+[.$G$7]" office:value-type="float" office:value="5.72783688596433" calcext:value-type="float">
            <text:p>5.72783688596433</text:p>
          </table:table-cell>
          <table:table-cell table:style-name="ce7" table:formula="of:=([.B203]-[.$G$7])/[.F203]" office:value-type="float" office:value="22.6676459191188" calcext:value-type="float">
            <text:p>22.6676459191188</text:p>
          </table:table-cell>
          <table:table-cell table:number-columns-repeated="1016"/>
        </table:table-row>
        <table:table-row table:style-name="ro1">
          <table:table-cell table:style-name="ce5" office:value-type="float" office:value="1405.92089999997" calcext:value-type="float">
            <text:p>1405.92089999997</text:p>
          </table:table-cell>
          <table:table-cell table:style-name="ce5" office:value-type="float" office:value="5.85704652222081" calcext:value-type="float">
            <text:p>5.85704652222081</text:p>
          </table:table-cell>
          <table:table-cell table:style-name="ce5" office:value-type="float" office:value="16.0282378843159" calcext:value-type="float">
            <text:p>16.0282378843159</text:p>
          </table:table-cell>
          <table:table-cell table:style-name="ce5" office:value-type="float" office:value="13.755701337992" calcext:value-type="float">
            <text:p>13.755701337992</text:p>
          </table:table-cell>
          <table:table-cell table:style-name="ce5" table:formula="of:=([.C204]/MAX([.$C$12:.$C$1000]))*MAX(0;([.A204]-[.$G$5])/([.$G$6]-[.$G$5]))" office:value-type="float" office:value="0.394329881292271" calcext:value-type="float">
            <text:p>0.394329881292271</text:p>
          </table:table-cell>
          <table:table-cell table:style-name="ce6" table:formula="of:=MAX((1-[.$B$6])*[.E204] + [.$B$6] * [.E204]*[.E204];0)" office:value-type="float" office:value="0.243864570904526" calcext:value-type="float">
            <text:p>0.243864570904526</text:p>
          </table:table-cell>
          <table:table-cell table:style-name="ce5" table:formula="of:=[.F204]*[.$G$8]+[.$G$7]" office:value-type="float" office:value="5.76930812785656" calcext:value-type="float">
            <text:p>5.76930812785656</text:p>
          </table:table-cell>
          <table:table-cell table:style-name="ce7" table:formula="of:=([.B204]-[.$G$7])/[.F204]" office:value-type="float" office:value="22.69298791659" calcext:value-type="float">
            <text:p>22.69298791659</text:p>
          </table:table-cell>
          <table:table-cell table:number-columns-repeated="1016"/>
        </table:table-row>
        <table:table-row table:style-name="ro1">
          <table:table-cell table:style-name="ce5" office:value-type="float" office:value="1408.15002500001" calcext:value-type="float">
            <text:p>1408.15002500001</text:p>
          </table:table-cell>
          <table:table-cell table:style-name="ce5" office:value-type="float" office:value="5.90371492333811" calcext:value-type="float">
            <text:p>5.90371492333811</text:p>
          </table:table-cell>
          <table:table-cell table:style-name="ce5" office:value-type="float" office:value="16.0278094966021" calcext:value-type="float">
            <text:p>16.0278094966021</text:p>
          </table:table-cell>
          <table:table-cell table:style-name="ce5" office:value-type="float" office:value="13.876240930648" calcext:value-type="float">
            <text:p>13.876240930648</text:p>
          </table:table-cell>
          <table:table-cell table:style-name="ce5" table:formula="of:=([.C205]/MAX([.$C$12:.$C$1000]))*MAX(0;([.A205]-[.$G$5])/([.$G$6]-[.$G$5]))" office:value-type="float" office:value="0.396788955635738" calcext:value-type="float">
            <text:p>0.396788955635738</text:p>
          </table:table-cell>
          <table:table-cell table:style-name="ce6" table:formula="of:=MAX((1-[.$B$6])*[.E205] + [.$B$6] * [.E205]*[.E205];0)" office:value-type="float" office:value="0.246000043033358" calcext:value-type="float">
            <text:p>0.246000043033358</text:p>
          </table:table-cell>
          <table:table-cell table:style-name="ce5" table:formula="of:=[.F205]*[.$G$8]+[.$G$7]" office:value-type="float" office:value="5.81700006391279" calcext:value-type="float">
            <text:p>5.81700006391279</text:p>
          </table:table-cell>
          <table:table-cell table:style-name="ce7" table:formula="of:=([.B205]-[.$G$7])/[.F205]" office:value-type="float" office:value="22.6857040068947" calcext:value-type="float">
            <text:p>22.6857040068947</text:p>
          </table:table-cell>
          <table:table-cell table:number-columns-repeated="1016"/>
        </table:table-row>
        <table:table-row table:style-name="ro1">
          <table:table-cell table:style-name="ce5" office:value-type="float" office:value="1410.03744999995" calcext:value-type="float">
            <text:p>1410.03744999995</text:p>
          </table:table-cell>
          <table:table-cell table:style-name="ce5" office:value-type="float" office:value="5.95169393418983" calcext:value-type="float">
            <text:p>5.95169393418983</text:p>
          </table:table-cell>
          <table:table-cell table:style-name="ce5" office:value-type="float" office:value="16.0271654137414" calcext:value-type="float">
            <text:p>16.0271654137414</text:p>
          </table:table-cell>
          <table:table-cell table:style-name="ce5" office:value-type="float" office:value="14.0591366422999" calcext:value-type="float">
            <text:p>14.0591366422999</text:p>
          </table:table-cell>
          <table:table-cell table:style-name="ce5" table:formula="of:=([.C206]/MAX([.$C$12:.$C$1000]))*MAX(0;([.A206]-[.$G$5])/([.$G$6]-[.$G$5]))" office:value-type="float" office:value="0.398863975909047" calcext:value-type="float">
            <text:p>0.398863975909047</text:p>
          </table:table-cell>
          <table:table-cell table:style-name="ce6" table:formula="of:=MAX((1-[.$B$6])*[.E206] + [.$B$6] * [.E206]*[.E206];0)" office:value-type="float" office:value="0.24780792799147" calcext:value-type="float">
            <text:p>0.24780792799147</text:p>
          </table:table-cell>
          <table:table-cell table:style-name="ce5" table:formula="of:=[.F206]*[.$G$8]+[.$G$7]" office:value-type="float" office:value="5.85737592864789" calcext:value-type="float">
            <text:p>5.85737592864789</text:p>
          </table:table-cell>
          <table:table-cell table:style-name="ce7" table:formula="of:=([.B206]-[.$G$7])/[.F206]" office:value-type="float" office:value="22.7138139542637" calcext:value-type="float">
            <text:p>22.7138139542637</text:p>
          </table:table-cell>
          <table:table-cell table:number-columns-repeated="1016"/>
        </table:table-row>
        <table:table-row table:style-name="ro1">
          <table:table-cell table:style-name="ce5" office:value-type="float" office:value="1412.49437499996" calcext:value-type="float">
            <text:p>1412.49437499996</text:p>
          </table:table-cell>
          <table:table-cell table:style-name="ce5" office:value-type="float" office:value="6.00011247379115" calcext:value-type="float">
            <text:p>6.00011247379115</text:p>
          </table:table-cell>
          <table:table-cell table:style-name="ce5" office:value-type="float" office:value="16.0264419756904" calcext:value-type="float">
            <text:p>16.0264419756904</text:p>
          </table:table-cell>
          <table:table-cell table:style-name="ce5" office:value-type="float" office:value="14.2645114541123" calcext:value-type="float">
            <text:p>14.2645114541123</text:p>
          </table:table-cell>
          <table:table-cell table:style-name="ce5" table:formula="of:=([.C207]/MAX([.$C$12:.$C$1000]))*MAX(0;([.A207]-[.$G$5])/([.$G$6]-[.$G$5]))" office:value-type="float" office:value="0.401567729417744" calcext:value-type="float">
            <text:p>0.401567729417744</text:p>
          </table:table-cell>
          <table:table-cell table:style-name="ce6" table:formula="of:=MAX((1-[.$B$6])*[.E207] + [.$B$6] * [.E207]*[.E207];0)" office:value-type="float" office:value="0.250171743909691" calcext:value-type="float">
            <text:p>0.250171743909691</text:p>
          </table:table-cell>
          <table:table-cell table:style-name="ce5" table:formula="of:=[.F207]*[.$G$8]+[.$G$7]" office:value-type="float" office:value="5.91016751328079" calcext:value-type="float">
            <text:p>5.91016751328079</text:p>
          </table:table-cell>
          <table:table-cell table:style-name="ce7" table:formula="of:=([.B207]-[.$G$7])/[.F207]" office:value-type="float" office:value="22.692737491731" calcext:value-type="float">
            <text:p>22.692737491731</text:p>
          </table:table-cell>
          <table:table-cell table:number-columns-repeated="1016"/>
        </table:table-row>
        <table:table-row table:style-name="ro1">
          <table:table-cell table:style-name="ce5" office:value-type="float" office:value="1414.70480000002" calcext:value-type="float">
            <text:p>1414.70480000002</text:p>
          </table:table-cell>
          <table:table-cell table:style-name="ce5" office:value-type="float" office:value="6.04901515636063" calcext:value-type="float">
            <text:p>6.04901515636063</text:p>
          </table:table-cell>
          <table:table-cell table:style-name="ce5" office:value-type="float" office:value="16.0255840716876" calcext:value-type="float">
            <text:p>16.0255840716876</text:p>
          </table:table-cell>
          <table:table-cell table:style-name="ce5" office:value-type="float" office:value="14.5097982146307" calcext:value-type="float">
            <text:p>14.5097982146307</text:p>
          </table:table-cell>
          <table:table-cell table:style-name="ce5" table:formula="of:=([.C208]/MAX([.$C$12:.$C$1000]))*MAX(0;([.A208]-[.$G$5])/([.$G$6]-[.$G$5]))" office:value-type="float" office:value="0.403994789436694" calcext:value-type="float">
            <text:p>0.403994789436694</text:p>
          </table:table-cell>
          <table:table-cell table:style-name="ce6" table:formula="of:=MAX((1-[.$B$6])*[.E208] + [.$B$6] * [.E208]*[.E208];0)" office:value-type="float" office:value="0.252301499723536" calcext:value-type="float">
            <text:p>0.252301499723536</text:p>
          </table:table-cell>
          <table:table-cell table:style-name="ce5" table:formula="of:=[.F208]*[.$G$8]+[.$G$7]" office:value-type="float" office:value="5.95773178570463" calcext:value-type="float">
            <text:p>5.95773178570463</text:p>
          </table:table-cell>
          <table:table-cell table:style-name="ce7" table:formula="of:=([.B208]-[.$G$7])/[.F208]" office:value-type="float" office:value="22.6950073671182" calcext:value-type="float">
            <text:p>22.6950073671182</text:p>
          </table:table-cell>
          <table:table-cell table:number-columns-repeated="1016"/>
        </table:table-row>
        <table:table-row table:style-name="ro1">
          <table:table-cell table:style-name="ce5" office:value-type="float" office:value="1416.88929999995" calcext:value-type="float">
            <text:p>1416.88929999995</text:p>
          </table:table-cell>
          <table:table-cell table:style-name="ce5" office:value-type="float" office:value="6.09473767509652" calcext:value-type="float">
            <text:p>6.09473767509652</text:p>
          </table:table-cell>
          <table:table-cell table:style-name="ce5" office:value-type="float" office:value="16.0250629275979" calcext:value-type="float">
            <text:p>16.0250629275979</text:p>
          </table:table-cell>
          <table:table-cell table:style-name="ce5" office:value-type="float" office:value="14.6740467537813" calcext:value-type="float">
            <text:p>14.6740467537813</text:p>
          </table:table-cell>
          <table:table-cell table:style-name="ce5" table:formula="of:=([.C209]/MAX([.$C$12:.$C$1000]))*MAX(0;([.A209]-[.$G$5])/([.$G$6]-[.$G$5]))" office:value-type="float" office:value="0.406401411262887" calcext:value-type="float">
            <text:p>0.406401411262887</text:p>
          </table:table-cell>
          <table:table-cell table:style-name="ce6" table:formula="of:=MAX((1-[.$B$6])*[.E209] + [.$B$6] * [.E209]*[.E209];0)" office:value-type="float" office:value="0.254420649625442" calcext:value-type="float">
            <text:p>0.254420649625442</text:p>
          </table:table-cell>
          <table:table-cell table:style-name="ce5" table:formula="of:=[.F209]*[.$G$8]+[.$G$7]" office:value-type="float" office:value="6.00505919412674" calcext:value-type="float">
            <text:p>6.00505919412674</text:p>
          </table:table-cell>
          <table:table-cell table:style-name="ce7" table:formula="of:=([.B209]-[.$G$7])/[.F209]" office:value-type="float" office:value="22.6856857813767" calcext:value-type="float">
            <text:p>22.6856857813767</text:p>
          </table:table-cell>
          <table:table-cell table:number-columns-repeated="1016"/>
        </table:table-row>
        <table:table-row table:style-name="ro1">
          <table:table-cell table:style-name="ce5" office:value-type="float" office:value="1418.76482499996" calcext:value-type="float">
            <text:p>1418.76482499996</text:p>
          </table:table-cell>
          <table:table-cell table:style-name="ce5" office:value-type="float" office:value="6.14347183654529" calcext:value-type="float">
            <text:p>6.14347183654529</text:p>
          </table:table-cell>
          <table:table-cell table:style-name="ce5" office:value-type="float" office:value="16.0244065175352" calcext:value-type="float">
            <text:p>16.0244065175352</text:p>
          </table:table-cell>
          <table:table-cell table:style-name="ce5" office:value-type="float" office:value="14.8609065730805" calcext:value-type="float">
            <text:p>14.8609065730805</text:p>
          </table:table-cell>
          <table:table-cell table:style-name="ce5" table:formula="of:=([.C210]/MAX([.$C$12:.$C$1000]))*MAX(0;([.A210]-[.$G$5])/([.$G$6]-[.$G$5]))" office:value-type="float" office:value="0.408462188869467" calcext:value-type="float">
            <text:p>0.408462188869467</text:p>
          </table:table-cell>
          <table:table-cell table:style-name="ce6" table:formula="of:=MAX((1-[.$B$6])*[.E210] + [.$B$6] * [.E210]*[.E210];0)" office:value-type="float" office:value="0.256241066515405" calcext:value-type="float">
            <text:p>0.256241066515405</text:p>
          </table:table-cell>
          <table:table-cell table:style-name="ce5" table:formula="of:=[.F210]*[.$G$8]+[.$G$7]" office:value-type="float" office:value="6.0457149370604" calcext:value-type="float">
            <text:p>6.0457149370604</text:p>
          </table:table-cell>
          <table:table-cell table:style-name="ce7" table:formula="of:=([.B210]-[.$G$7])/[.F210]" office:value-type="float" office:value="22.7147082795777" calcext:value-type="float">
            <text:p>22.7147082795777</text:p>
          </table:table-cell>
          <table:table-cell table:number-columns-repeated="1016"/>
        </table:table-row>
        <table:table-row table:style-name="ro1">
          <table:table-cell table:style-name="ce5" office:value-type="float" office:value="1420.85965" calcext:value-type="float">
            <text:p>1420.85965</text:p>
          </table:table-cell>
          <table:table-cell table:style-name="ce5" office:value-type="float" office:value="6.18745485601173" calcext:value-type="float">
            <text:p>6.18745485601173</text:p>
          </table:table-cell>
          <table:table-cell table:style-name="ce5" office:value-type="float" office:value="16.0232974486573" calcext:value-type="float">
            <text:p>16.0232974486573</text:p>
          </table:table-cell>
          <table:table-cell table:style-name="ce5" office:value-type="float" office:value="15.1989082350166" calcext:value-type="float">
            <text:p>15.1989082350166</text:p>
          </table:table-cell>
          <table:table-cell table:style-name="ce5" table:formula="of:=([.C211]/MAX([.$C$12:.$C$1000]))*MAX(0;([.A211]-[.$G$5])/([.$G$6]-[.$G$5]))" office:value-type="float" office:value="0.41075409005431" calcext:value-type="float">
            <text:p>0.41075409005431</text:p>
          </table:table-cell>
          <table:table-cell table:style-name="ce6" table:formula="of:=MAX((1-[.$B$6])*[.E211] + [.$B$6] * [.E211]*[.E211];0)" office:value-type="float" office:value="0.258271934492791" calcext:value-type="float">
            <text:p>0.258271934492791</text:p>
          </table:table-cell>
          <table:table-cell table:style-name="ce5" table:formula="of:=[.F211]*[.$G$8]+[.$G$7]" office:value-type="float" office:value="6.09107072719618" calcext:value-type="float">
            <text:p>6.09107072719618</text:p>
          </table:table-cell>
          <table:table-cell table:style-name="ce7" table:formula="of:=([.B211]-[.$G$7])/[.F211]" office:value-type="float" office:value="22.7063931902962" calcext:value-type="float">
            <text:p>22.7063931902962</text:p>
          </table:table-cell>
          <table:table-cell table:number-columns-repeated="1016"/>
        </table:table-row>
        <table:table-row table:style-name="ro1">
          <table:table-cell table:style-name="ce5" office:value-type="float" office:value="1422.85842499999" calcext:value-type="float">
            <text:p>1422.85842499999</text:p>
          </table:table-cell>
          <table:table-cell table:style-name="ce5" office:value-type="float" office:value="6.23765819019736" calcext:value-type="float">
            <text:p>6.23765819019736</text:p>
          </table:table-cell>
          <table:table-cell table:style-name="ce5" office:value-type="float" office:value="16.0229722067033" calcext:value-type="float">
            <text:p>16.0229722067033</text:p>
          </table:table-cell>
          <table:table-cell table:style-name="ce5" office:value-type="float" office:value="15.2954344646445" calcext:value-type="float">
            <text:p>15.2954344646445</text:p>
          </table:table-cell>
          <table:table-cell table:style-name="ce5" table:formula="of:=([.C212]/MAX([.$C$12:.$C$1000]))*MAX(0;([.A212]-[.$G$5])/([.$G$6]-[.$G$5]))" office:value-type="float" office:value="0.412959496585048" calcext:value-type="float">
            <text:p>0.412959496585048</text:p>
          </table:table-cell>
          <table:table-cell table:style-name="ce6" table:formula="of:=MAX((1-[.$B$6])*[.E212] + [.$B$6] * [.E212]*[.E212];0)" office:value-type="float" office:value="0.260232407602927" calcext:value-type="float">
            <text:p>0.260232407602927</text:p>
          </table:table-cell>
          <table:table-cell table:style-name="ce5" table:formula="of:=[.F212]*[.$G$8]+[.$G$7]" office:value-type="float" office:value="6.13485437435606" calcext:value-type="float">
            <text:p>6.13485437435606</text:p>
          </table:table-cell>
          <table:table-cell table:style-name="ce7" table:formula="of:=([.B212]-[.$G$7])/[.F212]" office:value-type="float" office:value="22.728250809646" calcext:value-type="float">
            <text:p>22.728250809646</text:p>
          </table:table-cell>
          <table:table-cell table:number-columns-repeated="1016"/>
        </table:table-row>
        <table:table-row table:style-name="ro1">
          <table:table-cell table:style-name="ce5" office:value-type="float" office:value="1424.90649999997" calcext:value-type="float">
            <text:p>1424.90649999997</text:p>
          </table:table-cell>
          <table:table-cell table:style-name="ce5" office:value-type="float" office:value="6.29396308560039" calcext:value-type="float">
            <text:p>6.29396308560039</text:p>
          </table:table-cell>
          <table:table-cell table:style-name="ce5" office:value-type="float" office:value="16.0225897886039" calcext:value-type="float">
            <text:p>16.0225897886039</text:p>
          </table:table-cell>
          <table:table-cell table:style-name="ce5" office:value-type="float" office:value="15.4267371989509" calcext:value-type="float">
            <text:p>15.4267371989509</text:p>
          </table:table-cell>
          <table:table-cell table:style-name="ce5" table:formula="of:=([.C213]/MAX([.$C$12:.$C$1000]))*MAX(0;([.A213]-[.$G$5])/([.$G$6]-[.$G$5]))" office:value-type="float" office:value="0.415217932677618" calcext:value-type="float">
            <text:p>0.415217932677618</text:p>
          </table:table-cell>
          <table:table-cell table:style-name="ce6" table:formula="of:=MAX((1-[.$B$6])*[.E213] + [.$B$6] * [.E213]*[.E213];0)" office:value-type="float" office:value="0.262246372009476" calcext:value-type="float">
            <text:p>0.262246372009476</text:p>
          </table:table-cell>
          <table:table-cell table:style-name="ce5" table:formula="of:=[.F213]*[.$G$8]+[.$G$7]" office:value-type="float" office:value="6.1798326535852" calcext:value-type="float">
            <text:p>6.1798326535852</text:p>
          </table:table-cell>
          <table:table-cell table:style-name="ce7" table:formula="of:=([.B213]-[.$G$7])/[.F213]" office:value-type="float" office:value="22.768407732194" calcext:value-type="float">
            <text:p>22.768407732194</text:p>
          </table:table-cell>
          <table:table-cell table:number-columns-repeated="1016"/>
        </table:table-row>
        <table:table-row table:style-name="ro1">
          <table:table-cell table:style-name="ce5" office:value-type="float" office:value="1427.025975" calcext:value-type="float">
            <text:p>1427.025975</text:p>
          </table:table-cell>
          <table:table-cell table:style-name="ce5" office:value-type="float" office:value="6.34389454138568" calcext:value-type="float">
            <text:p>6.34389454138568</text:p>
          </table:table-cell>
          <table:table-cell table:style-name="ce5" office:value-type="float" office:value="16.0219218837696" calcext:value-type="float">
            <text:p>16.0219218837696</text:p>
          </table:table-cell>
          <table:table-cell table:style-name="ce5" office:value-type="float" office:value="15.6156773442157" calcext:value-type="float">
            <text:p>15.6156773442157</text:p>
          </table:table-cell>
          <table:table-cell table:style-name="ce5" table:formula="of:=([.C214]/MAX([.$C$12:.$C$1000]))*MAX(0;([.A214]-[.$G$5])/([.$G$6]-[.$G$5]))" office:value-type="float" office:value="0.417547895736913" calcext:value-type="float">
            <text:p>0.417547895736913</text:p>
          </table:table-cell>
          <table:table-cell table:style-name="ce6" table:formula="of:=MAX((1-[.$B$6])*[.E214] + [.$B$6] * [.E214]*[.E214];0)" office:value-type="float" office:value="0.264330855920282" calcext:value-type="float">
            <text:p>0.264330855920282</text:p>
          </table:table-cell>
          <table:table-cell table:style-name="ce5" table:formula="of:=[.F214]*[.$G$8]+[.$G$7]" office:value-type="float" office:value="6.22638585933402" calcext:value-type="float">
            <text:p>6.22638585933402</text:p>
          </table:table-cell>
          <table:table-cell table:style-name="ce7" table:formula="of:=([.B214]-[.$G$7])/[.F214]" office:value-type="float" office:value="22.7777561534529" calcext:value-type="float">
            <text:p>22.7777561534529</text:p>
          </table:table-cell>
          <table:table-cell table:number-columns-repeated="1016"/>
        </table:table-row>
        <table:table-row table:style-name="ro1">
          <table:table-cell table:style-name="ce5" office:value-type="float" office:value="1429.44167499997" calcext:value-type="float">
            <text:p>1429.44167499997</text:p>
          </table:table-cell>
          <table:table-cell table:style-name="ce5" office:value-type="float" office:value="6.39840809283561" calcext:value-type="float">
            <text:p>6.39840809283561</text:p>
          </table:table-cell>
          <table:table-cell table:style-name="ce5" office:value-type="float" office:value="16.0215157201323" calcext:value-type="float">
            <text:p>16.0215157201323</text:p>
          </table:table-cell>
          <table:table-cell table:style-name="ce5" office:value-type="float" office:value="15.719932637767" calcext:value-type="float">
            <text:p>15.719932637767</text:p>
          </table:table-cell>
          <table:table-cell table:style-name="ce5" table:formula="of:=([.C215]/MAX([.$C$12:.$C$1000]))*MAX(0;([.A215]-[.$G$5])/([.$G$6]-[.$G$5]))" office:value-type="float" office:value="0.420212576981557" calcext:value-type="float">
            <text:p>0.420212576981557</text:p>
          </table:table-cell>
          <table:table-cell table:style-name="ce6" table:formula="of:=MAX((1-[.$B$6])*[.E215] + [.$B$6] * [.E215]*[.E215];0)" office:value-type="float" office:value="0.266723177690869" calcext:value-type="float">
            <text:p>0.266723177690869</text:p>
          </table:table-cell>
          <table:table-cell table:style-name="ce5" table:formula="of:=[.F215]*[.$G$8]+[.$G$7]" office:value-type="float" office:value="6.27981407100126" calcext:value-type="float">
            <text:p>6.27981407100126</text:p>
          </table:table-cell>
          <table:table-cell table:style-name="ce7" table:formula="of:=([.B215]-[.$G$7])/[.F215]" office:value-type="float" office:value="22.7778379968049" calcext:value-type="float">
            <text:p>22.7778379968049</text:p>
          </table:table-cell>
          <table:table-cell table:number-columns-repeated="1016"/>
        </table:table-row>
        <table:table-row table:style-name="ro1">
          <table:table-cell table:style-name="ce5" office:value-type="float" office:value="1431.29467500008" calcext:value-type="float">
            <text:p>1431.29467500008</text:p>
          </table:table-cell>
          <table:table-cell table:style-name="ce5" office:value-type="float" office:value="6.44468407988736" calcext:value-type="float">
            <text:p>6.44468407988736</text:p>
          </table:table-cell>
          <table:table-cell table:style-name="ce5" office:value-type="float" office:value="16.0209567635654" calcext:value-type="float">
            <text:p>16.0209567635654</text:p>
          </table:table-cell>
          <table:table-cell table:style-name="ce5" office:value-type="float" office:value="15.8757476822056" calcext:value-type="float">
            <text:p>15.8757476822056</text:p>
          </table:table-cell>
          <table:table-cell table:style-name="ce5" table:formula="of:=([.C216]/MAX([.$C$12:.$C$1000]))*MAX(0;([.A216]-[.$G$5])/([.$G$6]-[.$G$5]))" office:value-type="float" office:value="0.422249949398491" calcext:value-type="float">
            <text:p>0.422249949398491</text:p>
          </table:table-cell>
          <table:table-cell table:style-name="ce6" table:formula="of:=MAX((1-[.$B$6])*[.E216] + [.$B$6] * [.E216]*[.E216];0)" office:value-type="float" office:value="0.26855834373067" calcext:value-type="float">
            <text:p>0.26855834373067</text:p>
          </table:table-cell>
          <table:table-cell table:style-name="ce5" table:formula="of:=[.F216]*[.$G$8]+[.$G$7]" office:value-type="float" office:value="6.32079920971651" calcext:value-type="float">
            <text:p>6.32079920971651</text:p>
          </table:table-cell>
          <table:table-cell table:style-name="ce7" table:formula="of:=([.B216]-[.$G$7])/[.F216]" office:value-type="float" office:value="22.7945005671714" calcext:value-type="float">
            <text:p>22.7945005671714</text:p>
          </table:table-cell>
          <table:table-cell table:number-columns-repeated="1016"/>
        </table:table-row>
        <table:table-row table:style-name="ro1">
          <table:table-cell table:style-name="ce5" office:value-type="float" office:value="1433.56714999996" calcext:value-type="float">
            <text:p>1433.56714999996</text:p>
          </table:table-cell>
          <table:table-cell table:style-name="ce5" office:value-type="float" office:value="6.50115475179745" calcext:value-type="float">
            <text:p>6.50115475179745</text:p>
          </table:table-cell>
          <table:table-cell table:style-name="ce5" office:value-type="float" office:value="16.0202874532141" calcext:value-type="float">
            <text:p>16.0202874532141</text:p>
          </table:table-cell>
          <table:table-cell table:style-name="ce5" office:value-type="float" office:value="16.0521319808034" calcext:value-type="float">
            <text:p>16.0521319808034</text:p>
          </table:table-cell>
          <table:table-cell table:style-name="ce5" table:formula="of:=([.C217]/MAX([.$C$12:.$C$1000]))*MAX(0;([.A217]-[.$G$5])/([.$G$6]-[.$G$5]))" office:value-type="float" office:value="0.424748767855726" calcext:value-type="float">
            <text:p>0.424748767855726</text:p>
          </table:table-cell>
          <table:table-cell table:style-name="ce6" table:formula="of:=MAX((1-[.$B$6])*[.E217] + [.$B$6] * [.E217]*[.E217];0)" office:value-type="float" office:value="0.270816299057442" calcext:value-type="float">
            <text:p>0.270816299057442</text:p>
          </table:table-cell>
          <table:table-cell table:style-name="ce5" table:formula="of:=[.F217]*[.$G$8]+[.$G$7]" office:value-type="float" office:value="6.37122658809729" calcext:value-type="float">
            <text:p>6.37122658809729</text:p>
          </table:table-cell>
          <table:table-cell table:style-name="ce7" table:formula="of:=([.B217]-[.$G$7])/[.F217]" office:value-type="float" office:value="22.812969573471" calcext:value-type="float">
            <text:p>22.812969573471</text:p>
          </table:table-cell>
          <table:table-cell table:number-columns-repeated="1016"/>
        </table:table-row>
        <table:table-row table:style-name="ro1">
          <table:table-cell table:style-name="ce5" office:value-type="float" office:value="1435.50897499999" calcext:value-type="float">
            <text:p>1435.50897499999</text:p>
          </table:table-cell>
          <table:table-cell table:style-name="ce5" office:value-type="float" office:value="6.55234142841134" calcext:value-type="float">
            <text:p>6.55234142841134</text:p>
          </table:table-cell>
          <table:table-cell table:style-name="ce5" office:value-type="float" office:value="16.0195200216529" calcext:value-type="float">
            <text:p>16.0195200216529</text:p>
          </table:table-cell>
          <table:table-cell table:style-name="ce5" office:value-type="float" office:value="16.2938460730612" calcext:value-type="float">
            <text:p>16.2938460730612</text:p>
          </table:table-cell>
          <table:table-cell table:style-name="ce5" table:formula="of:=([.C218]/MAX([.$C$12:.$C$1000]))*MAX(0;([.A218]-[.$G$5])/([.$G$6]-[.$G$5]))" office:value-type="float" office:value="0.426878626487463" calcext:value-type="float">
            <text:p>0.426878626487463</text:p>
          </table:table-cell>
          <table:table-cell table:style-name="ce6" table:formula="of:=MAX((1-[.$B$6])*[.E218] + [.$B$6] * [.E218]*[.E218];0)" office:value-type="float" office:value="0.27274706970401" calcext:value-type="float">
            <text:p>0.27274706970401</text:p>
          </table:table-cell>
          <table:table-cell table:style-name="ce5" table:formula="of:=[.F218]*[.$G$8]+[.$G$7]" office:value-type="float" office:value="6.41434688405999" calcext:value-type="float">
            <text:p>6.41434688405999</text:p>
          </table:table-cell>
          <table:table-cell table:style-name="ce7" table:formula="of:=([.B218]-[.$G$7])/[.F218]" office:value-type="float" office:value="22.8391479100821" calcext:value-type="float">
            <text:p>22.8391479100821</text:p>
          </table:table-cell>
          <table:table-cell table:number-columns-repeated="1016"/>
        </table:table-row>
        <table:table-row table:style-name="ro1">
          <table:table-cell table:style-name="ce5" office:value-type="float" office:value="1437.66159999996" calcext:value-type="float">
            <text:p>1437.66159999996</text:p>
          </table:table-cell>
          <table:table-cell table:style-name="ce5" office:value-type="float" office:value="6.61352537702362" calcext:value-type="float">
            <text:p>6.61352537702362</text:p>
          </table:table-cell>
          <table:table-cell table:style-name="ce5" office:value-type="float" office:value="16.0188401475062" calcext:value-type="float">
            <text:p>16.0188401475062</text:p>
          </table:table-cell>
          <table:table-cell table:style-name="ce5" office:value-type="float" office:value="16.4977649230989" calcext:value-type="float">
            <text:p>16.4977649230989</text:p>
          </table:table-cell>
          <table:table-cell table:style-name="ce5" table:formula="of:=([.C219]/MAX([.$C$12:.$C$1000]))*MAX(0;([.A219]-[.$G$5])/([.$G$6]-[.$G$5]))" office:value-type="float" office:value="0.429244035448842" calcext:value-type="float">
            <text:p>0.429244035448842</text:p>
          </table:table-cell>
          <table:table-cell table:style-name="ce6" table:formula="of:=MAX((1-[.$B$6])*[.E219] + [.$B$6] * [.E219]*[.E219];0)" office:value-type="float" office:value="0.274898071556168" calcext:value-type="float">
            <text:p>0.274898071556168</text:p>
          </table:table-cell>
          <table:table-cell table:style-name="ce5" table:formula="of:=[.F219]*[.$G$8]+[.$G$7]" office:value-type="float" office:value="6.46238564860526" calcext:value-type="float">
            <text:p>6.46238564860526</text:p>
          </table:table-cell>
          <table:table-cell table:style-name="ce7" table:formula="of:=([.B219]-[.$G$7])/[.F219]" office:value-type="float" office:value="22.8830074362247" calcext:value-type="float">
            <text:p>22.8830074362247</text:p>
          </table:table-cell>
          <table:table-cell table:number-columns-repeated="1016"/>
        </table:table-row>
        <table:table-row table:style-name="ro1">
          <table:table-cell table:style-name="ce5" office:value-type="float" office:value="1439.792975" calcext:value-type="float">
            <text:p>1439.792975</text:p>
          </table:table-cell>
          <table:table-cell table:style-name="ce5" office:value-type="float" office:value="6.67136590783316" calcext:value-type="float">
            <text:p>6.67136590783316</text:p>
          </table:table-cell>
          <table:table-cell table:style-name="ce5" office:value-type="float" office:value="16.0185315753123" calcext:value-type="float">
            <text:p>16.0185315753123</text:p>
          </table:table-cell>
          <table:table-cell table:style-name="ce5" office:value-type="float" office:value="16.6105268726304" calcext:value-type="float">
            <text:p>16.6105268726304</text:p>
          </table:table-cell>
          <table:table-cell table:style-name="ce5" table:formula="of:=([.C220]/MAX([.$C$12:.$C$1000]))*MAX(0;([.A220]-[.$G$5])/([.$G$6]-[.$G$5]))" office:value-type="float" office:value="0.431595717892167" calcext:value-type="float">
            <text:p>0.431595717892167</text:p>
          </table:table-cell>
          <table:table-cell table:style-name="ce6" table:formula="of:=MAX((1-[.$B$6])*[.E220] + [.$B$6] * [.E220]*[.E220];0)" office:value-type="float" office:value="0.277043579752901" calcext:value-type="float">
            <text:p>0.277043579752901</text:p>
          </table:table-cell>
          <table:table-cell table:style-name="ce5" table:formula="of:=[.F220]*[.$G$8]+[.$G$7]" office:value-type="float" office:value="6.51030172221969" calcext:value-type="float">
            <text:p>6.51030172221969</text:p>
          </table:table-cell>
          <table:table-cell table:style-name="ce7" table:formula="of:=([.B220]-[.$G$7])/[.F220]" office:value-type="float" office:value="22.9145723286399" calcext:value-type="float">
            <text:p>22.9145723286399</text:p>
          </table:table-cell>
          <table:table-cell table:number-columns-repeated="1016"/>
        </table:table-row>
        <table:table-row table:style-name="ro1">
          <table:table-cell table:style-name="ce5" office:value-type="float" office:value="1442.48619999999" calcext:value-type="float">
            <text:p>1442.48619999999</text:p>
          </table:table-cell>
          <table:table-cell table:style-name="ce5" office:value-type="float" office:value="6.72437610362623" calcext:value-type="float">
            <text:p>6.72437610362623</text:p>
          </table:table-cell>
          <table:table-cell table:style-name="ce5" office:value-type="float" office:value="16.0179332019516" calcext:value-type="float">
            <text:p>16.0179332019516</text:p>
          </table:table-cell>
          <table:table-cell table:style-name="ce5" office:value-type="float" office:value="16.7794553691617" calcext:value-type="float">
            <text:p>16.7794553691617</text:p>
          </table:table-cell>
          <table:table-cell table:style-name="ce5" table:formula="of:=([.C221]/MAX([.$C$12:.$C$1000]))*MAX(0;([.A221]-[.$G$5])/([.$G$6]-[.$G$5]))" office:value-type="float" office:value="0.434561539946154" calcext:value-type="float">
            <text:p>0.434561539946154</text:p>
          </table:table-cell>
          <table:table-cell table:style-name="ce6" table:formula="of:=MAX((1-[.$B$6])*[.E221] + [.$B$6] * [.E221]*[.E221];0)" office:value-type="float" office:value="0.279759320940312" calcext:value-type="float">
            <text:p>0.279759320940312</text:p>
          </table:table-cell>
          <table:table-cell table:style-name="ce5" table:formula="of:=[.F221]*[.$G$8]+[.$G$7]" office:value-type="float" office:value="6.57095292590743" calcext:value-type="float">
            <text:p>6.57095292590743</text:p>
          </table:table-cell>
          <table:table-cell table:style-name="ce7" table:formula="of:=([.B221]-[.$G$7])/[.F221]" office:value-type="float" office:value="22.881615957282" calcext:value-type="float">
            <text:p>22.881615957282</text:p>
          </table:table-cell>
          <table:table-cell table:number-columns-repeated="1016"/>
        </table:table-row>
        <table:table-row table:style-name="ro1">
          <table:table-cell table:style-name="ce5" office:value-type="float" office:value="1444.29287499996" calcext:value-type="float">
            <text:p>1444.29287499996</text:p>
          </table:table-cell>
          <table:table-cell table:style-name="ce5" office:value-type="float" office:value="6.78415480844763" calcext:value-type="float">
            <text:p>6.78415480844763</text:p>
          </table:table-cell>
          <table:table-cell table:style-name="ce5" office:value-type="float" office:value="16.0172838807597" calcext:value-type="float">
            <text:p>16.0172838807597</text:p>
          </table:table-cell>
          <table:table-cell table:style-name="ce5" office:value-type="float" office:value="16.9687225955277" calcext:value-type="float">
            <text:p>16.9687225955277</text:p>
          </table:table-cell>
          <table:table-cell table:style-name="ce5" table:formula="of:=([.C222]/MAX([.$C$12:.$C$1000]))*MAX(0;([.A222]-[.$G$5])/([.$G$6]-[.$G$5]))" office:value-type="float" office:value="0.436544197307128" calcext:value-type="float">
            <text:p>0.436544197307128</text:p>
          </table:table-cell>
          <table:table-cell table:style-name="ce6" table:formula="of:=MAX((1-[.$B$6])*[.E222] + [.$B$6] * [.E222]*[.E222];0)" office:value-type="float" office:value="0.281580979811228" calcext:value-type="float">
            <text:p>0.281580979811228</text:p>
          </table:table-cell>
          <table:table-cell table:style-name="ce5" table:formula="of:=[.F222]*[.$G$8]+[.$G$7]" office:value-type="float" office:value="6.61163640625587" calcext:value-type="float">
            <text:p>6.61163640625587</text:p>
          </table:table-cell>
          <table:table-cell table:style-name="ce7" table:formula="of:=([.B222]-[.$G$7])/[.F222]" office:value-type="float" office:value="22.9458823936871" calcext:value-type="float">
            <text:p>22.9458823936871</text:p>
          </table:table-cell>
          <table:table-cell table:number-columns-repeated="1016"/>
        </table:table-row>
        <table:table-row table:style-name="ro1">
          <table:table-cell table:style-name="ce5" office:value-type="float" office:value="1446.50032500002" calcext:value-type="float">
            <text:p>1446.50032500002</text:p>
          </table:table-cell>
          <table:table-cell table:style-name="ce5" office:value-type="float" office:value="6.83566108540944" calcext:value-type="float">
            <text:p>6.83566108540944</text:p>
          </table:table-cell>
          <table:table-cell table:style-name="ce5" office:value-type="float" office:value="16.0165784598037" calcext:value-type="float">
            <text:p>16.0165784598037</text:p>
          </table:table-cell>
          <table:table-cell table:style-name="ce5" office:value-type="float" office:value="17.1751203997928" calcext:value-type="float">
            <text:p>17.1751203997928</text:p>
          </table:table-cell>
          <table:table-cell table:style-name="ce5" table:formula="of:=([.C223]/MAX([.$C$12:.$C$1000]))*MAX(0;([.A223]-[.$G$5])/([.$G$6]-[.$G$5]))" office:value-type="float" office:value="0.438968857896749" calcext:value-type="float">
            <text:p>0.438968857896749</text:p>
          </table:table-cell>
          <table:table-cell table:style-name="ce6" table:formula="of:=MAX((1-[.$B$6])*[.E223] + [.$B$6] * [.E223]*[.E223];0)" office:value-type="float" office:value="0.283815482089798" calcext:value-type="float">
            <text:p>0.283815482089798</text:p>
          </table:table-cell>
          <table:table-cell table:style-name="ce5" table:formula="of:=[.F223]*[.$G$8]+[.$G$7]" office:value-type="float" office:value="6.66154000291172" calcext:value-type="float">
            <text:p>6.66154000291172</text:p>
          </table:table-cell>
          <table:table-cell table:style-name="ce7" table:formula="of:=([.B223]-[.$G$7])/[.F223]" office:value-type="float" office:value="22.9467056414803" calcext:value-type="float">
            <text:p>22.9467056414803</text:p>
          </table:table-cell>
          <table:table-cell table:number-columns-repeated="1016"/>
        </table:table-row>
        <table:table-row table:style-name="ro1">
          <table:table-cell table:style-name="ce5" office:value-type="float" office:value="1448.36989999994" calcext:value-type="float">
            <text:p>1448.36989999994</text:p>
          </table:table-cell>
          <table:table-cell table:style-name="ce5" office:value-type="float" office:value="6.88587266375174" calcext:value-type="float">
            <text:p>6.88587266375174</text:p>
          </table:table-cell>
          <table:table-cell table:style-name="ce5" office:value-type="float" office:value="16.0157666139735" calcext:value-type="float">
            <text:p>16.0157666139735</text:p>
          </table:table-cell>
          <table:table-cell table:style-name="ce5" office:value-type="float" office:value="17.4021716176128" calcext:value-type="float">
            <text:p>17.4021716176128</text:p>
          </table:table-cell>
          <table:table-cell table:style-name="ce5" table:formula="of:=([.C224]/MAX([.$C$12:.$C$1000]))*MAX(0;([.A224]-[.$G$5])/([.$G$6]-[.$G$5]))" office:value-type="float" office:value="0.44101632486623" calcext:value-type="float">
            <text:p>0.44101632486623</text:p>
          </table:table-cell>
          <table:table-cell table:style-name="ce6" table:formula="of:=MAX((1-[.$B$6])*[.E224] + [.$B$6] * [.E224]*[.E224];0)" office:value-type="float" office:value="0.28570814144357" calcext:value-type="float">
            <text:p>0.28570814144357</text:p>
          </table:table-cell>
          <table:table-cell table:style-name="ce5" table:formula="of:=[.F224]*[.$G$8]+[.$G$7]" office:value-type="float" office:value="6.70380915157331" calcext:value-type="float">
            <text:p>6.70380915157331</text:p>
          </table:table-cell>
          <table:table-cell table:style-name="ce7" table:formula="of:=([.B224]-[.$G$7])/[.F224]" office:value-type="float" office:value="22.9704406363511" calcext:value-type="float">
            <text:p>22.9704406363511</text:p>
          </table:table-cell>
          <table:table-cell table:number-columns-repeated="1016"/>
        </table:table-row>
        <table:table-row table:style-name="ro1">
          <table:table-cell table:style-name="ce5" office:value-type="float" office:value="1450.80345" calcext:value-type="float">
            <text:p>1450.80345</text:p>
          </table:table-cell>
          <table:table-cell table:style-name="ce5" office:value-type="float" office:value="6.93862553012652" calcext:value-type="float">
            <text:p>6.93862553012652</text:p>
          </table:table-cell>
          <table:table-cell table:style-name="ce5" office:value-type="float" office:value="16.0147521001466" calcext:value-type="float">
            <text:p>16.0147521001466</text:p>
          </table:table-cell>
          <table:table-cell table:style-name="ce5" office:value-type="float" office:value="17.7127576209373" calcext:value-type="float">
            <text:p>17.7127576209373</text:p>
          </table:table-cell>
          <table:table-cell table:style-name="ce5" table:formula="of:=([.C225]/MAX([.$C$12:.$C$1000]))*MAX(0;([.A225]-[.$G$5])/([.$G$6]-[.$G$5]))" office:value-type="float" office:value="0.443682285358286" calcext:value-type="float">
            <text:p>0.443682285358286</text:p>
          </table:table-cell>
          <table:table-cell table:style-name="ce6" table:formula="of:=MAX((1-[.$B$6])*[.E225] + [.$B$6] * [.E225]*[.E225];0)" office:value-type="float" office:value="0.288180446897239" calcext:value-type="float">
            <text:p>0.288180446897239</text:p>
          </table:table-cell>
          <table:table-cell table:style-name="ce5" table:formula="of:=[.F225]*[.$G$8]+[.$G$7]" office:value-type="float" office:value="6.7590236552027" calcext:value-type="float">
            <text:p>6.7590236552027</text:p>
          </table:table-cell>
          <table:table-cell table:style-name="ce7" table:formula="of:=([.B225]-[.$G$7])/[.F225]" office:value-type="float" office:value="22.9564317772244" calcext:value-type="float">
            <text:p>22.9564317772244</text:p>
          </table:table-cell>
          <table:table-cell table:number-columns-repeated="1016"/>
        </table:table-row>
        <table:table-row table:style-name="ro1">
          <table:table-cell table:style-name="ce5" office:value-type="float" office:value="1452.87064999996" calcext:value-type="float">
            <text:p>1452.87064999996</text:p>
          </table:table-cell>
          <table:table-cell table:style-name="ce5" office:value-type="float" office:value="6.99375340732401" calcext:value-type="float">
            <text:p>6.99375340732401</text:p>
          </table:table-cell>
          <table:table-cell table:style-name="ce5" office:value-type="float" office:value="16.0143613880289" calcext:value-type="float">
            <text:p>16.0143613880289</text:p>
          </table:table-cell>
          <table:table-cell table:style-name="ce5" office:value-type="float" office:value="17.8559737300828" calcext:value-type="float">
            <text:p>17.8559737300828</text:p>
          </table:table-cell>
          <table:table-cell table:style-name="ce5" table:formula="of:=([.C226]/MAX([.$C$12:.$C$1000]))*MAX(0;([.A226]-[.$G$5])/([.$G$6]-[.$G$5]))" office:value-type="float" office:value="0.445959758613163" calcext:value-type="float">
            <text:p>0.445959758613163</text:p>
          </table:table-cell>
          <table:table-cell table:style-name="ce6" table:formula="of:=MAX((1-[.$B$6])*[.E226] + [.$B$6] * [.E226]*[.E226];0)" office:value-type="float" office:value="0.290299577657326" calcext:value-type="float">
            <text:p>0.290299577657326</text:p>
          </table:table-cell>
          <table:table-cell table:style-name="ce5" table:formula="of:=[.F226]*[.$G$8]+[.$G$7]" office:value-type="float" office:value="6.80635063612664" calcext:value-type="float">
            <text:p>6.80635063612664</text:p>
          </table:table-cell>
          <table:table-cell table:style-name="ce7" table:formula="of:=([.B226]-[.$G$7])/[.F226]" office:value-type="float" office:value="22.9787542226404" calcext:value-type="float">
            <text:p>22.9787542226404</text:p>
          </table:table-cell>
          <table:table-cell table:number-columns-repeated="1016"/>
        </table:table-row>
        <table:table-row table:style-name="ro1">
          <table:table-cell table:style-name="ce5" office:value-type="float" office:value="1455.10742499997" calcext:value-type="float">
            <text:p>1455.10742499997</text:p>
          </table:table-cell>
          <table:table-cell table:style-name="ce5" office:value-type="float" office:value="7.04634705556309" calcext:value-type="float">
            <text:p>7.04634705556309</text:p>
          </table:table-cell>
          <table:table-cell table:style-name="ce5" office:value-type="float" office:value="16.0135671509217" calcext:value-type="float">
            <text:p>16.0135671509217</text:p>
          </table:table-cell>
          <table:table-cell table:style-name="ce5" office:value-type="float" office:value="18.0998064338981" calcext:value-type="float">
            <text:p>18.0998064338981</text:p>
          </table:table-cell>
          <table:table-cell table:style-name="ce5" table:formula="of:=([.C227]/MAX([.$C$12:.$C$1000]))*MAX(0;([.A227]-[.$G$5])/([.$G$6]-[.$G$5]))" office:value-type="float" office:value="0.448413528009852" calcext:value-type="float">
            <text:p>0.448413528009852</text:p>
          </table:table-cell>
          <table:table-cell table:style-name="ce6" table:formula="of:=MAX((1-[.$B$6])*[.E227] + [.$B$6] * [.E227]*[.E227];0)" office:value-type="float" office:value="0.292590061388058" calcext:value-type="float">
            <text:p>0.292590061388058</text:p>
          </table:table-cell>
          <table:table-cell table:style-name="ce5" table:formula="of:=[.F227]*[.$G$8]+[.$G$7]" office:value-type="float" office:value="6.85750447800967" calcext:value-type="float">
            <text:p>6.85750447800967</text:p>
          </table:table-cell>
          <table:table-cell table:style-name="ce7" table:formula="of:=([.B227]-[.$G$7])/[.F227]" office:value-type="float" office:value="22.9786215644763" calcext:value-type="float">
            <text:p>22.9786215644763</text:p>
          </table:table-cell>
          <table:table-cell table:number-columns-repeated="1016"/>
        </table:table-row>
        <table:table-row table:style-name="ro1">
          <table:table-cell table:style-name="ce5" office:value-type="float" office:value="1457.223925" calcext:value-type="float">
            <text:p>1457.223925</text:p>
          </table:table-cell>
          <table:table-cell table:style-name="ce5" office:value-type="float" office:value="7.11040471533525" calcext:value-type="float">
            <text:p>7.11040471533525</text:p>
          </table:table-cell>
          <table:table-cell table:style-name="ce5" office:value-type="float" office:value="16.0122574922705" calcext:value-type="float">
            <text:p>16.0122574922705</text:p>
          </table:table-cell>
          <table:table-cell table:style-name="ce5" office:value-type="float" office:value="18.5032044704265" calcext:value-type="float">
            <text:p>18.5032044704265</text:p>
          </table:table-cell>
          <table:table-cell table:style-name="ce5" table:formula="of:=([.C228]/MAX([.$C$12:.$C$1000]))*MAX(0;([.A228]-[.$G$5])/([.$G$6]-[.$G$5]))" office:value-type="float" office:value="0.450719417688386" calcext:value-type="float">
            <text:p>0.450719417688386</text:p>
          </table:table-cell>
          <table:table-cell table:style-name="ce6" table:formula="of:=MAX((1-[.$B$6])*[.E228] + [.$B$6] * [.E228]*[.E228];0)" office:value-type="float" office:value="0.294749420437958" calcext:value-type="float">
            <text:p>0.294749420437958</text:p>
          </table:table-cell>
          <table:table-cell table:style-name="ce5" table:formula="of:=[.F228]*[.$G$8]+[.$G$7]" office:value-type="float" office:value="6.90572988556233" calcext:value-type="float">
            <text:p>6.90572988556233</text:p>
          </table:table-cell>
          <table:table-cell table:style-name="ce7" table:formula="of:=([.B228]-[.$G$7])/[.F228]" office:value-type="float" office:value="23.0276074634858" calcext:value-type="float">
            <text:p>23.0276074634858</text:p>
          </table:table-cell>
          <table:table-cell table:number-columns-repeated="1016"/>
        </table:table-row>
        <table:table-row table:style-name="ro1">
          <table:table-cell table:style-name="ce5" office:value-type="float" office:value="1459.1581" calcext:value-type="float">
            <text:p>1459.1581</text:p>
          </table:table-cell>
          <table:table-cell table:style-name="ce5" office:value-type="float" office:value="7.16665152437113" calcext:value-type="float">
            <text:p>7.16665152437113</text:p>
          </table:table-cell>
          <table:table-cell table:style-name="ce5" office:value-type="float" office:value="16.0114991379012" calcext:value-type="float">
            <text:p>16.0114991379012</text:p>
          </table:table-cell>
          <table:table-cell table:style-name="ce5" office:value-type="float" office:value="18.7166106931284" calcext:value-type="float">
            <text:p>18.7166106931284</text:p>
          </table:table-cell>
          <table:table-cell table:style-name="ce5" table:formula="of:=([.C229]/MAX([.$C$12:.$C$1000]))*MAX(0;([.A229]-[.$G$5])/([.$G$6]-[.$G$5]))" office:value-type="float" office:value="0.452838733620122" calcext:value-type="float">
            <text:p>0.452838733620122</text:p>
          </table:table-cell>
          <table:table-cell table:style-name="ce6" table:formula="of:=MAX((1-[.$B$6])*[.E229] + [.$B$6] * [.E229]*[.E229];0)" office:value-type="float" office:value="0.296739970199451" calcext:value-type="float">
            <text:p>0.296739970199451</text:p>
          </table:table-cell>
          <table:table-cell table:style-name="ce5" table:formula="of:=[.F229]*[.$G$8]+[.$G$7]" office:value-type="float" office:value="6.95018524073183" calcext:value-type="float">
            <text:p>6.95018524073183</text:p>
          </table:table-cell>
          <table:table-cell table:style-name="ce7" table:formula="of:=([.B229]-[.$G$7])/[.F229]" office:value-type="float" office:value="23.0626860222816" calcext:value-type="float">
            <text:p>23.0626860222816</text:p>
          </table:table-cell>
          <table:table-cell table:number-columns-repeated="1016"/>
        </table:table-row>
        <table:table-row table:style-name="ro1">
          <table:table-cell table:style-name="ce5" office:value-type="float" office:value="1461.32262499997" calcext:value-type="float">
            <text:p>1461.32262499997</text:p>
          </table:table-cell>
          <table:table-cell table:style-name="ce5" office:value-type="float" office:value="7.2325243164777" calcext:value-type="float">
            <text:p>7.2325243164777</text:p>
          </table:table-cell>
          <table:table-cell table:style-name="ce5" office:value-type="float" office:value="16.0110940929515" calcext:value-type="float">
            <text:p>16.0110940929515</text:p>
          </table:table-cell>
          <table:table-cell table:style-name="ce5" office:value-type="float" office:value="18.844971854513" calcext:value-type="float">
            <text:p>18.844971854513</text:p>
          </table:table-cell>
          <table:table-cell table:style-name="ce5" table:formula="of:=([.C230]/MAX([.$C$12:.$C$1000]))*MAX(0;([.A230]-[.$G$5])/([.$G$6]-[.$G$5]))" office:value-type="float" office:value="0.455222821447018" calcext:value-type="float">
            <text:p>0.455222821447018</text:p>
          </table:table-cell>
          <table:table-cell table:style-name="ce6" table:formula="of:=MAX((1-[.$B$6])*[.E230] + [.$B$6] * [.E230]*[.E230];0)" office:value-type="float" office:value="0.298985968750092" calcext:value-type="float">
            <text:p>0.298985968750092</text:p>
          </table:table-cell>
          <table:table-cell table:style-name="ce5" table:formula="of:=[.F230]*[.$G$8]+[.$G$7]" office:value-type="float" office:value="7.00034558598445" calcext:value-type="float">
            <text:p>7.00034558598445</text:p>
          </table:table-cell>
          <table:table-cell table:style-name="ce7" table:formula="of:=([.B230]-[.$G$7])/[.F230]" office:value-type="float" office:value="23.1097585748347" calcext:value-type="float">
            <text:p>23.1097585748347</text:p>
          </table:table-cell>
          <table:table-cell table:number-columns-repeated="1016"/>
        </table:table-row>
        <table:table-row table:style-name="ro1">
          <table:table-cell table:style-name="ce5" office:value-type="float" office:value="1463.18964999996" calcext:value-type="float">
            <text:p>1463.18964999996</text:p>
          </table:table-cell>
          <table:table-cell table:style-name="ce5" office:value-type="float" office:value="7.28756090111381" calcext:value-type="float">
            <text:p>7.28756090111381</text:p>
          </table:table-cell>
          <table:table-cell table:style-name="ce5" office:value-type="float" office:value="16.0099744063473" calcext:value-type="float">
            <text:p>16.0099744063473</text:p>
          </table:table-cell>
          <table:table-cell table:style-name="ce5" office:value-type="float" office:value="19.1666551565043" calcext:value-type="float">
            <text:p>19.1666551565043</text:p>
          </table:table-cell>
          <table:table-cell table:style-name="ce5" table:formula="of:=([.C231]/MAX([.$C$12:.$C$1000]))*MAX(0;([.A231]-[.$G$5])/([.$G$6]-[.$G$5]))" office:value-type="float" office:value="0.457257133704707" calcext:value-type="float">
            <text:p>0.457257133704707</text:p>
          </table:table-cell>
          <table:table-cell table:style-name="ce6" table:formula="of:=MAX((1-[.$B$6])*[.E231] + [.$B$6] * [.E231]*[.E231];0)" office:value-type="float" office:value="0.300908113854764" calcext:value-type="float">
            <text:p>0.300908113854764</text:p>
          </table:table-cell>
          <table:table-cell table:style-name="ce5" table:formula="of:=[.F231]*[.$G$8]+[.$G$7]" office:value-type="float" office:value="7.04327324595486" calcext:value-type="float">
            <text:p>7.04327324595486</text:p>
          </table:table-cell>
          <table:table-cell table:style-name="ce7" table:formula="of:=([.B231]-[.$G$7])/[.F231]" office:value-type="float" office:value="23.1450393626651" calcext:value-type="float">
            <text:p>23.1450393626651</text:p>
          </table:table-cell>
          <table:table-cell table:number-columns-repeated="1016"/>
        </table:table-row>
        <table:table-row table:style-name="ro1">
          <table:table-cell table:style-name="ce5" office:value-type="float" office:value="1465.39199999999" calcext:value-type="float">
            <text:p>1465.39199999999</text:p>
          </table:table-cell>
          <table:table-cell table:style-name="ce5" office:value-type="float" office:value="7.33622721565498" calcext:value-type="float">
            <text:p>7.33622721565498</text:p>
          </table:table-cell>
          <table:table-cell table:style-name="ce5" office:value-type="float" office:value="16.0093497454557" calcext:value-type="float">
            <text:p>16.0093497454557</text:p>
          </table:table-cell>
          <table:table-cell table:style-name="ce5" office:value-type="float" office:value="19.3587626203425" calcext:value-type="float">
            <text:p>19.3587626203425</text:p>
          </table:table-cell>
          <table:table-cell table:style-name="ce5" table:formula="of:=([.C232]/MAX([.$C$12:.$C$1000]))*MAX(0;([.A232]-[.$G$5])/([.$G$6]-[.$G$5]))" office:value-type="float" office:value="0.459676432749337" calcext:value-type="float">
            <text:p>0.459676432749337</text:p>
          </table:table-cell>
          <table:table-cell table:style-name="ce6" table:formula="of:=MAX((1-[.$B$6])*[.E232] + [.$B$6] * [.E232]*[.E232];0)" office:value-type="float" office:value="0.303200806497102" calcext:value-type="float">
            <text:p>0.303200806497102</text:p>
          </table:table-cell>
          <table:table-cell table:style-name="ce5" table:formula="of:=[.F232]*[.$G$8]+[.$G$7]" office:value-type="float" office:value="7.09447641991283" calcext:value-type="float">
            <text:p>7.09447641991283</text:p>
          </table:table-cell>
          <table:table-cell table:style-name="ce7" table:formula="of:=([.B232]-[.$G$7])/[.F232]" office:value-type="float" office:value="23.1305336396656" calcext:value-type="float">
            <text:p>23.1305336396656</text:p>
          </table:table-cell>
          <table:table-cell table:number-columns-repeated="1016"/>
        </table:table-row>
        <table:table-row table:style-name="ro1">
          <table:table-cell table:style-name="ce5" office:value-type="float" office:value="1467.64194999997" calcext:value-type="float">
            <text:p>1467.64194999997</text:p>
          </table:table-cell>
          <table:table-cell table:style-name="ce5" office:value-type="float" office:value="7.39248296649072" calcext:value-type="float">
            <text:p>7.39248296649072</text:p>
          </table:table-cell>
          <table:table-cell table:style-name="ce5" office:value-type="float" office:value="16.0087476997573" calcext:value-type="float">
            <text:p>16.0087476997573</text:p>
          </table:table-cell>
          <table:table-cell table:style-name="ce5" office:value-type="float" office:value="19.5548513270899" calcext:value-type="float">
            <text:p>19.5548513270899</text:p>
          </table:table-cell>
          <table:table-cell table:style-name="ce5" table:formula="of:=([.C233]/MAX([.$C$12:.$C$1000]))*MAX(0;([.A233]-[.$G$5])/([.$G$6]-[.$G$5]))" office:value-type="float" office:value="0.462148866996444" calcext:value-type="float">
            <text:p>0.462148866996444</text:p>
          </table:table-cell>
          <table:table-cell table:style-name="ce6" table:formula="of:=MAX((1-[.$B$6])*[.E233] + [.$B$6] * [.E233]*[.E233];0)" office:value-type="float" office:value="0.305551473206325" calcext:value-type="float">
            <text:p>0.305551473206325</text:p>
          </table:table-cell>
          <table:table-cell table:style-name="ce5" table:formula="of:=[.F233]*[.$G$8]+[.$G$7]" office:value-type="float" office:value="7.14697434057034" calcext:value-type="float">
            <text:p>7.14697434057034</text:p>
          </table:table-cell>
          <table:table-cell table:style-name="ce7" table:formula="of:=([.B233]-[.$G$7])/[.F233]" office:value-type="float" office:value="23.1366981507467" calcext:value-type="float">
            <text:p>23.1366981507467</text:p>
          </table:table-cell>
          <table:table-cell table:number-columns-repeated="1016"/>
        </table:table-row>
        <table:table-row table:style-name="ro1">
          <table:table-cell table:style-name="ce5" office:value-type="float" office:value="1469.60162500002" calcext:value-type="float">
            <text:p>1469.60162500002</text:p>
          </table:table-cell>
          <table:table-cell table:style-name="ce5" office:value-type="float" office:value="7.44486351223747" calcext:value-type="float">
            <text:p>7.44486351223747</text:p>
          </table:table-cell>
          <table:table-cell table:style-name="ce5" office:value-type="float" office:value="16.0081441716421" calcext:value-type="float">
            <text:p>16.0081441716421</text:p>
          </table:table-cell>
          <table:table-cell table:style-name="ce5" office:value-type="float" office:value="19.7356965594427" calcext:value-type="float">
            <text:p>19.7356965594427</text:p>
          </table:table-cell>
          <table:table-cell table:style-name="ce5" table:formula="of:=([.C234]/MAX([.$C$12:.$C$1000]))*MAX(0;([.A234]-[.$G$5])/([.$G$6]-[.$G$5]))" office:value-type="float" office:value="0.4642998742814" calcext:value-type="float">
            <text:p>0.4642998742814</text:p>
          </table:table-cell>
          <table:table-cell table:style-name="ce6" table:formula="of:=MAX((1-[.$B$6])*[.E234] + [.$B$6] * [.E234]*[.E234];0)" office:value-type="float" office:value="0.307602808636484" calcext:value-type="float">
            <text:p>0.307602808636484</text:p>
          </table:table-cell>
          <table:table-cell table:style-name="ce5" table:formula="of:=[.F234]*[.$G$8]+[.$G$7]" office:value-type="float" office:value="7.19278723451737" calcext:value-type="float">
            <text:p>7.19278723451737</text:p>
          </table:table-cell>
          <table:table-cell table:style-name="ce7" table:formula="of:=([.B234]-[.$G$7])/[.F234]" office:value-type="float" office:value="23.1526909081439" calcext:value-type="float">
            <text:p>23.1526909081439</text:p>
          </table:table-cell>
          <table:table-cell table:number-columns-repeated="1016"/>
        </table:table-row>
        <table:table-row table:style-name="ro1">
          <table:table-cell table:style-name="ce5" office:value-type="float" office:value="1471.98417499998" calcext:value-type="float">
            <text:p>1471.98417499998</text:p>
          </table:table-cell>
          <table:table-cell table:style-name="ce5" office:value-type="float" office:value="7.49717293726511" calcext:value-type="float">
            <text:p>7.49717293726511</text:p>
          </table:table-cell>
          <table:table-cell table:style-name="ce5" office:value-type="float" office:value="16.0075025583068" calcext:value-type="float">
            <text:p>16.0075025583068</text:p>
          </table:table-cell>
          <table:table-cell table:style-name="ce5" office:value-type="float" office:value="19.9255469415911" calcext:value-type="float">
            <text:p>19.9255469415911</text:p>
          </table:table-cell>
          <table:table-cell table:style-name="ce5" table:formula="of:=([.C235]/MAX([.$C$12:.$C$1000]))*MAX(0;([.A235]-[.$G$5])/([.$G$6]-[.$G$5]))" office:value-type="float" office:value="0.466917511471535" calcext:value-type="float">
            <text:p>0.466917511471535</text:p>
          </table:table-cell>
          <table:table-cell table:style-name="ce6" table:formula="of:=MAX((1-[.$B$6])*[.E235] + [.$B$6] * [.E235]*[.E235];0)" office:value-type="float" office:value="0.310107015631294" calcext:value-type="float">
            <text:p>0.310107015631294</text:p>
          </table:table-cell>
          <table:table-cell table:style-name="ce5" table:formula="of:=[.F235]*[.$G$8]+[.$G$7]" office:value-type="float" office:value="7.24871420179337" calcext:value-type="float">
            <text:p>7.24871420179337</text:p>
          </table:table-cell>
          <table:table-cell table:style-name="ce7" table:formula="of:=([.B235]-[.$G$7])/[.F235]" office:value-type="float" office:value="23.1344078471121" calcext:value-type="float">
            <text:p>23.1344078471121</text:p>
          </table:table-cell>
          <table:table-cell table:number-columns-repeated="1016"/>
        </table:table-row>
        <table:table-row table:style-name="ro1">
          <table:table-cell table:style-name="ce5" office:value-type="float" office:value="1473.90644999996" calcext:value-type="float">
            <text:p>1473.90644999996</text:p>
          </table:table-cell>
          <table:table-cell table:style-name="ce5" office:value-type="float" office:value="7.55012316409069" calcext:value-type="float">
            <text:p>7.55012316409069</text:p>
          </table:table-cell>
          <table:table-cell table:style-name="ce5" office:value-type="float" office:value="16.0068209853501" calcext:value-type="float">
            <text:p>16.0068209853501</text:p>
          </table:table-cell>
          <table:table-cell table:style-name="ce5" office:value-type="float" office:value="20.1378918804697" calcext:value-type="float">
            <text:p>20.1378918804697</text:p>
          </table:table-cell>
          <table:table-cell table:style-name="ce5" table:formula="of:=([.C236]/MAX([.$C$12:.$C$1000]))*MAX(0;([.A236]-[.$G$5])/([.$G$6]-[.$G$5]))" office:value-type="float" office:value="0.469024501278796" calcext:value-type="float">
            <text:p>0.469024501278796</text:p>
          </table:table-cell>
          <table:table-cell table:style-name="ce6" table:formula="of:=MAX((1-[.$B$6])*[.E236] + [.$B$6] * [.E236]*[.E236];0)" office:value-type="float" office:value="0.312128974637043" calcext:value-type="float">
            <text:p>0.312128974637043</text:p>
          </table:table-cell>
          <table:table-cell table:style-name="ce5" table:formula="of:=[.F236]*[.$G$8]+[.$G$7]" office:value-type="float" office:value="7.29387102604246" calcext:value-type="float">
            <text:p>7.29387102604246</text:p>
          </table:table-cell>
          <table:table-cell table:style-name="ce7" table:formula="of:=([.B236]-[.$G$7])/[.F236]" office:value-type="float" office:value="23.1541862177155" calcext:value-type="float">
            <text:p>23.1541862177155</text:p>
          </table:table-cell>
          <table:table-cell table:number-columns-repeated="1016"/>
        </table:table-row>
        <table:table-row table:style-name="ro1">
          <table:table-cell table:style-name="ce5" office:value-type="float" office:value="1476.19252499996" calcext:value-type="float">
            <text:p>1476.19252499996</text:p>
          </table:table-cell>
          <table:table-cell table:style-name="ce5" office:value-type="float" office:value="7.60665326824271" calcext:value-type="float">
            <text:p>7.60665326824271</text:p>
          </table:table-cell>
          <table:table-cell table:style-name="ce5" office:value-type="float" office:value="16.0061560063057" calcext:value-type="float">
            <text:p>16.0061560063057</text:p>
          </table:table-cell>
          <table:table-cell table:style-name="ce5" office:value-type="float" office:value="20.3477637345789" calcext:value-type="float">
            <text:p>20.3477637345789</text:p>
          </table:table-cell>
          <table:table-cell table:style-name="ce5" table:formula="of:=([.C237]/MAX([.$C$12:.$C$1000]))*MAX(0;([.A237]-[.$G$5])/([.$G$6]-[.$G$5]))" office:value-type="float" office:value="0.471534302353567" calcext:value-type="float">
            <text:p>0.471534302353567</text:p>
          </table:table-cell>
          <table:table-cell table:style-name="ce6" table:formula="of:=MAX((1-[.$B$6])*[.E237] + [.$B$6] * [.E237]*[.E237];0)" office:value-type="float" office:value="0.31454478879734" calcext:value-type="float">
            <text:p>0.31454478879734</text:p>
          </table:table-cell>
          <table:table-cell table:style-name="ce5" table:formula="of:=[.F237]*[.$G$8]+[.$G$7]" office:value-type="float" office:value="7.34782389805658" calcext:value-type="float">
            <text:p>7.34782389805658</text:p>
          </table:table-cell>
          <table:table-cell table:style-name="ce7" table:formula="of:=([.B237]-[.$G$7])/[.F237]" office:value-type="float" office:value="23.1560743215349" calcext:value-type="float">
            <text:p>23.1560743215349</text:p>
          </table:table-cell>
          <table:table-cell table:number-columns-repeated="1016"/>
        </table:table-row>
        <table:table-row table:style-name="ro1">
          <table:table-cell table:style-name="ce5" office:value-type="float" office:value="1478.04212500001" calcext:value-type="float">
            <text:p>1478.04212500001</text:p>
          </table:table-cell>
          <table:table-cell table:style-name="ce5" office:value-type="float" office:value="7.66718501056368" calcext:value-type="float">
            <text:p>7.66718501056368</text:p>
          </table:table-cell>
          <table:table-cell table:style-name="ce5" office:value-type="float" office:value="16.005506706814" calcext:value-type="float">
            <text:p>16.005506706814</text:p>
          </table:table-cell>
          <table:table-cell table:style-name="ce5" office:value-type="float" office:value="20.5456049404574" calcext:value-type="float">
            <text:p>20.5456049404574</text:p>
          </table:table-cell>
          <table:table-cell table:style-name="ce5" table:formula="of:=([.C238]/MAX([.$C$12:.$C$1000]))*MAX(0;([.A238]-[.$G$5])/([.$G$6]-[.$G$5]))" office:value-type="float" office:value="0.473561466539463" calcext:value-type="float">
            <text:p>0.473561466539463</text:p>
          </table:table-cell>
          <table:table-cell table:style-name="ce6" table:formula="of:=MAX((1-[.$B$6])*[.E238] + [.$B$6] * [.E238]*[.E238];0)" office:value-type="float" office:value="0.316501834051935" calcext:value-type="float">
            <text:p>0.316501834051935</text:p>
          </table:table-cell>
          <table:table-cell table:style-name="ce5" table:formula="of:=[.F238]*[.$G$8]+[.$G$7]" office:value-type="float" office:value="7.3915309902172" calcext:value-type="float">
            <text:p>7.3915309902172</text:p>
          </table:table-cell>
          <table:table-cell table:style-name="ce7" table:formula="of:=([.B238]-[.$G$7])/[.F238]" office:value-type="float" office:value="23.2041443651115" calcext:value-type="float">
            <text:p>23.2041443651115</text:p>
          </table:table-cell>
          <table:table-cell table:number-columns-repeated="1016"/>
        </table:table-row>
        <table:table-row table:style-name="ro1">
          <table:table-cell table:style-name="ce5" office:value-type="float" office:value="1480.16797499995" calcext:value-type="float">
            <text:p>1480.16797499995</text:p>
          </table:table-cell>
          <table:table-cell table:style-name="ce5" office:value-type="float" office:value="7.72150090532287" calcext:value-type="float">
            <text:p>7.72150090532287</text:p>
          </table:table-cell>
          <table:table-cell table:style-name="ce5" office:value-type="float" office:value="16.0044681783422" calcext:value-type="float">
            <text:p>16.0044681783422</text:p>
          </table:table-cell>
          <table:table-cell table:style-name="ce5" office:value-type="float" office:value="20.846085383257" calcext:value-type="float">
            <text:p>20.846085383257</text:p>
          </table:table-cell>
          <table:table-cell table:style-name="ce5" table:formula="of:=([.C239]/MAX([.$C$12:.$C$1000]))*MAX(0;([.A239]-[.$G$5])/([.$G$6]-[.$G$5]))" office:value-type="float" office:value="0.475882506121045" calcext:value-type="float">
            <text:p>0.475882506121045</text:p>
          </table:table-cell>
          <table:table-cell table:style-name="ce6" table:formula="of:=MAX((1-[.$B$6])*[.E239] + [.$B$6] * [.E239]*[.E239];0)" office:value-type="float" office:value="0.318748947832976" calcext:value-type="float">
            <text:p>0.318748947832976</text:p>
          </table:table-cell>
          <table:table-cell table:style-name="ce5" table:formula="of:=[.F239]*[.$G$8]+[.$G$7]" office:value-type="float" office:value="7.44171624213855" calcext:value-type="float">
            <text:p>7.44171624213855</text:p>
          </table:table-cell>
          <table:table-cell table:style-name="ce7" table:formula="of:=([.B239]-[.$G$7])/[.F239]" office:value-type="float" office:value="23.2109633434764" calcext:value-type="float">
            <text:p>23.2109633434764</text:p>
          </table:table-cell>
          <table:table-cell table:number-columns-repeated="1016"/>
        </table:table-row>
        <table:table-row table:style-name="ro1">
          <table:table-cell table:style-name="ce5" office:value-type="float" office:value="1482.42344999995" calcext:value-type="float">
            <text:p>1482.42344999995</text:p>
          </table:table-cell>
          <table:table-cell table:style-name="ce5" office:value-type="float" office:value="7.77644560482112" calcext:value-type="float">
            <text:p>7.77644560482112</text:p>
          </table:table-cell>
          <table:table-cell table:style-name="ce5" office:value-type="float" office:value="16.0036460694673" calcext:value-type="float">
            <text:p>16.0036460694673</text:p>
          </table:table-cell>
          <table:table-cell table:style-name="ce5" office:value-type="float" office:value="21.0834317034612" calcext:value-type="float">
            <text:p>21.0834317034612</text:p>
          </table:table-cell>
          <table:table-cell table:style-name="ce5" table:formula="of:=([.C240]/MAX([.$C$12:.$C$1000]))*MAX(0;([.A240]-[.$G$5])/([.$G$6]-[.$G$5]))" office:value-type="float" office:value="0.478353100446681" calcext:value-type="float">
            <text:p>0.478353100446681</text:p>
          </table:table-cell>
          <table:table-cell table:style-name="ce6" table:formula="of:=MAX((1-[.$B$6])*[.E240] + [.$B$6] * [.E240]*[.E240];0)" office:value-type="float" office:value="0.321148311050652" calcext:value-type="float">
            <text:p>0.321148311050652</text:p>
          </table:table-cell>
          <table:table-cell table:style-name="ce5" table:formula="of:=[.F240]*[.$G$8]+[.$G$7]" office:value-type="float" office:value="7.49530171188458" calcext:value-type="float">
            <text:p>7.49530171188458</text:p>
          </table:table-cell>
          <table:table-cell table:style-name="ce7" table:formula="of:=([.B240]-[.$G$7])/[.F240]" office:value-type="float" office:value="23.2086378378791" calcext:value-type="float">
            <text:p>23.2086378378791</text:p>
          </table:table-cell>
          <table:table-cell table:number-columns-repeated="1016"/>
        </table:table-row>
        <table:table-row table:style-name="ro1">
          <table:table-cell table:style-name="ce5" office:value-type="float" office:value="1484.73034999996" calcext:value-type="float">
            <text:p>1484.73034999996</text:p>
          </table:table-cell>
          <table:table-cell table:style-name="ce5" office:value-type="float" office:value="7.82427380889255" calcext:value-type="float">
            <text:p>7.82427380889255</text:p>
          </table:table-cell>
          <table:table-cell table:style-name="ce5" office:value-type="float" office:value="16.0028265024959" calcext:value-type="float">
            <text:p>16.0028265024959</text:p>
          </table:table-cell>
          <table:table-cell table:style-name="ce5" office:value-type="float" office:value="21.3225757691139" calcext:value-type="float">
            <text:p>21.3225757691139</text:p>
          </table:table-cell>
          <table:table-cell table:style-name="ce5" table:formula="of:=([.C241]/MAX([.$C$12:.$C$1000]))*MAX(0;([.A241]-[.$G$5])/([.$G$6]-[.$G$5]))" office:value-type="float" office:value="0.480880398974534" calcext:value-type="float">
            <text:p>0.480880398974534</text:p>
          </table:table-cell>
          <table:table-cell table:style-name="ce6" table:formula="of:=MAX((1-[.$B$6])*[.E241] + [.$B$6] * [.E241]*[.E241];0)" office:value-type="float" office:value="0.323610701234859" calcext:value-type="float">
            <text:p>0.323610701234859</text:p>
          </table:table-cell>
          <table:table-cell table:style-name="ce5" table:formula="of:=[.F241]*[.$G$8]+[.$G$7]" office:value-type="float" office:value="7.55029477577201" calcext:value-type="float">
            <text:p>7.55029477577201</text:p>
          </table:table-cell>
          <table:table-cell table:style-name="ce7" table:formula="of:=([.B241]-[.$G$7])/[.F241]" office:value-type="float" office:value="23.1798362009313" calcext:value-type="float">
            <text:p>23.1798362009313</text:p>
          </table:table-cell>
          <table:table-cell table:number-columns-repeated="1016"/>
        </table:table-row>
        <table:table-row table:style-name="ro1">
          <table:table-cell table:style-name="ce5" office:value-type="float" office:value="1486.60077499995" calcext:value-type="float">
            <text:p>1486.60077499995</text:p>
          </table:table-cell>
          <table:table-cell table:style-name="ce5" office:value-type="float" office:value="7.87162636295486" calcext:value-type="float">
            <text:p>7.87162636295486</text:p>
          </table:table-cell>
          <table:table-cell table:style-name="ce5" office:value-type="float" office:value="16.0017786175304" calcext:value-type="float">
            <text:p>16.0017786175304</text:p>
          </table:table-cell>
          <table:table-cell table:style-name="ce5" office:value-type="float" office:value="21.627213238086" calcext:value-type="float">
            <text:p>21.627213238086</text:p>
          </table:table-cell>
          <table:table-cell table:style-name="ce5" table:formula="of:=([.C242]/MAX([.$C$12:.$C$1000]))*MAX(0;([.A242]-[.$G$5])/([.$G$6]-[.$G$5]))" office:value-type="float" office:value="0.482917760186968" calcext:value-type="float">
            <text:p>0.482917760186968</text:p>
          </table:table-cell>
          <table:table-cell table:style-name="ce6" table:formula="of:=MAX((1-[.$B$6])*[.E242] + [.$B$6] * [.E242]*[.E242];0)" office:value-type="float" office:value="0.325601596024697" calcext:value-type="float">
            <text:p>0.325601596024697</text:p>
          </table:table-cell>
          <table:table-cell table:style-name="ce5" table:formula="of:=[.F242]*[.$G$8]+[.$G$7]" office:value-type="float" office:value="7.59475783653016" calcext:value-type="float">
            <text:p>7.59475783653016</text:p>
          </table:table-cell>
          <table:table-cell table:style-name="ce7" table:formula="of:=([.B242]-[.$G$7])/[.F242]" office:value-type="float" office:value="23.1835337839754" calcext:value-type="float">
            <text:p>23.1835337839754</text:p>
          </table:table-cell>
          <table:table-cell table:number-columns-repeated="1016"/>
        </table:table-row>
        <table:table-row table:style-name="ro1">
          <table:table-cell table:style-name="ce5" office:value-type="float" office:value="1488.89874999995" calcext:value-type="float">
            <text:p>1488.89874999995</text:p>
          </table:table-cell>
          <table:table-cell table:style-name="ce5" office:value-type="float" office:value="7.92491513495023" calcext:value-type="float">
            <text:p>7.92491513495023</text:p>
          </table:table-cell>
          <table:table-cell table:style-name="ce5" office:value-type="float" office:value="16.0013551164079" calcext:value-type="float">
            <text:p>16.0013551164079</text:p>
          </table:table-cell>
          <table:table-cell table:style-name="ce5" office:value-type="float" office:value="21.7584961657546" calcext:value-type="float">
            <text:p>21.7584961657546</text:p>
          </table:table-cell>
          <table:table-cell table:style-name="ce5" table:formula="of:=([.C243]/MAX([.$C$12:.$C$1000]))*MAX(0;([.A243]-[.$G$5])/([.$G$6]-[.$G$5]))" office:value-type="float" office:value="0.485446668762848" calcext:value-type="float">
            <text:p>0.485446668762848</text:p>
          </table:table-cell>
          <table:table-cell table:style-name="ce6" table:formula="of:=MAX((1-[.$B$6])*[.E243] + [.$B$6] * [.E243]*[.E243];0)" office:value-type="float" office:value="0.328080102416409" calcext:value-type="float">
            <text:p>0.328080102416409</text:p>
          </table:table-cell>
          <table:table-cell table:style-name="ce5" table:formula="of:=[.F243]*[.$G$8]+[.$G$7]" office:value-type="float" office:value="7.65011082697783" calcext:value-type="float">
            <text:p>7.65011082697783</text:p>
          </table:table-cell>
          <table:table-cell table:style-name="ce7" table:formula="of:=([.B243]-[.$G$7])/[.F243]" office:value-type="float" office:value="23.1708180946057" calcext:value-type="float">
            <text:p>23.1708180946057</text:p>
          </table:table-cell>
          <table:table-cell table:number-columns-repeated="1016"/>
        </table:table-row>
        <table:table-row table:style-name="ro1">
          <table:table-cell table:style-name="ce5" office:value-type="float" office:value="1490.99229999994" calcext:value-type="float">
            <text:p>1490.99229999994</text:p>
          </table:table-cell>
          <table:table-cell table:style-name="ce5" office:value-type="float" office:value="7.98130691494287" calcext:value-type="float">
            <text:p>7.98130691494287</text:p>
          </table:table-cell>
          <table:table-cell table:style-name="ce5" office:value-type="float" office:value="16.000595157637" calcext:value-type="float">
            <text:p>16.000595157637</text:p>
          </table:table-cell>
          <table:table-cell table:style-name="ce5" office:value-type="float" office:value="21.998611482966" calcext:value-type="float">
            <text:p>21.998611482966</text:p>
          </table:table-cell>
          <table:table-cell table:style-name="ce5" table:formula="of:=([.C244]/MAX([.$C$12:.$C$1000]))*MAX(0;([.A244]-[.$G$5])/([.$G$6]-[.$G$5]))" office:value-type="float" office:value="0.487739087161397" calcext:value-type="float">
            <text:p>0.487739087161397</text:p>
          </table:table-cell>
          <table:table-cell table:style-name="ce6" table:formula="of:=MAX((1-[.$B$6])*[.E244] + [.$B$6] * [.E244]*[.E244];0)" office:value-type="float" office:value="0.330333795051087" calcext:value-type="float">
            <text:p>0.330333795051087</text:p>
          </table:table-cell>
          <table:table-cell table:style-name="ce5" table:formula="of:=[.F244]*[.$G$8]+[.$G$7]" office:value-type="float" office:value="7.70044300578376" calcext:value-type="float">
            <text:p>7.70044300578376</text:p>
          </table:table-cell>
          <table:table-cell table:style-name="ce7" table:formula="of:=([.B244]-[.$G$7])/[.F244]" office:value-type="float" office:value="23.1834473743702" calcext:value-type="float">
            <text:p>23.1834473743702</text:p>
          </table:table-cell>
          <table:table-cell table:number-columns-repeated="1016"/>
        </table:table-row>
        <table:table-row table:style-name="ro1">
          <table:table-cell table:style-name="ce5" office:value-type="float" office:value="1492.96259999996" calcext:value-type="float">
            <text:p>1492.96259999996</text:p>
          </table:table-cell>
          <table:table-cell table:style-name="ce5" office:value-type="float" office:value="8.03791532973361" calcext:value-type="float">
            <text:p>8.03791532973361</text:p>
          </table:table-cell>
          <table:table-cell table:style-name="ce5" office:value-type="float" office:value="15.9999116279085" calcext:value-type="float">
            <text:p>15.9999116279085</text:p>
          </table:table-cell>
          <table:table-cell table:style-name="ce5" office:value-type="float" office:value="22.2239079525928" calcext:value-type="float">
            <text:p>22.2239079525928</text:p>
          </table:table-cell>
          <table:table-cell table:style-name="ce5" table:formula="of:=([.C245]/MAX([.$C$12:.$C$1000]))*MAX(0;([.A245]-[.$G$5])/([.$G$6]-[.$G$5]))" office:value-type="float" office:value="0.48989731729818" calcext:value-type="float">
            <text:p>0.48989731729818</text:p>
          </table:table-cell>
          <table:table-cell table:style-name="ce6" table:formula="of:=MAX((1-[.$B$6])*[.E245] + [.$B$6] * [.E245]*[.E245];0)" office:value-type="float" office:value="0.332461617742777" calcext:value-type="float">
            <text:p>0.332461617742777</text:p>
          </table:table-cell>
          <table:table-cell table:style-name="ce5" table:formula="of:=[.F245]*[.$G$8]+[.$G$7]" office:value-type="float" office:value="7.7479641053949" calcext:value-type="float">
            <text:p>7.7479641053949</text:p>
          </table:table-cell>
          <table:table-cell table:style-name="ce7" table:formula="of:=([.B245]-[.$G$7])/[.F245]" office:value-type="float" office:value="23.2053390725619" calcext:value-type="float">
            <text:p>23.2053390725619</text:p>
          </table:table-cell>
          <table:table-cell table:number-columns-repeated="1016"/>
        </table:table-row>
        <table:table-row table:style-name="ro1">
          <table:table-cell table:style-name="ce5" office:value-type="float" office:value="1495.16239999997" calcext:value-type="float">
            <text:p>1495.16239999997</text:p>
          </table:table-cell>
          <table:table-cell table:style-name="ce5" office:value-type="float" office:value="8.0972226993562" calcext:value-type="float">
            <text:p>8.0972226993562</text:p>
          </table:table-cell>
          <table:table-cell table:style-name="ce5" office:value-type="float" office:value="15.9993844160318" calcext:value-type="float">
            <text:p>15.9993844160318</text:p>
          </table:table-cell>
          <table:table-cell table:style-name="ce5" office:value-type="float" office:value="22.407776627012" calcext:value-type="float">
            <text:p>22.407776627012</text:p>
          </table:table-cell>
          <table:table-cell table:style-name="ce5" table:formula="of:=([.C246]/MAX([.$C$12:.$C$1000]))*MAX(0;([.A246]-[.$G$5])/([.$G$6]-[.$G$5]))" office:value-type="float" office:value="0.492313977426271" calcext:value-type="float">
            <text:p>0.492313977426271</text:p>
          </table:table-cell>
          <table:table-cell table:style-name="ce6" table:formula="of:=MAX((1-[.$B$6])*[.E246] + [.$B$6] * [.E246]*[.E246];0)" office:value-type="float" office:value="0.334851194640364" calcext:value-type="float">
            <text:p>0.334851194640364</text:p>
          </table:table-cell>
          <table:table-cell table:style-name="ce5" table:formula="of:=[.F246]*[.$G$8]+[.$G$7]" office:value-type="float" office:value="7.80133101525172" calcext:value-type="float">
            <text:p>7.80133101525172</text:p>
          </table:table-cell>
          <table:table-cell table:style-name="ce7" table:formula="of:=([.B246]-[.$G$7])/[.F246]" office:value-type="float" office:value="23.216855912089" calcext:value-type="float">
            <text:p>23.216855912089</text:p>
          </table:table-cell>
          <table:table-cell table:number-columns-repeated="1016"/>
        </table:table-row>
        <table:table-row table:style-name="ro1">
          <table:table-cell table:style-name="ce5" office:value-type="float" office:value="1497.41149999997" calcext:value-type="float">
            <text:p>1497.41149999997</text:p>
          </table:table-cell>
          <table:table-cell table:style-name="ce5" office:value-type="float" office:value="8.15092938527692" calcext:value-type="float">
            <text:p>8.15092938527692</text:p>
          </table:table-cell>
          <table:table-cell table:style-name="ce5" office:value-type="float" office:value="15.9987961380143" calcext:value-type="float">
            <text:p>15.9987961380143</text:p>
          </table:table-cell>
          <table:table-cell table:style-name="ce5" office:value-type="float" office:value="22.5512574746552" calcext:value-type="float">
            <text:p>22.5512574746552</text:p>
          </table:table-cell>
          <table:table-cell table:style-name="ce5" table:formula="of:=([.C247]/MAX([.$C$12:.$C$1000]))*MAX(0;([.A247]-[.$G$5])/([.$G$6]-[.$G$5]))" office:value-type="float" office:value="0.49478310873158" calcext:value-type="float">
            <text:p>0.49478310873158</text:p>
          </table:table-cell>
          <table:table-cell table:style-name="ce6" table:formula="of:=MAX((1-[.$B$6])*[.E247] + [.$B$6] * [.E247]*[.E247];0)" office:value-type="float" office:value="0.337300254782919" calcext:value-type="float">
            <text:p>0.337300254782919</text:p>
          </table:table-cell>
          <table:table-cell table:style-name="ce5" table:formula="of:=[.F247]*[.$G$8]+[.$G$7]" office:value-type="float" office:value="7.85602637659107" calcext:value-type="float">
            <text:p>7.85602637659107</text:p>
          </table:table-cell>
          <table:table-cell table:style-name="ce7" table:formula="of:=([.B247]-[.$G$7])/[.F247]" office:value-type="float" office:value="23.2075087785357" calcext:value-type="float">
            <text:p>23.2075087785357</text:p>
          </table:table-cell>
          <table:table-cell table:number-columns-repeated="1016"/>
        </table:table-row>
        <table:table-row table:style-name="ro1">
          <table:table-cell table:style-name="ce5" office:value-type="float" office:value="1499.31040000001" calcext:value-type="float">
            <text:p>1499.31040000001</text:p>
          </table:table-cell>
          <table:table-cell table:style-name="ce5" office:value-type="float" office:value="8.20529342802658" calcext:value-type="float">
            <text:p>8.20529342802658</text:p>
          </table:table-cell>
          <table:table-cell table:style-name="ce5" office:value-type="float" office:value="15.9980256887074" calcext:value-type="float">
            <text:p>15.9980256887074</text:p>
          </table:table-cell>
          <table:table-cell table:style-name="ce5" office:value-type="float" office:value="22.7872708596732" calcext:value-type="float">
            <text:p>22.7872708596732</text:p>
          </table:table-cell>
          <table:table-cell table:style-name="ce5" table:formula="of:=([.C248]/MAX([.$C$12:.$C$1000]))*MAX(0;([.A248]-[.$G$5])/([.$G$6]-[.$G$5]))" office:value-type="float" office:value="0.496859134650604" calcext:value-type="float">
            <text:p>0.496859134650604</text:p>
          </table:table-cell>
          <table:table-cell table:style-name="ce6" table:formula="of:=MAX((1-[.$B$6])*[.E248] + [.$B$6] * [.E248]*[.E248];0)" office:value-type="float" office:value="0.339365349622744" calcext:value-type="float">
            <text:p>0.339365349622744</text:p>
          </table:table-cell>
          <table:table-cell table:style-name="ce5" table:formula="of:=[.F248]*[.$G$8]+[.$G$7]" office:value-type="float" office:value="7.9021465622499" calcext:value-type="float">
            <text:p>7.9021465622499</text:p>
          </table:table-cell>
          <table:table-cell table:style-name="ce7" table:formula="of:=([.B248]-[.$G$7])/[.F248]" office:value-type="float" office:value="23.2264804741819" calcext:value-type="float">
            <text:p>23.2264804741819</text:p>
          </table:table-cell>
          <table:table-cell table:number-columns-repeated="1016"/>
        </table:table-row>
        <table:table-row table:style-name="ro1">
          <table:table-cell table:style-name="ce5" office:value-type="float" office:value="1501.41117499997" calcext:value-type="float">
            <text:p>1501.41117499997</text:p>
          </table:table-cell>
          <table:table-cell table:style-name="ce5" office:value-type="float" office:value="8.2620069226758" calcext:value-type="float">
            <text:p>8.2620069226758</text:p>
          </table:table-cell>
          <table:table-cell table:style-name="ce5" office:value-type="float" office:value="15.996833212802" calcext:value-type="float">
            <text:p>15.996833212802</text:p>
          </table:table-cell>
          <table:table-cell table:style-name="ce5" office:value-type="float" office:value="23.1327671410236" calcext:value-type="float">
            <text:p>23.1327671410236</text:p>
          </table:table-cell>
          <table:table-cell table:style-name="ce5" table:formula="of:=([.C249]/MAX([.$C$12:.$C$1000]))*MAX(0;([.A249]-[.$G$5])/([.$G$6]-[.$G$5]))" office:value-type="float" office:value="0.499145017808128" calcext:value-type="float">
            <text:p>0.499145017808128</text:p>
          </table:table-cell>
          <table:table-cell table:style-name="ce6" table:formula="of:=MAX((1-[.$B$6])*[.E249] + [.$B$6] * [.E249]*[.E249];0)" office:value-type="float" office:value="0.341645478334693" calcext:value-type="float">
            <text:p>0.341645478334693</text:p>
          </table:table-cell>
          <table:table-cell table:style-name="ce5" table:formula="of:=[.F249]*[.$G$8]+[.$G$7]" office:value-type="float" office:value="7.9530691433794" calcext:value-type="float">
            <text:p>7.9530691433794</text:p>
          </table:table-cell>
          <table:table-cell table:style-name="ce7" table:formula="of:=([.B249]-[.$G$7])/[.F249]" office:value-type="float" office:value="23.2374688521368" calcext:value-type="float">
            <text:p>23.2374688521368</text:p>
          </table:table-cell>
          <table:table-cell table:number-columns-repeated="1016"/>
        </table:table-row>
        <table:table-row table:style-name="ro1">
          <table:table-cell table:style-name="ce5" office:value-type="float" office:value="1503.59269999998" calcext:value-type="float">
            <text:p>1503.59269999998</text:p>
          </table:table-cell>
          <table:table-cell table:style-name="ce5" office:value-type="float" office:value="8.31254144201096" calcext:value-type="float">
            <text:p>8.31254144201096</text:p>
          </table:table-cell>
          <table:table-cell table:style-name="ce5" office:value-type="float" office:value="15.9960477522367" calcext:value-type="float">
            <text:p>15.9960477522367</text:p>
          </table:table-cell>
          <table:table-cell table:style-name="ce5" office:value-type="float" office:value="23.3538080965416" calcext:value-type="float">
            <text:p>23.3538080965416</text:p>
          </table:table-cell>
          <table:table-cell table:style-name="ce5" table:formula="of:=([.C250]/MAX([.$C$12:.$C$1000]))*MAX(0;([.A250]-[.$G$5])/([.$G$6]-[.$G$5]))" office:value-type="float" office:value="0.501532598152412" calcext:value-type="float">
            <text:p>0.501532598152412</text:p>
          </table:table-cell>
          <table:table-cell table:style-name="ce6" table:formula="of:=MAX((1-[.$B$6])*[.E250] + [.$B$6] * [.E250]*[.E250];0)" office:value-type="float" office:value="0.344034077932383" calcext:value-type="float">
            <text:p>0.344034077932383</text:p>
          </table:table-cell>
          <table:table-cell table:style-name="ce5" table:formula="of:=[.F250]*[.$G$8]+[.$G$7]" office:value-type="float" office:value="8.00641422699762" calcext:value-type="float">
            <text:p>8.00641422699762</text:p>
          </table:table-cell>
          <table:table-cell table:style-name="ce7" table:formula="of:=([.B250]-[.$G$7])/[.F250]" office:value-type="float" office:value="23.2230211862362" calcext:value-type="float">
            <text:p>23.2230211862362</text:p>
          </table:table-cell>
          <table:table-cell table:number-columns-repeated="1016"/>
        </table:table-row>
        <table:table-row table:style-name="ro1">
          <table:table-cell table:style-name="ce5" office:value-type="float" office:value="1505.91192499999" calcext:value-type="float">
            <text:p>1505.91192499999</text:p>
          </table:table-cell>
          <table:table-cell table:style-name="ce5" office:value-type="float" office:value="8.36433237920905" calcext:value-type="float">
            <text:p>8.36433237920905</text:p>
          </table:table-cell>
          <table:table-cell table:style-name="ce5" office:value-type="float" office:value="15.9952220254978" calcext:value-type="float">
            <text:p>15.9952220254978</text:p>
          </table:table-cell>
          <table:table-cell table:style-name="ce5" office:value-type="float" office:value="23.6051724982699" calcext:value-type="float">
            <text:p>23.6051724982699</text:p>
          </table:table-cell>
          <table:table-cell table:style-name="ce5" table:formula="of:=([.C251]/MAX([.$C$12:.$C$1000]))*MAX(0;([.A251]-[.$G$5])/([.$G$6]-[.$G$5]))" office:value-type="float" office:value="0.504070918612636" calcext:value-type="float">
            <text:p>0.504070918612636</text:p>
          </table:table-cell>
          <table:table-cell table:style-name="ce6" table:formula="of:=MAX((1-[.$B$6])*[.E251] + [.$B$6] * [.E251]*[.E251];0)" office:value-type="float" office:value="0.346581359210997" calcext:value-type="float">
            <text:p>0.346581359210997</text:p>
          </table:table-cell>
          <table:table-cell table:style-name="ce5" table:formula="of:=[.F251]*[.$G$8]+[.$G$7]" office:value-type="float" office:value="8.06330318106856" calcext:value-type="float">
            <text:p>8.06330318106856</text:p>
          </table:table-cell>
          <table:table-cell table:style-name="ce7" table:formula="of:=([.B251]-[.$G$7])/[.F251]" office:value-type="float" office:value="23.2017718324936" calcext:value-type="float">
            <text:p>23.2017718324936</text:p>
          </table:table-cell>
          <table:table-cell table:number-columns-repeated="1016"/>
        </table:table-row>
        <table:table-row table:style-name="ro1">
          <table:table-cell table:style-name="ce5" office:value-type="float" office:value="1508.21414999997" calcext:value-type="float">
            <text:p>1508.21414999997</text:p>
          </table:table-cell>
          <table:table-cell table:style-name="ce5" office:value-type="float" office:value="8.41882846173852" calcext:value-type="float">
            <text:p>8.41882846173852</text:p>
          </table:table-cell>
          <table:table-cell table:style-name="ce5" office:value-type="float" office:value="15.9943942139308" calcext:value-type="float">
            <text:p>15.9943942139308</text:p>
          </table:table-cell>
          <table:table-cell table:style-name="ce5" office:value-type="float" office:value="23.8591116390368" calcext:value-type="float">
            <text:p>23.8591116390368</text:p>
          </table:table-cell>
          <table:table-cell table:style-name="ce5" table:formula="of:=([.C252]/MAX([.$C$12:.$C$1000]))*MAX(0;([.A252]-[.$G$5])/([.$G$6]-[.$G$5]))" office:value-type="float" office:value="0.506590113516344" calcext:value-type="float">
            <text:p>0.506590113516344</text:p>
          </table:table-cell>
          <table:table-cell table:style-name="ce6" table:formula="of:=MAX((1-[.$B$6])*[.E252] + [.$B$6] * [.E252]*[.E252];0)" office:value-type="float" office:value="0.349117474161924" calcext:value-type="float">
            <text:p>0.349117474161924</text:p>
          </table:table-cell>
          <table:table-cell table:style-name="ce5" table:formula="of:=[.F252]*[.$G$8]+[.$G$7]" office:value-type="float" office:value="8.11994275525816" calcext:value-type="float">
            <text:p>8.11994275525816</text:p>
          </table:table-cell>
          <table:table-cell table:style-name="ce7" table:formula="of:=([.B252]-[.$G$7])/[.F252]" office:value-type="float" office:value="23.1893225046181" calcext:value-type="float">
            <text:p>23.1893225046181</text:p>
          </table:table-cell>
          <table:table-cell table:number-columns-repeated="1016"/>
        </table:table-row>
        <table:table-row table:style-name="ro1">
          <table:table-cell table:style-name="ce5" office:value-type="float" office:value="1510.35827499999" calcext:value-type="float">
            <text:p>1510.35827499999</text:p>
          </table:table-cell>
          <table:table-cell table:style-name="ce5" office:value-type="float" office:value="8.47285571033161" calcext:value-type="float">
            <text:p>8.47285571033161</text:p>
          </table:table-cell>
          <table:table-cell table:style-name="ce5" office:value-type="float" office:value="15.9939818692874" calcext:value-type="float">
            <text:p>15.9939818692874</text:p>
          </table:table-cell>
          <table:table-cell table:style-name="ce5" office:value-type="float" office:value="23.9826838329151" calcext:value-type="float">
            <text:p>23.9826838329151</text:p>
          </table:table-cell>
          <table:table-cell table:style-name="ce5" table:formula="of:=([.C253]/MAX([.$C$12:.$C$1000]))*MAX(0;([.A253]-[.$G$5])/([.$G$6]-[.$G$5]))" office:value-type="float" office:value="0.508947483239022" calcext:value-type="float">
            <text:p>0.508947483239022</text:p>
          </table:table-cell>
          <table:table-cell table:style-name="ce6" table:formula="of:=MAX((1-[.$B$6])*[.E253] + [.$B$6] * [.E253]*[.E253];0)" office:value-type="float" office:value="0.351497919436499" calcext:value-type="float">
            <text:p>0.351497919436499</text:p>
          </table:table-cell>
          <table:table-cell table:style-name="ce5" table:formula="of:=[.F253]*[.$G$8]+[.$G$7]" office:value-type="float" office:value="8.17310572670956" calcext:value-type="float">
            <text:p>8.17310572670956</text:p>
          </table:table-cell>
          <table:table-cell table:style-name="ce7" table:formula="of:=([.B253]-[.$G$7])/[.F253]" office:value-type="float" office:value="23.1859834675464" calcext:value-type="float">
            <text:p>23.1859834675464</text:p>
          </table:table-cell>
          <table:table-cell table:number-columns-repeated="1016"/>
        </table:table-row>
        <table:table-row table:style-name="ro1">
          <table:table-cell table:style-name="ce5" office:value-type="float" office:value="1512.16834999996" calcext:value-type="float">
            <text:p>1512.16834999996</text:p>
          </table:table-cell>
          <table:table-cell table:style-name="ce5" office:value-type="float" office:value="8.53429237617011" calcext:value-type="float">
            <text:p>8.53429237617011</text:p>
          </table:table-cell>
          <table:table-cell table:style-name="ce5" office:value-type="float" office:value="15.9929940624384" calcext:value-type="float">
            <text:p>15.9929940624384</text:p>
          </table:table-cell>
          <table:table-cell table:style-name="ce5" office:value-type="float" office:value="24.2785660220544" calcext:value-type="float">
            <text:p>24.2785660220544</text:p>
          </table:table-cell>
          <table:table-cell table:style-name="ce5" table:formula="of:=([.C254]/MAX([.$C$12:.$C$1000]))*MAX(0;([.A254]-[.$G$5])/([.$G$6]-[.$G$5]))" office:value-type="float" office:value="0.51091704855621" calcext:value-type="float">
            <text:p>0.51091704855621</text:p>
          </table:table-cell>
          <table:table-cell table:style-name="ce6" table:formula="of:=MAX((1-[.$B$6])*[.E254] + [.$B$6] * [.E254]*[.E254];0)" office:value-type="float" office:value="0.353492133184192" calcext:value-type="float">
            <text:p>0.353492133184192</text:p>
          </table:table-cell>
          <table:table-cell table:style-name="ce5" table:formula="of:=[.F254]*[.$G$8]+[.$G$7]" office:value-type="float" office:value="8.2176429104327" calcext:value-type="float">
            <text:p>8.2176429104327</text:p>
          </table:table-cell>
          <table:table-cell table:style-name="ce7" table:formula="of:=([.B254]-[.$G$7])/[.F254]" office:value-type="float" office:value="23.2289797818259" calcext:value-type="float">
            <text:p>23.2289797818259</text:p>
          </table:table-cell>
          <table:table-cell table:number-columns-repeated="1016"/>
        </table:table-row>
        <table:table-row table:style-name="ro1">
          <table:table-cell table:style-name="ce5" office:value-type="float" office:value="1514.33457499997" calcext:value-type="float">
            <text:p>1514.33457499997</text:p>
          </table:table-cell>
          <table:table-cell table:style-name="ce5" office:value-type="float" office:value="8.58736258243945" calcext:value-type="float">
            <text:p>8.58736258243945</text:p>
          </table:table-cell>
          <table:table-cell table:style-name="ce5" office:value-type="float" office:value="15.9925676240095" calcext:value-type="float">
            <text:p>15.9925676240095</text:p>
          </table:table-cell>
          <table:table-cell table:style-name="ce5" office:value-type="float" office:value="24.3868086848906" calcext:value-type="float">
            <text:p>24.3868086848906</text:p>
          </table:table-cell>
          <table:table-cell table:style-name="ce5" table:formula="of:=([.C255]/MAX([.$C$12:.$C$1000]))*MAX(0;([.A255]-[.$G$5])/([.$G$6]-[.$G$5]))" office:value-type="float" office:value="0.513298076145988" calcext:value-type="float">
            <text:p>0.513298076145988</text:p>
          </table:table-cell>
          <table:table-cell table:style-name="ce6" table:formula="of:=MAX((1-[.$B$6])*[.E255] + [.$B$6] * [.E255]*[.E255];0)" office:value-type="float" office:value="0.355909484608374" calcext:value-type="float">
            <text:p>0.355909484608374</text:p>
          </table:table-cell>
          <table:table-cell table:style-name="ce5" table:formula="of:=[.F255]*[.$G$8]+[.$G$7]" office:value-type="float" office:value="8.27163011447574" calcext:value-type="float">
            <text:p>8.27163011447574</text:p>
          </table:table-cell>
          <table:table-cell table:style-name="ce7" table:formula="of:=([.B255]-[.$G$7])/[.F255]" office:value-type="float" office:value="23.220319149778" calcext:value-type="float">
            <text:p>23.220319149778</text:p>
          </table:table-cell>
          <table:table-cell table:number-columns-repeated="1016"/>
        </table:table-row>
        <table:table-row table:style-name="ro1">
          <table:table-cell table:style-name="ce5" office:value-type="float" office:value="1516.27087499999" calcext:value-type="float">
            <text:p>1516.27087499999</text:p>
          </table:table-cell>
          <table:table-cell table:style-name="ce5" office:value-type="float" office:value="8.63273342365479" calcext:value-type="float">
            <text:p>8.63273342365479</text:p>
          </table:table-cell>
          <table:table-cell table:style-name="ce5" office:value-type="float" office:value="15.9915064880421" calcext:value-type="float">
            <text:p>15.9915064880421</text:p>
          </table:table-cell>
          <table:table-cell table:style-name="ce5" office:value-type="float" office:value="24.7355726238117" calcext:value-type="float">
            <text:p>24.7355726238117</text:p>
          </table:table-cell>
          <table:table-cell table:style-name="ce5" table:formula="of:=([.C256]/MAX([.$C$12:.$C$1000]))*MAX(0;([.A256]-[.$G$5])/([.$G$6]-[.$G$5]))" office:value-type="float" office:value="0.515404356276967" calcext:value-type="float">
            <text:p>0.515404356276967</text:p>
          </table:table-cell>
          <table:table-cell table:style-name="ce6" table:formula="of:=MAX((1-[.$B$6])*[.E256] + [.$B$6] * [.E256]*[.E256];0)" office:value-type="float" office:value="0.358053851618121" calcext:value-type="float">
            <text:p>0.358053851618121</text:p>
          </table:table-cell>
          <table:table-cell table:style-name="ce5" table:formula="of:=[.F256]*[.$G$8]+[.$G$7]" office:value-type="float" office:value="8.3195207017277" calcext:value-type="float">
            <text:p>8.3195207017277</text:p>
          </table:table-cell>
          <table:table-cell table:style-name="ce7" table:formula="of:=([.B256]-[.$G$7])/[.F256]" office:value-type="float" office:value="23.2079689261866" calcext:value-type="float">
            <text:p>23.2079689261866</text:p>
          </table:table-cell>
          <table:table-cell table:number-columns-repeated="1016"/>
        </table:table-row>
        <table:table-row table:style-name="ro1">
          <table:table-cell table:style-name="ce5" office:value-type="float" office:value="1518.75669999996" calcext:value-type="float">
            <text:p>1518.75669999996</text:p>
          </table:table-cell>
          <table:table-cell table:style-name="ce5" office:value-type="float" office:value="8.68881940601436" calcext:value-type="float">
            <text:p>8.68881940601436</text:p>
          </table:table-cell>
          <table:table-cell table:style-name="ce5" office:value-type="float" office:value="15.990286983141" calcext:value-type="float">
            <text:p>15.990286983141</text:p>
          </table:table-cell>
          <table:table-cell table:style-name="ce5" office:value-type="float" office:value="25.0807268648275" calcext:value-type="float">
            <text:p>25.0807268648275</text:p>
          </table:table-cell>
          <table:table-cell table:style-name="ce5" table:formula="of:=([.C257]/MAX([.$C$12:.$C$1000]))*MAX(0;([.A257]-[.$G$5])/([.$G$6]-[.$G$5]))" office:value-type="float" office:value="0.518112612045761" calcext:value-type="float">
            <text:p>0.518112612045761</text:p>
          </table:table-cell>
          <table:table-cell table:style-name="ce6" table:formula="of:=MAX((1-[.$B$6])*[.E257] + [.$B$6] * [.E257]*[.E257];0)" office:value-type="float" office:value="0.360819294076287" calcext:value-type="float">
            <text:p>0.360819294076287</text:p>
          </table:table-cell>
          <table:table-cell table:style-name="ce5" table:formula="of:=[.F257]*[.$G$8]+[.$G$7]" office:value-type="float" office:value="8.38128189406605" calcext:value-type="float">
            <text:p>8.38128189406605</text:p>
          </table:table-cell>
          <table:table-cell table:style-name="ce7" table:formula="of:=([.B257]-[.$G$7])/[.F257]" office:value-type="float" office:value="23.1855357569809" calcext:value-type="float">
            <text:p>23.1855357569809</text:p>
          </table:table-cell>
          <table:table-cell table:number-columns-repeated="1016"/>
        </table:table-row>
        <table:table-row table:style-name="ro1">
          <table:table-cell table:style-name="ce5" office:value-type="float" office:value="1520.69129999995" calcext:value-type="float">
            <text:p>1520.69129999995</text:p>
          </table:table-cell>
          <table:table-cell table:style-name="ce5" office:value-type="float" office:value="8.73499332264648" calcext:value-type="float">
            <text:p>8.73499332264648</text:p>
          </table:table-cell>
          <table:table-cell table:style-name="ce5" office:value-type="float" office:value="15.9891287967039" calcext:value-type="float">
            <text:p>15.9891287967039</text:p>
          </table:table-cell>
          <table:table-cell table:style-name="ce5" office:value-type="float" office:value="25.4189090086512" calcext:value-type="float">
            <text:p>25.4189090086512</text:p>
          </table:table-cell>
          <table:table-cell table:style-name="ce5" table:formula="of:=([.C258]/MAX([.$C$12:.$C$1000]))*MAX(0;([.A258]-[.$G$5])/([.$G$6]-[.$G$5]))" office:value-type="float" office:value="0.520213226125093" calcext:value-type="float">
            <text:p>0.520213226125093</text:p>
          </table:table-cell>
          <table:table-cell table:style-name="ce6" table:formula="of:=MAX((1-[.$B$6])*[.E258] + [.$B$6] * [.E258]*[.E258];0)" office:value-type="float" office:value="0.362970628066635" calcext:value-type="float">
            <text:p>0.362970628066635</text:p>
          </table:table-cell>
          <table:table-cell table:style-name="ce5" table:formula="of:=[.F258]*[.$G$8]+[.$G$7]" office:value-type="float" office:value="8.42932807632149" calcext:value-type="float">
            <text:p>8.42932807632149</text:p>
          </table:table-cell>
          <table:table-cell table:style-name="ce7" table:formula="of:=([.B258]-[.$G$7])/[.F258]" office:value-type="float" office:value="23.1753257999217" calcext:value-type="float">
            <text:p>23.1753257999217</text:p>
          </table:table-cell>
          <table:table-cell table:number-columns-repeated="1016"/>
        </table:table-row>
        <table:table-row table:style-name="ro1">
          <table:table-cell table:style-name="ce5" office:value-type="float" office:value="1523.02072500001" calcext:value-type="float">
            <text:p>1523.02072500001</text:p>
          </table:table-cell>
          <table:table-cell table:style-name="ce5" office:value-type="float" office:value="8.77420450626413" calcext:value-type="float">
            <text:p>8.77420450626413</text:p>
          </table:table-cell>
          <table:table-cell table:style-name="ce5" office:value-type="float" office:value="15.9884297971373" calcext:value-type="float">
            <text:p>15.9884297971373</text:p>
          </table:table-cell>
          <table:table-cell table:style-name="ce5" office:value-type="float" office:value="25.6074398700435" calcext:value-type="float">
            <text:p>25.6074398700435</text:p>
          </table:table-cell>
          <table:table-cell table:style-name="ce5" table:formula="of:=([.C259]/MAX([.$C$12:.$C$1000]))*MAX(0;([.A259]-[.$G$5])/([.$G$6]-[.$G$5]))" office:value-type="float" office:value="0.522764877572827" calcext:value-type="float">
            <text:p>0.522764877572827</text:p>
          </table:table-cell>
          <table:table-cell table:style-name="ce6" table:formula="of:=MAX((1-[.$B$6])*[.E259] + [.$B$6] * [.E259]*[.E259];0)" office:value-type="float" office:value="0.365591368552898" calcext:value-type="float">
            <text:p>0.365591368552898</text:p>
          </table:table-cell>
          <table:table-cell table:style-name="ce5" table:formula="of:=[.F259]*[.$G$8]+[.$G$7]" office:value-type="float" office:value="8.48785760990953" calcext:value-type="float">
            <text:p>8.48785760990953</text:p>
          </table:table-cell>
          <table:table-cell table:style-name="ce7" table:formula="of:=([.B259]-[.$G$7])/[.F259]" office:value-type="float" office:value="23.1164476839702" calcext:value-type="float">
            <text:p>23.1164476839702</text:p>
          </table:table-cell>
          <table:table-cell table:number-columns-repeated="1016"/>
        </table:table-row>
        <table:table-row table:style-name="ro1">
          <table:table-cell table:style-name="ce5" office:value-type="float" office:value="1524.8665" calcext:value-type="float">
            <text:p>1524.8665</text:p>
          </table:table-cell>
          <table:table-cell table:style-name="ce5" office:value-type="float" office:value="8.82266947921033" calcext:value-type="float">
            <text:p>8.82266947921033</text:p>
          </table:table-cell>
          <table:table-cell table:style-name="ce5" office:value-type="float" office:value="15.9872564142397" calcext:value-type="float">
            <text:p>15.9872564142397</text:p>
          </table:table-cell>
          <table:table-cell table:style-name="ce5" office:value-type="float" office:value="25.9575629183102" calcext:value-type="float">
            <text:p>25.9575629183102</text:p>
          </table:table-cell>
          <table:table-cell table:style-name="ce5" table:formula="of:=([.C260]/MAX([.$C$12:.$C$1000]))*MAX(0;([.A260]-[.$G$5])/([.$G$6]-[.$G$5]))" office:value-type="float" office:value="0.524766244157912" calcext:value-type="float">
            <text:p>0.524766244157912</text:p>
          </table:table-cell>
          <table:table-cell table:style-name="ce6" table:formula="of:=MAX((1-[.$B$6])*[.E260] + [.$B$6] * [.E260]*[.E260];0)" office:value-type="float" office:value="0.367652665273217" calcext:value-type="float">
            <text:p>0.367652665273217</text:p>
          </table:table-cell>
          <table:table-cell table:style-name="ce5" table:formula="of:=[.F260]*[.$G$8]+[.$G$7]" office:value-type="float" office:value="8.53389297138817" calcext:value-type="float">
            <text:p>8.53389297138817</text:p>
          </table:table-cell>
          <table:table-cell table:style-name="ce7" table:formula="of:=([.B260]-[.$G$7])/[.F260]" office:value-type="float" office:value="23.1186647633682" calcext:value-type="float">
            <text:p>23.1186647633682</text:p>
          </table:table-cell>
          <table:table-cell table:number-columns-repeated="1016"/>
        </table:table-row>
        <table:table-row table:style-name="ro1">
          <table:table-cell table:style-name="ce5" office:value-type="float" office:value="1527.24182499998" calcext:value-type="float">
            <text:p>1527.24182499998</text:p>
          </table:table-cell>
          <table:table-cell table:style-name="ce5" office:value-type="float" office:value="8.868566409168" calcext:value-type="float">
            <text:p>8.868566409168</text:p>
          </table:table-cell>
          <table:table-cell table:style-name="ce5" office:value-type="float" office:value="15.9865621589495" calcext:value-type="float">
            <text:p>15.9865621589495</text:p>
          </table:table-cell>
          <table:table-cell table:style-name="ce5" office:value-type="float" office:value="26.1839214483786" calcext:value-type="float">
            <text:p>26.1839214483786</text:p>
          </table:table-cell>
          <table:table-cell table:style-name="ce5" table:formula="of:=([.C261]/MAX([.$C$12:.$C$1000]))*MAX(0;([.A261]-[.$G$5])/([.$G$6]-[.$G$5]))" office:value-type="float" office:value="0.527368269924191" calcext:value-type="float">
            <text:p>0.527368269924191</text:p>
          </table:table-cell>
          <table:table-cell table:style-name="ce6" table:formula="of:=MAX((1-[.$B$6])*[.E261] + [.$B$6] * [.E261]*[.E261];0)" office:value-type="float" office:value="0.370340153909336" calcext:value-type="float">
            <text:p>0.370340153909336</text:p>
          </table:table-cell>
          <table:table-cell table:style-name="ce5" table:formula="of:=[.F261]*[.$G$8]+[.$G$7]" office:value-type="float" office:value="8.5939132050663" calcext:value-type="float">
            <text:p>8.5939132050663</text:p>
          </table:table-cell>
          <table:table-cell table:style-name="ce7" table:formula="of:=([.B261]-[.$G$7])/[.F261]" office:value-type="float" office:value="23.0748287960696" calcext:value-type="float">
            <text:p>23.0748287960696</text:p>
          </table:table-cell>
          <table:table-cell table:number-columns-repeated="1016"/>
        </table:table-row>
        <table:table-row table:style-name="ro1">
          <table:table-cell table:style-name="ce5" office:value-type="float" office:value="1529.24314999998" calcext:value-type="float">
            <text:p>1529.24314999998</text:p>
          </table:table-cell>
          <table:table-cell table:style-name="ce5" office:value-type="float" office:value="8.92040208584504" calcext:value-type="float">
            <text:p>8.92040208584504</text:p>
          </table:table-cell>
          <table:table-cell table:style-name="ce5" office:value-type="float" office:value="15.9856378229377" calcext:value-type="float">
            <text:p>15.9856378229377</text:p>
          </table:table-cell>
          <table:table-cell table:style-name="ce5" office:value-type="float" office:value="26.4533365145704" calcext:value-type="float">
            <text:p>26.4533365145704</text:p>
          </table:table-cell>
          <table:table-cell table:style-name="ce5" table:formula="of:=([.C262]/MAX([.$C$12:.$C$1000]))*MAX(0;([.A262]-[.$G$5])/([.$G$6]-[.$G$5]))" office:value-type="float" office:value="0.529549181297261" calcext:value-type="float">
            <text:p>0.529549181297261</text:p>
          </table:table-cell>
          <table:table-cell table:style-name="ce6" table:formula="of:=MAX((1-[.$B$6])*[.E262] + [.$B$6] * [.E262]*[.E262];0)" office:value-type="float" office:value="0.372599268389924" calcext:value-type="float">
            <text:p>0.372599268389924</text:p>
          </table:table-cell>
          <table:table-cell table:style-name="ce5" table:formula="of:=[.F262]*[.$G$8]+[.$G$7]" office:value-type="float" office:value="8.64436647106645" calcext:value-type="float">
            <text:p>8.64436647106645</text:p>
          </table:table-cell>
          <table:table-cell table:style-name="ce7" table:formula="of:=([.B262]-[.$G$7])/[.F262]" office:value-type="float" office:value="23.0740424198791" calcext:value-type="float">
            <text:p>23.0740424198791</text:p>
          </table:table-cell>
          <table:table-cell table:number-columns-repeated="1016"/>
        </table:table-row>
        <table:table-row table:style-name="ro1">
          <table:table-cell table:style-name="ce5" office:value-type="float" office:value="1531.28612500002" calcext:value-type="float">
            <text:p>1531.28612500002</text:p>
          </table:table-cell>
          <table:table-cell table:style-name="ce5" office:value-type="float" office:value="8.96766497750178" calcext:value-type="float">
            <text:p>8.96766497750178</text:p>
          </table:table-cell>
          <table:table-cell table:style-name="ce5" office:value-type="float" office:value="15.984741836249" calcext:value-type="float">
            <text:p>15.984741836249</text:p>
          </table:table-cell>
          <table:table-cell table:style-name="ce5" office:value-type="float" office:value="26.7322117669898" calcext:value-type="float">
            <text:p>26.7322117669898</text:p>
          </table:table-cell>
          <table:table-cell table:style-name="ce5" table:formula="of:=([.C263]/MAX([.$C$12:.$C$1000]))*MAX(0;([.A263]-[.$G$5])/([.$G$6]-[.$G$5]))" office:value-type="float" office:value="0.531776799378487" calcext:value-type="float">
            <text:p>0.531776799378487</text:p>
          </table:table-cell>
          <table:table-cell table:style-name="ce6" table:formula="of:=MAX((1-[.$B$6])*[.E263] + [.$B$6] * [.E263]*[.E263];0)" office:value-type="float" office:value="0.374912951315094" calcext:value-type="float">
            <text:p>0.374912951315094</text:p>
          </table:table-cell>
          <table:table-cell table:style-name="ce5" table:formula="of:=[.F263]*[.$G$8]+[.$G$7]" office:value-type="float" office:value="8.69603842530635" calcext:value-type="float">
            <text:p>8.69603842530635</text:p>
          </table:table-cell>
          <table:table-cell table:style-name="ce7" table:formula="of:=([.B263]-[.$G$7])/[.F263]" office:value-type="float" office:value="23.0577102918923" calcext:value-type="float">
            <text:p>23.0577102918923</text:p>
          </table:table-cell>
          <table:table-cell table:number-columns-repeated="1016"/>
        </table:table-row>
        <table:table-row table:style-name="ro1">
          <table:table-cell table:style-name="ce5" office:value-type="float" office:value="1533.35587499999" calcext:value-type="float">
            <text:p>1533.35587499999</text:p>
          </table:table-cell>
          <table:table-cell table:style-name="ce5" office:value-type="float" office:value="9.01351464833048" calcext:value-type="float">
            <text:p>9.01351464833048</text:p>
          </table:table-cell>
          <table:table-cell table:style-name="ce5" office:value-type="float" office:value="15.9838958696557" calcext:value-type="float">
            <text:p>15.9838958696557</text:p>
          </table:table-cell>
          <table:table-cell table:style-name="ce5" office:value-type="float" office:value="26.9709932501095" calcext:value-type="float">
            <text:p>26.9709932501095</text:p>
          </table:table-cell>
          <table:table-cell table:style-name="ce5" table:formula="of:=([.C264]/MAX([.$C$12:.$C$1000]))*MAX(0;([.A264]-[.$G$5])/([.$G$6]-[.$G$5]))" office:value-type="float" office:value="0.534035417866491" calcext:value-type="float">
            <text:p>0.534035417866491</text:p>
          </table:table-cell>
          <table:table-cell table:style-name="ce6" table:formula="of:=MAX((1-[.$B$6])*[.E264] + [.$B$6] * [.E264]*[.E264];0)" office:value-type="float" office:value="0.37726521595818" calcext:value-type="float">
            <text:p>0.37726521595818</text:p>
          </table:table-cell>
          <table:table-cell table:style-name="ce5" table:formula="of:=[.F264]*[.$G$8]+[.$G$7]" office:value-type="float" office:value="8.74857203294782" calcext:value-type="float">
            <text:p>8.74857203294782</text:p>
          </table:table-cell>
          <table:table-cell table:style-name="ce7" table:formula="of:=([.B264]-[.$G$7])/[.F264]" office:value-type="float" office:value="23.0354761566299" calcext:value-type="float">
            <text:p>23.0354761566299</text:p>
          </table:table-cell>
          <table:table-cell table:number-columns-repeated="1016"/>
        </table:table-row>
        <table:table-row table:style-name="ro1">
          <table:table-cell table:style-name="ce5" office:value-type="float" office:value="1535.86252499998" calcext:value-type="float">
            <text:p>1535.86252499998</text:p>
          </table:table-cell>
          <table:table-cell table:style-name="ce5" office:value-type="float" office:value="9.06791600548421" calcext:value-type="float">
            <text:p>9.06791600548421</text:p>
          </table:table-cell>
          <table:table-cell table:style-name="ce5" office:value-type="float" office:value="15.9836015541988" calcext:value-type="float">
            <text:p>15.9836015541988</text:p>
          </table:table-cell>
          <table:table-cell table:style-name="ce5" office:value-type="float" office:value="27.0547826198818" calcext:value-type="float">
            <text:p>27.0547826198818</text:p>
          </table:table-cell>
          <table:table-cell table:style-name="ce5" table:formula="of:=([.C265]/MAX([.$C$12:.$C$1000]))*MAX(0;([.A265]-[.$G$5])/([.$G$6]-[.$G$5]))" office:value-type="float" office:value="0.536795004134078" calcext:value-type="float">
            <text:p>0.536795004134078</text:p>
          </table:table-cell>
          <table:table-cell table:style-name="ce6" table:formula="of:=MAX((1-[.$B$6])*[.E265] + [.$B$6] * [.E265]*[.E265];0)" office:value-type="float" office:value="0.380147943701491" calcext:value-type="float">
            <text:p>0.380147943701491</text:p>
          </table:table-cell>
          <table:table-cell table:style-name="ce5" table:formula="of:=[.F265]*[.$G$8]+[.$G$7]" office:value-type="float" office:value="8.8129525815606" calcext:value-type="float">
            <text:p>8.8129525815606</text:p>
          </table:table-cell>
          <table:table-cell table:style-name="ce7" table:formula="of:=([.B265]-[.$G$7])/[.F265]" office:value-type="float" office:value="23.0038998999586" calcext:value-type="float">
            <text:p>23.0038998999586</text:p>
          </table:table-cell>
          <table:table-cell table:number-columns-repeated="1016"/>
        </table:table-row>
        <table:table-row table:style-name="ro1">
          <table:table-cell table:style-name="ce5" office:value-type="float" office:value="1537.79500000002" calcext:value-type="float">
            <text:p>1537.79500000002</text:p>
          </table:table-cell>
          <table:table-cell table:style-name="ce5" office:value-type="float" office:value="9.11815105159962" calcext:value-type="float">
            <text:p>9.11815105159962</text:p>
          </table:table-cell>
          <table:table-cell table:style-name="ce5" office:value-type="float" office:value="15.9824426830364" calcext:value-type="float">
            <text:p>15.9824426830364</text:p>
          </table:table-cell>
          <table:table-cell table:style-name="ce5" office:value-type="float" office:value="27.3762462206241" calcext:value-type="float">
            <text:p>27.3762462206241</text:p>
          </table:table-cell>
          <table:table-cell table:style-name="ce5" table:formula="of:=([.C266]/MAX([.$C$12:.$C$1000]))*MAX(0;([.A266]-[.$G$5])/([.$G$6]-[.$G$5]))" office:value-type="float" office:value="0.538890984087998" calcext:value-type="float">
            <text:p>0.538890984087998</text:p>
          </table:table-cell>
          <table:table-cell table:style-name="ce6" table:formula="of:=MAX((1-[.$B$6])*[.E266] + [.$B$6] * [.E266]*[.E266];0)" office:value-type="float" office:value="0.382343864533298" calcext:value-type="float">
            <text:p>0.382343864533298</text:p>
          </table:table-cell>
          <table:table-cell table:style-name="ce5" table:formula="of:=[.F266]*[.$G$8]+[.$G$7]" office:value-type="float" office:value="8.86199453087058" calcext:value-type="float">
            <text:p>8.86199453087058</text:p>
          </table:table-cell>
          <table:table-cell table:style-name="ce7" table:formula="of:=([.B266]-[.$G$7])/[.F266]" office:value-type="float" office:value="23.0031683676558" calcext:value-type="float">
            <text:p>23.0031683676558</text:p>
          </table:table-cell>
          <table:table-cell table:number-columns-repeated="1016"/>
        </table:table-row>
        <table:table-row table:style-name="ro1">
          <table:table-cell table:style-name="ce5" office:value-type="float" office:value="1539.95739999997" calcext:value-type="float">
            <text:p>1539.95739999997</text:p>
          </table:table-cell>
          <table:table-cell table:style-name="ce5" office:value-type="float" office:value="9.17379171987595" calcext:value-type="float">
            <text:p>9.17379171987595</text:p>
          </table:table-cell>
          <table:table-cell table:style-name="ce5" office:value-type="float" office:value="15.981334160382" calcext:value-type="float">
            <text:p>15.981334160382</text:p>
          </table:table-cell>
          <table:table-cell table:style-name="ce5" office:value-type="float" office:value="27.7170887898203" calcext:value-type="float">
            <text:p>27.7170887898203</text:p>
          </table:table-cell>
          <table:table-cell table:style-name="ce5" table:formula="of:=([.C267]/MAX([.$C$12:.$C$1000]))*MAX(0;([.A267]-[.$G$5])/([.$G$6]-[.$G$5]))" office:value-type="float" office:value="0.541242350573932" calcext:value-type="float">
            <text:p>0.541242350573932</text:p>
          </table:table-cell>
          <table:table-cell table:style-name="ce6" table:formula="of:=MAX((1-[.$B$6])*[.E267] + [.$B$6] * [.E267]*[.E267];0)" office:value-type="float" office:value="0.384813937406876" calcext:value-type="float">
            <text:p>0.384813937406876</text:p>
          </table:table-cell>
          <table:table-cell table:style-name="ce5" table:formula="of:=[.F267]*[.$G$8]+[.$G$7]" office:value-type="float" office:value="8.91715917383192" calcext:value-type="float">
            <text:p>8.91715917383192</text:p>
          </table:table-cell>
          <table:table-cell table:style-name="ce7" table:formula="of:=([.B267]-[.$G$7])/[.F267]" office:value-type="float" office:value="23.0001049809112" calcext:value-type="float">
            <text:p>23.0001049809112</text:p>
          </table:table-cell>
          <table:table-cell table:number-columns-repeated="1016"/>
        </table:table-row>
        <table:table-row table:style-name="ro1">
          <table:table-cell table:style-name="ce5" office:value-type="float" office:value="1542.107475" calcext:value-type="float">
            <text:p>1542.107475</text:p>
          </table:table-cell>
          <table:table-cell table:style-name="ce5" office:value-type="float" office:value="9.23104937056186" calcext:value-type="float">
            <text:p>9.23104937056186</text:p>
          </table:table-cell>
          <table:table-cell table:style-name="ce5" office:value-type="float" office:value="15.9807150711292" calcext:value-type="float">
            <text:p>15.9807150711292</text:p>
          </table:table-cell>
          <table:table-cell table:style-name="ce5" office:value-type="float" office:value="27.9238591442694" calcext:value-type="float">
            <text:p>27.9238591442694</text:p>
          </table:table-cell>
          <table:table-cell table:style-name="ce5" table:formula="of:=([.C268]/MAX([.$C$12:.$C$1000]))*MAX(0;([.A268]-[.$G$5])/([.$G$6]-[.$G$5]))" office:value-type="float" office:value="0.543596419991908" calcext:value-type="float">
            <text:p>0.543596419991908</text:p>
          </table:table-cell>
          <table:table-cell table:style-name="ce6" table:formula="of:=MAX((1-[.$B$6])*[.E268] + [.$B$6] * [.E268]*[.E268];0)" office:value-type="float" office:value="0.387293828128658" calcext:value-type="float">
            <text:p>0.387293828128658</text:p>
          </table:table-cell>
          <table:table-cell table:style-name="ce5" table:formula="of:=[.F268]*[.$G$8]+[.$G$7]" office:value-type="float" office:value="8.9725430808063" calcext:value-type="float">
            <text:p>8.9725430808063</text:p>
          </table:table-cell>
          <table:table-cell table:style-name="ce7" table:formula="of:=([.B268]-[.$G$7])/[.F268]" office:value-type="float" office:value="23.0006727765428" calcext:value-type="float">
            <text:p>23.0006727765428</text:p>
          </table:table-cell>
          <table:table-cell table:number-columns-repeated="1016"/>
        </table:table-row>
        <table:table-row table:style-name="ro1">
          <table:table-cell table:style-name="ce5" office:value-type="float" office:value="1543.91245000002" calcext:value-type="float">
            <text:p>1543.91245000002</text:p>
          </table:table-cell>
          <table:table-cell table:style-name="ce5" office:value-type="float" office:value="9.27735129661001" calcext:value-type="float">
            <text:p>9.27735129661001</text:p>
          </table:table-cell>
          <table:table-cell table:style-name="ce5" office:value-type="float" office:value="15.9798670992043" calcext:value-type="float">
            <text:p>15.9798670992043</text:p>
          </table:table-cell>
          <table:table-cell table:style-name="ce5" office:value-type="float" office:value="28.190662304882" calcext:value-type="float">
            <text:p>28.190662304882</text:p>
          </table:table-cell>
          <table:table-cell table:style-name="ce5" table:formula="of:=([.C269]/MAX([.$C$12:.$C$1000]))*MAX(0;([.A269]-[.$G$5])/([.$G$6]-[.$G$5]))" office:value-type="float" office:value="0.545561298352346" calcext:value-type="float">
            <text:p>0.545561298352346</text:p>
          </table:table-cell>
          <table:table-cell table:style-name="ce6" table:formula="of:=MAX((1-[.$B$6])*[.E269] + [.$B$6] * [.E269]*[.E269];0)" office:value-type="float" office:value="0.389369072454103" calcext:value-type="float">
            <text:p>0.389369072454103</text:p>
          </table:table-cell>
          <table:table-cell table:style-name="ce5" table:formula="of:=[.F269]*[.$G$8]+[.$G$7]" office:value-type="float" office:value="9.01888993700448" calcext:value-type="float">
            <text:p>9.01888993700448</text:p>
          </table:table-cell>
          <table:table-cell table:style-name="ce7" table:formula="of:=([.B269]-[.$G$7])/[.F269]" office:value-type="float" office:value="22.9969999383182" calcext:value-type="float">
            <text:p>22.9969999383182</text:p>
          </table:table-cell>
          <table:table-cell table:number-columns-repeated="1016"/>
        </table:table-row>
        <table:table-row table:style-name="ro1">
          <table:table-cell table:style-name="ce5" office:value-type="float" office:value="1546.303075" calcext:value-type="float">
            <text:p>1546.303075</text:p>
          </table:table-cell>
          <table:table-cell table:style-name="ce5" office:value-type="float" office:value="9.32807454297947" calcext:value-type="float">
            <text:p>9.32807454297947</text:p>
          </table:table-cell>
          <table:table-cell table:style-name="ce5" office:value-type="float" office:value="15.9784510265171" calcext:value-type="float">
            <text:p>15.9784510265171</text:p>
          </table:table-cell>
          <table:table-cell table:style-name="ce5" office:value-type="float" office:value="28.6134834049364" calcext:value-type="float">
            <text:p>28.6134834049364</text:p>
          </table:table-cell>
          <table:table-cell table:style-name="ce5" table:formula="of:=([.C270]/MAX([.$C$12:.$C$1000]))*MAX(0;([.A270]-[.$G$5])/([.$G$6]-[.$G$5]))" office:value-type="float" office:value="0.548153333570541" calcext:value-type="float">
            <text:p>0.548153333570541</text:p>
          </table:table-cell>
          <table:table-cell table:style-name="ce6" table:formula="of:=MAX((1-[.$B$6])*[.E270] + [.$B$6] * [.E270]*[.E270];0)" office:value-type="float" office:value="0.392114141996933" calcext:value-type="float">
            <text:p>0.392114141996933</text:p>
          </table:table-cell>
          <table:table-cell table:style-name="ce5" table:formula="of:=[.F270]*[.$G$8]+[.$G$7]" office:value-type="float" office:value="9.08019613685553" calcext:value-type="float">
            <text:p>9.08019613685553</text:p>
          </table:table-cell>
          <table:table-cell table:style-name="ce7" table:formula="of:=([.B270]-[.$G$7])/[.F270]" office:value-type="float" office:value="22.9653634416733" calcext:value-type="float">
            <text:p>22.9653634416733</text:p>
          </table:table-cell>
          <table:table-cell table:number-columns-repeated="1016"/>
        </table:table-row>
        <table:table-row table:style-name="ro1">
          <table:table-cell table:style-name="ce5" office:value-type="float" office:value="1548.41064999995" calcext:value-type="float">
            <text:p>1548.41064999995</text:p>
          </table:table-cell>
          <table:table-cell table:style-name="ce5" office:value-type="float" office:value="9.38122966697135" calcext:value-type="float">
            <text:p>9.38122966697135</text:p>
          </table:table-cell>
          <table:table-cell table:style-name="ce5" office:value-type="float" office:value="15.9775956452457" calcext:value-type="float">
            <text:p>15.9775956452457</text:p>
          </table:table-cell>
          <table:table-cell table:style-name="ce5" office:value-type="float" office:value="28.8981088505273" calcext:value-type="float">
            <text:p>28.8981088505273</text:p>
          </table:table-cell>
          <table:table-cell table:style-name="ce5" table:formula="of:=([.C271]/MAX([.$C$12:.$C$1000]))*MAX(0;([.A271]-[.$G$5])/([.$G$6]-[.$G$5]))" office:value-type="float" office:value="0.550451624059578" calcext:value-type="float">
            <text:p>0.550451624059578</text:p>
          </table:table-cell>
          <table:table-cell table:style-name="ce6" table:formula="of:=MAX((1-[.$B$6])*[.E271] + [.$B$6] * [.E271]*[.E271];0)" office:value-type="float" office:value="0.394555204872835" calcext:value-type="float">
            <text:p>0.394555204872835</text:p>
          </table:table-cell>
          <table:table-cell table:style-name="ce5" table:formula="of:=[.F271]*[.$G$8]+[.$G$7]" office:value-type="float" office:value="9.13471289360215" calcext:value-type="float">
            <text:p>9.13471289360215</text:p>
          </table:table-cell>
          <table:table-cell table:style-name="ce7" table:formula="of:=([.B271]-[.$G$7])/[.F271]" office:value-type="float" office:value="22.9580012979193" calcext:value-type="float">
            <text:p>22.9580012979193</text:p>
          </table:table-cell>
          <table:table-cell table:number-columns-repeated="1016"/>
        </table:table-row>
        <table:table-row table:style-name="ro1">
          <table:table-cell table:style-name="ce5" office:value-type="float" office:value="1550.27810000001" calcext:value-type="float">
            <text:p>1550.27810000001</text:p>
          </table:table-cell>
          <table:table-cell table:style-name="ce5" office:value-type="float" office:value="9.43239664903809" calcext:value-type="float">
            <text:p>9.43239664903809</text:p>
          </table:table-cell>
          <table:table-cell table:style-name="ce5" office:value-type="float" office:value="15.9767224396811" calcext:value-type="float">
            <text:p>15.9767224396811</text:p>
          </table:table-cell>
          <table:table-cell table:style-name="ce5" office:value-type="float" office:value="29.1992481618675" calcext:value-type="float">
            <text:p>29.1992481618675</text:p>
          </table:table-cell>
          <table:table-cell table:style-name="ce5" table:formula="of:=([.C272]/MAX([.$C$12:.$C$1000]))*MAX(0;([.A272]-[.$G$5])/([.$G$6]-[.$G$5]))" office:value-type="float" office:value="0.55248386577128" calcext:value-type="float">
            <text:p>0.55248386577128</text:p>
          </table:table-cell>
          <table:table-cell table:style-name="ce6" table:formula="of:=MAX((1-[.$B$6])*[.E272] + [.$B$6] * [.E272]*[.E272];0)" office:value-type="float" office:value="0.396719236156048" calcext:value-type="float">
            <text:p>0.396719236156048</text:p>
          </table:table-cell>
          <table:table-cell table:style-name="ce5" table:formula="of:=[.F272]*[.$G$8]+[.$G$7]" office:value-type="float" office:value="9.18304264709751" calcext:value-type="float">
            <text:p>9.18304264709751</text:p>
          </table:table-cell>
          <table:table-cell table:style-name="ce7" table:formula="of:=([.B272]-[.$G$7])/[.F272]" office:value-type="float" office:value="22.9617448750455" calcext:value-type="float">
            <text:p>22.9617448750455</text:p>
          </table:table-cell>
          <table:table-cell table:number-columns-repeated="1016"/>
        </table:table-row>
        <table:table-row table:style-name="ro1">
          <table:table-cell table:style-name="ce5" office:value-type="float" office:value="1552.81407499995" calcext:value-type="float">
            <text:p>1552.81407499995</text:p>
          </table:table-cell>
          <table:table-cell table:style-name="ce5" office:value-type="float" office:value="9.48308685113981" calcext:value-type="float">
            <text:p>9.48308685113981</text:p>
          </table:table-cell>
          <table:table-cell table:style-name="ce5" office:value-type="float" office:value="15.9761036478523" calcext:value-type="float">
            <text:p>15.9761036478523</text:p>
          </table:table-cell>
          <table:table-cell table:style-name="ce5" office:value-type="float" office:value="29.3998699143923" calcext:value-type="float">
            <text:p>29.3998699143923</text:p>
          </table:table-cell>
          <table:table-cell table:style-name="ce5" table:formula="of:=([.C273]/MAX([.$C$12:.$C$1000]))*MAX(0;([.A273]-[.$G$5])/([.$G$6]-[.$G$5]))" office:value-type="float" office:value="0.555262971980852" calcext:value-type="float">
            <text:p>0.555262971980852</text:p>
          </table:table-cell>
          <table:table-cell table:style-name="ce6" table:formula="of:=MAX((1-[.$B$6])*[.E273] + [.$B$6] * [.E273]*[.E273];0)" office:value-type="float" office:value="0.399686989506311" calcext:value-type="float">
            <text:p>0.399686989506311</text:p>
          </table:table-cell>
          <table:table-cell table:style-name="ce5" table:formula="of:=[.F273]*[.$G$8]+[.$G$7]" office:value-type="float" office:value="9.24932208998997" calcext:value-type="float">
            <text:p>9.24932208998997</text:p>
          </table:table-cell>
          <table:table-cell table:style-name="ce7" table:formula="of:=([.B273]-[.$G$7])/[.F273]" office:value-type="float" office:value="22.9180742186635" calcext:value-type="float">
            <text:p>22.9180742186635</text:p>
          </table:table-cell>
          <table:table-cell table:number-columns-repeated="1016"/>
        </table:table-row>
        <table:table-row table:style-name="ro1">
          <table:table-cell table:style-name="ce5" office:value-type="float" office:value="1554.81539999995" calcext:value-type="float">
            <text:p>1554.81539999995</text:p>
          </table:table-cell>
          <table:table-cell table:style-name="ce5" office:value-type="float" office:value="9.53783364605896" calcext:value-type="float">
            <text:p>9.53783364605896</text:p>
          </table:table-cell>
          <table:table-cell table:style-name="ce5" office:value-type="float" office:value="15.97513230269" calcext:value-type="float">
            <text:p>15.97513230269</text:p>
          </table:table-cell>
          <table:table-cell table:style-name="ce5" office:value-type="float" office:value="29.6987074618483" calcext:value-type="float">
            <text:p>29.6987074618483</text:p>
          </table:table-cell>
          <table:table-cell table:style-name="ce5" table:formula="of:=([.C274]/MAX([.$C$12:.$C$1000]))*MAX(0;([.A274]-[.$G$5])/([.$G$6]-[.$G$5]))" office:value-type="float" office:value="0.55743916233358" calcext:value-type="float">
            <text:p>0.55743916233358</text:p>
          </table:table-cell>
          <table:table-cell table:style-name="ce6" table:formula="of:=MAX((1-[.$B$6])*[.E274] + [.$B$6] * [.E274]*[.E274];0)" office:value-type="float" office:value="0.402017694476418" calcext:value-type="float">
            <text:p>0.402017694476418</text:p>
          </table:table-cell>
          <table:table-cell table:style-name="ce5" table:formula="of:=[.F274]*[.$G$8]+[.$G$7]" office:value-type="float" office:value="9.30137420104284" calcext:value-type="float">
            <text:p>9.30137420104284</text:p>
          </table:table-cell>
          <table:table-cell table:style-name="ce7" table:formula="of:=([.B274]-[.$G$7])/[.F274]" office:value-type="float" office:value="22.9213863251969" calcext:value-type="float">
            <text:p>22.9213863251969</text:p>
          </table:table-cell>
          <table:table-cell table:number-columns-repeated="1016"/>
        </table:table-row>
        <table:table-row table:style-name="ro1">
          <table:table-cell table:style-name="ce5" office:value-type="float" office:value="1557.00839999998" calcext:value-type="float">
            <text:p>1557.00839999998</text:p>
          </table:table-cell>
          <table:table-cell table:style-name="ce5" office:value-type="float" office:value="9.58721426453367" calcext:value-type="float">
            <text:p>9.58721426453367</text:p>
          </table:table-cell>
          <table:table-cell table:style-name="ce5" office:value-type="float" office:value="15.9749518820401" calcext:value-type="float">
            <text:p>15.9749518820401</text:p>
          </table:table-cell>
          <table:table-cell table:style-name="ce5" office:value-type="float" office:value="29.762114539195" calcext:value-type="float">
            <text:p>29.762114539195</text:p>
          </table:table-cell>
          <table:table-cell table:style-name="ce5" table:formula="of:=([.C275]/MAX([.$C$12:.$C$1000]))*MAX(0;([.A275]-[.$G$5])/([.$G$6]-[.$G$5]))" office:value-type="float" office:value="0.559854445514886" calcext:value-type="float">
            <text:p>0.559854445514886</text:p>
          </table:table-cell>
          <table:table-cell table:style-name="ce6" table:formula="of:=MAX((1-[.$B$6])*[.E275] + [.$B$6] * [.E275]*[.E275];0)" office:value-type="float" office:value="0.404611454943059" calcext:value-type="float">
            <text:p>0.404611454943059</text:p>
          </table:table-cell>
          <table:table-cell table:style-name="ce5" table:formula="of:=[.F275]*[.$G$8]+[.$G$7]" office:value-type="float" office:value="9.35930118433148" calcext:value-type="float">
            <text:p>9.35930118433148</text:p>
          </table:table-cell>
          <table:table-cell table:style-name="ce7" table:formula="of:=([.B275]-[.$G$7])/[.F275]" office:value-type="float" office:value="22.896493388793" calcext:value-type="float">
            <text:p>22.896493388793</text:p>
          </table:table-cell>
          <table:table-cell table:number-columns-repeated="1016"/>
        </table:table-row>
        <table:table-row table:style-name="ro1">
          <table:table-cell table:style-name="ce5" office:value-type="float" office:value="1559.119375" calcext:value-type="float">
            <text:p>1559.119375</text:p>
          </table:table-cell>
          <table:table-cell table:style-name="ce5" office:value-type="float" office:value="9.64548507203864" calcext:value-type="float">
            <text:p>9.64548507203864</text:p>
          </table:table-cell>
          <table:table-cell table:style-name="ce5" office:value-type="float" office:value="15.9741448408568" calcext:value-type="float">
            <text:p>15.9741448408568</text:p>
          </table:table-cell>
          <table:table-cell table:style-name="ce5" office:value-type="float" office:value="30.0075590547605" calcext:value-type="float">
            <text:p>30.0075590547605</text:p>
          </table:table-cell>
          <table:table-cell table:style-name="ce5" table:formula="of:=([.C276]/MAX([.$C$12:.$C$1000]))*MAX(0;([.A276]-[.$G$5])/([.$G$6]-[.$G$5]))" office:value-type="float" office:value="0.562157048632843" calcext:value-type="float">
            <text:p>0.562157048632843</text:p>
          </table:table-cell>
          <table:table-cell table:style-name="ce6" table:formula="of:=MAX((1-[.$B$6])*[.E276] + [.$B$6] * [.E276]*[.E276];0)" office:value-type="float" office:value="0.407091052810532" calcext:value-type="float">
            <text:p>0.407091052810532</text:p>
          </table:table-cell>
          <table:table-cell table:style-name="ce5" table:formula="of:=[.F276]*[.$G$8]+[.$G$7]" office:value-type="float" office:value="9.41467855093067" calcext:value-type="float">
            <text:p>9.41467855093067</text:p>
          </table:table-cell>
          <table:table-cell table:style-name="ce7" table:formula="of:=([.B276]-[.$G$7])/[.F276]" office:value-type="float" office:value="22.9001699896791" calcext:value-type="float">
            <text:p>22.9001699896791</text:p>
          </table:table-cell>
          <table:table-cell table:number-columns-repeated="1016"/>
        </table:table-row>
        <table:table-row table:style-name="ro1">
          <table:table-cell table:style-name="ce5" office:value-type="float" office:value="1561.19932499994" calcext:value-type="float">
            <text:p>1561.19932499994</text:p>
          </table:table-cell>
          <table:table-cell table:style-name="ce5" office:value-type="float" office:value="9.70379203704701" calcext:value-type="float">
            <text:p>9.70379203704701</text:p>
          </table:table-cell>
          <table:table-cell table:style-name="ce5" office:value-type="float" office:value="15.9735091033611" calcext:value-type="float">
            <text:p>15.9735091033611</text:p>
          </table:table-cell>
          <table:table-cell table:style-name="ce5" office:value-type="float" office:value="30.2164523884981" calcext:value-type="float">
            <text:p>30.2164523884981</text:p>
          </table:table-cell>
          <table:table-cell table:style-name="ce5" table:formula="of:=([.C277]/MAX([.$C$12:.$C$1000]))*MAX(0;([.A277]-[.$G$5])/([.$G$6]-[.$G$5]))" office:value-type="float" office:value="0.564431214015145" calcext:value-type="float">
            <text:p>0.564431214015145</text:p>
          </table:table-cell>
          <table:table-cell table:style-name="ce6" table:formula="of:=MAX((1-[.$B$6])*[.E277] + [.$B$6] * [.E277]*[.E277];0)" office:value-type="float" office:value="0.409546584259008" calcext:value-type="float">
            <text:p>0.409546584259008</text:p>
          </table:table-cell>
          <table:table-cell table:style-name="ce5" table:formula="of:=[.F277]*[.$G$8]+[.$G$7]" office:value-type="float" office:value="9.46951843726943" calcext:value-type="float">
            <text:p>9.46951843726943</text:p>
          </table:table-cell>
          <table:table-cell table:style-name="ce7" table:formula="of:=([.B277]-[.$G$7])/[.F277]" office:value-type="float" office:value="22.9052362690794" calcext:value-type="float">
            <text:p>22.9052362690794</text:p>
          </table:table-cell>
          <table:table-cell table:number-columns-repeated="1016"/>
        </table:table-row>
        <table:table-row table:style-name="ro1">
          <table:table-cell table:style-name="ce5" office:value-type="float" office:value="1563.19384999996" calcext:value-type="float">
            <text:p>1563.19384999996</text:p>
          </table:table-cell>
          <table:table-cell table:style-name="ce5" office:value-type="float" office:value="9.75820214526895" calcext:value-type="float">
            <text:p>9.75820214526895</text:p>
          </table:table-cell>
          <table:table-cell table:style-name="ce5" office:value-type="float" office:value="15.9726981305782" calcext:value-type="float">
            <text:p>15.9726981305782</text:p>
          </table:table-cell>
          <table:table-cell table:style-name="ce5" office:value-type="float" office:value="30.4675769209219" calcext:value-type="float">
            <text:p>30.4675769209219</text:p>
          </table:table-cell>
          <table:table-cell table:style-name="ce5" table:formula="of:=([.C278]/MAX([.$C$12:.$C$1000]))*MAX(0;([.A278]-[.$G$5])/([.$G$6]-[.$G$5]))" office:value-type="float" office:value="0.566604663748816" calcext:value-type="float">
            <text:p>0.566604663748816</text:p>
          </table:table-cell>
          <table:table-cell table:style-name="ce6" table:formula="of:=MAX((1-[.$B$6])*[.E278] + [.$B$6] * [.E278]*[.E278];0)" office:value-type="float" office:value="0.411899457925665" calcext:value-type="float">
            <text:p>0.411899457925665</text:p>
          </table:table-cell>
          <table:table-cell table:style-name="ce5" table:formula="of:=[.F278]*[.$G$8]+[.$G$7]" office:value-type="float" office:value="9.52206564635894" calcext:value-type="float">
            <text:p>9.52206564635894</text:p>
          </table:table-cell>
          <table:table-cell table:style-name="ce7" table:formula="of:=([.B278]-[.$G$7])/[.F278]" office:value-type="float" office:value="22.9064913835641" calcext:value-type="float">
            <text:p>22.9064913835641</text:p>
          </table:table-cell>
          <table:table-cell table:number-columns-repeated="1016"/>
        </table:table-row>
        <table:table-row table:style-name="ro1">
          <table:table-cell table:style-name="ce5" office:value-type="float" office:value="1565.68392499998" calcext:value-type="float">
            <text:p>1565.68392499998</text:p>
          </table:table-cell>
          <table:table-cell table:style-name="ce5" office:value-type="float" office:value="9.82074406267181" calcext:value-type="float">
            <text:p>9.82074406267181</text:p>
          </table:table-cell>
          <table:table-cell table:style-name="ce5" office:value-type="float" office:value="15.971908299619" calcext:value-type="float">
            <text:p>15.971908299619</text:p>
          </table:table-cell>
          <table:table-cell table:style-name="ce5" office:value-type="float" office:value="30.7224750501596" calcext:value-type="float">
            <text:p>30.7224750501596</text:p>
          </table:table-cell>
          <table:table-cell table:style-name="ce5" table:formula="of:=([.C279]/MAX([.$C$12:.$C$1000]))*MAX(0;([.A279]-[.$G$5])/([.$G$6]-[.$G$5]))" office:value-type="float" office:value="0.569325740225183" calcext:value-type="float">
            <text:p>0.569325740225183</text:p>
          </table:table-cell>
          <table:table-cell table:style-name="ce6" table:formula="of:=MAX((1-[.$B$6])*[.E279] + [.$B$6] * [.E279]*[.E279];0)" office:value-type="float" office:value="0.414853556927577" calcext:value-type="float">
            <text:p>0.414853556927577</text:p>
          </table:table-cell>
          <table:table-cell table:style-name="ce5" table:formula="of:=[.F279]*[.$G$8]+[.$G$7]" office:value-type="float" office:value="9.58804014389547" calcext:value-type="float">
            <text:p>9.58804014389547</text:p>
          </table:table-cell>
          <table:table-cell table:style-name="ce7" table:formula="of:=([.B279]-[.$G$7])/[.F279]" office:value-type="float" office:value="22.8941349125997" calcext:value-type="float">
            <text:p>22.8941349125997</text:p>
          </table:table-cell>
          <table:table-cell table:number-columns-repeated="1016"/>
        </table:table-row>
        <table:table-row table:style-name="ro1">
          <table:table-cell table:style-name="ce5" office:value-type="float" office:value="1567.52459999995" calcext:value-type="float">
            <text:p>1567.52459999995</text:p>
          </table:table-cell>
          <table:table-cell table:style-name="ce5" office:value-type="float" office:value="9.87511113596409" calcext:value-type="float">
            <text:p>9.87511113596409</text:p>
          </table:table-cell>
          <table:table-cell table:style-name="ce5" office:value-type="float" office:value="15.9711902255143" calcext:value-type="float">
            <text:p>15.9711902255143</text:p>
          </table:table-cell>
          <table:table-cell table:style-name="ce5" office:value-type="float" office:value="30.9320822672329" calcext:value-type="float">
            <text:p>30.9320822672329</text:p>
          </table:table-cell>
          <table:table-cell table:style-name="ce5" table:formula="of:=([.C280]/MAX([.$C$12:.$C$1000]))*MAX(0;([.A280]-[.$G$5])/([.$G$6]-[.$G$5]))" office:value-type="float" office:value="0.571332196139747" calcext:value-type="float">
            <text:p>0.571332196139747</text:p>
          </table:table-cell>
          <table:table-cell table:style-name="ce6" table:formula="of:=MAX((1-[.$B$6])*[.E280] + [.$B$6] * [.E280]*[.E280];0)" office:value-type="float" office:value="0.417037813929602" calcext:value-type="float">
            <text:p>0.417037813929602</text:p>
          </table:table-cell>
          <table:table-cell table:style-name="ce5" table:formula="of:=[.F280]*[.$G$8]+[.$G$7]" office:value-type="float" office:value="9.63682160250804" calcext:value-type="float">
            <text:p>9.63682160250804</text:p>
          </table:table-cell>
          <table:table-cell table:style-name="ce7" table:formula="of:=([.B280]-[.$G$7])/[.F280]" office:value-type="float" office:value="22.9045905563291" calcext:value-type="float">
            <text:p>22.9045905563291</text:p>
          </table:table-cell>
          <table:table-cell table:number-columns-repeated="1016"/>
        </table:table-row>
        <table:table-row table:style-name="ro1">
          <table:table-cell table:style-name="ce5" office:value-type="float" office:value="1569.82937500001" calcext:value-type="float">
            <text:p>1569.82937500001</text:p>
          </table:table-cell>
          <table:table-cell table:style-name="ce5" office:value-type="float" office:value="9.92063516614653" calcext:value-type="float">
            <text:p>9.92063516614653</text:p>
          </table:table-cell>
          <table:table-cell table:style-name="ce5" office:value-type="float" office:value="15.9704618927017" calcext:value-type="float">
            <text:p>15.9704618927017</text:p>
          </table:table-cell>
          <table:table-cell table:style-name="ce5" office:value-type="float" office:value="31.184530019415" calcext:value-type="float">
            <text:p>31.184530019415</text:p>
          </table:table-cell>
          <table:table-cell table:style-name="ce5" table:formula="of:=([.C281]/MAX([.$C$12:.$C$1000]))*MAX(0;([.A281]-[.$G$5])/([.$G$6]-[.$G$5]))" office:value-type="float" office:value="0.573850430660764" calcext:value-type="float">
            <text:p>0.573850430660764</text:p>
          </table:table-cell>
          <table:table-cell table:style-name="ce6" table:formula="of:=MAX((1-[.$B$6])*[.E281] + [.$B$6] * [.E281]*[.E281];0)" office:value-type="float" office:value="0.419786378909296" calcext:value-type="float">
            <text:p>0.419786378909296</text:p>
          </table:table-cell>
          <table:table-cell table:style-name="ce5" table:formula="of:=[.F281]*[.$G$8]+[.$G$7]" office:value-type="float" office:value="9.69820586666588" calcext:value-type="float">
            <text:p>9.69820586666588</text:p>
          </table:table-cell>
          <table:table-cell table:style-name="ce7" table:formula="of:=([.B281]-[.$G$7])/[.F281]" office:value-type="float" office:value="22.8630677100181" calcext:value-type="float">
            <text:p>22.8630677100181</text:p>
          </table:table-cell>
          <table:table-cell table:number-columns-repeated="1016"/>
        </table:table-row>
        <table:table-row table:style-name="ro1">
          <table:table-cell table:style-name="ce5" office:value-type="float" office:value="1571.64879999989" calcext:value-type="float">
            <text:p>1571.64879999989</text:p>
          </table:table-cell>
          <table:table-cell table:style-name="ce5" office:value-type="float" office:value="9.95834587079765" calcext:value-type="float">
            <text:p>9.95834587079765</text:p>
          </table:table-cell>
          <table:table-cell table:style-name="ce5" office:value-type="float" office:value="15.9693579950421" calcext:value-type="float">
            <text:p>15.9693579950421</text:p>
          </table:table-cell>
          <table:table-cell table:style-name="ce5" office:value-type="float" office:value="31.4740803644578" calcext:value-type="float">
            <text:p>31.4740803644578</text:p>
          </table:table-cell>
          <table:table-cell table:style-name="ce5" table:formula="of:=([.C282]/MAX([.$C$12:.$C$1000]))*MAX(0;([.A282]-[.$G$5])/([.$G$6]-[.$G$5]))" office:value-type="float" office:value="0.575819127594704" calcext:value-type="float">
            <text:p>0.575819127594704</text:p>
          </table:table-cell>
          <table:table-cell table:style-name="ce6" table:formula="of:=MAX((1-[.$B$6])*[.E282] + [.$B$6] * [.E282]*[.E282];0)" office:value-type="float" office:value="0.421940707863514" calcext:value-type="float">
            <text:p>0.421940707863514</text:p>
          </table:table-cell>
          <table:table-cell table:style-name="ce5" table:formula="of:=[.F282]*[.$G$8]+[.$G$7]" office:value-type="float" office:value="9.74631893606231" calcext:value-type="float">
            <text:p>9.74631893606231</text:p>
          </table:table-cell>
          <table:table-cell table:style-name="ce7" table:formula="of:=([.B282]-[.$G$7])/[.F282]" office:value-type="float" office:value="22.8357087378125" calcext:value-type="float">
            <text:p>22.8357087378125</text:p>
          </table:table-cell>
          <table:table-cell table:number-columns-repeated="1016"/>
        </table:table-row>
        <table:table-row table:style-name="ro1">
          <table:table-cell table:style-name="ce5" office:value-type="float" office:value="1573.71345" calcext:value-type="float">
            <text:p>1573.71345</text:p>
          </table:table-cell>
          <table:table-cell table:style-name="ce5" office:value-type="float" office:value="9.99790870756861" calcext:value-type="float">
            <text:p>9.99790870756861</text:p>
          </table:table-cell>
          <table:table-cell table:style-name="ce5" office:value-type="float" office:value="15.9689250281237" calcext:value-type="float">
            <text:p>15.9689250281237</text:p>
          </table:table-cell>
          <table:table-cell table:style-name="ce5" office:value-type="float" office:value="31.5788810528943" calcext:value-type="float">
            <text:p>31.5788810528943</text:p>
          </table:table-cell>
          <table:table-cell table:style-name="ce5" table:formula="of:=([.C283]/MAX([.$C$12:.$C$1000]))*MAX(0;([.A283]-[.$G$5])/([.$G$6]-[.$G$5]))" office:value-type="float" office:value="0.578082506414561" calcext:value-type="float">
            <text:p>0.578082506414561</text:p>
          </table:table-cell>
          <table:table-cell table:style-name="ce6" table:formula="of:=MAX((1-[.$B$6])*[.E283] + [.$B$6] * [.E283]*[.E283];0)" office:value-type="float" office:value="0.424423539433588" calcext:value-type="float">
            <text:p>0.424423539433588</text:p>
          </table:table-cell>
          <table:table-cell table:style-name="ce5" table:formula="of:=[.F283]*[.$G$8]+[.$G$7]" office:value-type="float" office:value="9.80176852160343" calcext:value-type="float">
            <text:p>9.80176852160343</text:p>
          </table:table-cell>
          <table:table-cell table:style-name="ce7" table:formula="of:=([.B283]-[.$G$7])/[.F283]" office:value-type="float" office:value="22.7953377870609" calcext:value-type="float">
            <text:p>22.7953377870609</text:p>
          </table:table-cell>
          <table:table-cell table:number-columns-repeated="1016"/>
        </table:table-row>
        <table:table-row table:style-name="ro1">
          <table:table-cell table:style-name="ce5" office:value-type="float" office:value="1575.78234999999" calcext:value-type="float">
            <text:p>1575.78234999999</text:p>
          </table:table-cell>
          <table:table-cell table:style-name="ce5" office:value-type="float" office:value="10.0302139525609" calcext:value-type="float">
            <text:p>10.0302139525609</text:p>
          </table:table-cell>
          <table:table-cell table:style-name="ce5" office:value-type="float" office:value="15.9679094886342" calcext:value-type="float">
            <text:p>15.9679094886342</text:p>
          </table:table-cell>
          <table:table-cell table:style-name="ce5" office:value-type="float" office:value="31.8742743872653" calcext:value-type="float">
            <text:p>31.8742743872653</text:p>
          </table:table-cell>
          <table:table-cell table:style-name="ce5" table:formula="of:=([.C284]/MAX([.$C$12:.$C$1000]))*MAX(0;([.A284]-[.$G$5])/([.$G$6]-[.$G$5]))" office:value-type="float" office:value="0.580329280027567" calcext:value-type="float">
            <text:p>0.580329280027567</text:p>
          </table:table-cell>
          <table:table-cell table:style-name="ce6" table:formula="of:=MAX((1-[.$B$6])*[.E284] + [.$B$6] * [.E284]*[.E284];0)" office:value-type="float" office:value="0.426894539762308" calcext:value-type="float">
            <text:p>0.426894539762308</text:p>
          </table:table-cell>
          <table:table-cell table:style-name="ce5" table:formula="of:=[.F284]*[.$G$8]+[.$G$7]" office:value-type="float" office:value="9.85695387761024" calcext:value-type="float">
            <text:p>9.85695387761024</text:p>
          </table:table-cell>
          <table:table-cell table:style-name="ce7" table:formula="of:=([.B284]-[.$G$7])/[.F284]" office:value-type="float" office:value="22.7390661791219" calcext:value-type="float">
            <text:p>22.7390661791219</text:p>
          </table:table-cell>
          <table:table-cell table:number-columns-repeated="1016"/>
        </table:table-row>
        <table:table-row table:style-name="ro1">
          <table:table-cell table:style-name="ce5" office:value-type="float" office:value="1577.915" calcext:value-type="float">
            <text:p>1577.915</text:p>
          </table:table-cell>
          <table:table-cell table:style-name="ce5" office:value-type="float" office:value="10.0709681729116" calcext:value-type="float">
            <text:p>10.0709681729116</text:p>
          </table:table-cell>
          <table:table-cell table:style-name="ce5" office:value-type="float" office:value="15.9665038013605" calcext:value-type="float">
            <text:p>15.9665038013605</text:p>
          </table:table-cell>
          <table:table-cell table:style-name="ce5" office:value-type="float" office:value="32.2856306525012" calcext:value-type="float">
            <text:p>32.2856306525012</text:p>
          </table:table-cell>
          <table:table-cell table:style-name="ce5" table:formula="of:=([.C285]/MAX([.$C$12:.$C$1000]))*MAX(0;([.A285]-[.$G$5])/([.$G$6]-[.$G$5]))" office:value-type="float" office:value="0.582631885566706" calcext:value-type="float">
            <text:p>0.582631885566706</text:p>
          </table:table-cell>
          <table:table-cell table:style-name="ce6" table:formula="of:=MAX((1-[.$B$6])*[.E285] + [.$B$6] * [.E285]*[.E285];0)" office:value-type="float" office:value="0.429433543529461" calcext:value-type="float">
            <text:p>0.429433543529461</text:p>
          </table:table-cell>
          <table:table-cell table:style-name="ce5" table:formula="of:=[.F285]*[.$G$8]+[.$G$7]" office:value-type="float" office:value="9.91365796832381" calcext:value-type="float">
            <text:p>9.91365796832381</text:p>
          </table:table-cell>
          <table:table-cell table:style-name="ce7" table:formula="of:=([.B285]-[.$G$7])/[.F285]" office:value-type="float" office:value="22.6995248936413" calcext:value-type="float">
            <text:p>22.6995248936413</text:p>
          </table:table-cell>
          <table:table-cell table:number-columns-repeated="1016"/>
        </table:table-row>
        <table:table-row table:style-name="ro1">
          <table:table-cell table:style-name="ce5" office:value-type="float" office:value="1580.13477499997" calcext:value-type="float">
            <text:p>1580.13477499997</text:p>
          </table:table-cell>
          <table:table-cell table:style-name="ce5" office:value-type="float" office:value="10.1158678185248" calcext:value-type="float">
            <text:p>10.1158678185248</text:p>
          </table:table-cell>
          <table:table-cell table:style-name="ce5" office:value-type="float" office:value="15.9657495305498" calcext:value-type="float">
            <text:p>15.9657495305498</text:p>
          </table:table-cell>
          <table:table-cell table:style-name="ce5" office:value-type="float" office:value="32.5123786224448" calcext:value-type="float">
            <text:p>32.5123786224448</text:p>
          </table:table-cell>
          <table:table-cell table:style-name="ce5" table:formula="of:=([.C286]/MAX([.$C$12:.$C$1000]))*MAX(0;([.A286]-[.$G$5])/([.$G$6]-[.$G$5]))" office:value-type="float" office:value="0.585054094176882" calcext:value-type="float">
            <text:p>0.585054094176882</text:p>
          </table:table-cell>
          <table:table-cell table:style-name="ce6" table:formula="of:=MAX((1-[.$B$6])*[.E286] + [.$B$6] * [.E286]*[.E286];0)" office:value-type="float" office:value="0.432111639506719" calcext:value-type="float">
            <text:p>0.432111639506719</text:p>
          </table:table-cell>
          <table:table-cell table:style-name="ce5" table:formula="of:=[.F286]*[.$G$8]+[.$G$7]" office:value-type="float" office:value="9.97346843382947" calcext:value-type="float">
            <text:p>9.97346843382947</text:p>
          </table:table-cell>
          <table:table-cell table:style-name="ce7" table:formula="of:=([.B286]-[.$G$7])/[.F286]" office:value-type="float" office:value="22.6627476832235" calcext:value-type="float">
            <text:p>22.6627476832235</text:p>
          </table:table-cell>
          <table:table-cell table:number-columns-repeated="1016"/>
        </table:table-row>
        <table:table-row table:style-name="ro1">
          <table:table-cell table:style-name="ce5" office:value-type="float" office:value="1582.24277499998" calcext:value-type="float">
            <text:p>1582.24277499998</text:p>
          </table:table-cell>
          <table:table-cell table:style-name="ce5" office:value-type="float" office:value="10.165265650194" calcext:value-type="float">
            <text:p>10.165265650194</text:p>
          </table:table-cell>
          <table:table-cell table:style-name="ce5" office:value-type="float" office:value="15.9646451045516" calcext:value-type="float">
            <text:p>15.9646451045516</text:p>
          </table:table-cell>
          <table:table-cell table:style-name="ce5" office:value-type="float" office:value="32.8379607714867" calcext:value-type="float">
            <text:p>32.8379607714867</text:p>
          </table:table-cell>
          <table:table-cell table:style-name="ce5" table:formula="of:=([.C287]/MAX([.$C$12:.$C$1000]))*MAX(0;([.A287]-[.$G$5])/([.$G$6]-[.$G$5]))" office:value-type="float" office:value="0.587339840595038" calcext:value-type="float">
            <text:p>0.587339840595038</text:p>
          </table:table-cell>
          <table:table-cell table:style-name="ce6" table:formula="of:=MAX((1-[.$B$6])*[.E287] + [.$B$6] * [.E287]*[.E287];0)" office:value-type="float" office:value="0.434645636680793" calcext:value-type="float">
            <text:p>0.434645636680793</text:p>
          </table:table-cell>
          <table:table-cell table:style-name="ce5" table:formula="of:=[.F287]*[.$G$8]+[.$G$7]" office:value-type="float" office:value="10.0300607112752" calcext:value-type="float">
            <text:p>10.0300607112752</text:p>
          </table:table-cell>
          <table:table-cell table:style-name="ce7" table:formula="of:=([.B287]-[.$G$7])/[.F287]" office:value-type="float" office:value="22.6442739974455" calcext:value-type="float">
            <text:p>22.6442739974455</text:p>
          </table:table-cell>
          <table:table-cell table:number-columns-repeated="1016"/>
        </table:table-row>
        <table:table-row table:style-name="ro1">
          <table:table-cell table:style-name="ce5" office:value-type="float" office:value="1584.31040000001" calcext:value-type="float">
            <text:p>1584.31040000001</text:p>
          </table:table-cell>
          <table:table-cell table:style-name="ce5" office:value-type="float" office:value="10.2201277993923" calcext:value-type="float">
            <text:p>10.2201277993923</text:p>
          </table:table-cell>
          <table:table-cell table:style-name="ce5" office:value-type="float" office:value="15.9639415744402" calcext:value-type="float">
            <text:p>15.9639415744402</text:p>
          </table:table-cell>
          <table:table-cell table:style-name="ce5" office:value-type="float" office:value="33.01540260382" calcext:value-type="float">
            <text:p>33.01540260382</text:p>
          </table:table-cell>
          <table:table-cell table:style-name="ce5" table:formula="of:=([.C288]/MAX([.$C$12:.$C$1000]))*MAX(0;([.A288]-[.$G$5])/([.$G$6]-[.$G$5]))" office:value-type="float" office:value="0.58959551994536" calcext:value-type="float">
            <text:p>0.58959551994536</text:p>
          </table:table-cell>
          <table:table-cell table:style-name="ce6" table:formula="of:=MAX((1-[.$B$6])*[.E288] + [.$B$6] * [.E288]*[.E288];0)" office:value-type="float" office:value="0.437152754977756" calcext:value-type="float">
            <text:p>0.437152754977756</text:p>
          </table:table-cell>
          <table:table-cell table:style-name="ce5" table:formula="of:=[.F288]*[.$G$8]+[.$G$7]" office:value-type="float" office:value="10.086052697258" calcext:value-type="float">
            <text:p>10.086052697258</text:p>
          </table:table-cell>
          <table:table-cell table:style-name="ce7" table:formula="of:=([.B288]-[.$G$7])/[.F288]" office:value-type="float" office:value="22.6399054456283" calcext:value-type="float">
            <text:p>22.6399054456283</text:p>
          </table:table-cell>
          <table:table-cell table:number-columns-repeated="1016"/>
        </table:table-row>
        <table:table-row table:style-name="ro1">
          <table:table-cell table:style-name="ce5" office:value-type="float" office:value="1586.50084999995" calcext:value-type="float">
            <text:p>1586.50084999995</text:p>
          </table:table-cell>
          <table:table-cell table:style-name="ce5" office:value-type="float" office:value="10.2796168525481" calcext:value-type="float">
            <text:p>10.2796168525481</text:p>
          </table:table-cell>
          <table:table-cell table:style-name="ce5" office:value-type="float" office:value="15.9626986459997" calcext:value-type="float">
            <text:p>15.9626986459997</text:p>
          </table:table-cell>
          <table:table-cell table:style-name="ce5" office:value-type="float" office:value="33.3989125773638" calcext:value-type="float">
            <text:p>33.3989125773638</text:p>
          </table:table-cell>
          <table:table-cell table:style-name="ce5" table:formula="of:=([.C289]/MAX([.$C$12:.$C$1000]))*MAX(0;([.A289]-[.$G$5])/([.$G$6]-[.$G$5]))" office:value-type="float" office:value="0.591966522690122" calcext:value-type="float">
            <text:p>0.591966522690122</text:p>
          </table:table-cell>
          <table:table-cell table:style-name="ce6" table:formula="of:=MAX((1-[.$B$6])*[.E289] + [.$B$6] * [.E289]*[.E289];0)" office:value-type="float" office:value="0.439794962706421" calcext:value-type="float">
            <text:p>0.439794962706421</text:p>
          </table:table-cell>
          <table:table-cell table:style-name="ce5" table:formula="of:=[.F289]*[.$G$8]+[.$G$7]" office:value-type="float" office:value="10.1450616631637" calcext:value-type="float">
            <text:p>10.1450616631637</text:p>
          </table:table-cell>
          <table:table-cell table:style-name="ce7" table:formula="of:=([.B289]-[.$G$7])/[.F289]" office:value-type="float" office:value="22.6391544593349" calcext:value-type="float">
            <text:p>22.6391544593349</text:p>
          </table:table-cell>
          <table:table-cell table:number-columns-repeated="1016"/>
        </table:table-row>
        <table:table-row table:style-name="ro1">
          <table:table-cell table:style-name="ce5" office:value-type="float" office:value="1588.65219999995" calcext:value-type="float">
            <text:p>1588.65219999995</text:p>
          </table:table-cell>
          <table:table-cell table:style-name="ce5" office:value-type="float" office:value="10.3328210039177" calcext:value-type="float">
            <text:p>10.3328210039177</text:p>
          </table:table-cell>
          <table:table-cell table:style-name="ce5" office:value-type="float" office:value="15.9618157606463" calcext:value-type="float">
            <text:p>15.9618157606463</text:p>
          </table:table-cell>
          <table:table-cell table:style-name="ce5" office:value-type="float" office:value="33.6661424640856" calcext:value-type="float">
            <text:p>33.6661424640856</text:p>
          </table:table-cell>
          <table:table-cell table:style-name="ce5" table:formula="of:=([.C290]/MAX([.$C$12:.$C$1000]))*MAX(0;([.A290]-[.$G$5])/([.$G$6]-[.$G$5]))" office:value-type="float" office:value="0.594307415601631" calcext:value-type="float">
            <text:p>0.594307415601631</text:p>
          </table:table-cell>
          <table:table-cell table:style-name="ce6" table:formula="of:=MAX((1-[.$B$6])*[.E290] + [.$B$6] * [.E290]*[.E290];0)" office:value-type="float" office:value="0.44241056544323" calcext:value-type="float">
            <text:p>0.44241056544323</text:p>
          </table:table-cell>
          <table:table-cell table:style-name="ce5" table:formula="of:=[.F290]*[.$G$8]+[.$G$7]" office:value-type="float" office:value="10.2034764543418" calcext:value-type="float">
            <text:p>10.2034764543418</text:p>
          </table:table-cell>
          <table:table-cell table:style-name="ce7" table:formula="of:=([.B290]-[.$G$7])/[.F290]" office:value-type="float" office:value="22.6255677969385" calcext:value-type="float">
            <text:p>22.6255677969385</text:p>
          </table:table-cell>
          <table:table-cell table:number-columns-repeated="1016"/>
        </table:table-row>
        <table:table-row table:style-name="ro1">
          <table:table-cell table:style-name="ce5" office:value-type="float" office:value="1590.65862499997" calcext:value-type="float">
            <text:p>1590.65862499997</text:p>
          </table:table-cell>
          <table:table-cell table:style-name="ce5" office:value-type="float" office:value="10.3936184698893" calcext:value-type="float">
            <text:p>10.3936184698893</text:p>
          </table:table-cell>
          <table:table-cell table:style-name="ce5" office:value-type="float" office:value="15.9612299426162" calcext:value-type="float">
            <text:p>15.9612299426162</text:p>
          </table:table-cell>
          <table:table-cell table:style-name="ce5" office:value-type="float" office:value="33.8495914522429" calcext:value-type="float">
            <text:p>33.8495914522429</text:p>
          </table:table-cell>
          <table:table-cell table:style-name="ce5" table:formula="of:=([.C291]/MAX([.$C$12:.$C$1000]))*MAX(0;([.A291]-[.$G$5])/([.$G$6]-[.$G$5]))" office:value-type="float" office:value="0.596499257603413" calcext:value-type="float">
            <text:p>0.596499257603413</text:p>
          </table:table-cell>
          <table:table-cell table:style-name="ce6" table:formula="of:=MAX((1-[.$B$6])*[.E291] + [.$B$6] * [.E291]*[.E291];0)" office:value-type="float" office:value="0.444865884835759" calcext:value-type="float">
            <text:p>0.444865884835759</text:p>
          </table:table-cell>
          <table:table-cell table:style-name="ce5" table:formula="of:=[.F291]*[.$G$8]+[.$G$7]" office:value-type="float" office:value="10.2583116047917" calcext:value-type="float">
            <text:p>10.2583116047917</text:p>
          </table:table-cell>
          <table:table-cell table:style-name="ce7" table:formula="of:=([.B291]-[.$G$7])/[.F291]" office:value-type="float" office:value="22.6373566770742" calcext:value-type="float">
            <text:p>22.6373566770742</text:p>
          </table:table-cell>
          <table:table-cell table:number-columns-repeated="1016"/>
        </table:table-row>
        <table:table-row table:style-name="ro1">
          <table:table-cell table:style-name="ce5" office:value-type="float" office:value="1593.01524999997" calcext:value-type="float">
            <text:p>1593.01524999997</text:p>
          </table:table-cell>
          <table:table-cell table:style-name="ce5" office:value-type="float" office:value="10.4525863414962" calcext:value-type="float">
            <text:p>10.4525863414962</text:p>
          </table:table-cell>
          <table:table-cell table:style-name="ce5" office:value-type="float" office:value="15.9606140858283" calcext:value-type="float">
            <text:p>15.9606140858283</text:p>
          </table:table-cell>
          <table:table-cell table:style-name="ce5" office:value-type="float" office:value="34.022456708349" calcext:value-type="float">
            <text:p>34.022456708349</text:p>
          </table:table-cell>
          <table:table-cell table:style-name="ce5" table:formula="of:=([.C292]/MAX([.$C$12:.$C$1000]))*MAX(0;([.A292]-[.$G$5])/([.$G$6]-[.$G$5]))" office:value-type="float" office:value="0.599076165005612" calcext:value-type="float">
            <text:p>0.599076165005612</text:p>
          </table:table-cell>
          <table:table-cell table:style-name="ce6" table:formula="of:=MAX((1-[.$B$6])*[.E292] + [.$B$6] * [.E292]*[.E292];0)" office:value-type="float" office:value="0.447760299483111" calcext:value-type="float">
            <text:p>0.447760299483111</text:p>
          </table:table-cell>
          <table:table-cell table:style-name="ce5" table:formula="of:=[.F292]*[.$G$8]+[.$G$7]" office:value-type="float" office:value="10.322953159424" calcext:value-type="float">
            <text:p>10.322953159424</text:p>
          </table:table-cell>
          <table:table-cell table:style-name="ce7" table:formula="of:=([.B292]-[.$G$7])/[.F292]" office:value-type="float" office:value="22.6227193250265" calcext:value-type="float">
            <text:p>22.6227193250265</text:p>
          </table:table-cell>
          <table:table-cell table:number-columns-repeated="1016"/>
        </table:table-row>
        <table:table-row table:style-name="ro1">
          <table:table-cell table:style-name="ce5" office:value-type="float" office:value="1595.36847499997" calcext:value-type="float">
            <text:p>1595.36847499997</text:p>
          </table:table-cell>
          <table:table-cell table:style-name="ce5" office:value-type="float" office:value="10.5061764865195" calcext:value-type="float">
            <text:p>10.5061764865195</text:p>
          </table:table-cell>
          <table:table-cell table:style-name="ce5" office:value-type="float" office:value="15.9599577674472" calcext:value-type="float">
            <text:p>15.9599577674472</text:p>
          </table:table-cell>
          <table:table-cell table:style-name="ce5" office:value-type="float" office:value="34.2308785620208" calcext:value-type="float">
            <text:p>34.2308785620208</text:p>
          </table:table-cell>
          <table:table-cell table:style-name="ce5" table:formula="of:=([.C293]/MAX([.$C$12:.$C$1000]))*MAX(0;([.A293]-[.$G$5])/([.$G$6]-[.$G$5]))" office:value-type="float" office:value="0.601647595601458" calcext:value-type="float">
            <text:p>0.601647595601458</text:p>
          </table:table-cell>
          <table:table-cell table:style-name="ce6" table:formula="of:=MAX((1-[.$B$6])*[.E293] + [.$B$6] * [.E293]*[.E293];0)" office:value-type="float" office:value="0.45065690282714" calcext:value-type="float">
            <text:p>0.45065690282714</text:p>
          </table:table-cell>
          <table:table-cell table:style-name="ce5" table:formula="of:=[.F293]*[.$G$8]+[.$G$7]" office:value-type="float" office:value="10.3876435946671" calcext:value-type="float">
            <text:p>10.3876435946671</text:p>
          </table:table-cell>
          <table:table-cell table:style-name="ce7" table:formula="of:=([.B293]-[.$G$7])/[.F293]" office:value-type="float" office:value="22.596227110329" calcext:value-type="float">
            <text:p>22.596227110329</text:p>
          </table:table-cell>
          <table:table-cell table:number-columns-repeated="1016"/>
        </table:table-row>
        <table:table-row table:style-name="ro1">
          <table:table-cell table:style-name="ce5" office:value-type="float" office:value="1597.48072499995" calcext:value-type="float">
            <text:p>1597.48072499995</text:p>
          </table:table-cell>
          <table:table-cell table:style-name="ce5" office:value-type="float" office:value="10.5629288916168" calcext:value-type="float">
            <text:p>10.5629288916168</text:p>
          </table:table-cell>
          <table:table-cell table:style-name="ce5" office:value-type="float" office:value="15.9591666618043" calcext:value-type="float">
            <text:p>15.9591666618043</text:p>
          </table:table-cell>
          <table:table-cell table:style-name="ce5" office:value-type="float" office:value="34.4622370173647" calcext:value-type="float">
            <text:p>34.4622370173647</text:p>
          </table:table-cell>
          <table:table-cell table:style-name="ce5" table:formula="of:=([.C294]/MAX([.$C$12:.$C$1000]))*MAX(0;([.A294]-[.$G$5])/([.$G$6]-[.$G$5]))" office:value-type="float" office:value="0.603947880480761" calcext:value-type="float">
            <text:p>0.603947880480761</text:p>
          </table:table-cell>
          <table:table-cell table:style-name="ce6" table:formula="of:=MAX((1-[.$B$6])*[.E294] + [.$B$6] * [.E294]*[.E294];0)" office:value-type="float" office:value="0.45325513245032" calcext:value-type="float">
            <text:p>0.45325513245032</text:p>
          </table:table-cell>
          <table:table-cell table:style-name="ce5" table:formula="of:=[.F294]*[.$G$8]+[.$G$7]" office:value-type="float" office:value="10.4456703885433" calcext:value-type="float">
            <text:p>10.4456703885433</text:p>
          </table:table-cell>
          <table:table-cell table:style-name="ce7" table:formula="of:=([.B294]-[.$G$7])/[.F294]" office:value-type="float" office:value="22.591907729449" calcext:value-type="float">
            <text:p>22.591907729449</text:p>
          </table:table-cell>
          <table:table-cell table:number-columns-repeated="1016"/>
        </table:table-row>
        <table:table-row table:style-name="ro1">
          <table:table-cell table:style-name="ce5" office:value-type="float" office:value="1599.50287499997" calcext:value-type="float">
            <text:p>1599.50287499997</text:p>
          </table:table-cell>
          <table:table-cell table:style-name="ce5" office:value-type="float" office:value="10.6218813368833" calcext:value-type="float">
            <text:p>10.6218813368833</text:p>
          </table:table-cell>
          <table:table-cell table:style-name="ce5" office:value-type="float" office:value="15.9588048247507" calcext:value-type="float">
            <text:p>15.9588048247507</text:p>
          </table:table-cell>
          <table:table-cell table:style-name="ce5" office:value-type="float" office:value="34.6002960628559" calcext:value-type="float">
            <text:p>34.6002960628559</text:p>
          </table:table-cell>
          <table:table-cell table:style-name="ce5" table:formula="of:=([.C295]/MAX([.$C$12:.$C$1000]))*MAX(0;([.A295]-[.$G$5])/([.$G$6]-[.$G$5]))" office:value-type="float" office:value="0.60616485131544" calcext:value-type="float">
            <text:p>0.60616485131544</text:p>
          </table:table-cell>
          <table:table-cell table:style-name="ce6" table:formula="of:=MAX((1-[.$B$6])*[.E295] + [.$B$6] * [.E295]*[.E295];0)" office:value-type="float" office:value="0.455765565977983" calcext:value-type="float">
            <text:p>0.455765565977983</text:p>
          </table:table-cell>
          <table:table-cell table:style-name="ce5" table:formula="of:=[.F295]*[.$G$8]+[.$G$7]" office:value-type="float" office:value="10.5017364142517" calcext:value-type="float">
            <text:p>10.5017364142517</text:p>
          </table:table-cell>
          <table:table-cell table:style-name="ce7" table:formula="of:=([.B295]-[.$G$7])/[.F295]" office:value-type="float" office:value="22.5968158726164" calcext:value-type="float">
            <text:p>22.5968158726164</text:p>
          </table:table-cell>
          <table:table-cell table:number-columns-repeated="1016"/>
        </table:table-row>
        <table:table-row table:style-name="ro1">
          <table:table-cell table:style-name="ce5" office:value-type="float" office:value="1601.57134999997" calcext:value-type="float">
            <text:p>1601.57134999997</text:p>
          </table:table-cell>
          <table:table-cell table:style-name="ce5" office:value-type="float" office:value="10.666595867019" calcext:value-type="float">
            <text:p>10.666595867019</text:p>
          </table:table-cell>
          <table:table-cell table:style-name="ce5" office:value-type="float" office:value="15.9579319453052" calcext:value-type="float">
            <text:p>15.9579319453052</text:p>
          </table:table-cell>
          <table:table-cell table:style-name="ce5" office:value-type="float" office:value="34.8630039678582" calcext:value-type="float">
            <text:p>34.8630039678582</text:p>
          </table:table-cell>
          <table:table-cell table:style-name="ce5" table:formula="of:=([.C296]/MAX([.$C$12:.$C$1000]))*MAX(0;([.A296]-[.$G$5])/([.$G$6]-[.$G$5]))" office:value-type="float" office:value="0.60841333759878" calcext:value-type="float">
            <text:p>0.60841333759878</text:p>
          </table:table-cell>
          <table:table-cell table:style-name="ce6" table:formula="of:=MAX((1-[.$B$6])*[.E296] + [.$B$6] * [.E296]*[.E296];0)" office:value-type="float" office:value="0.458318012213444" calcext:value-type="float">
            <text:p>0.458318012213444</text:p>
          </table:table-cell>
          <table:table-cell table:style-name="ce5" table:formula="of:=[.F296]*[.$G$8]+[.$G$7]" office:value-type="float" office:value="10.5587407183609" calcext:value-type="float">
            <text:p>10.5587407183609</text:p>
          </table:table-cell>
          <table:table-cell table:style-name="ce7" table:formula="of:=([.B296]-[.$G$7])/[.F296]" office:value-type="float" office:value="22.5685328308718" calcext:value-type="float">
            <text:p>22.5685328308718</text:p>
          </table:table-cell>
          <table:table-cell table:number-columns-repeated="1016"/>
        </table:table-row>
        <table:table-row table:style-name="ro1">
          <table:table-cell table:style-name="ce5" office:value-type="float" office:value="1603.39502499998" calcext:value-type="float">
            <text:p>1603.39502499998</text:p>
          </table:table-cell>
          <table:table-cell table:style-name="ce5" office:value-type="float" office:value="10.7195799810116" calcext:value-type="float">
            <text:p>10.7195799810116</text:p>
          </table:table-cell>
          <table:table-cell table:style-name="ce5" office:value-type="float" office:value="15.9567390237743" calcext:value-type="float">
            <text:p>15.9567390237743</text:p>
          </table:table-cell>
          <table:table-cell table:style-name="ce5" office:value-type="float" office:value="35.2283230391384" calcext:value-type="float">
            <text:p>35.2283230391384</text:p>
          </table:table-cell>
          <table:table-cell table:style-name="ce5" table:formula="of:=([.C297]/MAX([.$C$12:.$C$1000]))*MAX(0;([.A297]-[.$G$5])/([.$G$6]-[.$G$5]))" office:value-type="float" office:value="0.610379318977451" calcext:value-type="float">
            <text:p>0.610379318977451</text:p>
          </table:table-cell>
          <table:table-cell table:style-name="ce6" table:formula="of:=MAX((1-[.$B$6])*[.E297] + [.$B$6] * [.E297]*[.E297];0)" office:value-type="float" office:value="0.460554983233944" calcext:value-type="float">
            <text:p>0.460554983233944</text:p>
          </table:table-cell>
          <table:table-cell table:style-name="ce5" table:formula="of:=[.F297]*[.$G$8]+[.$G$7]" office:value-type="float" office:value="10.6086994499354" calcext:value-type="float">
            <text:p>10.6086994499354</text:p>
          </table:table-cell>
          <table:table-cell table:style-name="ce7" table:formula="of:=([.B297]-[.$G$7])/[.F297]" office:value-type="float" office:value="22.5739588064137" calcext:value-type="float">
            <text:p>22.5739588064137</text:p>
          </table:table-cell>
          <table:table-cell table:number-columns-repeated="1016"/>
        </table:table-row>
        <table:table-row table:style-name="ro1">
          <table:table-cell table:style-name="ce5" office:value-type="float" office:value="1605.55487499999" calcext:value-type="float">
            <text:p>1605.55487499999</text:p>
          </table:table-cell>
          <table:table-cell table:style-name="ce5" office:value-type="float" office:value="10.7686651646815" calcext:value-type="float">
            <text:p>10.7686651646815</text:p>
          </table:table-cell>
          <table:table-cell table:style-name="ce5" office:value-type="float" office:value="15.9556340947867" calcext:value-type="float">
            <text:p>15.9556340947867</text:p>
          </table:table-cell>
          <table:table-cell table:style-name="ce5" office:value-type="float" office:value="35.5497205914343" calcext:value-type="float">
            <text:p>35.5497205914343</text:p>
          </table:table-cell>
          <table:table-cell table:style-name="ce5" table:formula="of:=([.C298]/MAX([.$C$12:.$C$1000]))*MAX(0;([.A298]-[.$G$5])/([.$G$6]-[.$G$5]))" office:value-type="float" office:value="0.612719142596098" calcext:value-type="float">
            <text:p>0.612719142596098</text:p>
          </table:table-cell>
          <table:table-cell table:style-name="ce6" table:formula="of:=MAX((1-[.$B$6])*[.E298] + [.$B$6] * [.E298]*[.E298];0)" office:value-type="float" office:value="0.463223673813886" calcext:value-type="float">
            <text:p>0.463223673813886</text:p>
          </table:table-cell>
          <table:table-cell table:style-name="ce5" table:formula="of:=[.F298]*[.$G$8]+[.$G$7]" office:value-type="float" office:value="10.6682998627781" calcext:value-type="float">
            <text:p>10.6682998627781</text:p>
          </table:table-cell>
          <table:table-cell table:style-name="ce7" table:formula="of:=([.B298]-[.$G$7])/[.F298]" office:value-type="float" office:value="22.5498716792233" calcext:value-type="float">
            <text:p>22.5498716792233</text:p>
          </table:table-cell>
          <table:table-cell table:number-columns-repeated="1016"/>
        </table:table-row>
        <table:table-row table:style-name="ro1">
          <table:table-cell table:style-name="ce5" office:value-type="float" office:value="1608.01689999995" calcext:value-type="float">
            <text:p>1608.01689999995</text:p>
          </table:table-cell>
          <table:table-cell table:style-name="ce5" office:value-type="float" office:value="10.8291487106848" calcext:value-type="float">
            <text:p>10.8291487106848</text:p>
          </table:table-cell>
          <table:table-cell table:style-name="ce5" office:value-type="float" office:value="15.9547843640048" calcext:value-type="float">
            <text:p>15.9547843640048</text:p>
          </table:table-cell>
          <table:table-cell table:style-name="ce5" office:value-type="float" office:value="35.8104795216269" calcext:value-type="float">
            <text:p>35.8104795216269</text:p>
          </table:table-cell>
          <table:table-cell table:style-name="ce5" table:formula="of:=([.C299]/MAX([.$C$12:.$C$1000]))*MAX(0;([.A299]-[.$G$5])/([.$G$6]-[.$G$5]))" office:value-type="float" office:value="0.615401724162517" calcext:value-type="float">
            <text:p>0.615401724162517</text:p>
          </table:table-cell>
          <table:table-cell table:style-name="ce6" table:formula="of:=MAX((1-[.$B$6])*[.E299] + [.$B$6] * [.E299]*[.E299];0)" office:value-type="float" office:value="0.466291785664516" calcext:value-type="float">
            <text:p>0.466291785664516</text:p>
          </table:table-cell>
          <table:table-cell table:style-name="ce5" table:formula="of:=[.F299]*[.$G$8]+[.$G$7]" office:value-type="float" office:value="10.7368206325967" calcext:value-type="float">
            <text:p>10.7368206325967</text:p>
          </table:table-cell>
          <table:table-cell table:style-name="ce7" table:formula="of:=([.B299]-[.$G$7])/[.F299]" office:value-type="float" office:value="22.5312095822414" calcext:value-type="float">
            <text:p>22.5312095822414</text:p>
          </table:table-cell>
          <table:table-cell table:number-columns-repeated="1016"/>
        </table:table-row>
        <table:table-row table:style-name="ro1">
          <table:table-cell table:style-name="ce5" office:value-type="float" office:value="1609.86522499995" calcext:value-type="float">
            <text:p>1609.86522499995</text:p>
          </table:table-cell>
          <table:table-cell table:style-name="ce5" office:value-type="float" office:value="10.8794205140647" calcext:value-type="float">
            <text:p>10.8794205140647</text:p>
          </table:table-cell>
          <table:table-cell table:style-name="ce5" office:value-type="float" office:value="15.9538130314383" calcext:value-type="float">
            <text:p>15.9538130314383</text:p>
          </table:table-cell>
          <table:table-cell table:style-name="ce5" office:value-type="float" office:value="36.0954949473225" calcext:value-type="float">
            <text:p>36.0954949473225</text:p>
          </table:table-cell>
          <table:table-cell table:style-name="ce5" table:formula="of:=([.C300]/MAX([.$C$12:.$C$1000]))*MAX(0;([.A300]-[.$G$5])/([.$G$6]-[.$G$5]))" office:value-type="float" office:value="0.617402535534023" calcext:value-type="float">
            <text:p>0.617402535534023</text:p>
          </table:table-cell>
          <table:table-cell table:style-name="ce6" table:formula="of:=MAX((1-[.$B$6])*[.E300] + [.$B$6] * [.E300]*[.E300];0)" office:value-type="float" office:value="0.468586049404408" calcext:value-type="float">
            <text:p>0.468586049404408</text:p>
          </table:table-cell>
          <table:table-cell table:style-name="ce5" table:formula="of:=[.F300]*[.$G$8]+[.$G$7]" office:value-type="float" office:value="10.7880588941978" calcext:value-type="float">
            <text:p>10.7880588941978</text:p>
          </table:table-cell>
          <table:table-cell table:style-name="ce7" table:formula="of:=([.B300]-[.$G$7])/[.F300]" office:value-type="float" office:value="22.5281776230477" calcext:value-type="float">
            <text:p>22.5281776230477</text:p>
          </table:table-cell>
          <table:table-cell table:number-columns-repeated="1016"/>
        </table:table-row>
        <table:table-row table:style-name="ro1">
          <table:table-cell table:style-name="ce5" office:value-type="float" office:value="1611.97110000002" calcext:value-type="float">
            <text:p>1611.97110000002</text:p>
          </table:table-cell>
          <table:table-cell table:style-name="ce5" office:value-type="float" office:value="10.9358280536775" calcext:value-type="float">
            <text:p>10.9358280536775</text:p>
          </table:table-cell>
          <table:table-cell table:style-name="ce5" office:value-type="float" office:value="15.9529536433411" calcext:value-type="float">
            <text:p>15.9529536433411</text:p>
          </table:table-cell>
          <table:table-cell table:style-name="ce5" office:value-type="float" office:value="36.3454289516448" calcext:value-type="float">
            <text:p>36.3454289516448</text:p>
          </table:table-cell>
          <table:table-cell table:style-name="ce5" table:formula="of:=([.C301]/MAX([.$C$12:.$C$1000]))*MAX(0;([.A301]-[.$G$5])/([.$G$6]-[.$G$5]))" office:value-type="float" office:value="0.619691448287686" calcext:value-type="float">
            <text:p>0.619691448287686</text:p>
          </table:table-cell>
          <table:table-cell table:style-name="ce6" table:formula="of:=MAX((1-[.$B$6])*[.E301] + [.$B$6] * [.E301]*[.E301];0)" office:value-type="float" office:value="0.471216855247405" calcext:value-type="float">
            <text:p>0.471216855247405</text:p>
          </table:table-cell>
          <table:table-cell table:style-name="ce5" table:formula="of:=[.F301]*[.$G$8]+[.$G$7]" office:value-type="float" office:value="10.8468132194576" calcext:value-type="float">
            <text:p>10.8468132194576</text:p>
          </table:table-cell>
          <table:table-cell table:style-name="ce7" table:formula="of:=([.B301]-[.$G$7])/[.F301]" office:value-type="float" office:value="22.522108821225" calcext:value-type="float">
            <text:p>22.522108821225</text:p>
          </table:table-cell>
          <table:table-cell table:number-columns-repeated="1016"/>
        </table:table-row>
        <table:table-row table:style-name="ro1">
          <table:table-cell table:style-name="ce5" office:value-type="float" office:value="1614.09907499999" calcext:value-type="float">
            <text:p>1614.09907499999</text:p>
          </table:table-cell>
          <table:table-cell table:style-name="ce5" office:value-type="float" office:value="10.9907318636358" calcext:value-type="float">
            <text:p>10.9907318636358</text:p>
          </table:table-cell>
          <table:table-cell table:style-name="ce5" office:value-type="float" office:value="15.9514794697196" calcext:value-type="float">
            <text:p>15.9514794697196</text:p>
          </table:table-cell>
          <table:table-cell table:style-name="ce5" office:value-type="float" office:value="36.7294514725437" calcext:value-type="float">
            <text:p>36.7294514725437</text:p>
          </table:table-cell>
          <table:table-cell table:style-name="ce5" table:formula="of:=([.C302]/MAX([.$C$12:.$C$1000]))*MAX(0;([.A302]-[.$G$5])/([.$G$6]-[.$G$5]))" office:value-type="float" office:value="0.621980507706357" calcext:value-type="float">
            <text:p>0.621980507706357</text:p>
          </table:table-cell>
          <table:table-cell table:style-name="ce6" table:formula="of:=MAX((1-[.$B$6])*[.E302] + [.$B$6] * [.E302]*[.E302];0)" office:value-type="float" office:value="0.473854431590347" calcext:value-type="float">
            <text:p>0.473854431590347</text:p>
          </table:table-cell>
          <table:table-cell table:style-name="ce5" table:formula="of:=[.F302]*[.$G$8]+[.$G$7]" office:value-type="float" office:value="10.9057187516781" calcext:value-type="float">
            <text:p>10.9057187516781</text:p>
          </table:table-cell>
          <table:table-cell table:style-name="ce7" table:formula="of:=([.B302]-[.$G$7])/[.F302]" office:value-type="float" office:value="22.5126122941025" calcext:value-type="float">
            <text:p>22.5126122941025</text:p>
          </table:table-cell>
          <table:table-cell table:number-columns-repeated="1016"/>
        </table:table-row>
        <table:table-row table:style-name="ro1">
          <table:table-cell table:style-name="ce5" office:value-type="float" office:value="1616.18200000002" calcext:value-type="float">
            <text:p>1616.18200000002</text:p>
          </table:table-cell>
          <table:table-cell table:style-name="ce5" office:value-type="float" office:value="11.041894562573" calcext:value-type="float">
            <text:p>11.041894562573</text:p>
          </table:table-cell>
          <table:table-cell table:style-name="ce5" office:value-type="float" office:value="15.9504490890535" calcext:value-type="float">
            <text:p>15.9504490890535</text:p>
          </table:table-cell>
          <table:table-cell table:style-name="ce5" office:value-type="float" office:value="37.0347949809623" calcext:value-type="float">
            <text:p>37.0347949809623</text:p>
          </table:table-cell>
          <table:table-cell table:style-name="ce5" table:formula="of:=([.C303]/MAX([.$C$12:.$C$1000]))*MAX(0;([.A303]-[.$G$5])/([.$G$6]-[.$G$5]))" office:value-type="float" office:value="0.62423683380344" calcext:value-type="float">
            <text:p>0.62423683380344</text:p>
          </table:table-cell>
          <table:table-cell table:style-name="ce6" table:formula="of:=MAX((1-[.$B$6])*[.E303] + [.$B$6] * [.E303]*[.E303];0)" office:value-type="float" office:value="0.476460752053747" calcext:value-type="float">
            <text:p>0.476460752053747</text:p>
          </table:table-cell>
          <table:table-cell table:style-name="ce5" table:formula="of:=[.F303]*[.$G$8]+[.$G$7]" office:value-type="float" office:value="10.9639262399446" calcext:value-type="float">
            <text:p>10.9639262399446</text:p>
          </table:table-cell>
          <table:table-cell table:style-name="ce7" table:formula="of:=([.B303]-[.$G$7])/[.F303]" office:value-type="float" office:value="22.4968452385011" calcext:value-type="float">
            <text:p>22.4968452385011</text:p>
          </table:table-cell>
          <table:table-cell table:number-columns-repeated="1016"/>
        </table:table-row>
        <table:table-row table:style-name="ro1">
          <table:table-cell table:style-name="ce5" office:value-type="float" office:value="1618.28957499996" calcext:value-type="float">
            <text:p>1618.28957499996</text:p>
          </table:table-cell>
          <table:table-cell table:style-name="ce5" office:value-type="float" office:value="11.0932746307395" calcext:value-type="float">
            <text:p>11.0932746307395</text:p>
          </table:table-cell>
          <table:table-cell table:style-name="ce5" office:value-type="float" office:value="15.9502361824218" calcext:value-type="float">
            <text:p>15.9502361824218</text:p>
          </table:table-cell>
          <table:table-cell table:style-name="ce5" office:value-type="float" office:value="37.0939387725584" calcext:value-type="float">
            <text:p>37.0939387725584</text:p>
          </table:table-cell>
          <table:table-cell table:style-name="ce5" table:formula="of:=([.C304]/MAX([.$C$12:.$C$1000]))*MAX(0;([.A304]-[.$G$5])/([.$G$6]-[.$G$5]))" office:value-type="float" office:value="0.626552150746362" calcext:value-type="float">
            <text:p>0.626552150746362</text:p>
          </table:table-cell>
          <table:table-cell table:style-name="ce6" table:formula="of:=MAX((1-[.$B$6])*[.E304] + [.$B$6] * [.E304]*[.E304];0)" office:value-type="float" office:value="0.479141882267235" calcext:value-type="float">
            <text:p>0.479141882267235</text:p>
          </table:table-cell>
          <table:table-cell table:style-name="ce5" table:formula="of:=[.F304]*[.$G$8]+[.$G$7]" office:value-type="float" office:value="11.023804469669" calcext:value-type="float">
            <text:p>11.023804469669</text:p>
          </table:table-cell>
          <table:table-cell table:style-name="ce7" table:formula="of:=([.B304]-[.$G$7])/[.F304]" office:value-type="float" office:value="22.478193345103" calcext:value-type="float">
            <text:p>22.478193345103</text:p>
          </table:table-cell>
          <table:table-cell table:number-columns-repeated="1016"/>
        </table:table-row>
        <table:table-row table:style-name="ro1">
          <table:table-cell table:style-name="ce5" office:value-type="float" office:value="1620.41627499997" calcext:value-type="float">
            <text:p>1620.41627499997</text:p>
          </table:table-cell>
          <table:table-cell table:style-name="ce5" office:value-type="float" office:value="11.1387223591139" calcext:value-type="float">
            <text:p>11.1387223591139</text:p>
          </table:table-cell>
          <table:table-cell table:style-name="ce5" office:value-type="float" office:value="15.9486507482258" calcext:value-type="float">
            <text:p>15.9486507482258</text:p>
          </table:table-cell>
          <table:table-cell table:style-name="ce5" office:value-type="float" office:value="37.5811693461441" calcext:value-type="float">
            <text:p>37.5811693461441</text:p>
          </table:table-cell>
          <table:table-cell table:style-name="ce5" table:formula="of:=([.C305]/MAX([.$C$12:.$C$1000]))*MAX(0;([.A305]-[.$G$5])/([.$G$6]-[.$G$5]))" office:value-type="float" office:value="0.628834374160279" calcext:value-type="float">
            <text:p>0.628834374160279</text:p>
          </table:table-cell>
          <table:table-cell table:style-name="ce6" table:formula="of:=MAX((1-[.$B$6])*[.E305] + [.$B$6] * [.E305]*[.E305];0)" office:value-type="float" office:value="0.481791300618399" calcext:value-type="float">
            <text:p>0.481791300618399</text:p>
          </table:table-cell>
          <table:table-cell table:style-name="ce5" table:formula="of:=[.F305]*[.$G$8]+[.$G$7]" office:value-type="float" office:value="11.0829744718825" calcext:value-type="float">
            <text:p>11.0829744718825</text:p>
          </table:table-cell>
          <table:table-cell table:style-name="ce7" table:formula="of:=([.B305]-[.$G$7])/[.F305]" office:value-type="float" office:value="22.4489142577533" calcext:value-type="float">
            <text:p>22.4489142577533</text:p>
          </table:table-cell>
          <table:table-cell table:number-columns-repeated="1016"/>
        </table:table-row>
        <table:table-row table:style-name="ro1">
          <table:table-cell table:style-name="ce5" office:value-type="float" office:value="1622.61437499994" calcext:value-type="float">
            <text:p>1622.61437499994</text:p>
          </table:table-cell>
          <table:table-cell table:style-name="ce5" office:value-type="float" office:value="11.1919608665564" calcext:value-type="float">
            <text:p>11.1919608665564</text:p>
          </table:table-cell>
          <table:table-cell table:style-name="ce5" office:value-type="float" office:value="15.9483567670854" calcext:value-type="float">
            <text:p>15.9483567670854</text:p>
          </table:table-cell>
          <table:table-cell table:style-name="ce5" office:value-type="float" office:value="37.706255095821" calcext:value-type="float">
            <text:p>37.706255095821</text:p>
          </table:table-cell>
          <table:table-cell table:style-name="ce5" table:formula="of:=([.C306]/MAX([.$C$12:.$C$1000]))*MAX(0;([.A306]-[.$G$5])/([.$G$6]-[.$G$5]))" office:value-type="float" office:value="0.631245952438207" calcext:value-type="float">
            <text:p>0.631245952438207</text:p>
          </table:table-cell>
          <table:table-cell table:style-name="ce6" table:formula="of:=MAX((1-[.$B$6])*[.E306] + [.$B$6] * [.E306]*[.E306];0)" office:value-type="float" office:value="0.484598017457997" calcext:value-type="float">
            <text:p>0.484598017457997</text:p>
          </table:table-cell>
          <table:table-cell table:style-name="ce5" table:formula="of:=[.F306]*[.$G$8]+[.$G$7]" office:value-type="float" office:value="11.1456574534277" calcext:value-type="float">
            <text:p>11.1456574534277</text:p>
          </table:table-cell>
          <table:table-cell table:style-name="ce7" table:formula="of:=([.B306]-[.$G$7])/[.F306]" office:value-type="float" office:value="22.4287547897335" calcext:value-type="float">
            <text:p>22.4287547897335</text:p>
          </table:table-cell>
          <table:table-cell table:number-columns-repeated="1016"/>
        </table:table-row>
        <table:table-row table:style-name="ro1">
          <table:table-cell table:style-name="ce5" office:value-type="float" office:value="1624.66669999997" calcext:value-type="float">
            <text:p>1624.66669999997</text:p>
          </table:table-cell>
          <table:table-cell table:style-name="ce5" office:value-type="float" office:value="11.2471279180324" calcext:value-type="float">
            <text:p>11.2471279180324</text:p>
          </table:table-cell>
          <table:table-cell table:style-name="ce5" office:value-type="float" office:value="15.946738066628" calcext:value-type="float">
            <text:p>15.946738066628</text:p>
          </table:table-cell>
          <table:table-cell table:style-name="ce5" office:value-type="float" office:value="38.1800539041884" calcext:value-type="float">
            <text:p>38.1800539041884</text:p>
          </table:table-cell>
          <table:table-cell table:style-name="ce5" table:formula="of:=([.C307]/MAX([.$C$12:.$C$1000]))*MAX(0;([.A307]-[.$G$5])/([.$G$6]-[.$G$5]))" office:value-type="float" office:value="0.633444121888879" calcext:value-type="float">
            <text:p>0.633444121888879</text:p>
          </table:table-cell>
          <table:table-cell table:style-name="ce6" table:formula="of:=MAX((1-[.$B$6])*[.E307] + [.$B$6] * [.E307]*[.E307];0)" office:value-type="float" office:value="0.487162742098896" calcext:value-type="float">
            <text:p>0.487162742098896</text:p>
          </table:table-cell>
          <table:table-cell table:style-name="ce5" table:formula="of:=[.F307]*[.$G$8]+[.$G$7]" office:value-type="float" office:value="11.2029359736782" calcext:value-type="float">
            <text:p>11.2029359736782</text:p>
          </table:table-cell>
          <table:table-cell table:style-name="ce7" table:formula="of:=([.B307]-[.$G$7])/[.F307]" office:value-type="float" office:value="22.4239175384532" calcext:value-type="float">
            <text:p>22.4239175384532</text:p>
          </table:table-cell>
          <table:table-cell table:number-columns-repeated="1016"/>
        </table:table-row>
        <table:table-row table:style-name="ro1">
          <table:table-cell table:style-name="ce5" office:value-type="float" office:value="1627.09642499997" calcext:value-type="float">
            <text:p>1627.09642499997</text:p>
          </table:table-cell>
          <table:table-cell table:style-name="ce5" office:value-type="float" office:value="11.3026393981479" calcext:value-type="float">
            <text:p>11.3026393981479</text:p>
          </table:table-cell>
          <table:table-cell table:style-name="ce5" office:value-type="float" office:value="15.9457700800482" calcext:value-type="float">
            <text:p>15.9457700800482</text:p>
          </table:table-cell>
          <table:table-cell table:style-name="ce5" office:value-type="float" office:value="38.4899591456932" calcext:value-type="float">
            <text:p>38.4899591456932</text:p>
          </table:table-cell>
          <table:table-cell table:style-name="ce5" table:formula="of:=([.C308]/MAX([.$C$12:.$C$1000]))*MAX(0;([.A308]-[.$G$5])/([.$G$6]-[.$G$5]))" office:value-type="float" office:value="0.636083747917501" calcext:value-type="float">
            <text:p>0.636083747917501</text:p>
          </table:table-cell>
          <table:table-cell table:style-name="ce6" table:formula="of:=MAX((1-[.$B$6])*[.E308] + [.$B$6] * [.E308]*[.E308];0)" office:value-type="float" office:value="0.490250583379283" calcext:value-type="float">
            <text:p>0.490250583379283</text:p>
          </table:table-cell>
          <table:table-cell table:style-name="ce5" table:formula="of:=[.F308]*[.$G$8]+[.$G$7]" office:value-type="float" office:value="11.2718973648889" calcext:value-type="float">
            <text:p>11.2718973648889</text:p>
          </table:table-cell>
          <table:table-cell table:style-name="ce7" table:formula="of:=([.B308]-[.$G$7])/[.F308]" office:value-type="float" office:value="22.3959114154761" calcext:value-type="float">
            <text:p>22.3959114154761</text:p>
          </table:table-cell>
          <table:table-cell table:number-columns-repeated="1016"/>
        </table:table-row>
        <table:table-row table:style-name="ro1">
          <table:table-cell table:style-name="ce5" office:value-type="float" office:value="1629.16787499998" calcext:value-type="float">
            <text:p>1629.16787499998</text:p>
          </table:table-cell>
          <table:table-cell table:style-name="ce5" office:value-type="float" office:value="11.3583710782244" calcext:value-type="float">
            <text:p>11.3583710782244</text:p>
          </table:table-cell>
          <table:table-cell table:style-name="ce5" office:value-type="float" office:value="15.9446570858931" calcext:value-type="float">
            <text:p>15.9446570858931</text:p>
          </table:table-cell>
          <table:table-cell table:style-name="ce5" office:value-type="float" office:value="38.7930798555997" calcext:value-type="float">
            <text:p>38.7930798555997</text:p>
          </table:table-cell>
          <table:table-cell table:style-name="ce5" table:formula="of:=([.C309]/MAX([.$C$12:.$C$1000]))*MAX(0;([.A309]-[.$G$5])/([.$G$6]-[.$G$5]))" office:value-type="float" office:value="0.638322371880989" calcext:value-type="float">
            <text:p>0.638322371880989</text:p>
          </table:table-cell>
          <table:table-cell table:style-name="ce6" table:formula="of:=MAX((1-[.$B$6])*[.E309] + [.$B$6] * [.E309]*[.E309];0)" office:value-type="float" office:value="0.492876211375542" calcext:value-type="float">
            <text:p>0.492876211375542</text:p>
          </table:table-cell>
          <table:table-cell table:style-name="ce5" table:formula="of:=[.F309]*[.$G$8]+[.$G$7]" office:value-type="float" office:value="11.3305360522379" calcext:value-type="float">
            <text:p>11.3305360522379</text:p>
          </table:table-cell>
          <table:table-cell table:style-name="ce7" table:formula="of:=([.B309]-[.$G$7])/[.F309]" office:value-type="float" office:value="22.3896793193294" calcext:value-type="float">
            <text:p>22.3896793193294</text:p>
          </table:table-cell>
          <table:table-cell table:number-columns-repeated="1016"/>
        </table:table-row>
        <table:table-row table:style-name="ro1">
          <table:table-cell table:style-name="ce5" office:value-type="float" office:value="1631.14667500001" calcext:value-type="float">
            <text:p>1631.14667500001</text:p>
          </table:table-cell>
          <table:table-cell table:style-name="ce5" office:value-type="float" office:value="11.4169449524991" calcext:value-type="float">
            <text:p>11.4169449524991</text:p>
          </table:table-cell>
          <table:table-cell table:style-name="ce5" office:value-type="float" office:value="15.9432375179724" calcext:value-type="float">
            <text:p>15.9432375179724</text:p>
          </table:table-cell>
          <table:table-cell table:style-name="ce5" office:value-type="float" office:value="39.1824477621615" calcext:value-type="float">
            <text:p>39.1824477621615</text:p>
          </table:table-cell>
          <table:table-cell table:style-name="ce5" table:formula="of:=([.C310]/MAX([.$C$12:.$C$1000]))*MAX(0;([.A310]-[.$G$5])/([.$G$6]-[.$G$5]))" office:value-type="float" office:value="0.640446256057366" calcext:value-type="float">
            <text:p>0.640446256057366</text:p>
          </table:table-cell>
          <table:table-cell table:style-name="ce6" table:formula="of:=MAX((1-[.$B$6])*[.E310] + [.$B$6] * [.E310]*[.E310];0)" office:value-type="float" office:value="0.4953731010869" calcext:value-type="float">
            <text:p>0.4953731010869</text:p>
          </table:table-cell>
          <table:table-cell table:style-name="ce5" table:formula="of:=[.F310]*[.$G$8]+[.$G$7]" office:value-type="float" office:value="11.3862996011252" calcext:value-type="float">
            <text:p>11.3862996011252</text:p>
          </table:table-cell>
          <table:table-cell table:style-name="ce7" table:formula="of:=([.B310]-[.$G$7])/[.F310]" office:value-type="float" office:value="22.3950678120348" calcext:value-type="float">
            <text:p>22.3950678120348</text:p>
          </table:table-cell>
          <table:table-cell table:number-columns-repeated="1016"/>
        </table:table-row>
        <table:table-row table:style-name="ro1">
          <table:table-cell table:style-name="ce5" office:value-type="float" office:value="1633.21302499999" calcext:value-type="float">
            <text:p>1633.21302499999</text:p>
          </table:table-cell>
          <table:table-cell table:style-name="ce5" office:value-type="float" office:value="11.4694093357803" calcext:value-type="float">
            <text:p>11.4694093357803</text:p>
          </table:table-cell>
          <table:table-cell table:style-name="ce5" office:value-type="float" office:value="15.9419763268773" calcext:value-type="float">
            <text:p>15.9419763268773</text:p>
          </table:table-cell>
          <table:table-cell table:style-name="ce5" office:value-type="float" office:value="39.5070779117355" calcext:value-type="float">
            <text:p>39.5070779117355</text:p>
          </table:table-cell>
          <table:table-cell table:style-name="ce5" table:formula="of:=([.C311]/MAX([.$C$12:.$C$1000]))*MAX(0;([.A311]-[.$G$5])/([.$G$6]-[.$G$5]))" office:value-type="float" office:value="0.642672611495824" calcext:value-type="float">
            <text:p>0.642672611495824</text:p>
          </table:table-cell>
          <table:table-cell table:style-name="ce6" table:formula="of:=MAX((1-[.$B$6])*[.E311] + [.$B$6] * [.E311]*[.E311];0)" office:value-type="float" office:value="0.497996560160578" calcext:value-type="float">
            <text:p>0.497996560160578</text:p>
          </table:table-cell>
          <table:table-cell table:style-name="ce5" table:formula="of:=[.F311]*[.$G$8]+[.$G$7]" office:value-type="float" office:value="11.4448898494823" calcext:value-type="float">
            <text:p>11.4448898494823</text:p>
          </table:table-cell>
          <table:table-cell table:style-name="ce7" table:formula="of:=([.B311]-[.$G$7])/[.F311]" office:value-type="float" office:value="22.3824408963511" calcext:value-type="float">
            <text:p>22.3824408963511</text:p>
          </table:table-cell>
          <table:table-cell table:number-columns-repeated="1016"/>
        </table:table-row>
        <table:table-row table:style-name="ro1">
          <table:table-cell table:style-name="ce5" office:value-type="float" office:value="1635.5263" calcext:value-type="float">
            <text:p>1635.5263</text:p>
          </table:table-cell>
          <table:table-cell table:style-name="ce5" office:value-type="float" office:value="11.5301726934466" calcext:value-type="float">
            <text:p>11.5301726934466</text:p>
          </table:table-cell>
          <table:table-cell table:style-name="ce5" office:value-type="float" office:value="15.9408927208362" calcext:value-type="float">
            <text:p>15.9408927208362</text:p>
          </table:table-cell>
          <table:table-cell table:style-name="ce5" office:value-type="float" office:value="39.8116401880961" calcext:value-type="float">
            <text:p>39.8116401880961</text:p>
          </table:table-cell>
          <table:table-cell table:style-name="ce5" table:formula="of:=([.C312]/MAX([.$C$12:.$C$1000]))*MAX(0;([.A312]-[.$G$5])/([.$G$6]-[.$G$5]))" office:value-type="float" office:value="0.645177871990808" calcext:value-type="float">
            <text:p>0.645177871990808</text:p>
          </table:table-cell>
          <table:table-cell table:style-name="ce6" table:formula="of:=MAX((1-[.$B$6])*[.E312] + [.$B$6] * [.E312]*[.E312];0)" office:value-type="float" office:value="0.50095613913575" calcext:value-type="float">
            <text:p>0.50095613913575</text:p>
          </table:table-cell>
          <table:table-cell table:style-name="ce5" table:formula="of:=[.F312]*[.$G$8]+[.$G$7]" office:value-type="float" office:value="11.510986732383" calcext:value-type="float">
            <text:p>11.510986732383</text:p>
          </table:table-cell>
          <table:table-cell table:style-name="ce7" table:formula="of:=([.B312]-[.$G$7])/[.F312]" office:value-type="float" office:value="22.3715033243852" calcext:value-type="float">
            <text:p>22.3715033243852</text:p>
          </table:table-cell>
          <table:table-cell table:number-columns-repeated="1016"/>
        </table:table-row>
        <table:table-row table:style-name="ro1">
          <table:table-cell table:style-name="ce5" office:value-type="float" office:value="1637.50637499999" calcext:value-type="float">
            <text:p>1637.50637499999</text:p>
          </table:table-cell>
          <table:table-cell table:style-name="ce5" office:value-type="float" office:value="11.5855287635522" calcext:value-type="float">
            <text:p>11.5855287635522</text:p>
          </table:table-cell>
          <table:table-cell table:style-name="ce5" office:value-type="float" office:value="15.9405465140325" calcext:value-type="float">
            <text:p>15.9405465140325</text:p>
          </table:table-cell>
          <table:table-cell table:style-name="ce5" office:value-type="float" office:value="39.924323785837" calcext:value-type="float">
            <text:p>39.924323785837</text:p>
          </table:table-cell>
          <table:table-cell table:style-name="ce5" table:formula="of:=([.C313]/MAX([.$C$12:.$C$1000]))*MAX(0;([.A313]-[.$G$5])/([.$G$6]-[.$G$5]))" office:value-type="float" office:value="0.647345611325587" calcext:value-type="float">
            <text:p>0.647345611325587</text:p>
          </table:table-cell>
          <table:table-cell table:style-name="ce6" table:formula="of:=MAX((1-[.$B$6])*[.E313] + [.$B$6] * [.E313]*[.E313];0)" office:value-type="float" office:value="0.503523370707041" calcext:value-type="float">
            <text:p>0.503523370707041</text:p>
          </table:table-cell>
          <table:table-cell table:style-name="ce5" table:formula="of:=[.F313]*[.$G$8]+[.$G$7]" office:value-type="float" office:value="11.5683212404229" calcext:value-type="float">
            <text:p>11.5683212404229</text:p>
          </table:table-cell>
          <table:table-cell table:style-name="ce7" table:formula="of:=([.B313]-[.$G$7])/[.F313]" office:value-type="float" office:value="22.3673788693016" calcext:value-type="float">
            <text:p>22.3673788693016</text:p>
          </table:table-cell>
          <table:table-cell table:number-columns-repeated="1016"/>
        </table:table-row>
        <table:table-row table:style-name="ro1">
          <table:table-cell table:style-name="ce5" office:value-type="float" office:value="1639.76652499995" calcext:value-type="float">
            <text:p>1639.76652499995</text:p>
          </table:table-cell>
          <table:table-cell table:style-name="ce5" office:value-type="float" office:value="11.6437896757854" calcext:value-type="float">
            <text:p>11.6437896757854</text:p>
          </table:table-cell>
          <table:table-cell table:style-name="ce5" office:value-type="float" office:value="15.939848579737" calcext:value-type="float">
            <text:p>15.939848579737</text:p>
          </table:table-cell>
          <table:table-cell table:style-name="ce5" office:value-type="float" office:value="40.1950841731356" calcext:value-type="float">
            <text:p>40.1950841731356</text:p>
          </table:table-cell>
          <table:table-cell table:style-name="ce5" table:formula="of:=([.C314]/MAX([.$C$12:.$C$1000]))*MAX(0;([.A314]-[.$G$5])/([.$G$6]-[.$G$5]))" office:value-type="float" office:value="0.649807512040186" calcext:value-type="float">
            <text:p>0.649807512040186</text:p>
          </table:table-cell>
          <table:table-cell table:style-name="ce6" table:formula="of:=MAX((1-[.$B$6])*[.E314] + [.$B$6] * [.E314]*[.E314];0)" office:value-type="float" office:value="0.506446155158298" calcext:value-type="float">
            <text:p>0.506446155158298</text:p>
          </table:table-cell>
          <table:table-cell table:style-name="ce5" table:formula="of:=[.F314]*[.$G$8]+[.$G$7]" office:value-type="float" office:value="11.6335963836915" calcext:value-type="float">
            <text:p>11.6335963836915</text:p>
          </table:table-cell>
          <table:table-cell table:style-name="ce7" table:formula="of:=([.B314]-[.$G$7])/[.F314]" office:value-type="float" office:value="22.3533317393769" calcext:value-type="float">
            <text:p>22.3533317393769</text:p>
          </table:table-cell>
          <table:table-cell table:number-columns-repeated="1016"/>
        </table:table-row>
        <table:table-row table:style-name="ro1">
          <table:table-cell table:style-name="ce5" office:value-type="float" office:value="1641.99564999999" calcext:value-type="float">
            <text:p>1641.99564999999</text:p>
          </table:table-cell>
          <table:table-cell table:style-name="ce5" office:value-type="float" office:value="11.7080989824347" calcext:value-type="float">
            <text:p>11.7080989824347</text:p>
          </table:table-cell>
          <table:table-cell table:style-name="ce5" office:value-type="float" office:value="15.9387648979543" calcext:value-type="float">
            <text:p>15.9387648979543</text:p>
          </table:table-cell>
          <table:table-cell table:style-name="ce5" office:value-type="float" office:value="40.4960205323964" calcext:value-type="float">
            <text:p>40.4960205323964</text:p>
          </table:table-cell>
          <table:table-cell table:style-name="ce5" table:formula="of:=([.C315]/MAX([.$C$12:.$C$1000]))*MAX(0;([.A315]-[.$G$5])/([.$G$6]-[.$G$5]))" office:value-type="float" office:value="0.652219227781122" calcext:value-type="float">
            <text:p>0.652219227781122</text:p>
          </table:table-cell>
          <table:table-cell table:style-name="ce6" table:formula="of:=MAX((1-[.$B$6])*[.E315] + [.$B$6] * [.E315]*[.E315];0)" office:value-type="float" office:value="0.509316764564079" calcext:value-type="float">
            <text:p>0.509316764564079</text:p>
          </table:table-cell>
          <table:table-cell table:style-name="ce5" table:formula="of:=[.F315]*[.$G$8]+[.$G$7]" office:value-type="float" office:value="11.6977062909923" calcext:value-type="float">
            <text:p>11.6977062909923</text:p>
          </table:table-cell>
          <table:table-cell table:style-name="ce7" table:formula="of:=([.B315]-[.$G$7])/[.F315]" office:value-type="float" office:value="22.3536098026915" calcext:value-type="float">
            <text:p>22.3536098026915</text:p>
          </table:table-cell>
          <table:table-cell table:number-columns-repeated="1016"/>
        </table:table-row>
        <table:table-row table:style-name="ro1">
          <table:table-cell table:style-name="ce5" office:value-type="float" office:value="1644.14742499998" calcext:value-type="float">
            <text:p>1644.14742499998</text:p>
          </table:table-cell>
          <table:table-cell table:style-name="ce5" office:value-type="float" office:value="11.7709622079122" calcext:value-type="float">
            <text:p>11.7709622079122</text:p>
          </table:table-cell>
          <table:table-cell table:style-name="ce5" office:value-type="float" office:value="15.9382306598566" calcext:value-type="float">
            <text:p>15.9382306598566</text:p>
          </table:table-cell>
          <table:table-cell table:style-name="ce5" office:value-type="float" office:value="40.6928351009753" calcext:value-type="float">
            <text:p>40.6928351009753</text:p>
          </table:table-cell>
          <table:table-cell table:style-name="ce5" table:formula="of:=([.C316]/MAX([.$C$12:.$C$1000]))*MAX(0;([.A316]-[.$G$5])/([.$G$6]-[.$G$5]))" office:value-type="float" office:value="0.654567961693972" calcext:value-type="float">
            <text:p>0.654567961693972</text:p>
          </table:table-cell>
          <table:table-cell table:style-name="ce6" table:formula="of:=MAX((1-[.$B$6])*[.E316] + [.$B$6] * [.E316]*[.E316];0)" office:value-type="float" office:value="0.512119452206776" calcext:value-type="float">
            <text:p>0.512119452206776</text:p>
          </table:table-cell>
          <table:table-cell table:style-name="ce5" table:formula="of:=[.F316]*[.$G$8]+[.$G$7]" office:value-type="float" office:value="11.7602992876586" calcext:value-type="float">
            <text:p>11.7602992876586</text:p>
          </table:table-cell>
          <table:table-cell table:style-name="ce7" table:formula="of:=([.B316]-[.$G$7])/[.F316]" office:value-type="float" office:value="22.354025798438" calcext:value-type="float">
            <text:p>22.354025798438</text:p>
          </table:table-cell>
          <table:table-cell table:number-columns-repeated="1016"/>
        </table:table-row>
        <table:table-row table:style-name="ro1">
          <table:table-cell table:style-name="ce5" office:value-type="float" office:value="1646.32129999995" calcext:value-type="float">
            <text:p>1646.32129999995</text:p>
          </table:table-cell>
          <table:table-cell table:style-name="ce5" office:value-type="float" office:value="11.8389406436226" calcext:value-type="float">
            <text:p>11.8389406436226</text:p>
          </table:table-cell>
          <table:table-cell table:style-name="ce5" office:value-type="float" office:value="15.9376119975381" calcext:value-type="float">
            <text:p>15.9376119975381</text:p>
          </table:table-cell>
          <table:table-cell table:style-name="ce5" office:value-type="float" office:value="40.8799845531815" calcext:value-type="float">
            <text:p>40.8799845531815</text:p>
          </table:table-cell>
          <table:table-cell table:style-name="ce5" table:formula="of:=([.C317]/MAX([.$C$12:.$C$1000]))*MAX(0;([.A317]-[.$G$5])/([.$G$6]-[.$G$5]))" office:value-type="float" office:value="0.656937403372755" calcext:value-type="float">
            <text:p>0.656937403372755</text:p>
          </table:table-cell>
          <table:table-cell table:style-name="ce6" table:formula="of:=MAX((1-[.$B$6])*[.E317] + [.$B$6] * [.E317]*[.E317];0)" office:value-type="float" office:value="0.514953892976506" calcext:value-type="float">
            <text:p>0.514953892976506</text:p>
          </table:table-cell>
          <table:table-cell table:style-name="ce5" table:formula="of:=[.F317]*[.$G$8]+[.$G$7]" office:value-type="float" office:value="11.823601433409" calcext:value-type="float">
            <text:p>11.823601433409</text:p>
          </table:table-cell>
          <table:table-cell table:style-name="ce7" table:formula="of:=([.B317]-[.$G$7])/[.F317]" office:value-type="float" office:value="22.3629921810262" calcext:value-type="float">
            <text:p>22.3629921810262</text:p>
          </table:table-cell>
          <table:table-cell table:number-columns-repeated="1016"/>
        </table:table-row>
        <table:table-row table:style-name="ro1">
          <table:table-cell table:style-name="ce5" office:value-type="float" office:value="1648.31539999998" calcext:value-type="float">
            <text:p>1648.31539999998</text:p>
          </table:table-cell>
          <table:table-cell table:style-name="ce5" office:value-type="float" office:value="11.911372177726" calcext:value-type="float">
            <text:p>11.911372177726</text:p>
          </table:table-cell>
          <table:table-cell table:style-name="ce5" office:value-type="float" office:value="15.936125832823" calcext:value-type="float">
            <text:p>15.936125832823</text:p>
          </table:table-cell>
          <table:table-cell table:style-name="ce5" office:value-type="float" office:value="41.3245083063667" calcext:value-type="float">
            <text:p>41.3245083063667</text:p>
          </table:table-cell>
          <table:table-cell table:style-name="ce5" table:formula="of:=([.C318]/MAX([.$C$12:.$C$1000]))*MAX(0;([.A318]-[.$G$5])/([.$G$6]-[.$G$5]))" office:value-type="float" office:value="0.659072740245876" calcext:value-type="float">
            <text:p>0.659072740245876</text:p>
          </table:table-cell>
          <table:table-cell table:style-name="ce6" table:formula="of:=MAX((1-[.$B$6])*[.E318] + [.$B$6] * [.E318]*[.E318];0)" office:value-type="float" office:value="0.517514346360156" calcext:value-type="float">
            <text:p>0.517514346360156</text:p>
          </table:table-cell>
          <table:table-cell table:style-name="ce5" table:formula="of:=[.F318]*[.$G$8]+[.$G$7]" office:value-type="float" office:value="11.8807845627972" calcext:value-type="float">
            <text:p>11.8807845627972</text:p>
          </table:table-cell>
          <table:table-cell table:style-name="ce7" table:formula="of:=([.B318]-[.$G$7])/[.F318]" office:value-type="float" office:value="22.3923095037471" calcext:value-type="float">
            <text:p>22.3923095037471</text:p>
          </table:table-cell>
          <table:table-cell table:number-columns-repeated="1016"/>
        </table:table-row>
        <table:table-row table:style-name="ro1">
          <table:table-cell table:style-name="ce5" office:value-type="float" office:value="1650.48502499998" calcext:value-type="float">
            <text:p>1650.48502499998</text:p>
          </table:table-cell>
          <table:table-cell table:style-name="ce5" office:value-type="float" office:value="11.9895314982158" calcext:value-type="float">
            <text:p>11.9895314982158</text:p>
          </table:table-cell>
          <table:table-cell table:style-name="ce5" office:value-type="float" office:value="15.9352839775541" calcext:value-type="float">
            <text:p>15.9352839775541</text:p>
          </table:table-cell>
          <table:table-cell table:style-name="ce5" office:value-type="float" office:value="41.5422989705943" calcext:value-type="float">
            <text:p>41.5422989705943</text:p>
          </table:table-cell>
          <table:table-cell table:style-name="ce5" table:formula="of:=([.C319]/MAX([.$C$12:.$C$1000]))*MAX(0;([.A319]-[.$G$5])/([.$G$6]-[.$G$5]))" office:value-type="float" office:value="0.661427741916378" calcext:value-type="float">
            <text:p>0.661427741916378</text:p>
          </table:table-cell>
          <table:table-cell table:style-name="ce6" table:formula="of:=MAX((1-[.$B$6])*[.E319] + [.$B$6] * [.E319]*[.E319];0)" office:value-type="float" office:value="0.520344858908317" calcext:value-type="float">
            <text:p>0.520344858908317</text:p>
          </table:table-cell>
          <table:table-cell table:style-name="ce5" table:formula="of:=[.F319]*[.$G$8]+[.$G$7]" office:value-type="float" office:value="11.9439989787714" calcext:value-type="float">
            <text:p>11.9439989787714</text:p>
          </table:table-cell>
          <table:table-cell table:style-name="ce7" table:formula="of:=([.B319]-[.$G$7])/[.F319]" office:value-type="float" office:value="22.4207091452621" calcext:value-type="float">
            <text:p>22.4207091452621</text:p>
          </table:table-cell>
          <table:table-cell table:number-columns-repeated="1016"/>
        </table:table-row>
        <table:table-row table:style-name="ro1">
          <table:table-cell table:style-name="ce5" office:value-type="float" office:value="1652.68737500001" calcext:value-type="float">
            <text:p>1652.68737500001</text:p>
          </table:table-cell>
          <table:table-cell table:style-name="ce5" office:value-type="float" office:value="12.0715937462797" calcext:value-type="float">
            <text:p>12.0715937462797</text:p>
          </table:table-cell>
          <table:table-cell table:style-name="ce5" office:value-type="float" office:value="15.9338681729586" calcext:value-type="float">
            <text:p>15.9338681729586</text:p>
          </table:table-cell>
          <table:table-cell table:style-name="ce5" office:value-type="float" office:value="41.9709142338762" calcext:value-type="float">
            <text:p>41.9709142338762</text:p>
          </table:table-cell>
          <table:table-cell table:style-name="ce5" table:formula="of:=([.C320]/MAX([.$C$12:.$C$1000]))*MAX(0;([.A320]-[.$G$5])/([.$G$6]-[.$G$5]))" office:value-type="float" office:value="0.663794625051573" calcext:value-type="float">
            <text:p>0.663794625051573</text:p>
          </table:table-cell>
          <table:table-cell table:style-name="ce6" table:formula="of:=MAX((1-[.$B$6])*[.E320] + [.$B$6] * [.E320]*[.E320];0)" office:value-type="float" office:value="0.523196692944917" calcext:value-type="float">
            <text:p>0.523196692944917</text:p>
          </table:table-cell>
          <table:table-cell table:style-name="ce5" table:formula="of:=[.F320]*[.$G$8]+[.$G$7]" office:value-type="float" office:value="12.0076895719101" calcext:value-type="float">
            <text:p>12.0076895719101</text:p>
          </table:table-cell>
          <table:table-cell table:style-name="ce7" table:formula="of:=([.B320]-[.$G$7])/[.F320]" office:value-type="float" office:value="22.4553464180948" calcext:value-type="float">
            <text:p>22.4553464180948</text:p>
          </table:table-cell>
          <table:table-cell table:number-columns-repeated="1016"/>
        </table:table-row>
        <table:table-row table:style-name="ro1">
          <table:table-cell table:style-name="ce5" office:value-type="float" office:value="1655.02275" calcext:value-type="float">
            <text:p>1655.02275</text:p>
          </table:table-cell>
          <table:table-cell table:style-name="ce5" office:value-type="float" office:value="12.1440317110668" calcext:value-type="float">
            <text:p>12.1440317110668</text:p>
          </table:table-cell>
          <table:table-cell table:style-name="ce5" office:value-type="float" office:value="15.9327193613717" calcext:value-type="float">
            <text:p>15.9327193613717</text:p>
          </table:table-cell>
          <table:table-cell table:style-name="ce5" office:value-type="float" office:value="42.276615884754" calcext:value-type="float">
            <text:p>42.276615884754</text:p>
          </table:table-cell>
          <table:table-cell table:style-name="ce5" table:formula="of:=([.C321]/MAX([.$C$12:.$C$1000]))*MAX(0;([.A321]-[.$G$5])/([.$G$6]-[.$G$5]))" office:value-type="float" office:value="0.666318742538014" calcext:value-type="float">
            <text:p>0.666318742538014</text:p>
          </table:table-cell>
          <table:table-cell table:style-name="ce6" table:formula="of:=MAX((1-[.$B$6])*[.E321] + [.$B$6] * [.E321]*[.E321];0)" office:value-type="float" office:value="0.526245754733252" calcext:value-type="float">
            <text:p>0.526245754733252</text:p>
          </table:table-cell>
          <table:table-cell table:style-name="ce5" table:formula="of:=[.F321]*[.$G$8]+[.$G$7]" office:value-type="float" office:value="12.075784892789" calcext:value-type="float">
            <text:p>12.075784892789</text:p>
          </table:table-cell>
          <table:table-cell table:style-name="ce7" table:formula="of:=([.B321]-[.$G$7])/[.F321]" office:value-type="float" office:value="22.4628908515542" calcext:value-type="float">
            <text:p>22.4628908515542</text:p>
          </table:table-cell>
          <table:table-cell table:number-columns-repeated="1016"/>
        </table:table-row>
        <table:table-row table:style-name="ro1">
          <table:table-cell table:style-name="ce5" office:value-type="float" office:value="1657.13329999995" calcext:value-type="float">
            <text:p>1657.13329999995</text:p>
          </table:table-cell>
          <table:table-cell table:style-name="ce5" office:value-type="float" office:value="12.2162855412098" calcext:value-type="float">
            <text:p>12.2162855412098</text:p>
          </table:table-cell>
          <table:table-cell table:style-name="ce5" office:value-type="float" office:value="15.9311601231385" calcext:value-type="float">
            <text:p>15.9311601231385</text:p>
          </table:table-cell>
          <table:table-cell table:style-name="ce5" office:value-type="float" office:value="42.7238907295117" calcext:value-type="float">
            <text:p>42.7238907295117</text:p>
          </table:table-cell>
          <table:table-cell table:style-name="ce5" table:formula="of:=([.C322]/MAX([.$C$12:.$C$1000]))*MAX(0;([.A322]-[.$G$5])/([.$G$6]-[.$G$5]))" office:value-type="float" office:value="0.668577680296735" calcext:value-type="float">
            <text:p>0.668577680296735</text:p>
          </table:table-cell>
          <table:table-cell table:style-name="ce6" table:formula="of:=MAX((1-[.$B$6])*[.E322] + [.$B$6] * [.E322]*[.E322];0)" office:value-type="float" office:value="0.528981293902098" calcext:value-type="float">
            <text:p>0.528981293902098</text:p>
          </table:table-cell>
          <table:table-cell table:style-name="ce5" table:formula="of:=[.F322]*[.$G$8]+[.$G$7]" office:value-type="float" office:value="12.1368782488475" calcext:value-type="float">
            <text:p>12.1368782488475</text:p>
          </table:table-cell>
          <table:table-cell table:style-name="ce7" table:formula="of:=([.B322]-[.$G$7])/[.F322]" office:value-type="float" office:value="22.4833182513462" calcext:value-type="float">
            <text:p>22.4833182513462</text:p>
          </table:table-cell>
          <table:table-cell table:number-columns-repeated="1016"/>
        </table:table-row>
        <table:table-row table:style-name="ro1">
          <table:table-cell table:style-name="ce5" office:value-type="float" office:value="1659.380275" calcext:value-type="float">
            <text:p>1659.380275</text:p>
          </table:table-cell>
          <table:table-cell table:style-name="ce5" office:value-type="float" office:value="12.2898688306122" calcext:value-type="float">
            <text:p>12.2898688306122</text:p>
          </table:table-cell>
          <table:table-cell table:style-name="ce5" office:value-type="float" office:value="15.9296197467633" calcext:value-type="float">
            <text:p>15.9296197467633</text:p>
          </table:table-cell>
          <table:table-cell table:style-name="ce5" office:value-type="float" office:value="43.1825125293284" calcext:value-type="float">
            <text:p>43.1825125293284</text:p>
          </table:table-cell>
          <table:table-cell table:style-name="ce5" table:formula="of:=([.C323]/MAX([.$C$12:.$C$1000]))*MAX(0;([.A323]-[.$G$5])/([.$G$6]-[.$G$5]))" office:value-type="float" office:value="0.67098717467569" calcext:value-type="float">
            <text:p>0.67098717467569</text:p>
          </table:table-cell>
          <table:table-cell table:style-name="ce6" table:formula="of:=MAX((1-[.$B$6])*[.E323] + [.$B$6] * [.E323]*[.E323];0)" office:value-type="float" office:value="0.531906241434942" calcext:value-type="float">
            <text:p>0.531906241434942</text:p>
          </table:table-cell>
          <table:table-cell table:style-name="ce5" table:formula="of:=[.F323]*[.$G$8]+[.$G$7]" office:value-type="float" office:value="12.2022017006598" calcext:value-type="float">
            <text:p>12.2022017006598</text:p>
          </table:table-cell>
          <table:table-cell table:style-name="ce7" table:formula="of:=([.B323]-[.$G$7])/[.F323]" office:value-type="float" office:value="22.4980215252388" calcext:value-type="float">
            <text:p>22.4980215252388</text:p>
          </table:table-cell>
          <table:table-cell table:number-columns-repeated="1016"/>
        </table:table-row>
        <table:table-row table:style-name="ro1">
          <table:table-cell table:style-name="ce5" office:value-type="float" office:value="1661.29532500002" calcext:value-type="float">
            <text:p>1661.29532500002</text:p>
          </table:table-cell>
          <table:table-cell table:style-name="ce5" office:value-type="float" office:value="12.3471849519458" calcext:value-type="float">
            <text:p>12.3471849519458</text:p>
          </table:table-cell>
          <table:table-cell table:style-name="ce5" office:value-type="float" office:value="15.9282396854265" calcext:value-type="float">
            <text:p>15.9282396854265</text:p>
          </table:table-cell>
          <table:table-cell table:style-name="ce5" office:value-type="float" office:value="43.5567212848966" calcext:value-type="float">
            <text:p>43.5567212848966</text:p>
          </table:table-cell>
          <table:table-cell table:style-name="ce5" table:formula="of:=([.C324]/MAX([.$C$12:.$C$1000]))*MAX(0;([.A324]-[.$G$5])/([.$G$6]-[.$G$5]))" office:value-type="float" office:value="0.67303751808237" calcext:value-type="float">
            <text:p>0.67303751808237</text:p>
          </table:table-cell>
          <table:table-cell table:style-name="ce6" table:formula="of:=MAX((1-[.$B$6])*[.E324] + [.$B$6] * [.E324]*[.E324];0)" office:value-type="float" office:value="0.534400967160757" calcext:value-type="float">
            <text:p>0.534400967160757</text:p>
          </table:table-cell>
          <table:table-cell table:style-name="ce5" table:formula="of:=[.F324]*[.$G$8]+[.$G$7]" office:value-type="float" office:value="12.2579169208151" calcext:value-type="float">
            <text:p>12.2579169208151</text:p>
          </table:table-cell>
          <table:table-cell table:style-name="ce7" table:formula="of:=([.B324]-[.$G$7])/[.F324]" office:value-type="float" office:value="22.5002478091113" calcext:value-type="float">
            <text:p>22.5002478091113</text:p>
          </table:table-cell>
          <table:table-cell table:number-columns-repeated="1016"/>
        </table:table-row>
        <table:table-row table:style-name="ro1">
          <table:table-cell table:style-name="ce5" office:value-type="float" office:value="1663.41819999996" calcext:value-type="float">
            <text:p>1663.41819999996</text:p>
          </table:table-cell>
          <table:table-cell table:style-name="ce5" office:value-type="float" office:value="12.4240414646197" calcext:value-type="float">
            <text:p>12.4240414646197</text:p>
          </table:table-cell>
          <table:table-cell table:style-name="ce5" office:value-type="float" office:value="15.9268884259889" calcext:value-type="float">
            <text:p>15.9268884259889</text:p>
          </table:table-cell>
          <table:table-cell table:style-name="ce5" office:value-type="float" office:value="43.964709059659" calcext:value-type="float">
            <text:p>43.964709059659</text:p>
          </table:table-cell>
          <table:table-cell table:style-name="ce5" table:formula="of:=([.C325]/MAX([.$C$12:.$C$1000]))*MAX(0;([.A325]-[.$G$5])/([.$G$6]-[.$G$5]))" office:value-type="float" office:value="0.675317513318367" calcext:value-type="float">
            <text:p>0.675317513318367</text:p>
          </table:table-cell>
          <table:table-cell table:style-name="ce6" table:formula="of:=MAX((1-[.$B$6])*[.E325] + [.$B$6] * [.E325]*[.E325];0)" office:value-type="float" office:value="0.537181338518333" calcext:value-type="float">
            <text:p>0.537181338518333</text:p>
          </table:table-cell>
          <table:table-cell table:style-name="ce5" table:formula="of:=[.F325]*[.$G$8]+[.$G$7]" office:value-type="float" office:value="12.320011523319" calcext:value-type="float">
            <text:p>12.320011523319</text:p>
          </table:table-cell>
          <table:table-cell table:style-name="ce7" table:formula="of:=([.B325]-[.$G$7])/[.F325]" office:value-type="float" office:value="22.5268635291706" calcext:value-type="float">
            <text:p>22.5268635291706</text:p>
          </table:table-cell>
          <table:table-cell table:number-columns-repeated="1016"/>
        </table:table-row>
        <table:table-row table:style-name="ro1">
          <table:table-cell table:style-name="ce5" office:value-type="float" office:value="1665.27587499996" calcext:value-type="float">
            <text:p>1665.27587499996</text:p>
          </table:table-cell>
          <table:table-cell table:style-name="ce5" office:value-type="float" office:value="12.4833105890129" calcext:value-type="float">
            <text:p>12.4833105890129</text:p>
          </table:table-cell>
          <table:table-cell table:style-name="ce5" office:value-type="float" office:value="15.9258472197229" calcext:value-type="float">
            <text:p>15.9258472197229</text:p>
          </table:table-cell>
          <table:table-cell table:style-name="ce5" office:value-type="float" office:value="44.258515623068" calcext:value-type="float">
            <text:p>44.258515623068</text:p>
          </table:table-cell>
          <table:table-cell table:style-name="ce5" table:formula="of:=([.C326]/MAX([.$C$12:.$C$1000]))*MAX(0;([.A326]-[.$G$5])/([.$G$6]-[.$G$5]))" office:value-type="float" office:value="0.677318362145828" calcext:value-type="float">
            <text:p>0.677318362145828</text:p>
          </table:table-cell>
          <table:table-cell table:style-name="ce6" table:formula="of:=MAX((1-[.$B$6])*[.E326] + [.$B$6] * [.E326]*[.E326];0)" office:value-type="float" office:value="0.539626697124898" calcext:value-type="float">
            <text:p>0.539626697124898</text:p>
          </table:table-cell>
          <table:table-cell table:style-name="ce5" table:formula="of:=[.F326]*[.$G$8]+[.$G$7]" office:value-type="float" office:value="12.3746242174977" calcext:value-type="float">
            <text:p>12.3746242174977</text:p>
          </table:table-cell>
          <table:table-cell table:style-name="ce7" table:formula="of:=([.B326]-[.$G$7])/[.F326]" office:value-type="float" office:value="22.5346149336239" calcext:value-type="float">
            <text:p>22.5346149336239</text:p>
          </table:table-cell>
          <table:table-cell table:number-columns-repeated="1016"/>
        </table:table-row>
        <table:table-row table:style-name="ro1">
          <table:table-cell table:style-name="ce5" office:value-type="float" office:value="1667.27592499999" calcext:value-type="float">
            <text:p>1667.27592499999</text:p>
          </table:table-cell>
          <table:table-cell table:style-name="ce5" office:value-type="float" office:value="12.5543048218265" calcext:value-type="float">
            <text:p>12.5543048218265</text:p>
          </table:table-cell>
          <table:table-cell table:style-name="ce5" office:value-type="float" office:value="15.9245783070842" calcext:value-type="float">
            <text:p>15.9245783070842</text:p>
          </table:table-cell>
          <table:table-cell table:style-name="ce5" office:value-type="float" office:value="44.6489159414362" calcext:value-type="float">
            <text:p>44.6489159414362</text:p>
          </table:table-cell>
          <table:table-cell table:style-name="ce5" table:formula="of:=([.C327]/MAX([.$C$12:.$C$1000]))*MAX(0;([.A327]-[.$G$5])/([.$G$6]-[.$G$5]))" office:value-type="float" office:value="0.679465949258217" calcext:value-type="float">
            <text:p>0.679465949258217</text:p>
          </table:table-cell>
          <table:table-cell table:style-name="ce6" table:formula="of:=MAX((1-[.$B$6])*[.E327] + [.$B$6] * [.E327]*[.E327];0)" office:value-type="float" office:value="0.542257006232403" calcext:value-type="float">
            <text:p>0.542257006232403</text:p>
          </table:table-cell>
          <table:table-cell table:style-name="ce5" table:formula="of:=[.F327]*[.$G$8]+[.$G$7]" office:value-type="float" office:value="12.433367449062" calcext:value-type="float">
            <text:p>12.433367449062</text:p>
          </table:table-cell>
          <table:table-cell table:style-name="ce7" table:formula="of:=([.B327]-[.$G$7])/[.F327]" office:value-type="float" office:value="22.5562305693555" calcext:value-type="float">
            <text:p>22.5562305693555</text:p>
          </table:table-cell>
          <table:table-cell table:number-columns-repeated="1016"/>
        </table:table-row>
        <table:table-row table:style-name="ro1">
          <table:table-cell table:style-name="ce5" office:value-type="float" office:value="1669.38222499997" calcext:value-type="float">
            <text:p>1669.38222499997</text:p>
          </table:table-cell>
          <table:table-cell table:style-name="ce5" office:value-type="float" office:value="12.6231838397246" calcext:value-type="float">
            <text:p>12.6231838397246</text:p>
          </table:table-cell>
          <table:table-cell table:style-name="ce5" office:value-type="float" office:value="15.9232162695019" calcext:value-type="float">
            <text:p>15.9232162695019</text:p>
          </table:table-cell>
          <table:table-cell table:style-name="ce5" office:value-type="float" office:value="45.0486211702226" calcext:value-type="float">
            <text:p>45.0486211702226</text:p>
          </table:table-cell>
          <table:table-cell table:style-name="ce5" table:formula="of:=([.C328]/MAX([.$C$12:.$C$1000]))*MAX(0;([.A328]-[.$G$5])/([.$G$6]-[.$G$5]))" office:value-type="float" office:value="0.681726143806888" calcext:value-type="float">
            <text:p>0.681726143806888</text:p>
          </table:table-cell>
          <table:table-cell table:style-name="ce6" table:formula="of:=MAX((1-[.$B$6])*[.E328] + [.$B$6] * [.E328]*[.E328];0)" office:value-type="float" office:value="0.545031510352928" calcext:value-type="float">
            <text:p>0.545031510352928</text:p>
          </table:table-cell>
          <table:table-cell table:style-name="ce5" table:formula="of:=[.F328]*[.$G$8]+[.$G$7]" office:value-type="float" office:value="12.4953310173602" calcext:value-type="float">
            <text:p>12.4953310173602</text:p>
          </table:table-cell>
          <table:table-cell table:style-name="ce7" table:formula="of:=([.B328]-[.$G$7])/[.F328]" office:value-type="float" office:value="22.5677834119348" calcext:value-type="float">
            <text:p>22.5677834119348</text:p>
          </table:table-cell>
          <table:table-cell table:number-columns-repeated="1016"/>
        </table:table-row>
        <table:table-row table:style-name="ro1">
          <table:table-cell table:style-name="ce5" office:value-type="float" office:value="1671.667025" calcext:value-type="float">
            <text:p>1671.667025</text:p>
          </table:table-cell>
          <table:table-cell table:style-name="ce5" office:value-type="float" office:value="12.7022981667343" calcext:value-type="float">
            <text:p>12.7022981667343</text:p>
          </table:table-cell>
          <table:table-cell table:style-name="ce5" office:value-type="float" office:value="15.9219556331158" calcext:value-type="float">
            <text:p>15.9219556331158</text:p>
          </table:table-cell>
          <table:table-cell table:style-name="ce5" office:value-type="float" office:value="45.4387170767231" calcext:value-type="float">
            <text:p>45.4387170767231</text:p>
          </table:table-cell>
          <table:table-cell table:style-name="ce5" table:formula="of:=([.C329]/MAX([.$C$12:.$C$1000]))*MAX(0;([.A329]-[.$G$5])/([.$G$6]-[.$G$5]))" office:value-type="float" office:value="0.684186749200402" calcext:value-type="float">
            <text:p>0.684186749200402</text:p>
          </table:table-cell>
          <table:table-cell table:style-name="ce6" table:formula="of:=MAX((1-[.$B$6])*[.E329] + [.$B$6] * [.E329]*[.E329];0)" office:value-type="float" office:value="0.548059347106439" calcext:value-type="float">
            <text:p>0.548059347106439</text:p>
          </table:table-cell>
          <table:table-cell table:style-name="ce5" table:formula="of:=[.F329]*[.$G$8]+[.$G$7]" office:value-type="float" office:value="12.5629523151929" calcext:value-type="float">
            <text:p>12.5629523151929</text:p>
          </table:table-cell>
          <table:table-cell table:style-name="ce7" table:formula="of:=([.B329]-[.$G$7])/[.F329]" office:value-type="float" office:value="22.5874578559648" calcext:value-type="float">
            <text:p>22.5874578559648</text:p>
          </table:table-cell>
          <table:table-cell table:number-columns-repeated="1016"/>
        </table:table-row>
        <table:table-row table:style-name="ro1">
          <table:table-cell table:style-name="ce5" office:value-type="float" office:value="1673.53404999999" calcext:value-type="float">
            <text:p>1673.53404999999</text:p>
          </table:table-cell>
          <table:table-cell table:style-name="ce5" office:value-type="float" office:value="12.764702740578" calcext:value-type="float">
            <text:p>12.764702740578</text:p>
          </table:table-cell>
          <table:table-cell table:style-name="ce5" office:value-type="float" office:value="15.9205955601417" calcext:value-type="float">
            <text:p>15.9205955601417</text:p>
          </table:table-cell>
          <table:table-cell table:style-name="ce5" office:value-type="float" office:value="45.8703745967911" calcext:value-type="float">
            <text:p>45.8703745967911</text:p>
          </table:table-cell>
          <table:table-cell table:style-name="ce5" table:formula="of:=([.C330]/MAX([.$C$12:.$C$1000]))*MAX(0;([.A330]-[.$G$5])/([.$G$6]-[.$G$5]))" office:value-type="float" office:value="0.686182917321233" calcext:value-type="float">
            <text:p>0.686182917321233</text:p>
          </table:table-cell>
          <table:table-cell table:style-name="ce6" table:formula="of:=MAX((1-[.$B$6])*[.E330] + [.$B$6] * [.E330]*[.E330];0)" office:value-type="float" office:value="0.550521286903648" calcext:value-type="float">
            <text:p>0.550521286903648</text:p>
          </table:table-cell>
          <table:table-cell table:style-name="ce5" table:formula="of:=[.F330]*[.$G$8]+[.$G$7]" office:value-type="float" office:value="12.6179353204953" calcext:value-type="float">
            <text:p>12.6179353204953</text:p>
          </table:table-cell>
          <table:table-cell table:style-name="ce7" table:formula="of:=([.B330]-[.$G$7])/[.F330]" office:value-type="float" office:value="22.5998018153938" calcext:value-type="float">
            <text:p>22.5998018153938</text:p>
          </table:table-cell>
          <table:table-cell table:number-columns-repeated="1016"/>
        </table:table-row>
        <table:table-row table:style-name="ro1">
          <table:table-cell table:style-name="ce5" office:value-type="float" office:value="1675.93615" calcext:value-type="float">
            <text:p>1675.93615</text:p>
          </table:table-cell>
          <table:table-cell table:style-name="ce5" office:value-type="float" office:value="12.8349675389144" calcext:value-type="float">
            <text:p>12.8349675389144</text:p>
          </table:table-cell>
          <table:table-cell table:style-name="ce5" office:value-type="float" office:value="15.9188226649048" calcext:value-type="float">
            <text:p>15.9188226649048</text:p>
          </table:table-cell>
          <table:table-cell table:style-name="ce5" office:value-type="float" office:value="46.4055318542946" calcext:value-type="float">
            <text:p>46.4055318542946</text:p>
          </table:table-cell>
          <table:table-cell table:style-name="ce5" table:formula="of:=([.C331]/MAX([.$C$12:.$C$1000]))*MAX(0;([.A331]-[.$G$5])/([.$G$6]-[.$G$5]))" office:value-type="float" office:value="0.688749658819179" calcext:value-type="float">
            <text:p>0.688749658819179</text:p>
          </table:table-cell>
          <table:table-cell table:style-name="ce6" table:formula="of:=MAX((1-[.$B$6])*[.E331] + [.$B$6] * [.E331]*[.E331];0)" office:value-type="float" office:value="0.553694312052924" calcext:value-type="float">
            <text:p>0.553694312052924</text:p>
          </table:table-cell>
          <table:table-cell table:style-name="ce5" table:formula="of:=[.F331]*[.$G$8]+[.$G$7]" office:value-type="float" office:value="12.688799140482" calcext:value-type="float">
            <text:p>12.688799140482</text:p>
          </table:table-cell>
          <table:table-cell table:style-name="ce7" table:formula="of:=([.B331]-[.$G$7])/[.F331]" office:value-type="float" office:value="22.5971921783413" calcext:value-type="float">
            <text:p>22.5971921783413</text:p>
          </table:table-cell>
          <table:table-cell table:number-columns-repeated="1016"/>
        </table:table-row>
        <table:table-row table:style-name="ro1">
          <table:table-cell table:style-name="ce5" office:value-type="float" office:value="1677.86734999999" calcext:value-type="float">
            <text:p>1677.86734999999</text:p>
          </table:table-cell>
          <table:table-cell table:style-name="ce5" office:value-type="float" office:value="12.8985565218247" calcext:value-type="float">
            <text:p>12.8985565218247</text:p>
          </table:table-cell>
          <table:table-cell table:style-name="ce5" office:value-type="float" office:value="15.917417693289" calcext:value-type="float">
            <text:p>15.917417693289</text:p>
          </table:table-cell>
          <table:table-cell table:style-name="ce5" office:value-type="float" office:value="46.8487672247527" calcext:value-type="float">
            <text:p>46.8487672247527</text:p>
          </table:table-cell>
          <table:table-cell table:style-name="ce5" table:formula="of:=([.C332]/MAX([.$C$12:.$C$1000]))*MAX(0;([.A332]-[.$G$5])/([.$G$6]-[.$G$5]))" office:value-type="float" office:value="0.690813681687424" calcext:value-type="float">
            <text:p>0.690813681687424</text:p>
          </table:table-cell>
          <table:table-cell table:style-name="ce6" table:formula="of:=MAX((1-[.$B$6])*[.E332] + [.$B$6] * [.E332]*[.E332];0)" office:value-type="float" office:value="0.556251894192463" calcext:value-type="float">
            <text:p>0.556251894192463</text:p>
          </table:table-cell>
          <table:table-cell table:style-name="ce5" table:formula="of:=[.F332]*[.$G$8]+[.$G$7]" office:value-type="float" office:value="12.7459181457879" calcext:value-type="float">
            <text:p>12.7459181457879</text:p>
          </table:table-cell>
          <table:table-cell table:style-name="ce7" table:formula="of:=([.B332]-[.$G$7])/[.F332]" office:value-type="float" office:value="22.6076097748506" calcext:value-type="float">
            <text:p>22.6076097748506</text:p>
          </table:table-cell>
          <table:table-cell table:number-columns-repeated="1016"/>
        </table:table-row>
        <table:table-row table:style-name="ro1">
          <table:table-cell table:style-name="ce5" office:value-type="float" office:value="1680.25754999999" calcext:value-type="float">
            <text:p>1680.25754999999</text:p>
          </table:table-cell>
          <table:table-cell table:style-name="ce5" office:value-type="float" office:value="12.9696468097091" calcext:value-type="float">
            <text:p>12.9696468097091</text:p>
          </table:table-cell>
          <table:table-cell table:style-name="ce5" office:value-type="float" office:value="15.9171758076549" calcext:value-type="float">
            <text:p>15.9171758076549</text:p>
          </table:table-cell>
          <table:table-cell table:style-name="ce5" office:value-type="float" office:value="46.9724121373064" calcext:value-type="float">
            <text:p>46.9724121373064</text:p>
          </table:table-cell>
          <table:table-cell table:style-name="ce5" table:formula="of:=([.C333]/MAX([.$C$12:.$C$1000]))*MAX(0;([.A333]-[.$G$5])/([.$G$6]-[.$G$5]))" office:value-type="float" office:value="0.693432971482884" calcext:value-type="float">
            <text:p>0.693432971482884</text:p>
          </table:table-cell>
          <table:table-cell table:style-name="ce6" table:formula="of:=MAX((1-[.$B$6])*[.E333] + [.$B$6] * [.E333]*[.E333];0)" office:value-type="float" office:value="0.559505249590604" calcext:value-type="float">
            <text:p>0.559505249590604</text:p>
          </table:table-cell>
          <table:table-cell table:style-name="ce5" table:formula="of:=[.F333]*[.$G$8]+[.$G$7]" office:value-type="float" office:value="12.8185759976612" calcext:value-type="float">
            <text:p>12.8185759976612</text:p>
          </table:table-cell>
          <table:table-cell table:style-name="ce7" table:formula="of:=([.B333]-[.$G$7])/[.F333]" office:value-type="float" office:value="22.6032124945437" calcext:value-type="float">
            <text:p>22.6032124945437</text:p>
          </table:table-cell>
          <table:table-cell table:number-columns-repeated="1016"/>
        </table:table-row>
        <table:table-row table:style-name="ro1">
          <table:table-cell table:style-name="ce5" office:value-type="float" office:value="1682.07229999999" calcext:value-type="float">
            <text:p>1682.07229999999</text:p>
          </table:table-cell>
          <table:table-cell table:style-name="ce5" office:value-type="float" office:value="13.0289101691439" calcext:value-type="float">
            <text:p>13.0289101691439</text:p>
          </table:table-cell>
          <table:table-cell table:style-name="ce5" office:value-type="float" office:value="15.9157486017123" calcext:value-type="float">
            <text:p>15.9157486017123</text:p>
          </table:table-cell>
          <table:table-cell table:style-name="ce5" office:value-type="float" office:value="47.3801946612517" calcext:value-type="float">
            <text:p>47.3801946612517</text:p>
          </table:table-cell>
          <table:table-cell table:style-name="ce5" table:formula="of:=([.C334]/MAX([.$C$12:.$C$1000]))*MAX(0;([.A334]-[.$G$5])/([.$G$6]-[.$G$5]))" office:value-type="float" office:value="0.695367272064976" calcext:value-type="float">
            <text:p>0.695367272064976</text:p>
          </table:table-cell>
          <table:table-cell table:style-name="ce6" table:formula="of:=MAX((1-[.$B$6])*[.E334] + [.$B$6] * [.E334]*[.E334];0)" office:value-type="float" office:value="0.561913345791266" calcext:value-type="float">
            <text:p>0.561913345791266</text:p>
          </table:table-cell>
          <table:table-cell table:style-name="ce5" table:formula="of:=[.F334]*[.$G$8]+[.$G$7]" office:value-type="float" office:value="12.8723565029034" calcext:value-type="float">
            <text:p>12.8723565029034</text:p>
          </table:table-cell>
          <table:table-cell table:style-name="ce7" table:formula="of:=([.B334]-[.$G$7])/[.F334]" office:value-type="float" office:value="22.611812840736" calcext:value-type="float">
            <text:p>22.611812840736</text:p>
          </table:table-cell>
          <table:table-cell table:number-columns-repeated="1016"/>
        </table:table-row>
        <table:table-row table:style-name="ro1">
          <table:table-cell table:style-name="ce5" office:value-type="float" office:value="1684.29207499996" calcext:value-type="float">
            <text:p>1684.29207499996</text:p>
          </table:table-cell>
          <table:table-cell table:style-name="ce5" office:value-type="float" office:value="13.1053872800428" calcext:value-type="float">
            <text:p>13.1053872800428</text:p>
          </table:table-cell>
          <table:table-cell table:style-name="ce5" office:value-type="float" office:value="15.9149628828235" calcext:value-type="float">
            <text:p>15.9149628828235</text:p>
          </table:table-cell>
          <table:table-cell table:style-name="ce5" office:value-type="float" office:value="47.5814647022828" calcext:value-type="float">
            <text:p>47.5814647022828</text:p>
          </table:table-cell>
          <table:table-cell table:style-name="ce5" table:formula="of:=([.C335]/MAX([.$C$12:.$C$1000]))*MAX(0;([.A335]-[.$G$5])/([.$G$6]-[.$G$5]))" office:value-type="float" office:value="0.697774883684357" calcext:value-type="float">
            <text:p>0.697774883684357</text:p>
          </table:table-cell>
          <table:table-cell table:style-name="ce6" table:formula="of:=MAX((1-[.$B$6])*[.E335] + [.$B$6] * [.E335]*[.E335];0)" office:value-type="float" office:value="0.564917273592664" calcext:value-type="float">
            <text:p>0.564917273592664</text:p>
          </table:table-cell>
          <table:table-cell table:style-name="ce5" table:formula="of:=[.F335]*[.$G$8]+[.$G$7]" office:value-type="float" office:value="12.9394438372158" calcext:value-type="float">
            <text:p>12.9394438372158</text:p>
          </table:table-cell>
          <table:table-cell table:style-name="ce7" table:formula="of:=([.B335]-[.$G$7])/[.F335]" office:value-type="float" office:value="22.6269528586934" calcext:value-type="float">
            <text:p>22.6269528586934</text:p>
          </table:table-cell>
          <table:table-cell table:number-columns-repeated="1016"/>
        </table:table-row>
        <table:table-row table:style-name="ro1">
          <table:table-cell table:style-name="ce5" office:value-type="float" office:value="1686.61724999997" calcext:value-type="float">
            <text:p>1686.61724999997</text:p>
          </table:table-cell>
          <table:table-cell table:style-name="ce5" office:value-type="float" office:value="13.1782088938143" calcext:value-type="float">
            <text:p>13.1782088938143</text:p>
          </table:table-cell>
          <table:table-cell table:style-name="ce5" office:value-type="float" office:value="15.9131784760494" calcext:value-type="float">
            <text:p>15.9131784760494</text:p>
          </table:table-cell>
          <table:table-cell table:style-name="ce5" office:value-type="float" office:value="48.0889826997603" calcext:value-type="float">
            <text:p>48.0889826997603</text:p>
          </table:table-cell>
          <table:table-cell table:style-name="ce5" table:formula="of:=([.C336]/MAX([.$C$12:.$C$1000]))*MAX(0;([.A336]-[.$G$5])/([.$G$6]-[.$G$5]))" office:value-type="float" office:value="0.700254250433959" calcext:value-type="float">
            <text:p>0.700254250433959</text:p>
          </table:table-cell>
          <table:table-cell table:style-name="ce6" table:formula="of:=MAX((1-[.$B$6])*[.E336] + [.$B$6] * [.E336]*[.E336];0)" office:value-type="float" office:value="0.568018362268585" calcext:value-type="float">
            <text:p>0.568018362268585</text:p>
          </table:table-cell>
          <table:table-cell table:style-name="ce5" table:formula="of:=[.F336]*[.$G$8]+[.$G$7]" office:value-type="float" office:value="13.008701085222" calcext:value-type="float">
            <text:p>13.008701085222</text:p>
          </table:table-cell>
          <table:table-cell table:style-name="ce7" table:formula="of:=([.B336]-[.$G$7])/[.F336]" office:value-type="float" office:value="22.6316242331894" calcext:value-type="float">
            <text:p>22.6316242331894</text:p>
          </table:table-cell>
          <table:table-cell table:number-columns-repeated="1016"/>
        </table:table-row>
        <table:table-row table:style-name="ro1">
          <table:table-cell table:style-name="ce5" office:value-type="float" office:value="1688.83319999996" calcext:value-type="float">
            <text:p>1688.83319999996</text:p>
          </table:table-cell>
          <table:table-cell table:style-name="ce5" office:value-type="float" office:value="13.2548753596265" calcext:value-type="float">
            <text:p>13.2548753596265</text:p>
          </table:table-cell>
          <table:table-cell table:style-name="ce5" office:value-type="float" office:value="15.9123129927249" calcext:value-type="float">
            <text:p>15.9123129927249</text:p>
          </table:table-cell>
          <table:table-cell table:style-name="ce5" office:value-type="float" office:value="48.3564917567578" calcext:value-type="float">
            <text:p>48.3564917567578</text:p>
          </table:table-cell>
          <table:table-cell table:style-name="ce5" table:formula="of:=([.C337]/MAX([.$C$12:.$C$1000]))*MAX(0;([.A337]-[.$G$5])/([.$G$6]-[.$G$5]))" office:value-type="float" office:value="0.702653491491476" calcext:value-type="float">
            <text:p>0.702653491491476</text:p>
          </table:table-cell>
          <table:table-cell table:style-name="ce6" table:formula="of:=MAX((1-[.$B$6])*[.E337] + [.$B$6] * [.E337]*[.E337];0)" office:value-type="float" office:value="0.571026607188098" calcext:value-type="float">
            <text:p>0.571026607188098</text:p>
          </table:table-cell>
          <table:table-cell table:style-name="ce5" table:formula="of:=[.F337]*[.$G$8]+[.$G$7]" office:value-type="float" office:value="13.0758848346167" calcext:value-type="float">
            <text:p>13.0758848346167</text:p>
          </table:table-cell>
          <table:table-cell table:style-name="ce7" table:formula="of:=([.B337]-[.$G$7])/[.F337]" office:value-type="float" office:value="22.64665855398" calcext:value-type="float">
            <text:p>22.64665855398</text:p>
          </table:table-cell>
          <table:table-cell table:number-columns-repeated="1016"/>
        </table:table-row>
        <table:table-row table:style-name="ro1">
          <table:table-cell table:style-name="ce5" office:value-type="float" office:value="1690.81327499996" calcext:value-type="float">
            <text:p>1690.81327499996</text:p>
          </table:table-cell>
          <table:table-cell table:style-name="ce5" office:value-type="float" office:value="13.3218635937575" calcext:value-type="float">
            <text:p>13.3218635937575</text:p>
          </table:table-cell>
          <table:table-cell table:style-name="ce5" office:value-type="float" office:value="15.9107970079847" calcext:value-type="float">
            <text:p>15.9107970079847</text:p>
          </table:table-cell>
          <table:table-cell table:style-name="ce5" office:value-type="float" office:value="48.797882203403" calcext:value-type="float">
            <text:p>48.797882203403</text:p>
          </table:table-cell>
          <table:table-cell table:style-name="ce5" table:formula="of:=([.C338]/MAX([.$C$12:.$C$1000]))*MAX(0;([.A338]-[.$G$5])/([.$G$6]-[.$G$5]))" office:value-type="float" office:value="0.704764228520551" calcext:value-type="float">
            <text:p>0.704764228520551</text:p>
          </table:table-cell>
          <table:table-cell table:style-name="ce6" table:formula="of:=MAX((1-[.$B$6])*[.E338] + [.$B$6] * [.E338]*[.E338];0)" office:value-type="float" office:value="0.573679113767969" calcext:value-type="float">
            <text:p>0.573679113767969</text:p>
          </table:table-cell>
          <table:table-cell table:style-name="ce5" table:formula="of:=[.F338]*[.$G$8]+[.$G$7]" office:value-type="float" office:value="13.1351238068739" calcext:value-type="float">
            <text:p>13.1351238068739</text:p>
          </table:table-cell>
          <table:table-cell table:style-name="ce7" table:formula="of:=([.B338]-[.$G$7])/[.F338]" office:value-type="float" office:value="22.6587172521938" calcext:value-type="float">
            <text:p>22.6587172521938</text:p>
          </table:table-cell>
          <table:table-cell table:number-columns-repeated="1016"/>
        </table:table-row>
        <table:table-row table:style-name="ro1">
          <table:table-cell table:style-name="ce5" office:value-type="float" office:value="1692.68327499995" calcext:value-type="float">
            <text:p>1692.68327499995</text:p>
          </table:table-cell>
          <table:table-cell table:style-name="ce5" office:value-type="float" office:value="13.3840331621329" calcext:value-type="float">
            <text:p>13.3840331621329</text:p>
          </table:table-cell>
          <table:table-cell table:style-name="ce5" office:value-type="float" office:value="15.9096298990564" calcext:value-type="float">
            <text:p>15.9096298990564</text:p>
          </table:table-cell>
          <table:table-cell table:style-name="ce5" office:value-type="float" office:value="49.1209000943615" calcext:value-type="float">
            <text:p>49.1209000943615</text:p>
          </table:table-cell>
          <table:table-cell table:style-name="ce5" table:formula="of:=([.C339]/MAX([.$C$12:.$C$1000]))*MAX(0;([.A339]-[.$G$5])/([.$G$6]-[.$G$5]))" office:value-type="float" office:value="0.706769000449706" calcext:value-type="float">
            <text:p>0.706769000449706</text:p>
          </table:table-cell>
          <table:table-cell table:style-name="ce6" table:formula="of:=MAX((1-[.$B$6])*[.E339] + [.$B$6] * [.E339]*[.E339];0)" office:value-type="float" office:value="0.576203654764297" calcext:value-type="float">
            <text:p>0.576203654764297</text:p>
          </table:table-cell>
          <table:table-cell table:style-name="ce5" table:formula="of:=[.F339]*[.$G$8]+[.$G$7]" office:value-type="float" office:value="13.191504897567" calcext:value-type="float">
            <text:p>13.191504897567</text:p>
          </table:table-cell>
          <table:table-cell table:style-name="ce7" table:formula="of:=([.B339]-[.$G$7])/[.F339]" office:value-type="float" office:value="22.6673369610536" calcext:value-type="float">
            <text:p>22.6673369610536</text:p>
          </table:table-cell>
          <table:table-cell table:number-columns-repeated="1016"/>
        </table:table-row>
        <table:table-row table:style-name="ro1">
          <table:table-cell table:style-name="ce5" office:value-type="float" office:value="1694.83079999997" calcext:value-type="float">
            <text:p>1694.83079999997</text:p>
          </table:table-cell>
          <table:table-cell table:style-name="ce5" office:value-type="float" office:value="13.4393897480599" calcext:value-type="float">
            <text:p>13.4393897480599</text:p>
          </table:table-cell>
          <table:table-cell table:style-name="ce5" office:value-type="float" office:value="15.9083873551791" calcext:value-type="float">
            <text:p>15.9083873551791</text:p>
          </table:table-cell>
          <table:table-cell table:style-name="ce5" office:value-type="float" office:value="49.5279587178414" calcext:value-type="float">
            <text:p>49.5279587178414</text:p>
          </table:table-cell>
          <table:table-cell table:style-name="ce5" table:formula="of:=([.C340]/MAX([.$C$12:.$C$1000]))*MAX(0;([.A340]-[.$G$5])/([.$G$6]-[.$G$5]))" office:value-type="float" office:value="0.709075284600717" calcext:value-type="float">
            <text:p>0.709075284600717</text:p>
          </table:table-cell>
          <table:table-cell table:style-name="ce6" table:formula="of:=MAX((1-[.$B$6])*[.E340] + [.$B$6] * [.E340]*[.E340];0)" office:value-type="float" office:value="0.579114143618166" calcext:value-type="float">
            <text:p>0.579114143618166</text:p>
          </table:table-cell>
          <table:table-cell table:style-name="ce5" table:formula="of:=[.F340]*[.$G$8]+[.$G$7]" office:value-type="float" office:value="13.2565054407429" calcext:value-type="float">
            <text:p>13.2565054407429</text:p>
          </table:table-cell>
          <table:table-cell table:style-name="ce7" table:formula="of:=([.B340]-[.$G$7])/[.F340]" office:value-type="float" office:value="22.6490047449231" calcext:value-type="float">
            <text:p>22.6490047449231</text:p>
          </table:table-cell>
          <table:table-cell table:number-columns-repeated="1016"/>
        </table:table-row>
        <table:table-row table:style-name="ro1">
          <table:table-cell table:style-name="ce5" office:value-type="float" office:value="1696.89417499995" calcext:value-type="float">
            <text:p>1696.89417499995</text:p>
          </table:table-cell>
          <table:table-cell table:style-name="ce5" office:value-type="float" office:value="13.497065747002" calcext:value-type="float">
            <text:p>13.497065747002</text:p>
          </table:table-cell>
          <table:table-cell table:style-name="ce5" office:value-type="float" office:value="15.9072624756051" calcext:value-type="float">
            <text:p>15.9072624756051</text:p>
          </table:table-cell>
          <table:table-cell table:style-name="ce5" office:value-type="float" office:value="49.8570564414078" calcext:value-type="float">
            <text:p>49.8570564414078</text:p>
          </table:table-cell>
          <table:table-cell table:style-name="ce5" table:formula="of:=([.C341]/MAX([.$C$12:.$C$1000]))*MAX(0;([.A341]-[.$G$5])/([.$G$6]-[.$G$5]))" office:value-type="float" office:value="0.71129393458718" calcext:value-type="float">
            <text:p>0.71129393458718</text:p>
          </table:table-cell>
          <table:table-cell table:style-name="ce6" table:formula="of:=MAX((1-[.$B$6])*[.E341] + [.$B$6] * [.E341]*[.E341];0)" office:value-type="float" office:value="0.581920364466979" calcext:value-type="float">
            <text:p>0.581920364466979</text:p>
          </table:table-cell>
          <table:table-cell table:style-name="ce5" table:formula="of:=[.F341]*[.$G$8]+[.$G$7]" office:value-type="float" office:value="13.3191773452244" calcext:value-type="float">
            <text:p>13.3191773452244</text:p>
          </table:table-cell>
          <table:table-cell table:style-name="ce7" table:formula="of:=([.B341]-[.$G$7])/[.F341]" office:value-type="float" office:value="22.6388966429608" calcext:value-type="float">
            <text:p>22.6388966429608</text:p>
          </table:table-cell>
          <table:table-cell table:number-columns-repeated="1016"/>
        </table:table-row>
        <table:table-row table:style-name="ro1">
          <table:table-cell table:style-name="ce5" office:value-type="float" office:value="1699.29202499999" calcext:value-type="float">
            <text:p>1699.29202499999</text:p>
          </table:table-cell>
          <table:table-cell table:style-name="ce5" office:value-type="float" office:value="13.5667186970234" calcext:value-type="float">
            <text:p>13.5667186970234</text:p>
          </table:table-cell>
          <table:table-cell table:style-name="ce5" office:value-type="float" office:value="15.9058712954348" calcext:value-type="float">
            <text:p>15.9058712954348</text:p>
          </table:table-cell>
          <table:table-cell table:style-name="ce5" office:value-type="float" office:value="50.2667702348894" calcext:value-type="float">
            <text:p>50.2667702348894</text:p>
          </table:table-cell>
          <table:table-cell table:style-name="ce5" table:formula="of:=([.C342]/MAX([.$C$12:.$C$1000]))*MAX(0;([.A342]-[.$G$5])/([.$G$6]-[.$G$5]))" office:value-type="float" office:value="0.713868058644805" calcext:value-type="float">
            <text:p>0.713868058644805</text:p>
          </table:table-cell>
          <table:table-cell table:style-name="ce6" table:formula="of:=MAX((1-[.$B$6])*[.E342] + [.$B$6] * [.E342]*[.E342];0)" office:value-type="float" office:value="0.585183972945159" calcext:value-type="float">
            <text:p>0.585183972945159</text:p>
          </table:table-cell>
          <table:table-cell table:style-name="ce5" table:formula="of:=[.F342]*[.$G$8]+[.$G$7]" office:value-type="float" office:value="13.3920641812325" calcext:value-type="float">
            <text:p>13.3920641812325</text:p>
          </table:table-cell>
          <table:table-cell table:style-name="ce7" table:formula="of:=([.B342]-[.$G$7])/[.F342]" office:value-type="float" office:value="22.6316655067799" calcext:value-type="float">
            <text:p>22.6316655067799</text:p>
          </table:table-cell>
          <table:table-cell table:number-columns-repeated="1016"/>
        </table:table-row>
        <table:table-row table:style-name="ro1">
          <table:table-cell table:style-name="ce5" office:value-type="float" office:value="1701.23384999994" calcext:value-type="float">
            <text:p>1701.23384999994</text:p>
          </table:table-cell>
          <table:table-cell table:style-name="ce5" office:value-type="float" office:value="13.6294422606961" calcext:value-type="float">
            <text:p>13.6294422606961</text:p>
          </table:table-cell>
          <table:table-cell table:style-name="ce5" office:value-type="float" office:value="15.904528661889" calcext:value-type="float">
            <text:p>15.904528661889</text:p>
          </table:table-cell>
          <table:table-cell table:style-name="ce5" office:value-type="float" office:value="50.6438903803725" calcext:value-type="float">
            <text:p>50.6438903803725</text:p>
          </table:table-cell>
          <table:table-cell table:style-name="ce5" table:formula="of:=([.C343]/MAX([.$C$12:.$C$1000]))*MAX(0;([.A343]-[.$G$5])/([.$G$6]-[.$G$5]))" office:value-type="float" office:value="0.71594257126245" calcext:value-type="float">
            <text:p>0.71594257126245</text:p>
          </table:table-cell>
          <table:table-cell table:style-name="ce6" table:formula="of:=MAX((1-[.$B$6])*[.E343] + [.$B$6] * [.E343]*[.E343];0)" office:value-type="float" office:value="0.587820223535016" calcext:value-type="float">
            <text:p>0.587820223535016</text:p>
          </table:table-cell>
          <table:table-cell table:style-name="ce5" table:formula="of:=[.F343]*[.$G$8]+[.$G$7]" office:value-type="float" office:value="13.4509401051381" calcext:value-type="float">
            <text:p>13.4509401051381</text:p>
          </table:table-cell>
          <table:table-cell table:style-name="ce7" table:formula="of:=([.B343]-[.$G$7])/[.F343]" office:value-type="float" office:value="22.6368725786166" calcext:value-type="float">
            <text:p>22.6368725786166</text:p>
          </table:table-cell>
          <table:table-cell table:number-columns-repeated="1016"/>
        </table:table-row>
        <table:table-row table:style-name="ro1">
          <table:table-cell table:style-name="ce5" office:value-type="float" office:value="1703.58495" calcext:value-type="float">
            <text:p>1703.58495</text:p>
          </table:table-cell>
          <table:table-cell table:style-name="ce5" office:value-type="float" office:value="13.6853294557114" calcext:value-type="float">
            <text:p>13.6853294557114</text:p>
          </table:table-cell>
          <table:table-cell table:style-name="ce5" office:value-type="float" office:value="15.903042943716" calcext:value-type="float">
            <text:p>15.903042943716</text:p>
          </table:table-cell>
          <table:table-cell table:style-name="ce5" office:value-type="float" office:value="51.0706662641806" calcext:value-type="float">
            <text:p>51.0706662641806</text:p>
          </table:table-cell>
          <table:table-cell table:style-name="ce5" table:formula="of:=([.C344]/MAX([.$C$12:.$C$1000]))*MAX(0;([.A344]-[.$G$5])/([.$G$6]-[.$G$5]))" office:value-type="float" office:value="0.718460163159666" calcext:value-type="float">
            <text:p>0.718460163159666</text:p>
          </table:table-cell>
          <table:table-cell table:style-name="ce6" table:formula="of:=MAX((1-[.$B$6])*[.E344] + [.$B$6] * [.E344]*[.E344];0)" office:value-type="float" office:value="0.591026814178947" calcext:value-type="float">
            <text:p>0.591026814178947</text:p>
          </table:table-cell>
          <table:table-cell table:style-name="ce5" table:formula="of:=[.F344]*[.$G$8]+[.$G$7]" office:value-type="float" office:value="13.5225535501857" calcext:value-type="float">
            <text:p>13.5225535501857</text:p>
          </table:table-cell>
          <table:table-cell table:style-name="ce7" table:formula="of:=([.B344]-[.$G$7])/[.F344]" office:value-type="float" office:value="22.6086166883549" calcext:value-type="float">
            <text:p>22.6086166883549</text:p>
          </table:table-cell>
          <table:table-cell table:number-columns-repeated="1016"/>
        </table:table-row>
        <table:table-row table:style-name="ro1">
          <table:table-cell table:style-name="ce5" office:value-type="float" office:value="1705.78772500001" calcext:value-type="float">
            <text:p>1705.78772500001</text:p>
          </table:table-cell>
          <table:table-cell table:style-name="ce5" office:value-type="float" office:value="13.7429020913671" calcext:value-type="float">
            <text:p>13.7429020913671</text:p>
          </table:table-cell>
          <table:table-cell table:style-name="ce5" office:value-type="float" office:value="15.9018214942273" calcext:value-type="float">
            <text:p>15.9018214942273</text:p>
          </table:table-cell>
          <table:table-cell table:style-name="ce5" office:value-type="float" office:value="51.4514496435692" calcext:value-type="float">
            <text:p>51.4514496435692</text:p>
          </table:table-cell>
          <table:table-cell table:style-name="ce5" table:formula="of:=([.C345]/MAX([.$C$12:.$C$1000]))*MAX(0;([.A345]-[.$G$5])/([.$G$6]-[.$G$5]))" office:value-type="float" office:value="0.720826218808594" calcext:value-type="float">
            <text:p>0.720826218808594</text:p>
          </table:table-cell>
          <table:table-cell table:style-name="ce6" table:formula="of:=MAX((1-[.$B$6])*[.E345] + [.$B$6] * [.E345]*[.E345];0)" office:value-type="float" office:value="0.594047676723974" calcext:value-type="float">
            <text:p>0.594047676723974</text:p>
          </table:table-cell>
          <table:table-cell table:style-name="ce5" table:formula="of:=[.F345]*[.$G$8]+[.$G$7]" office:value-type="float" office:value="13.5900190915931" calcext:value-type="float">
            <text:p>13.5900190915931</text:p>
          </table:table-cell>
          <table:table-cell table:style-name="ce7" table:formula="of:=([.B345]-[.$G$7])/[.F345]" office:value-type="float" office:value="22.5905627709452" calcext:value-type="float">
            <text:p>22.5905627709452</text:p>
          </table:table-cell>
          <table:table-cell table:number-columns-repeated="1016"/>
        </table:table-row>
        <table:table-row table:style-name="ro1">
          <table:table-cell table:style-name="ce5" office:value-type="float" office:value="1707.91994999996" calcext:value-type="float">
            <text:p>1707.91994999996</text:p>
          </table:table-cell>
          <table:table-cell table:style-name="ce5" office:value-type="float" office:value="13.7951354080319" calcext:value-type="float">
            <text:p>13.7951354080319</text:p>
          </table:table-cell>
          <table:table-cell table:style-name="ce5" office:value-type="float" office:value="15.9001068171674" calcext:value-type="float">
            <text:p>15.9001068171674</text:p>
          </table:table-cell>
          <table:table-cell table:style-name="ce5" office:value-type="float" office:value="51.9595508265153" calcext:value-type="float">
            <text:p>51.9595508265153</text:p>
          </table:table-cell>
          <table:table-cell table:style-name="ce5" table:formula="of:=([.C346]/MAX([.$C$12:.$C$1000]))*MAX(0;([.A346]-[.$G$5])/([.$G$6]-[.$G$5]))" office:value-type="float" office:value="0.723091930981323" calcext:value-type="float">
            <text:p>0.723091930981323</text:p>
          </table:table-cell>
          <table:table-cell table:style-name="ce6" table:formula="of:=MAX((1-[.$B$6])*[.E346] + [.$B$6] * [.E346]*[.E346];0)" office:value-type="float" office:value="0.596947037072777" calcext:value-type="float">
            <text:p>0.596947037072777</text:p>
          </table:table-cell>
          <table:table-cell table:style-name="ce5" table:formula="of:=[.F346]*[.$G$8]+[.$G$7]" office:value-type="float" office:value="13.654771099588" calcext:value-type="float">
            <text:p>13.654771099588</text:p>
          </table:table-cell>
          <table:table-cell table:style-name="ce7" table:formula="of:=([.B346]-[.$G$7])/[.F346]" office:value-type="float" office:value="22.5683415947493" calcext:value-type="float">
            <text:p>22.5683415947493</text:p>
          </table:table-cell>
          <table:table-cell table:number-columns-repeated="1016"/>
        </table:table-row>
        <table:table-row table:style-name="ro1">
          <table:table-cell table:style-name="ce5" office:value-type="float" office:value="1709.98204999997" calcext:value-type="float">
            <text:p>1709.98204999997</text:p>
          </table:table-cell>
          <table:table-cell table:style-name="ce5" office:value-type="float" office:value="13.8567671942737" calcext:value-type="float">
            <text:p>13.8567671942737</text:p>
          </table:table-cell>
          <table:table-cell table:style-name="ce5" office:value-type="float" office:value="15.8984142353652" calcext:value-type="float">
            <text:p>15.8984142353652</text:p>
          </table:table-cell>
          <table:table-cell table:style-name="ce5" office:value-type="float" office:value="52.4750089929399" calcext:value-type="float">
            <text:p>52.4750089929399</text:p>
          </table:table-cell>
          <table:table-cell table:style-name="ce5" table:formula="of:=([.C347]/MAX([.$C$12:.$C$1000]))*MAX(0;([.A347]-[.$G$5])/([.$G$6]-[.$G$5]))" office:value-type="float" office:value="0.725281082594059" calcext:value-type="float">
            <text:p>0.725281082594059</text:p>
          </table:table-cell>
          <table:table-cell table:style-name="ce6" table:formula="of:=MAX((1-[.$B$6])*[.E347] + [.$B$6] * [.E347]*[.E347];0)" office:value-type="float" office:value="0.599754569284152" calcext:value-type="float">
            <text:p>0.599754569284152</text:p>
          </table:table-cell>
          <table:table-cell table:style-name="ce5" table:formula="of:=[.F347]*[.$G$8]+[.$G$7]" office:value-type="float" office:value="13.717472290998" calcext:value-type="float">
            <text:p>13.717472290998</text:p>
          </table:table-cell>
          <table:table-cell table:style-name="ce7" table:formula="of:=([.B347]-[.$G$7])/[.F347]" office:value-type="float" office:value="22.5654578155647" calcext:value-type="float">
            <text:p>22.5654578155647</text:p>
          </table:table-cell>
          <table:table-cell table:number-columns-repeated="1016"/>
        </table:table-row>
        <table:table-row table:style-name="ro1">
          <table:table-cell table:style-name="ce5" office:value-type="float" office:value="1712.13127499994" calcext:value-type="float">
            <text:p>1712.13127499994</text:p>
          </table:table-cell>
          <table:table-cell table:style-name="ce5" office:value-type="float" office:value="13.9088715785371" calcext:value-type="float">
            <text:p>13.9088715785371</text:p>
          </table:table-cell>
          <table:table-cell table:style-name="ce5" office:value-type="float" office:value="15.8966698905199" calcext:value-type="float">
            <text:p>15.8966698905199</text:p>
          </table:table-cell>
          <table:table-cell table:style-name="ce5" office:value-type="float" office:value="53.0429932862288" calcext:value-type="float">
            <text:p>53.0429932862288</text:p>
          </table:table-cell>
          <table:table-cell table:style-name="ce5" table:formula="of:=([.C348]/MAX([.$C$12:.$C$1000]))*MAX(0;([.A348]-[.$G$5])/([.$G$6]-[.$G$5]))" office:value-type="float" office:value="0.727563117596004" calcext:value-type="float">
            <text:p>0.727563117596004</text:p>
          </table:table-cell>
          <table:table-cell table:style-name="ce6" table:formula="of:=MAX((1-[.$B$6])*[.E348] + [.$B$6] * [.E348]*[.E348];0)" office:value-type="float" office:value="0.602687650264711" calcext:value-type="float">
            <text:p>0.602687650264711</text:p>
          </table:table-cell>
          <table:table-cell table:style-name="ce5" table:formula="of:=[.F348]*[.$G$8]+[.$G$7]" office:value-type="float" office:value="13.7829773887626" calcext:value-type="float">
            <text:p>13.7829773887626</text:p>
          </table:table-cell>
          <table:table-cell table:style-name="ce7" table:formula="of:=([.B348]-[.$G$7])/[.F348]" office:value-type="float" office:value="22.5420925933524" calcext:value-type="float">
            <text:p>22.5420925933524</text:p>
          </table:table-cell>
          <table:table-cell table:number-columns-repeated="1016"/>
        </table:table-row>
        <table:table-row table:style-name="ro1">
          <table:table-cell table:style-name="ce5" office:value-type="float" office:value="1714.375275" calcext:value-type="float">
            <text:p>1714.375275</text:p>
          </table:table-cell>
          <table:table-cell table:style-name="ce5" office:value-type="float" office:value="13.9722602483231" calcext:value-type="float">
            <text:p>13.9722602483231</text:p>
          </table:table-cell>
          <table:table-cell table:style-name="ce5" office:value-type="float" office:value="15.8953943148478" calcext:value-type="float">
            <text:p>15.8953943148478</text:p>
          </table:table-cell>
          <table:table-cell table:style-name="ce5" office:value-type="float" office:value="53.411469931169" calcext:value-type="float">
            <text:p>53.411469931169</text:p>
          </table:table-cell>
          <table:table-cell table:style-name="ce5" table:formula="of:=([.C349]/MAX([.$C$12:.$C$1000]))*MAX(0;([.A349]-[.$G$5])/([.$G$6]-[.$G$5]))" office:value-type="float" office:value="0.729970291026808" calcext:value-type="float">
            <text:p>0.729970291026808</text:p>
          </table:table-cell>
          <table:table-cell table:style-name="ce6" table:formula="of:=MAX((1-[.$B$6])*[.E349] + [.$B$6] * [.E349]*[.E349];0)" office:value-type="float" office:value="0.605788681922429" calcext:value-type="float">
            <text:p>0.605788681922429</text:p>
          </table:table-cell>
          <table:table-cell table:style-name="ce5" table:formula="of:=[.F349]*[.$G$8]+[.$G$7]" office:value-type="float" office:value="13.8522333633695" calcext:value-type="float">
            <text:p>13.8522333633695</text:p>
          </table:table-cell>
          <table:table-cell table:style-name="ce7" table:formula="of:=([.B349]-[.$G$7])/[.F349]" office:value-type="float" office:value="22.5313378975787" calcext:value-type="float">
            <text:p>22.5313378975787</text:p>
          </table:table-cell>
          <table:table-cell table:number-columns-repeated="1016"/>
        </table:table-row>
        <table:table-row table:style-name="ro1">
          <table:table-cell table:style-name="ce5" office:value-type="float" office:value="1716.771425" calcext:value-type="float">
            <text:p>1716.771425</text:p>
          </table:table-cell>
          <table:table-cell table:style-name="ce5" office:value-type="float" office:value="14.0365873580737" calcext:value-type="float">
            <text:p>14.0365873580737</text:p>
          </table:table-cell>
          <table:table-cell table:style-name="ce5" office:value-type="float" office:value="15.8937226919874" calcext:value-type="float">
            <text:p>15.8937226919874</text:p>
          </table:table-cell>
          <table:table-cell table:style-name="ce5" office:value-type="float" office:value="53.9117393585235" calcext:value-type="float">
            <text:p>53.9117393585235</text:p>
          </table:table-cell>
          <table:table-cell table:style-name="ce5" table:formula="of:=([.C350]/MAX([.$C$12:.$C$1000]))*MAX(0;([.A350]-[.$G$5])/([.$G$6]-[.$G$5]))" office:value-type="float" office:value="0.732525973961135" calcext:value-type="float">
            <text:p>0.732525973961135</text:p>
          </table:table-cell>
          <table:table-cell table:style-name="ce6" table:formula="of:=MAX((1-[.$B$6])*[.E350] + [.$B$6] * [.E350]*[.E350];0)" office:value-type="float" office:value="0.609089020958077" calcext:value-type="float">
            <text:p>0.609089020958077</text:p>
          </table:table-cell>
          <table:table-cell table:style-name="ce5" table:formula="of:=[.F350]*[.$G$8]+[.$G$7]" office:value-type="float" office:value="13.925940510434" calcext:value-type="float">
            <text:p>13.925940510434</text:p>
          </table:table-cell>
          <table:table-cell table:style-name="ce7" table:formula="of:=([.B350]-[.$G$7])/[.F350]" office:value-type="float" office:value="22.5148642067177" calcext:value-type="float">
            <text:p>22.5148642067177</text:p>
          </table:table-cell>
          <table:table-cell table:number-columns-repeated="1016"/>
        </table:table-row>
        <table:table-row table:style-name="ro1">
          <table:table-cell table:style-name="ce5" office:value-type="float" office:value="1718.72089999999" calcext:value-type="float">
            <text:p>1718.72089999999</text:p>
          </table:table-cell>
          <table:table-cell table:style-name="ce5" office:value-type="float" office:value="14.105035294431" calcext:value-type="float">
            <text:p>14.105035294431</text:p>
          </table:table-cell>
          <table:table-cell table:style-name="ce5" office:value-type="float" office:value="15.8926325205555" calcext:value-type="float">
            <text:p>15.8926325205555</text:p>
          </table:table-cell>
          <table:table-cell table:style-name="ce5" office:value-type="float" office:value="54.2380286311494" calcext:value-type="float">
            <text:p>54.2380286311494</text:p>
          </table:table-cell>
          <table:table-cell table:style-name="ce5" table:formula="of:=([.C351]/MAX([.$C$12:.$C$1000]))*MAX(0;([.A351]-[.$G$5])/([.$G$6]-[.$G$5]))" office:value-type="float" office:value="0.734617307197607" calcext:value-type="float">
            <text:p>0.734617307197607</text:p>
          </table:table-cell>
          <table:table-cell table:style-name="ce6" table:formula="of:=MAX((1-[.$B$6])*[.E351] + [.$B$6] * [.E351]*[.E351];0)" office:value-type="float" office:value="0.6117958341247" calcext:value-type="float">
            <text:p>0.6117958341247</text:p>
          </table:table-cell>
          <table:table-cell table:style-name="ce5" table:formula="of:=[.F351]*[.$G$8]+[.$G$7]" office:value-type="float" office:value="13.9863923228064" calcext:value-type="float">
            <text:p>13.9863923228064</text:p>
          </table:table-cell>
          <table:table-cell table:style-name="ce7" table:formula="of:=([.B351]-[.$G$7])/[.F351]" office:value-type="float" office:value="22.527130399227" calcext:value-type="float">
            <text:p>22.527130399227</text:p>
          </table:table-cell>
          <table:table-cell table:number-columns-repeated="1016"/>
        </table:table-row>
        <table:table-row table:style-name="ro1">
          <table:table-cell table:style-name="ce5" office:value-type="float" office:value="1720.80722500001" calcext:value-type="float">
            <text:p>1720.80722500001</text:p>
          </table:table-cell>
          <table:table-cell table:style-name="ce5" office:value-type="float" office:value="14.1760350823033" calcext:value-type="float">
            <text:p>14.1760350823033</text:p>
          </table:table-cell>
          <table:table-cell table:style-name="ce5" office:value-type="float" office:value="15.8909929599035" calcext:value-type="float">
            <text:p>15.8909929599035</text:p>
          </table:table-cell>
          <table:table-cell table:style-name="ce5" office:value-type="float" office:value="54.7369808110307" calcext:value-type="float">
            <text:p>54.7369808110307</text:p>
          </table:table-cell>
          <table:table-cell table:style-name="ce5" table:formula="of:=([.C352]/MAX([.$C$12:.$C$1000]))*MAX(0;([.A352]-[.$G$5])/([.$G$6]-[.$G$5]))" office:value-type="float" office:value="0.73683319757939" calcext:value-type="float">
            <text:p>0.73683319757939</text:p>
          </table:table-cell>
          <table:table-cell table:style-name="ce6" table:formula="of:=MAX((1-[.$B$6])*[.E352] + [.$B$6] * [.E352]*[.E352];0)" office:value-type="float" office:value="0.614669874569067" calcext:value-type="float">
            <text:p>0.614669874569067</text:p>
          </table:table-cell>
          <table:table-cell table:style-name="ce5" table:formula="of:=[.F352]*[.$G$8]+[.$G$7]" office:value-type="float" office:value="14.0505788561941" calcext:value-type="float">
            <text:p>14.0505788561941</text:p>
          </table:table-cell>
          <table:table-cell table:style-name="ce7" table:formula="of:=([.B352]-[.$G$7])/[.F352]" office:value-type="float" office:value="22.5373080641301" calcext:value-type="float">
            <text:p>22.5373080641301</text:p>
          </table:table-cell>
          <table:table-cell table:number-columns-repeated="1016"/>
        </table:table-row>
        <table:table-row table:style-name="ro1">
          <table:table-cell table:style-name="ce5" office:value-type="float" office:value="1722.83234999995" calcext:value-type="float">
            <text:p>1722.83234999995</text:p>
          </table:table-cell>
          <table:table-cell table:style-name="ce5" office:value-type="float" office:value="14.2356803424806" calcext:value-type="float">
            <text:p>14.2356803424806</text:p>
          </table:table-cell>
          <table:table-cell table:style-name="ce5" office:value-type="float" office:value="15.8896539662617" calcext:value-type="float">
            <text:p>15.8896539662617</text:p>
          </table:table-cell>
          <table:table-cell table:style-name="ce5" office:value-type="float" office:value="55.1478900671628" calcext:value-type="float">
            <text:p>55.1478900671628</text:p>
          </table:table-cell>
          <table:table-cell table:style-name="ce5" table:formula="of:=([.C353]/MAX([.$C$12:.$C$1000]))*MAX(0;([.A353]-[.$G$5])/([.$G$6]-[.$G$5]))" office:value-type="float" office:value="0.738995376993826" calcext:value-type="float">
            <text:p>0.738995376993826</text:p>
          </table:table-cell>
          <table:table-cell table:style-name="ce6" table:formula="of:=MAX((1-[.$B$6])*[.E353] + [.$B$6] * [.E353]*[.E353];0)" office:value-type="float" office:value="0.617480214835211" calcext:value-type="float">
            <text:p>0.617480214835211</text:p>
          </table:table-cell>
          <table:table-cell table:style-name="ce5" table:formula="of:=[.F353]*[.$G$8]+[.$G$7]" office:value-type="float" office:value="14.1133427604659" calcext:value-type="float">
            <text:p>14.1133427604659</text:p>
          </table:table-cell>
          <table:table-cell table:style-name="ce7" table:formula="of:=([.B353]-[.$G$7])/[.F353]" office:value-type="float" office:value="22.5313285297627" calcext:value-type="float">
            <text:p>22.5313285297627</text:p>
          </table:table-cell>
          <table:table-cell table:number-columns-repeated="1016"/>
        </table:table-row>
        <table:table-row table:style-name="ro1">
          <table:table-cell table:style-name="ce5" office:value-type="float" office:value="1724.6607" calcext:value-type="float">
            <text:p>1724.6607</text:p>
          </table:table-cell>
          <table:table-cell table:style-name="ce5" office:value-type="float" office:value="14.2882522881723" calcext:value-type="float">
            <text:p>14.2882522881723</text:p>
          </table:table-cell>
          <table:table-cell table:style-name="ce5" office:value-type="float" office:value="15.8881814338914" calcext:value-type="float">
            <text:p>15.8881814338914</text:p>
          </table:table-cell>
          <table:table-cell table:style-name="ce5" office:value-type="float" office:value="55.598111459163" calcext:value-type="float">
            <text:p>55.598111459163</text:p>
          </table:table-cell>
          <table:table-cell table:style-name="ce5" table:formula="of:=([.C354]/MAX([.$C$12:.$C$1000]))*MAX(0;([.A354]-[.$G$5])/([.$G$6]-[.$G$5]))" office:value-type="float" office:value="0.740934847373836" calcext:value-type="float">
            <text:p>0.740934847373836</text:p>
          </table:table-cell>
          <table:table-cell table:style-name="ce6" table:formula="of:=MAX((1-[.$B$6])*[.E354] + [.$B$6] * [.E354]*[.E354];0)" office:value-type="float" office:value="0.62000609580164" calcext:value-type="float">
            <text:p>0.62000609580164</text:p>
          </table:table-cell>
          <table:table-cell table:style-name="ce5" table:formula="of:=[.F354]*[.$G$8]+[.$G$7]" office:value-type="float" office:value="14.1697537769855" calcext:value-type="float">
            <text:p>14.1697537769855</text:p>
          </table:table-cell>
          <table:table-cell table:style-name="ce7" table:formula="of:=([.B354]-[.$G$7])/[.F354]" office:value-type="float" office:value="22.5243293918198" calcext:value-type="float">
            <text:p>22.5243293918198</text:p>
          </table:table-cell>
          <table:table-cell table:number-columns-repeated="1016"/>
        </table:table-row>
        <table:table-row table:style-name="ro1">
          <table:table-cell table:style-name="ce5" office:value-type="float" office:value="1726.97779999998" calcext:value-type="float">
            <text:p>1726.97779999998</text:p>
          </table:table-cell>
          <table:table-cell table:style-name="ce5" office:value-type="float" office:value="14.3431696123491" calcext:value-type="float">
            <text:p>14.3431696123491</text:p>
          </table:table-cell>
          <table:table-cell table:style-name="ce5" office:value-type="float" office:value="15.8870479586277" calcext:value-type="float">
            <text:p>15.8870479586277</text:p>
          </table:table-cell>
          <table:table-cell table:style-name="ce5" office:value-type="float" office:value="55.9599824857011" calcext:value-type="float">
            <text:p>55.9599824857011</text:p>
          </table:table-cell>
          <table:table-cell table:style-name="ce5" table:formula="of:=([.C355]/MAX([.$C$12:.$C$1000]))*MAX(0;([.A355]-[.$G$5])/([.$G$6]-[.$G$5]))" office:value-type="float" office:value="0.74342652334239" calcext:value-type="float">
            <text:p>0.74342652334239</text:p>
          </table:table-cell>
          <table:table-cell table:style-name="ce6" table:formula="of:=MAX((1-[.$B$6])*[.E355] + [.$B$6] * [.E355]*[.E355];0)" office:value-type="float" office:value="0.623258100870325" calcext:value-type="float">
            <text:p>0.623258100870325</text:p>
          </table:table-cell>
          <table:table-cell table:style-name="ce5" table:formula="of:=[.F355]*[.$G$8]+[.$G$7]" office:value-type="float" office:value="14.2423814716747" calcext:value-type="float">
            <text:p>14.2423814716747</text:p>
          </table:table-cell>
          <table:table-cell table:style-name="ce7" table:formula="of:=([.B355]-[.$G$7])/[.F355]" office:value-type="float" office:value="22.4949163618912" calcext:value-type="float">
            <text:p>22.4949163618912</text:p>
          </table:table-cell>
          <table:table-cell table:number-columns-repeated="1016"/>
        </table:table-row>
        <table:table-row table:style-name="ro1">
          <table:table-cell table:style-name="ce5" office:value-type="float" office:value="1729.01014999997" calcext:value-type="float">
            <text:p>1729.01014999997</text:p>
          </table:table-cell>
          <table:table-cell table:style-name="ce5" office:value-type="float" office:value="14.3976339430646" calcext:value-type="float">
            <text:p>14.3976339430646</text:p>
          </table:table-cell>
          <table:table-cell table:style-name="ce5" office:value-type="float" office:value="15.8859859994438" calcext:value-type="float">
            <text:p>15.8859859994438</text:p>
          </table:table-cell>
          <table:table-cell table:style-name="ce5" office:value-type="float" office:value="56.2983190921111" calcext:value-type="float">
            <text:p>56.2983190921111</text:p>
          </table:table-cell>
          <table:table-cell table:style-name="ce5" table:formula="of:=([.C356]/MAX([.$C$12:.$C$1000]))*MAX(0;([.A356]-[.$G$5])/([.$G$6]-[.$G$5]))" office:value-type="float" office:value="0.745608515520282" calcext:value-type="float">
            <text:p>0.745608515520282</text:p>
          </table:table-cell>
          <table:table-cell table:style-name="ce6" table:formula="of:=MAX((1-[.$B$6])*[.E356] + [.$B$6] * [.E356]*[.E356];0)" office:value-type="float" office:value="0.62611234754481" calcext:value-type="float">
            <text:p>0.62611234754481</text:p>
          </table:table-cell>
          <table:table-cell table:style-name="ce5" table:formula="of:=[.F356]*[.$G$8]+[.$G$7]" office:value-type="float" office:value="14.3061259467491" calcext:value-type="float">
            <text:p>14.3061259467491</text:p>
          </table:table-cell>
          <table:table-cell table:style-name="ce7" table:formula="of:=([.B356]-[.$G$7])/[.F356]" office:value-type="float" office:value="22.4793573179888" calcext:value-type="float">
            <text:p>22.4793573179888</text:p>
          </table:table-cell>
          <table:table-cell table:number-columns-repeated="1016"/>
        </table:table-row>
        <table:table-row table:style-name="ro1">
          <table:table-cell table:style-name="ce5" office:value-type="float" office:value="1731.23417499999" calcext:value-type="float">
            <text:p>1731.23417499999</text:p>
          </table:table-cell>
          <table:table-cell table:style-name="ce5" office:value-type="float" office:value="14.4659412881914" calcext:value-type="float">
            <text:p>14.4659412881914</text:p>
          </table:table-cell>
          <table:table-cell table:style-name="ce5" office:value-type="float" office:value="15.8846044562119" calcext:value-type="float">
            <text:p>15.8846044562119</text:p>
          </table:table-cell>
          <table:table-cell table:style-name="ce5" office:value-type="float" office:value="56.6984092295942" calcext:value-type="float">
            <text:p>56.6984092295942</text:p>
          </table:table-cell>
          <table:table-cell table:style-name="ce5" table:formula="of:=([.C357]/MAX([.$C$12:.$C$1000]))*MAX(0;([.A357]-[.$G$5])/([.$G$6]-[.$G$5]))" office:value-type="float" office:value="0.747985621235194" calcext:value-type="float">
            <text:p>0.747985621235194</text:p>
          </table:table-cell>
          <table:table-cell table:style-name="ce6" table:formula="of:=MAX((1-[.$B$6])*[.E357] + [.$B$6] * [.E357]*[.E357];0)" office:value-type="float" office:value="0.62922864828902" calcext:value-type="float">
            <text:p>0.62922864828902</text:p>
          </table:table-cell>
          <table:table-cell table:style-name="ce5" table:formula="of:=[.F357]*[.$G$8]+[.$G$7]" office:value-type="float" office:value="14.3757229289893" calcext:value-type="float">
            <text:p>14.3757229289893</text:p>
          </table:table-cell>
          <table:table-cell table:style-name="ce7" table:formula="of:=([.B357]-[.$G$7])/[.F357]" office:value-type="float" office:value="22.4765839337551" calcext:value-type="float">
            <text:p>22.4765839337551</text:p>
          </table:table-cell>
          <table:table-cell table:number-columns-repeated="1016"/>
        </table:table-row>
        <table:table-row table:style-name="ro1">
          <table:table-cell table:style-name="ce5" office:value-type="float" office:value="1733.10204999996" calcext:value-type="float">
            <text:p>1733.10204999996</text:p>
          </table:table-cell>
          <table:table-cell table:style-name="ce5" office:value-type="float" office:value="14.5341956566068" calcext:value-type="float">
            <text:p>14.5341956566068</text:p>
          </table:table-cell>
          <table:table-cell table:style-name="ce5" office:value-type="float" office:value="15.8830838702117" calcext:value-type="float">
            <text:p>15.8830838702117</text:p>
          </table:table-cell>
          <table:table-cell table:style-name="ce5" office:value-type="float" office:value="57.1329249488991" calcext:value-type="float">
            <text:p>57.1329249488991</text:p>
          </table:table-cell>
          <table:table-cell table:style-name="ce5" table:formula="of:=([.C358]/MAX([.$C$12:.$C$1000]))*MAX(0;([.A358]-[.$G$5])/([.$G$6]-[.$G$5]))" office:value-type="float" office:value="0.749964723160833" calcext:value-type="float">
            <text:p>0.749964723160833</text:p>
          </table:table-cell>
          <table:table-cell table:style-name="ce6" table:formula="of:=MAX((1-[.$B$6])*[.E358] + [.$B$6] * [.E358]*[.E358];0)" office:value-type="float" office:value="0.631828611740503" calcext:value-type="float">
            <text:p>0.631828611740503</text:p>
          </table:table-cell>
          <table:table-cell table:style-name="ce5" table:formula="of:=[.F358]*[.$G$8]+[.$G$7]" office:value-type="float" office:value="14.4337884448078" calcext:value-type="float">
            <text:p>14.4337884448078</text:p>
          </table:table-cell>
          <table:table-cell table:style-name="ce7" table:formula="of:=([.B358]-[.$G$7])/[.F358]" office:value-type="float" office:value="22.4921199058384" calcext:value-type="float">
            <text:p>22.4921199058384</text:p>
          </table:table-cell>
          <table:table-cell table:number-columns-repeated="1016"/>
        </table:table-row>
        <table:table-row table:style-name="ro1">
          <table:table-cell table:style-name="ce5" office:value-type="float" office:value="1735.23554999995" calcext:value-type="float">
            <text:p>1735.23554999995</text:p>
          </table:table-cell>
          <table:table-cell table:style-name="ce5" office:value-type="float" office:value="14.5918837286977" calcext:value-type="float">
            <text:p>14.5918837286977</text:p>
          </table:table-cell>
          <table:table-cell table:style-name="ce5" office:value-type="float" office:value="15.8807413082532" calcext:value-type="float">
            <text:p>15.8807413082532</text:p>
          </table:table-cell>
          <table:table-cell table:style-name="ce5" office:value-type="float" office:value="57.809986760065" calcext:value-type="float">
            <text:p>57.809986760065</text:p>
          </table:table-cell>
          <table:table-cell table:style-name="ce5" table:formula="of:=([.C359]/MAX([.$C$12:.$C$1000]))*MAX(0;([.A359]-[.$G$5])/([.$G$6]-[.$G$5]))" office:value-type="float" office:value="0.752196096000939" calcext:value-type="float">
            <text:p>0.752196096000939</text:p>
          </table:table-cell>
          <table:table-cell table:style-name="ce6" table:formula="of:=MAX((1-[.$B$6])*[.E359] + [.$B$6] * [.E359]*[.E359];0)" office:value-type="float" office:value="0.634765904628951" calcext:value-type="float">
            <text:p>0.634765904628951</text:p>
          </table:table-cell>
          <table:table-cell table:style-name="ce5" table:formula="of:=[.F359]*[.$G$8]+[.$G$7]" office:value-type="float" office:value="14.4993876079731" calcext:value-type="float">
            <text:p>14.4993876079731</text:p>
          </table:table-cell>
          <table:table-cell table:style-name="ce7" table:formula="of:=([.B359]-[.$G$7])/[.F359]" office:value-type="float" office:value="22.4789215413806" calcext:value-type="float">
            <text:p>22.4789215413806</text:p>
          </table:table-cell>
          <table:table-cell table:number-columns-repeated="1016"/>
        </table:table-row>
        <table:table-row table:style-name="ro1">
          <table:table-cell table:style-name="ce5" office:value-type="float" office:value="1737.60619999997" calcext:value-type="float">
            <text:p>1737.60619999997</text:p>
          </table:table-cell>
          <table:table-cell table:style-name="ce5" office:value-type="float" office:value="14.6488701017735" calcext:value-type="float">
            <text:p>14.6488701017735</text:p>
          </table:table-cell>
          <table:table-cell table:style-name="ce5" office:value-type="float" office:value="15.8793370604533" calcext:value-type="float">
            <text:p>15.8793370604533</text:p>
          </table:table-cell>
          <table:table-cell table:style-name="ce5" office:value-type="float" office:value="58.2345600068662" calcext:value-type="float">
            <text:p>58.2345600068662</text:p>
          </table:table-cell>
          <table:table-cell table:style-name="ce5" table:formula="of:=([.C360]/MAX([.$C$12:.$C$1000]))*MAX(0;([.A360]-[.$G$5])/([.$G$6]-[.$G$5]))" office:value-type="float" office:value="0.754731660866289" calcext:value-type="float">
            <text:p>0.754731660866289</text:p>
          </table:table-cell>
          <table:table-cell table:style-name="ce6" table:formula="of:=MAX((1-[.$B$6])*[.E360] + [.$B$6] * [.E360]*[.E360];0)" office:value-type="float" office:value="0.638111238866338" calcext:value-type="float">
            <text:p>0.638111238866338</text:p>
          </table:table-cell>
          <table:table-cell table:style-name="ce5" table:formula="of:=[.F360]*[.$G$8]+[.$G$7]" office:value-type="float" office:value="14.5740996420859" calcext:value-type="float">
            <text:p>14.5740996420859</text:p>
          </table:table-cell>
          <table:table-cell table:style-name="ce7" table:formula="of:=([.B360]-[.$G$7])/[.F360]" office:value-type="float" office:value="22.4503792878255" calcext:value-type="float">
            <text:p>22.4503792878255</text:p>
          </table:table-cell>
          <table:table-cell table:number-columns-repeated="1016"/>
        </table:table-row>
        <table:table-row table:style-name="ro1">
          <table:table-cell table:style-name="ce5" office:value-type="float" office:value="1739.44602499996" calcext:value-type="float">
            <text:p>1739.44602499996</text:p>
          </table:table-cell>
          <table:table-cell table:style-name="ce5" office:value-type="float" office:value="14.7178083990005" calcext:value-type="float">
            <text:p>14.7178083990005</text:p>
          </table:table-cell>
          <table:table-cell table:style-name="ce5" office:value-type="float" office:value="15.8779298446418" calcext:value-type="float">
            <text:p>15.8779298446418</text:p>
          </table:table-cell>
          <table:table-cell table:style-name="ce5" office:value-type="float" office:value="58.6454568350218" calcext:value-type="float">
            <text:p>58.6454568350218</text:p>
          </table:table-cell>
          <table:table-cell table:style-name="ce5" table:formula="of:=([.C361]/MAX([.$C$12:.$C$1000]))*MAX(0;([.A361]-[.$G$5])/([.$G$6]-[.$G$5]))" office:value-type="float" office:value="0.756684030422093" calcext:value-type="float">
            <text:p>0.756684030422093</text:p>
          </table:table-cell>
          <table:table-cell table:style-name="ce6" table:formula="of:=MAX((1-[.$B$6])*[.E361] + [.$B$6] * [.E361]*[.E361];0)" office:value-type="float" office:value="0.640692646050543" calcext:value-type="float">
            <text:p>0.640692646050543</text:p>
          </table:table-cell>
          <table:table-cell table:style-name="ce5" table:formula="of:=[.F361]*[.$G$8]+[.$G$7]" office:value-type="float" office:value="14.6317507369899" calcext:value-type="float">
            <text:p>14.6317507369899</text:p>
          </table:table-cell>
          <table:table-cell table:style-name="ce7" table:formula="of:=([.B361]-[.$G$7])/[.F361]" office:value-type="float" office:value="22.467524368096" calcext:value-type="float">
            <text:p>22.467524368096</text:p>
          </table:table-cell>
          <table:table-cell table:number-columns-repeated="1016"/>
        </table:table-row>
        <table:table-row table:style-name="ro1">
          <table:table-cell table:style-name="ce5" office:value-type="float" office:value="1741.8222" calcext:value-type="float">
            <text:p>1741.8222</text:p>
          </table:table-cell>
          <table:table-cell table:style-name="ce5" office:value-type="float" office:value="14.7851403358547" calcext:value-type="float">
            <text:p>14.7851403358547</text:p>
          </table:table-cell>
          <table:table-cell table:style-name="ce5" office:value-type="float" office:value="15.8768073439758" calcext:value-type="float">
            <text:p>15.8768073439758</text:p>
          </table:table-cell>
          <table:table-cell table:style-name="ce5" office:value-type="float" office:value="58.9706175715136" calcext:value-type="float">
            <text:p>58.9706175715136</text:p>
          </table:table-cell>
          <table:table-cell table:style-name="ce5" table:formula="of:=([.C362]/MAX([.$C$12:.$C$1000]))*MAX(0;([.A362]-[.$G$5])/([.$G$6]-[.$G$5]))" office:value-type="float" office:value="0.759238262495243" calcext:value-type="float">
            <text:p>0.759238262495243</text:p>
          </table:table-cell>
          <table:table-cell table:style-name="ce6" table:formula="of:=MAX((1-[.$B$6])*[.E362] + [.$B$6] * [.E362]*[.E362];0)" office:value-type="float" office:value="0.644077082842421" calcext:value-type="float">
            <text:p>0.644077082842421</text:p>
          </table:table-cell>
          <table:table-cell table:style-name="ce5" table:formula="of:=[.F362]*[.$G$8]+[.$G$7]" office:value-type="float" office:value="14.707336056454" calcext:value-type="float">
            <text:p>14.707336056454</text:p>
          </table:table-cell>
          <table:table-cell table:style-name="ce7" table:formula="of:=([.B362]-[.$G$7])/[.F362]" office:value-type="float" office:value="22.4540042794738" calcext:value-type="float">
            <text:p>22.4540042794738</text:p>
          </table:table-cell>
          <table:table-cell table:number-columns-repeated="1016"/>
        </table:table-row>
        <table:table-row table:style-name="ro1">
          <table:table-cell table:style-name="ce5" office:value-type="float" office:value="1744.25745000001" calcext:value-type="float">
            <text:p>1744.25745000001</text:p>
          </table:table-cell>
          <table:table-cell table:style-name="ce5" office:value-type="float" office:value="14.8481616816213" calcext:value-type="float">
            <text:p>14.8481616816213</text:p>
          </table:table-cell>
          <table:table-cell table:style-name="ce5" office:value-type="float" office:value="15.8754995574115" calcext:value-type="float">
            <text:p>15.8754995574115</text:p>
          </table:table-cell>
          <table:table-cell table:style-name="ce5" office:value-type="float" office:value="59.3650064897895" calcext:value-type="float">
            <text:p>59.3650064897895</text:p>
          </table:table-cell>
          <table:table-cell table:style-name="ce5" table:formula="of:=([.C363]/MAX([.$C$12:.$C$1000]))*MAX(0;([.A363]-[.$G$5])/([.$G$6]-[.$G$5]))" office:value-type="float" office:value="0.761848061265886" calcext:value-type="float">
            <text:p>0.761848061265886</text:p>
          </table:table-cell>
          <table:table-cell table:style-name="ce6" table:formula="of:=MAX((1-[.$B$6])*[.E363] + [.$B$6] * [.E363]*[.E363];0)" office:value-type="float" office:value="0.647543637794769" calcext:value-type="float">
            <text:p>0.647543637794769</text:p>
          </table:table-cell>
          <table:table-cell table:style-name="ce5" table:formula="of:=[.F363]*[.$G$8]+[.$G$7]" office:value-type="float" office:value="14.7847553376006" calcext:value-type="float">
            <text:p>14.7847553376006</text:p>
          </table:table-cell>
          <table:table-cell table:style-name="ce7" table:formula="of:=([.B363]-[.$G$7])/[.F363]" office:value-type="float" office:value="22.4311228965002" calcext:value-type="float">
            <text:p>22.4311228965002</text:p>
          </table:table-cell>
          <table:table-cell table:number-columns-repeated="1016"/>
        </table:table-row>
        <table:table-row table:style-name="ro1">
          <table:table-cell table:style-name="ce5" office:value-type="float" office:value="1746.06879999994" calcext:value-type="float">
            <text:p>1746.06879999994</text:p>
          </table:table-cell>
          <table:table-cell table:style-name="ce5" office:value-type="float" office:value="14.9046466770536" calcext:value-type="float">
            <text:p>14.9046466770536</text:p>
          </table:table-cell>
          <table:table-cell table:style-name="ce5" office:value-type="float" office:value="15.8741645041562" calcext:value-type="float">
            <text:p>15.8741645041562</text:p>
          </table:table-cell>
          <table:table-cell table:style-name="ce5" office:value-type="float" office:value="59.8012678755774" calcext:value-type="float">
            <text:p>59.8012678755774</text:p>
          </table:table-cell>
          <table:table-cell table:style-name="ce5" table:formula="of:=([.C364]/MAX([.$C$12:.$C$1000]))*MAX(0;([.A364]-[.$G$5])/([.$G$6]-[.$G$5]))" office:value-type="float" office:value="0.763771523398271" calcext:value-type="float">
            <text:p>0.763771523398271</text:p>
          </table:table-cell>
          <table:table-cell table:style-name="ce6" table:formula="of:=MAX((1-[.$B$6])*[.E364] + [.$B$6] * [.E364]*[.E364];0)" office:value-type="float" office:value="0.650104035828453" calcext:value-type="float">
            <text:p>0.650104035828453</text:p>
          </table:table-cell>
          <table:table-cell table:style-name="ce5" table:formula="of:=[.F364]*[.$G$8]+[.$G$7]" office:value-type="float" office:value="14.8419372308467" calcext:value-type="float">
            <text:p>14.8419372308467</text:p>
          </table:table-cell>
          <table:table-cell table:style-name="ce7" table:formula="of:=([.B364]-[.$G$7])/[.F364]" office:value-type="float" office:value="22.4296652720694" calcext:value-type="float">
            <text:p>22.4296652720694</text:p>
          </table:table-cell>
          <table:table-cell table:number-columns-repeated="1016"/>
        </table:table-row>
        <table:table-row table:style-name="ro1">
          <table:table-cell table:style-name="ce5" office:value-type="float" office:value="1748.315775" calcext:value-type="float">
            <text:p>1748.315775</text:p>
          </table:table-cell>
          <table:table-cell table:style-name="ce5" office:value-type="float" office:value="14.9690705579138" calcext:value-type="float">
            <text:p>14.9690705579138</text:p>
          </table:table-cell>
          <table:table-cell table:style-name="ce5" office:value-type="float" office:value="15.8723915888307" calcext:value-type="float">
            <text:p>15.8723915888307</text:p>
          </table:table-cell>
          <table:table-cell table:style-name="ce5" office:value-type="float" office:value="60.3037988112707" calcext:value-type="float">
            <text:p>60.3037988112707</text:p>
          </table:table-cell>
          <table:table-cell table:style-name="ce5" table:formula="of:=([.C365]/MAX([.$C$12:.$C$1000]))*MAX(0;([.A365]-[.$G$5])/([.$G$6]-[.$G$5]))" office:value-type="float" office:value="0.766151471471308" calcext:value-type="float">
            <text:p>0.766151471471308</text:p>
          </table:table-cell>
          <table:table-cell table:style-name="ce6" table:formula="of:=MAX((1-[.$B$6])*[.E365] + [.$B$6] * [.E365]*[.E365];0)" office:value-type="float" office:value="0.653278533104104" calcext:value-type="float">
            <text:p>0.653278533104104</text:p>
          </table:table-cell>
          <table:table-cell table:style-name="ce5" table:formula="of:=[.F365]*[.$G$8]+[.$G$7]" office:value-type="float" office:value="14.912833928133" calcext:value-type="float">
            <text:p>14.912833928133</text:p>
          </table:table-cell>
          <table:table-cell table:style-name="ce7" table:formula="of:=([.B365]-[.$G$7])/[.F365]" office:value-type="float" office:value="22.419288334674" calcext:value-type="float">
            <text:p>22.419288334674</text:p>
          </table:table-cell>
          <table:table-cell table:number-columns-repeated="1016"/>
        </table:table-row>
        <table:table-row table:style-name="ro1">
          <table:table-cell table:style-name="ce5" office:value-type="float" office:value="1750.43142499997" calcext:value-type="float">
            <text:p>1750.43142499997</text:p>
          </table:table-cell>
          <table:table-cell table:style-name="ce5" office:value-type="float" office:value="15.0292496750369" calcext:value-type="float">
            <text:p>15.0292496750369</text:p>
          </table:table-cell>
          <table:table-cell table:style-name="ce5" office:value-type="float" office:value="15.8708985557769" calcext:value-type="float">
            <text:p>15.8708985557769</text:p>
          </table:table-cell>
          <table:table-cell table:style-name="ce5" office:value-type="float" office:value="60.7333746240715" calcext:value-type="float">
            <text:p>60.7333746240715</text:p>
          </table:table-cell>
          <table:table-cell table:style-name="ce5" table:formula="of:=([.C366]/MAX([.$C$12:.$C$1000]))*MAX(0;([.A366]-[.$G$5])/([.$G$6]-[.$G$5]))" office:value-type="float" office:value="0.768400353445858" calcext:value-type="float">
            <text:p>0.768400353445858</text:p>
          </table:table-cell>
          <table:table-cell table:style-name="ce6" table:formula="of:=MAX((1-[.$B$6])*[.E366] + [.$B$6] * [.E366]*[.E366];0)" office:value-type="float" office:value="0.656284765775671" calcext:value-type="float">
            <text:p>0.656284765775671</text:p>
          </table:table-cell>
          <table:table-cell table:style-name="ce5" table:formula="of:=[.F366]*[.$G$8]+[.$G$7]" office:value-type="float" office:value="14.9799727375825" calcext:value-type="float">
            <text:p>14.9799727375825</text:p>
          </table:table-cell>
          <table:table-cell table:style-name="ce7" table:formula="of:=([.B366]-[.$G$7])/[.F366]" office:value-type="float" office:value="22.4082893288791" calcext:value-type="float">
            <text:p>22.4082893288791</text:p>
          </table:table-cell>
          <table:table-cell table:number-columns-repeated="1016"/>
        </table:table-row>
        <table:table-row table:style-name="ro1">
          <table:table-cell table:style-name="ce5" office:value-type="float" office:value="1752.50287499998" calcext:value-type="float">
            <text:p>1752.50287499998</text:p>
          </table:table-cell>
          <table:table-cell table:style-name="ce5" office:value-type="float" office:value="15.0948664513214" calcext:value-type="float">
            <text:p>15.0948664513214</text:p>
          </table:table-cell>
          <table:table-cell table:style-name="ce5" office:value-type="float" office:value="15.8689051484479" calcext:value-type="float">
            <text:p>15.8689051484479</text:p>
          </table:table-cell>
          <table:table-cell table:style-name="ce5" office:value-type="float" office:value="61.2959280688035" calcext:value-type="float">
            <text:p>61.2959280688035</text:p>
          </table:table-cell>
          <table:table-cell table:style-name="ce5" table:formula="of:=([.C367]/MAX([.$C$12:.$C$1000]))*MAX(0;([.A367]-[.$G$5])/([.$G$6]-[.$G$5]))" office:value-type="float" office:value="0.770576016586088" calcext:value-type="float">
            <text:p>0.770576016586088</text:p>
          </table:table-cell>
          <table:table-cell table:style-name="ce6" table:formula="of:=MAX((1-[.$B$6])*[.E367] + [.$B$6] * [.E367]*[.E367];0)" office:value-type="float" office:value="0.659199186459593" calcext:value-type="float">
            <text:p>0.659199186459593</text:p>
          </table:table-cell>
          <table:table-cell table:style-name="ce5" table:formula="of:=[.F367]*[.$G$8]+[.$G$7]" office:value-type="float" office:value="15.0450610911236" calcext:value-type="float">
            <text:p>15.0450610911236</text:p>
          </table:table-cell>
          <table:table-cell table:style-name="ce7" table:formula="of:=([.B367]-[.$G$7])/[.F367]" office:value-type="float" office:value="22.4087589811169" calcext:value-type="float">
            <text:p>22.4087589811169</text:p>
          </table:table-cell>
          <table:table-cell table:number-columns-repeated="1016"/>
        </table:table-row>
        <table:table-row table:style-name="ro1">
          <table:table-cell table:style-name="ce5" office:value-type="float" office:value="1754.54244999994" calcext:value-type="float">
            <text:p>1754.54244999994</text:p>
          </table:table-cell>
          <table:table-cell table:style-name="ce5" office:value-type="float" office:value="15.1526946422752" calcext:value-type="float">
            <text:p>15.1526946422752</text:p>
          </table:table-cell>
          <table:table-cell table:style-name="ce5" office:value-type="float" office:value="15.8678514737316" calcext:value-type="float">
            <text:p>15.8678514737316</text:p>
          </table:table-cell>
          <table:table-cell table:style-name="ce5" office:value-type="float" office:value="61.6047173025023" calcext:value-type="float">
            <text:p>61.6047173025023</text:p>
          </table:table-cell>
          <table:table-cell table:style-name="ce5" table:formula="of:=([.C368]/MAX([.$C$12:.$C$1000]))*MAX(0;([.A368]-[.$G$5])/([.$G$6]-[.$G$5]))" office:value-type="float" office:value="0.772761914387424" calcext:value-type="float">
            <text:p>0.772761914387424</text:p>
          </table:table-cell>
          <table:table-cell table:style-name="ce6" table:formula="of:=MAX((1-[.$B$6])*[.E368] + [.$B$6] * [.E368]*[.E368];0)" office:value-type="float" office:value="0.662133323409808" calcext:value-type="float">
            <text:p>0.662133323409808</text:p>
          </table:table-cell>
          <table:table-cell table:style-name="ce5" table:formula="of:=[.F368]*[.$G$8]+[.$G$7]" office:value-type="float" office:value="15.1105897720746" calcext:value-type="float">
            <text:p>15.1105897720746</text:p>
          </table:table-cell>
          <table:table-cell table:style-name="ce7" table:formula="of:=([.B368]-[.$G$7])/[.F368]" office:value-type="float" office:value="22.3967943563185" calcext:value-type="float">
            <text:p>22.3967943563185</text:p>
          </table:table-cell>
          <table:table-cell table:number-columns-repeated="1016"/>
        </table:table-row>
        <table:table-row table:style-name="ro1">
          <table:table-cell table:style-name="ce5" office:value-type="float" office:value="1756.43539999998" calcext:value-type="float">
            <text:p>1756.43539999998</text:p>
          </table:table-cell>
          <table:table-cell table:style-name="ce5" office:value-type="float" office:value="15.2236209624807" calcext:value-type="float">
            <text:p>15.2236209624807</text:p>
          </table:table-cell>
          <table:table-cell table:style-name="ce5" office:value-type="float" office:value="15.8664124777936" calcext:value-type="float">
            <text:p>15.8664124777936</text:p>
          </table:table-cell>
          <table:table-cell table:style-name="ce5" office:value-type="float" office:value="62.0273249434947" calcext:value-type="float">
            <text:p>62.0273249434947</text:p>
          </table:table-cell>
          <table:table-cell table:style-name="ce5" table:formula="of:=([.C369]/MAX([.$C$12:.$C$1000]))*MAX(0;([.A369]-[.$G$5])/([.$G$6]-[.$G$5]))" office:value-type="float" office:value="0.774767887859143" calcext:value-type="float">
            <text:p>0.774767887859143</text:p>
          </table:table-cell>
          <table:table-cell table:style-name="ce6" table:formula="of:=MAX((1-[.$B$6])*[.E369] + [.$B$6] * [.E369]*[.E369];0)" office:value-type="float" office:value="0.664831244944245" calcext:value-type="float">
            <text:p>0.664831244944245</text:p>
          </table:table-cell>
          <table:table-cell table:style-name="ce5" table:formula="of:=[.F369]*[.$G$8]+[.$G$7]" office:value-type="float" office:value="15.1708430058058" calcext:value-type="float">
            <text:p>15.1708430058058</text:p>
          </table:table-cell>
          <table:table-cell table:style-name="ce7" table:formula="of:=([.B369]-[.$G$7])/[.F369]" office:value-type="float" office:value="22.412590133802" calcext:value-type="float">
            <text:p>22.412590133802</text:p>
          </table:table-cell>
          <table:table-cell table:number-columns-repeated="1016"/>
        </table:table-row>
        <table:table-row table:style-name="ro1">
          <table:table-cell table:style-name="ce5" office:value-type="float" office:value="1758.94714999999" calcext:value-type="float">
            <text:p>1758.94714999999</text:p>
          </table:table-cell>
          <table:table-cell table:style-name="ce5" office:value-type="float" office:value="15.2803013285544" calcext:value-type="float">
            <text:p>15.2803013285544</text:p>
          </table:table-cell>
          <table:table-cell table:style-name="ce5" office:value-type="float" office:value="15.8653070324416" calcext:value-type="float">
            <text:p>15.8653070324416</text:p>
          </table:table-cell>
          <table:table-cell table:style-name="ce5" office:value-type="float" office:value="62.3438935480955" calcext:value-type="float">
            <text:p>62.3438935480955</text:p>
          </table:table-cell>
          <table:table-cell table:style-name="ce5" table:formula="of:=([.C370]/MAX([.$C$12:.$C$1000]))*MAX(0;([.A370]-[.$G$5])/([.$G$6]-[.$G$5]))" office:value-type="float" office:value="0.77746842426459" calcext:value-type="float">
            <text:p>0.77746842426459</text:p>
          </table:table-cell>
          <table:table-cell table:style-name="ce6" table:formula="of:=MAX((1-[.$B$6])*[.E370] + [.$B$6] * [.E370]*[.E370];0)" office:value-type="float" office:value="0.668471321936831" calcext:value-type="float">
            <text:p>0.668471321936831</text:p>
          </table:table-cell>
          <table:table-cell table:style-name="ce5" table:formula="of:=[.F370]*[.$G$8]+[.$G$7]" office:value-type="float" office:value="15.2521375901866" calcext:value-type="float">
            <text:p>15.2521375901866</text:p>
          </table:table-cell>
          <table:table-cell table:style-name="ce7" table:formula="of:=([.B370]-[.$G$7])/[.F370]" office:value-type="float" office:value="22.3753361981441" calcext:value-type="float">
            <text:p>22.3753361981441</text:p>
          </table:table-cell>
          <table:table-cell table:number-columns-repeated="1016"/>
        </table:table-row>
        <table:table-row table:style-name="ro1">
          <table:table-cell table:style-name="ce5" office:value-type="float" office:value="1761.07427499999" calcext:value-type="float">
            <text:p>1761.07427499999</text:p>
          </table:table-cell>
          <table:table-cell table:style-name="ce5" office:value-type="float" office:value="15.345268084336" calcext:value-type="float">
            <text:p>15.345268084336</text:p>
          </table:table-cell>
          <table:table-cell table:style-name="ce5" office:value-type="float" office:value="15.8642012855898" calcext:value-type="float">
            <text:p>15.8642012855898</text:p>
          </table:table-cell>
          <table:table-cell table:style-name="ce5" office:value-type="float" office:value="62.7049172240346" calcext:value-type="float">
            <text:p>62.7049172240346</text:p>
          </table:table-cell>
          <table:table-cell table:style-name="ce5" table:formula="of:=([.C371]/MAX([.$C$12:.$C$1000]))*MAX(0;([.A371]-[.$G$5])/([.$G$6]-[.$G$5]))" office:value-type="float" office:value="0.779746791550826" calcext:value-type="float">
            <text:p>0.779746791550826</text:p>
          </table:table-cell>
          <table:table-cell table:style-name="ce6" table:formula="of:=MAX((1-[.$B$6])*[.E371] + [.$B$6] * [.E371]*[.E371];0)" office:value-type="float" office:value="0.671549500002104" calcext:value-type="float">
            <text:p>0.671549500002104</text:p>
          </table:table-cell>
          <table:table-cell table:style-name="ce5" table:formula="of:=[.F371]*[.$G$8]+[.$G$7]" office:value-type="float" office:value="15.3208831708367" calcext:value-type="float">
            <text:p>15.3208831708367</text:p>
          </table:table-cell>
          <table:table-cell table:style-name="ce7" table:formula="of:=([.B371]-[.$G$7])/[.F371]" office:value-type="float" office:value="22.3695160563576" calcext:value-type="float">
            <text:p>22.3695160563576</text:p>
          </table:table-cell>
          <table:table-cell table:number-columns-repeated="1016"/>
        </table:table-row>
        <table:table-row table:style-name="ro1">
          <table:table-cell table:style-name="ce5" office:value-type="float" office:value="1763.044575" calcext:value-type="float">
            <text:p>1763.044575</text:p>
          </table:table-cell>
          <table:table-cell table:style-name="ce5" office:value-type="float" office:value="15.4037132954193" calcext:value-type="float">
            <text:p>15.4037132954193</text:p>
          </table:table-cell>
          <table:table-cell table:style-name="ce5" office:value-type="float" office:value="15.8629156547801" calcext:value-type="float">
            <text:p>15.8629156547801</text:p>
          </table:table-cell>
          <table:table-cell table:style-name="ce5" office:value-type="float" office:value="63.0885207643233" calcext:value-type="float">
            <text:p>63.0885207643233</text:p>
          </table:table-cell>
          <table:table-cell table:style-name="ce5" table:formula="of:=([.C372]/MAX([.$C$12:.$C$1000]))*MAX(0;([.A372]-[.$G$5])/([.$G$6]-[.$G$5]))" office:value-type="float" office:value="0.781844009136462" calcext:value-type="float">
            <text:p>0.781844009136462</text:p>
          </table:table-cell>
          <table:table-cell table:style-name="ce6" table:formula="of:=MAX((1-[.$B$6])*[.E372] + [.$B$6] * [.E372]*[.E372];0)" office:value-type="float" office:value="0.674388717792713" calcext:value-type="float">
            <text:p>0.674388717792713</text:p>
          </table:table-cell>
          <table:table-cell table:style-name="ce5" table:formula="of:=[.F372]*[.$G$8]+[.$G$7]" office:value-type="float" office:value="15.3842920027719" calcext:value-type="float">
            <text:p>15.3842920027719</text:p>
          </table:table-cell>
          <table:table-cell table:style-name="ce7" table:formula="of:=([.B372]-[.$G$7])/[.F372]" office:value-type="float" office:value="22.3620030052974" calcext:value-type="float">
            <text:p>22.3620030052974</text:p>
          </table:table-cell>
          <table:table-cell table:number-columns-repeated="1016"/>
        </table:table-row>
        <table:table-row table:style-name="ro1">
          <table:table-cell table:style-name="ce5" office:value-type="float" office:value="1764.95537499997" calcext:value-type="float">
            <text:p>1764.95537499997</text:p>
          </table:table-cell>
          <table:table-cell table:style-name="ce5" office:value-type="float" office:value="15.4614222832012" calcext:value-type="float">
            <text:p>15.4614222832012</text:p>
          </table:table-cell>
          <table:table-cell table:style-name="ce5" office:value-type="float" office:value="15.861681135995" calcext:value-type="float">
            <text:p>15.861681135995</text:p>
          </table:table-cell>
          <table:table-cell table:style-name="ce5" office:value-type="float" office:value="63.4814332226616" calcext:value-type="float">
            <text:p>63.4814332226616</text:p>
          </table:table-cell>
          <table:table-cell table:style-name="ce5" table:formula="of:=([.C373]/MAX([.$C$12:.$C$1000]))*MAX(0;([.A373]-[.$G$5])/([.$G$6]-[.$G$5]))" office:value-type="float" office:value="0.783878166791591" calcext:value-type="float">
            <text:p>0.783878166791591</text:p>
          </table:table-cell>
          <table:table-cell table:style-name="ce6" table:formula="of:=MAX((1-[.$B$6])*[.E373] + [.$B$6] * [.E373]*[.E373];0)" office:value-type="float" office:value="0.677147859347593" calcext:value-type="float">
            <text:p>0.677147859347593</text:p>
          </table:table-cell>
          <table:table-cell table:style-name="ce5" table:formula="of:=[.F373]*[.$G$8]+[.$G$7]" office:value-type="float" office:value="15.4459124757477" calcext:value-type="float">
            <text:p>15.4459124757477</text:p>
          </table:table-cell>
          <table:table-cell table:style-name="ce7" table:formula="of:=([.B373]-[.$G$7])/[.F373]" office:value-type="float" office:value="22.3561092497383" calcext:value-type="float">
            <text:p>22.3561092497383</text:p>
          </table:table-cell>
          <table:table-cell table:number-columns-repeated="1016"/>
        </table:table-row>
        <table:table-row table:style-name="ro1">
          <table:table-cell table:style-name="ce5" office:value-type="float" office:value="1767.27332500001" calcext:value-type="float">
            <text:p>1767.27332500001</text:p>
          </table:table-cell>
          <table:table-cell table:style-name="ce5" office:value-type="float" office:value="15.516948962059" calcext:value-type="float">
            <text:p>15.516948962059</text:p>
          </table:table-cell>
          <table:table-cell table:style-name="ce5" office:value-type="float" office:value="15.8595641328484" calcext:value-type="float">
            <text:p>15.8595641328484</text:p>
          </table:table-cell>
          <table:table-cell table:style-name="ce5" office:value-type="float" office:value="64.0670341294916" calcext:value-type="float">
            <text:p>64.0670341294916</text:p>
          </table:table-cell>
          <table:table-cell table:style-name="ce5" table:formula="of:=([.C374]/MAX([.$C$12:.$C$1000]))*MAX(0;([.A374]-[.$G$5])/([.$G$6]-[.$G$5]))" office:value-type="float" office:value="0.786314610045656" calcext:value-type="float">
            <text:p>0.786314610045656</text:p>
          </table:table-cell>
          <table:table-cell table:style-name="ce6" table:formula="of:=MAX((1-[.$B$6])*[.E374] + [.$B$6] * [.E374]*[.E374];0)" office:value-type="float" office:value="0.680459525278782" calcext:value-type="float">
            <text:p>0.680459525278782</text:p>
          </table:table-cell>
          <table:table-cell table:style-name="ce5" table:formula="of:=[.F374]*[.$G$8]+[.$G$7]" office:value-type="float" office:value="15.5198725886883" calcext:value-type="float">
            <text:p>15.5198725886883</text:p>
          </table:table-cell>
          <table:table-cell table:style-name="ce7" table:formula="of:=([.B374]-[.$G$7])/[.F374]" office:value-type="float" office:value="22.3289080925631" calcext:value-type="float">
            <text:p>22.3289080925631</text:p>
          </table:table-cell>
          <table:table-cell table:number-columns-repeated="1016"/>
        </table:table-row>
        <table:table-row table:style-name="ro1">
          <table:table-cell table:style-name="ce5" office:value-type="float" office:value="1769.61932499996" calcext:value-type="float">
            <text:p>1769.61932499996</text:p>
          </table:table-cell>
          <table:table-cell table:style-name="ce5" office:value-type="float" office:value="15.5640889844576" calcext:value-type="float">
            <text:p>15.5640889844576</text:p>
          </table:table-cell>
          <table:table-cell table:style-name="ce5" office:value-type="float" office:value="15.8583838413148" calcext:value-type="float">
            <text:p>15.8583838413148</text:p>
          </table:table-cell>
          <table:table-cell table:style-name="ce5" office:value-type="float" office:value="64.4260610965601" calcext:value-type="float">
            <text:p>64.4260610965601</text:p>
          </table:table-cell>
          <table:table-cell table:style-name="ce5" table:formula="of:=([.C375]/MAX([.$C$12:.$C$1000]))*MAX(0;([.A375]-[.$G$5])/([.$G$6]-[.$G$5]))" office:value-type="float" office:value="0.788827714676861" calcext:value-type="float">
            <text:p>0.788827714676861</text:p>
          </table:table-cell>
          <table:table-cell table:style-name="ce6" table:formula="of:=MAX((1-[.$B$6])*[.E375] + [.$B$6] * [.E375]*[.E375];0)" office:value-type="float" office:value="0.683883227399099" calcext:value-type="float">
            <text:p>0.683883227399099</text:p>
          </table:table-cell>
          <table:table-cell table:style-name="ce5" table:formula="of:=[.F375]*[.$G$8]+[.$G$7]" office:value-type="float" office:value="15.5963348287677" calcext:value-type="float">
            <text:p>15.5963348287677</text:p>
          </table:table-cell>
          <table:table-cell table:style-name="ce7" table:formula="of:=([.B375]-[.$G$7])/[.F375]" office:value-type="float" office:value="22.2860535431194" calcext:value-type="float">
            <text:p>22.2860535431194</text:p>
          </table:table-cell>
          <table:table-cell table:number-columns-repeated="1016"/>
        </table:table-row>
        <table:table-row table:style-name="ro1">
          <table:table-cell table:style-name="ce5" office:value-type="float" office:value="1771.77449999994" calcext:value-type="float">
            <text:p>1771.77449999994</text:p>
          </table:table-cell>
          <table:table-cell table:style-name="ce5" office:value-type="float" office:value="15.6104167352274" calcext:value-type="float">
            <text:p>15.6104167352274</text:p>
          </table:table-cell>
          <table:table-cell table:style-name="ce5" office:value-type="float" office:value="15.8576004157118" calcext:value-type="float">
            <text:p>15.8576004157118</text:p>
          </table:table-cell>
          <table:table-cell table:style-name="ce5" office:value-type="float" office:value="64.6778198434498" calcext:value-type="float">
            <text:p>64.6778198434498</text:p>
          </table:table-cell>
          <table:table-cell table:style-name="ce5" table:formula="of:=([.C376]/MAX([.$C$12:.$C$1000]))*MAX(0;([.A376]-[.$G$5])/([.$G$6]-[.$G$5]))" office:value-type="float" office:value="0.791151074777201" calcext:value-type="float">
            <text:p>0.791151074777201</text:p>
          </table:table-cell>
          <table:table-cell table:style-name="ce6" table:formula="of:=MAX((1-[.$B$6])*[.E376] + [.$B$6] * [.E376]*[.E376];0)" office:value-type="float" office:value="0.68705551223387" calcext:value-type="float">
            <text:p>0.68705551223387</text:p>
          </table:table-cell>
          <table:table-cell table:style-name="ce5" table:formula="of:=[.F376]*[.$G$8]+[.$G$7]" office:value-type="float" office:value="15.667182115159" calcext:value-type="float">
            <text:p>15.667182115159</text:p>
          </table:table-cell>
          <table:table-cell table:style-name="ce7" table:formula="of:=([.B376]-[.$G$7])/[.F376]" office:value-type="float" office:value="22.2505833977265" calcext:value-type="float">
            <text:p>22.2505833977265</text:p>
          </table:table-cell>
          <table:table-cell table:number-columns-repeated="1016"/>
        </table:table-row>
        <table:table-row table:style-name="ro1">
          <table:table-cell table:style-name="ce5" office:value-type="float" office:value="1773.78517500002" calcext:value-type="float">
            <text:p>1773.78517500002</text:p>
          </table:table-cell>
          <table:table-cell table:style-name="ce5" office:value-type="float" office:value="15.6673740479804" calcext:value-type="float">
            <text:p>15.6673740479804</text:p>
          </table:table-cell>
          <table:table-cell table:style-name="ce5" office:value-type="float" office:value="15.8561394210966" calcext:value-type="float">
            <text:p>15.8561394210966</text:p>
          </table:table-cell>
          <table:table-cell table:style-name="ce5" office:value-type="float" office:value="65.0877564457706" calcext:value-type="float">
            <text:p>65.0877564457706</text:p>
          </table:table-cell>
          <table:table-cell table:style-name="ce5" table:formula="of:=([.C377]/MAX([.$C$12:.$C$1000]))*MAX(0;([.A377]-[.$G$5])/([.$G$6]-[.$G$5]))" office:value-type="float" office:value="0.793281921278426" calcext:value-type="float">
            <text:p>0.793281921278426</text:p>
          </table:table-cell>
          <table:table-cell table:style-name="ce6" table:formula="of:=MAX((1-[.$B$6])*[.E377] + [.$B$6] * [.E377]*[.E377];0)" office:value-type="float" office:value="0.689970921048148" calcext:value-type="float">
            <text:p>0.689970921048148</text:p>
          </table:table-cell>
          <table:table-cell table:style-name="ce5" table:formula="of:=[.F377]*[.$G$8]+[.$G$7]" office:value-type="float" office:value="15.7322925368176" calcext:value-type="float">
            <text:p>15.7322925368176</text:p>
          </table:table-cell>
          <table:table-cell table:style-name="ce7" table:formula="of:=([.B377]-[.$G$7])/[.F377]" office:value-type="float" office:value="22.2391159083495" calcext:value-type="float">
            <text:p>22.2391159083495</text:p>
          </table:table-cell>
          <table:table-cell table:number-columns-repeated="1016"/>
        </table:table-row>
        <table:table-row table:style-name="ro1">
          <table:table-cell table:style-name="ce5" office:value-type="float" office:value="1775.93567499996" calcext:value-type="float">
            <text:p>1775.93567499996</text:p>
          </table:table-cell>
          <table:table-cell table:style-name="ce5" office:value-type="float" office:value="15.7111591660202" calcext:value-type="float">
            <text:p>15.7111591660202</text:p>
          </table:table-cell>
          <table:table-cell table:style-name="ce5" office:value-type="float" office:value="15.8550019399898" calcext:value-type="float">
            <text:p>15.8550019399898</text:p>
          </table:table-cell>
          <table:table-cell table:style-name="ce5" office:value-type="float" office:value="65.4455897083252" calcext:value-type="float">
            <text:p>65.4455897083252</text:p>
          </table:table-cell>
          <table:table-cell table:style-name="ce5" table:formula="of:=([.C378]/MAX([.$C$12:.$C$1000]))*MAX(0;([.A378]-[.$G$5])/([.$G$6]-[.$G$5]))" office:value-type="float" office:value="0.795581831789839" calcext:value-type="float">
            <text:p>0.795581831789839</text:p>
          </table:table-cell>
          <table:table-cell table:style-name="ce6" table:formula="of:=MAX((1-[.$B$6])*[.E378] + [.$B$6] * [.E378]*[.E378];0)" office:value-type="float" office:value="0.693124061938908" calcext:value-type="float">
            <text:p>0.693124061938908</text:p>
          </table:table-cell>
          <table:table-cell table:style-name="ce5" table:formula="of:=[.F378]*[.$G$8]+[.$G$7]" office:value-type="float" office:value="15.8027122775897" calcext:value-type="float">
            <text:p>15.8027122775897</text:p>
          </table:table-cell>
          <table:table-cell table:style-name="ce7" table:formula="of:=([.B378]-[.$G$7])/[.F378]" office:value-type="float" office:value="22.2011170144264" calcext:value-type="float">
            <text:p>22.2011170144264</text:p>
          </table:table-cell>
          <table:table-cell table:number-columns-repeated="1016"/>
        </table:table-row>
        <table:table-row table:style-name="ro1">
          <table:table-cell table:style-name="ce5" office:value-type="float" office:value="1778.06789999998" calcext:value-type="float">
            <text:p>1778.06789999998</text:p>
          </table:table-cell>
          <table:table-cell table:style-name="ce5" office:value-type="float" office:value="15.7623148932678" calcext:value-type="float">
            <text:p>15.7623148932678</text:p>
          </table:table-cell>
          <table:table-cell table:style-name="ce5" office:value-type="float" office:value="15.8541698760489" calcext:value-type="float">
            <text:p>15.8541698760489</text:p>
          </table:table-cell>
          <table:table-cell table:style-name="ce5" office:value-type="float" office:value="65.7234052247717" calcext:value-type="float">
            <text:p>65.7234052247717</text:p>
          </table:table-cell>
          <table:table-cell table:style-name="ce5" table:formula="of:=([.C379]/MAX([.$C$12:.$C$1000]))*MAX(0;([.A379]-[.$G$5])/([.$G$6]-[.$G$5]))" office:value-type="float" office:value="0.797876747688672" calcext:value-type="float">
            <text:p>0.797876747688672</text:p>
          </table:table-cell>
          <table:table-cell table:style-name="ce6" table:formula="of:=MAX((1-[.$B$6])*[.E379] + [.$B$6] * [.E379]*[.E379];0)" office:value-type="float" office:value="0.696276998481227" calcext:value-type="float">
            <text:p>0.696276998481227</text:p>
          </table:table-cell>
          <table:table-cell table:style-name="ce5" table:formula="of:=[.F379]*[.$G$8]+[.$G$7]" office:value-type="float" office:value="15.8731274546062" calcext:value-type="float">
            <text:p>15.8731274546062</text:p>
          </table:table-cell>
          <table:table-cell table:style-name="ce7" table:formula="of:=([.B379]-[.$G$7])/[.F379]" office:value-type="float" office:value="22.1740545293685" calcext:value-type="float">
            <text:p>22.1740545293685</text:p>
          </table:table-cell>
          <table:table-cell table:number-columns-repeated="1016"/>
        </table:table-row>
        <table:table-row table:style-name="ro1">
          <table:table-cell table:style-name="ce5" office:value-type="float" office:value="1780.06497500001" calcext:value-type="float">
            <text:p>1780.06497500001</text:p>
          </table:table-cell>
          <table:table-cell table:style-name="ce5" office:value-type="float" office:value="15.8076749628205" calcext:value-type="float">
            <text:p>15.8076749628205</text:p>
          </table:table-cell>
          <table:table-cell table:style-name="ce5" office:value-type="float" office:value="15.8529286433054" calcext:value-type="float">
            <text:p>15.8529286433054</text:p>
          </table:table-cell>
          <table:table-cell table:style-name="ce5" office:value-type="float" office:value="66.1252983539883" calcext:value-type="float">
            <text:p>66.1252983539883</text:p>
          </table:table-cell>
          <table:table-cell table:style-name="ce5" table:formula="of:=([.C380]/MAX([.$C$12:.$C$1000]))*MAX(0;([.A380]-[.$G$5])/([.$G$6]-[.$G$5]))" office:value-type="float" office:value="0.800002669289126" calcext:value-type="float">
            <text:p>0.800002669289126</text:p>
          </table:table-cell>
          <table:table-cell table:style-name="ce6" table:formula="of:=MAX((1-[.$B$6])*[.E380] + [.$B$6] * [.E380]*[.E380];0)" office:value-type="float" office:value="0.699203678284904" calcext:value-type="float">
            <text:p>0.699203678284904</text:p>
          </table:table-cell>
          <table:table-cell table:style-name="ce5" table:formula="of:=[.F380]*[.$G$8]+[.$G$7]" office:value-type="float" office:value="15.9384895935775" calcext:value-type="float">
            <text:p>15.9384895935775</text:p>
          </table:table-cell>
          <table:table-cell table:style-name="ce7" table:formula="of:=([.B380]-[.$G$7])/[.F380]" office:value-type="float" office:value="22.1461137610191" calcext:value-type="float">
            <text:p>22.1461137610191</text:p>
          </table:table-cell>
          <table:table-cell table:number-columns-repeated="1016"/>
        </table:table-row>
        <table:table-row table:style-name="ro1">
          <table:table-cell table:style-name="ce5" office:value-type="float" office:value="1781.92817499994" calcext:value-type="float">
            <text:p>1781.92817499994</text:p>
          </table:table-cell>
          <table:table-cell table:style-name="ce5" office:value-type="float" office:value="15.8694334065264" calcext:value-type="float">
            <text:p>15.8694334065264</text:p>
          </table:table-cell>
          <table:table-cell table:style-name="ce5" office:value-type="float" office:value="15.8512189713308" calcext:value-type="float">
            <text:p>15.8512189713308</text:p>
          </table:table-cell>
          <table:table-cell table:style-name="ce5" office:value-type="float" office:value="66.6138690258556" calcext:value-type="float">
            <text:p>66.6138690258556</text:p>
          </table:table-cell>
          <table:table-cell table:style-name="ce5" table:formula="of:=([.C381]/MAX([.$C$12:.$C$1000]))*MAX(0;([.A381]-[.$G$5])/([.$G$6]-[.$G$5]))" office:value-type="float" office:value="0.801957860265811" calcext:value-type="float">
            <text:p>0.801957860265811</text:p>
          </table:table-cell>
          <table:table-cell table:style-name="ce6" table:formula="of:=MAX((1-[.$B$6])*[.E381] + [.$B$6] * [.E381]*[.E381];0)" office:value-type="float" office:value="0.701900346372885" calcext:value-type="float">
            <text:p>0.701900346372885</text:p>
          </table:table-cell>
          <table:table-cell table:style-name="ce5" table:formula="of:=[.F381]*[.$G$8]+[.$G$7]" office:value-type="float" office:value="15.9987148338325" calcext:value-type="float">
            <text:p>15.9987148338325</text:p>
          </table:table-cell>
          <table:table-cell table:style-name="ce7" table:formula="of:=([.B381]-[.$G$7])/[.F381]" office:value-type="float" office:value="22.1490169159532" calcext:value-type="float">
            <text:p>22.1490169159532</text:p>
          </table:table-cell>
          <table:table-cell table:number-columns-repeated="1016"/>
        </table:table-row>
        <table:table-row table:style-name="ro1">
          <table:table-cell table:style-name="ce5" office:value-type="float" office:value="1784.35704999997" calcext:value-type="float">
            <text:p>1784.35704999997</text:p>
          </table:table-cell>
          <table:table-cell table:style-name="ce5" office:value-type="float" office:value="15.9233223975687" calcext:value-type="float">
            <text:p>15.9233223975687</text:p>
          </table:table-cell>
          <table:table-cell table:style-name="ce5" office:value-type="float" office:value="15.8496463559669" calcext:value-type="float">
            <text:p>15.8496463559669</text:p>
          </table:table-cell>
          <table:table-cell table:style-name="ce5" office:value-type="float" office:value="67.061899162362" calcext:value-type="float">
            <text:p>67.061899162362</text:p>
          </table:table-cell>
          <table:table-cell table:style-name="ce5" table:formula="of:=([.C382]/MAX([.$C$12:.$C$1000]))*MAX(0;([.A382]-[.$G$5])/([.$G$6]-[.$G$5]))" office:value-type="float" office:value="0.804539298963235" calcext:value-type="float">
            <text:p>0.804539298963235</text:p>
          </table:table-cell>
          <table:table-cell table:style-name="ce6" table:formula="of:=MAX((1-[.$B$6])*[.E382] + [.$B$6] * [.E382]*[.E382];0)" office:value-type="float" office:value="0.705468135269437" calcext:value-type="float">
            <text:p>0.705468135269437</text:p>
          </table:table-cell>
          <table:table-cell table:style-name="ce5" table:formula="of:=[.F382]*[.$G$8]+[.$G$7]" office:value-type="float" office:value="16.0783949933715" calcext:value-type="float">
            <text:p>16.0783949933715</text:p>
          </table:table-cell>
          <table:table-cell table:style-name="ce7" table:formula="of:=([.B382]-[.$G$7])/[.F382]" office:value-type="float" office:value="22.1133894732333" calcext:value-type="float">
            <text:p>22.1133894732333</text:p>
          </table:table-cell>
          <table:table-cell table:number-columns-repeated="1016"/>
        </table:table-row>
        <table:table-row table:style-name="ro1">
          <table:table-cell table:style-name="ce5" office:value-type="float" office:value="1786.66224999994" calcext:value-type="float">
            <text:p>1786.66224999994</text:p>
          </table:table-cell>
          <table:table-cell table:style-name="ce5" office:value-type="float" office:value="15.9799127682413" calcext:value-type="float">
            <text:p>15.9799127682413</text:p>
          </table:table-cell>
          <table:table-cell table:style-name="ce5" office:value-type="float" office:value="15.8478809481202" calcext:value-type="float">
            <text:p>15.8478809481202</text:p>
          </table:table-cell>
          <table:table-cell table:style-name="ce5" office:value-type="float" office:value="67.5595791289193" calcext:value-type="float">
            <text:p>67.5595791289193</text:p>
          </table:table-cell>
          <table:table-cell table:style-name="ce5" table:formula="of:=([.C383]/MAX([.$C$12:.$C$1000]))*MAX(0;([.A383]-[.$G$5])/([.$G$6]-[.$G$5]))" office:value-type="float" office:value="0.806974911470734" calcext:value-type="float">
            <text:p>0.806974911470734</text:p>
          </table:table-cell>
          <table:table-cell table:style-name="ce6" table:formula="of:=MAX((1-[.$B$6])*[.E383] + [.$B$6] * [.E383]*[.E383];0)" office:value-type="float" office:value="0.708842077122387" calcext:value-type="float">
            <text:p>0.708842077122387</text:p>
          </table:table-cell>
          <table:table-cell table:style-name="ce5" table:formula="of:=[.F383]*[.$G$8]+[.$G$7]" office:value-type="float" office:value="16.1537459272169" calcext:value-type="float">
            <text:p>16.1537459272169</text:p>
          </table:table-cell>
          <table:table-cell table:style-name="ce7" table:formula="of:=([.B383]-[.$G$7])/[.F383]" office:value-type="float" office:value="22.087969256004" calcext:value-type="float">
            <text:p>22.087969256004</text:p>
          </table:table-cell>
          <table:table-cell table:number-columns-repeated="1016"/>
        </table:table-row>
        <table:table-row table:style-name="ro1">
          <table:table-cell table:style-name="ce5" office:value-type="float" office:value="1788.53437499996" calcext:value-type="float">
            <text:p>1788.53437499996</text:p>
          </table:table-cell>
          <table:table-cell table:style-name="ce5" office:value-type="float" office:value="16.0394157742399" calcext:value-type="float">
            <text:p>16.0394157742399</text:p>
          </table:table-cell>
          <table:table-cell table:style-name="ce5" office:value-type="float" office:value="15.846726477609" calcext:value-type="float">
            <text:p>15.846726477609</text:p>
          </table:table-cell>
          <table:table-cell table:style-name="ce5" office:value-type="float" office:value="67.9055397639824" calcext:value-type="float">
            <text:p>67.9055397639824</text:p>
          </table:table-cell>
          <table:table-cell table:style-name="ce5" table:formula="of:=([.C384]/MAX([.$C$12:.$C$1000]))*MAX(0;([.A384]-[.$G$5])/([.$G$6]-[.$G$5]))" office:value-type="float" office:value="0.808966791260482" calcext:value-type="float">
            <text:p>0.808966791260482</text:p>
          </table:table-cell>
          <table:table-cell table:style-name="ce6" table:formula="of:=MAX((1-[.$B$6])*[.E384] + [.$B$6] * [.E384]*[.E384];0)" office:value-type="float" office:value="0.711606892464614" calcext:value-type="float">
            <text:p>0.711606892464614</text:p>
          </table:table-cell>
          <table:table-cell table:style-name="ce5" table:formula="of:=[.F384]*[.$G$8]+[.$G$7]" office:value-type="float" office:value="16.2154931140467" calcext:value-type="float">
            <text:p>16.2154931140467</text:p>
          </table:table-cell>
          <table:table-cell table:style-name="ce7" table:formula="of:=([.B384]-[.$G$7])/[.F384]" office:value-type="float" office:value="22.0857683916003" calcext:value-type="float">
            <text:p>22.0857683916003</text:p>
          </table:table-cell>
          <table:table-cell table:number-columns-repeated="1016"/>
        </table:table-row>
        <table:table-row table:style-name="ro1">
          <table:table-cell table:style-name="ce5" office:value-type="float" office:value="1790.49192499999" calcext:value-type="float">
            <text:p>1790.49192499999</text:p>
          </table:table-cell>
          <table:table-cell table:style-name="ce5" office:value-type="float" office:value="16.0902182608293" calcext:value-type="float">
            <text:p>16.0902182608293</text:p>
          </table:table-cell>
          <table:table-cell table:style-name="ce5" office:value-type="float" office:value="15.8453006740047" calcext:value-type="float">
            <text:p>15.8453006740047</text:p>
          </table:table-cell>
          <table:table-cell table:style-name="ce5" office:value-type="float" office:value="68.320046018327" calcext:value-type="float">
            <text:p>68.320046018327</text:p>
          </table:table-cell>
          <table:table-cell table:style-name="ce5" table:formula="of:=([.C385]/MAX([.$C$12:.$C$1000]))*MAX(0;([.A385]-[.$G$5])/([.$G$6]-[.$G$5]))" office:value-type="float" office:value="0.81103804911668" calcext:value-type="float">
            <text:p>0.81103804911668</text:p>
          </table:table-cell>
          <table:table-cell table:style-name="ce6" table:formula="of:=MAX((1-[.$B$6])*[.E385] + [.$B$6] * [.E385]*[.E385];0)" office:value-type="float" office:value="0.714487189955615" calcext:value-type="float">
            <text:p>0.714487189955615</text:p>
          </table:table-cell>
          <table:table-cell table:style-name="ce5" table:formula="of:=[.F385]*[.$G$8]+[.$G$7]" office:value-type="float" office:value="16.2798193873373" calcext:value-type="float">
            <text:p>16.2798193873373</text:p>
          </table:table-cell>
          <table:table-cell table:style-name="ce7" table:formula="of:=([.B385]-[.$G$7])/[.F385]" office:value-type="float" office:value="22.0678379138033" calcext:value-type="float">
            <text:p>22.0678379138033</text:p>
          </table:table-cell>
          <table:table-cell table:number-columns-repeated="1016"/>
        </table:table-row>
        <table:table-row table:style-name="ro1">
          <table:table-cell table:style-name="ce5" office:value-type="float" office:value="1792.60034999999" calcext:value-type="float">
            <text:p>1792.60034999999</text:p>
          </table:table-cell>
          <table:table-cell table:style-name="ce5" office:value-type="float" office:value="16.1462977280968" calcext:value-type="float">
            <text:p>16.1462977280968</text:p>
          </table:table-cell>
          <table:table-cell table:style-name="ce5" office:value-type="float" office:value="15.8440499127864" calcext:value-type="float">
            <text:p>15.8440499127864</text:p>
          </table:table-cell>
          <table:table-cell table:style-name="ce5" office:value-type="float" office:value="68.6989658859939" calcext:value-type="float">
            <text:p>68.6989658859939</text:p>
          </table:table-cell>
          <table:table-cell table:style-name="ce5" table:formula="of:=([.C386]/MAX([.$C$12:.$C$1000]))*MAX(0;([.A386]-[.$G$5])/([.$G$6]-[.$G$5]))" office:value-type="float" office:value="0.813283140014929" calcext:value-type="float">
            <text:p>0.813283140014929</text:p>
          </table:table-cell>
          <table:table-cell table:style-name="ce6" table:formula="of:=MAX((1-[.$B$6])*[.E386] + [.$B$6] * [.E386]*[.E386];0)" office:value-type="float" office:value="0.717615325280025" calcext:value-type="float">
            <text:p>0.717615325280025</text:p>
          </table:table-cell>
          <table:table-cell table:style-name="ce5" table:formula="of:=[.F386]*[.$G$8]+[.$G$7]" office:value-type="float" office:value="16.349680673679" calcext:value-type="float">
            <text:p>16.349680673679</text:p>
          </table:table-cell>
          <table:table-cell table:style-name="ce7" table:formula="of:=([.B386]-[.$G$7])/[.F386]" office:value-type="float" office:value="22.049789642553" calcext:value-type="float">
            <text:p>22.049789642553</text:p>
          </table:table-cell>
          <table:table-cell table:number-columns-repeated="1016"/>
        </table:table-row>
        <table:table-row table:style-name="ro1">
          <table:table-cell table:style-name="ce5" office:value-type="float" office:value="1795.03220000001" calcext:value-type="float">
            <text:p>1795.03220000001</text:p>
          </table:table-cell>
          <table:table-cell table:style-name="ce5" office:value-type="float" office:value="16.2053290843387" calcext:value-type="float">
            <text:p>16.2053290843387</text:p>
          </table:table-cell>
          <table:table-cell table:style-name="ce5" office:value-type="float" office:value="15.8430322264509" calcext:value-type="float">
            <text:p>15.8430322264509</text:p>
          </table:table-cell>
          <table:table-cell table:style-name="ce5" office:value-type="float" office:value="68.9810415590501" calcext:value-type="float">
            <text:p>68.9810415590501</text:p>
          </table:table-cell>
          <table:table-cell table:style-name="ce5" table:formula="of:=([.C387]/MAX([.$C$12:.$C$1000]))*MAX(0;([.A387]-[.$G$5])/([.$G$6]-[.$G$5]))" office:value-type="float" office:value="0.815894050911872" calcext:value-type="float">
            <text:p>0.815894050911872</text:p>
          </table:table-cell>
          <table:table-cell table:style-name="ce6" table:formula="of:=MAX((1-[.$B$6])*[.E387] + [.$B$6] * [.E387]*[.E387];0)" office:value-type="float" office:value="0.721261153294825" calcext:value-type="float">
            <text:p>0.721261153294825</text:p>
          </table:table-cell>
          <table:table-cell table:style-name="ce5" table:formula="of:=[.F387]*[.$G$8]+[.$G$7]" office:value-type="float" office:value="16.4311036968157" calcext:value-type="float">
            <text:p>16.4311036968157</text:p>
          </table:table-cell>
          <table:table-cell table:style-name="ce7" table:formula="of:=([.B387]-[.$G$7])/[.F387]" office:value-type="float" office:value="22.0201770889588" calcext:value-type="float">
            <text:p>22.0201770889588</text:p>
          </table:table-cell>
          <table:table-cell table:number-columns-repeated="1016"/>
        </table:table-row>
        <table:table-row table:style-name="ro1">
          <table:table-cell table:style-name="ce5" office:value-type="float" office:value="1796.84779999999" calcext:value-type="float">
            <text:p>1796.84779999999</text:p>
          </table:table-cell>
          <table:table-cell table:style-name="ce5" office:value-type="float" office:value="16.2639751113245" calcext:value-type="float">
            <text:p>16.2639751113245</text:p>
          </table:table-cell>
          <table:table-cell table:style-name="ce5" office:value-type="float" office:value="15.8419230877636" calcext:value-type="float">
            <text:p>15.8419230877636</text:p>
          </table:table-cell>
          <table:table-cell table:style-name="ce5" office:value-type="float" office:value="69.3457434622198" calcext:value-type="float">
            <text:p>69.3457434622198</text:p>
          </table:table-cell>
          <table:table-cell table:style-name="ce5" table:formula="of:=([.C388]/MAX([.$C$12:.$C$1000]))*MAX(0;([.A388]-[.$G$5])/([.$G$6]-[.$G$5]))" office:value-type="float" office:value="0.817825078817343" calcext:value-type="float">
            <text:p>0.817825078817343</text:p>
          </table:table-cell>
          <table:table-cell table:style-name="ce6" table:formula="of:=MAX((1-[.$B$6])*[.E388] + [.$B$6] * [.E388]*[.E388];0)" office:value-type="float" office:value="0.72396313067425" calcext:value-type="float">
            <text:p>0.72396313067425</text:p>
          </table:table-cell>
          <table:table-cell table:style-name="ce5" table:formula="of:=[.F388]*[.$G$8]+[.$G$7]" office:value-type="float" office:value="16.4914475105631" calcext:value-type="float">
            <text:p>16.4914475105631</text:p>
          </table:table-cell>
          <table:table-cell table:style-name="ce7" table:formula="of:=([.B388]-[.$G$7])/[.F388]" office:value-type="float" office:value="22.0190002425651" calcext:value-type="float">
            <text:p>22.0190002425651</text:p>
          </table:table-cell>
          <table:table-cell table:number-columns-repeated="1016"/>
        </table:table-row>
        <table:table-row table:style-name="ro1">
          <table:table-cell table:style-name="ce5" office:value-type="float" office:value="1798.91372499998" calcext:value-type="float">
            <text:p>1798.91372499998</text:p>
          </table:table-cell>
          <table:table-cell table:style-name="ce5" office:value-type="float" office:value="16.321358530804" calcext:value-type="float">
            <text:p>16.321358530804</text:p>
          </table:table-cell>
          <table:table-cell table:style-name="ce5" office:value-type="float" office:value="15.8406141930208" calcext:value-type="float">
            <text:p>15.8406141930208</text:p>
          </table:table-cell>
          <table:table-cell table:style-name="ce5" office:value-type="float" office:value="69.7630797368477" calcext:value-type="float">
            <text:p>69.7630797368477</text:p>
          </table:table-cell>
          <table:table-cell table:style-name="ce5" table:formula="of:=([.C389]/MAX([.$C$12:.$C$1000]))*MAX(0;([.A389]-[.$G$5])/([.$G$6]-[.$G$5]))" office:value-type="float" office:value="0.820019583223397" calcext:value-type="float">
            <text:p>0.820019583223397</text:p>
          </table:table-cell>
          <table:table-cell table:style-name="ce6" table:formula="of:=MAX((1-[.$B$6])*[.E389] + [.$B$6] * [.E389]*[.E389];0)" office:value-type="float" office:value="0.727039479420678" calcext:value-type="float">
            <text:p>0.727039479420678</text:p>
          </table:table-cell>
          <table:table-cell table:style-name="ce5" table:formula="of:=[.F389]*[.$G$8]+[.$G$7]" office:value-type="float" office:value="16.5601522366611" calcext:value-type="float">
            <text:p>16.5601522366611</text:p>
          </table:table-cell>
          <table:table-cell table:style-name="ce7" table:formula="of:=([.B389]-[.$G$7])/[.F389]" office:value-type="float" office:value="22.0047579564068" calcext:value-type="float">
            <text:p>22.0047579564068</text:p>
          </table:table-cell>
          <table:table-cell table:number-columns-repeated="1016"/>
        </table:table-row>
        <table:table-row table:style-name="ro1">
          <table:table-cell table:style-name="ce5" office:value-type="float" office:value="1801.44459999998" calcext:value-type="float">
            <text:p>1801.44459999998</text:p>
          </table:table-cell>
          <table:table-cell table:style-name="ce5" office:value-type="float" office:value="16.3835446955537" calcext:value-type="float">
            <text:p>16.3835446955537</text:p>
          </table:table-cell>
          <table:table-cell table:style-name="ce5" office:value-type="float" office:value="15.8392397196009" calcext:value-type="float">
            <text:p>15.8392397196009</text:p>
          </table:table-cell>
          <table:table-cell table:style-name="ce5" office:value-type="float" office:value="70.1751178660989" calcext:value-type="float">
            <text:p>70.1751178660989</text:p>
          </table:table-cell>
          <table:table-cell table:style-name="ce5" table:formula="of:=([.C390]/MAX([.$C$12:.$C$1000]))*MAX(0;([.A390]-[.$G$5])/([.$G$6]-[.$G$5]))" office:value-type="float" office:value="0.822719360289307" calcext:value-type="float">
            <text:p>0.822719360289307</text:p>
          </table:table-cell>
          <table:table-cell table:style-name="ce6" table:formula="of:=MAX((1-[.$B$6])*[.E390] + [.$B$6] * [.E390]*[.E390];0)" office:value-type="float" office:value="0.730832465157796" calcext:value-type="float">
            <text:p>0.730832465157796</text:p>
          </table:table-cell>
          <table:table-cell table:style-name="ce5" table:formula="of:=[.F390]*[.$G$8]+[.$G$7]" office:value-type="float" office:value="16.6448617633247" calcext:value-type="float">
            <text:p>16.6448617633247</text:p>
          </table:table-cell>
          <table:table-cell table:style-name="ce7" table:formula="of:=([.B390]-[.$G$7])/[.F390]" office:value-type="float" office:value="21.975643803243" calcext:value-type="float">
            <text:p>21.975643803243</text:p>
          </table:table-cell>
          <table:table-cell table:number-columns-repeated="1016"/>
        </table:table-row>
        <table:table-row table:style-name="ro1">
          <table:table-cell table:style-name="ce5" office:value-type="float" office:value="1803.56662499995" calcext:value-type="float">
            <text:p>1803.56662499995</text:p>
          </table:table-cell>
          <table:table-cell table:style-name="ce5" office:value-type="float" office:value="16.4350074890248" calcext:value-type="float">
            <text:p>16.4350074890248</text:p>
          </table:table-cell>
          <table:table-cell table:style-name="ce5" office:value-type="float" office:value="15.837875837082" calcext:value-type="float">
            <text:p>15.837875837082</text:p>
          </table:table-cell>
          <table:table-cell table:style-name="ce5" office:value-type="float" office:value="70.5609500506481" calcext:value-type="float">
            <text:p>70.5609500506481</text:p>
          </table:table-cell>
          <table:table-cell table:style-name="ce5" table:formula="of:=([.C391]/MAX([.$C$12:.$C$1000]))*MAX(0;([.A391]-[.$G$5])/([.$G$6]-[.$G$5]))" office:value-type="float" office:value="0.824971617407293" calcext:value-type="float">
            <text:p>0.824971617407293</text:p>
          </table:table-cell>
          <table:table-cell table:style-name="ce6" table:formula="of:=MAX((1-[.$B$6])*[.E391] + [.$B$6] * [.E391]*[.E391];0)" office:value-type="float" office:value="0.734003745243089" calcext:value-type="float">
            <text:p>0.734003745243089</text:p>
          </table:table-cell>
          <table:table-cell table:style-name="ce5" table:formula="of:=[.F391]*[.$G$8]+[.$G$7]" office:value-type="float" office:value="16.7156866104403" calcext:value-type="float">
            <text:p>16.7156866104403</text:p>
          </table:table-cell>
          <table:table-cell table:style-name="ce7" table:formula="of:=([.B391]-[.$G$7])/[.F391]" office:value-type="float" office:value="21.9508099679911" calcext:value-type="float">
            <text:p>21.9508099679911</text:p>
          </table:table-cell>
          <table:table-cell table:number-columns-repeated="1016"/>
        </table:table-row>
        <table:table-row table:style-name="ro1">
          <table:table-cell table:style-name="ce5" office:value-type="float" office:value="1805.58154999999" calcext:value-type="float">
            <text:p>1805.58154999999</text:p>
          </table:table-cell>
          <table:table-cell table:style-name="ce5" office:value-type="float" office:value="16.4811415108014" calcext:value-type="float">
            <text:p>16.4811415108014</text:p>
          </table:table-cell>
          <table:table-cell table:style-name="ce5" office:value-type="float" office:value="15.836736394965" calcext:value-type="float">
            <text:p>15.836736394965</text:p>
          </table:table-cell>
          <table:table-cell table:style-name="ce5" office:value-type="float" office:value="70.9063397248788" calcext:value-type="float">
            <text:p>70.9063397248788</text:p>
          </table:table-cell>
          <table:table-cell table:style-name="ce5" table:formula="of:=([.C392]/MAX([.$C$12:.$C$1000]))*MAX(0;([.A392]-[.$G$5])/([.$G$6]-[.$G$5]))" office:value-type="float" office:value="0.827117958170541" calcext:value-type="float">
            <text:p>0.827117958170541</text:p>
          </table:table-cell>
          <table:table-cell table:style-name="ce6" table:formula="of:=MAX((1-[.$B$6])*[.E392] + [.$B$6] * [.E392]*[.E392];0)" office:value-type="float" office:value="0.737031838061869" calcext:value-type="float">
            <text:p>0.737031838061869</text:p>
          </table:table-cell>
          <table:table-cell table:style-name="ce5" table:formula="of:=[.F392]*[.$G$8]+[.$G$7]" office:value-type="float" office:value="16.7833136270311" calcext:value-type="float">
            <text:p>16.7833136270311</text:p>
          </table:table-cell>
          <table:table-cell table:style-name="ce7" table:formula="of:=([.B392]-[.$G$7])/[.F392]" office:value-type="float" office:value="21.9232194797602" calcext:value-type="float">
            <text:p>21.9232194797602</text:p>
          </table:table-cell>
          <table:table-cell table:number-columns-repeated="1016"/>
        </table:table-row>
        <table:table-row table:style-name="ro1">
          <table:table-cell table:style-name="ce5" office:value-type="float" office:value="1807.42137499998" calcext:value-type="float">
            <text:p>1807.42137499998</text:p>
          </table:table-cell>
          <table:table-cell table:style-name="ce5" office:value-type="float" office:value="16.525210406942" calcext:value-type="float">
            <text:p>16.525210406942</text:p>
          </table:table-cell>
          <table:table-cell table:style-name="ce5" office:value-type="float" office:value="15.8354075666496" calcext:value-type="float">
            <text:p>15.8354075666496</text:p>
          </table:table-cell>
          <table:table-cell table:style-name="ce5" office:value-type="float" office:value="71.3119633151358" calcext:value-type="float">
            <text:p>71.3119633151358</text:p>
          </table:table-cell>
          <table:table-cell table:style-name="ce5" table:formula="of:=([.C393]/MAX([.$C$12:.$C$1000]))*MAX(0;([.A393]-[.$G$5])/([.$G$6]-[.$G$5]))" office:value-type="float" office:value="0.82906240202641" calcext:value-type="float">
            <text:p>0.82906240202641</text:p>
          </table:table-cell>
          <table:table-cell table:style-name="ce6" table:formula="of:=MAX((1-[.$B$6])*[.E393] + [.$B$6] * [.E393]*[.E393];0)" office:value-type="float" office:value="0.739780102615666" calcext:value-type="float">
            <text:p>0.739780102615666</text:p>
          </table:table-cell>
          <table:table-cell table:style-name="ce5" table:formula="of:=[.F393]*[.$G$8]+[.$G$7]" office:value-type="float" office:value="16.8446911817159" calcext:value-type="float">
            <text:p>16.8446911817159</text:p>
          </table:table-cell>
          <table:table-cell table:style-name="ce7" table:formula="of:=([.B393]-[.$G$7])/[.F393]" office:value-type="float" office:value="21.9013455326189" calcext:value-type="float">
            <text:p>21.9013455326189</text:p>
          </table:table-cell>
          <table:table-cell table:number-columns-repeated="1016"/>
        </table:table-row>
        <table:table-row table:style-name="ro1">
          <table:table-cell table:style-name="ce5" office:value-type="float" office:value="1809.8902" calcext:value-type="float">
            <text:p>1809.8902</text:p>
          </table:table-cell>
          <table:table-cell table:style-name="ce5" office:value-type="float" office:value="16.56764607586" calcext:value-type="float">
            <text:p>16.56764607586</text:p>
          </table:table-cell>
          <table:table-cell table:style-name="ce5" office:value-type="float" office:value="15.8339514201493" calcext:value-type="float">
            <text:p>15.8339514201493</text:p>
          </table:table-cell>
          <table:table-cell table:style-name="ce5" office:value-type="float" office:value="71.7372931451942" calcext:value-type="float">
            <text:p>71.7372931451942</text:p>
          </table:table-cell>
          <table:table-cell table:style-name="ce5" table:formula="of:=([.C394]/MAX([.$C$12:.$C$1000]))*MAX(0;([.A394]-[.$G$5])/([.$G$6]-[.$G$5]))" office:value-type="float" office:value="0.831688256891793" calcext:value-type="float">
            <text:p>0.831688256891793</text:p>
          </table:table-cell>
          <table:table-cell table:style-name="ce6" table:formula="of:=MAX((1-[.$B$6])*[.E394] + [.$B$6] * [.E394]*[.E394];0)" office:value-type="float" office:value="0.74349902974054" calcext:value-type="float">
            <text:p>0.74349902974054</text:p>
          </table:table-cell>
          <table:table-cell table:style-name="ce5" table:formula="of:=[.F394]*[.$G$8]+[.$G$7]" office:value-type="float" office:value="16.9277467422369" calcext:value-type="float">
            <text:p>16.9277467422369</text:p>
          </table:table-cell>
          <table:table-cell table:style-name="ce7" table:formula="of:=([.B394]-[.$G$7])/[.F394]" office:value-type="float" office:value="21.8488722441627" calcext:value-type="float">
            <text:p>21.8488722441627</text:p>
          </table:table-cell>
          <table:table-cell table:number-columns-repeated="1016"/>
        </table:table-row>
        <table:table-row table:style-name="ro1">
          <table:table-cell table:style-name="ce5" office:value-type="float" office:value="1812.04027499995" calcext:value-type="float">
            <text:p>1812.04027499995</text:p>
          </table:table-cell>
          <table:table-cell table:style-name="ce5" office:value-type="float" office:value="16.6130242374331" calcext:value-type="float">
            <text:p>16.6130242374331</text:p>
          </table:table-cell>
          <table:table-cell table:style-name="ce5" office:value-type="float" office:value="15.8323869923363" calcext:value-type="float">
            <text:p>15.8323869923363</text:p>
          </table:table-cell>
          <table:table-cell table:style-name="ce5" office:value-type="float" office:value="72.22314999587" calcext:value-type="float">
            <text:p>72.22314999587</text:p>
          </table:table-cell>
          <table:table-cell table:style-name="ce5" table:formula="of:=([.C395]/MAX([.$C$12:.$C$1000]))*MAX(0;([.A395]-[.$G$5])/([.$G$6]-[.$G$5]))" office:value-type="float" office:value="0.833959076192575" calcext:value-type="float">
            <text:p>0.833959076192575</text:p>
          </table:table-cell>
          <table:table-cell table:style-name="ce6" table:formula="of:=MAX((1-[.$B$6])*[.E395] + [.$B$6] * [.E395]*[.E395];0)" office:value-type="float" office:value="0.746722134872556" calcext:value-type="float">
            <text:p>0.746722134872556</text:p>
          </table:table-cell>
          <table:table-cell table:style-name="ce5" table:formula="of:=[.F395]*[.$G$8]+[.$G$7]" office:value-type="float" office:value="16.9997290087265" calcext:value-type="float">
            <text:p>16.9997290087265</text:p>
          </table:table-cell>
          <table:table-cell table:style-name="ce7" table:formula="of:=([.B395]-[.$G$7])/[.F395]" office:value-type="float" office:value="21.8153349355491" calcext:value-type="float">
            <text:p>21.8153349355491</text:p>
          </table:table-cell>
          <table:table-cell table:number-columns-repeated="1016"/>
        </table:table-row>
        <table:table-row table:style-name="ro1">
          <table:table-cell table:style-name="ce5" office:value-type="float" office:value="1814.32677500001" calcext:value-type="float">
            <text:p>1814.32677500001</text:p>
          </table:table-cell>
          <table:table-cell table:style-name="ce5" office:value-type="float" office:value="16.6578611955482" calcext:value-type="float">
            <text:p>16.6578611955482</text:p>
          </table:table-cell>
          <table:table-cell table:style-name="ce5" office:value-type="float" office:value="15.8308575250132" calcext:value-type="float">
            <text:p>15.8308575250132</text:p>
          </table:table-cell>
          <table:table-cell table:style-name="ce5" office:value-type="float" office:value="72.6868760258016" calcext:value-type="float">
            <text:p>72.6868760258016</text:p>
          </table:table-cell>
          <table:table-cell table:style-name="ce5" table:formula="of:=([.C396]/MAX([.$C$12:.$C$1000]))*MAX(0;([.A396]-[.$G$5])/([.$G$6]-[.$G$5]))" office:value-type="float" office:value="0.836380563109946" calcext:value-type="float">
            <text:p>0.836380563109946</text:p>
          </table:table-cell>
          <table:table-cell table:style-name="ce6" table:formula="of:=MAX((1-[.$B$6])*[.E396] + [.$B$6] * [.E396]*[.E396];0)" office:value-type="float" office:value="0.750166249549989" calcext:value-type="float">
            <text:p>0.750166249549989</text:p>
          </table:table-cell>
          <table:table-cell table:style-name="ce5" table:formula="of:=[.F396]*[.$G$8]+[.$G$7]" office:value-type="float" office:value="17.0766471266212" calcext:value-type="float">
            <text:p>17.0766471266212</text:p>
          </table:table-cell>
          <table:table-cell table:style-name="ce7" table:formula="of:=([.B396]-[.$G$7])/[.F396]" office:value-type="float" office:value="21.7749471453123" calcext:value-type="float">
            <text:p>21.7749471453123</text:p>
          </table:table-cell>
          <table:table-cell table:number-columns-repeated="1016"/>
        </table:table-row>
        <table:table-row table:style-name="ro1">
          <table:table-cell table:style-name="ce5" office:value-type="float" office:value="1816.49427499999" calcext:value-type="float">
            <text:p>1816.49427499999</text:p>
          </table:table-cell>
          <table:table-cell table:style-name="ce5" office:value-type="float" office:value="16.7061622862559" calcext:value-type="float">
            <text:p>16.7061622862559</text:p>
          </table:table-cell>
          <table:table-cell table:style-name="ce5" office:value-type="float" office:value="15.8297734737437" calcext:value-type="float">
            <text:p>15.8297734737437</text:p>
          </table:table-cell>
          <table:table-cell table:style-name="ce5" office:value-type="float" office:value="72.9970635776207" calcext:value-type="float">
            <text:p>72.9970635776207</text:p>
          </table:table-cell>
          <table:table-cell table:style-name="ce5" table:formula="of:=([.C397]/MAX([.$C$12:.$C$1000]))*MAX(0;([.A397]-[.$G$5])/([.$G$6]-[.$G$5]))" office:value-type="float" office:value="0.838694959993999" calcext:value-type="float">
            <text:p>0.838694959993999</text:p>
          </table:table-cell>
          <table:table-cell table:style-name="ce6" table:formula="of:=MAX((1-[.$B$6])*[.E397] + [.$B$6] * [.E397]*[.E397];0)" office:value-type="float" office:value="0.753464953826961" calcext:value-type="float">
            <text:p>0.753464953826961</text:p>
          </table:table-cell>
          <table:table-cell table:style-name="ce5" table:formula="of:=[.F397]*[.$G$8]+[.$G$7]" office:value-type="float" office:value="17.1503177642857" calcext:value-type="float">
            <text:p>17.1503177642857</text:p>
          </table:table-cell>
          <table:table-cell table:style-name="ce7" table:formula="of:=([.B397]-[.$G$7])/[.F397]" office:value-type="float" office:value="21.7437207154009" calcext:value-type="float">
            <text:p>21.7437207154009</text:p>
          </table:table-cell>
          <table:table-cell table:number-columns-repeated="1016"/>
        </table:table-row>
        <table:table-row table:style-name="ro1">
          <table:table-cell table:style-name="ce5" office:value-type="float" office:value="1818.290325" calcext:value-type="float">
            <text:p>1818.290325</text:p>
          </table:table-cell>
          <table:table-cell table:style-name="ce5" office:value-type="float" office:value="16.7602291745589" calcext:value-type="float">
            <text:p>16.7602291745589</text:p>
          </table:table-cell>
          <table:table-cell table:style-name="ce5" office:value-type="float" office:value="15.8282291115509" calcext:value-type="float">
            <text:p>15.8282291115509</text:p>
          </table:table-cell>
          <table:table-cell table:style-name="ce5" office:value-type="float" office:value="73.4403468401481" calcext:value-type="float">
            <text:p>73.4403468401481</text:p>
          </table:table-cell>
          <table:table-cell table:style-name="ce5" table:formula="of:=([.C398]/MAX([.$C$12:.$C$1000]))*MAX(0;([.A398]-[.$G$5])/([.$G$6]-[.$G$5]))" office:value-type="float" office:value="0.840578175384675" calcext:value-type="float">
            <text:p>0.840578175384675</text:p>
          </table:table-cell>
          <table:table-cell table:style-name="ce6" table:formula="of:=MAX((1-[.$B$6])*[.E398] + [.$B$6] * [.E398]*[.E398];0)" office:value-type="float" office:value="0.756154076320138" calcext:value-type="float">
            <text:p>0.756154076320138</text:p>
          </table:table-cell>
          <table:table-cell table:style-name="ce5" table:formula="of:=[.F398]*[.$G$8]+[.$G$7]" office:value-type="float" office:value="17.2103744872278" calcext:value-type="float">
            <text:p>17.2103744872278</text:p>
          </table:table-cell>
          <table:table-cell table:style-name="ce7" table:formula="of:=([.B398]-[.$G$7])/[.F398]" office:value-type="float" office:value="21.7378956589791" calcext:value-type="float">
            <text:p>21.7378956589791</text:p>
          </table:table-cell>
          <table:table-cell table:number-columns-repeated="1016"/>
        </table:table-row>
        <table:table-row table:style-name="ro1">
          <table:table-cell table:style-name="ce5" office:value-type="float" office:value="1820.19219999996" calcext:value-type="float">
            <text:p>1820.19219999996</text:p>
          </table:table-cell>
          <table:table-cell table:style-name="ce5" office:value-type="float" office:value="16.8108179423063" calcext:value-type="float">
            <text:p>16.8108179423063</text:p>
          </table:table-cell>
          <table:table-cell table:style-name="ce5" office:value-type="float" office:value="15.8262440163387" calcext:value-type="float">
            <text:p>15.8262440163387</text:p>
          </table:table-cell>
          <table:table-cell table:style-name="ce5" office:value-type="float" office:value="74.0007938876238" calcext:value-type="float">
            <text:p>74.0007938876238</text:p>
          </table:table-cell>
          <table:table-cell table:style-name="ce5" table:formula="of:=([.C399]/MAX([.$C$12:.$C$1000]))*MAX(0;([.A399]-[.$G$5])/([.$G$6]-[.$G$5]))" office:value-type="float" office:value="0.842553314388028" calcext:value-type="float">
            <text:p>0.842553314388028</text:p>
          </table:table-cell>
          <table:table-cell table:style-name="ce6" table:formula="of:=MAX((1-[.$B$6])*[.E399] + [.$B$6] * [.E399]*[.E399];0)" office:value-type="float" office:value="0.758979261502909" calcext:value-type="float">
            <text:p>0.758979261502909</text:p>
          </table:table-cell>
          <table:table-cell table:style-name="ce5" table:formula="of:=[.F399]*[.$G$8]+[.$G$7]" office:value-type="float" office:value="17.2734699260605" calcext:value-type="float">
            <text:p>17.2734699260605</text:p>
          </table:table-cell>
          <table:table-cell table:style-name="ce7" table:formula="of:=([.B399]-[.$G$7])/[.F399]" office:value-type="float" office:value="21.7236333286072" calcext:value-type="float">
            <text:p>21.7236333286072</text:p>
          </table:table-cell>
          <table:table-cell table:number-columns-repeated="1016"/>
        </table:table-row>
        <table:table-row table:style-name="ro1">
          <table:table-cell table:style-name="ce5" office:value-type="float" office:value="1822.37712499996" calcext:value-type="float">
            <text:p>1822.37712499996</text:p>
          </table:table-cell>
          <table:table-cell table:style-name="ce5" office:value-type="float" office:value="16.861717690759" calcext:value-type="float">
            <text:p>16.861717690759</text:p>
          </table:table-cell>
          <table:table-cell table:style-name="ce5" office:value-type="float" office:value="15.8249941292599" calcext:value-type="float">
            <text:p>15.8249941292599</text:p>
          </table:table-cell>
          <table:table-cell table:style-name="ce5" office:value-type="float" office:value="74.3754417337965" calcext:value-type="float">
            <text:p>74.3754417337965</text:p>
          </table:table-cell>
          <table:table-cell table:style-name="ce5" table:formula="of:=([.C400]/MAX([.$C$12:.$C$1000]))*MAX(0;([.A400]-[.$G$5])/([.$G$6]-[.$G$5]))" office:value-type="float" office:value="0.844876787590101" calcext:value-type="float">
            <text:p>0.844876787590101</text:p>
          </table:table-cell>
          <table:table-cell table:style-name="ce6" table:formula="of:=MAX((1-[.$B$6])*[.E400] + [.$B$6] * [.E400]*[.E400];0)" office:value-type="float" office:value="0.762308986719736" calcext:value-type="float">
            <text:p>0.762308986719736</text:p>
          </table:table-cell>
          <table:table-cell table:style-name="ce5" table:formula="of:=[.F400]*[.$G$8]+[.$G$7]" office:value-type="float" office:value="17.3478333607229" calcext:value-type="float">
            <text:p>17.3478333607229</text:p>
          </table:table-cell>
          <table:table-cell table:style-name="ce7" table:formula="of:=([.B400]-[.$G$7])/[.F400]" office:value-type="float" office:value="21.695516145659" calcext:value-type="float">
            <text:p>21.695516145659</text:p>
          </table:table-cell>
          <table:table-cell table:number-columns-repeated="1016"/>
        </table:table-row>
        <table:table-row table:style-name="ro1">
          <table:table-cell table:style-name="ce5" office:value-type="float" office:value="1824.50977499997" calcext:value-type="float">
            <text:p>1824.50977499997</text:p>
          </table:table-cell>
          <table:table-cell table:style-name="ce5" office:value-type="float" office:value="16.9206011938477" calcext:value-type="float">
            <text:p>16.9206011938477</text:p>
          </table:table-cell>
          <table:table-cell table:style-name="ce5" office:value-type="float" office:value="15.8234955873913" calcext:value-type="float">
            <text:p>15.8234955873913</text:p>
          </table:table-cell>
          <table:table-cell table:style-name="ce5" office:value-type="float" office:value="74.838947571263" calcext:value-type="float">
            <text:p>74.838947571263</text:p>
          </table:table-cell>
          <table:table-cell table:style-name="ce5" table:formula="of:=([.C401]/MAX([.$C$12:.$C$1000]))*MAX(0;([.A401]-[.$G$5])/([.$G$6]-[.$G$5]))" office:value-type="float" office:value="0.847129393921663" calcext:value-type="float">
            <text:p>0.847129393921663</text:p>
          </table:table-cell>
          <table:table-cell table:style-name="ce6" table:formula="of:=MAX((1-[.$B$6])*[.E401] + [.$B$6] * [.E401]*[.E401];0)" office:value-type="float" office:value="0.765543648080048" calcext:value-type="float">
            <text:p>0.765543648080048</text:p>
          </table:table-cell>
          <table:table-cell table:style-name="ce5" table:formula="of:=[.F401]*[.$G$8]+[.$G$7]" office:value-type="float" office:value="17.4200737148239" calcext:value-type="float">
            <text:p>17.4200737148239</text:p>
          </table:table-cell>
          <table:table-cell table:style-name="ce7" table:formula="of:=([.B401]-[.$G$7])/[.F401]" office:value-type="float" office:value="21.6807630421514" calcext:value-type="float">
            <text:p>21.6807630421514</text:p>
          </table:table-cell>
          <table:table-cell table:number-columns-repeated="1016"/>
        </table:table-row>
        <table:table-row table:style-name="ro1">
          <table:table-cell table:style-name="ce5" office:value-type="float" office:value="1826.90082499994" calcext:value-type="float">
            <text:p>1826.90082499994</text:p>
          </table:table-cell>
          <table:table-cell table:style-name="ce5" office:value-type="float" office:value="16.9746567122818" calcext:value-type="float">
            <text:p>16.9746567122818</text:p>
          </table:table-cell>
          <table:table-cell table:style-name="ce5" office:value-type="float" office:value="15.8221007450371" calcext:value-type="float">
            <text:p>15.8221007450371</text:p>
          </table:table-cell>
          <table:table-cell table:style-name="ce5" office:value-type="float" office:value="75.2460946717118" calcext:value-type="float">
            <text:p>75.2460946717118</text:p>
          </table:table-cell>
          <table:table-cell table:style-name="ce5" table:formula="of:=([.C402]/MAX([.$C$12:.$C$1000]))*MAX(0;([.A402]-[.$G$5])/([.$G$6]-[.$G$5]))" office:value-type="float" office:value="0.849669728599962" calcext:value-type="float">
            <text:p>0.849669728599962</text:p>
          </table:table-cell>
          <table:table-cell table:style-name="ce6" table:formula="of:=MAX((1-[.$B$6])*[.E402] + [.$B$6] * [.E402]*[.E402];0)" office:value-type="float" office:value="0.769199147632439" calcext:value-type="float">
            <text:p>0.769199147632439</text:p>
          </table:table-cell>
          <table:table-cell table:style-name="ce5" table:formula="of:=[.F402]*[.$G$8]+[.$G$7]" office:value-type="float" office:value="17.5017127343888" calcext:value-type="float">
            <text:p>17.5017127343888</text:p>
          </table:table-cell>
          <table:table-cell table:style-name="ce7" table:formula="of:=([.B402]-[.$G$7])/[.F402]" office:value-type="float" office:value="21.648003643965" calcext:value-type="float">
            <text:p>21.648003643965</text:p>
          </table:table-cell>
          <table:table-cell table:number-columns-repeated="1016"/>
        </table:table-row>
        <table:table-row table:style-name="ro1">
          <table:table-cell table:style-name="ce5" office:value-type="float" office:value="1829.31270000001" calcext:value-type="float">
            <text:p>1829.31270000001</text:p>
          </table:table-cell>
          <table:table-cell table:style-name="ce5" office:value-type="float" office:value="17.0449955440609" calcext:value-type="float">
            <text:p>17.0449955440609</text:p>
          </table:table-cell>
          <table:table-cell table:style-name="ce5" office:value-type="float" office:value="15.8208236508691" calcext:value-type="float">
            <text:p>15.8208236508691</text:p>
          </table:table-cell>
          <table:table-cell table:style-name="ce5" office:value-type="float" office:value="75.6402908741614" calcext:value-type="float">
            <text:p>75.6402908741614</text:p>
          </table:table-cell>
          <table:table-cell table:style-name="ce5" table:formula="of:=([.C403]/MAX([.$C$12:.$C$1000]))*MAX(0;([.A403]-[.$G$5])/([.$G$6]-[.$G$5]))" office:value-type="float" office:value="0.85223871866863" calcext:value-type="float">
            <text:p>0.85223871866863</text:p>
          </table:table-cell>
          <table:table-cell table:style-name="ce6" table:formula="of:=MAX((1-[.$B$6])*[.E403] + [.$B$6] * [.E403]*[.E403];0)" office:value-type="float" office:value="0.7729041510741" calcext:value-type="float">
            <text:p>0.7729041510741</text:p>
          </table:table-cell>
          <table:table-cell table:style-name="ce5" table:formula="of:=[.F403]*[.$G$8]+[.$G$7]" office:value-type="float" office:value="17.5844573344434" calcext:value-type="float">
            <text:p>17.5844573344434</text:p>
          </table:table-cell>
          <table:table-cell table:style-name="ce7" table:formula="of:=([.B403]-[.$G$7])/[.F403]" office:value-type="float" office:value="21.6352373828275" calcext:value-type="float">
            <text:p>21.6352373828275</text:p>
          </table:table-cell>
          <table:table-cell table:number-columns-repeated="1016"/>
        </table:table-row>
        <table:table-row table:style-name="ro1">
          <table:table-cell table:style-name="ce5" office:value-type="float" office:value="1831.39817500005" calcext:value-type="float">
            <text:p>1831.39817500005</text:p>
          </table:table-cell>
          <table:table-cell table:style-name="ce5" office:value-type="float" office:value="17.1019251952531" calcext:value-type="float">
            <text:p>17.1019251952531</text:p>
          </table:table-cell>
          <table:table-cell table:style-name="ce5" office:value-type="float" office:value="15.8200142085079" calcext:value-type="float">
            <text:p>15.8200142085079</text:p>
          </table:table-cell>
          <table:table-cell table:style-name="ce5" office:value-type="float" office:value="75.8827774577881" calcext:value-type="float">
            <text:p>75.8827774577881</text:p>
          </table:table-cell>
          <table:table-cell table:style-name="ce5" table:formula="of:=([.C404]/MAX([.$C$12:.$C$1000]))*MAX(0;([.A404]-[.$G$5])/([.$G$6]-[.$G$5]))" office:value-type="float" office:value="0.854475627038716" calcext:value-type="float">
            <text:p>0.854475627038716</text:p>
          </table:table-cell>
          <table:table-cell table:style-name="ce6" table:formula="of:=MAX((1-[.$B$6])*[.E404] + [.$B$6] * [.E404]*[.E404];0)" office:value-type="float" office:value="0.776136998242345" calcext:value-type="float">
            <text:p>0.776136998242345</text:p>
          </table:table-cell>
          <table:table-cell table:style-name="ce5" table:formula="of:=[.F404]*[.$G$8]+[.$G$7]" office:value-type="float" office:value="17.6566571718216" calcext:value-type="float">
            <text:p>17.6566571718216</text:p>
          </table:table-cell>
          <table:table-cell table:style-name="ce7" table:formula="of:=([.B404]-[.$G$7])/[.F404]" office:value-type="float" office:value="21.6184700276509" calcext:value-type="float">
            <text:p>21.6184700276509</text:p>
          </table:table-cell>
          <table:table-cell table:number-columns-repeated="1016"/>
        </table:table-row>
        <table:table-row table:style-name="ro1">
          <table:table-cell table:style-name="ce5" office:value-type="float" office:value="1833.40629999996" calcext:value-type="float">
            <text:p>1833.40629999996</text:p>
          </table:table-cell>
          <table:table-cell table:style-name="ce5" office:value-type="float" office:value="17.1600513853827" calcext:value-type="float">
            <text:p>17.1600513853827</text:p>
          </table:table-cell>
          <table:table-cell table:style-name="ce5" office:value-type="float" office:value="15.8186993800918" calcext:value-type="float">
            <text:p>15.8186993800918</text:p>
          </table:table-cell>
          <table:table-cell table:style-name="ce5" office:value-type="float" office:value="76.2879314671143" calcext:value-type="float">
            <text:p>76.2879314671143</text:p>
          </table:table-cell>
          <table:table-cell table:style-name="ce5" table:formula="of:=([.C405]/MAX([.$C$12:.$C$1000]))*MAX(0;([.A405]-[.$G$5])/([.$G$6]-[.$G$5]))" office:value-type="float" office:value="0.856600355265034" calcext:value-type="float">
            <text:p>0.856600355265034</text:p>
          </table:table-cell>
          <table:table-cell table:style-name="ce6" table:formula="of:=MAX((1-[.$B$6])*[.E405] + [.$B$6] * [.E405]*[.E405];0)" office:value-type="float" office:value="0.779213557691377" calcext:value-type="float">
            <text:p>0.779213557691377</text:p>
          </table:table-cell>
          <table:table-cell table:style-name="ce5" table:formula="of:=[.F405]*[.$G$8]+[.$G$7]" office:value-type="float" office:value="17.725366603584" calcext:value-type="float">
            <text:p>17.725366603584</text:p>
          </table:table-cell>
          <table:table-cell table:style-name="ce7" table:formula="of:=([.B405]-[.$G$7])/[.F405]" office:value-type="float" office:value="21.6077100530267" calcext:value-type="float">
            <text:p>21.6077100530267</text:p>
          </table:table-cell>
          <table:table-cell table:number-columns-repeated="1016"/>
        </table:table-row>
        <table:table-row table:style-name="ro1">
          <table:table-cell table:style-name="ce5" office:value-type="float" office:value="1835.40677499998" calcext:value-type="float">
            <text:p>1835.40677499998</text:p>
          </table:table-cell>
          <table:table-cell table:style-name="ce5" office:value-type="float" office:value="17.221979264643" calcext:value-type="float">
            <text:p>17.221979264643</text:p>
          </table:table-cell>
          <table:table-cell table:style-name="ce5" office:value-type="float" office:value="15.8168543125596" calcext:value-type="float">
            <text:p>15.8168543125596</text:p>
          </table:table-cell>
          <table:table-cell table:style-name="ce5" office:value-type="float" office:value="76.8181630060251" calcext:value-type="float">
            <text:p>76.8181630060251</text:p>
          </table:table-cell>
          <table:table-cell table:style-name="ce5" table:formula="of:=([.C406]/MAX([.$C$12:.$C$1000]))*MAX(0;([.A406]-[.$G$5])/([.$G$6]-[.$G$5]))" office:value-type="float" office:value="0.858687568063957" calcext:value-type="float">
            <text:p>0.858687568063957</text:p>
          </table:table-cell>
          <table:table-cell table:style-name="ce6" table:formula="of:=MAX((1-[.$B$6])*[.E406] + [.$B$6] * [.E406]*[.E406];0)" office:value-type="float" office:value="0.782241334098647" calcext:value-type="float">
            <text:p>0.782241334098647</text:p>
          </table:table-cell>
          <table:table-cell table:style-name="ce5" table:formula="of:=[.F406]*[.$G$8]+[.$G$7]" office:value-type="float" office:value="17.7929865536917" calcext:value-type="float">
            <text:p>17.7929865536917</text:p>
          </table:table-cell>
          <table:table-cell table:style-name="ce7" table:formula="of:=([.B406]-[.$G$7])/[.F406]" office:value-type="float" office:value="21.6032415657441" calcext:value-type="float">
            <text:p>21.6032415657441</text:p>
          </table:table-cell>
          <table:table-cell table:number-columns-repeated="1016"/>
        </table:table-row>
        <table:table-row table:style-name="ro1">
          <table:table-cell table:style-name="ce5" office:value-type="float" office:value="1837.67330000001" calcext:value-type="float">
            <text:p>1837.67330000001</text:p>
          </table:table-cell>
          <table:table-cell table:style-name="ce5" office:value-type="float" office:value="17.268146691188" calcext:value-type="float">
            <text:p>17.268146691188</text:p>
          </table:table-cell>
          <table:table-cell table:style-name="ce5" office:value-type="float" office:value="15.8153364395885" calcext:value-type="float">
            <text:p>15.8153364395885</text:p>
          </table:table-cell>
          <table:table-cell table:style-name="ce5" office:value-type="float" office:value="77.2678588275304" calcext:value-type="float">
            <text:p>77.2678588275304</text:p>
          </table:table-cell>
          <table:table-cell table:style-name="ce5" table:formula="of:=([.C407]/MAX([.$C$12:.$C$1000]))*MAX(0;([.A407]-[.$G$5])/([.$G$6]-[.$G$5]))" office:value-type="float" office:value="0.861082924383067" calcext:value-type="float">
            <text:p>0.861082924383067</text:p>
          </table:table-cell>
          <table:table-cell table:style-name="ce6" table:formula="of:=MAX((1-[.$B$6])*[.E407] + [.$B$6] * [.E407]*[.E407];0)" office:value-type="float" office:value="0.785722877700114" calcext:value-type="float">
            <text:p>0.785722877700114</text:p>
          </table:table-cell>
          <table:table-cell table:style-name="ce5" table:formula="of:=[.F407]*[.$G$8]+[.$G$7]" office:value-type="float" office:value="17.8707405794063" calcext:value-type="float">
            <text:p>17.8707405794063</text:p>
          </table:table-cell>
          <table:table-cell table:style-name="ce7" table:formula="of:=([.B407]-[.$G$7])/[.F407]" office:value-type="float" office:value="21.5662753506529" calcext:value-type="float">
            <text:p>21.5662753506529</text:p>
          </table:table-cell>
          <table:table-cell table:number-columns-repeated="1016"/>
        </table:table-row>
        <table:table-row table:style-name="ro1">
          <table:table-cell table:style-name="ce5" office:value-type="float" office:value="1839.61385" calcext:value-type="float">
            <text:p>1839.61385</text:p>
          </table:table-cell>
          <table:table-cell table:style-name="ce5" office:value-type="float" office:value="17.3055218263202" calcext:value-type="float">
            <text:p>17.3055218263202</text:p>
          </table:table-cell>
          <table:table-cell table:style-name="ce5" office:value-type="float" office:value="15.8140638352059" calcext:value-type="float">
            <text:p>15.8140638352059</text:p>
          </table:table-cell>
          <table:table-cell table:style-name="ce5" office:value-type="float" office:value="77.6531288576646" calcext:value-type="float">
            <text:p>77.6531288576646</text:p>
          </table:table-cell>
          <table:table-cell table:style-name="ce5" table:formula="of:=([.C408]/MAX([.$C$12:.$C$1000]))*MAX(0;([.A408]-[.$G$5])/([.$G$6]-[.$G$5]))" office:value-type="float" office:value="0.863134870870542" calcext:value-type="float">
            <text:p>0.863134870870542</text:p>
          </table:table-cell>
          <table:table-cell table:style-name="ce6" table:formula="of:=MAX((1-[.$B$6])*[.E408] + [.$B$6] * [.E408]*[.E408];0)" office:value-type="float" office:value="0.788711039569106" calcext:value-type="float">
            <text:p>0.788711039569106</text:p>
          </table:table-cell>
          <table:table-cell table:style-name="ce5" table:formula="of:=[.F408]*[.$G$8]+[.$G$7]" office:value-type="float" office:value="17.937475809924" calcext:value-type="float">
            <text:p>17.937475809924</text:p>
          </table:table-cell>
          <table:table-cell table:style-name="ce7" table:formula="of:=([.B408]-[.$G$7])/[.F408]" office:value-type="float" office:value="21.5319555742471" calcext:value-type="float">
            <text:p>21.5319555742471</text:p>
          </table:table-cell>
          <table:table-cell table:number-columns-repeated="1016"/>
        </table:table-row>
        <table:table-row table:style-name="ro1">
          <table:table-cell table:style-name="ce5" office:value-type="float" office:value="1841.60369999998" calcext:value-type="float">
            <text:p>1841.60369999998</text:p>
          </table:table-cell>
          <table:table-cell table:style-name="ce5" office:value-type="float" office:value="17.3367199740538" calcext:value-type="float">
            <text:p>17.3367199740538</text:p>
          </table:table-cell>
          <table:table-cell table:style-name="ce5" office:value-type="float" office:value="15.8128539454121" calcext:value-type="float">
            <text:p>15.8128539454121</text:p>
          </table:table-cell>
          <table:table-cell table:style-name="ce5" office:value-type="float" office:value="78.0552495576384" calcext:value-type="float">
            <text:p>78.0552495576384</text:p>
          </table:table-cell>
          <table:table-cell table:style-name="ce5" table:formula="of:=([.C409]/MAX([.$C$12:.$C$1000]))*MAX(0;([.A409]-[.$G$5])/([.$G$6]-[.$G$5]))" office:value-type="float" office:value="0.865243793546156" calcext:value-type="float">
            <text:p>0.865243793546156</text:p>
          </table:table-cell>
          <table:table-cell table:style-name="ce6" table:formula="of:=MAX((1-[.$B$6])*[.E409] + [.$B$6] * [.E409]*[.E409];0)" office:value-type="float" office:value="0.791787701642268" calcext:value-type="float">
            <text:p>0.791787701642268</text:p>
          </table:table-cell>
          <table:table-cell table:style-name="ce5" table:formula="of:=[.F409]*[.$G$8]+[.$G$7]" office:value-type="float" office:value="18.006187533612" calcext:value-type="float">
            <text:p>18.006187533612</text:p>
          </table:table-cell>
          <table:table-cell table:style-name="ce7" table:formula="of:=([.B409]-[.$G$7])/[.F409]" office:value-type="float" office:value="21.4876906743629" calcext:value-type="float">
            <text:p>21.4876906743629</text:p>
          </table:table-cell>
          <table:table-cell table:number-columns-repeated="1016"/>
        </table:table-row>
        <table:table-row table:style-name="ro1">
          <table:table-cell table:style-name="ce5" office:value-type="float" office:value="1843.90549999996" calcext:value-type="float">
            <text:p>1843.90549999996</text:p>
          </table:table-cell>
          <table:table-cell table:style-name="ce5" office:value-type="float" office:value="17.3573215984692" calcext:value-type="float">
            <text:p>17.3573215984692</text:p>
          </table:table-cell>
          <table:table-cell table:style-name="ce5" office:value-type="float" office:value="15.8113636292085" calcext:value-type="float">
            <text:p>15.8113636292085</text:p>
          </table:table-cell>
          <table:table-cell table:style-name="ce5" office:value-type="float" office:value="78.4957696602222" calcext:value-type="float">
            <text:p>78.4957696602222</text:p>
          </table:table-cell>
          <table:table-cell table:style-name="ce5" table:formula="of:=([.C410]/MAX([.$C$12:.$C$1000]))*MAX(0;([.A410]-[.$G$5])/([.$G$6]-[.$G$5]))" office:value-type="float" office:value="0.867677937993346" calcext:value-type="float">
            <text:p>0.867677937993346</text:p>
          </table:table-cell>
          <table:table-cell table:style-name="ce6" table:formula="of:=MAX((1-[.$B$6])*[.E410] + [.$B$6] * [.E410]*[.E410];0)" office:value-type="float" office:value="0.79534578962818" calcext:value-type="float">
            <text:p>0.79534578962818</text:p>
          </table:table-cell>
          <table:table-cell table:style-name="ce5" table:formula="of:=[.F410]*[.$G$8]+[.$G$7]" office:value-type="float" office:value="18.0856510407285" calcext:value-type="float">
            <text:p>18.0856510407285</text:p>
          </table:table-cell>
          <table:table-cell table:style-name="ce7" table:formula="of:=([.B410]-[.$G$7])/[.F410]" office:value-type="float" office:value="21.4174652826573" calcext:value-type="float">
            <text:p>21.4174652826573</text:p>
          </table:table-cell>
          <table:table-cell table:number-columns-repeated="1016"/>
        </table:table-row>
        <table:table-row table:style-name="ro1">
          <table:table-cell table:style-name="ce5" office:value-type="float" office:value="1846.23194999995" calcext:value-type="float">
            <text:p>1846.23194999995</text:p>
          </table:table-cell>
          <table:table-cell table:style-name="ce5" office:value-type="float" office:value="17.377978246088" calcext:value-type="float">
            <text:p>17.377978246088</text:p>
          </table:table-cell>
          <table:table-cell table:style-name="ce5" office:value-type="float" office:value="15.8099088907794" calcext:value-type="float">
            <text:p>15.8099088907794</text:p>
          </table:table-cell>
          <table:table-cell table:style-name="ce5" office:value-type="float" office:value="78.9649312809202" calcext:value-type="float">
            <text:p>78.9649312809202</text:p>
          </table:table-cell>
          <table:table-cell table:style-name="ce5" table:formula="of:=([.C411]/MAX([.$C$12:.$C$1000]))*MAX(0;([.A411]-[.$G$5])/([.$G$6]-[.$G$5]))" office:value-type="float" office:value="0.870140504343913" calcext:value-type="float">
            <text:p>0.870140504343913</text:p>
          </table:table-cell>
          <table:table-cell table:style-name="ce6" table:formula="of:=MAX((1-[.$B$6])*[.E411] + [.$B$6] * [.E411]*[.E411];0)" office:value-type="float" office:value="0.798953019906171" calcext:value-type="float">
            <text:p>0.798953019906171</text:p>
          </table:table-cell>
          <table:table-cell table:style-name="ce5" table:formula="of:=[.F411]*[.$G$8]+[.$G$7]" office:value-type="float" office:value="18.1662120527105" calcext:value-type="float">
            <text:p>18.1662120527105</text:p>
          </table:table-cell>
          <table:table-cell table:style-name="ce7" table:formula="of:=([.B411]-[.$G$7])/[.F411]" office:value-type="float" office:value="21.3466212152135" calcext:value-type="float">
            <text:p>21.3466212152135</text:p>
          </table:table-cell>
          <table:table-cell table:number-columns-repeated="1016"/>
        </table:table-row>
        <table:table-row table:style-name="ro1">
          <table:table-cell table:style-name="ce5" office:value-type="float" office:value="1848.23072500001" calcext:value-type="float">
            <text:p>1848.23072500001</text:p>
          </table:table-cell>
          <table:table-cell table:style-name="ce5" office:value-type="float" office:value="17.3989627045634" calcext:value-type="float">
            <text:p>17.3989627045634</text:p>
          </table:table-cell>
          <table:table-cell table:style-name="ce5" office:value-type="float" office:value="15.8090138685154" calcext:value-type="float">
            <text:p>15.8090138685154</text:p>
          </table:table-cell>
          <table:table-cell table:style-name="ce5" office:value-type="float" office:value="79.2621353830005" calcext:value-type="float">
            <text:p>79.2621353830005</text:p>
          </table:table-cell>
          <table:table-cell table:style-name="ce5" table:formula="of:=([.C412]/MAX([.$C$12:.$C$1000]))*MAX(0;([.A412]-[.$G$5])/([.$G$6]-[.$G$5]))" office:value-type="float" office:value="0.872275427830693" calcext:value-type="float">
            <text:p>0.872275427830693</text:p>
          </table:table-cell>
          <table:table-cell table:style-name="ce6" table:formula="of:=MAX((1-[.$B$6])*[.E412] + [.$B$6] * [.E412]*[.E412];0)" office:value-type="float" office:value="0.802086494155604" calcext:value-type="float">
            <text:p>0.802086494155604</text:p>
          </table:table-cell>
          <table:table-cell table:style-name="ce5" table:formula="of:=[.F412]*[.$G$8]+[.$G$7]" office:value-type="float" office:value="18.2361925743573" calcext:value-type="float">
            <text:p>18.2361925743573</text:p>
          </table:table-cell>
          <table:table-cell table:style-name="ce7" table:formula="of:=([.B412]-[.$G$7])/[.F412]" office:value-type="float" office:value="21.2893896949855" calcext:value-type="float">
            <text:p>21.2893896949855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182458428233" calcext:value-type="float">
            <text:p>17.4182458428233</text:p>
          </table:table-cell>
          <table:table-cell table:style-name="ce5" office:value-type="float" office:value="15.807578620019" calcext:value-type="float">
            <text:p>15.807578620019</text:p>
          </table:table-cell>
          <table:table-cell table:style-name="ce5" office:value-type="float" office:value="79.6714814812735" calcext:value-type="float">
            <text:p>79.6714814812735</text:p>
          </table:table-cell>
          <table:table-cell table:style-name="ce5" table:formula="of:=([.C413]/MAX([.$C$12:.$C$1000]))*MAX(0;([.A413]-[.$G$5])/([.$G$6]-[.$G$5]))" office:value-type="float" office:value="0.874129456048398" calcext:value-type="float">
            <text:p>0.874129456048398</text:p>
          </table:table-cell>
          <table:table-cell table:style-name="ce6" table:formula="of:=MAX((1-[.$B$6])*[.E413] + [.$B$6] * [.E413]*[.E413];0)" office:value-type="float" office:value="0.804812351474731" calcext:value-type="float">
            <text:p>0.804812351474731</text:p>
          </table:table-cell>
          <table:table-cell table:style-name="ce5" table:formula="of:=[.F413]*[.$G$8]+[.$G$7]" office:value-type="float" office:value="18.2970697036848" calcext:value-type="float">
            <text:p>18.2970697036848</text:p>
          </table:table-cell>
          <table:table-cell table:style-name="ce7" table:formula="of:=([.B413]-[.$G$7])/[.F413]" office:value-type="float" office:value="21.2412434402854" calcext:value-type="float">
            <text:p>21.2412434402854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331913350972" calcext:value-type="float">
            <text:p>17.4331913350972</text:p>
          </table:table-cell>
          <table:table-cell table:style-name="ce5" office:value-type="float" office:value="15.8063523926467" calcext:value-type="float">
            <text:p>15.8063523926467</text:p>
          </table:table-cell>
          <table:table-cell table:style-name="ce5" office:value-type="float" office:value="80.0252262924532" calcext:value-type="float">
            <text:p>80.0252262924532</text:p>
          </table:table-cell>
          <table:table-cell table:style-name="ce5" table:formula="of:=([.C414]/MAX([.$C$12:.$C$1000]))*MAX(0;([.A414]-[.$G$5])/([.$G$6]-[.$G$5]))" office:value-type="float" office:value="0.874061647974074" calcext:value-type="float">
            <text:p>0.874061647974074</text:p>
          </table:table-cell>
          <table:table-cell table:style-name="ce6" table:formula="of:=MAX((1-[.$B$6])*[.E414] + [.$B$6] * [.E414]*[.E414];0)" office:value-type="float" office:value="0.804712581359675" calcext:value-type="float">
            <text:p>0.804712581359675</text:p>
          </table:table-cell>
          <table:table-cell table:style-name="ce5" table:formula="of:=[.F414]*[.$G$8]+[.$G$7]" office:value-type="float" office:value="18.2948415172883" calcext:value-type="float">
            <text:p>18.2948415172883</text:p>
          </table:table-cell>
          <table:table-cell table:style-name="ce7" table:formula="of:=([.B414]-[.$G$7])/[.F414]" office:value-type="float" office:value="21.2624494385153" calcext:value-type="float">
            <text:p>21.2624494385153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449946848729" calcext:value-type="float">
            <text:p>17.4449946848729</text:p>
          </table:table-cell>
          <table:table-cell table:style-name="ce5" office:value-type="float" office:value="15.8050130922079" calcext:value-type="float">
            <text:p>15.8050130922079</text:p>
          </table:table-cell>
          <table:table-cell table:style-name="ce5" office:value-type="float" office:value="80.4059760103875" calcext:value-type="float">
            <text:p>80.4059760103875</text:p>
          </table:table-cell>
          <table:table-cell table:style-name="ce5" table:formula="of:=([.C415]/MAX([.$C$12:.$C$1000]))*MAX(0;([.A415]-[.$G$5])/([.$G$6]-[.$G$5]))" office:value-type="float" office:value="0.873987587171203" calcext:value-type="float">
            <text:p>0.873987587171203</text:p>
          </table:table-cell>
          <table:table-cell table:style-name="ce6" table:formula="of:=MAX((1-[.$B$6])*[.E415] + [.$B$6] * [.E415]*[.E415];0)" office:value-type="float" office:value="0.804603617846829" calcext:value-type="float">
            <text:p>0.804603617846829</text:p>
          </table:table-cell>
          <table:table-cell table:style-name="ce5" table:formula="of:=[.F415]*[.$G$8]+[.$G$7]" office:value-type="float" office:value="18.2924080128576" calcext:value-type="float">
            <text:p>18.2924080128576</text:p>
          </table:table-cell>
          <table:table-cell table:style-name="ce7" table:formula="of:=([.B415]-[.$G$7])/[.F415]" office:value-type="float" office:value="21.2799986772274" calcext:value-type="float">
            <text:p>21.2799986772274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524355654795" calcext:value-type="float">
            <text:p>17.4524355654795</text:p>
          </table:table-cell>
          <table:table-cell table:style-name="ce5" office:value-type="float" office:value="15.8036159757212" calcext:value-type="float">
            <text:p>15.8036159757212</text:p>
          </table:table-cell>
          <table:table-cell table:style-name="ce5" office:value-type="float" office:value="80.8262514305904" calcext:value-type="float">
            <text:p>80.8262514305904</text:p>
          </table:table-cell>
          <table:table-cell table:style-name="ce5" table:formula="of:=([.C416]/MAX([.$C$12:.$C$1000]))*MAX(0;([.A416]-[.$G$5])/([.$G$6]-[.$G$5]))" office:value-type="float" office:value="0.873910329249296" calcext:value-type="float">
            <text:p>0.873910329249296</text:p>
          </table:table-cell>
          <table:table-cell table:style-name="ce6" table:formula="of:=MAX((1-[.$B$6])*[.E416] + [.$B$6] * [.E416]*[.E416];0)" office:value-type="float" office:value="0.804489957870466" calcext:value-type="float">
            <text:p>0.804489957870466</text:p>
          </table:table-cell>
          <table:table-cell table:style-name="ce5" table:formula="of:=[.F416]*[.$G$8]+[.$G$7]" office:value-type="float" office:value="18.2898696213461" calcext:value-type="float">
            <text:p>18.2898696213461</text:p>
          </table:table-cell>
          <table:table-cell table:style-name="ce7" table:formula="of:=([.B416]-[.$G$7])/[.F416]" office:value-type="float" office:value="21.2922543488574" calcext:value-type="float">
            <text:p>21.2922543488574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592921092908" calcext:value-type="float">
            <text:p>17.4592921092908</text:p>
          </table:table-cell>
          <table:table-cell table:style-name="ce5" office:value-type="float" office:value="15.8024735513759" calcext:value-type="float">
            <text:p>15.8024735513759</text:p>
          </table:table-cell>
          <table:table-cell table:style-name="ce5" office:value-type="float" office:value="81.1586279362378" calcext:value-type="float">
            <text:p>81.1586279362378</text:p>
          </table:table-cell>
          <table:table-cell table:style-name="ce5" table:formula="of:=([.C417]/MAX([.$C$12:.$C$1000]))*MAX(0;([.A417]-[.$G$5])/([.$G$6]-[.$G$5]))" office:value-type="float" office:value="0.873847155325222" calcext:value-type="float">
            <text:p>0.873847155325222</text:p>
          </table:table-cell>
          <table:table-cell table:style-name="ce6" table:formula="of:=MAX((1-[.$B$6])*[.E417] + [.$B$6] * [.E417]*[.E417];0)" office:value-type="float" office:value="0.804397023518422" calcext:value-type="float">
            <text:p>0.804397023518422</text:p>
          </table:table-cell>
          <table:table-cell table:style-name="ce5" table:formula="of:=[.F417]*[.$G$8]+[.$G$7]" office:value-type="float" office:value="18.2877940994438" calcext:value-type="float">
            <text:p>18.2877940994438</text:p>
          </table:table-cell>
          <table:table-cell table:style-name="ce7" table:formula="of:=([.B417]-[.$G$7])/[.F417]" office:value-type="float" office:value="21.3032381359854" calcext:value-type="float">
            <text:p>21.3032381359854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66375809347" calcext:value-type="float">
            <text:p>17.466375809347</text:p>
          </table:table-cell>
          <table:table-cell table:style-name="ce5" office:value-type="float" office:value="15.8011376821489" calcext:value-type="float">
            <text:p>15.8011376821489</text:p>
          </table:table-cell>
          <table:table-cell table:style-name="ce5" office:value-type="float" office:value="81.5467073532418" calcext:value-type="float">
            <text:p>81.5467073532418</text:p>
          </table:table-cell>
          <table:table-cell table:style-name="ce5" table:formula="of:=([.C418]/MAX([.$C$12:.$C$1000]))*MAX(0;([.A418]-[.$G$5])/([.$G$6]-[.$G$5]))" office:value-type="float" office:value="0.873773284261929" calcext:value-type="float">
            <text:p>0.873773284261929</text:p>
          </table:table-cell>
          <table:table-cell table:style-name="ce6" table:formula="of:=MAX((1-[.$B$6])*[.E418] + [.$B$6] * [.E418]*[.E418];0)" office:value-type="float" office:value="0.804288359119537" calcext:value-type="float">
            <text:p>0.804288359119537</text:p>
          </table:table-cell>
          <table:table-cell table:style-name="ce5" table:formula="of:=[.F418]*[.$G$8]+[.$G$7]" office:value-type="float" office:value="18.2853672751864" calcext:value-type="float">
            <text:p>18.2853672751864</text:p>
          </table:table-cell>
          <table:table-cell table:style-name="ce7" table:formula="of:=([.B418]-[.$G$7])/[.F418]" office:value-type="float" office:value="21.3149237503748" calcext:value-type="float">
            <text:p>21.3149237503748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705505952734" calcext:value-type="float">
            <text:p>17.4705505952734</text:p>
          </table:table-cell>
          <table:table-cell table:style-name="ce5" office:value-type="float" office:value="15.799990156633" calcext:value-type="float">
            <text:p>15.799990156633</text:p>
          </table:table-cell>
          <table:table-cell table:style-name="ce5" office:value-type="float" office:value="81.9060302915335" calcext:value-type="float">
            <text:p>81.9060302915335</text:p>
          </table:table-cell>
          <table:table-cell table:style-name="ce5" table:formula="of:=([.C419]/MAX([.$C$12:.$C$1000]))*MAX(0;([.A419]-[.$G$5])/([.$G$6]-[.$G$5]))" office:value-type="float" office:value="0.873709828252686" calcext:value-type="float">
            <text:p>0.873709828252686</text:p>
          </table:table-cell>
          <table:table-cell table:style-name="ce6" table:formula="of:=MAX((1-[.$B$6])*[.E419] + [.$B$6] * [.E419]*[.E419];0)" office:value-type="float" office:value="0.804195020764258" calcext:value-type="float">
            <text:p>0.804195020764258</text:p>
          </table:table-cell>
          <table:table-cell table:style-name="ce5" table:formula="of:=[.F419]*[.$G$8]+[.$G$7]" office:value-type="float" office:value="18.2832827305972" calcext:value-type="float">
            <text:p>18.2832827305972</text:p>
          </table:table-cell>
          <table:table-cell table:style-name="ce7" table:formula="of:=([.B419]-[.$G$7])/[.F419]" office:value-type="float" office:value="21.322588913293" calcext:value-type="float">
            <text:p>21.322588913293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718623472314" calcext:value-type="float">
            <text:p>17.4718623472314</text:p>
          </table:table-cell>
          <table:table-cell table:style-name="ce5" office:value-type="float" office:value="15.7997257803024" calcext:value-type="float">
            <text:p>15.7997257803024</text:p>
          </table:table-cell>
          <table:table-cell table:style-name="ce5" office:value-type="float" office:value="81.9961171063528" calcext:value-type="float">
            <text:p>81.9961171063528</text:p>
          </table:table-cell>
          <table:table-cell table:style-name="ce5" table:formula="of:=([.C420]/MAX([.$C$12:.$C$1000]))*MAX(0;([.A420]-[.$G$5])/([.$G$6]-[.$G$5]))" office:value-type="float" office:value="0.873695208737351" calcext:value-type="float">
            <text:p>0.873695208737351</text:p>
          </table:table-cell>
          <table:table-cell table:style-name="ce6" table:formula="of:=MAX((1-[.$B$6])*[.E420] + [.$B$6] * [.E420]*[.E420];0)" office:value-type="float" office:value="0.804173517428299" calcext:value-type="float">
            <text:p>0.804173517428299</text:p>
          </table:table-cell>
          <table:table-cell table:style-name="ce5" table:formula="of:=[.F420]*[.$G$8]+[.$G$7]" office:value-type="float" office:value="18.2828024921948" calcext:value-type="float">
            <text:p>18.2828024921948</text:p>
          </table:table-cell>
          <table:table-cell table:style-name="ce7" table:formula="of:=([.B420]-[.$G$7])/[.F420]" office:value-type="float" office:value="21.3247902525718" calcext:value-type="float">
            <text:p>21.3247902525718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759418695646" calcext:value-type="float">
            <text:p>17.4759418695646</text:p>
          </table:table-cell>
          <table:table-cell table:style-name="ce5" office:value-type="float" office:value="15.7996232595956" calcext:value-type="float">
            <text:p>15.7996232595956</text:p>
          </table:table-cell>
          <table:table-cell table:style-name="ce5" office:value-type="float" office:value="82.0145397883373" calcext:value-type="float">
            <text:p>82.0145397883373</text:p>
          </table:table-cell>
          <table:table-cell table:style-name="ce5" table:formula="of:=([.C421]/MAX([.$C$12:.$C$1000]))*MAX(0;([.A421]-[.$G$5])/([.$G$6]-[.$G$5]))" office:value-type="float" office:value="0.873689539534507" calcext:value-type="float">
            <text:p>0.873689539534507</text:p>
          </table:table-cell>
          <table:table-cell table:style-name="ce6" table:formula="of:=MAX((1-[.$B$6])*[.E421] + [.$B$6] * [.E421]*[.E421];0)" office:value-type="float" office:value="0.804165178867739" calcext:value-type="float">
            <text:p>0.804165178867739</text:p>
          </table:table-cell>
          <table:table-cell table:style-name="ce5" table:formula="of:=[.F421]*[.$G$8]+[.$G$7]" office:value-type="float" office:value="18.2826162654154" calcext:value-type="float">
            <text:p>18.2826162654154</text:p>
          </table:table-cell>
          <table:table-cell table:style-name="ce7" table:formula="of:=([.B421]-[.$G$7])/[.F421]" office:value-type="float" office:value="21.3300843644036" calcext:value-type="float">
            <text:p>21.3300843644036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776568311831" calcext:value-type="float">
            <text:p>17.4776568311831</text:p>
          </table:table-cell>
          <table:table-cell table:style-name="ce5" office:value-type="float" office:value="15.7988845863473" calcext:value-type="float">
            <text:p>15.7988845863473</text:p>
          </table:table-cell>
          <table:table-cell table:style-name="ce5" office:value-type="float" office:value="82.1986255474079" calcext:value-type="float">
            <text:p>82.1986255474079</text:p>
          </table:table-cell>
          <table:table-cell table:style-name="ce5" table:formula="of:=([.C422]/MAX([.$C$12:.$C$1000]))*MAX(0;([.A422]-[.$G$5])/([.$G$6]-[.$G$5]))" office:value-type="float" office:value="0.873648692289001" calcext:value-type="float">
            <text:p>0.873648692289001</text:p>
          </table:table-cell>
          <table:table-cell table:style-name="ce6" table:formula="of:=MAX((1-[.$B$6])*[.E422] + [.$B$6] * [.E422]*[.E422];0)" office:value-type="float" office:value="0.804105099796048" calcext:value-type="float">
            <text:p>0.804105099796048</text:p>
          </table:table-cell>
          <table:table-cell table:style-name="ce5" table:formula="of:=[.F422]*[.$G$8]+[.$G$7]" office:value-type="float" office:value="18.2812745072128" calcext:value-type="float">
            <text:p>18.2812745072128</text:p>
          </table:table-cell>
          <table:table-cell table:style-name="ce7" table:formula="of:=([.B422]-[.$G$7])/[.F422]" office:value-type="float" office:value="21.3338108092265" calcext:value-type="float">
            <text:p>21.3338108092265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81507048591" calcext:value-type="float">
            <text:p>17.481507048591</text:p>
          </table:table-cell>
          <table:table-cell table:style-name="ce5" office:value-type="float" office:value="15.798434786041" calcext:value-type="float">
            <text:p>15.798434786041</text:p>
          </table:table-cell>
          <table:table-cell table:style-name="ce5" office:value-type="float" office:value="82.3257517007587" calcext:value-type="float">
            <text:p>82.3257517007587</text:p>
          </table:table-cell>
          <table:table-cell table:style-name="ce5" table:formula="of:=([.C423]/MAX([.$C$12:.$C$1000]))*MAX(0;([.A423]-[.$G$5])/([.$G$6]-[.$G$5]))" office:value-type="float" office:value="0.873623819175508" calcext:value-type="float">
            <text:p>0.873623819175508</text:p>
          </table:table-cell>
          <table:table-cell table:style-name="ce6" table:formula="of:=MAX((1-[.$B$6])*[.E423] + [.$B$6] * [.E423]*[.E423];0)" office:value-type="float" office:value="0.804068516876342" calcext:value-type="float">
            <text:p>0.804068516876342</text:p>
          </table:table-cell>
          <table:table-cell table:style-name="ce5" table:formula="of:=[.F423]*[.$G$8]+[.$G$7]" office:value-type="float" office:value="18.2804574933806" calcext:value-type="float">
            <text:p>18.2804574933806</text:p>
          </table:table-cell>
          <table:table-cell table:style-name="ce7" table:formula="of:=([.B423]-[.$G$7])/[.F423]" office:value-type="float" office:value="21.3395698588579" calcext:value-type="float">
            <text:p>21.3395698588579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817637439949" calcext:value-type="float">
            <text:p>17.4817637439949</text:p>
          </table:table-cell>
          <table:table-cell table:style-name="ce5" office:value-type="float" office:value="15.7985479593769" calcext:value-type="float">
            <text:p>15.7985479593769</text:p>
          </table:table-cell>
          <table:table-cell table:style-name="ce5" office:value-type="float" office:value="82.2797612853746" calcext:value-type="float">
            <text:p>82.2797612853746</text:p>
          </table:table-cell>
          <table:table-cell table:style-name="ce5" table:formula="of:=([.C424]/MAX([.$C$12:.$C$1000]))*MAX(0;([.A424]-[.$G$5])/([.$G$6]-[.$G$5]))" office:value-type="float" office:value="0.873630077448766" calcext:value-type="float">
            <text:p>0.873630077448766</text:p>
          </table:table-cell>
          <table:table-cell table:style-name="ce6" table:formula="of:=MAX((1-[.$B$6])*[.E424] + [.$B$6] * [.E424]*[.E424];0)" office:value-type="float" office:value="0.804077721356619" calcext:value-type="float">
            <text:p>0.804077721356619</text:p>
          </table:table-cell>
          <table:table-cell table:style-name="ce5" table:formula="of:=[.F424]*[.$G$8]+[.$G$7]" office:value-type="float" office:value="18.2806630589223" calcext:value-type="float">
            <text:p>18.2806630589223</text:p>
          </table:table-cell>
          <table:table-cell table:style-name="ce7" table:formula="of:=([.B424]-[.$G$7])/[.F424]" office:value-type="float" office:value="21.3396448214547" calcext:value-type="float">
            <text:p>21.3396448214547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781977421686" calcext:value-type="float">
            <text:p>17.4781977421686</text:p>
          </table:table-cell>
          <table:table-cell table:style-name="ce5" office:value-type="float" office:value="15.7981532710343" calcext:value-type="float">
            <text:p>15.7981532710343</text:p>
          </table:table-cell>
          <table:table-cell table:style-name="ce5" office:value-type="float" office:value="82.4079292743849" calcext:value-type="float">
            <text:p>82.4079292743849</text:p>
          </table:table-cell>
          <table:table-cell table:style-name="ce5" table:formula="of:=([.C425]/MAX([.$C$12:.$C$1000]))*MAX(0;([.A425]-[.$G$5])/([.$G$6]-[.$G$5]))" office:value-type="float" office:value="0.873608251923521" calcext:value-type="float">
            <text:p>0.873608251923521</text:p>
          </table:table-cell>
          <table:table-cell table:style-name="ce6" table:formula="of:=MAX((1-[.$B$6])*[.E425] + [.$B$6] * [.E425]*[.E425];0)" office:value-type="float" office:value="0.804045621243891" calcext:value-type="float">
            <text:p>0.804045621243891</text:p>
          </table:table-cell>
          <table:table-cell table:style-name="ce5" table:formula="of:=[.F425]*[.$G$8]+[.$G$7]" office:value-type="float" office:value="18.2799461605358" calcext:value-type="float">
            <text:p>18.2799461605358</text:p>
          </table:table-cell>
          <table:table-cell table:style-name="ce7" table:formula="of:=([.B425]-[.$G$7])/[.F425]" office:value-type="float" office:value="21.3360616953909" calcext:value-type="float">
            <text:p>21.3360616953909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720462077248" calcext:value-type="float">
            <text:p>17.4720462077248</text:p>
          </table:table-cell>
          <table:table-cell table:style-name="ce5" office:value-type="float" office:value="15.7979005433472" calcext:value-type="float">
            <text:p>15.7979005433472</text:p>
          </table:table-cell>
          <table:table-cell table:style-name="ce5" office:value-type="float" office:value="82.5112630989417" calcext:value-type="float">
            <text:p>82.5112630989417</text:p>
          </table:table-cell>
          <table:table-cell table:style-name="ce5" table:formula="of:=([.C426]/MAX([.$C$12:.$C$1000]))*MAX(0;([.A426]-[.$G$5])/([.$G$6]-[.$G$5]))" office:value-type="float" office:value="0.873594276556328" calcext:value-type="float">
            <text:p>0.873594276556328</text:p>
          </table:table-cell>
          <table:table-cell table:style-name="ce6" table:formula="of:=MAX((1-[.$B$6])*[.E426] + [.$B$6] * [.E426]*[.E426];0)" office:value-type="float" office:value="0.804025067145985" calcext:value-type="float">
            <text:p>0.804025067145985</text:p>
          </table:table-cell>
          <table:table-cell table:style-name="ce5" table:formula="of:=[.F426]*[.$G$8]+[.$G$7]" office:value-type="float" office:value="18.279487121661" calcext:value-type="float">
            <text:p>18.279487121661</text:p>
          </table:table-cell>
          <table:table-cell table:style-name="ce7" table:formula="of:=([.B426]-[.$G$7])/[.F426]" office:value-type="float" office:value="21.3289562067983" calcext:value-type="float">
            <text:p>21.3289562067983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687408816368" calcext:value-type="float">
            <text:p>17.4687408816368</text:p>
          </table:table-cell>
          <table:table-cell table:style-name="ce5" office:value-type="float" office:value="15.7979149707032" calcext:value-type="float">
            <text:p>15.7979149707032</text:p>
          </table:table-cell>
          <table:table-cell table:style-name="ce5" office:value-type="float" office:value="82.5187235574671" calcext:value-type="float">
            <text:p>82.5187235574671</text:p>
          </table:table-cell>
          <table:table-cell table:style-name="ce5" table:formula="of:=([.C427]/MAX([.$C$12:.$C$1000]))*MAX(0;([.A427]-[.$G$5])/([.$G$6]-[.$G$5]))" office:value-type="float" office:value="0.873595074362061" calcext:value-type="float">
            <text:p>0.873595074362061</text:p>
          </table:table-cell>
          <table:table-cell table:style-name="ce6" table:formula="of:=MAX((1-[.$B$6])*[.E427] + [.$B$6] * [.E427]*[.E427];0)" office:value-type="float" office:value="0.804026240502245" calcext:value-type="float">
            <text:p>0.804026240502245</text:p>
          </table:table-cell>
          <table:table-cell table:style-name="ce5" table:formula="of:=[.F427]*[.$G$8]+[.$G$7]" office:value-type="float" office:value="18.2795133264665" calcext:value-type="float">
            <text:p>18.2795133264665</text:p>
          </table:table-cell>
          <table:table-cell table:style-name="ce7" table:formula="of:=([.B427]-[.$G$7])/[.F427]" office:value-type="float" office:value="21.324814112443" calcext:value-type="float">
            <text:p>21.324814112443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632324303535" calcext:value-type="float">
            <text:p>17.4632324303535</text:p>
          </table:table-cell>
          <table:table-cell table:style-name="ce5" office:value-type="float" office:value="15.797886547936" calcext:value-type="float">
            <text:p>15.797886547936</text:p>
          </table:table-cell>
          <table:table-cell table:style-name="ce5" office:value-type="float" office:value="82.4983531371239" calcext:value-type="float">
            <text:p>82.4983531371239</text:p>
          </table:table-cell>
          <table:table-cell table:style-name="ce5" table:formula="of:=([.C428]/MAX([.$C$12:.$C$1000]))*MAX(0;([.A428]-[.$G$5])/([.$G$6]-[.$G$5]))" office:value-type="float" office:value="0.873593502636332" calcext:value-type="float">
            <text:p>0.873593502636332</text:p>
          </table:table-cell>
          <table:table-cell table:style-name="ce6" table:formula="of:=MAX((1-[.$B$6])*[.E428] + [.$B$6] * [.E428]*[.E428];0)" office:value-type="float" office:value="0.804023928919944" calcext:value-type="float">
            <text:p>0.804023928919944</text:p>
          </table:table-cell>
          <table:table-cell table:style-name="ce5" table:formula="of:=[.F428]*[.$G$8]+[.$G$7]" office:value-type="float" office:value="18.2794617014259" calcext:value-type="float">
            <text:p>18.2794617014259</text:p>
          </table:table-cell>
          <table:table-cell table:style-name="ce7" table:formula="of:=([.B428]-[.$G$7])/[.F428]" office:value-type="float" office:value="21.3180243179804" calcext:value-type="float">
            <text:p>21.3180243179804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541328729018" calcext:value-type="float">
            <text:p>17.4541328729018</text:p>
          </table:table-cell>
          <table:table-cell table:style-name="ce5" office:value-type="float" office:value="15.7979515100937" calcext:value-type="float">
            <text:p>15.7979515100937</text:p>
          </table:table-cell>
          <table:table-cell table:style-name="ce5" office:value-type="float" office:value="82.4872698926883" calcext:value-type="float">
            <text:p>82.4872698926883</text:p>
          </table:table-cell>
          <table:table-cell table:style-name="ce5" table:formula="of:=([.C429]/MAX([.$C$12:.$C$1000]))*MAX(0;([.A429]-[.$G$5])/([.$G$6]-[.$G$5]))" office:value-type="float" office:value="0.873597094921839" calcext:value-type="float">
            <text:p>0.873597094921839</text:p>
          </table:table-cell>
          <table:table-cell table:style-name="ce6" table:formula="of:=MAX((1-[.$B$6])*[.E429] + [.$B$6] * [.E429]*[.E429];0)" office:value-type="float" office:value="0.804029212202282" calcext:value-type="float">
            <text:p>0.804029212202282</text:p>
          </table:table-cell>
          <table:table-cell table:style-name="ce5" table:formula="of:=[.F429]*[.$G$8]+[.$G$7]" office:value-type="float" office:value="18.2795796940516" calcext:value-type="float">
            <text:p>18.2795796940516</text:p>
          </table:table-cell>
          <table:table-cell table:style-name="ce7" table:formula="of:=([.B429]-[.$G$7])/[.F429]" office:value-type="float" office:value="21.3065667907497" calcext:value-type="float">
            <text:p>21.3065667907497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442553302755" calcext:value-type="float">
            <text:p>17.4442553302755</text:p>
          </table:table-cell>
          <table:table-cell table:style-name="ce5" office:value-type="float" office:value="15.7977355620822" calcext:value-type="float">
            <text:p>15.7977355620822</text:p>
          </table:table-cell>
          <table:table-cell table:style-name="ce5" office:value-type="float" office:value="82.5275213564764" calcext:value-type="float">
            <text:p>82.5275213564764</text:p>
          </table:table-cell>
          <table:table-cell table:style-name="ce5" table:formula="of:=([.C430]/MAX([.$C$12:.$C$1000]))*MAX(0;([.A430]-[.$G$5])/([.$G$6]-[.$G$5]))" office:value-type="float" office:value="0.873585153401739" calcext:value-type="float">
            <text:p>0.873585153401739</text:p>
          </table:table-cell>
          <table:table-cell table:style-name="ce6" table:formula="of:=MAX((1-[.$B$6])*[.E430] + [.$B$6] * [.E430]*[.E430];0)" office:value-type="float" office:value="0.804011649512325" calcext:value-type="float">
            <text:p>0.804011649512325</text:p>
          </table:table-cell>
          <table:table-cell table:style-name="ce5" table:formula="of:=[.F430]*[.$G$8]+[.$G$7]" office:value-type="float" office:value="18.2791874629027" calcext:value-type="float">
            <text:p>18.2791874629027</text:p>
          </table:table-cell>
          <table:table-cell table:style-name="ce7" table:formula="of:=([.B430]-[.$G$7])/[.F430]" office:value-type="float" office:value="21.2947468848995" calcext:value-type="float">
            <text:p>21.2947468848995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307722481816" calcext:value-type="float">
            <text:p>17.4307722481816</text:p>
          </table:table-cell>
          <table:table-cell table:style-name="ce5" office:value-type="float" office:value="15.7977739942627" calcext:value-type="float">
            <text:p>15.7977739942627</text:p>
          </table:table-cell>
          <table:table-cell table:style-name="ce5" office:value-type="float" office:value="82.5324728868454" calcext:value-type="float">
            <text:p>82.5324728868454</text:p>
          </table:table-cell>
          <table:table-cell table:style-name="ce5" table:formula="of:=([.C431]/MAX([.$C$12:.$C$1000]))*MAX(0;([.A431]-[.$G$5])/([.$G$6]-[.$G$5]))" office:value-type="float" office:value="0.873587278629254" calcext:value-type="float">
            <text:p>0.873587278629254</text:p>
          </table:table-cell>
          <table:table-cell table:style-name="ce6" table:formula="of:=MAX((1-[.$B$6])*[.E431] + [.$B$6] * [.E431]*[.E431];0)" office:value-type="float" office:value="0.804014775124029" calcext:value-type="float">
            <text:p>0.804014775124029</text:p>
          </table:table-cell>
          <table:table-cell table:style-name="ce5" table:formula="of:=[.F431]*[.$G$8]+[.$G$7]" office:value-type="float" office:value="18.2792572678285" calcext:value-type="float">
            <text:p>18.2792572678285</text:p>
          </table:table-cell>
          <table:table-cell table:style-name="ce7" table:formula="of:=([.B431]-[.$G$7])/[.F431]" office:value-type="float" office:value="21.2778944070307" calcext:value-type="float">
            <text:p>21.2778944070307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210595847927" calcext:value-type="float">
            <text:p>17.4210595847927</text:p>
          </table:table-cell>
          <table:table-cell table:style-name="ce5" office:value-type="float" office:value="15.7977746666095" calcext:value-type="float">
            <text:p>15.7977746666095</text:p>
          </table:table-cell>
          <table:table-cell table:style-name="ce5" office:value-type="float" office:value="82.5442041049792" calcext:value-type="float">
            <text:p>82.5442041049792</text:p>
          </table:table-cell>
          <table:table-cell table:style-name="ce5" table:formula="of:=([.C432]/MAX([.$C$12:.$C$1000]))*MAX(0;([.A432]-[.$G$5])/([.$G$6]-[.$G$5]))" office:value-type="float" office:value="0.873587315808771" calcext:value-type="float">
            <text:p>0.873587315808771</text:p>
          </table:table-cell>
          <table:table-cell table:style-name="ce6" table:formula="of:=MAX((1-[.$B$6])*[.E432] + [.$B$6] * [.E432]*[.E432];0)" office:value-type="float" office:value="0.804014829804689" calcext:value-type="float">
            <text:p>0.804014829804689</text:p>
          </table:table-cell>
          <table:table-cell table:style-name="ce5" table:formula="of:=[.F432]*[.$G$8]+[.$G$7]" office:value-type="float" office:value="18.2792584890229" calcext:value-type="float">
            <text:p>18.2792584890229</text:p>
          </table:table-cell>
          <table:table-cell table:style-name="ce7" table:formula="of:=([.B432]-[.$G$7])/[.F432]" office:value-type="float" office:value="21.2658127556505" calcext:value-type="float">
            <text:p>21.2658127556505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138816420023" calcext:value-type="float">
            <text:p>17.4138816420023</text:p>
          </table:table-cell>
          <table:table-cell table:style-name="ce5" office:value-type="float" office:value="15.7979410628241" calcext:value-type="float">
            <text:p>15.7979410628241</text:p>
          </table:table-cell>
          <table:table-cell table:style-name="ce5" office:value-type="float" office:value="82.494523403717" calcext:value-type="float">
            <text:p>82.494523403717</text:p>
          </table:table-cell>
          <table:table-cell table:style-name="ce5" table:formula="of:=([.C433]/MAX([.$C$12:.$C$1000]))*MAX(0;([.A433]-[.$G$5])/([.$G$6]-[.$G$5]))" office:value-type="float" office:value="0.87359651720742" calcext:value-type="float">
            <text:p>0.87359651720742</text:p>
          </table:table-cell>
          <table:table-cell table:style-name="ce6" table:formula="of:=MAX((1-[.$B$6])*[.E433] + [.$B$6] * [.E433]*[.E433];0)" office:value-type="float" office:value="0.804028362539214" calcext:value-type="float">
            <text:p>0.804028362539214</text:p>
          </table:table-cell>
          <table:table-cell table:style-name="ce5" table:formula="of:=[.F433]*[.$G$8]+[.$G$7]" office:value-type="float" office:value="18.2795607183524" calcext:value-type="float">
            <text:p>18.2795607183524</text:p>
          </table:table-cell>
          <table:table-cell table:style-name="ce7" table:formula="of:=([.B433]-[.$G$7])/[.F433]" office:value-type="float" office:value="21.2565273526265" calcext:value-type="float">
            <text:p>21.2565273526265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4052646658919" calcext:value-type="float">
            <text:p>17.4052646658919</text:p>
          </table:table-cell>
          <table:table-cell table:style-name="ce5" office:value-type="float" office:value="15.7979342113073" calcext:value-type="float">
            <text:p>15.7979342113073</text:p>
          </table:table-cell>
          <table:table-cell table:style-name="ce5" office:value-type="float" office:value="82.4983317086221" calcext:value-type="float">
            <text:p>82.4983317086221</text:p>
          </table:table-cell>
          <table:table-cell table:style-name="ce5" table:formula="of:=([.C434]/MAX([.$C$12:.$C$1000]))*MAX(0;([.A434]-[.$G$5])/([.$G$6]-[.$G$5]))" office:value-type="float" office:value="0.873596138331389" calcext:value-type="float">
            <text:p>0.873596138331389</text:p>
          </table:table-cell>
          <table:table-cell table:style-name="ce6" table:formula="of:=MAX((1-[.$B$6])*[.E434] + [.$B$6] * [.E434]*[.E434];0)" office:value-type="float" office:value="0.804027805314348" calcext:value-type="float">
            <text:p>0.804027805314348</text:p>
          </table:table-cell>
          <table:table-cell table:style-name="ce5" table:formula="of:=[.F434]*[.$G$8]+[.$G$7]" office:value-type="float" office:value="18.2795482737354" calcext:value-type="float">
            <text:p>18.2795482737354</text:p>
          </table:table-cell>
          <table:table-cell table:style-name="ce7" table:formula="of:=([.B434]-[.$G$7])/[.F434]" office:value-type="float" office:value="21.2458248229529" calcext:value-type="float">
            <text:p>21.2458248229529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3958741055649" calcext:value-type="float">
            <text:p>17.3958741055649</text:p>
          </table:table-cell>
          <table:table-cell table:style-name="ce5" office:value-type="float" office:value="15.7978459648745" calcext:value-type="float">
            <text:p>15.7978459648745</text:p>
          </table:table-cell>
          <table:table-cell table:style-name="ce5" office:value-type="float" office:value="82.5150297897494" calcext:value-type="float">
            <text:p>82.5150297897494</text:p>
          </table:table-cell>
          <table:table-cell table:style-name="ce5" table:formula="of:=([.C435]/MAX([.$C$12:.$C$1000]))*MAX(0;([.A435]-[.$G$5])/([.$G$6]-[.$G$5]))" office:value-type="float" office:value="0.87359125846913" calcext:value-type="float">
            <text:p>0.87359125846913</text:p>
          </table:table-cell>
          <table:table-cell table:style-name="ce6" table:formula="of:=MAX((1-[.$B$6])*[.E435] + [.$B$6] * [.E435]*[.E435];0)" office:value-type="float" office:value="0.804020628363996" calcext:value-type="float">
            <text:p>0.804020628363996</text:p>
          </table:table-cell>
          <table:table-cell table:style-name="ce5" table:formula="of:=[.F435]*[.$G$8]+[.$G$7]" office:value-type="float" office:value="18.2793879894345" calcext:value-type="float">
            <text:p>18.2793879894345</text:p>
          </table:table-cell>
          <table:table-cell table:style-name="ce7" table:formula="of:=([.B435]-[.$G$7])/[.F435]" office:value-type="float" office:value="21.2343349683756" calcext:value-type="float">
            <text:p>21.2343349683756</text:p>
          </table:table-cell>
          <table:table-cell table:number-columns-repeated="1016"/>
        </table:table-row>
        <table:table-row table:style-name="ro1">
          <table:table-cell table:style-name="ce5" office:value-type="float" office:value="1850" calcext:value-type="float">
            <text:p>1850</text:p>
          </table:table-cell>
          <table:table-cell table:style-name="ce5" office:value-type="float" office:value="17.3868813570024" calcext:value-type="float">
            <text:p>17.3868813570024</text:p>
          </table:table-cell>
          <table:table-cell table:style-name="ce5" office:value-type="float" office:value="15.7976846731137" calcext:value-type="float">
            <text:p>15.7976846731137</text:p>
          </table:table-cell>
          <table:table-cell table:style-name="ce5" office:value-type="float" office:value="82.5453773686166" calcext:value-type="float">
            <text:p>82.5453773686166</text:p>
          </table:table-cell>
          <table:table-cell table:style-name="ce5" table:formula="of:=([.C436]/MAX([.$C$12:.$C$1000]))*MAX(0;([.A436]-[.$G$5])/([.$G$6]-[.$G$5]))" office:value-type="float" office:value="0.873582339337205" calcext:value-type="float">
            <text:p>0.873582339337205</text:p>
          </table:table-cell>
          <table:table-cell table:style-name="ce6" table:formula="of:=MAX((1-[.$B$6])*[.E436] + [.$B$6] * [.E436]*[.E436];0)" office:value-type="float" office:value="0.80400751082394" calcext:value-type="float">
            <text:p>0.80400751082394</text:p>
          </table:table-cell>
          <table:table-cell table:style-name="ce5" table:formula="of:=[.F436]*[.$G$8]+[.$G$7]" office:value-type="float" office:value="18.2790950327281" calcext:value-type="float">
            <text:p>18.2790950327281</text:p>
          </table:table-cell>
          <table:table-cell table:style-name="ce7" table:formula="of:=([.B436]-[.$G$7])/[.F436]" office:value-type="float" office:value="21.2234965045482" calcext:value-type="float">
            <text:p>21.2234965045482</text:p>
          </table:table-cell>
          <table:table-cell table:number-columns-repeated="1016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3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6.405cm" svg:height="14.923cm" xlink:href=".." xlink:type="simple" chart:class="chart:line" chart:style-name="ch1">
        <chart:legend chart:legend-position="end" svg:x="22.495cm" svg:y="6.913cm" style:legend-expansion="high" chart:style-name="ch2"/>
        <chart:plot-area chart:style-name="ch3" table:cell-range-address="Sheet1.E12:Sheet1.E1000 Sheet1.B11:Sheet1.B1000 Sheet1.G11:Sheet1.G1000" chart:data-source-has-labels="both" svg:x="0.528cm" svg:y="0.298cm" svg:width="21.439cm" svg:height="14.327cm">
          <chartooo:coordinate-region svg:x="2.245cm" svg:y="0.298cm" svg:width="19.722cm" svg:height="11.578cm"/>
          <chart:axis chart:dimension="x" chart:name="primary-x" chart:style-name="ch4" chartooo:axis-type="text">
            <chart:categories table:cell-range-address="Sheet1.E12:Sheet1.E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B1000" chart:label-cell-address="Sheet1.B11:Sheet1.B11" chart:class="chart:line">
            <chart:data-point chart:repeated="989"/>
          </chart:series>
          <chart:series chart:style-name="ch8" chart:values-cell-range-address="Sheet1.G12:Sheet1.G1000" chart:label-cell-address="Sheet1.G11:Sheet1.G11" chart:class="chart:line">
            <chart:data-point chart:repeated="9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ust (N)</text:p>
                <draw:g>
                  <svg:desc>Sheet1.B11:Sheet1.B11</svg:desc>
                </draw:g>
              </table:table-cell>
              <table:table-cell office:value-type="string">
                <text:p>Corrected Thrust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E12:Sheet1.E1000</svg:desc>
                </draw:g>
              </table:table-cell>
              <table:table-cell office:value-type="float" office:value="0.221147899413225">
                <text:p>0.221147899413225</text:p>
                <draw:g>
                  <svg:desc>Sheet1.B12:Sheet1.B1000</svg:desc>
                </draw:g>
              </table:table-cell>
              <table:table-cell office:value-type="float" office:value="0.3230307614">
                <text:p>0.3230307614</text:p>
                <draw:g>
                  <svg:desc>Sheet1.G12:Sheet1.G100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21676559612036">
                <text:p>0.221676559612036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2263606074107">
                <text:p>0.22263606074107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23637215292099">
                <text:p>0.223637215292099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26245408465188">
                <text:p>0.226245408465188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29298682605699">
                <text:p>0.229298682605699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32287025677642">
                <text:p>0.232287025677642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3561888542552">
                <text:p>0.23561888542552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38410638701585">
                <text:p>0.238410638701585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41194777989468">
                <text:p>0.241194777989468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43776069224005">
                <text:p>0.243776069224005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45894584879656">
                <text:p>0.245894584879656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48280458410596">
                <text:p>0.248280458410596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50833180329009">
                <text:p>0.250833180329009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53074359705151">
                <text:p>0.253074359705151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56911823380255">
                <text:p>0.256911823380255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61468180679929">
                <text:p>0.261468180679929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65600544690936">
                <text:p>0.265600544690936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7105525109093">
                <text:p>0.27105525109093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76071938652588">
                <text:p>0.276071938652588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81644137882665">
                <text:p>0.281644137882665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88248355451152">
                <text:p>0.288248355451152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95789728749763">
                <text:p>0.295789728749763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02993227201635">
                <text:p>0.302993227201635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13258698509419">
                <text:p>0.313258698509419</text:p>
              </table:table-cell>
              <table:table-cell office:value-type="float" office:value="0.3230307614">
                <text:p>0.3230307614</text:p>
              </table:table-cell>
            </table:table-row>
            <table:table-row>
              <table:table-cell office:value-type="float" office:value="0.00128246848777684">
                <text:p>0.00128246848777684</text:p>
              </table:table-cell>
              <table:table-cell office:value-type="float" office:value="0.323030761406245">
                <text:p>0.323030761406245</text:p>
              </table:table-cell>
              <table:table-cell office:value-type="float" office:value="0.333651306090633">
                <text:p>0.333651306090633</text:p>
              </table:table-cell>
            </table:table-row>
            <table:table-row>
              <table:table-cell office:value-type="float" office:value="0.00351926927776204">
                <text:p>0.00351926927776204</text:p>
              </table:table-cell>
              <table:table-cell office:value-type="float" office:value="0.332851470380665">
                <text:p>0.332851470380665</text:p>
              </table:table-cell>
              <table:table-cell office:value-type="float" office:value="0.352285748507776">
                <text:p>0.352285748507776</text:p>
              </table:table-cell>
            </table:table-row>
            <table:table-row>
              <table:table-cell office:value-type="float" office:value="0.00597894312574704">
                <text:p>0.00597894312574704</text:p>
              </table:table-cell>
              <table:table-cell office:value-type="float" office:value="0.341969157925411">
                <text:p>0.341969157925411</text:p>
              </table:table-cell>
              <table:table-cell office:value-type="float" office:value="0.372939444830107">
                <text:p>0.372939444830107</text:p>
              </table:table-cell>
            </table:table-row>
            <table:table-row>
              <table:table-cell office:value-type="float" office:value="0.0081477191745497">
                <text:p>0.0081477191745497</text:p>
              </table:table-cell>
              <table:table-cell office:value-type="float" office:value="0.352451299861433">
                <text:p>0.352451299861433</text:p>
              </table:table-cell>
              <table:table-cell office:value-type="float" office:value="0.391291729058649">
                <text:p>0.391291729058649</text:p>
              </table:table-cell>
            </table:table-row>
            <table:table-row>
              <table:table-cell office:value-type="float" office:value="0.0106885260857445">
                <text:p>0.0106885260857445</text:p>
              </table:table-cell>
              <table:table-cell office:value-type="float" office:value="0.363606662523885">
                <text:p>0.363606662523885</text:p>
              </table:table-cell>
              <table:table-cell office:value-type="float" office:value="0.412960518455082">
                <text:p>0.412960518455082</text:p>
              </table:table-cell>
            </table:table-row>
            <table:table-row>
              <table:table-cell office:value-type="float" office:value="0.0130952167167962">
                <text:p>0.0130952167167962</text:p>
              </table:table-cell>
              <table:table-cell office:value-type="float" office:value="0.376583645493761">
                <text:p>0.376583645493761</text:p>
              </table:table-cell>
              <table:table-cell office:value-type="float" office:value="0.43365305449197">
                <text:p>0.43365305449197</text:p>
              </table:table-cell>
            </table:table-row>
            <table:table-row>
              <table:table-cell office:value-type="float" office:value="0.0156100933636222">
                <text:p>0.0156100933636222</text:p>
              </table:table-cell>
              <table:table-cell office:value-type="float" office:value="0.387556721120878">
                <text:p>0.387556721120878</text:p>
              </table:table-cell>
              <table:table-cell office:value-type="float" office:value="0.455449910631674">
                <text:p>0.455449910631674</text:p>
              </table:table-cell>
            </table:table-row>
            <table:table-row>
              <table:table-cell office:value-type="float" office:value="0.0175842595936887">
                <text:p>0.0175842595936887</text:p>
              </table:table-cell>
              <table:table-cell office:value-type="float" office:value="0.39878425752324">
                <text:p>0.39878425752324</text:p>
              </table:table-cell>
              <table:table-cell office:value-type="float" office:value="0.472685028500981">
                <text:p>0.472685028500981</text:p>
              </table:table-cell>
            </table:table-row>
            <table:table-row>
              <table:table-cell office:value-type="float" office:value="0.0201198049576764">
                <text:p>0.0201198049576764</text:p>
              </table:table-cell>
              <table:table-cell office:value-type="float" office:value="0.412171413111703">
                <text:p>0.412171413111703</text:p>
              </table:table-cell>
              <table:table-cell office:value-type="float" office:value="0.494982053691246">
                <text:p>0.494982053691246</text:p>
              </table:table-cell>
            </table:table-row>
            <table:table-row>
              <table:table-cell office:value-type="float" office:value="0.0222510899436752">
                <text:p>0.0222510899436752</text:p>
              </table:table-cell>
              <table:table-cell office:value-type="float" office:value="0.425218948659016">
                <text:p>0.425218948659016</text:p>
              </table:table-cell>
              <table:table-cell office:value-type="float" office:value="0.513864046794587">
                <text:p>0.513864046794587</text:p>
              </table:table-cell>
            </table:table-row>
            <table:table-row>
              <table:table-cell office:value-type="float" office:value="0.0248140656461136">
                <text:p>0.0248140656461136</text:p>
              </table:table-cell>
              <table:table-cell office:value-type="float" office:value="0.437998062026815">
                <text:p>0.437998062026815</text:p>
              </table:table-cell>
              <table:table-cell office:value-type="float" office:value="0.536739857311441">
                <text:p>0.536739857311441</text:p>
              </table:table-cell>
            </table:table-row>
            <table:table-row>
              <table:table-cell office:value-type="float" office:value="0.027072927100557">
                <text:p>0.027072927100557</text:p>
              </table:table-cell>
              <table:table-cell office:value-type="float" office:value="0.450812758287939">
                <text:p>0.450812758287939</text:p>
              </table:table-cell>
              <table:table-cell office:value-type="float" office:value="0.55705454717911">
                <text:p>0.55705454717911</text:p>
              </table:table-cell>
            </table:table-row>
            <table:table-row>
              <table:table-cell office:value-type="float" office:value="0.0299025317191246">
                <text:p>0.0299025317191246</text:p>
              </table:table-cell>
              <table:table-cell office:value-type="float" office:value="0.463873875519609">
                <text:p>0.463873875519609</text:p>
              </table:table-cell>
              <table:table-cell office:value-type="float" office:value="0.582704703098267">
                <text:p>0.582704703098267</text:p>
              </table:table-cell>
            </table:table-row>
            <table:table-row>
              <table:table-cell office:value-type="float" office:value="0.0320433414892049">
                <text:p>0.0320433414892049</text:p>
              </table:table-cell>
              <table:table-cell office:value-type="float" office:value="0.481597239428805">
                <text:p>0.481597239428805</text:p>
              </table:table-cell>
              <table:table-cell office:value-type="float" office:value="0.60226069877308">
                <text:p>0.60226069877308</text:p>
              </table:table-cell>
            </table:table-row>
            <table:table-row>
              <table:table-cell office:value-type="float" office:value="0.0345023842473247">
                <text:p>0.0345023842473247</text:p>
              </table:table-cell>
              <table:table-cell office:value-type="float" office:value="0.497606251596043">
                <text:p>0.497606251596043</text:p>
              </table:table-cell>
              <table:table-cell office:value-type="float" office:value="0.624882856110277">
                <text:p>0.624882856110277</text:p>
              </table:table-cell>
            </table:table-row>
            <table:table-row>
              <table:table-cell office:value-type="float" office:value="0.0366171891192435">
                <text:p>0.0366171891192435</text:p>
              </table:table-cell>
              <table:table-cell office:value-type="float" office:value="0.511996548777905">
                <text:p>0.511996548777905</text:p>
              </table:table-cell>
              <table:table-cell office:value-type="float" office:value="0.644474265372784">
                <text:p>0.644474265372784</text:p>
              </table:table-cell>
            </table:table-row>
            <table:table-row>
              <table:table-cell office:value-type="float" office:value="0.0389713367946066">
                <text:p>0.0389713367946066</text:p>
              </table:table-cell>
              <table:table-cell office:value-type="float" office:value="0.526514107872534">
                <text:p>0.526514107872534</text:p>
              </table:table-cell>
              <table:table-cell office:value-type="float" office:value="0.666430953801092">
                <text:p>0.666430953801092</text:p>
              </table:table-cell>
            </table:table-row>
            <table:table-row>
              <table:table-cell office:value-type="float" office:value="0.0411688933674665">
                <text:p>0.0411688933674665</text:p>
              </table:table-cell>
              <table:table-cell office:value-type="float" office:value="0.543726504840939">
                <text:p>0.543726504840939</text:p>
              </table:table-cell>
              <table:table-cell office:value-type="float" office:value="0.687067882904684">
                <text:p>0.687067882904684</text:p>
              </table:table-cell>
            </table:table-row>
            <table:table-row>
              <table:table-cell office:value-type="float" office:value="0.0436650918708208">
                <text:p>0.0436650918708208</text:p>
              </table:table-cell>
              <table:table-cell office:value-type="float" office:value="0.561617589152414">
                <text:p>0.561617589152414</text:p>
              </table:table-cell>
              <table:table-cell office:value-type="float" office:value="0.71067416508521">
                <text:p>0.71067416508521</text:p>
              </table:table-cell>
            </table:table-row>
            <table:table-row>
              <table:table-cell office:value-type="float" office:value="0.0460334336307872">
                <text:p>0.0460334336307872</text:p>
              </table:table-cell>
              <table:table-cell office:value-type="float" office:value="0.576494643590046">
                <text:p>0.576494643590046</text:p>
              </table:table-cell>
              <table:table-cell office:value-type="float" office:value="0.733233417765152">
                <text:p>0.733233417765152</text:p>
              </table:table-cell>
            </table:table-row>
            <table:table-row>
              <table:table-cell office:value-type="float" office:value="0.0484016718651216">
                <text:p>0.0484016718651216</text:p>
              </table:table-cell>
              <table:table-cell office:value-type="float" office:value="0.594114837580763">
                <text:p>0.594114837580763</text:p>
              </table:table-cell>
              <table:table-cell office:value-type="float" office:value="0.755949511531408">
                <text:p>0.755949511531408</text:p>
              </table:table-cell>
            </table:table-row>
            <table:table-row>
              <table:table-cell office:value-type="float" office:value="0.0505710285720007">
                <text:p>0.0505710285720007</text:p>
              </table:table-cell>
              <table:table-cell office:value-type="float" office:value="0.612981962851995">
                <text:p>0.612981962851995</text:p>
              </table:table-cell>
              <table:table-cell office:value-type="float" office:value="0.776896437191524">
                <text:p>0.776896437191524</text:p>
              </table:table-cell>
            </table:table-row>
            <table:table-row>
              <table:table-cell office:value-type="float" office:value="0.0533349736928056">
                <text:p>0.0533349736928056</text:p>
              </table:table-cell>
              <table:table-cell office:value-type="float" office:value="0.631215390926669">
                <text:p>0.631215390926669</text:p>
              </table:table-cell>
              <table:table-cell office:value-type="float" office:value="0.803776452311713">
                <text:p>0.803776452311713</text:p>
              </table:table-cell>
            </table:table-row>
            <table:table-row>
              <table:table-cell office:value-type="float" office:value="0.0555072012334183">
                <text:p>0.0555072012334183</text:p>
              </table:table-cell>
              <table:table-cell office:value-type="float" office:value="0.647791970301571">
                <text:p>0.647791970301571</text:p>
              </table:table-cell>
              <table:table-cell office:value-type="float" office:value="0.825052739629979">
                <text:p>0.825052739629979</text:p>
              </table:table-cell>
            </table:table-row>
            <table:table-row>
              <table:table-cell office:value-type="float" office:value="0.0579419810408344">
                <text:p>0.0579419810408344</text:p>
              </table:table-cell>
              <table:table-cell office:value-type="float" office:value="0.663964085857128">
                <text:p>0.663964085857128</text:p>
              </table:table-cell>
              <table:table-cell office:value-type="float" office:value="0.849058466999654">
                <text:p>0.849058466999654</text:p>
              </table:table-cell>
            </table:table-row>
            <table:table-row>
              <table:table-cell office:value-type="float" office:value="0.0599967308428344">
                <text:p>0.0599967308428344</text:p>
              </table:table-cell>
              <table:table-cell office:value-type="float" office:value="0.682582809203193">
                <text:p>0.682582809203193</text:p>
              </table:table-cell>
              <table:table-cell office:value-type="float" office:value="0.869447079089026">
                <text:p>0.869447079089026</text:p>
              </table:table-cell>
            </table:table-row>
            <table:table-row>
              <table:table-cell office:value-type="float" office:value="0.0628871461166074">
                <text:p>0.0628871461166074</text:p>
              </table:table-cell>
              <table:table-cell office:value-type="float" office:value="0.701411296808198">
                <text:p>0.701411296808198</text:p>
              </table:table-cell>
              <table:table-cell office:value-type="float" office:value="0.898328836607653">
                <text:p>0.898328836607653</text:p>
              </table:table-cell>
            </table:table-row>
            <table:table-row>
              <table:table-cell office:value-type="float" office:value="0.0649868903520946">
                <text:p>0.0649868903520946</text:p>
              </table:table-cell>
              <table:table-cell office:value-type="float" office:value="0.724228503875031">
                <text:p>0.724228503875031</text:p>
              </table:table-cell>
              <table:table-cell office:value-type="float" office:value="0.919457435375519">
                <text:p>0.919457435375519</text:p>
              </table:table-cell>
            </table:table-row>
            <table:table-row>
              <table:table-cell office:value-type="float" office:value="0.0673302908195994">
                <text:p>0.0673302908195994</text:p>
              </table:table-cell>
              <table:table-cell office:value-type="float" office:value="0.744354164233497">
                <text:p>0.744354164233497</text:p>
              </table:table-cell>
              <table:table-cell office:value-type="float" office:value="0.943184312916866">
                <text:p>0.943184312916866</text:p>
              </table:table-cell>
            </table:table-row>
            <table:table-row>
              <table:table-cell office:value-type="float" office:value="0.069462954813144">
                <text:p>0.069462954813144</text:p>
              </table:table-cell>
              <table:table-cell office:value-type="float" office:value="0.763834257795562">
                <text:p>0.763834257795562</text:p>
              </table:table-cell>
              <table:table-cell office:value-type="float" office:value="0.964911798975956">
                <text:p>0.964911798975956</text:p>
              </table:table-cell>
            </table:table-row>
            <table:table-row>
              <table:table-cell office:value-type="float" office:value="0.0720302636189966">
                <text:p>0.0720302636189966</text:p>
              </table:table-cell>
              <table:table-cell office:value-type="float" office:value="0.786012216866372">
                <text:p>0.786012216866372</text:p>
              </table:table-cell>
              <table:table-cell office:value-type="float" office:value="0.99123719868436">
                <text:p>0.99123719868436</text:p>
              </table:table-cell>
            </table:table-row>
            <table:table-row>
              <table:table-cell office:value-type="float" office:value="0.0743963919333664">
                <text:p>0.0743963919333664</text:p>
              </table:table-cell>
              <table:table-cell office:value-type="float" office:value="0.807569651577515">
                <text:p>0.807569651577515</text:p>
              </table:table-cell>
              <table:table-cell office:value-type="float" office:value="1.01566391697583">
                <text:p>1.01566391697583</text:p>
              </table:table-cell>
            </table:table-row>
            <table:table-row>
              <table:table-cell office:value-type="float" office:value="0.0767841282288632">
                <text:p>0.0767841282288632</text:p>
              </table:table-cell>
              <table:table-cell office:value-type="float" office:value="0.827806361138616">
                <text:p>0.827806361138616</text:p>
              </table:table-cell>
              <table:table-cell office:value-type="float" office:value="1.0404734124922">
                <text:p>1.0404734124922</text:p>
              </table:table-cell>
            </table:table-row>
            <table:table-row>
              <table:table-cell office:value-type="float" office:value="0.0790753503030516">
                <text:p>0.0790753503030516</text:p>
              </table:table-cell>
              <table:table-cell office:value-type="float" office:value="0.849794109849851">
                <text:p>0.849794109849851</text:p>
              </table:table-cell>
              <table:table-cell office:value-type="float" office:value="1.06443092527364">
                <text:p>1.06443092527364</text:p>
              </table:table-cell>
            </table:table-row>
            <table:table-row>
              <table:table-cell office:value-type="float" office:value="0.0815290023436637">
                <text:p>0.0815290023436637</text:p>
              </table:table-cell>
              <table:table-cell office:value-type="float" office:value="0.872805232316782">
                <text:p>0.872805232316782</text:p>
              </table:table-cell>
              <table:table-cell office:value-type="float" office:value="1.09025064665539">
                <text:p>1.09025064665539</text:p>
              </table:table-cell>
            </table:table-row>
            <table:table-row>
              <table:table-cell office:value-type="float" office:value="0.083943819658687">
                <text:p>0.083943819658687</text:p>
              </table:table-cell>
              <table:table-cell office:value-type="float" office:value="0.895474003279584">
                <text:p>0.895474003279584</text:p>
              </table:table-cell>
              <table:table-cell office:value-type="float" office:value="1.11582712365092">
                <text:p>1.11582712365092</text:p>
              </table:table-cell>
            </table:table-row>
            <table:table-row>
              <table:table-cell office:value-type="float" office:value="0.0862885854906356">
                <text:p>0.0862885854906356</text:p>
              </table:table-cell>
              <table:table-cell office:value-type="float" office:value="0.918725108927128">
                <text:p>0.918725108927128</text:p>
              </table:table-cell>
              <table:table-cell office:value-type="float" office:value="1.14081867393516">
                <text:p>1.14081867393516</text:p>
              </table:table-cell>
            </table:table-row>
            <table:table-row>
              <table:table-cell office:value-type="float" office:value="0.0884375898656526">
                <text:p>0.0884375898656526</text:p>
              </table:table-cell>
              <table:table-cell office:value-type="float" office:value="0.941580745845196">
                <text:p>0.941580745845196</text:p>
              </table:table-cell>
              <table:table-cell office:value-type="float" office:value="1.16385958717513">
                <text:p>1.16385958717513</text:p>
              </table:table-cell>
            </table:table-row>
            <table:table-row>
              <table:table-cell office:value-type="float" office:value="0.0909668518676824">
                <text:p>0.0909668518676824</text:p>
              </table:table-cell>
              <table:table-cell office:value-type="float" office:value="0.966975392427132">
                <text:p>0.966975392427132</text:p>
              </table:table-cell>
              <table:table-cell office:value-type="float" office:value="1.19114397994429">
                <text:p>1.19114397994429</text:p>
              </table:table-cell>
            </table:table-row>
            <table:table-row>
              <table:table-cell office:value-type="float" office:value="0.0932802275083651">
                <text:p>0.0932802275083651</text:p>
              </table:table-cell>
              <table:table-cell office:value-type="float" office:value="0.990513946064938">
                <text:p>0.990513946064938</text:p>
              </table:table-cell>
              <table:table-cell office:value-type="float" office:value="1.21625712343946">
                <text:p>1.21625712343946</text:p>
              </table:table-cell>
            </table:table-row>
            <table:table-row>
              <table:table-cell office:value-type="float" office:value="0.09596529679152">
                <text:p>0.09596529679152</text:p>
              </table:table-cell>
              <table:table-cell office:value-type="float" office:value="1.01344082045557">
                <text:p>1.01344082045557</text:p>
              </table:table-cell>
              <table:table-cell office:value-type="float" office:value="1.24559406933133">
                <text:p>1.24559406933133</text:p>
              </table:table-cell>
            </table:table-row>
            <table:table-row>
              <table:table-cell office:value-type="float" office:value="0.0979030679040054">
                <text:p>0.0979030679040054</text:p>
              </table:table-cell>
              <table:table-cell office:value-type="float" office:value="1.03995663431612">
                <text:p>1.03995663431612</text:p>
              </table:table-cell>
              <table:table-cell office:value-type="float" office:value="1.26689210753965">
                <text:p>1.26689210753965</text:p>
              </table:table-cell>
            </table:table-row>
            <table:table-row>
              <table:table-cell office:value-type="float" office:value="0.100388647741434">
                <text:p>0.100388647741434</text:p>
              </table:table-cell>
              <table:table-cell office:value-type="float" office:value="1.06573441189701">
                <text:p>1.06573441189701</text:p>
              </table:table-cell>
              <table:table-cell office:value-type="float" office:value="1.29436580330497">
                <text:p>1.29436580330497</text:p>
              </table:table-cell>
            </table:table-row>
            <table:table-row>
              <table:table-cell office:value-type="float" office:value="0.102497312189062">
                <text:p>0.102497312189062</text:p>
              </table:table-cell>
              <table:table-cell office:value-type="float" office:value="1.09164892991018">
                <text:p>1.09164892991018</text:p>
              </table:table-cell>
              <table:table-cell office:value-type="float" office:value="1.31780967046797">
                <text:p>1.31780967046797</text:p>
              </table:table-cell>
            </table:table-row>
            <table:table-row>
              <table:table-cell office:value-type="float" office:value="0.105162399202118">
                <text:p>0.105162399202118</text:p>
              </table:table-cell>
              <table:table-cell office:value-type="float" office:value="1.11555505462502">
                <text:p>1.11555505462502</text:p>
              </table:table-cell>
              <table:table-cell office:value-type="float" office:value="1.34761877803005">
                <text:p>1.34761877803005</text:p>
              </table:table-cell>
            </table:table-row>
            <table:table-row>
              <table:table-cell office:value-type="float" office:value="0.10720993232553">
                <text:p>0.10720993232553</text:p>
              </table:table-cell>
              <table:table-cell office:value-type="float" office:value="1.13859309085859">
                <text:p>1.13859309085859</text:p>
              </table:table-cell>
              <table:table-cell office:value-type="float" office:value="1.37065628411104">
                <text:p>1.37065628411104</text:p>
              </table:table-cell>
            </table:table-row>
            <table:table-row>
              <table:table-cell office:value-type="float" office:value="0.109865299055929">
                <text:p>0.109865299055929</text:p>
              </table:table-cell>
              <table:table-cell office:value-type="float" office:value="1.16498137418727">
                <text:p>1.16498137418727</text:p>
              </table:table-cell>
              <table:table-cell office:value-type="float" office:value="1.40070844122137">
                <text:p>1.40070844122137</text:p>
              </table:table-cell>
            </table:table-row>
            <table:table-row>
              <table:table-cell office:value-type="float" office:value="0.112010839944756">
                <text:p>0.112010839944756</text:p>
              </table:table-cell>
              <table:table-cell office:value-type="float" office:value="1.18993395375223">
                <text:p>1.18993395375223</text:p>
              </table:table-cell>
              <table:table-cell office:value-type="float" office:value="1.4251355637084">
                <text:p>1.4251355637084</text:p>
              </table:table-cell>
            </table:table-row>
            <table:table-row>
              <table:table-cell office:value-type="float" office:value="0.114563736870778">
                <text:p>0.114563736870778</text:p>
              </table:table-cell>
              <table:table-cell office:value-type="float" office:value="1.21517889885185">
                <text:p>1.21517889885185</text:p>
              </table:table-cell>
              <table:table-cell office:value-type="float" office:value="1.45436922459427">
                <text:p>1.45436922459427</text:p>
              </table:table-cell>
            </table:table-row>
            <table:table-row>
              <table:table-cell office:value-type="float" office:value="0.116633700294036">
                <text:p>0.116633700294036</text:p>
              </table:table-cell>
              <table:table-cell office:value-type="float" office:value="1.24404870572887">
                <text:p>1.24404870572887</text:p>
              </table:table-cell>
              <table:table-cell office:value-type="float" office:value="1.47820736823848">
                <text:p>1.47820736823848</text:p>
              </table:table-cell>
            </table:table-row>
            <table:table-row>
              <table:table-cell office:value-type="float" office:value="0.1192168186072">
                <text:p>0.1192168186072</text:p>
              </table:table-cell>
              <table:table-cell office:value-type="float" office:value="1.26796719172664">
                <text:p>1.26796719172664</text:p>
              </table:table-cell>
              <table:table-cell office:value-type="float" office:value="1.50812422671527">
                <text:p>1.50812422671527</text:p>
              </table:table-cell>
            </table:table-row>
            <table:table-row>
              <table:table-cell office:value-type="float" office:value="0.121416956933277">
                <text:p>0.121416956933277</text:p>
              </table:table-cell>
              <table:table-cell office:value-type="float" office:value="1.29504450660897">
                <text:p>1.29504450660897</text:p>
              </table:table-cell>
              <table:table-cell office:value-type="float" office:value="1.53375360161689">
                <text:p>1.53375360161689</text:p>
              </table:table-cell>
            </table:table-row>
            <table:table-row>
              <table:table-cell office:value-type="float" office:value="0.124232955495557">
                <text:p>0.124232955495557</text:p>
              </table:table-cell>
              <table:table-cell office:value-type="float" office:value="1.32215160240727">
                <text:p>1.32215160240727</text:p>
              </table:table-cell>
              <table:table-cell office:value-type="float" office:value="1.5667558659194">
                <text:p>1.5667558659194</text:p>
              </table:table-cell>
            </table:table-row>
            <table:table-row>
              <table:table-cell office:value-type="float" office:value="0.126141037036815">
                <text:p>0.126141037036815</text:p>
              </table:table-cell>
              <table:table-cell office:value-type="float" office:value="1.35109076511189">
                <text:p>1.35109076511189</text:p>
              </table:table-cell>
              <table:table-cell office:value-type="float" office:value="1.58924456742205">
                <text:p>1.58924456742205</text:p>
              </table:table-cell>
            </table:table-row>
            <table:table-row>
              <table:table-cell office:value-type="float" office:value="0.128702762904193">
                <text:p>0.128702762904193</text:p>
              </table:table-cell>
              <table:table-cell office:value-type="float" office:value="1.38276609228095">
                <text:p>1.38276609228095</text:p>
              </table:table-cell>
              <table:table-cell office:value-type="float" office:value="1.61959824542123">
                <text:p>1.61959824542123</text:p>
              </table:table-cell>
            </table:table-row>
            <table:table-row>
              <table:table-cell office:value-type="float" office:value="0.131055464030767">
                <text:p>0.131055464030767</text:p>
              </table:table-cell>
              <table:table-cell office:value-type="float" office:value="1.41087126464246">
                <text:p>1.41087126464246</text:p>
              </table:table-cell>
              <table:table-cell office:value-type="float" office:value="1.64763788545479">
                <text:p>1.64763788545479</text:p>
              </table:table-cell>
            </table:table-row>
            <table:table-row>
              <table:table-cell office:value-type="float" office:value="0.133475321892487">
                <text:p>0.133475321892487</text:p>
              </table:table-cell>
              <table:table-cell office:value-type="float" office:value="1.4414809421118">
                <text:p>1.4414809421118</text:p>
              </table:table-cell>
              <table:table-cell office:value-type="float" office:value="1.67664039597169">
                <text:p>1.67664039597169</text:p>
              </table:table-cell>
            </table:table-row>
            <table:table-row>
              <table:table-cell office:value-type="float" office:value="0.135811502548461">
                <text:p>0.135811502548461</text:p>
              </table:table-cell>
              <table:table-cell office:value-type="float" office:value="1.47479498643933">
                <text:p>1.47479498643933</text:p>
              </table:table-cell>
              <table:table-cell office:value-type="float" office:value="1.70479634778169">
                <text:p>1.70479634778169</text:p>
              </table:table-cell>
            </table:table-row>
            <table:table-row>
              <table:table-cell office:value-type="float" office:value="0.138136382605849">
                <text:p>0.138136382605849</text:p>
              </table:table-cell>
              <table:table-cell office:value-type="float" office:value="1.50231896663445">
                <text:p>1.50231896663445</text:p>
              </table:table-cell>
              <table:table-cell office:value-type="float" office:value="1.73296857068336">
                <text:p>1.73296857068336</text:p>
              </table:table-cell>
            </table:table-row>
            <table:table-row>
              <table:table-cell office:value-type="float" office:value="0.140400121974136">
                <text:p>0.140400121974136</text:p>
              </table:table-cell>
              <table:table-cell office:value-type="float" office:value="1.53115115817771">
                <text:p>1.53115115817771</text:p>
              </table:table-cell>
              <table:table-cell office:value-type="float" office:value="1.76054605884668">
                <text:p>1.76054605884668</text:p>
              </table:table-cell>
            </table:table-row>
            <table:table-row>
              <table:table-cell office:value-type="float" office:value="0.142861481727843">
                <text:p>0.142861481727843</text:p>
              </table:table-cell>
              <table:table-cell office:value-type="float" office:value="1.55983619283788">
                <text:p>1.55983619283788</text:p>
              </table:table-cell>
              <table:table-cell office:value-type="float" office:value="1.79069464778144">
                <text:p>1.79069464778144</text:p>
              </table:table-cell>
            </table:table-row>
            <table:table-row>
              <table:table-cell office:value-type="float" office:value="0.144969506071483">
                <text:p>0.144969506071483</text:p>
              </table:table-cell>
              <table:table-cell office:value-type="float" office:value="1.58926980907341">
                <text:p>1.58926980907341</text:p>
              </table:table-cell>
              <table:table-cell office:value-type="float" office:value="1.8166508450761">
                <text:p>1.8166508450761</text:p>
              </table:table-cell>
            </table:table-row>
            <table:table-row>
              <table:table-cell office:value-type="float" office:value="0.147542769850046">
                <text:p>0.147542769850046</text:p>
              </table:table-cell>
              <table:table-cell office:value-type="float" office:value="1.62018718044583">
                <text:p>1.62018718044583</text:p>
              </table:table-cell>
              <table:table-cell office:value-type="float" office:value="1.84850504508455">
                <text:p>1.84850504508455</text:p>
              </table:table-cell>
            </table:table-row>
            <table:table-row>
              <table:table-cell office:value-type="float" office:value="0.14974305242847">
                <text:p>0.14974305242847</text:p>
              </table:table-cell>
              <table:table-cell office:value-type="float" office:value="1.64804715756873">
                <text:p>1.64804715756873</text:p>
              </table:table-cell>
              <table:table-cell office:value-type="float" office:value="1.87588992296949">
                <text:p>1.87588992296949</text:p>
              </table:table-cell>
            </table:table-row>
            <table:table-row>
              <table:table-cell office:value-type="float" office:value="0.152337603968616">
                <text:p>0.152337603968616</text:p>
              </table:table-cell>
              <table:table-cell office:value-type="float" office:value="1.67819944141754">
                <text:p>1.67819944141754</text:p>
              </table:table-cell>
              <table:table-cell office:value-type="float" office:value="1.90835693722812">
                <text:p>1.90835693722812</text:p>
              </table:table-cell>
            </table:table-row>
            <table:table-row>
              <table:table-cell office:value-type="float" office:value="0.154414160829502">
                <text:p>0.154414160829502</text:p>
              </table:table-cell>
              <table:table-cell office:value-type="float" office:value="1.70898508956864">
                <text:p>1.70898508956864</text:p>
              </table:table-cell>
              <table:table-cell office:value-type="float" office:value="1.93447848210054">
                <text:p>1.93447848210054</text:p>
              </table:table-cell>
            </table:table-row>
            <table:table-row>
              <table:table-cell office:value-type="float" office:value="0.157119163194845">
                <text:p>0.157119163194845</text:p>
              </table:table-cell>
              <table:table-cell office:value-type="float" office:value="1.74129963211798">
                <text:p>1.74129963211798</text:p>
              </table:table-cell>
              <table:table-cell office:value-type="float" office:value="1.96868738737035">
                <text:p>1.96868738737035</text:p>
              </table:table-cell>
            </table:table-row>
            <table:table-row>
              <table:table-cell office:value-type="float" office:value="0.159304499778467">
                <text:p>0.159304499778467</text:p>
              </table:table-cell>
              <table:table-cell office:value-type="float" office:value="1.77389903475195">
                <text:p>1.77389903475195</text:p>
              </table:table-cell>
              <table:table-cell office:value-type="float" office:value="1.99647468723135">
                <text:p>1.99647468723135</text:p>
              </table:table-cell>
            </table:table-row>
            <table:table-row>
              <table:table-cell office:value-type="float" office:value="0.161762177742192">
                <text:p>0.161762177742192</text:p>
              </table:table-cell>
              <table:table-cell office:value-type="float" office:value="1.80306353606918">
                <text:p>1.80306353606918</text:p>
              </table:table-cell>
              <table:table-cell office:value-type="float" office:value="2.02788545293962">
                <text:p>2.02788545293962</text:p>
              </table:table-cell>
            </table:table-row>
            <table:table-row>
              <table:table-cell office:value-type="float" office:value="0.163896439420031">
                <text:p>0.163896439420031</text:p>
              </table:table-cell>
              <table:table-cell office:value-type="float" office:value="1.832793010333">
                <text:p>1.832793010333</text:p>
              </table:table-cell>
              <table:table-cell office:value-type="float" office:value="2.05530063336916">
                <text:p>2.05530063336916</text:p>
              </table:table-cell>
            </table:table-row>
            <table:table-row>
              <table:table-cell office:value-type="float" office:value="0.166427987680629">
                <text:p>0.166427987680629</text:p>
              </table:table-cell>
              <table:table-cell office:value-type="float" office:value="1.86408197833804">
                <text:p>1.86408197833804</text:p>
              </table:table-cell>
              <table:table-cell office:value-type="float" office:value="2.08798525961337">
                <text:p>2.08798525961337</text:p>
              </table:table-cell>
            </table:table-row>
            <table:table-row>
              <table:table-cell office:value-type="float" office:value="0.168530359979327">
                <text:p>0.168530359979327</text:p>
              </table:table-cell>
              <table:table-cell office:value-type="float" office:value="1.90542397109768">
                <text:p>1.90542397109768</text:p>
              </table:table-cell>
              <table:table-cell office:value-type="float" office:value="2.11526590012506">
                <text:p>2.11526590012506</text:p>
              </table:table-cell>
            </table:table-row>
            <table:table-row>
              <table:table-cell office:value-type="float" office:value="0.1710875902438">
                <text:p>0.1710875902438</text:p>
              </table:table-cell>
              <table:table-cell office:value-type="float" office:value="1.93714439368134">
                <text:p>1.93714439368134</text:p>
              </table:table-cell>
              <table:table-cell office:value-type="float" office:value="2.14861648593077">
                <text:p>2.14861648593077</text:p>
              </table:table-cell>
            </table:table-row>
            <table:table-row>
              <table:table-cell office:value-type="float" office:value="0.173326772305657">
                <text:p>0.173326772305657</text:p>
              </table:table-cell>
              <table:table-cell office:value-type="float" office:value="1.97004716525425">
                <text:p>1.97004716525425</text:p>
              </table:table-cell>
              <table:table-cell office:value-type="float" office:value="2.17797029947979">
                <text:p>2.17797029947979</text:p>
              </table:table-cell>
            </table:table-row>
            <table:table-row>
              <table:table-cell office:value-type="float" office:value="0.175796040949113">
                <text:p>0.175796040949113</text:p>
              </table:table-cell>
              <table:table-cell office:value-type="float" office:value="2.00040230984918">
                <text:p>2.00040230984918</text:p>
              </table:table-cell>
              <table:table-cell office:value-type="float" office:value="2.21050393957555">
                <text:p>2.21050393957555</text:p>
              </table:table-cell>
            </table:table-row>
            <table:table-row>
              <table:table-cell office:value-type="float" office:value="0.177991841484267">
                <text:p>0.177991841484267</text:p>
              </table:table-cell>
              <table:table-cell office:value-type="float" office:value="2.03320649337969">
                <text:p>2.03320649337969</text:p>
              </table:table-cell>
              <table:table-cell office:value-type="float" office:value="2.23957864982591">
                <text:p>2.23957864982591</text:p>
              </table:table-cell>
            </table:table-row>
            <table:table-row>
              <table:table-cell office:value-type="float" office:value="0.180473262633194">
                <text:p>0.180473262633194</text:p>
              </table:table-cell>
              <table:table-cell office:value-type="float" office:value="2.06680861132227">
                <text:p>2.06680861132227</text:p>
              </table:table-cell>
              <table:table-cell office:value-type="float" office:value="2.27259857531462">
                <text:p>2.27259857531462</text:p>
              </table:table-cell>
            </table:table-row>
            <table:table-row>
              <table:table-cell office:value-type="float" office:value="0.182656146492147">
                <text:p>0.182656146492147</text:p>
              </table:table-cell>
              <table:table-cell office:value-type="float" office:value="2.10098432145351">
                <text:p>2.10098432145351</text:p>
              </table:table-cell>
              <table:table-cell office:value-type="float" office:value="2.30178916147594">
                <text:p>2.30178916147594</text:p>
              </table:table-cell>
            </table:table-row>
            <table:table-row>
              <table:table-cell office:value-type="float" office:value="0.185311953682876">
                <text:p>0.185311953682876</text:p>
              </table:table-cell>
              <table:table-cell office:value-type="float" office:value="2.13463416552406">
                <text:p>2.13463416552406</text:p>
              </table:table-cell>
              <table:table-cell office:value-type="float" office:value="2.33748471610167">
                <text:p>2.33748471610167</text:p>
              </table:table-cell>
            </table:table-row>
            <table:table-row>
              <table:table-cell office:value-type="float" office:value="0.187512078262495">
                <text:p>0.187512078262495</text:p>
              </table:table-cell>
              <table:table-cell office:value-type="float" office:value="2.17149447810139">
                <text:p>2.17149447810139</text:p>
              </table:table-cell>
              <table:table-cell office:value-type="float" office:value="2.36720595619555">
                <text:p>2.36720595619555</text:p>
              </table:table-cell>
            </table:table-row>
            <table:table-row>
              <table:table-cell office:value-type="float" office:value="0.190072768258661">
                <text:p>0.190072768258661</text:p>
              </table:table-cell>
              <table:table-cell office:value-type="float" office:value="2.20808636009097">
                <text:p>2.20808636009097</text:p>
              </table:table-cell>
              <table:table-cell office:value-type="float" office:value="2.40196956066508">
                <text:p>2.40196956066508</text:p>
              </table:table-cell>
            </table:table-row>
            <table:table-row>
              <table:table-cell office:value-type="float" office:value="0.192332601093443">
                <text:p>0.192332601093443</text:p>
              </table:table-cell>
              <table:table-cell office:value-type="float" office:value="2.24543490753577">
                <text:p>2.24543490753577</text:p>
              </table:table-cell>
              <table:table-cell office:value-type="float" office:value="2.43280203797949">
                <text:p>2.43280203797949</text:p>
              </table:table-cell>
            </table:table-row>
            <table:table-row>
              <table:table-cell office:value-type="float" office:value="0.194756884892055">
                <text:p>0.194756884892055</text:p>
              </table:table-cell>
              <table:table-cell office:value-type="float" office:value="2.27884165738742">
                <text:p>2.27884165738742</text:p>
              </table:table-cell>
              <table:table-cell office:value-type="float" office:value="2.46603800738906">
                <text:p>2.46603800738906</text:p>
              </table:table-cell>
            </table:table-row>
            <table:table-row>
              <table:table-cell office:value-type="float" office:value="0.196878917632045">
                <text:p>0.196878917632045</text:p>
              </table:table-cell>
              <table:table-cell office:value-type="float" office:value="2.31277061231253">
                <text:p>2.31277061231253</text:p>
              </table:table-cell>
              <table:table-cell office:value-type="float" office:value="2.49526597325116">
                <text:p>2.49526597325116</text:p>
              </table:table-cell>
            </table:table-row>
            <table:table-row>
              <table:table-cell office:value-type="float" office:value="0.199807182814406">
                <text:p>0.199807182814406</text:p>
              </table:table-cell>
              <table:table-cell office:value-type="float" office:value="2.34992578631515">
                <text:p>2.34992578631515</text:p>
              </table:table-cell>
              <table:table-cell office:value-type="float" office:value="2.53580671242302">
                <text:p>2.53580671242302</text:p>
              </table:table-cell>
            </table:table-row>
            <table:table-row>
              <table:table-cell office:value-type="float" office:value="0.202111611118469">
                <text:p>0.202111611118469</text:p>
              </table:table-cell>
              <table:table-cell office:value-type="float" office:value="2.389279585553">
                <text:p>2.389279585553</text:p>
              </table:table-cell>
              <table:table-cell office:value-type="float" office:value="2.56788032295916">
                <text:p>2.56788032295916</text:p>
              </table:table-cell>
            </table:table-row>
            <table:table-row>
              <table:table-cell office:value-type="float" office:value="0.204205374891409">
                <text:p>0.204205374891409</text:p>
              </table:table-cell>
              <table:table-cell office:value-type="float" office:value="2.42243298918806">
                <text:p>2.42243298918806</text:p>
              </table:table-cell>
              <table:table-cell office:value-type="float" office:value="2.59715141848777">
                <text:p>2.59715141848777</text:p>
              </table:table-cell>
            </table:table-row>
            <table:table-row>
              <table:table-cell office:value-type="float" office:value="0.206246590469778">
                <text:p>0.206246590469778</text:p>
              </table:table-cell>
              <table:table-cell office:value-type="float" office:value="2.4623668072475">
                <text:p>2.4623668072475</text:p>
              </table:table-cell>
              <table:table-cell office:value-type="float" office:value="2.62580663880193">
                <text:p>2.62580663880193</text:p>
              </table:table-cell>
            </table:table-row>
            <table:table-row>
              <table:table-cell office:value-type="float" office:value="0.20878566722331">
                <text:p>0.20878566722331</text:p>
              </table:table-cell>
              <table:table-cell office:value-type="float" office:value="2.49868038885428">
                <text:p>2.49868038885428</text:p>
              </table:table-cell>
              <table:table-cell office:value-type="float" office:value="2.66161461855228">
                <text:p>2.66161461855228</text:p>
              </table:table-cell>
            </table:table-row>
            <table:table-row>
              <table:table-cell office:value-type="float" office:value="0.210955307706338">
                <text:p>0.210955307706338</text:p>
              </table:table-cell>
              <table:table-cell office:value-type="float" office:value="2.53970781958752">
                <text:p>2.53970781958752</text:p>
              </table:table-cell>
              <table:table-cell office:value-type="float" office:value="2.69235627018381">
                <text:p>2.69235627018381</text:p>
              </table:table-cell>
            </table:table-row>
            <table:table-row>
              <table:table-cell office:value-type="float" office:value="0.213614110484929">
                <text:p>0.213614110484929</text:p>
              </table:table-cell>
              <table:table-cell office:value-type="float" office:value="2.57040559781578">
                <text:p>2.57040559781578</text:p>
              </table:table-cell>
              <table:table-cell office:value-type="float" office:value="2.73020949381217">
                <text:p>2.73020949381217</text:p>
              </table:table-cell>
            </table:table-row>
            <table:table-row>
              <table:table-cell office:value-type="float" office:value="0.215696849922974">
                <text:p>0.215696849922974</text:p>
              </table:table-cell>
              <table:table-cell office:value-type="float" office:value="2.60792819672589">
                <text:p>2.60792819672589</text:p>
              </table:table-cell>
              <table:table-cell office:value-type="float" office:value="2.7600002825269">
                <text:p>2.7600002825269</text:p>
              </table:table-cell>
            </table:table-row>
            <table:table-row>
              <table:table-cell office:value-type="float" office:value="0.218293005563627">
                <text:p>0.218293005563627</text:p>
              </table:table-cell>
              <table:table-cell office:value-type="float" office:value="2.64636704770739">
                <text:p>2.64636704770739</text:p>
              </table:table-cell>
              <table:table-cell office:value-type="float" office:value="2.79730570932435">
                <text:p>2.79730570932435</text:p>
              </table:table-cell>
            </table:table-row>
            <table:table-row>
              <table:table-cell office:value-type="float" office:value="0.220670493204394">
                <text:p>0.220670493204394</text:p>
              </table:table-cell>
              <table:table-cell office:value-type="float" office:value="2.68423726861718">
                <text:p>2.68423726861718</text:p>
              </table:table-cell>
              <table:table-cell office:value-type="float" office:value="2.83163536259744">
                <text:p>2.83163536259744</text:p>
              </table:table-cell>
            </table:table-row>
            <table:table-row>
              <table:table-cell office:value-type="float" office:value="0.223123908066999">
                <text:p>0.223123908066999</text:p>
              </table:table-cell>
              <table:table-cell office:value-type="float" office:value="2.715664879938">
                <text:p>2.715664879938</text:p>
              </table:table-cell>
              <table:table-cell office:value-type="float" office:value="2.86722812405649">
                <text:p>2.86722812405649</text:p>
              </table:table-cell>
            </table:table-row>
            <table:table-row>
              <table:table-cell office:value-type="float" office:value="0.225226603027553">
                <text:p>0.225226603027553</text:p>
              </table:table-cell>
              <table:table-cell office:value-type="float" office:value="2.7499107905239">
                <text:p>2.7499107905239</text:p>
              </table:table-cell>
              <table:table-cell office:value-type="float" office:value="2.89786763000471">
                <text:p>2.89786763000471</text:p>
              </table:table-cell>
            </table:table-row>
            <table:table-row>
              <table:table-cell office:value-type="float" office:value="0.227653083918802">
                <text:p>0.227653083918802</text:p>
              </table:table-cell>
              <table:table-cell office:value-type="float" office:value="2.78806095174311">
                <text:p>2.78806095174311</text:p>
              </table:table-cell>
              <table:table-cell office:value-type="float" office:value="2.93337982376303">
                <text:p>2.93337982376303</text:p>
              </table:table-cell>
            </table:table-row>
            <table:table-row>
              <table:table-cell office:value-type="float" office:value="0.229787010419024">
                <text:p>0.229787010419024</text:p>
              </table:table-cell>
              <table:table-cell office:value-type="float" office:value="2.8292431411996">
                <text:p>2.8292431411996</text:p>
              </table:table-cell>
              <table:table-cell office:value-type="float" office:value="2.9647473285922">
                <text:p>2.9647473285922</text:p>
              </table:table-cell>
            </table:table-row>
            <table:table-row>
              <table:table-cell office:value-type="float" office:value="0.232317364940598">
                <text:p>0.232317364940598</text:p>
              </table:table-cell>
              <table:table-cell office:value-type="float" office:value="2.86755800402385">
                <text:p>2.86755800402385</text:p>
              </table:table-cell>
              <table:table-cell office:value-type="float" office:value="3.00210815685816">
                <text:p>3.00210815685816</text:p>
              </table:table-cell>
            </table:table-row>
            <table:table-row>
              <table:table-cell office:value-type="float" office:value="0.234731853193416">
                <text:p>0.234731853193416</text:p>
              </table:table-cell>
              <table:table-cell office:value-type="float" office:value="2.90930526657703">
                <text:p>2.90930526657703</text:p>
              </table:table-cell>
              <table:table-cell office:value-type="float" office:value="3.03792619757094">
                <text:p>3.03792619757094</text:p>
              </table:table-cell>
            </table:table-row>
            <table:table-row>
              <table:table-cell office:value-type="float" office:value="0.237120445549338">
                <text:p>0.237120445549338</text:p>
              </table:table-cell>
              <table:table-cell office:value-type="float" office:value="2.95190126681045">
                <text:p>2.95190126681045</text:p>
              </table:table-cell>
              <table:table-cell office:value-type="float" office:value="3.07352150080043">
                <text:p>3.07352150080043</text:p>
              </table:table-cell>
            </table:table-row>
            <table:table-row>
              <table:table-cell office:value-type="float" office:value="0.239599457701167">
                <text:p>0.239599457701167</text:p>
              </table:table-cell>
              <table:table-cell office:value-type="float" office:value="2.99688617151547">
                <text:p>2.99688617151547</text:p>
              </table:table-cell>
              <table:table-cell office:value-type="float" office:value="3.1106340383651">
                <text:p>3.1106340383651</text:p>
              </table:table-cell>
            </table:table-row>
            <table:table-row>
              <table:table-cell office:value-type="float" office:value="0.242067299345264">
                <text:p>0.242067299345264</text:p>
              </table:table-cell>
              <table:table-cell office:value-type="float" office:value="3.03764861543697">
                <text:p>3.03764861543697</text:p>
              </table:table-cell>
              <table:table-cell office:value-type="float" office:value="3.14775111195227">
                <text:p>3.14775111195227</text:p>
              </table:table-cell>
            </table:table-row>
            <table:table-row>
              <table:table-cell office:value-type="float" office:value="0.244081945901958">
                <text:p>0.244081945901958</text:p>
              </table:table-cell>
              <table:table-cell office:value-type="float" office:value="3.07629424776688">
                <text:p>3.07629424776688</text:p>
              </table:table-cell>
              <table:table-cell office:value-type="float" office:value="3.17817905662534">
                <text:p>3.17817905662534</text:p>
              </table:table-cell>
            </table:table-row>
            <table:table-row>
              <table:table-cell office:value-type="float" office:value="0.246586103709523">
                <text:p>0.246586103709523</text:p>
              </table:table-cell>
              <table:table-cell office:value-type="float" office:value="3.12202350066285">
                <text:p>3.12202350066285</text:p>
              </table:table-cell>
              <table:table-cell office:value-type="float" office:value="3.21615948134823">
                <text:p>3.21615948134823</text:p>
              </table:table-cell>
            </table:table-row>
            <table:table-row>
              <table:table-cell office:value-type="float" office:value="0.249039142248453">
                <text:p>0.249039142248453</text:p>
              </table:table-cell>
              <table:table-cell office:value-type="float" office:value="3.1664216904591">
                <text:p>3.1664216904591</text:p>
              </table:table-cell>
              <table:table-cell office:value-type="float" office:value="3.25353567585441">
                <text:p>3.25353567585441</text:p>
              </table:table-cell>
            </table:table-row>
            <table:table-row>
              <table:table-cell office:value-type="float" office:value="0.251459273072778">
                <text:p>0.251459273072778</text:p>
              </table:table-cell>
              <table:table-cell office:value-type="float" office:value="3.21292317447071">
                <text:p>3.21292317447071</text:p>
              </table:table-cell>
              <table:table-cell office:value-type="float" office:value="3.29057640213102">
                <text:p>3.29057640213102</text:p>
              </table:table-cell>
            </table:table-row>
            <table:table-row>
              <table:table-cell office:value-type="float" office:value="0.253493004381986">
                <text:p>0.253493004381986</text:p>
              </table:table-cell>
              <table:table-cell office:value-type="float" office:value="3.25335061188024">
                <text:p>3.25335061188024</text:p>
              </table:table-cell>
              <table:table-cell office:value-type="float" office:value="3.32183062894577">
                <text:p>3.32183062894577</text:p>
              </table:table-cell>
            </table:table-row>
            <table:table-row>
              <table:table-cell office:value-type="float" office:value="0.255674758939262">
                <text:p>0.255674758939262</text:p>
              </table:table-cell>
              <table:table-cell office:value-type="float" office:value="3.29660408941598">
                <text:p>3.29660408941598</text:p>
              </table:table-cell>
              <table:table-cell office:value-type="float" office:value="3.35548906891874">
                <text:p>3.35548906891874</text:p>
              </table:table-cell>
            </table:table-row>
            <table:table-row>
              <table:table-cell office:value-type="float" office:value="0.258029748384958">
                <text:p>0.258029748384958</text:p>
              </table:table-cell>
              <table:table-cell office:value-type="float" office:value="3.33437323684035">
                <text:p>3.33437323684035</text:p>
              </table:table-cell>
              <table:table-cell office:value-type="float" office:value="3.39197036699427">
                <text:p>3.39197036699427</text:p>
              </table:table-cell>
            </table:table-row>
            <table:table-row>
              <table:table-cell office:value-type="float" office:value="0.260737476800148">
                <text:p>0.260737476800148</text:p>
              </table:table-cell>
              <table:table-cell office:value-type="float" office:value="3.37500412570925">
                <text:p>3.37500412570925</text:p>
              </table:table-cell>
              <table:table-cell office:value-type="float" office:value="3.43410884488947">
                <text:p>3.43410884488947</text:p>
              </table:table-cell>
            </table:table-row>
            <table:table-row>
              <table:table-cell office:value-type="float" office:value="0.262741822262779">
                <text:p>0.262741822262779</text:p>
              </table:table-cell>
              <table:table-cell office:value-type="float" office:value="3.4096516014895">
                <text:p>3.4096516014895</text:p>
              </table:table-cell>
              <table:table-cell office:value-type="float" office:value="3.46543395239893">
                <text:p>3.46543395239893</text:p>
              </table:table-cell>
            </table:table-row>
            <table:table-row>
              <table:table-cell office:value-type="float" office:value="0.265412844236331">
                <text:p>0.265412844236331</text:p>
              </table:table-cell>
              <table:table-cell office:value-type="float" office:value="3.44667552798632">
                <text:p>3.44667552798632</text:p>
              </table:table-cell>
              <table:table-cell office:value-type="float" office:value="3.50735398371169">
                <text:p>3.50735398371169</text:p>
              </table:table-cell>
            </table:table-row>
            <table:table-row>
              <table:table-cell office:value-type="float" office:value="0.267639447918306">
                <text:p>0.267639447918306</text:p>
              </table:table-cell>
              <table:table-cell office:value-type="float" office:value="3.48214483741753">
                <text:p>3.48214483741753</text:p>
              </table:table-cell>
              <table:table-cell office:value-type="float" office:value="3.54245257936748">
                <text:p>3.54245257936748</text:p>
              </table:table-cell>
            </table:table-row>
            <table:table-row>
              <table:table-cell office:value-type="float" office:value="0.270081621034986">
                <text:p>0.270081621034986</text:p>
              </table:table-cell>
              <table:table-cell office:value-type="float" office:value="3.51866674535275">
                <text:p>3.51866674535275</text:p>
              </table:table-cell>
              <table:table-cell office:value-type="float" office:value="3.5811096828297">
                <text:p>3.5811096828297</text:p>
              </table:table-cell>
            </table:table-row>
            <table:table-row>
              <table:table-cell office:value-type="float" office:value="0.272428437467583">
                <text:p>0.272428437467583</text:p>
              </table:table-cell>
              <table:table-cell office:value-type="float" office:value="3.55739820314465">
                <text:p>3.55739820314465</text:p>
              </table:table-cell>
              <table:table-cell office:value-type="float" office:value="3.61841551760088">
                <text:p>3.61841551760088</text:p>
              </table:table-cell>
            </table:table-row>
            <table:table-row>
              <table:table-cell office:value-type="float" office:value="0.274726288570582">
                <text:p>0.274726288570582</text:p>
              </table:table-cell>
              <table:table-cell office:value-type="float" office:value="3.5945433604387">
                <text:p>3.5945433604387</text:p>
              </table:table-cell>
              <table:table-cell office:value-type="float" office:value="3.65509314674006">
                <text:p>3.65509314674006</text:p>
              </table:table-cell>
            </table:table-row>
            <table:table-row>
              <table:table-cell office:value-type="float" office:value="0.276925668593346">
                <text:p>0.276925668593346</text:p>
              </table:table-cell>
              <table:table-cell office:value-type="float" office:value="3.63364114577009">
                <text:p>3.63364114577009</text:p>
              </table:table-cell>
              <table:table-cell office:value-type="float" office:value="3.69033817647618">
                <text:p>3.69033817647618</text:p>
              </table:table-cell>
            </table:table-row>
            <table:table-row>
              <table:table-cell office:value-type="float" office:value="0.279575560081967">
                <text:p>0.279575560081967</text:p>
              </table:table-cell>
              <table:table-cell office:value-type="float" office:value="3.67172606373969">
                <text:p>3.67172606373969</text:p>
              </table:table-cell>
              <table:table-cell office:value-type="float" office:value="3.7329834443245">
                <text:p>3.7329834443245</text:p>
              </table:table-cell>
            </table:table-row>
            <table:table-row>
              <table:table-cell office:value-type="float" office:value="0.281936961884871">
                <text:p>0.281936961884871</text:p>
              </table:table-cell>
              <table:table-cell office:value-type="float" office:value="3.70861606598282">
                <text:p>3.70861606598282</text:p>
              </table:table-cell>
              <table:table-cell office:value-type="float" office:value="3.77115248512162">
                <text:p>3.77115248512162</text:p>
              </table:table-cell>
            </table:table-row>
            <table:table-row>
              <table:table-cell office:value-type="float" office:value="0.284262809900846">
                <text:p>0.284262809900846</text:p>
              </table:table-cell>
              <table:table-cell office:value-type="float" office:value="3.75140802961456">
                <text:p>3.75140802961456</text:p>
              </table:table-cell>
              <table:table-cell office:value-type="float" office:value="3.80890023228693">
                <text:p>3.80890023228693</text:p>
              </table:table-cell>
            </table:table-row>
            <table:table-row>
              <table:table-cell office:value-type="float" office:value="0.286711894863845">
                <text:p>0.286711894863845</text:p>
              </table:table-cell>
              <table:table-cell office:value-type="float" office:value="3.78789145035837">
                <text:p>3.78789145035837</text:p>
              </table:table-cell>
              <table:table-cell office:value-type="float" office:value="3.84881261118705">
                <text:p>3.84881261118705</text:p>
              </table:table-cell>
            </table:table-row>
            <table:table-row>
              <table:table-cell office:value-type="float" office:value="0.28883238651195">
                <text:p>0.28883238651195</text:p>
              </table:table-cell>
              <table:table-cell office:value-type="float" office:value="3.8266926411451">
                <text:p>3.8266926411451</text:p>
              </table:table-cell>
              <table:table-cell office:value-type="float" office:value="3.88350628695004">
                <text:p>3.88350628695004</text:p>
              </table:table-cell>
            </table:table-row>
            <table:table-row>
              <table:table-cell office:value-type="float" office:value="0.291266293131274">
                <text:p>0.291266293131274</text:p>
              </table:table-cell>
              <table:table-cell office:value-type="float" office:value="3.86785652853703">
                <text:p>3.86785652853703</text:p>
              </table:table-cell>
              <table:table-cell office:value-type="float" office:value="3.92348375592927">
                <text:p>3.92348375592927</text:p>
              </table:table-cell>
            </table:table-row>
            <table:table-row>
              <table:table-cell office:value-type="float" office:value="0.293659370852935">
                <text:p>0.293659370852935</text:p>
              </table:table-cell>
              <table:table-cell office:value-type="float" office:value="3.90847917864174">
                <text:p>3.90847917864174</text:p>
              </table:table-cell>
              <table:table-cell office:value-type="float" office:value="3.96295312753136">
                <text:p>3.96295312753136</text:p>
              </table:table-cell>
            </table:table-row>
            <table:table-row>
              <table:table-cell office:value-type="float" office:value="0.295834315558188">
                <text:p>0.295834315558188</text:p>
              </table:table-cell>
              <table:table-cell office:value-type="float" office:value="3.94967696428509">
                <text:p>3.94967696428509</text:p>
              </table:table-cell>
              <table:table-cell office:value-type="float" office:value="3.99896458763984">
                <text:p>3.99896458763984</text:p>
              </table:table-cell>
            </table:table-row>
            <table:table-row>
              <table:table-cell office:value-type="float" office:value="0.298289311920751">
                <text:p>0.298289311920751</text:p>
              </table:table-cell>
              <table:table-cell office:value-type="float" office:value="3.99124523367411">
                <text:p>3.99124523367411</text:p>
              </table:table-cell>
              <table:table-cell office:value-type="float" office:value="4.03977290457645">
                <text:p>4.03977290457645</text:p>
              </table:table-cell>
            </table:table-row>
            <table:table-row>
              <table:table-cell office:value-type="float" office:value="0.300429889873874">
                <text:p>0.300429889873874</text:p>
              </table:table-cell>
              <table:table-cell office:value-type="float" office:value="4.02604714957948">
                <text:p>4.02604714957948</text:p>
              </table:table-cell>
              <table:table-cell office:value-type="float" office:value="4.07549319198101">
                <text:p>4.07549319198101</text:p>
              </table:table-cell>
            </table:table-row>
            <table:table-row>
              <table:table-cell office:value-type="float" office:value="0.302912506569146">
                <text:p>0.302912506569146</text:p>
              </table:table-cell>
              <table:table-cell office:value-type="float" office:value="4.06729137770123">
                <text:p>4.06729137770123</text:p>
              </table:table-cell>
              <table:table-cell office:value-type="float" office:value="4.11708264305969">
                <text:p>4.11708264305969</text:p>
              </table:table-cell>
            </table:table-row>
            <table:table-row>
              <table:table-cell office:value-type="float" office:value="0.305042548088669">
                <text:p>0.305042548088669</text:p>
              </table:table-cell>
              <table:table-cell office:value-type="float" office:value="4.10366819392947">
                <text:p>4.10366819392947</text:p>
              </table:table-cell>
              <table:table-cell office:value-type="float" office:value="4.15290390071572">
                <text:p>4.15290390071572</text:p>
              </table:table-cell>
            </table:table-row>
            <table:table-row>
              <table:table-cell office:value-type="float" office:value="0.307676339874">
                <text:p>0.307676339874</text:p>
              </table:table-cell>
              <table:table-cell office:value-type="float" office:value="4.14032758213974">
                <text:p>4.14032758213974</text:p>
              </table:table-cell>
              <table:table-cell office:value-type="float" office:value="4.19737334372866">
                <text:p>4.19737334372866</text:p>
              </table:table-cell>
            </table:table-row>
            <table:table-row>
              <table:table-cell office:value-type="float" office:value="0.309771397525295">
                <text:p>0.309771397525295</text:p>
              </table:table-cell>
              <table:table-cell office:value-type="float" office:value="4.17869716898261">
                <text:p>4.17869716898261</text:p>
              </table:table-cell>
              <table:table-cell office:value-type="float" office:value="4.2328860905081">
                <text:p>4.2328860905081</text:p>
              </table:table-cell>
            </table:table-row>
            <table:table-row>
              <table:table-cell office:value-type="float" office:value="0.312464927964778">
                <text:p>0.312464927964778</text:p>
              </table:table-cell>
              <table:table-cell office:value-type="float" office:value="4.2191780932594">
                <text:p>4.2191780932594</text:p>
              </table:table-cell>
              <table:table-cell office:value-type="float" office:value="4.27872486187018">
                <text:p>4.27872486187018</text:p>
              </table:table-cell>
            </table:table-row>
            <table:table-row>
              <table:table-cell office:value-type="float" office:value="0.314552722291501">
                <text:p>0.314552722291501</text:p>
              </table:table-cell>
              <table:table-cell office:value-type="float" office:value="4.26283495993597">
                <text:p>4.26283495993597</text:p>
              </table:table-cell>
              <table:table-cell office:value-type="float" office:value="4.31439560714743">
                <text:p>4.31439560714743</text:p>
              </table:table-cell>
            </table:table-row>
            <table:table-row>
              <table:table-cell office:value-type="float" office:value="0.316808660706269">
                <text:p>0.316808660706269</text:p>
              </table:table-cell>
              <table:table-cell office:value-type="float" office:value="4.30162920595115">
                <text:p>4.30162920595115</text:p>
              </table:table-cell>
              <table:table-cell office:value-type="float" office:value="4.35307703078238">
                <text:p>4.35307703078238</text:p>
              </table:table-cell>
            </table:table-row>
            <table:table-row>
              <table:table-cell office:value-type="float" office:value="0.319162269153449">
                <text:p>0.319162269153449</text:p>
              </table:table-cell>
              <table:table-cell office:value-type="float" office:value="4.34336191262284">
                <text:p>4.34336191262284</text:p>
              </table:table-cell>
              <table:table-cell office:value-type="float" office:value="4.39358579808518">
                <text:p>4.39358579808518</text:p>
              </table:table-cell>
            </table:table-row>
            <table:table-row>
              <table:table-cell office:value-type="float" office:value="0.321729426820516">
                <text:p>0.321729426820516</text:p>
              </table:table-cell>
              <table:table-cell office:value-type="float" office:value="4.38853922924709">
                <text:p>4.38853922924709</text:p>
              </table:table-cell>
              <table:table-cell office:value-type="float" office:value="4.43794777131228">
                <text:p>4.43794777131228</text:p>
              </table:table-cell>
            </table:table-row>
            <table:table-row>
              <table:table-cell office:value-type="float" office:value="0.32383621427487">
                <text:p>0.32383621427487</text:p>
              </table:table-cell>
              <table:table-cell office:value-type="float" office:value="4.42965615948564">
                <text:p>4.42965615948564</text:p>
              </table:table-cell>
              <table:table-cell office:value-type="float" office:value="4.47449282690435">
                <text:p>4.47449282690435</text:p>
              </table:table-cell>
            </table:table-row>
            <table:table-row>
              <table:table-cell office:value-type="float" office:value="0.326713223366922">
                <text:p>0.326713223366922</text:p>
              </table:table-cell>
              <table:table-cell office:value-type="float" office:value="4.47198247802213">
                <text:p>4.47198247802213</text:p>
              </table:table-cell>
              <table:table-cell office:value-type="float" office:value="4.52460015091772">
                <text:p>4.52460015091772</text:p>
              </table:table-cell>
            </table:table-row>
            <table:table-row>
              <table:table-cell office:value-type="float" office:value="0.328867361271308">
                <text:p>0.328867361271308</text:p>
              </table:table-cell>
              <table:table-cell office:value-type="float" office:value="4.51849271756392">
                <text:p>4.51849271756392</text:p>
              </table:table-cell>
              <table:table-cell office:value-type="float" office:value="4.56227010198107">
                <text:p>4.56227010198107</text:p>
              </table:table-cell>
            </table:table-row>
            <table:table-row>
              <table:table-cell office:value-type="float" office:value="0.331230945216996">
                <text:p>0.331230945216996</text:p>
              </table:table-cell>
              <table:table-cell office:value-type="float" office:value="4.56272854011572">
                <text:p>4.56272854011572</text:p>
              </table:table-cell>
              <table:table-cell office:value-type="float" office:value="4.60375292742436">
                <text:p>4.60375292742436</text:p>
              </table:table-cell>
            </table:table-row>
            <table:table-row>
              <table:table-cell office:value-type="float" office:value="0.333409585050728">
                <text:p>0.333409585050728</text:p>
              </table:table-cell>
              <table:table-cell office:value-type="float" office:value="4.6054970180035">
                <text:p>4.6054970180035</text:p>
              </table:table-cell>
              <table:table-cell office:value-type="float" office:value="4.64212906698864">
                <text:p>4.64212906698864</text:p>
              </table:table-cell>
            </table:table-row>
            <table:table-row>
              <table:table-cell office:value-type="float" office:value="0.335942620087493">
                <text:p>0.335942620087493</text:p>
              </table:table-cell>
              <table:table-cell office:value-type="float" office:value="4.65428497689039">
                <text:p>4.65428497689039</text:p>
              </table:table-cell>
              <table:table-cell office:value-type="float" office:value="4.68691570246981">
                <text:p>4.68691570246981</text:p>
              </table:table-cell>
            </table:table-row>
            <table:table-row>
              <table:table-cell office:value-type="float" office:value="0.337991150391663">
                <text:p>0.337991150391663</text:p>
              </table:table-cell>
              <table:table-cell office:value-type="float" office:value="4.69940179131715">
                <text:p>4.69940179131715</text:p>
              </table:table-cell>
              <table:table-cell office:value-type="float" office:value="4.72326785442845">
                <text:p>4.72326785442845</text:p>
              </table:table-cell>
            </table:table-row>
            <table:table-row>
              <table:table-cell office:value-type="float" office:value="0.340578574492013">
                <text:p>0.340578574492013</text:p>
              </table:table-cell>
              <table:table-cell office:value-type="float" office:value="4.74805586400273">
                <text:p>4.74805586400273</text:p>
              </table:table-cell>
              <table:table-cell office:value-type="float" office:value="4.76935170626501">
                <text:p>4.76935170626501</text:p>
              </table:table-cell>
            </table:table-row>
            <table:table-row>
              <table:table-cell office:value-type="float" office:value="0.342878402839671">
                <text:p>0.342878402839671</text:p>
              </table:table-cell>
              <table:table-cell office:value-type="float" office:value="4.78851426294617">
                <text:p>4.78851426294617</text:p>
              </table:table-cell>
              <table:table-cell office:value-type="float" office:value="4.81047141815543">
                <text:p>4.81047141815543</text:p>
              </table:table-cell>
            </table:table-row>
            <table:table-row>
              <table:table-cell office:value-type="float" office:value="0.3452313248542">
                <text:p>0.3452313248542</text:p>
              </table:table-cell>
              <table:table-cell office:value-type="float" office:value="4.83236793959696">
                <text:p>4.83236793959696</text:p>
              </table:table-cell>
              <table:table-cell office:value-type="float" office:value="4.85269444793264">
                <text:p>4.85269444793264</text:p>
              </table:table-cell>
            </table:table-row>
            <table:table-row>
              <table:table-cell office:value-type="float" office:value="0.347325153133387">
                <text:p>0.347325153133387</text:p>
              </table:table-cell>
              <table:table-cell office:value-type="float" office:value="4.88454657335692">
                <text:p>4.88454657335692</text:p>
              </table:table-cell>
              <table:table-cell office:value-type="float" office:value="4.89039905901979">
                <text:p>4.89039905901979</text:p>
              </table:table-cell>
            </table:table-row>
            <table:table-row>
              <table:table-cell office:value-type="float" office:value="0.349924721612591">
                <text:p>0.349924721612591</text:p>
              </table:table-cell>
              <table:table-cell office:value-type="float" office:value="4.92754064656392">
                <text:p>4.92754064656392</text:p>
              </table:table-cell>
              <table:table-cell office:value-type="float" office:value="4.9373824507152">
                <text:p>4.9373824507152</text:p>
              </table:table-cell>
            </table:table-row>
            <table:table-row>
              <table:table-cell office:value-type="float" office:value="0.352172983454891">
                <text:p>0.352172983454891</text:p>
              </table:table-cell>
              <table:table-cell office:value-type="float" office:value="4.96655560033287">
                <text:p>4.96655560033287</text:p>
              </table:table-cell>
              <table:table-cell office:value-type="float" office:value="4.97816984038639">
                <text:p>4.97816984038639</text:p>
              </table:table-cell>
            </table:table-row>
            <table:table-row>
              <table:table-cell office:value-type="float" office:value="0.35432300480517">
                <text:p>0.35432300480517</text:p>
              </table:table-cell>
              <table:table-cell office:value-type="float" office:value="5.01497196565046">
                <text:p>5.01497196565046</text:p>
              </table:table-cell>
              <table:table-cell office:value-type="float" office:value="5.01730802706994">
                <text:p>5.01730802706994</text:p>
              </table:table-cell>
            </table:table-row>
            <table:table-row>
              <table:table-cell office:value-type="float" office:value="0.356702799144656">
                <text:p>0.356702799144656</text:p>
              </table:table-cell>
              <table:table-cell office:value-type="float" office:value="5.06264152489974">
                <text:p>5.06264152489974</text:p>
              </table:table-cell>
              <table:table-cell office:value-type="float" office:value="5.06078058968608">
                <text:p>5.06078058968608</text:p>
              </table:table-cell>
            </table:table-row>
            <table:table-row>
              <table:table-cell office:value-type="float" office:value="0.359412500944537">
                <text:p>0.359412500944537</text:p>
              </table:table-cell>
              <table:table-cell office:value-type="float" office:value="5.11383304976712">
                <text:p>5.11383304976712</text:p>
              </table:table-cell>
              <table:table-cell office:value-type="float" office:value="5.11047372950989">
                <text:p>5.11047372950989</text:p>
              </table:table-cell>
            </table:table-row>
            <table:table-row>
              <table:table-cell office:value-type="float" office:value="0.361504710332811">
                <text:p>0.361504710332811</text:p>
              </table:table-cell>
              <table:table-cell office:value-type="float" office:value="5.1600034062191">
                <text:p>5.1600034062191</text:p>
              </table:table-cell>
              <table:table-cell office:value-type="float" office:value="5.14898404946512">
                <text:p>5.14898404946512</text:p>
              </table:table-cell>
            </table:table-row>
            <table:table-row>
              <table:table-cell office:value-type="float" office:value="0.363778322582057">
                <text:p>0.363778322582057</text:p>
              </table:table-cell>
              <table:table-cell office:value-type="float" office:value="5.20401002144164">
                <text:p>5.20401002144164</text:p>
              </table:table-cell>
              <table:table-cell office:value-type="float" office:value="5.19097302768962">
                <text:p>5.19097302768962</text:p>
              </table:table-cell>
            </table:table-row>
            <table:table-row>
              <table:table-cell office:value-type="float" office:value="0.36615317083088">
                <text:p>0.36615317083088</text:p>
              </table:table-cell>
              <table:table-cell office:value-type="float" office:value="5.25602685670352">
                <text:p>5.25602685670352</text:p>
              </table:table-cell>
              <table:table-cell office:value-type="float" office:value="5.23498695152047">
                <text:p>5.23498695152047</text:p>
              </table:table-cell>
            </table:table-row>
            <table:table-row>
              <table:table-cell office:value-type="float" office:value="0.368720295166361">
                <text:p>0.368720295166361</text:p>
              </table:table-cell>
              <table:table-cell office:value-type="float" office:value="5.30210113853543">
                <text:p>5.30210113853543</text:p>
              </table:table-cell>
              <table:table-cell office:value-type="float" office:value="5.2827428980447">
                <text:p>5.2827428980447</text:p>
              </table:table-cell>
            </table:table-row>
            <table:table-row>
              <table:table-cell office:value-type="float" office:value="0.37104041415338">
                <text:p>0.37104041415338</text:p>
              </table:table-cell>
              <table:table-cell office:value-type="float" office:value="5.3523592903782">
                <text:p>5.3523592903782</text:p>
              </table:table-cell>
              <table:table-cell office:value-type="float" office:value="5.32606336842297">
                <text:p>5.32606336842297</text:p>
              </table:table-cell>
            </table:table-row>
            <table:table-row>
              <table:table-cell office:value-type="float" office:value="0.373075648553713">
                <text:p>0.373075648553713</text:p>
              </table:table-cell>
              <table:table-cell office:value-type="float" office:value="5.40566747456877">
                <text:p>5.40566747456877</text:p>
              </table:table-cell>
              <table:table-cell office:value-type="float" office:value="5.36418928905063">
                <text:p>5.36418928905063</text:p>
              </table:table-cell>
            </table:table-row>
            <table:table-row>
              <table:table-cell office:value-type="float" office:value="0.375535190933609">
                <text:p>0.375535190933609</text:p>
              </table:table-cell>
              <table:table-cell office:value-type="float" office:value="5.45949955827311">
                <text:p>5.45949955827311</text:p>
              </table:table-cell>
              <table:table-cell office:value-type="float" office:value="5.41041928919322">
                <text:p>5.41041928919322</text:p>
              </table:table-cell>
            </table:table-row>
            <table:table-row>
              <table:table-cell office:value-type="float" office:value="0.378054498507149">
                <text:p>0.378054498507149</text:p>
              </table:table-cell>
              <table:table-cell office:value-type="float" office:value="5.504673307043">
                <text:p>5.504673307043</text:p>
              </table:table-cell>
              <table:table-cell office:value-type="float" office:value="5.45794912921773">
                <text:p>5.45794912921773</text:p>
              </table:table-cell>
            </table:table-row>
            <table:table-row>
              <table:table-cell office:value-type="float" office:value="0.380389686432586">
                <text:p>0.380389686432586</text:p>
              </table:table-cell>
              <table:table-cell office:value-type="float" office:value="5.54804432297947">
                <text:p>5.54804432297947</text:p>
              </table:table-cell>
              <table:table-cell office:value-type="float" office:value="5.50216482417038">
                <text:p>5.50216482417038</text:p>
              </table:table-cell>
            </table:table-row>
            <table:table-row>
              <table:table-cell office:value-type="float" office:value="0.382434496056847">
                <text:p>0.382434496056847</text:p>
              </table:table-cell>
              <table:table-cell office:value-type="float" office:value="5.60122852195154">
                <text:p>5.60122852195154</text:p>
              </table:table-cell>
              <table:table-cell office:value-type="float" office:value="5.5410083552018">
                <text:p>5.5410083552018</text:p>
              </table:table-cell>
            </table:table-row>
            <table:table-row>
              <table:table-cell office:value-type="float" office:value="0.384870833968191">
                <text:p>0.384870833968191</text:p>
              </table:table-cell>
              <table:table-cell office:value-type="float" office:value="5.65137999417787">
                <text:p>5.65137999417787</text:p>
              </table:table-cell>
              <table:table-cell office:value-type="float" office:value="5.58744302986589">
                <text:p>5.58744302986589</text:p>
              </table:table-cell>
            </table:table-row>
            <table:table-row>
              <table:table-cell office:value-type="float" office:value="0.387429618300867">
                <text:p>0.387429618300867</text:p>
              </table:table-cell>
              <table:table-cell office:value-type="float" office:value="5.70459086952164">
                <text:p>5.70459086952164</text:p>
              </table:table-cell>
              <table:table-cell office:value-type="float" office:value="5.63639127035873">
                <text:p>5.63639127035873</text:p>
              </table:table-cell>
            </table:table-row>
            <table:table-row>
              <table:table-cell office:value-type="float" office:value="0.389942114558549">
                <text:p>0.389942114558549</text:p>
              </table:table-cell>
              <table:table-cell office:value-type="float" office:value="5.75902193770498">
                <text:p>5.75902193770498</text:p>
              </table:table-cell>
              <table:table-cell office:value-type="float" office:value="5.68463331646851">
                <text:p>5.68463331646851</text:p>
              </table:table-cell>
            </table:table-row>
            <table:table-row>
              <table:table-cell office:value-type="float" office:value="0.392184389186269">
                <text:p>0.392184389186269</text:p>
              </table:table-cell>
              <table:table-cell office:value-type="float" office:value="5.80877423028306">
                <text:p>5.80877423028306</text:p>
              </table:table-cell>
              <table:table-cell office:value-type="float" office:value="5.72783688596433">
                <text:p>5.72783688596433</text:p>
              </table:table-cell>
            </table:table-row>
            <table:table-row>
              <table:table-cell office:value-type="float" office:value="0.394329881292271">
                <text:p>0.394329881292271</text:p>
              </table:table-cell>
              <table:table-cell office:value-type="float" office:value="5.85704652222081">
                <text:p>5.85704652222081</text:p>
              </table:table-cell>
              <table:table-cell office:value-type="float" office:value="5.76930812785656">
                <text:p>5.76930812785656</text:p>
              </table:table-cell>
            </table:table-row>
            <table:table-row>
              <table:table-cell office:value-type="float" office:value="0.396788955635738">
                <text:p>0.396788955635738</text:p>
              </table:table-cell>
              <table:table-cell office:value-type="float" office:value="5.90371492333811">
                <text:p>5.90371492333811</text:p>
              </table:table-cell>
              <table:table-cell office:value-type="float" office:value="5.81700006391279">
                <text:p>5.81700006391279</text:p>
              </table:table-cell>
            </table:table-row>
            <table:table-row>
              <table:table-cell office:value-type="float" office:value="0.398863975909047">
                <text:p>0.398863975909047</text:p>
              </table:table-cell>
              <table:table-cell office:value-type="float" office:value="5.95169393418983">
                <text:p>5.95169393418983</text:p>
              </table:table-cell>
              <table:table-cell office:value-type="float" office:value="5.85737592864789">
                <text:p>5.85737592864789</text:p>
              </table:table-cell>
            </table:table-row>
            <table:table-row>
              <table:table-cell office:value-type="float" office:value="0.401567729417744">
                <text:p>0.401567729417744</text:p>
              </table:table-cell>
              <table:table-cell office:value-type="float" office:value="6.00011247379115">
                <text:p>6.00011247379115</text:p>
              </table:table-cell>
              <table:table-cell office:value-type="float" office:value="5.91016751328079">
                <text:p>5.91016751328079</text:p>
              </table:table-cell>
            </table:table-row>
            <table:table-row>
              <table:table-cell office:value-type="float" office:value="0.403994789436694">
                <text:p>0.403994789436694</text:p>
              </table:table-cell>
              <table:table-cell office:value-type="float" office:value="6.04901515636063">
                <text:p>6.04901515636063</text:p>
              </table:table-cell>
              <table:table-cell office:value-type="float" office:value="5.95773178570463">
                <text:p>5.95773178570463</text:p>
              </table:table-cell>
            </table:table-row>
            <table:table-row>
              <table:table-cell office:value-type="float" office:value="0.406401411262887">
                <text:p>0.406401411262887</text:p>
              </table:table-cell>
              <table:table-cell office:value-type="float" office:value="6.09473767509652">
                <text:p>6.09473767509652</text:p>
              </table:table-cell>
              <table:table-cell office:value-type="float" office:value="6.00505919412674">
                <text:p>6.00505919412674</text:p>
              </table:table-cell>
            </table:table-row>
            <table:table-row>
              <table:table-cell office:value-type="float" office:value="0.408462188869467">
                <text:p>0.408462188869467</text:p>
              </table:table-cell>
              <table:table-cell office:value-type="float" office:value="6.14347183654529">
                <text:p>6.14347183654529</text:p>
              </table:table-cell>
              <table:table-cell office:value-type="float" office:value="6.0457149370604">
                <text:p>6.0457149370604</text:p>
              </table:table-cell>
            </table:table-row>
            <table:table-row>
              <table:table-cell office:value-type="float" office:value="0.41075409005431">
                <text:p>0.41075409005431</text:p>
              </table:table-cell>
              <table:table-cell office:value-type="float" office:value="6.18745485601173">
                <text:p>6.18745485601173</text:p>
              </table:table-cell>
              <table:table-cell office:value-type="float" office:value="6.09107072719618">
                <text:p>6.09107072719618</text:p>
              </table:table-cell>
            </table:table-row>
            <table:table-row>
              <table:table-cell office:value-type="float" office:value="0.412959496585048">
                <text:p>0.412959496585048</text:p>
              </table:table-cell>
              <table:table-cell office:value-type="float" office:value="6.23765819019736">
                <text:p>6.23765819019736</text:p>
              </table:table-cell>
              <table:table-cell office:value-type="float" office:value="6.13485437435606">
                <text:p>6.13485437435606</text:p>
              </table:table-cell>
            </table:table-row>
            <table:table-row>
              <table:table-cell office:value-type="float" office:value="0.415217932677618">
                <text:p>0.415217932677618</text:p>
              </table:table-cell>
              <table:table-cell office:value-type="float" office:value="6.29396308560039">
                <text:p>6.29396308560039</text:p>
              </table:table-cell>
              <table:table-cell office:value-type="float" office:value="6.1798326535852">
                <text:p>6.1798326535852</text:p>
              </table:table-cell>
            </table:table-row>
            <table:table-row>
              <table:table-cell office:value-type="float" office:value="0.417547895736913">
                <text:p>0.417547895736913</text:p>
              </table:table-cell>
              <table:table-cell office:value-type="float" office:value="6.34389454138568">
                <text:p>6.34389454138568</text:p>
              </table:table-cell>
              <table:table-cell office:value-type="float" office:value="6.22638585933402">
                <text:p>6.22638585933402</text:p>
              </table:table-cell>
            </table:table-row>
            <table:table-row>
              <table:table-cell office:value-type="float" office:value="0.420212576981557">
                <text:p>0.420212576981557</text:p>
              </table:table-cell>
              <table:table-cell office:value-type="float" office:value="6.39840809283561">
                <text:p>6.39840809283561</text:p>
              </table:table-cell>
              <table:table-cell office:value-type="float" office:value="6.27981407100126">
                <text:p>6.27981407100126</text:p>
              </table:table-cell>
            </table:table-row>
            <table:table-row>
              <table:table-cell office:value-type="float" office:value="0.422249949398491">
                <text:p>0.422249949398491</text:p>
              </table:table-cell>
              <table:table-cell office:value-type="float" office:value="6.44468407988736">
                <text:p>6.44468407988736</text:p>
              </table:table-cell>
              <table:table-cell office:value-type="float" office:value="6.32079920971651">
                <text:p>6.32079920971651</text:p>
              </table:table-cell>
            </table:table-row>
            <table:table-row>
              <table:table-cell office:value-type="float" office:value="0.424748767855726">
                <text:p>0.424748767855726</text:p>
              </table:table-cell>
              <table:table-cell office:value-type="float" office:value="6.50115475179745">
                <text:p>6.50115475179745</text:p>
              </table:table-cell>
              <table:table-cell office:value-type="float" office:value="6.37122658809729">
                <text:p>6.37122658809729</text:p>
              </table:table-cell>
            </table:table-row>
            <table:table-row>
              <table:table-cell office:value-type="float" office:value="0.426878626487463">
                <text:p>0.426878626487463</text:p>
              </table:table-cell>
              <table:table-cell office:value-type="float" office:value="6.55234142841134">
                <text:p>6.55234142841134</text:p>
              </table:table-cell>
              <table:table-cell office:value-type="float" office:value="6.41434688405999">
                <text:p>6.41434688405999</text:p>
              </table:table-cell>
            </table:table-row>
            <table:table-row>
              <table:table-cell office:value-type="float" office:value="0.429244035448842">
                <text:p>0.429244035448842</text:p>
              </table:table-cell>
              <table:table-cell office:value-type="float" office:value="6.61352537702362">
                <text:p>6.61352537702362</text:p>
              </table:table-cell>
              <table:table-cell office:value-type="float" office:value="6.46238564860526">
                <text:p>6.46238564860526</text:p>
              </table:table-cell>
            </table:table-row>
            <table:table-row>
              <table:table-cell office:value-type="float" office:value="0.431595717892167">
                <text:p>0.431595717892167</text:p>
              </table:table-cell>
              <table:table-cell office:value-type="float" office:value="6.67136590783316">
                <text:p>6.67136590783316</text:p>
              </table:table-cell>
              <table:table-cell office:value-type="float" office:value="6.51030172221969">
                <text:p>6.51030172221969</text:p>
              </table:table-cell>
            </table:table-row>
            <table:table-row>
              <table:table-cell office:value-type="float" office:value="0.434561539946154">
                <text:p>0.434561539946154</text:p>
              </table:table-cell>
              <table:table-cell office:value-type="float" office:value="6.72437610362623">
                <text:p>6.72437610362623</text:p>
              </table:table-cell>
              <table:table-cell office:value-type="float" office:value="6.57095292590743">
                <text:p>6.57095292590743</text:p>
              </table:table-cell>
            </table:table-row>
            <table:table-row>
              <table:table-cell office:value-type="float" office:value="0.436544197307128">
                <text:p>0.436544197307128</text:p>
              </table:table-cell>
              <table:table-cell office:value-type="float" office:value="6.78415480844763">
                <text:p>6.78415480844763</text:p>
              </table:table-cell>
              <table:table-cell office:value-type="float" office:value="6.61163640625587">
                <text:p>6.61163640625587</text:p>
              </table:table-cell>
            </table:table-row>
            <table:table-row>
              <table:table-cell office:value-type="float" office:value="0.438968857896749">
                <text:p>0.438968857896749</text:p>
              </table:table-cell>
              <table:table-cell office:value-type="float" office:value="6.83566108540944">
                <text:p>6.83566108540944</text:p>
              </table:table-cell>
              <table:table-cell office:value-type="float" office:value="6.66154000291172">
                <text:p>6.66154000291172</text:p>
              </table:table-cell>
            </table:table-row>
            <table:table-row>
              <table:table-cell office:value-type="float" office:value="0.44101632486623">
                <text:p>0.44101632486623</text:p>
              </table:table-cell>
              <table:table-cell office:value-type="float" office:value="6.88587266375174">
                <text:p>6.88587266375174</text:p>
              </table:table-cell>
              <table:table-cell office:value-type="float" office:value="6.70380915157331">
                <text:p>6.70380915157331</text:p>
              </table:table-cell>
            </table:table-row>
            <table:table-row>
              <table:table-cell office:value-type="float" office:value="0.443682285358286">
                <text:p>0.443682285358286</text:p>
              </table:table-cell>
              <table:table-cell office:value-type="float" office:value="6.93862553012652">
                <text:p>6.93862553012652</text:p>
              </table:table-cell>
              <table:table-cell office:value-type="float" office:value="6.7590236552027">
                <text:p>6.7590236552027</text:p>
              </table:table-cell>
            </table:table-row>
            <table:table-row>
              <table:table-cell office:value-type="float" office:value="0.445959758613163">
                <text:p>0.445959758613163</text:p>
              </table:table-cell>
              <table:table-cell office:value-type="float" office:value="6.99375340732401">
                <text:p>6.99375340732401</text:p>
              </table:table-cell>
              <table:table-cell office:value-type="float" office:value="6.80635063612664">
                <text:p>6.80635063612664</text:p>
              </table:table-cell>
            </table:table-row>
            <table:table-row>
              <table:table-cell office:value-type="float" office:value="0.448413528009852">
                <text:p>0.448413528009852</text:p>
              </table:table-cell>
              <table:table-cell office:value-type="float" office:value="7.04634705556309">
                <text:p>7.04634705556309</text:p>
              </table:table-cell>
              <table:table-cell office:value-type="float" office:value="6.85750447800967">
                <text:p>6.85750447800967</text:p>
              </table:table-cell>
            </table:table-row>
            <table:table-row>
              <table:table-cell office:value-type="float" office:value="0.450719417688386">
                <text:p>0.450719417688386</text:p>
              </table:table-cell>
              <table:table-cell office:value-type="float" office:value="7.11040471533525">
                <text:p>7.11040471533525</text:p>
              </table:table-cell>
              <table:table-cell office:value-type="float" office:value="6.90572988556233">
                <text:p>6.90572988556233</text:p>
              </table:table-cell>
            </table:table-row>
            <table:table-row>
              <table:table-cell office:value-type="float" office:value="0.452838733620122">
                <text:p>0.452838733620122</text:p>
              </table:table-cell>
              <table:table-cell office:value-type="float" office:value="7.16665152437113">
                <text:p>7.16665152437113</text:p>
              </table:table-cell>
              <table:table-cell office:value-type="float" office:value="6.95018524073183">
                <text:p>6.95018524073183</text:p>
              </table:table-cell>
            </table:table-row>
            <table:table-row>
              <table:table-cell office:value-type="float" office:value="0.455222821447018">
                <text:p>0.455222821447018</text:p>
              </table:table-cell>
              <table:table-cell office:value-type="float" office:value="7.2325243164777">
                <text:p>7.2325243164777</text:p>
              </table:table-cell>
              <table:table-cell office:value-type="float" office:value="7.00034558598445">
                <text:p>7.00034558598445</text:p>
              </table:table-cell>
            </table:table-row>
            <table:table-row>
              <table:table-cell office:value-type="float" office:value="0.457257133704707">
                <text:p>0.457257133704707</text:p>
              </table:table-cell>
              <table:table-cell office:value-type="float" office:value="7.28756090111381">
                <text:p>7.28756090111381</text:p>
              </table:table-cell>
              <table:table-cell office:value-type="float" office:value="7.04327324595486">
                <text:p>7.04327324595486</text:p>
              </table:table-cell>
            </table:table-row>
            <table:table-row>
              <table:table-cell office:value-type="float" office:value="0.459676432749337">
                <text:p>0.459676432749337</text:p>
              </table:table-cell>
              <table:table-cell office:value-type="float" office:value="7.33622721565498">
                <text:p>7.33622721565498</text:p>
              </table:table-cell>
              <table:table-cell office:value-type="float" office:value="7.09447641991283">
                <text:p>7.09447641991283</text:p>
              </table:table-cell>
            </table:table-row>
            <table:table-row>
              <table:table-cell office:value-type="float" office:value="0.462148866996444">
                <text:p>0.462148866996444</text:p>
              </table:table-cell>
              <table:table-cell office:value-type="float" office:value="7.39248296649072">
                <text:p>7.39248296649072</text:p>
              </table:table-cell>
              <table:table-cell office:value-type="float" office:value="7.14697434057034">
                <text:p>7.14697434057034</text:p>
              </table:table-cell>
            </table:table-row>
            <table:table-row>
              <table:table-cell office:value-type="float" office:value="0.4642998742814">
                <text:p>0.4642998742814</text:p>
              </table:table-cell>
              <table:table-cell office:value-type="float" office:value="7.44486351223747">
                <text:p>7.44486351223747</text:p>
              </table:table-cell>
              <table:table-cell office:value-type="float" office:value="7.19278723451737">
                <text:p>7.19278723451737</text:p>
              </table:table-cell>
            </table:table-row>
            <table:table-row>
              <table:table-cell office:value-type="float" office:value="0.466917511471535">
                <text:p>0.466917511471535</text:p>
              </table:table-cell>
              <table:table-cell office:value-type="float" office:value="7.49717293726511">
                <text:p>7.49717293726511</text:p>
              </table:table-cell>
              <table:table-cell office:value-type="float" office:value="7.24871420179337">
                <text:p>7.24871420179337</text:p>
              </table:table-cell>
            </table:table-row>
            <table:table-row>
              <table:table-cell office:value-type="float" office:value="0.469024501278796">
                <text:p>0.469024501278796</text:p>
              </table:table-cell>
              <table:table-cell office:value-type="float" office:value="7.55012316409069">
                <text:p>7.55012316409069</text:p>
              </table:table-cell>
              <table:table-cell office:value-type="float" office:value="7.29387102604246">
                <text:p>7.29387102604246</text:p>
              </table:table-cell>
            </table:table-row>
            <table:table-row>
              <table:table-cell office:value-type="float" office:value="0.471534302353567">
                <text:p>0.471534302353567</text:p>
              </table:table-cell>
              <table:table-cell office:value-type="float" office:value="7.60665326824271">
                <text:p>7.60665326824271</text:p>
              </table:table-cell>
              <table:table-cell office:value-type="float" office:value="7.34782389805658">
                <text:p>7.34782389805658</text:p>
              </table:table-cell>
            </table:table-row>
            <table:table-row>
              <table:table-cell office:value-type="float" office:value="0.473561466539463">
                <text:p>0.473561466539463</text:p>
              </table:table-cell>
              <table:table-cell office:value-type="float" office:value="7.66718501056368">
                <text:p>7.66718501056368</text:p>
              </table:table-cell>
              <table:table-cell office:value-type="float" office:value="7.3915309902172">
                <text:p>7.3915309902172</text:p>
              </table:table-cell>
            </table:table-row>
            <table:table-row>
              <table:table-cell office:value-type="float" office:value="0.475882506121045">
                <text:p>0.475882506121045</text:p>
              </table:table-cell>
              <table:table-cell office:value-type="float" office:value="7.72150090532287">
                <text:p>7.72150090532287</text:p>
              </table:table-cell>
              <table:table-cell office:value-type="float" office:value="7.44171624213855">
                <text:p>7.44171624213855</text:p>
              </table:table-cell>
            </table:table-row>
            <table:table-row>
              <table:table-cell office:value-type="float" office:value="0.478353100446681">
                <text:p>0.478353100446681</text:p>
              </table:table-cell>
              <table:table-cell office:value-type="float" office:value="7.77644560482112">
                <text:p>7.77644560482112</text:p>
              </table:table-cell>
              <table:table-cell office:value-type="float" office:value="7.49530171188458">
                <text:p>7.49530171188458</text:p>
              </table:table-cell>
            </table:table-row>
            <table:table-row>
              <table:table-cell office:value-type="float" office:value="0.480880398974534">
                <text:p>0.480880398974534</text:p>
              </table:table-cell>
              <table:table-cell office:value-type="float" office:value="7.82427380889255">
                <text:p>7.82427380889255</text:p>
              </table:table-cell>
              <table:table-cell office:value-type="float" office:value="7.55029477577201">
                <text:p>7.55029477577201</text:p>
              </table:table-cell>
            </table:table-row>
            <table:table-row>
              <table:table-cell office:value-type="float" office:value="0.482917760186968">
                <text:p>0.482917760186968</text:p>
              </table:table-cell>
              <table:table-cell office:value-type="float" office:value="7.87162636295486">
                <text:p>7.87162636295486</text:p>
              </table:table-cell>
              <table:table-cell office:value-type="float" office:value="7.59475783653016">
                <text:p>7.59475783653016</text:p>
              </table:table-cell>
            </table:table-row>
            <table:table-row>
              <table:table-cell office:value-type="float" office:value="0.485446668762848">
                <text:p>0.485446668762848</text:p>
              </table:table-cell>
              <table:table-cell office:value-type="float" office:value="7.92491513495023">
                <text:p>7.92491513495023</text:p>
              </table:table-cell>
              <table:table-cell office:value-type="float" office:value="7.65011082697783">
                <text:p>7.65011082697783</text:p>
              </table:table-cell>
            </table:table-row>
            <table:table-row>
              <table:table-cell office:value-type="float" office:value="0.487739087161397">
                <text:p>0.487739087161397</text:p>
              </table:table-cell>
              <table:table-cell office:value-type="float" office:value="7.98130691494287">
                <text:p>7.98130691494287</text:p>
              </table:table-cell>
              <table:table-cell office:value-type="float" office:value="7.70044300578376">
                <text:p>7.70044300578376</text:p>
              </table:table-cell>
            </table:table-row>
            <table:table-row>
              <table:table-cell office:value-type="float" office:value="0.48989731729818">
                <text:p>0.48989731729818</text:p>
              </table:table-cell>
              <table:table-cell office:value-type="float" office:value="8.03791532973361">
                <text:p>8.03791532973361</text:p>
              </table:table-cell>
              <table:table-cell office:value-type="float" office:value="7.7479641053949">
                <text:p>7.7479641053949</text:p>
              </table:table-cell>
            </table:table-row>
            <table:table-row>
              <table:table-cell office:value-type="float" office:value="0.492313977426271">
                <text:p>0.492313977426271</text:p>
              </table:table-cell>
              <table:table-cell office:value-type="float" office:value="8.0972226993562">
                <text:p>8.0972226993562</text:p>
              </table:table-cell>
              <table:table-cell office:value-type="float" office:value="7.80133101525172">
                <text:p>7.80133101525172</text:p>
              </table:table-cell>
            </table:table-row>
            <table:table-row>
              <table:table-cell office:value-type="float" office:value="0.49478310873158">
                <text:p>0.49478310873158</text:p>
              </table:table-cell>
              <table:table-cell office:value-type="float" office:value="8.15092938527692">
                <text:p>8.15092938527692</text:p>
              </table:table-cell>
              <table:table-cell office:value-type="float" office:value="7.85602637659107">
                <text:p>7.85602637659107</text:p>
              </table:table-cell>
            </table:table-row>
            <table:table-row>
              <table:table-cell office:value-type="float" office:value="0.496859134650604">
                <text:p>0.496859134650604</text:p>
              </table:table-cell>
              <table:table-cell office:value-type="float" office:value="8.20529342802658">
                <text:p>8.20529342802658</text:p>
              </table:table-cell>
              <table:table-cell office:value-type="float" office:value="7.9021465622499">
                <text:p>7.9021465622499</text:p>
              </table:table-cell>
            </table:table-row>
            <table:table-row>
              <table:table-cell office:value-type="float" office:value="0.499145017808128">
                <text:p>0.499145017808128</text:p>
              </table:table-cell>
              <table:table-cell office:value-type="float" office:value="8.2620069226758">
                <text:p>8.2620069226758</text:p>
              </table:table-cell>
              <table:table-cell office:value-type="float" office:value="7.9530691433794">
                <text:p>7.9530691433794</text:p>
              </table:table-cell>
            </table:table-row>
            <table:table-row>
              <table:table-cell office:value-type="float" office:value="0.501532598152412">
                <text:p>0.501532598152412</text:p>
              </table:table-cell>
              <table:table-cell office:value-type="float" office:value="8.31254144201096">
                <text:p>8.31254144201096</text:p>
              </table:table-cell>
              <table:table-cell office:value-type="float" office:value="8.00641422699762">
                <text:p>8.00641422699762</text:p>
              </table:table-cell>
            </table:table-row>
            <table:table-row>
              <table:table-cell office:value-type="float" office:value="0.504070918612636">
                <text:p>0.504070918612636</text:p>
              </table:table-cell>
              <table:table-cell office:value-type="float" office:value="8.36433237920905">
                <text:p>8.36433237920905</text:p>
              </table:table-cell>
              <table:table-cell office:value-type="float" office:value="8.06330318106856">
                <text:p>8.06330318106856</text:p>
              </table:table-cell>
            </table:table-row>
            <table:table-row>
              <table:table-cell office:value-type="float" office:value="0.506590113516344">
                <text:p>0.506590113516344</text:p>
              </table:table-cell>
              <table:table-cell office:value-type="float" office:value="8.41882846173852">
                <text:p>8.41882846173852</text:p>
              </table:table-cell>
              <table:table-cell office:value-type="float" office:value="8.11994275525816">
                <text:p>8.11994275525816</text:p>
              </table:table-cell>
            </table:table-row>
            <table:table-row>
              <table:table-cell office:value-type="float" office:value="0.508947483239022">
                <text:p>0.508947483239022</text:p>
              </table:table-cell>
              <table:table-cell office:value-type="float" office:value="8.47285571033161">
                <text:p>8.47285571033161</text:p>
              </table:table-cell>
              <table:table-cell office:value-type="float" office:value="8.17310572670956">
                <text:p>8.17310572670956</text:p>
              </table:table-cell>
            </table:table-row>
            <table:table-row>
              <table:table-cell office:value-type="float" office:value="0.51091704855621">
                <text:p>0.51091704855621</text:p>
              </table:table-cell>
              <table:table-cell office:value-type="float" office:value="8.53429237617011">
                <text:p>8.53429237617011</text:p>
              </table:table-cell>
              <table:table-cell office:value-type="float" office:value="8.2176429104327">
                <text:p>8.2176429104327</text:p>
              </table:table-cell>
            </table:table-row>
            <table:table-row>
              <table:table-cell office:value-type="float" office:value="0.513298076145988">
                <text:p>0.513298076145988</text:p>
              </table:table-cell>
              <table:table-cell office:value-type="float" office:value="8.58736258243945">
                <text:p>8.58736258243945</text:p>
              </table:table-cell>
              <table:table-cell office:value-type="float" office:value="8.27163011447574">
                <text:p>8.27163011447574</text:p>
              </table:table-cell>
            </table:table-row>
            <table:table-row>
              <table:table-cell office:value-type="float" office:value="0.515404356276967">
                <text:p>0.515404356276967</text:p>
              </table:table-cell>
              <table:table-cell office:value-type="float" office:value="8.63273342365479">
                <text:p>8.63273342365479</text:p>
              </table:table-cell>
              <table:table-cell office:value-type="float" office:value="8.3195207017277">
                <text:p>8.3195207017277</text:p>
              </table:table-cell>
            </table:table-row>
            <table:table-row>
              <table:table-cell office:value-type="float" office:value="0.518112612045761">
                <text:p>0.518112612045761</text:p>
              </table:table-cell>
              <table:table-cell office:value-type="float" office:value="8.68881940601436">
                <text:p>8.68881940601436</text:p>
              </table:table-cell>
              <table:table-cell office:value-type="float" office:value="8.38128189406605">
                <text:p>8.38128189406605</text:p>
              </table:table-cell>
            </table:table-row>
            <table:table-row>
              <table:table-cell office:value-type="float" office:value="0.520213226125093">
                <text:p>0.520213226125093</text:p>
              </table:table-cell>
              <table:table-cell office:value-type="float" office:value="8.73499332264648">
                <text:p>8.73499332264648</text:p>
              </table:table-cell>
              <table:table-cell office:value-type="float" office:value="8.42932807632149">
                <text:p>8.42932807632149</text:p>
              </table:table-cell>
            </table:table-row>
            <table:table-row>
              <table:table-cell office:value-type="float" office:value="0.522764877572827">
                <text:p>0.522764877572827</text:p>
              </table:table-cell>
              <table:table-cell office:value-type="float" office:value="8.77420450626413">
                <text:p>8.77420450626413</text:p>
              </table:table-cell>
              <table:table-cell office:value-type="float" office:value="8.48785760990953">
                <text:p>8.48785760990953</text:p>
              </table:table-cell>
            </table:table-row>
            <table:table-row>
              <table:table-cell office:value-type="float" office:value="0.524766244157912">
                <text:p>0.524766244157912</text:p>
              </table:table-cell>
              <table:table-cell office:value-type="float" office:value="8.82266947921033">
                <text:p>8.82266947921033</text:p>
              </table:table-cell>
              <table:table-cell office:value-type="float" office:value="8.53389297138817">
                <text:p>8.53389297138817</text:p>
              </table:table-cell>
            </table:table-row>
            <table:table-row>
              <table:table-cell office:value-type="float" office:value="0.527368269924191">
                <text:p>0.527368269924191</text:p>
              </table:table-cell>
              <table:table-cell office:value-type="float" office:value="8.868566409168">
                <text:p>8.868566409168</text:p>
              </table:table-cell>
              <table:table-cell office:value-type="float" office:value="8.5939132050663">
                <text:p>8.5939132050663</text:p>
              </table:table-cell>
            </table:table-row>
            <table:table-row>
              <table:table-cell office:value-type="float" office:value="0.529549181297261">
                <text:p>0.529549181297261</text:p>
              </table:table-cell>
              <table:table-cell office:value-type="float" office:value="8.92040208584504">
                <text:p>8.92040208584504</text:p>
              </table:table-cell>
              <table:table-cell office:value-type="float" office:value="8.64436647106645">
                <text:p>8.64436647106645</text:p>
              </table:table-cell>
            </table:table-row>
            <table:table-row>
              <table:table-cell office:value-type="float" office:value="0.531776799378487">
                <text:p>0.531776799378487</text:p>
              </table:table-cell>
              <table:table-cell office:value-type="float" office:value="8.96766497750178">
                <text:p>8.96766497750178</text:p>
              </table:table-cell>
              <table:table-cell office:value-type="float" office:value="8.69603842530635">
                <text:p>8.69603842530635</text:p>
              </table:table-cell>
            </table:table-row>
            <table:table-row>
              <table:table-cell office:value-type="float" office:value="0.534035417866491">
                <text:p>0.534035417866491</text:p>
              </table:table-cell>
              <table:table-cell office:value-type="float" office:value="9.01351464833048">
                <text:p>9.01351464833048</text:p>
              </table:table-cell>
              <table:table-cell office:value-type="float" office:value="8.74857203294782">
                <text:p>8.74857203294782</text:p>
              </table:table-cell>
            </table:table-row>
            <table:table-row>
              <table:table-cell office:value-type="float" office:value="0.536795004134078">
                <text:p>0.536795004134078</text:p>
              </table:table-cell>
              <table:table-cell office:value-type="float" office:value="9.06791600548421">
                <text:p>9.06791600548421</text:p>
              </table:table-cell>
              <table:table-cell office:value-type="float" office:value="8.8129525815606">
                <text:p>8.8129525815606</text:p>
              </table:table-cell>
            </table:table-row>
            <table:table-row>
              <table:table-cell office:value-type="float" office:value="0.538890984087998">
                <text:p>0.538890984087998</text:p>
              </table:table-cell>
              <table:table-cell office:value-type="float" office:value="9.11815105159962">
                <text:p>9.11815105159962</text:p>
              </table:table-cell>
              <table:table-cell office:value-type="float" office:value="8.86199453087058">
                <text:p>8.86199453087058</text:p>
              </table:table-cell>
            </table:table-row>
            <table:table-row>
              <table:table-cell office:value-type="float" office:value="0.541242350573932">
                <text:p>0.541242350573932</text:p>
              </table:table-cell>
              <table:table-cell office:value-type="float" office:value="9.17379171987595">
                <text:p>9.17379171987595</text:p>
              </table:table-cell>
              <table:table-cell office:value-type="float" office:value="8.91715917383192">
                <text:p>8.91715917383192</text:p>
              </table:table-cell>
            </table:table-row>
            <table:table-row>
              <table:table-cell office:value-type="float" office:value="0.543596419991908">
                <text:p>0.543596419991908</text:p>
              </table:table-cell>
              <table:table-cell office:value-type="float" office:value="9.23104937056186">
                <text:p>9.23104937056186</text:p>
              </table:table-cell>
              <table:table-cell office:value-type="float" office:value="8.9725430808063">
                <text:p>8.9725430808063</text:p>
              </table:table-cell>
            </table:table-row>
            <table:table-row>
              <table:table-cell office:value-type="float" office:value="0.545561298352346">
                <text:p>0.545561298352346</text:p>
              </table:table-cell>
              <table:table-cell office:value-type="float" office:value="9.27735129661001">
                <text:p>9.27735129661001</text:p>
              </table:table-cell>
              <table:table-cell office:value-type="float" office:value="9.01888993700448">
                <text:p>9.01888993700448</text:p>
              </table:table-cell>
            </table:table-row>
            <table:table-row>
              <table:table-cell office:value-type="float" office:value="0.548153333570541">
                <text:p>0.548153333570541</text:p>
              </table:table-cell>
              <table:table-cell office:value-type="float" office:value="9.32807454297947">
                <text:p>9.32807454297947</text:p>
              </table:table-cell>
              <table:table-cell office:value-type="float" office:value="9.08019613685553">
                <text:p>9.08019613685553</text:p>
              </table:table-cell>
            </table:table-row>
            <table:table-row>
              <table:table-cell office:value-type="float" office:value="0.550451624059578">
                <text:p>0.550451624059578</text:p>
              </table:table-cell>
              <table:table-cell office:value-type="float" office:value="9.38122966697135">
                <text:p>9.38122966697135</text:p>
              </table:table-cell>
              <table:table-cell office:value-type="float" office:value="9.13471289360215">
                <text:p>9.13471289360215</text:p>
              </table:table-cell>
            </table:table-row>
            <table:table-row>
              <table:table-cell office:value-type="float" office:value="0.55248386577128">
                <text:p>0.55248386577128</text:p>
              </table:table-cell>
              <table:table-cell office:value-type="float" office:value="9.43239664903809">
                <text:p>9.43239664903809</text:p>
              </table:table-cell>
              <table:table-cell office:value-type="float" office:value="9.18304264709751">
                <text:p>9.18304264709751</text:p>
              </table:table-cell>
            </table:table-row>
            <table:table-row>
              <table:table-cell office:value-type="float" office:value="0.555262971980852">
                <text:p>0.555262971980852</text:p>
              </table:table-cell>
              <table:table-cell office:value-type="float" office:value="9.48308685113981">
                <text:p>9.48308685113981</text:p>
              </table:table-cell>
              <table:table-cell office:value-type="float" office:value="9.24932208998997">
                <text:p>9.24932208998997</text:p>
              </table:table-cell>
            </table:table-row>
            <table:table-row>
              <table:table-cell office:value-type="float" office:value="0.55743916233358">
                <text:p>0.55743916233358</text:p>
              </table:table-cell>
              <table:table-cell office:value-type="float" office:value="9.53783364605896">
                <text:p>9.53783364605896</text:p>
              </table:table-cell>
              <table:table-cell office:value-type="float" office:value="9.30137420104284">
                <text:p>9.30137420104284</text:p>
              </table:table-cell>
            </table:table-row>
            <table:table-row>
              <table:table-cell office:value-type="float" office:value="0.559854445514886">
                <text:p>0.559854445514886</text:p>
              </table:table-cell>
              <table:table-cell office:value-type="float" office:value="9.58721426453367">
                <text:p>9.58721426453367</text:p>
              </table:table-cell>
              <table:table-cell office:value-type="float" office:value="9.35930118433148">
                <text:p>9.35930118433148</text:p>
              </table:table-cell>
            </table:table-row>
            <table:table-row>
              <table:table-cell office:value-type="float" office:value="0.562157048632843">
                <text:p>0.562157048632843</text:p>
              </table:table-cell>
              <table:table-cell office:value-type="float" office:value="9.64548507203864">
                <text:p>9.64548507203864</text:p>
              </table:table-cell>
              <table:table-cell office:value-type="float" office:value="9.41467855093067">
                <text:p>9.41467855093067</text:p>
              </table:table-cell>
            </table:table-row>
            <table:table-row>
              <table:table-cell office:value-type="float" office:value="0.564431214015145">
                <text:p>0.564431214015145</text:p>
              </table:table-cell>
              <table:table-cell office:value-type="float" office:value="9.70379203704701">
                <text:p>9.70379203704701</text:p>
              </table:table-cell>
              <table:table-cell office:value-type="float" office:value="9.46951843726943">
                <text:p>9.46951843726943</text:p>
              </table:table-cell>
            </table:table-row>
            <table:table-row>
              <table:table-cell office:value-type="float" office:value="0.566604663748816">
                <text:p>0.566604663748816</text:p>
              </table:table-cell>
              <table:table-cell office:value-type="float" office:value="9.75820214526895">
                <text:p>9.75820214526895</text:p>
              </table:table-cell>
              <table:table-cell office:value-type="float" office:value="9.52206564635894">
                <text:p>9.52206564635894</text:p>
              </table:table-cell>
            </table:table-row>
            <table:table-row>
              <table:table-cell office:value-type="float" office:value="0.569325740225183">
                <text:p>0.569325740225183</text:p>
              </table:table-cell>
              <table:table-cell office:value-type="float" office:value="9.82074406267181">
                <text:p>9.82074406267181</text:p>
              </table:table-cell>
              <table:table-cell office:value-type="float" office:value="9.58804014389547">
                <text:p>9.58804014389547</text:p>
              </table:table-cell>
            </table:table-row>
            <table:table-row>
              <table:table-cell office:value-type="float" office:value="0.571332196139747">
                <text:p>0.571332196139747</text:p>
              </table:table-cell>
              <table:table-cell office:value-type="float" office:value="9.87511113596409">
                <text:p>9.87511113596409</text:p>
              </table:table-cell>
              <table:table-cell office:value-type="float" office:value="9.63682160250804">
                <text:p>9.63682160250804</text:p>
              </table:table-cell>
            </table:table-row>
            <table:table-row>
              <table:table-cell office:value-type="float" office:value="0.573850430660764">
                <text:p>0.573850430660764</text:p>
              </table:table-cell>
              <table:table-cell office:value-type="float" office:value="9.92063516614653">
                <text:p>9.92063516614653</text:p>
              </table:table-cell>
              <table:table-cell office:value-type="float" office:value="9.69820586666588">
                <text:p>9.69820586666588</text:p>
              </table:table-cell>
            </table:table-row>
            <table:table-row>
              <table:table-cell office:value-type="float" office:value="0.575819127594704">
                <text:p>0.575819127594704</text:p>
              </table:table-cell>
              <table:table-cell office:value-type="float" office:value="9.95834587079765">
                <text:p>9.95834587079765</text:p>
              </table:table-cell>
              <table:table-cell office:value-type="float" office:value="9.74631893606231">
                <text:p>9.74631893606231</text:p>
              </table:table-cell>
            </table:table-row>
            <table:table-row>
              <table:table-cell office:value-type="float" office:value="0.578082506414561">
                <text:p>0.578082506414561</text:p>
              </table:table-cell>
              <table:table-cell office:value-type="float" office:value="9.99790870756861">
                <text:p>9.99790870756861</text:p>
              </table:table-cell>
              <table:table-cell office:value-type="float" office:value="9.80176852160343">
                <text:p>9.80176852160343</text:p>
              </table:table-cell>
            </table:table-row>
            <table:table-row>
              <table:table-cell office:value-type="float" office:value="0.580329280027567">
                <text:p>0.580329280027567</text:p>
              </table:table-cell>
              <table:table-cell office:value-type="float" office:value="10.0302139525609">
                <text:p>10.0302139525609</text:p>
              </table:table-cell>
              <table:table-cell office:value-type="float" office:value="9.85695387761024">
                <text:p>9.85695387761024</text:p>
              </table:table-cell>
            </table:table-row>
            <table:table-row>
              <table:table-cell office:value-type="float" office:value="0.582631885566706">
                <text:p>0.582631885566706</text:p>
              </table:table-cell>
              <table:table-cell office:value-type="float" office:value="10.0709681729116">
                <text:p>10.0709681729116</text:p>
              </table:table-cell>
              <table:table-cell office:value-type="float" office:value="9.91365796832381">
                <text:p>9.91365796832381</text:p>
              </table:table-cell>
            </table:table-row>
            <table:table-row>
              <table:table-cell office:value-type="float" office:value="0.585054094176882">
                <text:p>0.585054094176882</text:p>
              </table:table-cell>
              <table:table-cell office:value-type="float" office:value="10.1158678185248">
                <text:p>10.1158678185248</text:p>
              </table:table-cell>
              <table:table-cell office:value-type="float" office:value="9.97346843382947">
                <text:p>9.97346843382947</text:p>
              </table:table-cell>
            </table:table-row>
            <table:table-row>
              <table:table-cell office:value-type="float" office:value="0.587339840595038">
                <text:p>0.587339840595038</text:p>
              </table:table-cell>
              <table:table-cell office:value-type="float" office:value="10.165265650194">
                <text:p>10.165265650194</text:p>
              </table:table-cell>
              <table:table-cell office:value-type="float" office:value="10.0300607112752">
                <text:p>10.0300607112752</text:p>
              </table:table-cell>
            </table:table-row>
            <table:table-row>
              <table:table-cell office:value-type="float" office:value="0.58959551994536">
                <text:p>0.58959551994536</text:p>
              </table:table-cell>
              <table:table-cell office:value-type="float" office:value="10.2201277993923">
                <text:p>10.2201277993923</text:p>
              </table:table-cell>
              <table:table-cell office:value-type="float" office:value="10.086052697258">
                <text:p>10.086052697258</text:p>
              </table:table-cell>
            </table:table-row>
            <table:table-row>
              <table:table-cell office:value-type="float" office:value="0.591966522690122">
                <text:p>0.591966522690122</text:p>
              </table:table-cell>
              <table:table-cell office:value-type="float" office:value="10.2796168525481">
                <text:p>10.2796168525481</text:p>
              </table:table-cell>
              <table:table-cell office:value-type="float" office:value="10.1450616631637">
                <text:p>10.1450616631637</text:p>
              </table:table-cell>
            </table:table-row>
            <table:table-row>
              <table:table-cell office:value-type="float" office:value="0.594307415601631">
                <text:p>0.594307415601631</text:p>
              </table:table-cell>
              <table:table-cell office:value-type="float" office:value="10.3328210039177">
                <text:p>10.3328210039177</text:p>
              </table:table-cell>
              <table:table-cell office:value-type="float" office:value="10.2034764543418">
                <text:p>10.2034764543418</text:p>
              </table:table-cell>
            </table:table-row>
            <table:table-row>
              <table:table-cell office:value-type="float" office:value="0.596499257603413">
                <text:p>0.596499257603413</text:p>
              </table:table-cell>
              <table:table-cell office:value-type="float" office:value="10.3936184698893">
                <text:p>10.3936184698893</text:p>
              </table:table-cell>
              <table:table-cell office:value-type="float" office:value="10.2583116047917">
                <text:p>10.2583116047917</text:p>
              </table:table-cell>
            </table:table-row>
            <table:table-row>
              <table:table-cell office:value-type="float" office:value="0.599076165005612">
                <text:p>0.599076165005612</text:p>
              </table:table-cell>
              <table:table-cell office:value-type="float" office:value="10.4525863414962">
                <text:p>10.4525863414962</text:p>
              </table:table-cell>
              <table:table-cell office:value-type="float" office:value="10.322953159424">
                <text:p>10.322953159424</text:p>
              </table:table-cell>
            </table:table-row>
            <table:table-row>
              <table:table-cell office:value-type="float" office:value="0.601647595601458">
                <text:p>0.601647595601458</text:p>
              </table:table-cell>
              <table:table-cell office:value-type="float" office:value="10.5061764865195">
                <text:p>10.5061764865195</text:p>
              </table:table-cell>
              <table:table-cell office:value-type="float" office:value="10.3876435946671">
                <text:p>10.3876435946671</text:p>
              </table:table-cell>
            </table:table-row>
            <table:table-row>
              <table:table-cell office:value-type="float" office:value="0.603947880480761">
                <text:p>0.603947880480761</text:p>
              </table:table-cell>
              <table:table-cell office:value-type="float" office:value="10.5629288916168">
                <text:p>10.5629288916168</text:p>
              </table:table-cell>
              <table:table-cell office:value-type="float" office:value="10.4456703885433">
                <text:p>10.4456703885433</text:p>
              </table:table-cell>
            </table:table-row>
            <table:table-row>
              <table:table-cell office:value-type="float" office:value="0.60616485131544">
                <text:p>0.60616485131544</text:p>
              </table:table-cell>
              <table:table-cell office:value-type="float" office:value="10.6218813368833">
                <text:p>10.6218813368833</text:p>
              </table:table-cell>
              <table:table-cell office:value-type="float" office:value="10.5017364142517">
                <text:p>10.5017364142517</text:p>
              </table:table-cell>
            </table:table-row>
            <table:table-row>
              <table:table-cell office:value-type="float" office:value="0.60841333759878">
                <text:p>0.60841333759878</text:p>
              </table:table-cell>
              <table:table-cell office:value-type="float" office:value="10.666595867019">
                <text:p>10.666595867019</text:p>
              </table:table-cell>
              <table:table-cell office:value-type="float" office:value="10.5587407183609">
                <text:p>10.5587407183609</text:p>
              </table:table-cell>
            </table:table-row>
            <table:table-row>
              <table:table-cell office:value-type="float" office:value="0.610379318977451">
                <text:p>0.610379318977451</text:p>
              </table:table-cell>
              <table:table-cell office:value-type="float" office:value="10.7195799810116">
                <text:p>10.7195799810116</text:p>
              </table:table-cell>
              <table:table-cell office:value-type="float" office:value="10.6086994499354">
                <text:p>10.6086994499354</text:p>
              </table:table-cell>
            </table:table-row>
            <table:table-row>
              <table:table-cell office:value-type="float" office:value="0.612719142596098">
                <text:p>0.612719142596098</text:p>
              </table:table-cell>
              <table:table-cell office:value-type="float" office:value="10.7686651646815">
                <text:p>10.7686651646815</text:p>
              </table:table-cell>
              <table:table-cell office:value-type="float" office:value="10.6682998627781">
                <text:p>10.6682998627781</text:p>
              </table:table-cell>
            </table:table-row>
            <table:table-row>
              <table:table-cell office:value-type="float" office:value="0.615401724162517">
                <text:p>0.615401724162517</text:p>
              </table:table-cell>
              <table:table-cell office:value-type="float" office:value="10.8291487106848">
                <text:p>10.8291487106848</text:p>
              </table:table-cell>
              <table:table-cell office:value-type="float" office:value="10.7368206325967">
                <text:p>10.7368206325967</text:p>
              </table:table-cell>
            </table:table-row>
            <table:table-row>
              <table:table-cell office:value-type="float" office:value="0.617402535534023">
                <text:p>0.617402535534023</text:p>
              </table:table-cell>
              <table:table-cell office:value-type="float" office:value="10.8794205140647">
                <text:p>10.8794205140647</text:p>
              </table:table-cell>
              <table:table-cell office:value-type="float" office:value="10.7880588941978">
                <text:p>10.7880588941978</text:p>
              </table:table-cell>
            </table:table-row>
            <table:table-row>
              <table:table-cell office:value-type="float" office:value="0.619691448287686">
                <text:p>0.619691448287686</text:p>
              </table:table-cell>
              <table:table-cell office:value-type="float" office:value="10.9358280536775">
                <text:p>10.9358280536775</text:p>
              </table:table-cell>
              <table:table-cell office:value-type="float" office:value="10.8468132194576">
                <text:p>10.8468132194576</text:p>
              </table:table-cell>
            </table:table-row>
            <table:table-row>
              <table:table-cell office:value-type="float" office:value="0.621980507706357">
                <text:p>0.621980507706357</text:p>
              </table:table-cell>
              <table:table-cell office:value-type="float" office:value="10.9907318636358">
                <text:p>10.9907318636358</text:p>
              </table:table-cell>
              <table:table-cell office:value-type="float" office:value="10.9057187516781">
                <text:p>10.9057187516781</text:p>
              </table:table-cell>
            </table:table-row>
            <table:table-row>
              <table:table-cell office:value-type="float" office:value="0.62423683380344">
                <text:p>0.62423683380344</text:p>
              </table:table-cell>
              <table:table-cell office:value-type="float" office:value="11.041894562573">
                <text:p>11.041894562573</text:p>
              </table:table-cell>
              <table:table-cell office:value-type="float" office:value="10.9639262399446">
                <text:p>10.9639262399446</text:p>
              </table:table-cell>
            </table:table-row>
            <table:table-row>
              <table:table-cell office:value-type="float" office:value="0.626552150746362">
                <text:p>0.626552150746362</text:p>
              </table:table-cell>
              <table:table-cell office:value-type="float" office:value="11.0932746307395">
                <text:p>11.0932746307395</text:p>
              </table:table-cell>
              <table:table-cell office:value-type="float" office:value="11.023804469669">
                <text:p>11.023804469669</text:p>
              </table:table-cell>
            </table:table-row>
            <table:table-row>
              <table:table-cell office:value-type="float" office:value="0.628834374160279">
                <text:p>0.628834374160279</text:p>
              </table:table-cell>
              <table:table-cell office:value-type="float" office:value="11.1387223591139">
                <text:p>11.1387223591139</text:p>
              </table:table-cell>
              <table:table-cell office:value-type="float" office:value="11.0829744718825">
                <text:p>11.0829744718825</text:p>
              </table:table-cell>
            </table:table-row>
            <table:table-row>
              <table:table-cell office:value-type="float" office:value="0.631245952438207">
                <text:p>0.631245952438207</text:p>
              </table:table-cell>
              <table:table-cell office:value-type="float" office:value="11.1919608665564">
                <text:p>11.1919608665564</text:p>
              </table:table-cell>
              <table:table-cell office:value-type="float" office:value="11.1456574534277">
                <text:p>11.1456574534277</text:p>
              </table:table-cell>
            </table:table-row>
            <table:table-row>
              <table:table-cell office:value-type="float" office:value="0.633444121888879">
                <text:p>0.633444121888879</text:p>
              </table:table-cell>
              <table:table-cell office:value-type="float" office:value="11.2471279180324">
                <text:p>11.2471279180324</text:p>
              </table:table-cell>
              <table:table-cell office:value-type="float" office:value="11.2029359736782">
                <text:p>11.2029359736782</text:p>
              </table:table-cell>
            </table:table-row>
            <table:table-row>
              <table:table-cell office:value-type="float" office:value="0.636083747917501">
                <text:p>0.636083747917501</text:p>
              </table:table-cell>
              <table:table-cell office:value-type="float" office:value="11.3026393981479">
                <text:p>11.3026393981479</text:p>
              </table:table-cell>
              <table:table-cell office:value-type="float" office:value="11.2718973648889">
                <text:p>11.2718973648889</text:p>
              </table:table-cell>
            </table:table-row>
            <table:table-row>
              <table:table-cell office:value-type="float" office:value="0.638322371880989">
                <text:p>0.638322371880989</text:p>
              </table:table-cell>
              <table:table-cell office:value-type="float" office:value="11.3583710782244">
                <text:p>11.3583710782244</text:p>
              </table:table-cell>
              <table:table-cell office:value-type="float" office:value="11.3305360522379">
                <text:p>11.3305360522379</text:p>
              </table:table-cell>
            </table:table-row>
            <table:table-row>
              <table:table-cell office:value-type="float" office:value="0.640446256057366">
                <text:p>0.640446256057366</text:p>
              </table:table-cell>
              <table:table-cell office:value-type="float" office:value="11.4169449524991">
                <text:p>11.4169449524991</text:p>
              </table:table-cell>
              <table:table-cell office:value-type="float" office:value="11.3862996011252">
                <text:p>11.3862996011252</text:p>
              </table:table-cell>
            </table:table-row>
            <table:table-row>
              <table:table-cell office:value-type="float" office:value="0.642672611495824">
                <text:p>0.642672611495824</text:p>
              </table:table-cell>
              <table:table-cell office:value-type="float" office:value="11.4694093357803">
                <text:p>11.4694093357803</text:p>
              </table:table-cell>
              <table:table-cell office:value-type="float" office:value="11.4448898494823">
                <text:p>11.4448898494823</text:p>
              </table:table-cell>
            </table:table-row>
            <table:table-row>
              <table:table-cell office:value-type="float" office:value="0.645177871990808">
                <text:p>0.645177871990808</text:p>
              </table:table-cell>
              <table:table-cell office:value-type="float" office:value="11.5301726934466">
                <text:p>11.5301726934466</text:p>
              </table:table-cell>
              <table:table-cell office:value-type="float" office:value="11.510986732383">
                <text:p>11.510986732383</text:p>
              </table:table-cell>
            </table:table-row>
            <table:table-row>
              <table:table-cell office:value-type="float" office:value="0.647345611325587">
                <text:p>0.647345611325587</text:p>
              </table:table-cell>
              <table:table-cell office:value-type="float" office:value="11.5855287635522">
                <text:p>11.5855287635522</text:p>
              </table:table-cell>
              <table:table-cell office:value-type="float" office:value="11.5683212404229">
                <text:p>11.5683212404229</text:p>
              </table:table-cell>
            </table:table-row>
            <table:table-row>
              <table:table-cell office:value-type="float" office:value="0.649807512040186">
                <text:p>0.649807512040186</text:p>
              </table:table-cell>
              <table:table-cell office:value-type="float" office:value="11.6437896757854">
                <text:p>11.6437896757854</text:p>
              </table:table-cell>
              <table:table-cell office:value-type="float" office:value="11.6335963836915">
                <text:p>11.6335963836915</text:p>
              </table:table-cell>
            </table:table-row>
            <table:table-row>
              <table:table-cell office:value-type="float" office:value="0.652219227781122">
                <text:p>0.652219227781122</text:p>
              </table:table-cell>
              <table:table-cell office:value-type="float" office:value="11.7080989824347">
                <text:p>11.7080989824347</text:p>
              </table:table-cell>
              <table:table-cell office:value-type="float" office:value="11.6977062909923">
                <text:p>11.6977062909923</text:p>
              </table:table-cell>
            </table:table-row>
            <table:table-row>
              <table:table-cell office:value-type="float" office:value="0.654567961693972">
                <text:p>0.654567961693972</text:p>
              </table:table-cell>
              <table:table-cell office:value-type="float" office:value="11.7709622079122">
                <text:p>11.7709622079122</text:p>
              </table:table-cell>
              <table:table-cell office:value-type="float" office:value="11.7602992876586">
                <text:p>11.7602992876586</text:p>
              </table:table-cell>
            </table:table-row>
            <table:table-row>
              <table:table-cell office:value-type="float" office:value="0.656937403372755">
                <text:p>0.656937403372755</text:p>
              </table:table-cell>
              <table:table-cell office:value-type="float" office:value="11.8389406436226">
                <text:p>11.8389406436226</text:p>
              </table:table-cell>
              <table:table-cell office:value-type="float" office:value="11.823601433409">
                <text:p>11.823601433409</text:p>
              </table:table-cell>
            </table:table-row>
            <table:table-row>
              <table:table-cell office:value-type="float" office:value="0.659072740245876">
                <text:p>0.659072740245876</text:p>
              </table:table-cell>
              <table:table-cell office:value-type="float" office:value="11.911372177726">
                <text:p>11.911372177726</text:p>
              </table:table-cell>
              <table:table-cell office:value-type="float" office:value="11.8807845627972">
                <text:p>11.8807845627972</text:p>
              </table:table-cell>
            </table:table-row>
            <table:table-row>
              <table:table-cell office:value-type="float" office:value="0.661427741916378">
                <text:p>0.661427741916378</text:p>
              </table:table-cell>
              <table:table-cell office:value-type="float" office:value="11.9895314982158">
                <text:p>11.9895314982158</text:p>
              </table:table-cell>
              <table:table-cell office:value-type="float" office:value="11.9439989787714">
                <text:p>11.9439989787714</text:p>
              </table:table-cell>
            </table:table-row>
            <table:table-row>
              <table:table-cell office:value-type="float" office:value="0.663794625051573">
                <text:p>0.663794625051573</text:p>
              </table:table-cell>
              <table:table-cell office:value-type="float" office:value="12.0715937462797">
                <text:p>12.0715937462797</text:p>
              </table:table-cell>
              <table:table-cell office:value-type="float" office:value="12.0076895719101">
                <text:p>12.0076895719101</text:p>
              </table:table-cell>
            </table:table-row>
            <table:table-row>
              <table:table-cell office:value-type="float" office:value="0.666318742538014">
                <text:p>0.666318742538014</text:p>
              </table:table-cell>
              <table:table-cell office:value-type="float" office:value="12.1440317110668">
                <text:p>12.1440317110668</text:p>
              </table:table-cell>
              <table:table-cell office:value-type="float" office:value="12.075784892789">
                <text:p>12.075784892789</text:p>
              </table:table-cell>
            </table:table-row>
            <table:table-row>
              <table:table-cell office:value-type="float" office:value="0.668577680296735">
                <text:p>0.668577680296735</text:p>
              </table:table-cell>
              <table:table-cell office:value-type="float" office:value="12.2162855412098">
                <text:p>12.2162855412098</text:p>
              </table:table-cell>
              <table:table-cell office:value-type="float" office:value="12.1368782488475">
                <text:p>12.1368782488475</text:p>
              </table:table-cell>
            </table:table-row>
            <table:table-row>
              <table:table-cell office:value-type="float" office:value="0.67098717467569">
                <text:p>0.67098717467569</text:p>
              </table:table-cell>
              <table:table-cell office:value-type="float" office:value="12.2898688306122">
                <text:p>12.2898688306122</text:p>
              </table:table-cell>
              <table:table-cell office:value-type="float" office:value="12.2022017006598">
                <text:p>12.2022017006598</text:p>
              </table:table-cell>
            </table:table-row>
            <table:table-row>
              <table:table-cell office:value-type="float" office:value="0.67303751808237">
                <text:p>0.67303751808237</text:p>
              </table:table-cell>
              <table:table-cell office:value-type="float" office:value="12.3471849519458">
                <text:p>12.3471849519458</text:p>
              </table:table-cell>
              <table:table-cell office:value-type="float" office:value="12.2579169208151">
                <text:p>12.2579169208151</text:p>
              </table:table-cell>
            </table:table-row>
            <table:table-row>
              <table:table-cell office:value-type="float" office:value="0.675317513318367">
                <text:p>0.675317513318367</text:p>
              </table:table-cell>
              <table:table-cell office:value-type="float" office:value="12.4240414646197">
                <text:p>12.4240414646197</text:p>
              </table:table-cell>
              <table:table-cell office:value-type="float" office:value="12.320011523319">
                <text:p>12.320011523319</text:p>
              </table:table-cell>
            </table:table-row>
            <table:table-row>
              <table:table-cell office:value-type="float" office:value="0.677318362145828">
                <text:p>0.677318362145828</text:p>
              </table:table-cell>
              <table:table-cell office:value-type="float" office:value="12.4833105890129">
                <text:p>12.4833105890129</text:p>
              </table:table-cell>
              <table:table-cell office:value-type="float" office:value="12.3746242174977">
                <text:p>12.3746242174977</text:p>
              </table:table-cell>
            </table:table-row>
            <table:table-row>
              <table:table-cell office:value-type="float" office:value="0.679465949258217">
                <text:p>0.679465949258217</text:p>
              </table:table-cell>
              <table:table-cell office:value-type="float" office:value="12.5543048218265">
                <text:p>12.5543048218265</text:p>
              </table:table-cell>
              <table:table-cell office:value-type="float" office:value="12.433367449062">
                <text:p>12.433367449062</text:p>
              </table:table-cell>
            </table:table-row>
            <table:table-row>
              <table:table-cell office:value-type="float" office:value="0.681726143806888">
                <text:p>0.681726143806888</text:p>
              </table:table-cell>
              <table:table-cell office:value-type="float" office:value="12.6231838397246">
                <text:p>12.6231838397246</text:p>
              </table:table-cell>
              <table:table-cell office:value-type="float" office:value="12.4953310173602">
                <text:p>12.4953310173602</text:p>
              </table:table-cell>
            </table:table-row>
            <table:table-row>
              <table:table-cell office:value-type="float" office:value="0.684186749200402">
                <text:p>0.684186749200402</text:p>
              </table:table-cell>
              <table:table-cell office:value-type="float" office:value="12.7022981667343">
                <text:p>12.7022981667343</text:p>
              </table:table-cell>
              <table:table-cell office:value-type="float" office:value="12.5629523151929">
                <text:p>12.5629523151929</text:p>
              </table:table-cell>
            </table:table-row>
            <table:table-row>
              <table:table-cell office:value-type="float" office:value="0.686182917321233">
                <text:p>0.686182917321233</text:p>
              </table:table-cell>
              <table:table-cell office:value-type="float" office:value="12.764702740578">
                <text:p>12.764702740578</text:p>
              </table:table-cell>
              <table:table-cell office:value-type="float" office:value="12.6179353204953">
                <text:p>12.6179353204953</text:p>
              </table:table-cell>
            </table:table-row>
            <table:table-row>
              <table:table-cell office:value-type="float" office:value="0.688749658819179">
                <text:p>0.688749658819179</text:p>
              </table:table-cell>
              <table:table-cell office:value-type="float" office:value="12.8349675389144">
                <text:p>12.8349675389144</text:p>
              </table:table-cell>
              <table:table-cell office:value-type="float" office:value="12.688799140482">
                <text:p>12.688799140482</text:p>
              </table:table-cell>
            </table:table-row>
            <table:table-row>
              <table:table-cell office:value-type="float" office:value="0.690813681687424">
                <text:p>0.690813681687424</text:p>
              </table:table-cell>
              <table:table-cell office:value-type="float" office:value="12.8985565218247">
                <text:p>12.8985565218247</text:p>
              </table:table-cell>
              <table:table-cell office:value-type="float" office:value="12.7459181457879">
                <text:p>12.7459181457879</text:p>
              </table:table-cell>
            </table:table-row>
            <table:table-row>
              <table:table-cell office:value-type="float" office:value="0.693432971482884">
                <text:p>0.693432971482884</text:p>
              </table:table-cell>
              <table:table-cell office:value-type="float" office:value="12.9696468097091">
                <text:p>12.9696468097091</text:p>
              </table:table-cell>
              <table:table-cell office:value-type="float" office:value="12.8185759976612">
                <text:p>12.8185759976612</text:p>
              </table:table-cell>
            </table:table-row>
            <table:table-row>
              <table:table-cell office:value-type="float" office:value="0.695367272064976">
                <text:p>0.695367272064976</text:p>
              </table:table-cell>
              <table:table-cell office:value-type="float" office:value="13.0289101691439">
                <text:p>13.0289101691439</text:p>
              </table:table-cell>
              <table:table-cell office:value-type="float" office:value="12.8723565029034">
                <text:p>12.8723565029034</text:p>
              </table:table-cell>
            </table:table-row>
            <table:table-row>
              <table:table-cell office:value-type="float" office:value="0.697774883684357">
                <text:p>0.697774883684357</text:p>
              </table:table-cell>
              <table:table-cell office:value-type="float" office:value="13.1053872800428">
                <text:p>13.1053872800428</text:p>
              </table:table-cell>
              <table:table-cell office:value-type="float" office:value="12.9394438372158">
                <text:p>12.9394438372158</text:p>
              </table:table-cell>
            </table:table-row>
            <table:table-row>
              <table:table-cell office:value-type="float" office:value="0.700254250433959">
                <text:p>0.700254250433959</text:p>
              </table:table-cell>
              <table:table-cell office:value-type="float" office:value="13.1782088938143">
                <text:p>13.1782088938143</text:p>
              </table:table-cell>
              <table:table-cell office:value-type="float" office:value="13.008701085222">
                <text:p>13.008701085222</text:p>
              </table:table-cell>
            </table:table-row>
            <table:table-row>
              <table:table-cell office:value-type="float" office:value="0.702653491491476">
                <text:p>0.702653491491476</text:p>
              </table:table-cell>
              <table:table-cell office:value-type="float" office:value="13.2548753596265">
                <text:p>13.2548753596265</text:p>
              </table:table-cell>
              <table:table-cell office:value-type="float" office:value="13.0758848346167">
                <text:p>13.0758848346167</text:p>
              </table:table-cell>
            </table:table-row>
            <table:table-row>
              <table:table-cell office:value-type="float" office:value="0.704764228520551">
                <text:p>0.704764228520551</text:p>
              </table:table-cell>
              <table:table-cell office:value-type="float" office:value="13.3218635937575">
                <text:p>13.3218635937575</text:p>
              </table:table-cell>
              <table:table-cell office:value-type="float" office:value="13.1351238068739">
                <text:p>13.1351238068739</text:p>
              </table:table-cell>
            </table:table-row>
            <table:table-row>
              <table:table-cell office:value-type="float" office:value="0.706769000449706">
                <text:p>0.706769000449706</text:p>
              </table:table-cell>
              <table:table-cell office:value-type="float" office:value="13.3840331621329">
                <text:p>13.3840331621329</text:p>
              </table:table-cell>
              <table:table-cell office:value-type="float" office:value="13.191504897567">
                <text:p>13.191504897567</text:p>
              </table:table-cell>
            </table:table-row>
            <table:table-row>
              <table:table-cell office:value-type="float" office:value="0.709075284600717">
                <text:p>0.709075284600717</text:p>
              </table:table-cell>
              <table:table-cell office:value-type="float" office:value="13.4393897480599">
                <text:p>13.4393897480599</text:p>
              </table:table-cell>
              <table:table-cell office:value-type="float" office:value="13.2565054407429">
                <text:p>13.2565054407429</text:p>
              </table:table-cell>
            </table:table-row>
            <table:table-row>
              <table:table-cell office:value-type="float" office:value="0.71129393458718">
                <text:p>0.71129393458718</text:p>
              </table:table-cell>
              <table:table-cell office:value-type="float" office:value="13.497065747002">
                <text:p>13.497065747002</text:p>
              </table:table-cell>
              <table:table-cell office:value-type="float" office:value="13.3191773452244">
                <text:p>13.3191773452244</text:p>
              </table:table-cell>
            </table:table-row>
            <table:table-row>
              <table:table-cell office:value-type="float" office:value="0.713868058644805">
                <text:p>0.713868058644805</text:p>
              </table:table-cell>
              <table:table-cell office:value-type="float" office:value="13.5667186970234">
                <text:p>13.5667186970234</text:p>
              </table:table-cell>
              <table:table-cell office:value-type="float" office:value="13.3920641812325">
                <text:p>13.3920641812325</text:p>
              </table:table-cell>
            </table:table-row>
            <table:table-row>
              <table:table-cell office:value-type="float" office:value="0.71594257126245">
                <text:p>0.71594257126245</text:p>
              </table:table-cell>
              <table:table-cell office:value-type="float" office:value="13.6294422606961">
                <text:p>13.6294422606961</text:p>
              </table:table-cell>
              <table:table-cell office:value-type="float" office:value="13.4509401051381">
                <text:p>13.4509401051381</text:p>
              </table:table-cell>
            </table:table-row>
            <table:table-row>
              <table:table-cell office:value-type="float" office:value="0.718460163159666">
                <text:p>0.718460163159666</text:p>
              </table:table-cell>
              <table:table-cell office:value-type="float" office:value="13.6853294557114">
                <text:p>13.6853294557114</text:p>
              </table:table-cell>
              <table:table-cell office:value-type="float" office:value="13.5225535501857">
                <text:p>13.5225535501857</text:p>
              </table:table-cell>
            </table:table-row>
            <table:table-row>
              <table:table-cell office:value-type="float" office:value="0.720826218808594">
                <text:p>0.720826218808594</text:p>
              </table:table-cell>
              <table:table-cell office:value-type="float" office:value="13.7429020913671">
                <text:p>13.7429020913671</text:p>
              </table:table-cell>
              <table:table-cell office:value-type="float" office:value="13.5900190915931">
                <text:p>13.5900190915931</text:p>
              </table:table-cell>
            </table:table-row>
            <table:table-row>
              <table:table-cell office:value-type="float" office:value="0.723091930981323">
                <text:p>0.723091930981323</text:p>
              </table:table-cell>
              <table:table-cell office:value-type="float" office:value="13.7951354080319">
                <text:p>13.7951354080319</text:p>
              </table:table-cell>
              <table:table-cell office:value-type="float" office:value="13.654771099588">
                <text:p>13.654771099588</text:p>
              </table:table-cell>
            </table:table-row>
            <table:table-row>
              <table:table-cell office:value-type="float" office:value="0.725281082594059">
                <text:p>0.725281082594059</text:p>
              </table:table-cell>
              <table:table-cell office:value-type="float" office:value="13.8567671942737">
                <text:p>13.8567671942737</text:p>
              </table:table-cell>
              <table:table-cell office:value-type="float" office:value="13.717472290998">
                <text:p>13.717472290998</text:p>
              </table:table-cell>
            </table:table-row>
            <table:table-row>
              <table:table-cell office:value-type="float" office:value="0.727563117596004">
                <text:p>0.727563117596004</text:p>
              </table:table-cell>
              <table:table-cell office:value-type="float" office:value="13.9088715785371">
                <text:p>13.9088715785371</text:p>
              </table:table-cell>
              <table:table-cell office:value-type="float" office:value="13.7829773887626">
                <text:p>13.7829773887626</text:p>
              </table:table-cell>
            </table:table-row>
            <table:table-row>
              <table:table-cell office:value-type="float" office:value="0.729970291026808">
                <text:p>0.729970291026808</text:p>
              </table:table-cell>
              <table:table-cell office:value-type="float" office:value="13.9722602483231">
                <text:p>13.9722602483231</text:p>
              </table:table-cell>
              <table:table-cell office:value-type="float" office:value="13.8522333633695">
                <text:p>13.8522333633695</text:p>
              </table:table-cell>
            </table:table-row>
            <table:table-row>
              <table:table-cell office:value-type="float" office:value="0.732525973961135">
                <text:p>0.732525973961135</text:p>
              </table:table-cell>
              <table:table-cell office:value-type="float" office:value="14.0365873580737">
                <text:p>14.0365873580737</text:p>
              </table:table-cell>
              <table:table-cell office:value-type="float" office:value="13.925940510434">
                <text:p>13.925940510434</text:p>
              </table:table-cell>
            </table:table-row>
            <table:table-row>
              <table:table-cell office:value-type="float" office:value="0.734617307197607">
                <text:p>0.734617307197607</text:p>
              </table:table-cell>
              <table:table-cell office:value-type="float" office:value="14.105035294431">
                <text:p>14.105035294431</text:p>
              </table:table-cell>
              <table:table-cell office:value-type="float" office:value="13.9863923228064">
                <text:p>13.9863923228064</text:p>
              </table:table-cell>
            </table:table-row>
            <table:table-row>
              <table:table-cell office:value-type="float" office:value="0.73683319757939">
                <text:p>0.73683319757939</text:p>
              </table:table-cell>
              <table:table-cell office:value-type="float" office:value="14.1760350823033">
                <text:p>14.1760350823033</text:p>
              </table:table-cell>
              <table:table-cell office:value-type="float" office:value="14.0505788561941">
                <text:p>14.0505788561941</text:p>
              </table:table-cell>
            </table:table-row>
            <table:table-row>
              <table:table-cell office:value-type="float" office:value="0.738995376993826">
                <text:p>0.738995376993826</text:p>
              </table:table-cell>
              <table:table-cell office:value-type="float" office:value="14.2356803424806">
                <text:p>14.2356803424806</text:p>
              </table:table-cell>
              <table:table-cell office:value-type="float" office:value="14.1133427604659">
                <text:p>14.1133427604659</text:p>
              </table:table-cell>
            </table:table-row>
            <table:table-row>
              <table:table-cell office:value-type="float" office:value="0.740934847373836">
                <text:p>0.740934847373836</text:p>
              </table:table-cell>
              <table:table-cell office:value-type="float" office:value="14.2882522881723">
                <text:p>14.2882522881723</text:p>
              </table:table-cell>
              <table:table-cell office:value-type="float" office:value="14.1697537769855">
                <text:p>14.1697537769855</text:p>
              </table:table-cell>
            </table:table-row>
            <table:table-row>
              <table:table-cell office:value-type="float" office:value="0.74342652334239">
                <text:p>0.74342652334239</text:p>
              </table:table-cell>
              <table:table-cell office:value-type="float" office:value="14.3431696123491">
                <text:p>14.3431696123491</text:p>
              </table:table-cell>
              <table:table-cell office:value-type="float" office:value="14.2423814716747">
                <text:p>14.2423814716747</text:p>
              </table:table-cell>
            </table:table-row>
            <table:table-row>
              <table:table-cell office:value-type="float" office:value="0.745608515520282">
                <text:p>0.745608515520282</text:p>
              </table:table-cell>
              <table:table-cell office:value-type="float" office:value="14.3976339430646">
                <text:p>14.3976339430646</text:p>
              </table:table-cell>
              <table:table-cell office:value-type="float" office:value="14.3061259467491">
                <text:p>14.3061259467491</text:p>
              </table:table-cell>
            </table:table-row>
            <table:table-row>
              <table:table-cell office:value-type="float" office:value="0.747985621235194">
                <text:p>0.747985621235194</text:p>
              </table:table-cell>
              <table:table-cell office:value-type="float" office:value="14.4659412881914">
                <text:p>14.4659412881914</text:p>
              </table:table-cell>
              <table:table-cell office:value-type="float" office:value="14.3757229289893">
                <text:p>14.3757229289893</text:p>
              </table:table-cell>
            </table:table-row>
            <table:table-row>
              <table:table-cell office:value-type="float" office:value="0.749964723160833">
                <text:p>0.749964723160833</text:p>
              </table:table-cell>
              <table:table-cell office:value-type="float" office:value="14.5341956566068">
                <text:p>14.5341956566068</text:p>
              </table:table-cell>
              <table:table-cell office:value-type="float" office:value="14.4337884448078">
                <text:p>14.4337884448078</text:p>
              </table:table-cell>
            </table:table-row>
            <table:table-row>
              <table:table-cell office:value-type="float" office:value="0.752196096000939">
                <text:p>0.752196096000939</text:p>
              </table:table-cell>
              <table:table-cell office:value-type="float" office:value="14.5918837286977">
                <text:p>14.5918837286977</text:p>
              </table:table-cell>
              <table:table-cell office:value-type="float" office:value="14.4993876079731">
                <text:p>14.4993876079731</text:p>
              </table:table-cell>
            </table:table-row>
            <table:table-row>
              <table:table-cell office:value-type="float" office:value="0.754731660866289">
                <text:p>0.754731660866289</text:p>
              </table:table-cell>
              <table:table-cell office:value-type="float" office:value="14.6488701017735">
                <text:p>14.6488701017735</text:p>
              </table:table-cell>
              <table:table-cell office:value-type="float" office:value="14.5740996420859">
                <text:p>14.5740996420859</text:p>
              </table:table-cell>
            </table:table-row>
            <table:table-row>
              <table:table-cell office:value-type="float" office:value="0.756684030422093">
                <text:p>0.756684030422093</text:p>
              </table:table-cell>
              <table:table-cell office:value-type="float" office:value="14.7178083990005">
                <text:p>14.7178083990005</text:p>
              </table:table-cell>
              <table:table-cell office:value-type="float" office:value="14.6317507369899">
                <text:p>14.6317507369899</text:p>
              </table:table-cell>
            </table:table-row>
            <table:table-row>
              <table:table-cell office:value-type="float" office:value="0.759238262495243">
                <text:p>0.759238262495243</text:p>
              </table:table-cell>
              <table:table-cell office:value-type="float" office:value="14.7851403358547">
                <text:p>14.7851403358547</text:p>
              </table:table-cell>
              <table:table-cell office:value-type="float" office:value="14.707336056454">
                <text:p>14.707336056454</text:p>
              </table:table-cell>
            </table:table-row>
            <table:table-row>
              <table:table-cell office:value-type="float" office:value="0.761848061265886">
                <text:p>0.761848061265886</text:p>
              </table:table-cell>
              <table:table-cell office:value-type="float" office:value="14.8481616816213">
                <text:p>14.8481616816213</text:p>
              </table:table-cell>
              <table:table-cell office:value-type="float" office:value="14.7847553376006">
                <text:p>14.7847553376006</text:p>
              </table:table-cell>
            </table:table-row>
            <table:table-row>
              <table:table-cell office:value-type="float" office:value="0.763771523398271">
                <text:p>0.763771523398271</text:p>
              </table:table-cell>
              <table:table-cell office:value-type="float" office:value="14.9046466770536">
                <text:p>14.9046466770536</text:p>
              </table:table-cell>
              <table:table-cell office:value-type="float" office:value="14.8419372308467">
                <text:p>14.8419372308467</text:p>
              </table:table-cell>
            </table:table-row>
            <table:table-row>
              <table:table-cell office:value-type="float" office:value="0.766151471471308">
                <text:p>0.766151471471308</text:p>
              </table:table-cell>
              <table:table-cell office:value-type="float" office:value="14.9690705579138">
                <text:p>14.9690705579138</text:p>
              </table:table-cell>
              <table:table-cell office:value-type="float" office:value="14.912833928133">
                <text:p>14.912833928133</text:p>
              </table:table-cell>
            </table:table-row>
            <table:table-row>
              <table:table-cell office:value-type="float" office:value="0.768400353445858">
                <text:p>0.768400353445858</text:p>
              </table:table-cell>
              <table:table-cell office:value-type="float" office:value="15.0292496750369">
                <text:p>15.0292496750369</text:p>
              </table:table-cell>
              <table:table-cell office:value-type="float" office:value="14.9799727375825">
                <text:p>14.9799727375825</text:p>
              </table:table-cell>
            </table:table-row>
            <table:table-row>
              <table:table-cell office:value-type="float" office:value="0.770576016586088">
                <text:p>0.770576016586088</text:p>
              </table:table-cell>
              <table:table-cell office:value-type="float" office:value="15.0948664513214">
                <text:p>15.0948664513214</text:p>
              </table:table-cell>
              <table:table-cell office:value-type="float" office:value="15.0450610911236">
                <text:p>15.0450610911236</text:p>
              </table:table-cell>
            </table:table-row>
            <table:table-row>
              <table:table-cell office:value-type="float" office:value="0.772761914387424">
                <text:p>0.772761914387424</text:p>
              </table:table-cell>
              <table:table-cell office:value-type="float" office:value="15.1526946422752">
                <text:p>15.1526946422752</text:p>
              </table:table-cell>
              <table:table-cell office:value-type="float" office:value="15.1105897720746">
                <text:p>15.1105897720746</text:p>
              </table:table-cell>
            </table:table-row>
            <table:table-row>
              <table:table-cell office:value-type="float" office:value="0.774767887859143">
                <text:p>0.774767887859143</text:p>
              </table:table-cell>
              <table:table-cell office:value-type="float" office:value="15.2236209624807">
                <text:p>15.2236209624807</text:p>
              </table:table-cell>
              <table:table-cell office:value-type="float" office:value="15.1708430058058">
                <text:p>15.1708430058058</text:p>
              </table:table-cell>
            </table:table-row>
            <table:table-row>
              <table:table-cell office:value-type="float" office:value="0.77746842426459">
                <text:p>0.77746842426459</text:p>
              </table:table-cell>
              <table:table-cell office:value-type="float" office:value="15.2803013285544">
                <text:p>15.2803013285544</text:p>
              </table:table-cell>
              <table:table-cell office:value-type="float" office:value="15.2521375901866">
                <text:p>15.2521375901866</text:p>
              </table:table-cell>
            </table:table-row>
            <table:table-row>
              <table:table-cell office:value-type="float" office:value="0.779746791550826">
                <text:p>0.779746791550826</text:p>
              </table:table-cell>
              <table:table-cell office:value-type="float" office:value="15.345268084336">
                <text:p>15.345268084336</text:p>
              </table:table-cell>
              <table:table-cell office:value-type="float" office:value="15.3208831708367">
                <text:p>15.3208831708367</text:p>
              </table:table-cell>
            </table:table-row>
            <table:table-row>
              <table:table-cell office:value-type="float" office:value="0.781844009136462">
                <text:p>0.781844009136462</text:p>
              </table:table-cell>
              <table:table-cell office:value-type="float" office:value="15.4037132954193">
                <text:p>15.4037132954193</text:p>
              </table:table-cell>
              <table:table-cell office:value-type="float" office:value="15.3842920027719">
                <text:p>15.3842920027719</text:p>
              </table:table-cell>
            </table:table-row>
            <table:table-row>
              <table:table-cell office:value-type="float" office:value="0.783878166791591">
                <text:p>0.783878166791591</text:p>
              </table:table-cell>
              <table:table-cell office:value-type="float" office:value="15.4614222832012">
                <text:p>15.4614222832012</text:p>
              </table:table-cell>
              <table:table-cell office:value-type="float" office:value="15.4459124757477">
                <text:p>15.4459124757477</text:p>
              </table:table-cell>
            </table:table-row>
            <table:table-row>
              <table:table-cell office:value-type="float" office:value="0.786314610045656">
                <text:p>0.786314610045656</text:p>
              </table:table-cell>
              <table:table-cell office:value-type="float" office:value="15.516948962059">
                <text:p>15.516948962059</text:p>
              </table:table-cell>
              <table:table-cell office:value-type="float" office:value="15.5198725886883">
                <text:p>15.5198725886883</text:p>
              </table:table-cell>
            </table:table-row>
            <table:table-row>
              <table:table-cell office:value-type="float" office:value="0.788827714676861">
                <text:p>0.788827714676861</text:p>
              </table:table-cell>
              <table:table-cell office:value-type="float" office:value="15.5640889844576">
                <text:p>15.5640889844576</text:p>
              </table:table-cell>
              <table:table-cell office:value-type="float" office:value="15.5963348287677">
                <text:p>15.5963348287677</text:p>
              </table:table-cell>
            </table:table-row>
            <table:table-row>
              <table:table-cell office:value-type="float" office:value="0.791151074777201">
                <text:p>0.791151074777201</text:p>
              </table:table-cell>
              <table:table-cell office:value-type="float" office:value="15.6104167352274">
                <text:p>15.6104167352274</text:p>
              </table:table-cell>
              <table:table-cell office:value-type="float" office:value="15.667182115159">
                <text:p>15.667182115159</text:p>
              </table:table-cell>
            </table:table-row>
            <table:table-row>
              <table:table-cell office:value-type="float" office:value="0.793281921278426">
                <text:p>0.793281921278426</text:p>
              </table:table-cell>
              <table:table-cell office:value-type="float" office:value="15.6673740479804">
                <text:p>15.6673740479804</text:p>
              </table:table-cell>
              <table:table-cell office:value-type="float" office:value="15.7322925368176">
                <text:p>15.7322925368176</text:p>
              </table:table-cell>
            </table:table-row>
            <table:table-row>
              <table:table-cell office:value-type="float" office:value="0.795581831789839">
                <text:p>0.795581831789839</text:p>
              </table:table-cell>
              <table:table-cell office:value-type="float" office:value="15.7111591660202">
                <text:p>15.7111591660202</text:p>
              </table:table-cell>
              <table:table-cell office:value-type="float" office:value="15.8027122775897">
                <text:p>15.8027122775897</text:p>
              </table:table-cell>
            </table:table-row>
            <table:table-row>
              <table:table-cell office:value-type="float" office:value="0.797876747688672">
                <text:p>0.797876747688672</text:p>
              </table:table-cell>
              <table:table-cell office:value-type="float" office:value="15.7623148932678">
                <text:p>15.7623148932678</text:p>
              </table:table-cell>
              <table:table-cell office:value-type="float" office:value="15.8731274546062">
                <text:p>15.8731274546062</text:p>
              </table:table-cell>
            </table:table-row>
            <table:table-row>
              <table:table-cell office:value-type="float" office:value="0.800002669289126">
                <text:p>0.800002669289126</text:p>
              </table:table-cell>
              <table:table-cell office:value-type="float" office:value="15.8076749628205">
                <text:p>15.8076749628205</text:p>
              </table:table-cell>
              <table:table-cell office:value-type="float" office:value="15.9384895935775">
                <text:p>15.9384895935775</text:p>
              </table:table-cell>
            </table:table-row>
            <table:table-row>
              <table:table-cell office:value-type="float" office:value="0.801957860265811">
                <text:p>0.801957860265811</text:p>
              </table:table-cell>
              <table:table-cell office:value-type="float" office:value="15.8694334065264">
                <text:p>15.8694334065264</text:p>
              </table:table-cell>
              <table:table-cell office:value-type="float" office:value="15.9987148338325">
                <text:p>15.9987148338325</text:p>
              </table:table-cell>
            </table:table-row>
            <table:table-row>
              <table:table-cell office:value-type="float" office:value="0.804539298963235">
                <text:p>0.804539298963235</text:p>
              </table:table-cell>
              <table:table-cell office:value-type="float" office:value="15.9233223975687">
                <text:p>15.9233223975687</text:p>
              </table:table-cell>
              <table:table-cell office:value-type="float" office:value="16.0783949933715">
                <text:p>16.0783949933715</text:p>
              </table:table-cell>
            </table:table-row>
            <table:table-row>
              <table:table-cell office:value-type="float" office:value="0.806974911470734">
                <text:p>0.806974911470734</text:p>
              </table:table-cell>
              <table:table-cell office:value-type="float" office:value="15.9799127682413">
                <text:p>15.9799127682413</text:p>
              </table:table-cell>
              <table:table-cell office:value-type="float" office:value="16.1537459272169">
                <text:p>16.1537459272169</text:p>
              </table:table-cell>
            </table:table-row>
            <table:table-row>
              <table:table-cell office:value-type="float" office:value="0.808966791260482">
                <text:p>0.808966791260482</text:p>
              </table:table-cell>
              <table:table-cell office:value-type="float" office:value="16.0394157742399">
                <text:p>16.0394157742399</text:p>
              </table:table-cell>
              <table:table-cell office:value-type="float" office:value="16.2154931140467">
                <text:p>16.2154931140467</text:p>
              </table:table-cell>
            </table:table-row>
            <table:table-row>
              <table:table-cell office:value-type="float" office:value="0.81103804911668">
                <text:p>0.81103804911668</text:p>
              </table:table-cell>
              <table:table-cell office:value-type="float" office:value="16.0902182608293">
                <text:p>16.0902182608293</text:p>
              </table:table-cell>
              <table:table-cell office:value-type="float" office:value="16.2798193873373">
                <text:p>16.2798193873373</text:p>
              </table:table-cell>
            </table:table-row>
            <table:table-row>
              <table:table-cell office:value-type="float" office:value="0.813283140014929">
                <text:p>0.813283140014929</text:p>
              </table:table-cell>
              <table:table-cell office:value-type="float" office:value="16.1462977280968">
                <text:p>16.1462977280968</text:p>
              </table:table-cell>
              <table:table-cell office:value-type="float" office:value="16.349680673679">
                <text:p>16.349680673679</text:p>
              </table:table-cell>
            </table:table-row>
            <table:table-row>
              <table:table-cell office:value-type="float" office:value="0.815894050911872">
                <text:p>0.815894050911872</text:p>
              </table:table-cell>
              <table:table-cell office:value-type="float" office:value="16.2053290843387">
                <text:p>16.2053290843387</text:p>
              </table:table-cell>
              <table:table-cell office:value-type="float" office:value="16.4311036968157">
                <text:p>16.4311036968157</text:p>
              </table:table-cell>
            </table:table-row>
            <table:table-row>
              <table:table-cell office:value-type="float" office:value="0.817825078817343">
                <text:p>0.817825078817343</text:p>
              </table:table-cell>
              <table:table-cell office:value-type="float" office:value="16.2639751113245">
                <text:p>16.2639751113245</text:p>
              </table:table-cell>
              <table:table-cell office:value-type="float" office:value="16.4914475105631">
                <text:p>16.4914475105631</text:p>
              </table:table-cell>
            </table:table-row>
            <table:table-row>
              <table:table-cell office:value-type="float" office:value="0.820019583223397">
                <text:p>0.820019583223397</text:p>
              </table:table-cell>
              <table:table-cell office:value-type="float" office:value="16.321358530804">
                <text:p>16.321358530804</text:p>
              </table:table-cell>
              <table:table-cell office:value-type="float" office:value="16.5601522366611">
                <text:p>16.5601522366611</text:p>
              </table:table-cell>
            </table:table-row>
            <table:table-row>
              <table:table-cell office:value-type="float" office:value="0.822719360289307">
                <text:p>0.822719360289307</text:p>
              </table:table-cell>
              <table:table-cell office:value-type="float" office:value="16.3835446955537">
                <text:p>16.3835446955537</text:p>
              </table:table-cell>
              <table:table-cell office:value-type="float" office:value="16.6448617633247">
                <text:p>16.6448617633247</text:p>
              </table:table-cell>
            </table:table-row>
            <table:table-row>
              <table:table-cell office:value-type="float" office:value="0.824971617407293">
                <text:p>0.824971617407293</text:p>
              </table:table-cell>
              <table:table-cell office:value-type="float" office:value="16.4350074890248">
                <text:p>16.4350074890248</text:p>
              </table:table-cell>
              <table:table-cell office:value-type="float" office:value="16.7156866104403">
                <text:p>16.7156866104403</text:p>
              </table:table-cell>
            </table:table-row>
            <table:table-row>
              <table:table-cell office:value-type="float" office:value="0.827117958170541">
                <text:p>0.827117958170541</text:p>
              </table:table-cell>
              <table:table-cell office:value-type="float" office:value="16.4811415108014">
                <text:p>16.4811415108014</text:p>
              </table:table-cell>
              <table:table-cell office:value-type="float" office:value="16.7833136270311">
                <text:p>16.7833136270311</text:p>
              </table:table-cell>
            </table:table-row>
            <table:table-row>
              <table:table-cell office:value-type="float" office:value="0.82906240202641">
                <text:p>0.82906240202641</text:p>
              </table:table-cell>
              <table:table-cell office:value-type="float" office:value="16.525210406942">
                <text:p>16.525210406942</text:p>
              </table:table-cell>
              <table:table-cell office:value-type="float" office:value="16.8446911817159">
                <text:p>16.8446911817159</text:p>
              </table:table-cell>
            </table:table-row>
            <table:table-row>
              <table:table-cell office:value-type="float" office:value="0.831688256891793">
                <text:p>0.831688256891793</text:p>
              </table:table-cell>
              <table:table-cell office:value-type="float" office:value="16.56764607586">
                <text:p>16.56764607586</text:p>
              </table:table-cell>
              <table:table-cell office:value-type="float" office:value="16.9277467422369">
                <text:p>16.9277467422369</text:p>
              </table:table-cell>
            </table:table-row>
            <table:table-row>
              <table:table-cell office:value-type="float" office:value="0.833959076192575">
                <text:p>0.833959076192575</text:p>
              </table:table-cell>
              <table:table-cell office:value-type="float" office:value="16.6130242374331">
                <text:p>16.6130242374331</text:p>
              </table:table-cell>
              <table:table-cell office:value-type="float" office:value="16.9997290087265">
                <text:p>16.9997290087265</text:p>
              </table:table-cell>
            </table:table-row>
            <table:table-row>
              <table:table-cell office:value-type="float" office:value="0.836380563109946">
                <text:p>0.836380563109946</text:p>
              </table:table-cell>
              <table:table-cell office:value-type="float" office:value="16.6578611955482">
                <text:p>16.6578611955482</text:p>
              </table:table-cell>
              <table:table-cell office:value-type="float" office:value="17.0766471266212">
                <text:p>17.0766471266212</text:p>
              </table:table-cell>
            </table:table-row>
            <table:table-row>
              <table:table-cell office:value-type="float" office:value="0.838694959993999">
                <text:p>0.838694959993999</text:p>
              </table:table-cell>
              <table:table-cell office:value-type="float" office:value="16.7061622862559">
                <text:p>16.7061622862559</text:p>
              </table:table-cell>
              <table:table-cell office:value-type="float" office:value="17.1503177642857">
                <text:p>17.1503177642857</text:p>
              </table:table-cell>
            </table:table-row>
            <table:table-row>
              <table:table-cell office:value-type="float" office:value="0.840578175384675">
                <text:p>0.840578175384675</text:p>
              </table:table-cell>
              <table:table-cell office:value-type="float" office:value="16.7602291745589">
                <text:p>16.7602291745589</text:p>
              </table:table-cell>
              <table:table-cell office:value-type="float" office:value="17.2103744872278">
                <text:p>17.2103744872278</text:p>
              </table:table-cell>
            </table:table-row>
            <table:table-row>
              <table:table-cell office:value-type="float" office:value="0.842553314388028">
                <text:p>0.842553314388028</text:p>
              </table:table-cell>
              <table:table-cell office:value-type="float" office:value="16.8108179423063">
                <text:p>16.8108179423063</text:p>
              </table:table-cell>
              <table:table-cell office:value-type="float" office:value="17.2734699260605">
                <text:p>17.2734699260605</text:p>
              </table:table-cell>
            </table:table-row>
            <table:table-row>
              <table:table-cell office:value-type="float" office:value="0.844876787590101">
                <text:p>0.844876787590101</text:p>
              </table:table-cell>
              <table:table-cell office:value-type="float" office:value="16.861717690759">
                <text:p>16.861717690759</text:p>
              </table:table-cell>
              <table:table-cell office:value-type="float" office:value="17.3478333607229">
                <text:p>17.3478333607229</text:p>
              </table:table-cell>
            </table:table-row>
            <table:table-row>
              <table:table-cell office:value-type="float" office:value="0.847129393921663">
                <text:p>0.847129393921663</text:p>
              </table:table-cell>
              <table:table-cell office:value-type="float" office:value="16.9206011938477">
                <text:p>16.9206011938477</text:p>
              </table:table-cell>
              <table:table-cell office:value-type="float" office:value="17.4200737148239">
                <text:p>17.4200737148239</text:p>
              </table:table-cell>
            </table:table-row>
            <table:table-row>
              <table:table-cell office:value-type="float" office:value="0.849669728599962">
                <text:p>0.849669728599962</text:p>
              </table:table-cell>
              <table:table-cell office:value-type="float" office:value="16.9746567122818">
                <text:p>16.9746567122818</text:p>
              </table:table-cell>
              <table:table-cell office:value-type="float" office:value="17.5017127343888">
                <text:p>17.5017127343888</text:p>
              </table:table-cell>
            </table:table-row>
            <table:table-row>
              <table:table-cell office:value-type="float" office:value="0.85223871866863">
                <text:p>0.85223871866863</text:p>
              </table:table-cell>
              <table:table-cell office:value-type="float" office:value="17.0449955440609">
                <text:p>17.0449955440609</text:p>
              </table:table-cell>
              <table:table-cell office:value-type="float" office:value="17.5844573344434">
                <text:p>17.5844573344434</text:p>
              </table:table-cell>
            </table:table-row>
            <table:table-row>
              <table:table-cell office:value-type="float" office:value="0.854475627038716">
                <text:p>0.854475627038716</text:p>
              </table:table-cell>
              <table:table-cell office:value-type="float" office:value="17.1019251952531">
                <text:p>17.1019251952531</text:p>
              </table:table-cell>
              <table:table-cell office:value-type="float" office:value="17.6566571718216">
                <text:p>17.6566571718216</text:p>
              </table:table-cell>
            </table:table-row>
            <table:table-row>
              <table:table-cell office:value-type="float" office:value="0.856600355265034">
                <text:p>0.856600355265034</text:p>
              </table:table-cell>
              <table:table-cell office:value-type="float" office:value="17.1600513853827">
                <text:p>17.1600513853827</text:p>
              </table:table-cell>
              <table:table-cell office:value-type="float" office:value="17.725366603584">
                <text:p>17.725366603584</text:p>
              </table:table-cell>
            </table:table-row>
            <table:table-row>
              <table:table-cell office:value-type="float" office:value="0.858687568063957">
                <text:p>0.858687568063957</text:p>
              </table:table-cell>
              <table:table-cell office:value-type="float" office:value="17.221979264643">
                <text:p>17.221979264643</text:p>
              </table:table-cell>
              <table:table-cell office:value-type="float" office:value="17.7929865536917">
                <text:p>17.7929865536917</text:p>
              </table:table-cell>
            </table:table-row>
            <table:table-row>
              <table:table-cell office:value-type="float" office:value="0.861082924383067">
                <text:p>0.861082924383067</text:p>
              </table:table-cell>
              <table:table-cell office:value-type="float" office:value="17.268146691188">
                <text:p>17.268146691188</text:p>
              </table:table-cell>
              <table:table-cell office:value-type="float" office:value="17.8707405794063">
                <text:p>17.8707405794063</text:p>
              </table:table-cell>
            </table:table-row>
            <table:table-row>
              <table:table-cell office:value-type="float" office:value="0.863134870870542">
                <text:p>0.863134870870542</text:p>
              </table:table-cell>
              <table:table-cell office:value-type="float" office:value="17.3055218263202">
                <text:p>17.3055218263202</text:p>
              </table:table-cell>
              <table:table-cell office:value-type="float" office:value="17.937475809924">
                <text:p>17.937475809924</text:p>
              </table:table-cell>
            </table:table-row>
            <table:table-row>
              <table:table-cell office:value-type="float" office:value="0.865243793546156">
                <text:p>0.865243793546156</text:p>
              </table:table-cell>
              <table:table-cell office:value-type="float" office:value="17.3367199740538">
                <text:p>17.3367199740538</text:p>
              </table:table-cell>
              <table:table-cell office:value-type="float" office:value="18.006187533612">
                <text:p>18.006187533612</text:p>
              </table:table-cell>
            </table:table-row>
            <table:table-row>
              <table:table-cell office:value-type="float" office:value="0.867677937993346">
                <text:p>0.867677937993346</text:p>
              </table:table-cell>
              <table:table-cell office:value-type="float" office:value="17.3573215984692">
                <text:p>17.3573215984692</text:p>
              </table:table-cell>
              <table:table-cell office:value-type="float" office:value="18.0856510407285">
                <text:p>18.0856510407285</text:p>
              </table:table-cell>
            </table:table-row>
            <table:table-row>
              <table:table-cell office:value-type="float" office:value="0.870140504343913">
                <text:p>0.870140504343913</text:p>
              </table:table-cell>
              <table:table-cell office:value-type="float" office:value="17.377978246088">
                <text:p>17.377978246088</text:p>
              </table:table-cell>
              <table:table-cell office:value-type="float" office:value="18.1662120527105">
                <text:p>18.1662120527105</text:p>
              </table:table-cell>
            </table:table-row>
            <table:table-row>
              <table:table-cell office:value-type="float" office:value="0.872275427830693">
                <text:p>0.872275427830693</text:p>
              </table:table-cell>
              <table:table-cell office:value-type="float" office:value="17.3989627045634">
                <text:p>17.3989627045634</text:p>
              </table:table-cell>
              <table:table-cell office:value-type="float" office:value="18.2361925743573">
                <text:p>18.2361925743573</text:p>
              </table:table-cell>
            </table:table-row>
            <table:table-row>
              <table:table-cell office:value-type="float" office:value="0.874129456048398">
                <text:p>0.874129456048398</text:p>
              </table:table-cell>
              <table:table-cell office:value-type="float" office:value="17.4182458428233">
                <text:p>17.4182458428233</text:p>
              </table:table-cell>
              <table:table-cell office:value-type="float" office:value="18.2970697036848">
                <text:p>18.2970697036848</text:p>
              </table:table-cell>
            </table:table-row>
            <table:table-row>
              <table:table-cell office:value-type="float" office:value="0.874061647974074">
                <text:p>0.874061647974074</text:p>
              </table:table-cell>
              <table:table-cell office:value-type="float" office:value="17.4331913350972">
                <text:p>17.4331913350972</text:p>
              </table:table-cell>
              <table:table-cell office:value-type="float" office:value="18.2948415172883">
                <text:p>18.2948415172883</text:p>
              </table:table-cell>
            </table:table-row>
            <table:table-row>
              <table:table-cell office:value-type="float" office:value="0.873987587171203">
                <text:p>0.873987587171203</text:p>
              </table:table-cell>
              <table:table-cell office:value-type="float" office:value="17.4449946848729">
                <text:p>17.4449946848729</text:p>
              </table:table-cell>
              <table:table-cell office:value-type="float" office:value="18.2924080128576">
                <text:p>18.2924080128576</text:p>
              </table:table-cell>
            </table:table-row>
            <table:table-row>
              <table:table-cell office:value-type="float" office:value="0.873910329249296">
                <text:p>0.873910329249296</text:p>
              </table:table-cell>
              <table:table-cell office:value-type="float" office:value="17.4524355654795">
                <text:p>17.4524355654795</text:p>
              </table:table-cell>
              <table:table-cell office:value-type="float" office:value="18.2898696213461">
                <text:p>18.2898696213461</text:p>
              </table:table-cell>
            </table:table-row>
            <table:table-row>
              <table:table-cell office:value-type="float" office:value="0.873847155325222">
                <text:p>0.873847155325222</text:p>
              </table:table-cell>
              <table:table-cell office:value-type="float" office:value="17.4592921092908">
                <text:p>17.4592921092908</text:p>
              </table:table-cell>
              <table:table-cell office:value-type="float" office:value="18.2877940994438">
                <text:p>18.2877940994438</text:p>
              </table:table-cell>
            </table:table-row>
            <table:table-row>
              <table:table-cell office:value-type="float" office:value="0.873773284261929">
                <text:p>0.873773284261929</text:p>
              </table:table-cell>
              <table:table-cell office:value-type="float" office:value="17.466375809347">
                <text:p>17.466375809347</text:p>
              </table:table-cell>
              <table:table-cell office:value-type="float" office:value="18.2853672751864">
                <text:p>18.2853672751864</text:p>
              </table:table-cell>
            </table:table-row>
            <table:table-row>
              <table:table-cell office:value-type="float" office:value="0.873709828252686">
                <text:p>0.873709828252686</text:p>
              </table:table-cell>
              <table:table-cell office:value-type="float" office:value="17.4705505952734">
                <text:p>17.4705505952734</text:p>
              </table:table-cell>
              <table:table-cell office:value-type="float" office:value="18.2832827305972">
                <text:p>18.2832827305972</text:p>
              </table:table-cell>
            </table:table-row>
            <table:table-row>
              <table:table-cell office:value-type="float" office:value="0.873695208737351">
                <text:p>0.873695208737351</text:p>
              </table:table-cell>
              <table:table-cell office:value-type="float" office:value="17.4718623472314">
                <text:p>17.4718623472314</text:p>
              </table:table-cell>
              <table:table-cell office:value-type="float" office:value="18.2828024921948">
                <text:p>18.2828024921948</text:p>
              </table:table-cell>
            </table:table-row>
            <table:table-row>
              <table:table-cell office:value-type="float" office:value="0.873689539534507">
                <text:p>0.873689539534507</text:p>
              </table:table-cell>
              <table:table-cell office:value-type="float" office:value="17.4759418695646">
                <text:p>17.4759418695646</text:p>
              </table:table-cell>
              <table:table-cell office:value-type="float" office:value="18.2826162654154">
                <text:p>18.2826162654154</text:p>
              </table:table-cell>
            </table:table-row>
            <table:table-row>
              <table:table-cell office:value-type="float" office:value="0.873648692289001">
                <text:p>0.873648692289001</text:p>
              </table:table-cell>
              <table:table-cell office:value-type="float" office:value="17.4776568311831">
                <text:p>17.4776568311831</text:p>
              </table:table-cell>
              <table:table-cell office:value-type="float" office:value="18.2812745072128">
                <text:p>18.2812745072128</text:p>
              </table:table-cell>
            </table:table-row>
            <table:table-row>
              <table:table-cell office:value-type="float" office:value="0.873623819175508">
                <text:p>0.873623819175508</text:p>
              </table:table-cell>
              <table:table-cell office:value-type="float" office:value="17.481507048591">
                <text:p>17.481507048591</text:p>
              </table:table-cell>
              <table:table-cell office:value-type="float" office:value="18.2804574933806">
                <text:p>18.2804574933806</text:p>
              </table:table-cell>
            </table:table-row>
            <table:table-row>
              <table:table-cell office:value-type="float" office:value="0.873630077448766">
                <text:p>0.873630077448766</text:p>
              </table:table-cell>
              <table:table-cell office:value-type="float" office:value="17.4817637439949">
                <text:p>17.4817637439949</text:p>
              </table:table-cell>
              <table:table-cell office:value-type="float" office:value="18.2806630589223">
                <text:p>18.2806630589223</text:p>
              </table:table-cell>
            </table:table-row>
            <table:table-row>
              <table:table-cell office:value-type="float" office:value="0.873608251923521">
                <text:p>0.873608251923521</text:p>
              </table:table-cell>
              <table:table-cell office:value-type="float" office:value="17.4781977421686">
                <text:p>17.4781977421686</text:p>
              </table:table-cell>
              <table:table-cell office:value-type="float" office:value="18.2799461605358">
                <text:p>18.2799461605358</text:p>
              </table:table-cell>
            </table:table-row>
            <table:table-row>
              <table:table-cell office:value-type="float" office:value="0.873594276556328">
                <text:p>0.873594276556328</text:p>
              </table:table-cell>
              <table:table-cell office:value-type="float" office:value="17.4720462077248">
                <text:p>17.4720462077248</text:p>
              </table:table-cell>
              <table:table-cell office:value-type="float" office:value="18.279487121661">
                <text:p>18.279487121661</text:p>
              </table:table-cell>
            </table:table-row>
            <table:table-row>
              <table:table-cell office:value-type="float" office:value="0.873595074362061">
                <text:p>0.873595074362061</text:p>
              </table:table-cell>
              <table:table-cell office:value-type="float" office:value="17.4687408816368">
                <text:p>17.4687408816368</text:p>
              </table:table-cell>
              <table:table-cell office:value-type="float" office:value="18.2795133264665">
                <text:p>18.2795133264665</text:p>
              </table:table-cell>
            </table:table-row>
            <table:table-row>
              <table:table-cell office:value-type="float" office:value="0.873593502636332">
                <text:p>0.873593502636332</text:p>
              </table:table-cell>
              <table:table-cell office:value-type="float" office:value="17.4632324303535">
                <text:p>17.4632324303535</text:p>
              </table:table-cell>
              <table:table-cell office:value-type="float" office:value="18.2794617014259">
                <text:p>18.2794617014259</text:p>
              </table:table-cell>
            </table:table-row>
            <table:table-row>
              <table:table-cell office:value-type="float" office:value="0.873597094921839">
                <text:p>0.873597094921839</text:p>
              </table:table-cell>
              <table:table-cell office:value-type="float" office:value="17.4541328729018">
                <text:p>17.4541328729018</text:p>
              </table:table-cell>
              <table:table-cell office:value-type="float" office:value="18.2795796940516">
                <text:p>18.2795796940516</text:p>
              </table:table-cell>
            </table:table-row>
            <table:table-row>
              <table:table-cell office:value-type="float" office:value="0.873585153401739">
                <text:p>0.873585153401739</text:p>
              </table:table-cell>
              <table:table-cell office:value-type="float" office:value="17.4442553302755">
                <text:p>17.4442553302755</text:p>
              </table:table-cell>
              <table:table-cell office:value-type="float" office:value="18.2791874629027">
                <text:p>18.2791874629027</text:p>
              </table:table-cell>
            </table:table-row>
            <table:table-row>
              <table:table-cell office:value-type="float" office:value="0.873587278629254">
                <text:p>0.873587278629254</text:p>
              </table:table-cell>
              <table:table-cell office:value-type="float" office:value="17.4307722481816">
                <text:p>17.4307722481816</text:p>
              </table:table-cell>
              <table:table-cell office:value-type="float" office:value="18.2792572678285">
                <text:p>18.2792572678285</text:p>
              </table:table-cell>
            </table:table-row>
            <table:table-row>
              <table:table-cell office:value-type="float" office:value="0.873587315808771">
                <text:p>0.873587315808771</text:p>
              </table:table-cell>
              <table:table-cell office:value-type="float" office:value="17.4210595847927">
                <text:p>17.4210595847927</text:p>
              </table:table-cell>
              <table:table-cell office:value-type="float" office:value="18.2792584890229">
                <text:p>18.2792584890229</text:p>
              </table:table-cell>
            </table:table-row>
            <table:table-row>
              <table:table-cell office:value-type="float" office:value="0.87359651720742">
                <text:p>0.87359651720742</text:p>
              </table:table-cell>
              <table:table-cell office:value-type="float" office:value="17.4138816420023">
                <text:p>17.4138816420023</text:p>
              </table:table-cell>
              <table:table-cell office:value-type="float" office:value="18.2795607183524">
                <text:p>18.2795607183524</text:p>
              </table:table-cell>
            </table:table-row>
            <table:table-row>
              <table:table-cell office:value-type="float" office:value="0.873596138331389">
                <text:p>0.873596138331389</text:p>
              </table:table-cell>
              <table:table-cell office:value-type="float" office:value="17.4052646658919">
                <text:p>17.4052646658919</text:p>
              </table:table-cell>
              <table:table-cell office:value-type="float" office:value="18.2795482737354">
                <text:p>18.2795482737354</text:p>
              </table:table-cell>
            </table:table-row>
            <table:table-row>
              <table:table-cell office:value-type="float" office:value="0.87359125846913">
                <text:p>0.87359125846913</text:p>
              </table:table-cell>
              <table:table-cell office:value-type="float" office:value="17.3958741055649">
                <text:p>17.3958741055649</text:p>
              </table:table-cell>
              <table:table-cell office:value-type="float" office:value="18.2793879894345">
                <text:p>18.2793879894345</text:p>
              </table:table-cell>
            </table:table-row>
            <table:table-row>
              <table:table-cell office:value-type="float" office:value="0.873582339337205">
                <text:p>0.873582339337205</text:p>
              </table:table-cell>
              <table:table-cell office:value-type="float" office:value="17.3868813570024">
                <text:p>17.3868813570024</text:p>
              </table:table-cell>
              <table:table-cell office:value-type="float" office:value="18.2790950327281">
                <text:p>18.2790950327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